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99cm"/>
    </style:style>
    <style:style style:name="co3" style:family="table-column">
      <style:table-column-properties fo:break-before="auto" style:column-width="1.309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auto" style:column-width="3.662cm"/>
    </style:style>
    <style:style style:name="co9" style:family="table-column">
      <style:table-column-properties fo:break-before="auto" style:column-width="5.438cm"/>
    </style:style>
    <style:style style:name="co10" style:family="table-column">
      <style:table-column-properties fo:break-before="auto" style:column-width="7.0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815cm" fo:break-before="auto" style:use-optimal-row-height="false"/>
    </style:style>
    <style:style style:name="ro4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order-bottom="0.002cm solid #000000" fo:background-color="#cccccc" fo:border-left="none" fo:border-right="none" fo:border-top="0.002cm solid #000000"/>
    </style:style>
    <style:style style:name="ce3" style:family="table-cell" style:parent-style-name="Default">
      <style:table-cell-properties fo:border-bottom="0.002cm solid #000000" fo:background-color="#cccccc" style:text-align-source="fix" style:repeat-content="false" fo:border-left="none" fo:border-right="none" style:rotation-angle="0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fo:background-color="#cccccc" fo:border-left="none" fo:border-right="none" style:rotation-angle="90" fo:border-top="0.002cm solid #000000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text-underline-style="none"/>
    </style:style>
    <style:style style:name="ce8" style:family="table-cell" style:parent-style-name="Default">
      <style:table-cell-properties fo:background-color="#dddddd" style:rotation-angle="90"/>
    </style:style>
    <style:style style:name="ce9" style:family="table-cell" style:parent-style-name="Default" style:data-style-name="N11"/>
    <style:style style:name="ce10" style:family="table-cell" style:parent-style-name="Default">
      <style:table-cell-properties fo:background-color="#dddddd"/>
    </style:style>
    <style:style style:name="ce11" style:family="table-cell" style:parent-style-name="Campo_20_de_20_la_20_tabla_20_dinámica">
      <style:table-cell-properties fo:border-bottom="0.035cm solid #000000" fo:border-left="0.071cm solid #000000" fo:border-right="0.035cm solid #000000" fo:border-top="0.071cm solid #000000"/>
    </style:style>
    <style:style style:name="ce12" style:family="table-cell" style:parent-style-name="Categoría_20_de_20_la_20_tabla_20_dinámica">
      <style:table-cell-properties fo:border-bottom="none" fo:border-left="0.071cm solid #000000" fo:border-right="0.035cm solid #000000" fo:border-top="0.035cm solid #000000"/>
    </style:style>
    <style:style style:name="ce13" style:family="table-cell" style:parent-style-name="Categoría_20_de_20_la_20_tabla_20_dinámica">
      <style:table-cell-properties fo:border-bottom="none" fo:border-left="0.071cm solid #000000" fo:border-right="0.035cm solid #000000" fo:border-top="none"/>
    </style:style>
    <style:style style:name="ce14" style:family="table-cell" style:parent-style-name="Categoría_20_de_20_la_20_tabla_20_dinámica">
      <style:table-cell-properties fo:border-bottom="0.035cm solid #000000" fo:border-left="0.071cm solid #000000" fo:border-right="0.035cm solid #000000" fo:border-top="none"/>
    </style:style>
    <style:style style:name="ce15" style:family="table-cell" style:parent-style-name="Título_20_de_20_la_20_tabla_20_dinámica">
      <style:table-cell-properties fo:border-bottom="0.035cm solid #000000" fo:border-left="0.071cm solid #000000" fo:border-right="none" fo:border-top="0.035cm solid #000000"/>
    </style:style>
    <style:style style:name="ce16" style:family="table-cell" style:parent-style-name="Título_20_de_20_la_20_tabla_20_dinámica">
      <style:table-cell-properties fo:border-bottom="0.071cm solid #000000" fo:border-left="0.071cm solid #000000" fo:border-right="none" fo:border-top="0.035cm solid #000000"/>
    </style:style>
    <style:style style:name="ce17" style:family="table-cell" style:parent-style-name="Campo_20_de_20_la_20_tabla_20_dinámica">
      <style:table-cell-properties fo:border-bottom="0.035cm solid #000000" fo:border-left="0.035cm solid #000000" fo:border-right="0.035cm solid #000000" fo:border-top="0.071cm solid #000000"/>
    </style:style>
    <style:style style:name="ce18" style:family="table-cell" style:parent-style-name="Categoría_20_de_20_la_20_tabla_20_dinámica">
      <style:table-cell-properties fo:border-bottom="none" fo:border-left="0.035cm solid #000000" fo:border-right="0.035cm solid #000000" fo:border-top="0.035cm solid #000000"/>
    </style:style>
    <style:style style:name="ce19" style:family="table-cell" style:parent-style-name="Categoría_20_de_20_la_20_tabla_20_dinámica">
      <style:table-cell-properties fo:border-bottom="none" fo:border-left="0.035cm solid #000000" fo:border-right="0.035cm solid #000000" fo:border-top="none"/>
    </style:style>
    <style:style style:name="ce20" style:family="table-cell" style:parent-style-name="Categoría_20_de_20_la_20_tabla_20_dinámica">
      <style:table-cell-properties fo:border-bottom="0.035cm solid #000000" fo:border-left="0.035cm solid #000000" fo:border-right="0.035cm solid #000000" fo:border-top="none"/>
    </style:style>
    <style:style style:name="ce21" style:family="table-cell" style:parent-style-name="Título_20_de_20_la_20_tabla_20_dinámica">
      <style:table-cell-properties fo:border-bottom="0.035cm solid #000000" fo:border-left="none" fo:border-right="0.035cm solid #000000" fo:border-top="0.035cm solid #000000"/>
    </style:style>
    <style:style style:name="ce22" style:family="table-cell" style:parent-style-name="Título_20_de_20_la_20_tabla_20_dinámica">
      <style:table-cell-properties fo:border-bottom="0.071cm solid #000000" fo:border-left="none" fo:border-right="0.035cm solid #000000" fo:border-top="0.035cm solid #000000"/>
    </style:style>
    <style:style style:name="ce23" style:family="table-cell" style:parent-style-name="Esquina_20_de_20_la_20_tabla_20_dinámica">
      <style:table-cell-properties fo:border-bottom="0.035cm solid #000000" fo:border-left="0.035cm solid #000000" fo:border-right="0.071cm solid #000000" fo:border-top="0.071cm solid #000000"/>
    </style:style>
    <style:style style:name="ce24" style:family="table-cell" style:parent-style-name="Valor_20_de_20_la_20_tabla_20_dinámica">
      <style:table-cell-properties fo:border-bottom="none" fo:border-left="0.035cm solid #000000" fo:border-right="0.071cm solid #000000" fo:border-top="0.035cm solid #000000"/>
    </style:style>
    <style:style style:name="ce25" style:family="table-cell" style:parent-style-name="Valor_20_de_20_la_20_tabla_20_dinámica">
      <style:table-cell-properties fo:border-bottom="none" fo:border-left="0.035cm solid #000000" fo:border-right="0.071cm solid #000000" fo:border-top="none"/>
    </style:style>
    <style:style style:name="ce26" style:family="table-cell" style:parent-style-name="Valor_20_de_20_la_20_tabla_20_dinámica">
      <style:table-cell-properties fo:border-bottom="0.035cm solid #000000" fo:border-left="0.035cm solid #000000" fo:border-right="0.071cm solid #000000" fo:border-top="none"/>
    </style:style>
    <style:style style:name="ce27" style:family="table-cell" style:parent-style-name="Resultado_20_de_20_la_20_tabla_20_dinámica">
      <style:table-cell-properties fo:border-bottom="0.035cm solid #000000" fo:border-left="0.035cm solid #000000" fo:border-right="0.071cm solid #000000" fo:border-top="0.035cm solid #000000"/>
    </style:style>
    <style:style style:name="ce28" style:family="table-cell" style:parent-style-name="Resultado_20_de_20_la_20_tabla_20_dinámica">
      <style:table-cell-properties fo:border-bottom="0.071cm solid #000000" fo:border-left="0.035cm solid #000000" fo:border-right="0.071cm solid #000000" fo:border-top="0.035cm solid #000000"/>
    </style:style>
    <style:style style:name="ce29" style:family="table-cell" style:parent-style-name="Categoría_20_de_20_la_20_tabla_20_dinámica">
      <style:table-cell-properties fo:border-bottom="0.035cm solid #000000" fo:border-left="0.071cm solid #000000" fo:border-right="0.035cm solid #000000" fo:border-top="0.035cm solid #000000"/>
    </style:style>
    <style:style style:name="ce30" style:family="table-cell" style:parent-style-name="Default">
      <style:table-cell-properties fo:border="0.035cm solid #000000"/>
    </style:style>
    <style:style style:name="ce31" style:family="table-cell" style:parent-style-name="Categoría_20_de_20_la_20_tabla_20_dinámica">
      <style:table-cell-properties fo:border="0.035cm solid #000000"/>
    </style:style>
    <style:style style:name="ce32" style:family="table-cell" style:parent-style-name="Título_20_de_20_la_20_tabla_20_dinámica">
      <style:table-cell-properties fo:border-bottom="0.071cm solid #000000" fo:border-left="none" fo:border-right="none" fo:border-top="0.035cm solid #000000"/>
    </style:style>
    <style:style style:name="ce33" style:family="table-cell" style:parent-style-name="Valor_20_de_20_la_20_tabla_20_dinámica">
      <style:table-cell-properties fo:border-bottom="0.035cm solid #000000" fo:border-left="0.035cm solid #000000" fo:border-right="0.071cm solid #000000" fo:border-top="0.035cm solid #000000"/>
    </style:style>
    <style:style style:name="ce34" style:family="table-cell" style:parent-style-name="Default">
      <style:table-cell-properties fo:border-bottom="0.002cm solid #000000" fo:border-left="none" fo:border-right="none" fo:border-top="0.002cm solid #000000"/>
      <style:text-properties style:text-underline-style="solid" style:text-underline-width="auto" style:text-underline-color="font-color"/>
    </style:style>
  </office:automatic-styles>
  <office:body>
    <office:spreadsheet>
      <table:table table:name="COLUMNAS_SELECT" table:style-name="ta1" table:print="false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 office:value-type="string">
            <text:p><text:s text:c="43"/>GenderSelect</text:p>
          </table:table-cell>
          <table:table-cell office:value-type="string">
            <text:p><text:s text:c="49"/></text:p>
          </table:table-cell>
          <table:table-cell office:value-type="float" office:value="95">
            <text:p>95</text:p>
          </table:table-cell>
          <table:table-cell office:value-type="string">
            <text:p>A different identity <text:s text:c="28"/></text:p>
          </table:table-cell>
          <table:table-cell office:value-type="float" office:value="159">
            <text:p>159</text:p>
          </table:table-cell>
          <table:table-cell office:value-type="string">
            <text:p>Female <text:s text:c="42"/></text:p>
          </table:table-cell>
          <table:table-cell office:value-type="float" office:value="2778">
            <text:p>2778</text:p>
          </table:table-cell>
          <table:table-cell office:value-type="string">
            <text:p>Male <text:s text:c="44"/></text:p>
          </table:table-cell>
          <table:table-cell office:value-type="float" office:value="13610">
            <text:p>13610</text:p>
          </table:table-cell>
          <table:table-cell office:value-type="string">
            <text:p>Non-binary, genderqueer, or gender non-conforming</text:p>
          </table:table-cell>
          <table:table-cell office:value-type="float" office:value="74">
            <text:p>74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23"/>Country</text:p>
          </table:table-cell>
          <table:table-cell office:value-type="string">
            <text:p>United States <text:s text:c="13"/></text:p>
          </table:table-cell>
          <table:table-cell office:value-type="float" office:value="4197">
            <text:p>4197</text:p>
          </table:table-cell>
          <table:table-cell office:value-type="string">
            <text:p>India <text:s text:c="21"/></text:p>
          </table:table-cell>
          <table:table-cell office:value-type="float" office:value="2704">
            <text:p>2704</text:p>
          </table:table-cell>
          <table:table-cell office:value-type="string">
            <text:p>Other <text:s text:c="21"/></text:p>
          </table:table-cell>
          <table:table-cell office:value-type="float" office:value="1023">
            <text:p>1023</text:p>
          </table:table-cell>
          <table:table-cell office:value-type="string">
            <text:p>Russia <text:s text:c="20"/></text:p>
          </table:table-cell>
          <table:table-cell office:value-type="float" office:value="578">
            <text:p>578</text:p>
          </table:table-cell>
          <table:table-cell office:value-type="string">
            <text:p>United Kingdom <text:s text:c="12"/></text:p>
          </table:table-cell>
          <table:table-cell office:value-type="float" office:value="535">
            <text:p>535</text:p>
          </table:table-cell>
          <table:table-cell office:value-type="string">
            <text:p>People 's Republic of China</text:p>
          </table:table-cell>
          <table:table-cell office:value-type="float" office:value="471">
            <text:p>471</text:p>
          </table:table-cell>
          <table:table-cell office:value-type="string">
            <text:p>(Other) <text:s text:c="19"/></text:p>
          </table:table-cell>
          <table:table-cell office:value-type="float" office:value="7208">
            <text:p>7208</text:p>
          </table:table-cell>
        </table:table-row>
        <table:table-row table:style-name="ro1">
          <table:table-cell office:value-type="string">
            <text:p><text:s text:c="5"/>Age</text:p>
          </table:table-cell>
          <table:table-cell office:value-type="string">
            <text:p>Min. <text:s text:c="2"/></text:p>
          </table:table-cell>
          <table:table-cell office:value-type="string">
            <text:p><text:s text:c="2"/>0.00 <text:s/></text:p>
          </table:table-cell>
          <table:table-cell office:value-type="string">
            <text:p>1st Qu.</text:p>
          </table:table-cell>
          <table:table-cell office:value-type="string">
            <text:p><text:s/>25.00 <text:s/></text:p>
          </table:table-cell>
          <table:table-cell office:value-type="string">
            <text:p>Median </text:p>
          </table:table-cell>
          <table:table-cell office:value-type="string">
            <text:p><text:s/>30.00 <text:s/></text:p>
          </table:table-cell>
          <table:table-cell office:value-type="string">
            <text:p>Mean <text:s text:c="2"/></text:p>
          </table:table-cell>
          <table:table-cell office:value-type="string">
            <text:p><text:s/>32.37 <text:s/></text:p>
          </table:table-cell>
          <table:table-cell office:value-type="string">
            <text:p>3rd Qu.</text:p>
          </table:table-cell>
          <table:table-cell office:value-type="string">
            <text:p><text:s/>37.00 <text:s/></text:p>
          </table:table-cell>
          <table:table-cell office:value-type="string">
            <text:p>Max. <text:s text:c="2"/></text:p>
          </table:table-cell>
          <table:table-cell office:value-type="string">
            <text:p>100.00 <text:s/></text:p>
          </table:table-cell>
          <table:table-cell office:value-type="string">
            <text:p>NA's <text:s text:c="2"/>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<text:s text:c="44"/>EmploymentStatus</text:p>
          </table:table-cell>
          <table:table-cell office:value-type="string">
            <text:p>Employed full-time <text:s text:c="33"/></text:p>
          </table:table-cell>
          <table:table-cell office:value-type="float" office:value="10897">
            <text:p>10897</text:p>
          </table:table-cell>
          <table:table-cell office:value-type="string">
            <text:p>Employed part-time <text:s text:c="33"/></text:p>
          </table:table-cell>
          <table:table-cell office:value-type="float" office:value="917">
            <text:p>917</text:p>
          </table:table-cell>
          <table:table-cell office:value-type="string">
            <text:p>I prefer not to say <text:s text:c="32"/></text:p>
          </table:table-cell>
          <table:table-cell office:value-type="float" office:value="420">
            <text:p>420</text:p>
          </table:table-cell>
          <table:table-cell office:value-type="string">
            <text:p>Independent contractor, freelancer, or self-employed</text:p>
          </table:table-cell>
          <table:table-cell office:value-type="float" office:value="1330">
            <text:p>1330</text:p>
          </table:table-cell>
          <table:table-cell office:value-type="string">
            <text:p>Not employed, and not looking for work <text:s text:c="13"/></text:p>
          </table:table-cell>
          <table:table-cell office:value-type="float" office:value="924">
            <text:p>924</text:p>
          </table:table-cell>
          <table:table-cell office:value-type="string">
            <text:p>Not employed, but looking for work <text:s text:c="17"/></text:p>
          </table:table-cell>
          <table:table-cell office:value-type="float" office:value="2110">
            <text:p>2110</text:p>
          </table:table-cell>
          <table:table-cell office:value-type="string">
            <text:p>Retired <text:s text:c="44"/>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StudentStatus</text:p>
          </table:table-cell>
          <table:table-cell office:value-type="string">
            <text:p><text:s text:c="3"/></text:p>
          </table:table-cell>
          <table:table-cell office:value-type="float" office:value="15436">
            <text:p>15436</text:p>
          </table:table-cell>
          <table:table-cell office:value-type="string">
            <text:p>No </text:p>
          </table:table-cell>
          <table:table-cell office:value-type="float" office:value="299">
            <text:p>299</text:p>
          </table:table-cell>
          <table:table-cell office:value-type="string">
            <text:p>Yes</text:p>
          </table:table-cell>
          <table:table-cell office:value-type="float" office:value="981">
            <text:p>981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59"/>LearningDataScience</text:p>
          </table:table-cell>
          <table:table-cell office:value-type="string">
            <text:p><text:s text:c="69"/></text:p>
          </table:table-cell>
          <table:table-cell office:value-type="float" office:value="15432">
            <text:p>15432</text:p>
          </table:table-cell>
          <table:table-cell office:value-type="string">
            <text:p>No, I am not focused on learning data science skills <text:s text:c="16"/></text:p>
          </table:table-cell>
          <table:table-cell office:value-type="float" office:value="55">
            <text:p>55</text:p>
          </table:table-cell>
          <table:table-cell office:value-type="string">
            <text:p>Yes, but data science is a small part of what I'm focused on learning</text:p>
          </table:table-cell>
          <table:table-cell office:value-type="float" office:value="429">
            <text:p>429</text:p>
          </table:table-cell>
          <table:table-cell office:value-type="string">
            <text:p>Yes, I'm focused on learning mostly data science skills <text:s text:c="13"/></text:p>
          </table:table-cell>
          <table:table-cell office:value-type="float" office:value="800">
            <text:p>80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CodeWriter</text:p>
          </table:table-cell>
          <table:table-cell office:value-type="string">
            <text:p><text:s text:c="3"/></text:p>
          </table:table-cell>
          <table:table-cell office:value-type="float" office:value="3530">
            <text:p>3530</text:p>
          </table:table-cell>
          <table:table-cell office:value-type="string">
            <text:p>No </text:p>
          </table:table-cell>
          <table:table-cell office:value-type="float" office:value="3033">
            <text:p>3033</text:p>
          </table:table-cell>
          <table:table-cell office:value-type="string">
            <text:p>Yes</text:p>
          </table:table-cell>
          <table:table-cell office:value-type="float" office:value="10153">
            <text:p>10153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CareerSwitcher</text:p>
          </table:table-cell>
          <table:table-cell office:value-type="string">
            <text:p><text:s text:c="3"/></text:p>
          </table:table-cell>
          <table:table-cell office:value-type="float" office:value="13704">
            <text:p>13704</text:p>
          </table:table-cell>
          <table:table-cell office:value-type="string">
            <text:p>No </text:p>
          </table:table-cell>
          <table:table-cell office:value-type="float" office:value="886">
            <text:p>886</text:p>
          </table:table-cell>
          <table:table-cell office:value-type="string">
            <text:p>Yes</text:p>
          </table:table-cell>
          <table:table-cell office:value-type="float" office:value="2126">
            <text:p>2126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25"/>CurrentJobTitleSelect</text:p>
          </table:table-cell>
          <table:table-cell office:value-type="string">
            <text:p><text:s text:c="36"/></text:p>
          </table:table-cell>
          <table:table-cell office:value-type="float" office:value="4886">
            <text:p>4886</text:p>
          </table:table-cell>
          <table:table-cell office:value-type="string">
            <text:p>Data Scientist <text:s text:c="21"/></text:p>
          </table:table-cell>
          <table:table-cell office:value-type="float" office:value="2433">
            <text:p>2433</text:p>
          </table:table-cell>
          <table:table-cell office:value-type="string">
            <text:p>Software Developer/Software Engineer</text:p>
          </table:table-cell>
          <table:table-cell office:value-type="float" office:value="1759">
            <text:p>1759</text:p>
          </table:table-cell>
          <table:table-cell office:value-type="string">
            <text:p>Other <text:s text:c="30"/></text:p>
          </table:table-cell>
          <table:table-cell office:value-type="float" office:value="1233">
            <text:p>1233</text:p>
          </table:table-cell>
          <table:table-cell office:value-type="string">
            <text:p>Data Analyst <text:s text:c="23"/></text:p>
          </table:table-cell>
          <table:table-cell office:value-type="float" office:value="1213">
            <text:p>1213</text:p>
          </table:table-cell>
          <table:table-cell office:value-type="string">
            <text:p>Scientist/Researcher <text:s text:c="15"/></text:p>
          </table:table-cell>
          <table:table-cell office:value-type="float" office:value="978">
            <text:p>978</text:p>
          </table:table-cell>
          <table:table-cell office:value-type="string">
            <text:p>(Other) <text:s text:c="28"/></text:p>
          </table:table-cell>
          <table:table-cell office:value-type="float" office:value="4214">
            <text:p>4214</text:p>
          </table:table-cell>
        </table:table-row>
        <table:table-row table:style-name="ro1">
          <table:table-cell office:value-type="string">
            <text:p><text:s text:c="5"/>TitleFit</text:p>
          </table:table-cell>
          <table:table-cell office:value-type="string">
            <text:p><text:s text:c="9"/></text:p>
          </table:table-cell>
          <table:table-cell office:value-type="float" office:value="5212">
            <text:p>5212</text:p>
          </table:table-cell>
          <table:table-cell office:value-type="string">
            <text:p>Fine <text:s text:c="4"/></text:p>
          </table:table-cell>
          <table:table-cell office:value-type="float" office:value="7501">
            <text:p>7501</text:p>
          </table:table-cell>
          <table:table-cell office:value-type="string">
            <text:p>Perfectly</text:p>
          </table:table-cell>
          <table:table-cell office:value-type="float" office:value="2305">
            <text:p>2305</text:p>
          </table:table-cell>
          <table:table-cell office:value-type="string">
            <text:p>Poorly <text:s text:c="2"/></text:p>
          </table:table-cell>
          <table:table-cell office:value-type="float" office:value="1698">
            <text:p>1698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51"/>CurrentEmployerType</text:p>
          </table:table-cell>
          <table:table-cell office:value-type="string">
            <text:p><text:s text:c="61"/></text:p>
          </table:table-cell>
          <table:table-cell office:value-type="float" office:value="5115">
            <text:p>5115</text:p>
          </table:table-cell>
          <table:table-cell office:value-type="string">
            <text:p>Employed by professional services/consulting firm <text:s text:c="11"/></text:p>
          </table:table-cell>
          <table:table-cell office:value-type="float" office:value="2383">
            <text:p>2383</text:p>
          </table:table-cell>
          <table:table-cell office:value-type="string">
            <text:p>Employed by a company that performs advanced analytics <text:s text:c="6"/></text:p>
          </table:table-cell>
          <table:table-cell office:value-type="float" office:value="2240">
            <text:p>2240</text:p>
          </table:table-cell>
          <table:table-cell office:value-type="string">
            <text:p>Employed by a company that doesn't perform advanced analytics</text:p>
          </table:table-cell>
          <table:table-cell office:value-type="float" office:value="1974">
            <text:p>1974</text:p>
          </table:table-cell>
          <table:table-cell office:value-type="string">
            <text:p>Employed by college or university <text:s text:c="27"/></text:p>
          </table:table-cell>
          <table:table-cell office:value-type="float" office:value="1662">
            <text:p>1662</text:p>
          </table:table-cell>
          <table:table-cell office:value-type="string">
            <text:p>Employed by company that makes advanced analytic software <text:s text:c="3"/></text:p>
          </table:table-cell>
          <table:table-cell office:value-type="float" office:value="950">
            <text:p>950</text:p>
          </table:table-cell>
          <table:table-cell office:value-type="string">
            <text:p>(Other) <text:s text:c="53"/></text:p>
          </table:table-cell>
          <table:table-cell office:value-type="float" office:value="2392">
            <text:p>2392</text:p>
          </table:table-cell>
        </table:table-row>
        <table:table-row table:style-name="ro1">
          <table:table-cell office:value-type="string">
            <text:p><text:s text:c="5"/>MLToolNextYearSelect</text:p>
          </table:table-cell>
          <table:table-cell office:value-type="string">
            <text:p><text:s text:c="15"/></text:p>
          </table:table-cell>
          <table:table-cell office:value-type="float" office:value="5718">
            <text:p>5718</text:p>
          </table:table-cell>
          <table:table-cell office:value-type="string">
            <text:p>TensorFlow <text:s text:c="4"/></text:p>
          </table:table-cell>
          <table:table-cell office:value-type="float" office:value="2621">
            <text:p>2621</text:p>
          </table:table-cell>
          <table:table-cell office:value-type="string">
            <text:p>Python <text:s text:c="8"/></text:p>
          </table:table-cell>
          <table:table-cell office:value-type="float" office:value="1713">
            <text:p>1713</text:p>
          </table:table-cell>
          <table:table-cell office:value-type="string">
            <text:p>R <text:s text:c="13"/></text:p>
          </table:table-cell>
          <table:table-cell office:value-type="float" office:value="910">
            <text:p>910</text:p>
          </table:table-cell>
          <table:table-cell office:value-type="string">
            <text:p>Spark / MLlib <text:s/></text:p>
          </table:table-cell>
          <table:table-cell office:value-type="float" office:value="755">
            <text:p>755</text:p>
          </table:table-cell>
          <table:table-cell office:value-type="string">
            <text:p>Hadoop/Hive/Pig</text:p>
          </table:table-cell>
          <table:table-cell office:value-type="float" office:value="417">
            <text:p>417</text:p>
          </table:table-cell>
          <table:table-cell office:value-type="string">
            <text:p>(Other) <text:s text:c="7"/></text:p>
          </table:table-cell>
          <table:table-cell office:value-type="float" office:value="4582">
            <text:p>4582</text:p>
          </table:table-cell>
        </table:table-row>
        <table:table-row table:style-name="ro1">
          <table:table-cell office:value-type="string">
            <text:p><text:s text:c="9"/>MLMethodNextYearSelect</text:p>
          </table:table-cell>
          <table:table-cell office:value-type="string">
            <text:p><text:s text:c="20"/></text:p>
          </table:table-cell>
          <table:table-cell office:value-type="float" office:value="5883">
            <text:p>5883</text:p>
          </table:table-cell>
          <table:table-cell office:value-type="string">
            <text:p>Deep learning <text:s text:c="6"/></text:p>
          </table:table-cell>
          <table:table-cell office:value-type="float" office:value="4362">
            <text:p>4362</text:p>
          </table:table-cell>
          <table:table-cell office:value-type="string">
            <text:p>Neural Nets <text:s text:c="8"/></text:p>
          </table:table-cell>
          <table:table-cell office:value-type="float" office:value="1386">
            <text:p>1386</text:p>
          </table:table-cell>
          <table:table-cell office:value-type="string">
            <text:p>Time Series Analysis</text:p>
          </table:table-cell>
          <table:table-cell office:value-type="float" office:value="680">
            <text:p>680</text:p>
          </table:table-cell>
          <table:table-cell office:value-type="string">
            <text:p>Bayesian Methods <text:s text:c="3"/></text:p>
          </table:table-cell>
          <table:table-cell office:value-type="float" office:value="511">
            <text:p>511</text:p>
          </table:table-cell>
          <table:table-cell office:value-type="string">
            <text:p>Text Mining <text:s text:c="8"/></text:p>
          </table:table-cell>
          <table:table-cell office:value-type="float" office:value="493">
            <text:p>493</text:p>
          </table:table-cell>
          <table:table-cell office:value-type="string">
            <text:p>(Other) <text:s text:c="12"/></text:p>
          </table:table-cell>
          <table:table-cell office:value-type="float" office:value="3401">
            <text:p>3401</text:p>
          </table:table-cell>
        </table:table-row>
        <table:table-row table:style-name="ro1">
          <table:table-cell office:value-type="string">
            <text:p>LanguageRecommendationSelect</text:p>
          </table:table-cell>
          <table:table-cell office:value-type="string">
            <text:p>Python <text:s/></text:p>
          </table:table-cell>
          <table:table-cell office:value-type="float" office:value="6941">
            <text:p>6941</text:p>
          </table:table-cell>
          <table:table-cell office:value-type="string">
            <text:p><text:s text:c="8"/></text:p>
          </table:table-cell>
          <table:table-cell office:value-type="float" office:value="5718">
            <text:p>5718</text:p>
          </table:table-cell>
          <table:table-cell office:value-type="string">
            <text:p>R <text:s text:c="6"/></text:p>
          </table:table-cell>
          <table:table-cell office:value-type="float" office:value="2643">
            <text:p>2643</text:p>
          </table:table-cell>
          <table:table-cell office:value-type="string">
            <text:p>SQL <text:s text:c="4"/></text:p>
          </table:table-cell>
          <table:table-cell office:value-type="float" office:value="385">
            <text:p>385</text:p>
          </table:table-cell>
          <table:table-cell office:value-type="string">
            <text:p>C/C++/C#</text:p>
          </table:table-cell>
          <table:table-cell office:value-type="float" office:value="307">
            <text:p>307</text:p>
          </table:table-cell>
          <table:table-cell office:value-type="string">
            <text:p>Matlab <text:s/></text:p>
          </table:table-cell>
          <table:table-cell office:value-type="float" office:value="238">
            <text:p>238</text:p>
          </table:table-cell>
          <table:table-cell office:value-type="string">
            <text:p>(Other) 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string">
            <text:p><text:s text:c="64"/>PublicDatasetsSelect</text:p>
          </table:table-cell>
          <table:table-cell office:value-type="string">
            <text:p><text:s text:c="74"/></text:p>
          </table:table-cell>
          <table:table-cell office:value-type="float" office:value="5920">
            <text:p>5920</text:p>
          </table:table-cell>
          <table:table-cell office:value-type="string">
            <text:p>Dataset aggregator/platform (i.e. Socrata/Kaggle Datasets/data.world/etc.)</text:p>
          </table:table-cell>
          <table:table-cell office:value-type="float" office:value="2950">
            <text:p>2950</text:p>
          </table:table-cell>
          <table:table-cell office:value-type="string">
            <text:p>Google Search <text:s text:c="60"/></text:p>
          </table:table-cell>
          <table:table-cell office:value-type="float" office:value="1052">
            <text:p>1052</text:p>
          </table:table-cell>
          <table:table-cell office:value-type="string">
            <text:p>I collect my own data (e.g. web-scraping) <text:s text:c="32"/></text:p>
          </table:table-cell>
          <table:table-cell office:value-type="float" office:value="564">
            <text:p>564</text:p>
          </table:table-cell>
          <table:table-cell office:value-type="string">
            <text:p>University/Non-profit research group websites <text:s text:c="28"/></text:p>
          </table:table-cell>
          <table:table-cell office:value-type="float" office:value="558">
            <text:p>558</text:p>
          </table:table-cell>
          <table:table-cell office:value-type="string">
            <text:p>GitHub <text:s text:c="67"/></text:p>
          </table:table-cell>
          <table:table-cell office:value-type="float" office:value="540">
            <text:p>540</text:p>
          </table:table-cell>
          <table:table-cell office:value-type="string">
            <text:p>(Other) <text:s text:c="66"/></text:p>
          </table:table-cell>
          <table:table-cell office:value-type="float" office:value="5132">
            <text:p>5132</text:p>
          </table:table-cell>
        </table:table-row>
        <table:table-row table:style-name="ro1">
          <table:table-cell office:value-type="string">
            <text:p><text:s text:c="7"/>LearningPlatformSelect</text:p>
          </table:table-cell>
          <table:table-cell office:value-type="string">
            <text:p><text:s text:c="18"/></text:p>
          </table:table-cell>
          <table:table-cell office:value-type="float" office:value="5445">
            <text:p>5445</text:p>
          </table:table-cell>
          <table:table-cell office:value-type="string">
            <text:p>Kaggle <text:s text:c="11"/></text:p>
          </table:table-cell>
          <table:table-cell office:value-type="float" office:value="210">
            <text:p>210</text:p>
          </table:table-cell>
          <table:table-cell office:value-type="string">
            <text:p>Online courses <text:s text:c="3"/></text:p>
          </table:table-cell>
          <table:table-cell office:value-type="float" office:value="209">
            <text:p>209</text:p>
          </table:table-cell>
          <table:table-cell office:value-type="string">
            <text:p>Personal Projects </text:p>
          </table:table-cell>
          <table:table-cell office:value-type="float" office:value="155">
            <text:p>155</text:p>
          </table:table-cell>
          <table:table-cell office:value-type="string">
            <text:p>College/University</text:p>
          </table:table-cell>
          <table:table-cell office:value-type="float" office:value="127">
            <text:p>127</text:p>
          </table:table-cell>
          <table:table-cell office:value-type="string">
            <text:p>YouTube Videos <text:s text:c="3"/></text:p>
          </table:table-cell>
          <table:table-cell office:value-type="float" office:value="127">
            <text:p>127</text:p>
          </table:table-cell>
          <table:table-cell office:value-type="string">
            <text:p>(Other) <text:s text:c="10"/></text:p>
          </table:table-cell>
          <table:table-cell office:value-type="float" office:value="10443">
            <text:p>10443</text:p>
          </table:table-cell>
        </table:table-row>
        <table:table-row table:style-name="ro1">
          <table:table-cell office:value-type="string">
            <text:p>LearningPlatformUsefulnessArxiv</text:p>
          </table:table-cell>
          <table:table-cell office:value-type="string">
            <text:p><text:s text:c="15"/></text:p>
          </table:table-cell>
          <table:table-cell office:value-type="float" office:value="14325">
            <text:p>14325</text:p>
          </table:table-cell>
          <table:table-cell office:value-type="string">
            <text:p>Not Useful <text:s text:c="4"/></text:p>
          </table:table-cell>
          <table:table-cell office:value-type="float" office:value="37">
            <text:p>37</text:p>
          </table:table-cell>
          <table:table-cell office:value-type="string">
            <text:p>Somewhat useful</text:p>
          </table:table-cell>
          <table:table-cell office:value-type="float" office:value="1038">
            <text:p>1038</text:p>
          </table:table-cell>
          <table:table-cell office:value-type="string">
            <text:p>Very useful <text:s text:c="3"/></text:p>
          </table:table-cell>
          <table:table-cell office:value-type="float" office:value="1316">
            <text:p>1316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LearningPlatformUsefulnessBlogs</text:p>
          </table:table-cell>
          <table:table-cell office:value-type="string">
            <text:p><text:s text:c="15"/></text:p>
          </table:table-cell>
          <table:table-cell office:value-type="float" office:value="11951">
            <text:p>11951</text:p>
          </table:table-cell>
          <table:table-cell office:value-type="string">
            <text:p>Not Useful <text:s text:c="4"/></text:p>
          </table:table-cell>
          <table:table-cell office:value-type="float" office:value="45">
            <text:p>45</text:p>
          </table:table-cell>
          <table:table-cell office:value-type="string">
            <text:p>Somewhat useful</text:p>
          </table:table-cell>
          <table:table-cell office:value-type="float" office:value="2406">
            <text:p>2406</text:p>
          </table:table-cell>
          <table:table-cell office:value-type="string">
            <text:p>Very useful <text:s text:c="3"/></text:p>
          </table:table-cell>
          <table:table-cell office:value-type="float" office:value="2314">
            <text:p>2314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LearningPlatformUsefulnessCollege</text:p>
          </table:table-cell>
          <table:table-cell office:value-type="string">
            <text:p><text:s text:c="15"/></text:p>
          </table:table-cell>
          <table:table-cell office:value-type="float" office:value="13357">
            <text:p>13357</text:p>
          </table:table-cell>
          <table:table-cell office:value-type="string">
            <text:p>Not Useful <text:s text:c="4"/></text:p>
          </table:table-cell>
          <table:table-cell office:value-type="float" office:value="101">
            <text:p>101</text:p>
          </table:table-cell>
          <table:table-cell office:value-type="string">
            <text:p>Somewhat useful</text:p>
          </table:table-cell>
          <table:table-cell office:value-type="float" office:value="1405">
            <text:p>1405</text:p>
          </table:table-cell>
          <table:table-cell office:value-type="string">
            <text:p>Very useful <text:s text:c="3"/></text:p>
          </table:table-cell>
          <table:table-cell office:value-type="float" office:value="1853">
            <text:p>1853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LearningPlatformUsefulnessCompany</text:p>
          </table:table-cell>
          <table:table-cell office:value-type="string">
            <text:p><text:s text:c="15"/></text:p>
          </table:table-cell>
          <table:table-cell office:value-type="float" office:value="15735">
            <text:p>15735</text:p>
          </table:table-cell>
          <table:table-cell office:value-type="string">
            <text:p>Not Useful <text:s text:c="4"/></text:p>
          </table:table-cell>
          <table:table-cell office:value-type="float" office:value="41">
            <text:p>41</text:p>
          </table:table-cell>
          <table:table-cell office:value-type="string">
            <text:p>Somewhat useful</text:p>
          </table:table-cell>
          <table:table-cell office:value-type="float" office:value="502">
            <text:p>502</text:p>
          </table:table-cell>
          <table:table-cell office:value-type="string">
            <text:p>Very useful <text:s text:c="3"/></text:p>
          </table:table-cell>
          <table:table-cell office:value-type="float" office:value="438">
            <text:p>438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LearningPlatformUsefulnessConferences</text:p>
          </table:table-cell>
          <table:table-cell office:value-type="string">
            <text:p><text:s text:c="15"/></text:p>
          </table:table-cell>
          <table:table-cell office:value-type="float" office:value="14534">
            <text:p>14534</text:p>
          </table:table-cell>
          <table:table-cell office:value-type="string">
            <text:p>Not Useful <text:s text:c="4"/></text:p>
          </table:table-cell>
          <table:table-cell office:value-type="float" office:value="119">
            <text:p>119</text:p>
          </table:table-cell>
          <table:table-cell office:value-type="string">
            <text:p>Somewhat useful</text:p>
          </table:table-cell>
          <table:table-cell office:value-type="float" office:value="1305">
            <text:p>1305</text:p>
          </table:table-cell>
          <table:table-cell office:value-type="string">
            <text:p>Very useful <text:s text:c="3"/></text:p>
          </table:table-cell>
          <table:table-cell office:value-type="float" office:value="758">
            <text:p>758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LearningPlatformUsefulnessFriends</text:p>
          </table:table-cell>
          <table:table-cell office:value-type="string">
            <text:p><text:s text:c="15"/></text:p>
          </table:table-cell>
          <table:table-cell office:value-type="float" office:value="15135">
            <text:p>15135</text:p>
          </table:table-cell>
          <table:table-cell office:value-type="string">
            <text:p>Not Useful <text:s text:c="4"/></text:p>
          </table:table-cell>
          <table:table-cell office:value-type="float" office:value="51">
            <text:p>51</text:p>
          </table:table-cell>
          <table:table-cell office:value-type="string">
            <text:p>Somewhat useful</text:p>
          </table:table-cell>
          <table:table-cell office:value-type="float" office:value="774">
            <text:p>774</text:p>
          </table:table-cell>
          <table:table-cell office:value-type="string">
            <text:p>Very useful <text:s text:c="3"/></text:p>
          </table:table-cell>
          <table:table-cell office:value-type="float" office:value="756">
            <text:p>756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LearningPlatformUsefulnessKaggle</text:p>
          </table:table-cell>
          <table:table-cell office:value-type="string">
            <text:p><text:s text:c="15"/></text:p>
          </table:table-cell>
          <table:table-cell office:value-type="float" office:value="10133">
            <text:p>10133</text:p>
          </table:table-cell>
          <table:table-cell office:value-type="string">
            <text:p>Not Useful <text:s text:c="4"/></text:p>
          </table:table-cell>
          <table:table-cell office:value-type="float" office:value="56">
            <text:p>56</text:p>
          </table:table-cell>
          <table:table-cell office:value-type="string">
            <text:p>Somewhat useful</text:p>
          </table:table-cell>
          <table:table-cell office:value-type="float" office:value="2451">
            <text:p>2451</text:p>
          </table:table-cell>
          <table:table-cell office:value-type="string">
            <text:p>Very useful <text:s text:c="3"/></text:p>
          </table:table-cell>
          <table:table-cell office:value-type="float" office:value="4076">
            <text:p>4076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LearningPlatformUsefulnessNewsletters</text:p>
          </table:table-cell>
          <table:table-cell office:value-type="string">
            <text:p><text:s text:c="15"/></text:p>
          </table:table-cell>
          <table:table-cell office:value-type="float" office:value="15627">
            <text:p>15627</text:p>
          </table:table-cell>
          <table:table-cell office:value-type="string">
            <text:p>Not Useful <text:s text:c="4"/></text:p>
          </table:table-cell>
          <table:table-cell office:value-type="float" office:value="56">
            <text:p>56</text:p>
          </table:table-cell>
          <table:table-cell office:value-type="string">
            <text:p>Somewhat useful</text:p>
          </table:table-cell>
          <table:table-cell office:value-type="float" office:value="686">
            <text:p>686</text:p>
          </table:table-cell>
          <table:table-cell office:value-type="string">
            <text:p>Very useful <text:s text:c="3"/></text:p>
          </table:table-cell>
          <table:table-cell office:value-type="float" office:value="347">
            <text:p>34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LearningPlatformUsefulnessCommunities</text:p>
          </table:table-cell>
          <table:table-cell office:value-type="string">
            <text:p><text:s text:c="15"/></text:p>
          </table:table-cell>
          <table:table-cell office:value-type="float" office:value="15574">
            <text:p>15574</text:p>
          </table:table-cell>
          <table:table-cell office:value-type="string">
            <text:p>Not Useful <text:s text:c="4"/></text:p>
          </table:table-cell>
          <table:table-cell office:value-type="float" office:value="16">
            <text:p>16</text:p>
          </table:table-cell>
          <table:table-cell office:value-type="string">
            <text:p>Somewhat useful</text:p>
          </table:table-cell>
          <table:table-cell office:value-type="float" office:value="567">
            <text:p>567</text:p>
          </table:table-cell>
          <table:table-cell office:value-type="string">
            <text:p>Very useful <text:s text:c="3"/></text:p>
          </table:table-cell>
          <table:table-cell office:value-type="float" office:value="559">
            <text:p>559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LearningPlatformUsefulnessDocumentation</text:p>
          </table:table-cell>
          <table:table-cell office:value-type="string">
            <text:p><text:s text:c="15"/></text:p>
          </table:table-cell>
          <table:table-cell office:value-type="float" office:value="14395">
            <text:p>14395</text:p>
          </table:table-cell>
          <table:table-cell office:value-type="string">
            <text:p>Not Useful <text:s text:c="4"/></text:p>
          </table:table-cell>
          <table:table-cell office:value-type="float" office:value="42">
            <text:p>42</text:p>
          </table:table-cell>
          <table:table-cell office:value-type="string">
            <text:p>Somewhat useful</text:p>
          </table:table-cell>
          <table:table-cell office:value-type="float" office:value="1067">
            <text:p>1067</text:p>
          </table:table-cell>
          <table:table-cell office:value-type="string">
            <text:p>Very useful <text:s text:c="3"/></text:p>
          </table:table-cell>
          <table:table-cell office:value-type="float" office:value="1212">
            <text:p>121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LearningPlatformUsefulnessCourses</text:p>
          </table:table-cell>
          <table:table-cell office:value-type="string">
            <text:p><text:s text:c="15"/></text:p>
          </table:table-cell>
          <table:table-cell office:value-type="float" office:value="10724">
            <text:p>10724</text:p>
          </table:table-cell>
          <table:table-cell office:value-type="string">
            <text:p>Not Useful <text:s text:c="4"/></text:p>
          </table:table-cell>
          <table:table-cell office:value-type="float" office:value="47">
            <text:p>47</text:p>
          </table:table-cell>
          <table:table-cell office:value-type="string">
            <text:p>Somewhat useful</text:p>
          </table:table-cell>
          <table:table-cell office:value-type="float" office:value="1750">
            <text:p>1750</text:p>
          </table:table-cell>
          <table:table-cell office:value-type="string">
            <text:p>Very useful <text:s text:c="3"/></text:p>
          </table:table-cell>
          <table:table-cell office:value-type="float" office:value="4195">
            <text:p>4195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LearningPlatformUsefulnessProjects</text:p>
          </table:table-cell>
          <table:table-cell office:value-type="string">
            <text:p><text:s text:c="15"/></text:p>
          </table:table-cell>
          <table:table-cell office:value-type="float" office:value="11922">
            <text:p>11922</text:p>
          </table:table-cell>
          <table:table-cell office:value-type="string">
            <text:p>Not Useful <text:s text:c="4"/></text:p>
          </table:table-cell>
          <table:table-cell office:value-type="float" office:value="39">
            <text:p>39</text:p>
          </table:table-cell>
          <table:table-cell office:value-type="string">
            <text:p>Somewhat useful</text:p>
          </table:table-cell>
          <table:table-cell office:value-type="float" office:value="1185">
            <text:p>1185</text:p>
          </table:table-cell>
          <table:table-cell office:value-type="string">
            <text:p>Very useful <text:s text:c="3"/></text:p>
          </table:table-cell>
          <table:table-cell office:value-type="float" office:value="3570">
            <text:p>357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LearningPlatformUsefulnessPodcasts</text:p>
          </table:table-cell>
          <table:table-cell office:value-type="string">
            <text:p><text:s text:c="15"/></text:p>
          </table:table-cell>
          <table:table-cell office:value-type="float" office:value="15502">
            <text:p>15502</text:p>
          </table:table-cell>
          <table:table-cell office:value-type="string">
            <text:p>Not Useful <text:s text:c="4"/></text:p>
          </table:table-cell>
          <table:table-cell office:value-type="float" office:value="124">
            <text:p>124</text:p>
          </table:table-cell>
          <table:table-cell office:value-type="string">
            <text:p>Somewhat useful</text:p>
          </table:table-cell>
          <table:table-cell office:value-type="float" office:value="818">
            <text:p>818</text:p>
          </table:table-cell>
          <table:table-cell office:value-type="string">
            <text:p>Very useful <text:s text:c="3"/></text:p>
          </table:table-cell>
          <table:table-cell office:value-type="float" office:value="272">
            <text:p>27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/>LearningPlatformUsefulnessSO</text:p>
          </table:table-cell>
          <table:table-cell office:value-type="string">
            <text:p><text:s text:c="15"/></text:p>
          </table:table-cell>
          <table:table-cell office:value-type="float" office:value="11076">
            <text:p>11076</text:p>
          </table:table-cell>
          <table:table-cell office:value-type="string">
            <text:p>Not Useful <text:s text:c="4"/></text:p>
          </table:table-cell>
          <table:table-cell office:value-type="float" office:value="64">
            <text:p>64</text:p>
          </table:table-cell>
          <table:table-cell office:value-type="string">
            <text:p>Somewhat useful</text:p>
          </table:table-cell>
          <table:table-cell office:value-type="float" office:value="2044">
            <text:p>2044</text:p>
          </table:table-cell>
          <table:table-cell office:value-type="string">
            <text:p>Very useful <text:s text:c="3"/></text:p>
          </table:table-cell>
          <table:table-cell office:value-type="float" office:value="3532">
            <text:p>353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LearningPlatformUsefulnessTextbook</text:p>
          </table:table-cell>
          <table:table-cell office:value-type="string">
            <text:p><text:s text:c="15"/></text:p>
          </table:table-cell>
          <table:table-cell office:value-type="float" office:value="12535">
            <text:p>12535</text:p>
          </table:table-cell>
          <table:table-cell office:value-type="string">
            <text:p>Not Useful <text:s text:c="4"/></text:p>
          </table:table-cell>
          <table:table-cell office:value-type="float" office:value="69">
            <text:p>69</text:p>
          </table:table-cell>
          <table:table-cell office:value-type="string">
            <text:p>Somewhat useful</text:p>
          </table:table-cell>
          <table:table-cell office:value-type="float" office:value="1796">
            <text:p>1796</text:p>
          </table:table-cell>
          <table:table-cell office:value-type="string">
            <text:p>Very useful <text:s text:c="3"/></text:p>
          </table:table-cell>
          <table:table-cell office:value-type="float" office:value="2316">
            <text:p>2316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LearningPlatformUsefulnessTradeBook</text:p>
          </table:table-cell>
          <table:table-cell office:value-type="string">
            <text:p><text:s text:c="15"/></text:p>
          </table:table-cell>
          <table:table-cell office:value-type="float" office:value="16383">
            <text:p>16383</text:p>
          </table:table-cell>
          <table:table-cell office:value-type="string">
            <text:p>Not Useful <text:s text:c="4"/></text:p>
          </table:table-cell>
          <table:table-cell office:value-type="float" office:value="9">
            <text:p>9</text:p>
          </table:table-cell>
          <table:table-cell office:value-type="string">
            <text:p>Somewhat useful</text:p>
          </table:table-cell>
          <table:table-cell office:value-type="float" office:value="162">
            <text:p>162</text:p>
          </table:table-cell>
          <table:table-cell office:value-type="string">
            <text:p>Very useful <text:s text:c="3"/></text:p>
          </table:table-cell>
          <table:table-cell office:value-type="float" office:value="162">
            <text:p>16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LearningPlatformUsefulnessTutoring</text:p>
          </table:table-cell>
          <table:table-cell office:value-type="string">
            <text:p><text:s text:c="15"/></text:p>
          </table:table-cell>
          <table:table-cell office:value-type="float" office:value="15290">
            <text:p>15290</text:p>
          </table:table-cell>
          <table:table-cell office:value-type="string">
            <text:p>Not Useful <text:s text:c="4"/></text:p>
          </table:table-cell>
          <table:table-cell office:value-type="float" office:value="32">
            <text:p>32</text:p>
          </table:table-cell>
          <table:table-cell office:value-type="string">
            <text:p>Somewhat useful</text:p>
          </table:table-cell>
          <table:table-cell office:value-type="float" office:value="569">
            <text:p>569</text:p>
          </table:table-cell>
          <table:table-cell office:value-type="string">
            <text:p>Very useful <text:s text:c="3"/></text:p>
          </table:table-cell>
          <table:table-cell office:value-type="float" office:value="825">
            <text:p>825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LearningPlatformUsefulnessYouTube</text:p>
          </table:table-cell>
          <table:table-cell office:value-type="string">
            <text:p><text:s text:c="15"/></text:p>
          </table:table-cell>
          <table:table-cell office:value-type="float" office:value="11487">
            <text:p>11487</text:p>
          </table:table-cell>
          <table:table-cell office:value-type="string">
            <text:p>Not Useful <text:s text:c="4"/></text:p>
          </table:table-cell>
          <table:table-cell office:value-type="float" office:value="104">
            <text:p>104</text:p>
          </table:table-cell>
          <table:table-cell office:value-type="string">
            <text:p>Somewhat useful</text:p>
          </table:table-cell>
          <table:table-cell office:value-type="float" office:value="2605">
            <text:p>2605</text:p>
          </table:table-cell>
          <table:table-cell office:value-type="string">
            <text:p>Very useful <text:s text:c="3"/></text:p>
          </table:table-cell>
          <table:table-cell office:value-type="float" office:value="2520">
            <text:p>252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34"/>BlogsPodcastsNewslettersSelect</text:p>
          </table:table-cell>
          <table:table-cell office:value-type="string">
            <text:p><text:s text:c="49"/></text:p>
          </table:table-cell>
          <table:table-cell office:value-type="float" office:value="8576">
            <text:p>8576</text:p>
          </table:table-cell>
          <table:table-cell office:value-type="string">
            <text:p>Other (Separate different answers with semicolon)</text:p>
          </table:table-cell>
          <table:table-cell office:value-type="float" office:value="608">
            <text:p>608</text:p>
          </table:table-cell>
          <table:table-cell office:value-type="string">
            <text:p>KDnuggets Blog <text:s text:c="34"/></text:p>
          </table:table-cell>
          <table:table-cell office:value-type="float" office:value="498">
            <text:p>498</text:p>
          </table:table-cell>
          <table:table-cell office:value-type="string">
            <text:p>R Bloggers Blog Aggregator <text:s text:c="22"/></text:p>
          </table:table-cell>
          <table:table-cell office:value-type="float" office:value="414">
            <text:p>414</text:p>
          </table:table-cell>
          <table:table-cell office:value-type="string">
            <text:p>O'Reilly Data Newsletter <text:s text:c="24"/></text:p>
          </table:table-cell>
          <table:table-cell office:value-type="float" office:value="234">
            <text:p>234</text:p>
          </table:table-cell>
          <table:table-cell office:value-type="string">
            <text:p>Becoming a Data Scientist Podcast <text:s text:c="15"/></text:p>
          </table:table-cell>
          <table:table-cell office:value-type="float" office:value="223">
            <text:p>223</text:p>
          </table:table-cell>
          <table:table-cell office:value-type="string">
            <text:p>(Other) <text:s text:c="41"/></text:p>
          </table:table-cell>
          <table:table-cell office:value-type="float" office:value="6163">
            <text:p>6163</text:p>
          </table:table-cell>
        </table:table-row>
        <table:table-row table:style-name="ro1">
          <table:table-cell office:value-type="string">
            <text:p>LearningDataScienceTime</text:p>
          </table:table-cell>
          <table:table-cell office:value-type="string">
            <text:p><text:s text:c="11"/></text:p>
          </table:table-cell>
          <table:table-cell office:value-type="float" office:value="12367">
            <text:p>12367</text:p>
          </table:table-cell>
          <table:table-cell office:value-type="string">
            <text:p>&lt; 1 year <text:s text:c="2"/></text:p>
          </table:table-cell>
          <table:table-cell office:value-type="float" office:value="2093">
            <text:p>2093</text:p>
          </table:table-cell>
          <table:table-cell office:value-type="string">
            <text:p>1-2 years <text:s/></text:p>
          </table:table-cell>
          <table:table-cell office:value-type="float" office:value="1566">
            <text:p>1566</text:p>
          </table:table-cell>
          <table:table-cell office:value-type="string">
            <text:p>10-15 years</text:p>
          </table:table-cell>
          <table:table-cell office:value-type="float" office:value="14">
            <text:p>14</text:p>
          </table:table-cell>
          <table:table-cell office:value-type="string">
            <text:p>15+ years <text:s/></text:p>
          </table:table-cell>
          <table:table-cell office:value-type="float" office:value="30">
            <text:p>30</text:p>
          </table:table-cell>
          <table:table-cell office:value-type="string">
            <text:p>3-5 years <text:s/></text:p>
          </table:table-cell>
          <table:table-cell office:value-type="float" office:value="540">
            <text:p>540</text:p>
          </table:table-cell>
          <table:table-cell office:value-type="string">
            <text:p>5-10 years 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JobSkillImportanceBigData</text:p>
          </table:table-cell>
          <table:table-cell office:value-type="string">
            <text:p><text:s text:c="12"/></text:p>
          </table:table-cell>
          <table:table-cell office:value-type="float" office:value="12760">
            <text:p>12760</text:p>
          </table:table-cell>
          <table:table-cell office:value-type="string">
            <text:p>Necessary <text:s text:c="2"/></text:p>
          </table:table-cell>
          <table:table-cell office:value-type="float" office:value="1503">
            <text:p>1503</text:p>
          </table:table-cell>
          <table:table-cell office:value-type="string">
            <text:p>Nice to have</text:p>
          </table:table-cell>
          <table:table-cell office:value-type="float" office:value="2271">
            <text:p>2271</text:p>
          </table:table-cell>
          <table:table-cell office:value-type="string">
            <text:p>Unnecessary </text:p>
          </table:table-cell>
          <table:table-cell office:value-type="float" office:value="182">
            <text:p>18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JobSkillImportanceDegree</text:p>
          </table:table-cell>
          <table:table-cell office:value-type="string">
            <text:p><text:s text:c="12"/></text:p>
          </table:table-cell>
          <table:table-cell office:value-type="float" office:value="12807">
            <text:p>12807</text:p>
          </table:table-cell>
          <table:table-cell office:value-type="string">
            <text:p>Necessary <text:s text:c="2"/></text:p>
          </table:table-cell>
          <table:table-cell office:value-type="float" office:value="1094">
            <text:p>1094</text:p>
          </table:table-cell>
          <table:table-cell office:value-type="string">
            <text:p>Nice to have</text:p>
          </table:table-cell>
          <table:table-cell office:value-type="float" office:value="2338">
            <text:p>2338</text:p>
          </table:table-cell>
          <table:table-cell office:value-type="string">
            <text:p>Unnecessary </text:p>
          </table:table-cell>
          <table:table-cell office:value-type="float" office:value="477">
            <text:p>47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JobSkillImportanceStats</text:p>
          </table:table-cell>
          <table:table-cell office:value-type="string">
            <text:p><text:s text:c="12"/></text:p>
          </table:table-cell>
          <table:table-cell office:value-type="float" office:value="12756">
            <text:p>12756</text:p>
          </table:table-cell>
          <table:table-cell office:value-type="string">
            <text:p>Necessary <text:s text:c="2"/></text:p>
          </table:table-cell>
          <table:table-cell office:value-type="float" office:value="2035">
            <text:p>2035</text:p>
          </table:table-cell>
          <table:table-cell office:value-type="string">
            <text:p>Nice to have</text:p>
          </table:table-cell>
          <table:table-cell office:value-type="float" office:value="1812">
            <text:p>1812</text:p>
          </table:table-cell>
          <table:table-cell office:value-type="string">
            <text:p>Unnecessary </text:p>
          </table:table-cell>
          <table:table-cell office:value-type="float" office:value="113">
            <text:p>113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JobSkillImportanceEnterpriseTools</text:p>
          </table:table-cell>
          <table:table-cell office:value-type="string">
            <text:p><text:s text:c="12"/></text:p>
          </table:table-cell>
          <table:table-cell office:value-type="float" office:value="13022">
            <text:p>13022</text:p>
          </table:table-cell>
          <table:table-cell office:value-type="string">
            <text:p>Necessary <text:s text:c="2"/></text:p>
          </table:table-cell>
          <table:table-cell office:value-type="float" office:value="535">
            <text:p>535</text:p>
          </table:table-cell>
          <table:table-cell office:value-type="string">
            <text:p>Nice to have</text:p>
          </table:table-cell>
          <table:table-cell office:value-type="float" office:value="2087">
            <text:p>2087</text:p>
          </table:table-cell>
          <table:table-cell office:value-type="string">
            <text:p>Unnecessary </text:p>
          </table:table-cell>
          <table:table-cell office:value-type="float" office:value="1072">
            <text:p>107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JobSkillImportancePython</text:p>
          </table:table-cell>
          <table:table-cell office:value-type="string">
            <text:p><text:s text:c="12"/></text:p>
          </table:table-cell>
          <table:table-cell office:value-type="float" office:value="12685">
            <text:p>12685</text:p>
          </table:table-cell>
          <table:table-cell office:value-type="string">
            <text:p>Necessary <text:s text:c="2"/></text:p>
          </table:table-cell>
          <table:table-cell office:value-type="float" office:value="2604">
            <text:p>2604</text:p>
          </table:table-cell>
          <table:table-cell office:value-type="string">
            <text:p>Nice to have</text:p>
          </table:table-cell>
          <table:table-cell office:value-type="float" office:value="1319">
            <text:p>1319</text:p>
          </table:table-cell>
          <table:table-cell office:value-type="string">
            <text:p>Unnecessary </text:p>
          </table:table-cell>
          <table:table-cell office:value-type="float" office:value="108">
            <text:p>108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2"/>JobSkillImportanceR</text:p>
          </table:table-cell>
          <table:table-cell office:value-type="string">
            <text:p><text:s text:c="12"/></text:p>
          </table:table-cell>
          <table:table-cell office:value-type="float" office:value="12772">
            <text:p>12772</text:p>
          </table:table-cell>
          <table:table-cell office:value-type="string">
            <text:p>Necessary <text:s text:c="2"/></text:p>
          </table:table-cell>
          <table:table-cell office:value-type="float" office:value="1636">
            <text:p>1636</text:p>
          </table:table-cell>
          <table:table-cell office:value-type="string">
            <text:p>Nice to have</text:p>
          </table:table-cell>
          <table:table-cell office:value-type="float" office:value="2027">
            <text:p>2027</text:p>
          </table:table-cell>
          <table:table-cell office:value-type="string">
            <text:p>Unnecessary </text:p>
          </table:table-cell>
          <table:table-cell office:value-type="float" office:value="281">
            <text:p>281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/>JobSkillImportanceSQL</text:p>
          </table:table-cell>
          <table:table-cell office:value-type="string">
            <text:p><text:s text:c="12"/></text:p>
          </table:table-cell>
          <table:table-cell office:value-type="float" office:value="12824">
            <text:p>12824</text:p>
          </table:table-cell>
          <table:table-cell office:value-type="string">
            <text:p>Necessary <text:s text:c="2"/></text:p>
          </table:table-cell>
          <table:table-cell office:value-type="float" office:value="1690">
            <text:p>1690</text:p>
          </table:table-cell>
          <table:table-cell office:value-type="string">
            <text:p>Nice to have</text:p>
          </table:table-cell>
          <table:table-cell office:value-type="float" office:value="1914">
            <text:p>1914</text:p>
          </table:table-cell>
          <table:table-cell office:value-type="string">
            <text:p>Unnecessary </text:p>
          </table:table-cell>
          <table:table-cell office:value-type="float" office:value="288">
            <text:p>288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JobSkillImportanceKaggleRanking</text:p>
          </table:table-cell>
          <table:table-cell office:value-type="string">
            <text:p><text:s text:c="12"/></text:p>
          </table:table-cell>
          <table:table-cell office:value-type="float" office:value="12846">
            <text:p>12846</text:p>
          </table:table-cell>
          <table:table-cell office:value-type="string">
            <text:p>Necessary <text:s text:c="2"/></text:p>
          </table:table-cell>
          <table:table-cell office:value-type="float" office:value="460">
            <text:p>460</text:p>
          </table:table-cell>
          <table:table-cell office:value-type="string">
            <text:p>Nice to have</text:p>
          </table:table-cell>
          <table:table-cell office:value-type="float" office:value="2621">
            <text:p>2621</text:p>
          </table:table-cell>
          <table:table-cell office:value-type="string">
            <text:p>Unnecessary </text:p>
          </table:table-cell>
          <table:table-cell office:value-type="float" office:value="789">
            <text:p>789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/>JobSkillImportanceMOOC</text:p>
          </table:table-cell>
          <table:table-cell office:value-type="string">
            <text:p><text:s text:c="12"/></text:p>
          </table:table-cell>
          <table:table-cell office:value-type="float" office:value="12884">
            <text:p>12884</text:p>
          </table:table-cell>
          <table:table-cell office:value-type="string">
            <text:p>Necessary <text:s text:c="2"/></text:p>
          </table:table-cell>
          <table:table-cell office:value-type="float" office:value="411">
            <text:p>411</text:p>
          </table:table-cell>
          <table:table-cell office:value-type="string">
            <text:p>Nice to have</text:p>
          </table:table-cell>
          <table:table-cell office:value-type="float" office:value="2326">
            <text:p>2326</text:p>
          </table:table-cell>
          <table:table-cell office:value-type="string">
            <text:p>Unnecessary </text:p>
          </table:table-cell>
          <table:table-cell office:value-type="float" office:value="1095">
            <text:p>1095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JobSkillImportanceVisualizations</text:p>
          </table:table-cell>
          <table:table-cell office:value-type="string">
            <text:p><text:s text:c="12"/></text:p>
          </table:table-cell>
          <table:table-cell office:value-type="float" office:value="12849">
            <text:p>12849</text:p>
          </table:table-cell>
          <table:table-cell office:value-type="string">
            <text:p>Necessary <text:s text:c="2"/></text:p>
          </table:table-cell>
          <table:table-cell office:value-type="float" office:value="1761">
            <text:p>1761</text:p>
          </table:table-cell>
          <table:table-cell office:value-type="string">
            <text:p>Nice to have</text:p>
          </table:table-cell>
          <table:table-cell office:value-type="float" office:value="1898">
            <text:p>1898</text:p>
          </table:table-cell>
          <table:table-cell office:value-type="string">
            <text:p>Unnecessary </text:p>
          </table:table-cell>
          <table:table-cell office:value-type="float" office:value="208">
            <text:p>208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JobSkillImportanceOtherSelect1</text:p>
          </table:table-cell>
          <table:table-cell office:value-type="string">
            <text:p><text:s text:c="12"/></text:p>
          </table:table-cell>
          <table:table-cell office:value-type="float" office:value="16358">
            <text:p>16358</text:p>
          </table:table-cell>
          <table:table-cell office:value-type="string">
            <text:p>Necessary <text:s text:c="2"/></text:p>
          </table:table-cell>
          <table:table-cell office:value-type="float" office:value="192">
            <text:p>192</text:p>
          </table:table-cell>
          <table:table-cell office:value-type="string">
            <text:p>Nice to have</text:p>
          </table:table-cell>
          <table:table-cell office:value-type="float" office:value="109">
            <text:p>109</text:p>
          </table:table-cell>
          <table:table-cell office:value-type="string">
            <text:p>Unnecessary </text:p>
          </table:table-cell>
          <table:table-cell office:value-type="float" office:value="57">
            <text:p>5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JobSkillImportanceOtherSelect2</text:p>
          </table:table-cell>
          <table:table-cell office:value-type="string">
            <text:p><text:s text:c="12"/></text:p>
          </table:table-cell>
          <table:table-cell office:value-type="float" office:value="16544">
            <text:p>16544</text:p>
          </table:table-cell>
          <table:table-cell office:value-type="string">
            <text:p>Necessary <text:s text:c="2"/></text:p>
          </table:table-cell>
          <table:table-cell office:value-type="float" office:value="75">
            <text:p>75</text:p>
          </table:table-cell>
          <table:table-cell office:value-type="string">
            <text:p>Nice to have</text:p>
          </table:table-cell>
          <table:table-cell office:value-type="float" office:value="60">
            <text:p>60</text:p>
          </table:table-cell>
          <table:table-cell office:value-type="string">
            <text:p>Unnecessary </text:p>
          </table:table-cell>
          <table:table-cell office:value-type="float" office:value="37">
            <text:p>3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JobSkillImportanceOtherSelect3</text:p>
          </table:table-cell>
          <table:table-cell office:value-type="string">
            <text:p><text:s text:c="12"/></text:p>
          </table:table-cell>
          <table:table-cell office:value-type="float" office:value="16603">
            <text:p>16603</text:p>
          </table:table-cell>
          <table:table-cell office:value-type="string">
            <text:p>Necessary <text:s text:c="2"/></text:p>
          </table:table-cell>
          <table:table-cell office:value-type="float" office:value="28">
            <text:p>28</text:p>
          </table:table-cell>
          <table:table-cell office:value-type="string">
            <text:p>Nice to have</text:p>
          </table:table-cell>
          <table:table-cell office:value-type="float" office:value="48">
            <text:p>48</text:p>
          </table:table-cell>
          <table:table-cell office:value-type="string">
            <text:p>Unnecessary </text:p>
          </table:table-cell>
          <table:table-cell office:value-type="float" office:value="37">
            <text:p>3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10"/>CoursePlatformSelect</text:p>
          </table:table-cell>
          <table:table-cell office:value-type="string">
            <text:p><text:s text:c="20"/></text:p>
          </table:table-cell>
          <table:table-cell office:value-type="float" office:value="14420">
            <text:p>14420</text:p>
          </table:table-cell>
          <table:table-cell office:value-type="string">
            <text:p>Coursera <text:s text:c="11"/></text:p>
          </table:table-cell>
          <table:table-cell office:value-type="float" office:value="636">
            <text:p>636</text:p>
          </table:table-cell>
          <table:table-cell office:value-type="string">
            <text:p>Coursera,Udacity <text:s text:c="3"/></text:p>
          </table:table-cell>
          <table:table-cell office:value-type="float" office:value="252">
            <text:p>252</text:p>
          </table:table-cell>
          <table:table-cell office:value-type="string">
            <text:p>Coursera,edX <text:s text:c="7"/></text:p>
          </table:table-cell>
          <table:table-cell office:value-type="float" office:value="155">
            <text:p>155</text:p>
          </table:table-cell>
          <table:table-cell office:value-type="string">
            <text:p>Coursera,edX,Udacity</text:p>
          </table:table-cell>
          <table:table-cell office:value-type="float" office:value="131">
            <text:p>131</text:p>
          </table:table-cell>
          <table:table-cell office:value-type="string">
            <text:p>Other <text:s text:c="14"/></text:p>
          </table:table-cell>
          <table:table-cell office:value-type="float" office:value="125">
            <text:p>125</text:p>
          </table:table-cell>
          <table:table-cell office:value-type="string">
            <text:p>(Other) <text:s text:c="12"/></text:p>
          </table:table-cell>
          <table:table-cell office:value-type="float" office:value="997">
            <text:p>997</text:p>
          </table:table-cell>
        </table:table-row>
        <table:table-row table:style-name="ro1">
          <table:table-cell office:value-type="string">
            <text:p><text:s text:c="37"/>HardwarePersonalProjectsSelect</text:p>
          </table:table-cell>
          <table:table-cell office:value-type="string">
            <text:p><text:s text:c="52"/></text:p>
          </table:table-cell>
          <table:table-cell office:value-type="float" office:value="12510">
            <text:p>12510</text:p>
          </table:table-cell>
          <table:table-cell office:value-type="string">
            <text:p>Basic laptop (Macbook) <text:s text:c="29"/></text:p>
          </table:table-cell>
          <table:table-cell office:value-type="float" office:value="1713">
            <text:p>1713</text:p>
          </table:table-cell>
          <table:table-cell office:value-type="string">
            <text:p>Gaming Laptop (Laptop + CUDA capable GPU) <text:s text:c="10"/></text:p>
          </table:table-cell>
          <table:table-cell office:value-type="float" office:value="427">
            <text:p>427</text:p>
          </table:table-cell>
          <table:table-cell office:value-type="string">
            <text:p>Laptop + Cloud service (AWS, Azure, GCE ...) <text:s text:c="7"/></text:p>
          </table:table-cell>
          <table:table-cell office:value-type="float" office:value="313">
            <text:p>313</text:p>
          </table:table-cell>
          <table:table-cell office:value-type="string">
            <text:p>Traditional Workstation <text:s text:c="28"/></text:p>
          </table:table-cell>
          <table:table-cell office:value-type="float" office:value="304">
            <text:p>304</text:p>
          </table:table-cell>
          <table:table-cell office:value-type="string">
            <text:p>Laptop or Workstation and local IT supported servers</text:p>
          </table:table-cell>
          <table:table-cell office:value-type="float" office:value="268">
            <text:p>268</text:p>
          </table:table-cell>
          <table:table-cell office:value-type="string">
            <text:p>(Other) <text:s text:c="44"/></text:p>
          </table:table-cell>
          <table:table-cell office:value-type="float" office:value="1181">
            <text:p>1181</text:p>
          </table:table-cell>
        </table:table-row>
        <table:table-row table:style-name="ro1">
          <table:table-cell office:value-type="string">
            <text:p><text:s text:c="4"/>TimeSpentStudying</text:p>
          </table:table-cell>
          <table:table-cell office:value-type="string">
            <text:p><text:s text:c="13"/></text:p>
          </table:table-cell>
          <table:table-cell office:value-type="float" office:value="12688">
            <text:p>12688</text:p>
          </table:table-cell>
          <table:table-cell office:value-type="string">
            <text:p>0 - 1 hour <text:s text:c="2"/></text:p>
          </table:table-cell>
          <table:table-cell office:value-type="float" office:value="739">
            <text:p>739</text:p>
          </table:table-cell>
          <table:table-cell office:value-type="string">
            <text:p>11 - 39 hours</text:p>
          </table:table-cell>
          <table:table-cell office:value-type="float" office:value="793">
            <text:p>793</text:p>
          </table:table-cell>
          <table:table-cell office:value-type="string">
            <text:p>2 - 10 hours </text:p>
          </table:table-cell>
          <table:table-cell office:value-type="float" office:value="2323">
            <text:p>2323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37"/>ProveKnowledgeSelect</text:p>
          </table:table-cell>
          <table:table-cell office:value-type="string">
            <text:p><text:s text:c="47"/></text:p>
          </table:table-cell>
          <table:table-cell office:value-type="float" office:value="12555">
            <text:p>12555</text:p>
          </table:table-cell>
          <table:table-cell office:value-type="string">
            <text:p>Experience from work in a company related to ML</text:p>
          </table:table-cell>
          <table:table-cell office:value-type="float" office:value="1300">
            <text:p>1300</text:p>
          </table:table-cell>
          <table:table-cell office:value-type="string">
            <text:p>Kaggle Competitions <text:s text:c="27"/></text:p>
          </table:table-cell>
          <table:table-cell office:value-type="float" office:value="857">
            <text:p>857</text:p>
          </table:table-cell>
          <table:table-cell office:value-type="string">
            <text:p>Online Courses and Certifications <text:s text:c="13"/></text:p>
          </table:table-cell>
          <table:table-cell office:value-type="float" office:value="592">
            <text:p>592</text:p>
          </table:table-cell>
          <table:table-cell office:value-type="string">
            <text:p>Github Portfolio <text:s text:c="30"/></text:p>
          </table:table-cell>
          <table:table-cell office:value-type="float" office:value="568">
            <text:p>568</text:p>
          </table:table-cell>
          <table:table-cell office:value-type="string">
            <text:p>Master's degree <text:s text:c="31"/></text:p>
          </table:table-cell>
          <table:table-cell office:value-type="float" office:value="454">
            <text:p>454</text:p>
          </table:table-cell>
          <table:table-cell office:value-type="string">
            <text:p>(Other) <text:s text:c="39"/>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<text:s text:c="9"/>DataScienceIdentitySelect</text:p>
          </table:table-cell>
          <table:table-cell office:value-type="string">
            <text:p><text:s text:c="22"/></text:p>
          </table:table-cell>
          <table:table-cell office:value-type="float" office:value="4045">
            <text:p>4045</text:p>
          </table:table-cell>
          <table:table-cell office:value-type="string">
            <text:p>No <text:s text:c="19"/></text:p>
          </table:table-cell>
          <table:table-cell office:value-type="float" office:value="5314">
            <text:p>5314</text:p>
          </table:table-cell>
          <table:table-cell office:value-type="string">
            <text:p>Sort of (Explain more)</text:p>
          </table:table-cell>
          <table:table-cell office:value-type="float" office:value="3100">
            <text:p>3100</text:p>
          </table:table-cell>
          <table:table-cell office:value-type="string">
            <text:p>Yes <text:s text:c="18"/></text:p>
          </table:table-cell>
          <table:table-cell office:value-type="float" office:value="4257">
            <text:p>425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57"/>FormalEducation</text:p>
          </table:table-cell>
          <table:table-cell office:value-type="string">
            <text:p>Master's degree <text:s text:c="49"/></text:p>
          </table:table-cell>
          <table:table-cell office:value-type="float" office:value="6273">
            <text:p>6273</text:p>
          </table:table-cell>
          <table:table-cell office:value-type="string">
            <text:p>Bachelor's degree <text:s text:c="47"/></text:p>
          </table:table-cell>
          <table:table-cell office:value-type="float" office:value="4811">
            <text:p>4811</text:p>
          </table:table-cell>
          <table:table-cell office:value-type="string">
            <text:p>Doctoral degree <text:s text:c="49"/></text:p>
          </table:table-cell>
          <table:table-cell office:value-type="float" office:value="2347">
            <text:p>2347</text:p>
          </table:table-cell>
          <table:table-cell office:value-type="string">
            <text:p><text:s text:c="65"/></text:p>
          </table:table-cell>
          <table:table-cell office:value-type="float" office:value="1701">
            <text:p>1701</text:p>
          </table:table-cell>
          <table:table-cell office:value-type="string">
            <text:p>Some college/university study without earning a bachelor's degree</text:p>
          </table:table-cell>
          <table:table-cell office:value-type="float" office:value="786">
            <text:p>786</text:p>
          </table:table-cell>
          <table:table-cell office:value-type="string">
            <text:p>Professional degree <text:s text:c="45"/></text:p>
          </table:table-cell>
          <table:table-cell office:value-type="float" office:value="451">
            <text:p>451</text:p>
          </table:table-cell>
          <table:table-cell office:value-type="string">
            <text:p>(Other) <text:s text:c="57"/>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<text:s text:c="28"/>MajorSelect</text:p>
          </table:table-cell>
          <table:table-cell office:value-type="string">
            <text:p>Computer Science <text:s text:c="17"/></text:p>
          </table:table-cell>
          <table:table-cell office:value-type="float" office:value="4397">
            <text:p>4397</text:p>
          </table:table-cell>
          <table:table-cell office:value-type="string">
            <text:p><text:s text:c="34"/></text:p>
          </table:table-cell>
          <table:table-cell office:value-type="float" office:value="3435">
            <text:p>3435</text:p>
          </table:table-cell>
          <table:table-cell office:value-type="string">
            <text:p>Mathematics or statistics <text:s text:c="8"/></text:p>
          </table:table-cell>
          <table:table-cell office:value-type="float" office:value="2220">
            <text:p>2220</text:p>
          </table:table-cell>
          <table:table-cell office:value-type="string">
            <text:p>Engineering (non-computer focused)</text:p>
          </table:table-cell>
          <table:table-cell office:value-type="float" office:value="1339">
            <text:p>1339</text:p>
          </table:table-cell>
          <table:table-cell office:value-type="string">
            <text:p>Electrical Engineering <text:s text:c="11"/></text:p>
          </table:table-cell>
          <table:table-cell office:value-type="float" office:value="1303">
            <text:p>1303</text:p>
          </table:table-cell>
          <table:table-cell office:value-type="string">
            <text:p>Other <text:s text:c="28"/></text:p>
          </table:table-cell>
          <table:table-cell office:value-type="float" office:value="848">
            <text:p>848</text:p>
          </table:table-cell>
          <table:table-cell office:value-type="string">
            <text:p>(Other) <text:s text:c="26"/></text:p>
          </table:table-cell>
          <table:table-cell office:value-type="float" office:value="3174">
            <text:p>3174</text:p>
          </table:table-cell>
        </table:table-row>
        <table:table-row table:style-name="ro1">
          <table:table-cell office:value-type="string">
            <text:p><text:s text:c="31"/>Tenure</text:p>
          </table:table-cell>
          <table:table-cell office:value-type="string">
            <text:p><text:s text:c="34"/></text:p>
          </table:table-cell>
          <table:table-cell office:value-type="float" office:value="3184">
            <text:p>3184</text:p>
          </table:table-cell>
          <table:table-cell office:value-type="string">
            <text:p>1 to 2 years <text:s text:c="21"/></text:p>
          </table:table-cell>
          <table:table-cell office:value-type="float" office:value="3424">
            <text:p>3424</text:p>
          </table:table-cell>
          <table:table-cell office:value-type="string">
            <text:p>3 to 5 years <text:s text:c="21"/></text:p>
          </table:table-cell>
          <table:table-cell office:value-type="float" office:value="3355">
            <text:p>3355</text:p>
          </table:table-cell>
          <table:table-cell office:value-type="string">
            <text:p>6 to 10 years <text:s text:c="20"/></text:p>
          </table:table-cell>
          <table:table-cell office:value-type="float" office:value="1714">
            <text:p>1714</text:p>
          </table:table-cell>
          <table:table-cell office:value-type="string">
            <text:p>I don't write code to analyze data</text:p>
          </table:table-cell>
          <table:table-cell office:value-type="float" office:value="631">
            <text:p>631</text:p>
          </table:table-cell>
          <table:table-cell office:value-type="string">
            <text:p>Less than a year <text:s text:c="17"/></text:p>
          </table:table-cell>
          <table:table-cell office:value-type="float" office:value="2380">
            <text:p>2380</text:p>
          </table:table-cell>
          <table:table-cell office:value-type="string">
            <text:p>More than 10 years <text:s text:c="15"/></text:p>
          </table:table-cell>
          <table:table-cell office:value-type="float" office:value="2028">
            <text:p>2028</text:p>
          </table:table-cell>
        </table:table-row>
        <table:table-row table:style-name="ro1">
          <table:table-cell office:value-type="string">
            <text:p><text:s text:c="26"/>PastJobTitlesSelect</text:p>
          </table:table-cell>
          <table:table-cell office:value-type="string">
            <text:p><text:s text:c="36"/></text:p>
          </table:table-cell>
          <table:table-cell office:value-type="float" office:value="2524">
            <text:p>2524</text:p>
          </table:table-cell>
          <table:table-cell office:value-type="string">
            <text:p>I haven't started working yet <text:s text:c="6"/></text:p>
          </table:table-cell>
          <table:table-cell office:value-type="float" office:value="1454">
            <text:p>1454</text:p>
          </table:table-cell>
          <table:table-cell office:value-type="string">
            <text:p>Other <text:s text:c="30"/></text:p>
          </table:table-cell>
          <table:table-cell office:value-type="float" office:value="1043">
            <text:p>1043</text:p>
          </table:table-cell>
          <table:table-cell office:value-type="string">
            <text:p>Researcher <text:s text:c="25"/></text:p>
          </table:table-cell>
          <table:table-cell office:value-type="float" office:value="786">
            <text:p>786</text:p>
          </table:table-cell>
          <table:table-cell office:value-type="string">
            <text:p>Software Developer/Software Engineer</text:p>
          </table:table-cell>
          <table:table-cell office:value-type="float" office:value="784">
            <text:p>784</text:p>
          </table:table-cell>
          <table:table-cell office:value-type="string">
            <text:p>Engineer <text:s text:c="27"/></text:p>
          </table:table-cell>
          <table:table-cell office:value-type="float" office:value="497">
            <text:p>497</text:p>
          </table:table-cell>
          <table:table-cell office:value-type="string">
            <text:p>(Other) <text:s text:c="28"/></text:p>
          </table:table-cell>
          <table:table-cell office:value-type="float" office:value="9628">
            <text:p>9628</text:p>
          </table:table-cell>
        </table:table-row>
        <table:table-row table:style-name="ro1">
          <table:table-cell office:value-type="string">
            <text:p><text:s text:c="33"/>FirstTrainingSelect</text:p>
          </table:table-cell>
          <table:table-cell office:value-type="string">
            <text:p><text:s text:c="43"/></text:p>
          </table:table-cell>
          <table:table-cell office:value-type="float" office:value="2004">
            <text:p>2004</text:p>
          </table:table-cell>
          <table:table-cell office:value-type="string">
            <text:p>Kaggle competitions <text:s text:c="23"/></text:p>
          </table:table-cell>
          <table:table-cell office:value-type="float" office:value="257">
            <text:p>257</text:p>
          </table:table-cell>
          <table:table-cell office:value-type="string">
            <text:p>Online courses (coursera, udemy, edx, etc.)</text:p>
          </table:table-cell>
          <table:table-cell office:value-type="float" office:value="5299">
            <text:p>5299</text:p>
          </table:table-cell>
          <table:table-cell office:value-type="string">
            <text:p>Other <text:s text:c="37"/></text:p>
          </table:table-cell>
          <table:table-cell office:value-type="float" office:value="307">
            <text:p>307</text:p>
          </table:table-cell>
          <table:table-cell office:value-type="string">
            <text:p>Self-taught <text:s text:c="31"/></text:p>
          </table:table-cell>
          <table:table-cell office:value-type="float" office:value="3697">
            <text:p>3697</text:p>
          </table:table-cell>
          <table:table-cell office:value-type="string">
            <text:p>University courses <text:s text:c="24"/></text:p>
          </table:table-cell>
          <table:table-cell office:value-type="float" office:value="4162">
            <text:p>4162</text:p>
          </table:table-cell>
          <table:table-cell office:value-type="string">
            <text:p>Work <text:s text:c="38"/></text:p>
          </table:table-cell>
          <table:table-cell office:value-type="float" office:value="990">
            <text:p>990</text:p>
          </table:table-cell>
        </table:table-row>
        <table:table-row table:style-name="ro1">
          <table:table-cell office:value-type="string">
            <text:p>LearningCategorySelftTaught</text:p>
          </table:table-cell>
          <table:table-cell office:value-type="string">
            <text:p>Min. <text:s text:c="2"/></text:p>
          </table:table-cell>
          <table:table-cell office:value-type="string">
            <text:p><text:s text:c="2"/>0.00 <text:s/></text:p>
          </table:table-cell>
          <table:table-cell office:value-type="string">
            <text:p>1st Qu.</text:p>
          </table:table-cell>
          <table:table-cell office:value-type="string">
            <text:p><text:s/>15.00 <text:s/></text:p>
          </table:table-cell>
          <table:table-cell office:value-type="string">
            <text:p>Median </text:p>
          </table:table-cell>
          <table:table-cell office:value-type="string">
            <text:p><text:s/>30.00 <text:s/></text:p>
          </table:table-cell>
          <table:table-cell office:value-type="string">
            <text:p>Mean <text:s text:c="2"/></text:p>
          </table:table-cell>
          <table:table-cell office:value-type="string">
            <text:p><text:s/>33.37 <text:s/></text:p>
          </table:table-cell>
          <table:table-cell office:value-type="string">
            <text:p>3rd Qu.</text:p>
          </table:table-cell>
          <table:table-cell office:value-type="string">
            <text:p><text:s/>50.00 <text:s/></text:p>
          </table:table-cell>
          <table:table-cell office:value-type="string">
            <text:p>Max. <text:s text:c="2"/></text:p>
          </table:table-cell>
          <table:table-cell office:value-type="string">
            <text:p>100.00 <text:s/></text:p>
          </table:table-cell>
          <table:table-cell office:value-type="string">
            <text:p>NA's <text:s text:c="2"/></text:p>
          </table:table-cell>
          <table:table-cell office:value-type="float" office:value="3607">
            <text:p>3607</text:p>
          </table:table-cell>
        </table:table-row>
        <table:table-row table:style-name="ro1">
          <table:table-cell office:value-type="string">
            <text:p>LearningCategoryOnlineCourses</text:p>
          </table:table-cell>
          <table:table-cell office:value-type="string">
            <text:p>Min. <text:s text:c="2"/></text:p>
          </table:table-cell>
          <table:table-cell office:value-type="string">
            <text:p><text:s text:c="2"/>0.00 <text:s/></text:p>
          </table:table-cell>
          <table:table-cell office:value-type="string">
            <text:p>1st Qu.</text:p>
          </table:table-cell>
          <table:table-cell table:style-name="ce1" office:value-type="date" office:date-value="2000-05-01">
            <text:p>01/05/00</text:p>
          </table:table-cell>
          <table:table-cell office:value-type="string">
            <text:p>Median </text:p>
          </table:table-cell>
          <table:table-cell office:value-type="string">
            <text:p><text:s/>20.00 <text:s/></text:p>
          </table:table-cell>
          <table:table-cell office:value-type="string">
            <text:p>Mean <text:s text:c="2"/></text:p>
          </table:table-cell>
          <table:table-cell office:value-type="string">
            <text:p><text:s/>27.38 <text:s/></text:p>
          </table:table-cell>
          <table:table-cell office:value-type="string">
            <text:p>3rd Qu.</text:p>
          </table:table-cell>
          <table:table-cell office:value-type="string">
            <text:p><text:s/>40.00 <text:s/></text:p>
          </table:table-cell>
          <table:table-cell office:value-type="string">
            <text:p>Max. <text:s text:c="2"/></text:p>
          </table:table-cell>
          <table:table-cell office:value-type="string">
            <text:p>100.00 <text:s/></text:p>
          </table:table-cell>
          <table:table-cell office:value-type="string">
            <text:p>NA's <text:s text:c="2"/></text:p>
          </table:table-cell>
          <table:table-cell office:value-type="float" office:value="3590">
            <text:p>3590</text:p>
          </table:table-cell>
        </table:table-row>
        <table:table-row table:style-name="ro1">
          <table:table-cell office:value-type="string">
            <text:p>LearningCategoryWork</text:p>
          </table:table-cell>
          <table:table-cell office:value-type="string">
            <text:p>Min. <text:s text:c="2"/></text:p>
          </table:table-cell>
          <table:table-cell office:value-type="string">
            <text:p><text:s text:c="2"/>0.00 <text:s/></text:p>
          </table:table-cell>
          <table:table-cell office:value-type="string">
            <text:p>1st Qu.</text:p>
          </table:table-cell>
          <table:table-cell office:value-type="string">
            <text:p><text:s text:c="2"/>0.00 <text:s/></text:p>
          </table:table-cell>
          <table:table-cell office:value-type="string">
            <text:p>Median </text:p>
          </table:table-cell>
          <table:table-cell table:style-name="ce1" office:value-type="date" office:date-value="2000-10-01">
            <text:p>01/10/00</text:p>
          </table:table-cell>
          <table:table-cell office:value-type="string">
            <text:p>Mean <text:s text:c="2"/></text:p>
          </table:table-cell>
          <table:table-cell office:value-type="string">
            <text:p><text:s/>15.22 <text:s/></text:p>
          </table:table-cell>
          <table:table-cell office:value-type="string">
            <text:p>3rd Qu.</text:p>
          </table:table-cell>
          <table:table-cell office:value-type="string">
            <text:p><text:s/>25.00 <text:s/></text:p>
          </table:table-cell>
          <table:table-cell office:value-type="string">
            <text:p>Max. <text:s text:c="2"/></text:p>
          </table:table-cell>
          <table:table-cell office:value-type="string">
            <text:p>100.00 <text:s/></text:p>
          </table:table-cell>
          <table:table-cell office:value-type="string">
            <text:p>NA's <text:s text:c="2"/></text:p>
          </table:table-cell>
          <table:table-cell office:value-type="float" office:value="3605">
            <text:p>3605</text:p>
          </table:table-cell>
        </table:table-row>
        <table:table-row table:style-name="ro1">
          <table:table-cell office:value-type="string">
            <text:p>LearningCategoryUniversity</text:p>
          </table:table-cell>
          <table:table-cell office:value-type="string">
            <text:p>Min. <text:s text:c="2"/></text:p>
          </table:table-cell>
          <table:table-cell office:value-type="string">
            <text:p><text:s text:c="2"/>0.00 <text:s/></text:p>
          </table:table-cell>
          <table:table-cell office:value-type="string">
            <text:p>1st Qu.</text:p>
          </table:table-cell>
          <table:table-cell office:value-type="string">
            <text:p><text:s text:c="2"/>0.00 <text:s/></text:p>
          </table:table-cell>
          <table:table-cell office:value-type="string">
            <text:p>Median </text:p>
          </table:table-cell>
          <table:table-cell table:style-name="ce1" office:value-type="date" office:date-value="2000-05-01">
            <text:p>01/05/00</text:p>
          </table:table-cell>
          <table:table-cell office:value-type="string">
            <text:p>Mean <text:s text:c="2"/></text:p>
          </table:table-cell>
          <table:table-cell office:value-type="string">
            <text:p><text:s/>16.99 <text:s/></text:p>
          </table:table-cell>
          <table:table-cell office:value-type="string">
            <text:p>3rd Qu.</text:p>
          </table:table-cell>
          <table:table-cell office:value-type="string">
            <text:p><text:s/>30.00 <text:s/></text:p>
          </table:table-cell>
          <table:table-cell office:value-type="string">
            <text:p>Max. <text:s text:c="2"/></text:p>
          </table:table-cell>
          <table:table-cell office:value-type="string">
            <text:p>100.00 <text:s/></text:p>
          </table:table-cell>
          <table:table-cell office:value-type="string">
            <text:p>NA's <text:s text:c="2"/></text:p>
          </table:table-cell>
          <table:table-cell office:value-type="float" office:value="3594">
            <text:p>3594</text:p>
          </table:table-cell>
        </table:table-row>
        <table:table-row table:style-name="ro1">
          <table:table-cell office:value-type="string">
            <text:p>LearningCategoryKaggle</text:p>
          </table:table-cell>
          <table:table-cell office:value-type="string">
            <text:p>Min. <text:s text:c="2"/></text:p>
          </table:table-cell>
          <table:table-cell office:value-type="float" office:value="0">
            <text:p>0</text:p>
          </table:table-cell>
          <table:table-cell office:value-type="string">
            <text:p>1st Qu.</text:p>
          </table:table-cell>
          <table:table-cell office:value-type="float" office:value="0">
            <text:p>0</text:p>
          </table:table-cell>
          <table:table-cell office:value-type="string">
            <text:p>Median </text:p>
          </table:table-cell>
          <table:table-cell office:value-type="float" office:value="0">
            <text:p>0</text:p>
          </table:table-cell>
          <table:table-cell office:value-type="string">
            <text:p>Mean <text:s text:c="2"/></text:p>
          </table:table-cell>
          <table:table-cell office:value-type="float" office:value="5531">
            <text:p>5531</text:p>
          </table:table-cell>
          <table:table-cell office:value-type="string">
            <text:p>3rd Qu.</text:p>
          </table:table-cell>
          <table:table-cell office:value-type="float" office:value="10000">
            <text:p>10000</text:p>
          </table:table-cell>
          <table:table-cell office:value-type="string">
            <text:p>Max. <text:s text:c="2"/></text:p>
          </table:table-cell>
          <table:table-cell office:value-type="float" office:value="100000">
            <text:p>100000</text:p>
          </table:table-cell>
          <table:table-cell office:value-type="string">
            <text:p>NA's <text:s text:c="2"/></text:p>
          </table:table-cell>
          <table:table-cell office:value-type="float" office:value="3590">
            <text:p>3590</text:p>
          </table:table-cell>
        </table:table-row>
        <table:table-row table:style-name="ro1">
          <table:table-cell office:value-type="string">
            <text:p>LearningCategoryOther</text:p>
          </table:table-cell>
          <table:table-cell office:value-type="string">
            <text:p>Min. <text:s text:c="2"/></text:p>
          </table:table-cell>
          <table:table-cell office:value-type="float" office:value="0">
            <text:p>0</text:p>
          </table:table-cell>
          <table:table-cell office:value-type="string">
            <text:p>1st Qu.</text:p>
          </table:table-cell>
          <table:table-cell office:value-type="float" office:value="0">
            <text:p>0</text:p>
          </table:table-cell>
          <table:table-cell office:value-type="string">
            <text:p>Median </text:p>
          </table:table-cell>
          <table:table-cell office:value-type="float" office:value="0">
            <text:p>0</text:p>
          </table:table-cell>
          <table:table-cell office:value-type="string">
            <text:p>Mean <text:s text:c="2"/></text:p>
          </table:table-cell>
          <table:table-cell office:value-type="float" office:value="1796">
            <text:p>1796</text:p>
          </table:table-cell>
          <table:table-cell office:value-type="string">
            <text:p>3rd Qu.</text:p>
          </table:table-cell>
          <table:table-cell office:value-type="float" office:value="0">
            <text:p>0</text:p>
          </table:table-cell>
          <table:table-cell office:value-type="string">
            <text:p>Max. <text:s text:c="2"/></text:p>
          </table:table-cell>
          <table:table-cell office:value-type="float" office:value="100000">
            <text:p>100000</text:p>
          </table:table-cell>
          <table:table-cell office:value-type="string">
            <text:p>NA's <text:s text:c="2"/></text:p>
          </table:table-cell>
          <table:table-cell office:value-type="float" office:value="3622">
            <text:p>3622</text:p>
          </table:table-cell>
        </table:table-row>
        <table:table-row table:style-name="ro1">
          <table:table-cell office:value-type="string">
            <text:p><text:s text:c="57"/>MLSkillsSelect</text:p>
          </table:table-cell>
          <table:table-cell office:value-type="string">
            <text:p><text:s text:c="64"/></text:p>
          </table:table-cell>
          <table:table-cell office:value-type="float" office:value="3963">
            <text:p>3963</text:p>
          </table:table-cell>
          <table:table-cell office:value-type="string">
            <text:p>Supervised Machine Learning (Tabular Data) <text:s text:c="21"/></text:p>
          </table:table-cell>
          <table:table-cell office:value-type="float" office:value="1608">
            <text:p>1608</text:p>
          </table:table-cell>
          <table:table-cell office:value-type="string">
            <text:p>Supervised Machine Learning (Tabular Data),Unsupervised Learning</text:p>
          </table:table-cell>
          <table:table-cell office:value-type="float" office:value="550">
            <text:p>550</text:p>
          </table:table-cell>
          <table:table-cell office:value-type="string">
            <text:p>Time Series <text:s text:c="52"/></text:p>
          </table:table-cell>
          <table:table-cell office:value-type="float" office:value="532">
            <text:p>532</text:p>
          </table:table-cell>
          <table:table-cell office:value-type="string">
            <text:p>Other (please specify; separate by semi-colon) <text:s text:c="17"/></text:p>
          </table:table-cell>
          <table:table-cell office:value-type="float" office:value="450">
            <text:p>450</text:p>
          </table:table-cell>
          <table:table-cell office:value-type="string">
            <text:p>Supervised Machine Learning (Tabular Data),Time Series <text:s text:c="9"/></text:p>
          </table:table-cell>
          <table:table-cell office:value-type="float" office:value="446">
            <text:p>446</text:p>
          </table:table-cell>
          <table:table-cell office:value-type="string">
            <text:p>(Other) <text:s text:c="56"/></text:p>
          </table:table-cell>
          <table:table-cell office:value-type="float" office:value="9167">
            <text:p>9167</text:p>
          </table:table-cell>
        </table:table-row>
        <table:table-row table:style-name="ro1">
          <table:table-cell office:value-type="string">
            <text:p><text:s text:c="42"/>MLTechniquesSelect</text:p>
          </table:table-cell>
          <table:table-cell office:value-type="string">
            <text:p><text:s text:c="51"/></text:p>
          </table:table-cell>
          <table:table-cell office:value-type="float" office:value="4132">
            <text:p>4132</text:p>
          </table:table-cell>
          <table:table-cell office:value-type="string">
            <text:p>Logistic Regression <text:s text:c="31"/></text:p>
          </table:table-cell>
          <table:table-cell office:value-type="float" office:value="886">
            <text:p>886</text:p>
          </table:table-cell>
          <table:table-cell office:value-type="string">
            <text:p>Decision Trees - Random Forests,Logistic Regression</text:p>
          </table:table-cell>
          <table:table-cell office:value-type="float" office:value="417">
            <text:p>417</text:p>
          </table:table-cell>
          <table:table-cell office:value-type="string">
            <text:p>Other (please specify; separate by semi-colon) <text:s text:c="4"/></text:p>
          </table:table-cell>
          <table:table-cell office:value-type="float" office:value="404">
            <text:p>404</text:p>
          </table:table-cell>
          <table:table-cell office:value-type="string">
            <text:p>Neural Networks - CNNs <text:s text:c="28"/></text:p>
          </table:table-cell>
          <table:table-cell office:value-type="float" office:value="291">
            <text:p>291</text:p>
          </table:table-cell>
          <table:table-cell office:value-type="string">
            <text:p>Decision Trees - Random Forests <text:s text:c="19"/></text:p>
          </table:table-cell>
          <table:table-cell office:value-type="float" office:value="261">
            <text:p>261</text:p>
          </table:table-cell>
          <table:table-cell office:value-type="string">
            <text:p>(Other) <text:s text:c="43"/></text:p>
          </table:table-cell>
          <table:table-cell office:value-type="float" office:value="10325">
            <text:p>10325</text:p>
          </table:table-cell>
        </table:table-row>
        <table:table-row table:style-name="ro1">
          <table:table-cell office:value-type="string">
            <text:p><text:s text:c="43"/>ParentsEducation</text:p>
          </table:table-cell>
          <table:table-cell office:value-type="string">
            <text:p><text:s text:c="51"/></text:p>
          </table:table-cell>
          <table:table-cell office:value-type="float" office:value="4048">
            <text:p>4048</text:p>
          </table:table-cell>
          <table:table-cell office:value-type="string">
            <text:p>A bachelor's degree <text:s text:c="31"/></text:p>
          </table:table-cell>
          <table:table-cell office:value-type="float" office:value="3605">
            <text:p>3605</text:p>
          </table:table-cell>
          <table:table-cell office:value-type="string">
            <text:p>A master's degree <text:s text:c="33"/></text:p>
          </table:table-cell>
          <table:table-cell office:value-type="float" office:value="2903">
            <text:p>2903</text:p>
          </table:table-cell>
          <table:table-cell office:value-type="string">
            <text:p>High school <text:s text:c="39"/></text:p>
          </table:table-cell>
          <table:table-cell office:value-type="float" office:value="1973">
            <text:p>1973</text:p>
          </table:table-cell>
          <table:table-cell office:value-type="string">
            <text:p>Some college/university study, no bachelor's degree</text:p>
          </table:table-cell>
          <table:table-cell office:value-type="float" office:value="1216">
            <text:p>1216</text:p>
          </table:table-cell>
          <table:table-cell office:value-type="string">
            <text:p>A doctoral degree <text:s text:c="33"/></text:p>
          </table:table-cell>
          <table:table-cell office:value-type="float" office:value="1119">
            <text:p>1119</text:p>
          </table:table-cell>
          <table:table-cell office:value-type="string">
            <text:p>(Other) <text:s text:c="43"/></text:p>
          </table:table-cell>
          <table:table-cell office:value-type="float" office:value="1852">
            <text:p>1852</text:p>
          </table:table-cell>
        </table:table-row>
        <table:table-row table:style-name="ro1">
          <table:table-cell office:value-type="string">
            <text:p><text:s text:c="5"/>EmployerIndustry</text:p>
          </table:table-cell>
          <table:table-cell office:value-type="string">
            <text:p><text:s text:c="13"/></text:p>
          </table:table-cell>
          <table:table-cell office:value-type="float" office:value="5970">
            <text:p>5970</text:p>
          </table:table-cell>
          <table:table-cell office:value-type="string">
            <text:p>Technology <text:s text:c="2"/></text:p>
          </table:table-cell>
          <table:table-cell office:value-type="float" office:value="2253">
            <text:p>2253</text:p>
          </table:table-cell>
          <table:table-cell office:value-type="string">
            <text:p>Academic <text:s text:c="4"/></text:p>
          </table:table-cell>
          <table:table-cell office:value-type="float" office:value="1643">
            <text:p>1643</text:p>
          </table:table-cell>
          <table:table-cell office:value-type="string">
            <text:p>Financial <text:s text:c="3"/></text:p>
          </table:table-cell>
          <table:table-cell office:value-type="float" office:value="1145">
            <text:p>1145</text:p>
          </table:table-cell>
          <table:table-cell office:value-type="string">
            <text:p>Other <text:s text:c="7"/></text:p>
          </table:table-cell>
          <table:table-cell office:value-type="float" office:value="984">
            <text:p>984</text:p>
          </table:table-cell>
          <table:table-cell office:value-type="string">
            <text:p>Mix of fields</text:p>
          </table:table-cell>
          <table:table-cell office:value-type="float" office:value="954">
            <text:p>954</text:p>
          </table:table-cell>
          <table:table-cell office:value-type="string">
            <text:p>(Other) <text:s text:c="5"/></text:p>
          </table:table-cell>
          <table:table-cell office:value-type="float" office:value="3767">
            <text:p>3767</text:p>
          </table:table-cell>
        </table:table-row>
        <table:table-row table:style-name="ro1">
          <table:table-cell office:value-type="string">
            <text:p><text:s text:c="18"/>EmployerSize</text:p>
          </table:table-cell>
          <table:table-cell office:value-type="string">
            <text:p><text:s text:c="24"/></text:p>
          </table:table-cell>
          <table:table-cell office:value-type="float" office:value="8945">
            <text:p>8945</text:p>
          </table:table-cell>
          <table:table-cell office:value-type="string">
            <text:p>10,000 or more employees</text:p>
          </table:table-cell>
          <table:table-cell office:value-type="float" office:value="1742">
            <text:p>1742</text:p>
          </table:table-cell>
          <table:table-cell office:value-type="string">
            <text:p>100 to 499 employees <text:s text:c="3"/></text:p>
          </table:table-cell>
          <table:table-cell office:value-type="float" office:value="1352">
            <text:p>1352</text:p>
          </table:table-cell>
          <table:table-cell office:value-type="string">
            <text:p>20 to 99 employees <text:s text:c="5"/></text:p>
          </table:table-cell>
          <table:table-cell office:value-type="float" office:value="1192">
            <text:p>1192</text:p>
          </table:table-cell>
          <table:table-cell office:value-type="string">
            <text:p>1,000 to 4,999 employees</text:p>
          </table:table-cell>
          <table:table-cell office:value-type="float" office:value="1115">
            <text:p>1115</text:p>
          </table:table-cell>
          <table:table-cell office:value-type="string">
            <text:p>500 to 999 employees <text:s text:c="3"/></text:p>
          </table:table-cell>
          <table:table-cell office:value-type="float" office:value="613">
            <text:p>613</text:p>
          </table:table-cell>
          <table:table-cell office:value-type="string">
            <text:p>(Other) <text:s text:c="16"/></text:p>
          </table:table-cell>
          <table:table-cell office:value-type="float" office:value="1757">
            <text:p>1757</text:p>
          </table:table-cell>
        </table:table-row>
        <table:table-row table:style-name="ro1">
          <table:table-cell office:value-type="string">
            <text:p><text:s text:c="14"/>EmployerSizeChange</text:p>
          </table:table-cell>
          <table:table-cell office:value-type="string">
            <text:p><text:s text:c="23"/></text:p>
          </table:table-cell>
          <table:table-cell office:value-type="float" office:value="9159">
            <text:p>9159</text:p>
          </table:table-cell>
          <table:table-cell office:value-type="string">
            <text:p>Decreased significantly</text:p>
          </table:table-cell>
          <table:table-cell office:value-type="float" office:value="204">
            <text:p>204</text:p>
          </table:table-cell>
          <table:table-cell office:value-type="string">
            <text:p>Decreased slightly <text:s text:c="4"/></text:p>
          </table:table-cell>
          <table:table-cell office:value-type="float" office:value="472">
            <text:p>472</text:p>
          </table:table-cell>
          <table:table-cell office:value-type="string">
            <text:p>Increased significantly</text:p>
          </table:table-cell>
          <table:table-cell office:value-type="float" office:value="1705">
            <text:p>1705</text:p>
          </table:table-cell>
          <table:table-cell office:value-type="string">
            <text:p>Increased slightly <text:s text:c="4"/></text:p>
          </table:table-cell>
          <table:table-cell office:value-type="float" office:value="2846">
            <text:p>2846</text:p>
          </table:table-cell>
          <table:table-cell office:value-type="string">
            <text:p>Stayed the same <text:s text:c="7"/></text:p>
          </table:table-cell>
          <table:table-cell office:value-type="float" office:value="2330">
            <text:p>2330</text:p>
          </table:table-cell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11"/>EmployerMLTime</text:p>
          </table:table-cell>
          <table:table-cell office:value-type="string">
            <text:p><text:s text:c="18"/></text:p>
          </table:table-cell>
          <table:table-cell office:value-type="float" office:value="9065">
            <text:p>9065</text:p>
          </table:table-cell>
          <table:table-cell office:value-type="string">
            <text:p>1-2 years <text:s text:c="8"/></text:p>
          </table:table-cell>
          <table:table-cell office:value-type="float" office:value="1722">
            <text:p>1722</text:p>
          </table:table-cell>
          <table:table-cell office:value-type="string">
            <text:p>3-5 years <text:s text:c="8"/></text:p>
          </table:table-cell>
          <table:table-cell office:value-type="float" office:value="1945">
            <text:p>1945</text:p>
          </table:table-cell>
          <table:table-cell office:value-type="string">
            <text:p>6-10 years <text:s text:c="7"/></text:p>
          </table:table-cell>
          <table:table-cell office:value-type="float" office:value="783">
            <text:p>783</text:p>
          </table:table-cell>
          <table:table-cell office:value-type="string">
            <text:p>Don't know <text:s text:c="7"/></text:p>
          </table:table-cell>
          <table:table-cell office:value-type="float" office:value="930">
            <text:p>930</text:p>
          </table:table-cell>
          <table:table-cell office:value-type="string">
            <text:p>Less than one year</text:p>
          </table:table-cell>
          <table:table-cell office:value-type="float" office:value="1107">
            <text:p>1107</text:p>
          </table:table-cell>
          <table:table-cell office:value-type="string">
            <text:p>More than 10 years</text:p>
          </table:table-cell>
          <table:table-cell office:value-type="float" office:value="1164">
            <text:p>1164</text:p>
          </table:table-cell>
        </table:table-row>
        <table:table-row table:style-name="ro1">
          <table:table-cell office:value-type="string">
            <text:p><text:s text:c="66"/>EmployerSearchMethod</text:p>
          </table:table-cell>
          <table:table-cell office:value-type="string">
            <text:p><text:s text:c="76"/></text:p>
          </table:table-cell>
          <table:table-cell office:value-type="float" office:value="8988">
            <text:p>8988</text:p>
          </table:table-cell>
          <table:table-cell office:value-type="string">
            <text:p>A friend, family member, or former colleague told me <text:s text:c="23"/></text:p>
          </table:table-cell>
          <table:table-cell office:value-type="float" office:value="1924">
            <text:p>1924</text:p>
          </table:table-cell>
          <table:table-cell office:value-type="string">
            <text:p>I was contacted directly by someone at the company (e.g. internal recruiter)</text:p>
          </table:table-cell>
          <table:table-cell office:value-type="float" office:value="1545">
            <text:p>1545</text:p>
          </table:table-cell>
          <table:table-cell office:value-type="string">
            <text:p>A general-purpose job board <text:s text:c="48"/></text:p>
          </table:table-cell>
          <table:table-cell office:value-type="float" office:value="919">
            <text:p>919</text:p>
          </table:table-cell>
          <table:table-cell office:value-type="string">
            <text:p>Some other way <text:s text:c="61"/></text:p>
          </table:table-cell>
          <table:table-cell office:value-type="float" office:value="846">
            <text:p>846</text:p>
          </table:table-cell>
          <table:table-cell office:value-type="string">
            <text:p>An external recruiter or headhunter <text:s text:c="40"/></text:p>
          </table:table-cell>
          <table:table-cell office:value-type="float" office:value="749">
            <text:p>749</text:p>
          </table:table-cell>
          <table:table-cell office:value-type="string">
            <text:p>(Other) <text:s text:c="68"/></text:p>
          </table:table-cell>
          <table:table-cell office:value-type="float" office:value="1745">
            <text:p>1745</text:p>
          </table:table-cell>
        </table:table-row>
        <table:table-row table:style-name="ro1">
          <table:table-cell office:value-type="string">
            <text:p><text:s text:c="33"/>UniversityImportance</text:p>
          </table:table-cell>
          <table:table-cell office:value-type="string">
            <text:p><text:s text:c="43"/></text:p>
          </table:table-cell>
          <table:table-cell office:value-type="float" office:value="8618">
            <text:p>8618</text:p>
          </table:table-cell>
          <table:table-cell office:value-type="string">
            <text:p>Important <text:s text:c="33"/></text:p>
          </table:table-cell>
          <table:table-cell office:value-type="float" office:value="2347">
            <text:p>2347</text:p>
          </table:table-cell>
          <table:table-cell office:value-type="string">
            <text:p>N/A, I did not receive any formal education</text:p>
          </table:table-cell>
          <table:table-cell office:value-type="float" office:value="42">
            <text:p>42</text:p>
          </table:table-cell>
          <table:table-cell office:value-type="string">
            <text:p>Not at all important <text:s text:c="22"/></text:p>
          </table:table-cell>
          <table:table-cell office:value-type="float" office:value="317">
            <text:p>317</text:p>
          </table:table-cell>
          <table:table-cell office:value-type="string">
            <text:p>Not very important <text:s text:c="24"/></text:p>
          </table:table-cell>
          <table:table-cell office:value-type="float" office:value="772">
            <text:p>772</text:p>
          </table:table-cell>
          <table:table-cell office:value-type="string">
            <text:p>Somewhat important <text:s text:c="24"/></text:p>
          </table:table-cell>
          <table:table-cell office:value-type="float" office:value="1695">
            <text:p>1695</text:p>
          </table:table-cell>
          <table:table-cell office:value-type="string">
            <text:p>Very important <text:s text:c="28"/></text:p>
          </table:table-cell>
          <table:table-cell office:value-type="float" office:value="2925">
            <text:p>2925</text:p>
          </table:table-cell>
        </table:table-row>
        <table:table-row table:style-name="ro1">
          <table:table-cell office:value-type="string">
            <text:p><text:s text:c="105"/>JobFunctionSelect</text:p>
          </table:table-cell>
          <table:table-cell office:value-type="string">
            <text:p><text:s text:c="114"/></text:p>
          </table:table-cell>
          <table:table-cell office:value-type="float" office:value="8735">
            <text:p>8735</text:p>
          </table:table-cell>
          <table:table-cell office:value-type="string">
            <text:p>Analyze and understand data to influence product or business decisions <text:s text:c="43"/></text:p>
          </table:table-cell>
          <table:table-cell office:value-type="float" office:value="3076">
            <text:p>3076</text:p>
          </table:table-cell>
          <table:table-cell office:value-type="string">
            <text:p>Build and/or run a machine learning service that operationally improves your product or workflows <text:s text:c="16"/></text:p>
          </table:table-cell>
          <table:table-cell office:value-type="float" office:value="1351">
            <text:p>1351</text:p>
          </table:table-cell>
          <table:table-cell office:value-type="string">
            <text:p>Build and/or run the data infrastructure that your business uses for storing, analyzing, and operationalizing data</text:p>
          </table:table-cell>
          <table:table-cell office:value-type="float" office:value="886">
            <text:p>886</text:p>
          </table:table-cell>
          <table:table-cell office:value-type="string">
            <text:p>Build prototypes to explore applying machine learning to new areas <text:s text:c="47"/></text:p>
          </table:table-cell>
          <table:table-cell office:value-type="float" office:value="1376">
            <text:p>1376</text:p>
          </table:table-cell>
          <table:table-cell office:value-type="string">
            <text:p>Other <text:s text:c="108"/></text:p>
          </table:table-cell>
          <table:table-cell office:value-type="float" office:value="642">
            <text:p>642</text:p>
          </table:table-cell>
          <table:table-cell office:value-type="string">
            <text:p>Research that advances the state of the art of machine learning <text:s text:c="50"/>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string">
            <text:p><text:s text:c="43"/>WorkHardwareSelect</text:p>
          </table:table-cell>
          <table:table-cell office:value-type="string">
            <text:p><text:s text:c="52"/></text:p>
          </table:table-cell>
          <table:table-cell office:value-type="float" office:value="8698">
            <text:p>8698</text:p>
          </table:table-cell>
          <table:table-cell office:value-type="string">
            <text:p>Laptop or Workstation and private datacenters <text:s text:c="6"/></text:p>
          </table:table-cell>
          <table:table-cell office:value-type="float" office:value="1138">
            <text:p>1138</text:p>
          </table:table-cell>
          <table:table-cell office:value-type="string">
            <text:p>Basic laptop (Macbook) <text:s text:c="29"/></text:p>
          </table:table-cell>
          <table:table-cell office:value-type="float" office:value="1050">
            <text:p>1050</text:p>
          </table:table-cell>
          <table:table-cell office:value-type="string">
            <text:p>Laptop + Cloud service (AWS, Azure, GCE ...) <text:s text:c="7"/></text:p>
          </table:table-cell>
          <table:table-cell office:value-type="float" office:value="954">
            <text:p>954</text:p>
          </table:table-cell>
          <table:table-cell office:value-type="string">
            <text:p>Laptop or Workstation and local IT supported servers</text:p>
          </table:table-cell>
          <table:table-cell office:value-type="float" office:value="726">
            <text:p>726</text:p>
          </table:table-cell>
          <table:table-cell office:value-type="string">
            <text:p>Traditional Workstation <text:s text:c="28"/></text:p>
          </table:table-cell>
          <table:table-cell office:value-type="float" office:value="569">
            <text:p>569</text:p>
          </table:table-cell>
          <table:table-cell office:value-type="string">
            <text:p>(Other) <text:s text:c="44"/></text:p>
          </table:table-cell>
          <table:table-cell office:value-type="float" office:value="3581">
            <text:p>3581</text:p>
          </table:table-cell>
        </table:table-row>
        <table:table-row table:style-name="ro1">
          <table:table-cell office:value-type="string">
            <text:p><text:s text:c="16"/>WorkDataTypeSelect</text:p>
          </table:table-cell>
          <table:table-cell office:value-type="string">
            <text:p><text:s text:c="25"/></text:p>
          </table:table-cell>
          <table:table-cell office:value-type="float" office:value="8692">
            <text:p>8692</text:p>
          </table:table-cell>
          <table:table-cell office:value-type="string">
            <text:p>Relational data <text:s text:c="9"/></text:p>
          </table:table-cell>
          <table:table-cell office:value-type="float" office:value="2512">
            <text:p>2512</text:p>
          </table:table-cell>
          <table:table-cell office:value-type="string">
            <text:p>Text data,Relational data</text:p>
          </table:table-cell>
          <table:table-cell office:value-type="float" office:value="1938">
            <text:p>1938</text:p>
          </table:table-cell>
          <table:table-cell office:value-type="string">
            <text:p>Text data <text:s text:c="15"/></text:p>
          </table:table-cell>
          <table:table-cell office:value-type="float" office:value="1336">
            <text:p>1336</text:p>
          </table:table-cell>
          <table:table-cell office:value-type="string">
            <text:p>Other <text:s text:c="19"/></text:p>
          </table:table-cell>
          <table:table-cell office:value-type="float" office:value="485">
            <text:p>485</text:p>
          </table:table-cell>
          <table:table-cell office:value-type="string">
            <text:p>Image data <text:s text:c="14"/></text:p>
          </table:table-cell>
          <table:table-cell office:value-type="float" office:value="364">
            <text:p>364</text:p>
          </table:table-cell>
          <table:table-cell office:value-type="string">
            <text:p>(Other) <text:s text:c="17"/></text:p>
          </table:table-cell>
          <table:table-cell office:value-type="float" office:value="1389">
            <text:p>1389</text:p>
          </table:table-cell>
        </table:table-row>
        <table:table-row table:style-name="ro1">
          <table:table-cell office:value-type="string">
            <text:p><text:s text:c="4"/>WorkProductionFrequency</text:p>
          </table:table-cell>
          <table:table-cell office:value-type="string">
            <text:p><text:s text:c="16"/></text:p>
          </table:table-cell>
          <table:table-cell office:value-type="float" office:value="9594">
            <text:p>9594</text:p>
          </table:table-cell>
          <table:table-cell office:value-type="string">
            <text:p>Always <text:s text:c="9"/></text:p>
          </table:table-cell>
          <table:table-cell office:value-type="float" office:value="526">
            <text:p>526</text:p>
          </table:table-cell>
          <table:table-cell office:value-type="string">
            <text:p>Don't know <text:s text:c="5"/></text:p>
          </table:table-cell>
          <table:table-cell office:value-type="float" office:value="206">
            <text:p>206</text:p>
          </table:table-cell>
          <table:table-cell office:value-type="string">
            <text:p>Most of the time</text:p>
          </table:table-cell>
          <table:table-cell office:value-type="float" office:value="1911">
            <text:p>1911</text:p>
          </table:table-cell>
          <table:table-cell office:value-type="string">
            <text:p>Never <text:s text:c="10"/></text:p>
          </table:table-cell>
          <table:table-cell office:value-type="float" office:value="733">
            <text:p>733</text:p>
          </table:table-cell>
          <table:table-cell office:value-type="string">
            <text:p>Rarely <text:s text:c="9"/></text:p>
          </table:table-cell>
          <table:table-cell office:value-type="float" office:value="1257">
            <text:p>1257</text:p>
          </table:table-cell>
          <table:table-cell office:value-type="string">
            <text:p>Sometimes <text:s text:c="6"/></text:p>
          </table:table-cell>
          <table:table-cell office:value-type="float" office:value="2489">
            <text:p>2489</text:p>
          </table:table-cell>
        </table:table-row>
        <table:table-row table:style-name="ro1">
          <table:table-cell office:value-type="string">
            <text:p>WorkDatasetSize</text:p>
          </table:table-cell>
          <table:table-cell office:value-type="string">
            <text:p><text:s text:c="7"/></text:p>
          </table:table-cell>
          <table:table-cell office:value-type="float" office:value="9628">
            <text:p>9628</text:p>
          </table:table-cell>
          <table:table-cell office:value-type="string">
            <text:p>1GB <text:s text:c="3"/></text:p>
          </table:table-cell>
          <table:table-cell office:value-type="float" office:value="1737">
            <text:p>1737</text:p>
          </table:table-cell>
          <table:table-cell office:value-type="string">
            <text:p>10GB <text:s text:c="2"/></text:p>
          </table:table-cell>
          <table:table-cell office:value-type="float" office:value="1428">
            <text:p>1428</text:p>
          </table:table-cell>
          <table:table-cell office:value-type="string">
            <text:p>100MB <text:s/></text:p>
          </table:table-cell>
          <table:table-cell office:value-type="float" office:value="1355">
            <text:p>1355</text:p>
          </table:table-cell>
          <table:table-cell office:value-type="string">
            <text:p>100GB <text:s/></text:p>
          </table:table-cell>
          <table:table-cell office:value-type="float" office:value="803">
            <text:p>803</text:p>
          </table:table-cell>
          <table:table-cell office:value-type="string">
            <text:p>10MB <text:s text:c="2"/></text:p>
          </table:table-cell>
          <table:table-cell office:value-type="float" office:value="688">
            <text:p>688</text:p>
          </table:table-cell>
          <table:table-cell office:value-type="string">
            <text:p>(Other)</text:p>
          </table:table-cell>
          <table:table-cell office:value-type="float" office:value="1077">
            <text:p>1077</text:p>
          </table:table-cell>
        </table:table-row>
        <table:table-row table:style-name="ro1">
          <table:table-cell office:value-type="string">
            <text:p><text:s text:c="50"/>WorkAlgorithmsSelect</text:p>
          </table:table-cell>
          <table:table-cell office:value-type="string">
            <text:p><text:s text:c="60"/></text:p>
          </table:table-cell>
          <table:table-cell office:value-type="float" office:value="9415">
            <text:p>9415</text:p>
          </table:table-cell>
          <table:table-cell office:value-type="string">
            <text:p>Regression/Logistic Regression <text:s text:c="29"/></text:p>
          </table:table-cell>
          <table:table-cell office:value-type="float" office:value="535">
            <text:p>535</text:p>
          </table:table-cell>
          <table:table-cell office:value-type="string">
            <text:p>Other <text:s text:c="54"/></text:p>
          </table:table-cell>
          <table:table-cell office:value-type="float" office:value="243">
            <text:p>243</text:p>
          </table:table-cell>
          <table:table-cell office:value-type="string">
            <text:p>Decision Trees,Random Forests,Regression/Logistic Regression</text:p>
          </table:table-cell>
          <table:table-cell office:value-type="float" office:value="205">
            <text:p>205</text:p>
          </table:table-cell>
          <table:table-cell office:value-type="string">
            <text:p>Decision Trees,Regression/Logistic Regression <text:s text:c="14"/></text:p>
          </table:table-cell>
          <table:table-cell office:value-type="float" office:value="201">
            <text:p>201</text:p>
          </table:table-cell>
          <table:table-cell office:value-type="string">
            <text:p>Neural Networks <text:s text:c="44"/></text:p>
          </table:table-cell>
          <table:table-cell office:value-type="float" office:value="144">
            <text:p>144</text:p>
          </table:table-cell>
          <table:table-cell office:value-type="string">
            <text:p>(Other) <text:s text:c="52"/>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<text:s text:c="4"/>WorkToolsSelect</text:p>
          </table:table-cell>
          <table:table-cell office:value-type="string">
            <text:p><text:s text:c="12"/></text:p>
          </table:table-cell>
          <table:table-cell office:value-type="float" office:value="8761">
            <text:p>8761</text:p>
          </table:table-cell>
          <table:table-cell office:value-type="string">
            <text:p>Python,R <text:s text:c="3"/></text:p>
          </table:table-cell>
          <table:table-cell office:value-type="float" office:value="125">
            <text:p>125</text:p>
          </table:table-cell>
          <table:table-cell office:value-type="string">
            <text:p>R <text:s text:c="10"/></text:p>
          </table:table-cell>
          <table:table-cell office:value-type="float" office:value="123">
            <text:p>123</text:p>
          </table:table-cell>
          <table:table-cell office:value-type="string">
            <text:p>Python <text:s text:c="5"/></text:p>
          </table:table-cell>
          <table:table-cell office:value-type="float" office:value="118">
            <text:p>118</text:p>
          </table:table-cell>
          <table:table-cell office:value-type="string">
            <text:p>Python,R,SQL</text:p>
          </table:table-cell>
          <table:table-cell office:value-type="float" office:value="64">
            <text:p>64</text:p>
          </table:table-cell>
          <table:table-cell office:value-type="string">
            <text:p>R,SQL <text:s text:c="6"/></text:p>
          </table:table-cell>
          <table:table-cell office:value-type="float" office:value="61">
            <text:p>61</text:p>
          </table:table-cell>
          <table:table-cell office:value-type="string">
            <text:p>(Other) <text:s text:c="4"/></text:p>
          </table:table-cell>
          <table:table-cell office:value-type="float" office:value="7464">
            <text:p>7464</text:p>
          </table:table-cell>
        </table:table-row>
        <table:table-row table:style-name="ro1">
          <table:table-cell office:value-type="string">
            <text:p><text:s text:c="3"/>WorkToolsFrequencyAmazonML</text:p>
          </table:table-cell>
          <table:table-cell office:value-type="string">
            <text:p><text:s text:c="16"/></text:p>
          </table:table-cell>
          <table:table-cell office:value-type="float" office:value="16317">
            <text:p>16317</text:p>
          </table:table-cell>
          <table:table-cell office:value-type="string">
            <text:p>Most of the time</text:p>
          </table:table-cell>
          <table:table-cell office:value-type="float" office:value="21">
            <text:p>21</text:p>
          </table:table-cell>
          <table:table-cell office:value-type="string">
            <text:p>Often <text:s text:c="10"/></text:p>
          </table:table-cell>
          <table:table-cell office:value-type="float" office:value="75">
            <text:p>75</text:p>
          </table:table-cell>
          <table:table-cell office:value-type="string">
            <text:p>Rarely <text:s text:c="9"/></text:p>
          </table:table-cell>
          <table:table-cell office:value-type="float" office:value="161">
            <text:p>161</text:p>
          </table:table-cell>
          <table:table-cell office:value-type="string">
            <text:p>Sometimes <text:s text:c="6"/></text:p>
          </table:table-cell>
          <table:table-cell office:value-type="float" office:value="142">
            <text:p>14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5"/>WorkToolsFrequencyAWS</text:p>
          </table:table-cell>
          <table:table-cell office:value-type="string">
            <text:p><text:s text:c="16"/></text:p>
          </table:table-cell>
          <table:table-cell office:value-type="float" office:value="14896">
            <text:p>14896</text:p>
          </table:table-cell>
          <table:table-cell office:value-type="string">
            <text:p>Most of the time</text:p>
          </table:table-cell>
          <table:table-cell office:value-type="float" office:value="516">
            <text:p>516</text:p>
          </table:table-cell>
          <table:table-cell office:value-type="string">
            <text:p>Often <text:s text:c="10"/></text:p>
          </table:table-cell>
          <table:table-cell office:value-type="float" office:value="496">
            <text:p>496</text:p>
          </table:table-cell>
          <table:table-cell office:value-type="string">
            <text:p>Rarely <text:s text:c="9"/></text:p>
          </table:table-cell>
          <table:table-cell office:value-type="float" office:value="322">
            <text:p>322</text:p>
          </table:table-cell>
          <table:table-cell office:value-type="string">
            <text:p>Sometimes <text:s text:c="6"/></text:p>
          </table:table-cell>
          <table:table-cell office:value-type="float" office:value="486">
            <text:p>486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ToolsFrequencyAngoss</text:p>
          </table:table-cell>
          <table:table-cell office:value-type="string">
            <text:p><text:s text:c="16"/></text:p>
          </table:table-cell>
          <table:table-cell office:value-type="float" office:value="16694">
            <text:p>16694</text:p>
          </table:table-cell>
          <table:table-cell office:value-type="string">
            <text:p>Most of the time</text:p>
          </table:table-cell>
          <table:table-cell office:value-type="float" office:value="5">
            <text:p>5</text:p>
          </table:table-cell>
          <table:table-cell office:value-type="string">
            <text:p>Often <text:s text:c="10"/></text:p>
          </table:table-cell>
          <table:table-cell office:value-type="float" office:value="2">
            <text:p>2</text:p>
          </table:table-cell>
          <table:table-cell office:value-type="string">
            <text:p>Rarely <text:s text:c="9"/></text:p>
          </table:table-cell>
          <table:table-cell office:value-type="float" office:value="9">
            <text:p>9</text:p>
          </table:table-cell>
          <table:table-cell office:value-type="string">
            <text:p>Sometimes <text:s text:c="6"/></text:p>
          </table:table-cell>
          <table:table-cell office:value-type="float" office:value="6">
            <text:p>6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6"/>WorkToolsFrequencyC</text:p>
          </table:table-cell>
          <table:table-cell office:value-type="string">
            <text:p><text:s text:c="16"/></text:p>
          </table:table-cell>
          <table:table-cell office:value-type="float" office:value="15215">
            <text:p>15215</text:p>
          </table:table-cell>
          <table:table-cell office:value-type="string">
            <text:p>Most of the time</text:p>
          </table:table-cell>
          <table:table-cell office:value-type="float" office:value="289">
            <text:p>289</text:p>
          </table:table-cell>
          <table:table-cell office:value-type="string">
            <text:p>Often <text:s text:c="10"/></text:p>
          </table:table-cell>
          <table:table-cell office:value-type="float" office:value="336">
            <text:p>336</text:p>
          </table:table-cell>
          <table:table-cell office:value-type="string">
            <text:p>Rarely <text:s text:c="9"/></text:p>
          </table:table-cell>
          <table:table-cell office:value-type="float" office:value="372">
            <text:p>372</text:p>
          </table:table-cell>
          <table:table-cell office:value-type="string">
            <text:p>Sometimes <text:s text:c="6"/></text:p>
          </table:table-cell>
          <table:table-cell office:value-type="float" office:value="504">
            <text:p>504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3"/>WorkToolsFrequencyCloudera</text:p>
          </table:table-cell>
          <table:table-cell office:value-type="string">
            <text:p><text:s text:c="16"/></text:p>
          </table:table-cell>
          <table:table-cell office:value-type="float" office:value="16277">
            <text:p>16277</text:p>
          </table:table-cell>
          <table:table-cell office:value-type="string">
            <text:p>Most of the time</text:p>
          </table:table-cell>
          <table:table-cell office:value-type="float" office:value="109">
            <text:p>109</text:p>
          </table:table-cell>
          <table:table-cell office:value-type="string">
            <text:p>Often <text:s text:c="10"/></text:p>
          </table:table-cell>
          <table:table-cell office:value-type="float" office:value="125">
            <text:p>125</text:p>
          </table:table-cell>
          <table:table-cell office:value-type="string">
            <text:p>Rarely <text:s text:c="9"/></text:p>
          </table:table-cell>
          <table:table-cell office:value-type="float" office:value="76">
            <text:p>76</text:p>
          </table:table-cell>
          <table:table-cell office:value-type="string">
            <text:p>Sometimes <text:s text:c="6"/></text:p>
          </table:table-cell>
          <table:table-cell office:value-type="float" office:value="129">
            <text:p>129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2"/>WorkToolsFrequencyDataRobot</text:p>
          </table:table-cell>
          <table:table-cell office:value-type="string">
            <text:p><text:s text:c="16"/></text:p>
          </table:table-cell>
          <table:table-cell office:value-type="float" office:value="16653">
            <text:p>16653</text:p>
          </table:table-cell>
          <table:table-cell office:value-type="string">
            <text:p>Most of the time</text:p>
          </table:table-cell>
          <table:table-cell office:value-type="float" office:value="12">
            <text:p>12</text:p>
          </table:table-cell>
          <table:table-cell office:value-type="string">
            <text:p>Often <text:s text:c="10"/></text:p>
          </table:table-cell>
          <table:table-cell office:value-type="float" office:value="15">
            <text:p>15</text:p>
          </table:table-cell>
          <table:table-cell office:value-type="string">
            <text:p>Rarely <text:s text:c="9"/></text:p>
          </table:table-cell>
          <table:table-cell office:value-type="float" office:value="24">
            <text:p>24</text:p>
          </table:table-cell>
          <table:table-cell office:value-type="string">
            <text:p>Sometimes <text:s text:c="6"/></text:p>
          </table:table-cell>
          <table:table-cell office:value-type="float" office:value="12">
            <text:p>1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ToolsFrequencyFlume</text:p>
          </table:table-cell>
          <table:table-cell office:value-type="string">
            <text:p><text:s text:c="16"/></text:p>
          </table:table-cell>
          <table:table-cell office:value-type="float" office:value="16575">
            <text:p>16575</text:p>
          </table:table-cell>
          <table:table-cell office:value-type="string">
            <text:p>Most of the time</text:p>
          </table:table-cell>
          <table:table-cell office:value-type="float" office:value="25">
            <text:p>25</text:p>
          </table:table-cell>
          <table:table-cell office:value-type="string">
            <text:p>Often <text:s text:c="10"/></text:p>
          </table:table-cell>
          <table:table-cell office:value-type="float" office:value="29">
            <text:p>29</text:p>
          </table:table-cell>
          <table:table-cell office:value-type="string">
            <text:p>Rarely <text:s text:c="9"/></text:p>
          </table:table-cell>
          <table:table-cell office:value-type="float" office:value="27">
            <text:p>27</text:p>
          </table:table-cell>
          <table:table-cell office:value-type="string">
            <text:p>Sometimes <text:s text:c="6"/></text:p>
          </table:table-cell>
          <table:table-cell office:value-type="float" office:value="60">
            <text:p>6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5"/>WorkToolsFrequencyGCP</text:p>
          </table:table-cell>
          <table:table-cell office:value-type="string">
            <text:p><text:s text:c="16"/></text:p>
          </table:table-cell>
          <table:table-cell office:value-type="float" office:value="16192">
            <text:p>16192</text:p>
          </table:table-cell>
          <table:table-cell office:value-type="string">
            <text:p>Most of the time</text:p>
          </table:table-cell>
          <table:table-cell office:value-type="float" office:value="96">
            <text:p>96</text:p>
          </table:table-cell>
          <table:table-cell office:value-type="string">
            <text:p>Often <text:s text:c="10"/></text:p>
          </table:table-cell>
          <table:table-cell office:value-type="float" office:value="136">
            <text:p>136</text:p>
          </table:table-cell>
          <table:table-cell office:value-type="string">
            <text:p>Rarely <text:s text:c="9"/></text:p>
          </table:table-cell>
          <table:table-cell office:value-type="float" office:value="112">
            <text:p>112</text:p>
          </table:table-cell>
          <table:table-cell office:value-type="string">
            <text:p>Sometimes <text:s text:c="6"/></text:p>
          </table:table-cell>
          <table:table-cell office:value-type="float" office:value="180">
            <text:p>18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ToolsFrequencyHadoop</text:p>
          </table:table-cell>
          <table:table-cell office:value-type="string">
            <text:p><text:s text:c="16"/></text:p>
          </table:table-cell>
          <table:table-cell office:value-type="float" office:value="15379">
            <text:p>15379</text:p>
          </table:table-cell>
          <table:table-cell office:value-type="string">
            <text:p>Most of the time</text:p>
          </table:table-cell>
          <table:table-cell office:value-type="float" office:value="293">
            <text:p>293</text:p>
          </table:table-cell>
          <table:table-cell office:value-type="string">
            <text:p>Often <text:s text:c="10"/></text:p>
          </table:table-cell>
          <table:table-cell office:value-type="float" office:value="381">
            <text:p>381</text:p>
          </table:table-cell>
          <table:table-cell office:value-type="string">
            <text:p>Rarely <text:s text:c="9"/></text:p>
          </table:table-cell>
          <table:table-cell office:value-type="float" office:value="223">
            <text:p>223</text:p>
          </table:table-cell>
          <table:table-cell office:value-type="string">
            <text:p>Sometimes <text:s text:c="6"/></text:p>
          </table:table-cell>
          <table:table-cell office:value-type="float" office:value="440">
            <text:p>44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2"/>WorkToolsFrequencyIBMCognos</text:p>
          </table:table-cell>
          <table:table-cell office:value-type="string">
            <text:p><text:s text:c="16"/></text:p>
          </table:table-cell>
          <table:table-cell office:value-type="float" office:value="16561">
            <text:p>16561</text:p>
          </table:table-cell>
          <table:table-cell office:value-type="string">
            <text:p>Most of the time</text:p>
          </table:table-cell>
          <table:table-cell office:value-type="float" office:value="23">
            <text:p>23</text:p>
          </table:table-cell>
          <table:table-cell office:value-type="string">
            <text:p>Often <text:s text:c="10"/></text:p>
          </table:table-cell>
          <table:table-cell office:value-type="float" office:value="41">
            <text:p>41</text:p>
          </table:table-cell>
          <table:table-cell office:value-type="string">
            <text:p>Rarely <text:s text:c="9"/></text:p>
          </table:table-cell>
          <table:table-cell office:value-type="float" office:value="48">
            <text:p>48</text:p>
          </table:table-cell>
          <table:table-cell office:value-type="string">
            <text:p>Sometimes <text:s text:c="6"/></text:p>
          </table:table-cell>
          <table:table-cell office:value-type="float" office:value="43">
            <text:p>43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ToolsFrequencyIBMSPSSModeler</text:p>
          </table:table-cell>
          <table:table-cell office:value-type="string">
            <text:p><text:s text:c="16"/></text:p>
          </table:table-cell>
          <table:table-cell office:value-type="float" office:value="16450">
            <text:p>16450</text:p>
          </table:table-cell>
          <table:table-cell office:value-type="string">
            <text:p>Most of the time</text:p>
          </table:table-cell>
          <table:table-cell office:value-type="float" office:value="50">
            <text:p>50</text:p>
          </table:table-cell>
          <table:table-cell office:value-type="string">
            <text:p>Often <text:s text:c="10"/></text:p>
          </table:table-cell>
          <table:table-cell office:value-type="float" office:value="66">
            <text:p>66</text:p>
          </table:table-cell>
          <table:table-cell office:value-type="string">
            <text:p>Rarely <text:s text:c="9"/></text:p>
          </table:table-cell>
          <table:table-cell office:value-type="float" office:value="79">
            <text:p>79</text:p>
          </table:table-cell>
          <table:table-cell office:value-type="string">
            <text:p>Sometimes <text:s text:c="6"/></text:p>
          </table:table-cell>
          <table:table-cell office:value-type="float" office:value="71">
            <text:p>71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ToolsFrequencyIBMSPSSStatistics</text:p>
          </table:table-cell>
          <table:table-cell office:value-type="string">
            <text:p><text:s text:c="16"/></text:p>
          </table:table-cell>
          <table:table-cell office:value-type="float" office:value="16258">
            <text:p>16258</text:p>
          </table:table-cell>
          <table:table-cell office:value-type="string">
            <text:p>Most of the time</text:p>
          </table:table-cell>
          <table:table-cell office:value-type="float" office:value="81">
            <text:p>81</text:p>
          </table:table-cell>
          <table:table-cell office:value-type="string">
            <text:p>Often <text:s text:c="10"/></text:p>
          </table:table-cell>
          <table:table-cell office:value-type="float" office:value="104">
            <text:p>104</text:p>
          </table:table-cell>
          <table:table-cell office:value-type="string">
            <text:p>Rarely <text:s text:c="9"/></text:p>
          </table:table-cell>
          <table:table-cell office:value-type="float" office:value="130">
            <text:p>130</text:p>
          </table:table-cell>
          <table:table-cell office:value-type="string">
            <text:p>Sometimes <text:s text:c="6"/></text:p>
          </table:table-cell>
          <table:table-cell office:value-type="float" office:value="143">
            <text:p>143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2"/>WorkToolsFrequencyIBMWatson</text:p>
          </table:table-cell>
          <table:table-cell office:value-type="string">
            <text:p><text:s text:c="16"/></text:p>
          </table:table-cell>
          <table:table-cell office:value-type="float" office:value="16473">
            <text:p>16473</text:p>
          </table:table-cell>
          <table:table-cell office:value-type="string">
            <text:p>Most of the time</text:p>
          </table:table-cell>
          <table:table-cell office:value-type="float" office:value="24">
            <text:p>24</text:p>
          </table:table-cell>
          <table:table-cell office:value-type="string">
            <text:p>Often <text:s text:c="10"/></text:p>
          </table:table-cell>
          <table:table-cell office:value-type="float" office:value="49">
            <text:p>49</text:p>
          </table:table-cell>
          <table:table-cell office:value-type="string">
            <text:p>Rarely <text:s text:c="9"/></text:p>
          </table:table-cell>
          <table:table-cell office:value-type="float" office:value="81">
            <text:p>81</text:p>
          </table:table-cell>
          <table:table-cell office:value-type="string">
            <text:p>Sometimes <text:s text:c="6"/></text:p>
          </table:table-cell>
          <table:table-cell office:value-type="float" office:value="89">
            <text:p>89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ToolsFrequencyImpala</text:p>
          </table:table-cell>
          <table:table-cell office:value-type="string">
            <text:p><text:s text:c="16"/></text:p>
          </table:table-cell>
          <table:table-cell office:value-type="float" office:value="16464">
            <text:p>16464</text:p>
          </table:table-cell>
          <table:table-cell office:value-type="string">
            <text:p>Most of the time</text:p>
          </table:table-cell>
          <table:table-cell office:value-type="float" office:value="46">
            <text:p>46</text:p>
          </table:table-cell>
          <table:table-cell office:value-type="string">
            <text:p>Often <text:s text:c="10"/></text:p>
          </table:table-cell>
          <table:table-cell office:value-type="float" office:value="75">
            <text:p>75</text:p>
          </table:table-cell>
          <table:table-cell office:value-type="string">
            <text:p>Rarely <text:s text:c="9"/></text:p>
          </table:table-cell>
          <table:table-cell office:value-type="float" office:value="46">
            <text:p>46</text:p>
          </table:table-cell>
          <table:table-cell office:value-type="string">
            <text:p>Sometimes <text:s text:c="6"/></text:p>
          </table:table-cell>
          <table:table-cell office:value-type="float" office:value="85">
            <text:p>85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5"/>WorkToolsFrequencyJava</text:p>
          </table:table-cell>
          <table:table-cell office:value-type="string">
            <text:p><text:s text:c="16"/></text:p>
          </table:table-cell>
          <table:table-cell office:value-type="float" office:value="15311">
            <text:p>15311</text:p>
          </table:table-cell>
          <table:table-cell office:value-type="string">
            <text:p>Most of the time</text:p>
          </table:table-cell>
          <table:table-cell office:value-type="float" office:value="321">
            <text:p>321</text:p>
          </table:table-cell>
          <table:table-cell office:value-type="string">
            <text:p>Often <text:s text:c="10"/></text:p>
          </table:table-cell>
          <table:table-cell office:value-type="float" office:value="382">
            <text:p>382</text:p>
          </table:table-cell>
          <table:table-cell office:value-type="string">
            <text:p>Rarely <text:s text:c="9"/></text:p>
          </table:table-cell>
          <table:table-cell office:value-type="float" office:value="254">
            <text:p>254</text:p>
          </table:table-cell>
          <table:table-cell office:value-type="string">
            <text:p>Sometimes <text:s text:c="6"/></text:p>
          </table:table-cell>
          <table:table-cell office:value-type="float" office:value="448">
            <text:p>448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ToolsFrequencyJulia</text:p>
          </table:table-cell>
          <table:table-cell office:value-type="string">
            <text:p><text:s text:c="16"/></text:p>
          </table:table-cell>
          <table:table-cell office:value-type="float" office:value="16536">
            <text:p>16536</text:p>
          </table:table-cell>
          <table:table-cell office:value-type="string">
            <text:p>Most of the time</text:p>
          </table:table-cell>
          <table:table-cell office:value-type="float" office:value="17">
            <text:p>17</text:p>
          </table:table-cell>
          <table:table-cell office:value-type="string">
            <text:p>Often <text:s text:c="10"/></text:p>
          </table:table-cell>
          <table:table-cell office:value-type="float" office:value="21">
            <text:p>21</text:p>
          </table:table-cell>
          <table:table-cell office:value-type="string">
            <text:p>Rarely <text:s text:c="9"/></text:p>
          </table:table-cell>
          <table:table-cell office:value-type="float" office:value="87">
            <text:p>87</text:p>
          </table:table-cell>
          <table:table-cell office:value-type="string">
            <text:p>Sometimes <text:s text:c="6"/></text:p>
          </table:table-cell>
          <table:table-cell office:value-type="float" office:value="55">
            <text:p>55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3"/>WorkToolsFrequencyJupyter</text:p>
          </table:table-cell>
          <table:table-cell office:value-type="string">
            <text:p><text:s text:c="16"/></text:p>
          </table:table-cell>
          <table:table-cell office:value-type="float" office:value="13547">
            <text:p>13547</text:p>
          </table:table-cell>
          <table:table-cell office:value-type="string">
            <text:p>Most of the time</text:p>
          </table:table-cell>
          <table:table-cell office:value-type="float" office:value="1327">
            <text:p>1327</text:p>
          </table:table-cell>
          <table:table-cell office:value-type="string">
            <text:p>Often <text:s text:c="10"/></text:p>
          </table:table-cell>
          <table:table-cell office:value-type="float" office:value="851">
            <text:p>851</text:p>
          </table:table-cell>
          <table:table-cell office:value-type="string">
            <text:p>Rarely <text:s text:c="9"/></text:p>
          </table:table-cell>
          <table:table-cell office:value-type="float" office:value="246">
            <text:p>246</text:p>
          </table:table-cell>
          <table:table-cell office:value-type="string">
            <text:p>Sometimes <text:s text:c="6"/></text:p>
          </table:table-cell>
          <table:table-cell office:value-type="float" office:value="745">
            <text:p>745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ToolsFrequencyKNIMECommercial</text:p>
          </table:table-cell>
          <table:table-cell office:value-type="string">
            <text:p><text:s text:c="16"/></text:p>
          </table:table-cell>
          <table:table-cell office:value-type="float" office:value="16680">
            <text:p>16680</text:p>
          </table:table-cell>
          <table:table-cell office:value-type="string">
            <text:p>Most of the time</text:p>
          </table:table-cell>
          <table:table-cell office:value-type="float" office:value="8">
            <text:p>8</text:p>
          </table:table-cell>
          <table:table-cell office:value-type="string">
            <text:p>Often <text:s text:c="10"/></text:p>
          </table:table-cell>
          <table:table-cell office:value-type="float" office:value="10">
            <text:p>10</text:p>
          </table:table-cell>
          <table:table-cell office:value-type="string">
            <text:p>Rarely <text:s text:c="9"/></text:p>
          </table:table-cell>
          <table:table-cell office:value-type="float" office:value="6">
            <text:p>6</text:p>
          </table:table-cell>
          <table:table-cell office:value-type="string">
            <text:p>Sometimes <text:s text:c="6"/></text:p>
          </table:table-cell>
          <table:table-cell office:value-type="float" office:value="12">
            <text:p>1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2"/>WorkToolsFrequencyKNIMEFree</text:p>
          </table:table-cell>
          <table:table-cell office:value-type="string">
            <text:p><text:s text:c="16"/></text:p>
          </table:table-cell>
          <table:table-cell office:value-type="float" office:value="16449">
            <text:p>16449</text:p>
          </table:table-cell>
          <table:table-cell office:value-type="string">
            <text:p>Most of the time</text:p>
          </table:table-cell>
          <table:table-cell office:value-type="float" office:value="29">
            <text:p>29</text:p>
          </table:table-cell>
          <table:table-cell office:value-type="string">
            <text:p>Often <text:s text:c="10"/></text:p>
          </table:table-cell>
          <table:table-cell office:value-type="float" office:value="39">
            <text:p>39</text:p>
          </table:table-cell>
          <table:table-cell office:value-type="string">
            <text:p>Rarely <text:s text:c="9"/></text:p>
          </table:table-cell>
          <table:table-cell office:value-type="float" office:value="86">
            <text:p>86</text:p>
          </table:table-cell>
          <table:table-cell office:value-type="string">
            <text:p>Sometimes <text:s text:c="6"/></text:p>
          </table:table-cell>
          <table:table-cell office:value-type="float" office:value="113">
            <text:p>113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/>WorkToolsFrequencyMathematica</text:p>
          </table:table-cell>
          <table:table-cell office:value-type="string">
            <text:p><text:s text:c="16"/></text:p>
          </table:table-cell>
          <table:table-cell office:value-type="float" office:value="16424">
            <text:p>16424</text:p>
          </table:table-cell>
          <table:table-cell office:value-type="string">
            <text:p>Most of the time</text:p>
          </table:table-cell>
          <table:table-cell office:value-type="float" office:value="35">
            <text:p>35</text:p>
          </table:table-cell>
          <table:table-cell office:value-type="string">
            <text:p>Often <text:s text:c="10"/></text:p>
          </table:table-cell>
          <table:table-cell office:value-type="float" office:value="48">
            <text:p>48</text:p>
          </table:table-cell>
          <table:table-cell office:value-type="string">
            <text:p>Rarely <text:s text:c="9"/></text:p>
          </table:table-cell>
          <table:table-cell office:value-type="float" office:value="109">
            <text:p>109</text:p>
          </table:table-cell>
          <table:table-cell office:value-type="string">
            <text:p>Sometimes <text:s text:c="6"/></text:p>
          </table:table-cell>
          <table:table-cell office:value-type="float" office:value="100">
            <text:p>10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ToolsFrequencyMATLAB</text:p>
          </table:table-cell>
          <table:table-cell office:value-type="string">
            <text:p><text:s text:c="16"/></text:p>
          </table:table-cell>
          <table:table-cell office:value-type="float" office:value="15292">
            <text:p>15292</text:p>
          </table:table-cell>
          <table:table-cell office:value-type="string">
            <text:p>Most of the time</text:p>
          </table:table-cell>
          <table:table-cell office:value-type="float" office:value="282">
            <text:p>282</text:p>
          </table:table-cell>
          <table:table-cell office:value-type="string">
            <text:p>Often <text:s text:c="10"/></text:p>
          </table:table-cell>
          <table:table-cell office:value-type="float" office:value="313">
            <text:p>313</text:p>
          </table:table-cell>
          <table:table-cell office:value-type="string">
            <text:p>Rarely <text:s text:c="9"/></text:p>
          </table:table-cell>
          <table:table-cell office:value-type="float" office:value="391">
            <text:p>391</text:p>
          </table:table-cell>
          <table:table-cell office:value-type="string">
            <text:p>Sometimes <text:s text:c="6"/></text:p>
          </table:table-cell>
          <table:table-cell office:value-type="float" office:value="438">
            <text:p>438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ToolsFrequencyAzure</text:p>
          </table:table-cell>
          <table:table-cell office:value-type="string">
            <text:p><text:s text:c="16"/></text:p>
          </table:table-cell>
          <table:table-cell office:value-type="float" office:value="16141">
            <text:p>16141</text:p>
          </table:table-cell>
          <table:table-cell office:value-type="string">
            <text:p>Most of the time</text:p>
          </table:table-cell>
          <table:table-cell office:value-type="float" office:value="56">
            <text:p>56</text:p>
          </table:table-cell>
          <table:table-cell office:value-type="string">
            <text:p>Often <text:s text:c="10"/></text:p>
          </table:table-cell>
          <table:table-cell office:value-type="float" office:value="108">
            <text:p>108</text:p>
          </table:table-cell>
          <table:table-cell office:value-type="string">
            <text:p>Rarely <text:s text:c="9"/></text:p>
          </table:table-cell>
          <table:table-cell office:value-type="float" office:value="158">
            <text:p>158</text:p>
          </table:table-cell>
          <table:table-cell office:value-type="string">
            <text:p>Sometimes <text:s text:c="6"/></text:p>
          </table:table-cell>
          <table:table-cell office:value-type="float" office:value="253">
            <text:p>253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ToolsFrequencyExcel</text:p>
          </table:table-cell>
          <table:table-cell office:value-type="string">
            <text:p><text:s text:c="16"/></text:p>
          </table:table-cell>
          <table:table-cell office:value-type="float" office:value="15668">
            <text:p>15668</text:p>
          </table:table-cell>
          <table:table-cell office:value-type="string">
            <text:p>Most of the time</text:p>
          </table:table-cell>
          <table:table-cell office:value-type="float" office:value="304">
            <text:p>304</text:p>
          </table:table-cell>
          <table:table-cell office:value-type="string">
            <text:p>Often <text:s text:c="10"/></text:p>
          </table:table-cell>
          <table:table-cell office:value-type="float" office:value="360">
            <text:p>360</text:p>
          </table:table-cell>
          <table:table-cell office:value-type="string">
            <text:p>Rarely <text:s text:c="9"/></text:p>
          </table:table-cell>
          <table:table-cell office:value-type="float" office:value="85">
            <text:p>85</text:p>
          </table:table-cell>
          <table:table-cell office:value-type="string">
            <text:p>Sometimes <text:s text:c="6"/></text:p>
          </table:table-cell>
          <table:table-cell office:value-type="float" office:value="299">
            <text:p>299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ToolsFrequencyMicrosoftRServer</text:p>
          </table:table-cell>
          <table:table-cell office:value-type="string">
            <text:p><text:s text:c="16"/></text:p>
          </table:table-cell>
          <table:table-cell office:value-type="float" office:value="16344">
            <text:p>16344</text:p>
          </table:table-cell>
          <table:table-cell office:value-type="string">
            <text:p>Most of the time</text:p>
          </table:table-cell>
          <table:table-cell office:value-type="float" office:value="57">
            <text:p>57</text:p>
          </table:table-cell>
          <table:table-cell office:value-type="string">
            <text:p>Often <text:s text:c="10"/></text:p>
          </table:table-cell>
          <table:table-cell office:value-type="float" office:value="95">
            <text:p>95</text:p>
          </table:table-cell>
          <table:table-cell office:value-type="string">
            <text:p>Rarely <text:s text:c="9"/></text:p>
          </table:table-cell>
          <table:table-cell office:value-type="float" office:value="75">
            <text:p>75</text:p>
          </table:table-cell>
          <table:table-cell office:value-type="string">
            <text:p>Sometimes <text:s text:c="6"/></text:p>
          </table:table-cell>
          <table:table-cell office:value-type="float" office:value="145">
            <text:p>145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/>WorkToolsFrequencyMicrosoftSQL</text:p>
          </table:table-cell>
          <table:table-cell office:value-type="string">
            <text:p><text:s text:c="16"/></text:p>
          </table:table-cell>
          <table:table-cell office:value-type="float" office:value="16277">
            <text:p>16277</text:p>
          </table:table-cell>
          <table:table-cell office:value-type="string">
            <text:p>Most of the time</text:p>
          </table:table-cell>
          <table:table-cell office:value-type="float" office:value="106">
            <text:p>106</text:p>
          </table:table-cell>
          <table:table-cell office:value-type="string">
            <text:p>Often <text:s text:c="10"/></text:p>
          </table:table-cell>
          <table:table-cell office:value-type="float" office:value="123">
            <text:p>123</text:p>
          </table:table-cell>
          <table:table-cell office:value-type="string">
            <text:p>Rarely <text:s text:c="9"/></text:p>
          </table:table-cell>
          <table:table-cell office:value-type="float" office:value="69">
            <text:p>69</text:p>
          </table:table-cell>
          <table:table-cell office:value-type="string">
            <text:p>Sometimes <text:s text:c="6"/></text:p>
          </table:table-cell>
          <table:table-cell office:value-type="float" office:value="141">
            <text:p>141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3"/>WorkToolsFrequencyMinitab</text:p>
          </table:table-cell>
          <table:table-cell office:value-type="string">
            <text:p><text:s text:c="16"/></text:p>
          </table:table-cell>
          <table:table-cell office:value-type="float" office:value="16572">
            <text:p>16572</text:p>
          </table:table-cell>
          <table:table-cell office:value-type="string">
            <text:p>Most of the time</text:p>
          </table:table-cell>
          <table:table-cell office:value-type="float" office:value="7">
            <text:p>7</text:p>
          </table:table-cell>
          <table:table-cell office:value-type="string">
            <text:p>Often <text:s text:c="10"/></text:p>
          </table:table-cell>
          <table:table-cell office:value-type="float" office:value="22">
            <text:p>22</text:p>
          </table:table-cell>
          <table:table-cell office:value-type="string">
            <text:p>Rarely <text:s text:c="9"/></text:p>
          </table:table-cell>
          <table:table-cell office:value-type="float" office:value="65">
            <text:p>65</text:p>
          </table:table-cell>
          <table:table-cell office:value-type="string">
            <text:p>Sometimes <text:s text:c="6"/></text:p>
          </table:table-cell>
          <table:table-cell office:value-type="float" office:value="50">
            <text:p>5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ToolsFrequencyNoSQL</text:p>
          </table:table-cell>
          <table:table-cell office:value-type="string">
            <text:p><text:s text:c="16"/></text:p>
          </table:table-cell>
          <table:table-cell office:value-type="float" office:value="15238">
            <text:p>15238</text:p>
          </table:table-cell>
          <table:table-cell office:value-type="string">
            <text:p>Most of the time</text:p>
          </table:table-cell>
          <table:table-cell office:value-type="float" office:value="292">
            <text:p>292</text:p>
          </table:table-cell>
          <table:table-cell office:value-type="string">
            <text:p>Often <text:s text:c="10"/></text:p>
          </table:table-cell>
          <table:table-cell office:value-type="float" office:value="431">
            <text:p>431</text:p>
          </table:table-cell>
          <table:table-cell office:value-type="string">
            <text:p>Rarely <text:s text:c="9"/></text:p>
          </table:table-cell>
          <table:table-cell office:value-type="float" office:value="185">
            <text:p>185</text:p>
          </table:table-cell>
          <table:table-cell office:value-type="string">
            <text:p>Sometimes <text:s text:c="6"/></text:p>
          </table:table-cell>
          <table:table-cell office:value-type="float" office:value="570">
            <text:p>57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ToolsFrequencyOracle</text:p>
          </table:table-cell>
          <table:table-cell office:value-type="string">
            <text:p><text:s text:c="16"/></text:p>
          </table:table-cell>
          <table:table-cell office:value-type="float" office:value="16508">
            <text:p>16508</text:p>
          </table:table-cell>
          <table:table-cell office:value-type="string">
            <text:p>Most of the time</text:p>
          </table:table-cell>
          <table:table-cell office:value-type="float" office:value="34">
            <text:p>34</text:p>
          </table:table-cell>
          <table:table-cell office:value-type="string">
            <text:p>Often <text:s text:c="10"/></text:p>
          </table:table-cell>
          <table:table-cell office:value-type="float" office:value="52">
            <text:p>52</text:p>
          </table:table-cell>
          <table:table-cell office:value-type="string">
            <text:p>Rarely <text:s text:c="9"/></text:p>
          </table:table-cell>
          <table:table-cell office:value-type="float" office:value="50">
            <text:p>50</text:p>
          </table:table-cell>
          <table:table-cell office:value-type="string">
            <text:p>Sometimes <text:s text:c="6"/></text:p>
          </table:table-cell>
          <table:table-cell office:value-type="float" office:value="72">
            <text:p>7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ToolsFrequencyOrange</text:p>
          </table:table-cell>
          <table:table-cell office:value-type="string">
            <text:p><text:s text:c="16"/></text:p>
          </table:table-cell>
          <table:table-cell office:value-type="float" office:value="16594">
            <text:p>16594</text:p>
          </table:table-cell>
          <table:table-cell office:value-type="string">
            <text:p>Most of the time</text:p>
          </table:table-cell>
          <table:table-cell office:value-type="float" office:value="10">
            <text:p>10</text:p>
          </table:table-cell>
          <table:table-cell office:value-type="string">
            <text:p>Often <text:s text:c="10"/></text:p>
          </table:table-cell>
          <table:table-cell office:value-type="float" office:value="20">
            <text:p>20</text:p>
          </table:table-cell>
          <table:table-cell office:value-type="string">
            <text:p>Rarely <text:s text:c="9"/></text:p>
          </table:table-cell>
          <table:table-cell office:value-type="float" office:value="45">
            <text:p>45</text:p>
          </table:table-cell>
          <table:table-cell office:value-type="string">
            <text:p>Sometimes <text:s text:c="6"/></text:p>
          </table:table-cell>
          <table:table-cell office:value-type="float" office:value="47">
            <text:p>4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5"/>WorkToolsFrequencyPerl</text:p>
          </table:table-cell>
          <table:table-cell office:value-type="string">
            <text:p><text:s text:c="16"/></text:p>
          </table:table-cell>
          <table:table-cell office:value-type="float" office:value="16414">
            <text:p>16414</text:p>
          </table:table-cell>
          <table:table-cell office:value-type="string">
            <text:p>Most of the time</text:p>
          </table:table-cell>
          <table:table-cell office:value-type="float" office:value="38">
            <text:p>38</text:p>
          </table:table-cell>
          <table:table-cell office:value-type="string">
            <text:p>Often <text:s text:c="10"/></text:p>
          </table:table-cell>
          <table:table-cell office:value-type="float" office:value="61">
            <text:p>61</text:p>
          </table:table-cell>
          <table:table-cell office:value-type="string">
            <text:p>Rarely <text:s text:c="9"/></text:p>
          </table:table-cell>
          <table:table-cell office:value-type="float" office:value="96">
            <text:p>96</text:p>
          </table:table-cell>
          <table:table-cell office:value-type="string">
            <text:p>Sometimes <text:s text:c="6"/></text:p>
          </table:table-cell>
          <table:table-cell office:value-type="float" office:value="107">
            <text:p>10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ToolsFrequencyPython</text:p>
          </table:table-cell>
          <table:table-cell office:value-type="string">
            <text:p><text:s text:c="16"/></text:p>
          </table:table-cell>
          <table:table-cell office:value-type="float" office:value="10726">
            <text:p>10726</text:p>
          </table:table-cell>
          <table:table-cell office:value-type="string">
            <text:p>Most of the time</text:p>
          </table:table-cell>
          <table:table-cell office:value-type="float" office:value="3330">
            <text:p>3330</text:p>
          </table:table-cell>
          <table:table-cell office:value-type="string">
            <text:p>Often <text:s text:c="10"/></text:p>
          </table:table-cell>
          <table:table-cell office:value-type="float" office:value="1294">
            <text:p>1294</text:p>
          </table:table-cell>
          <table:table-cell office:value-type="string">
            <text:p>Rarely <text:s text:c="9"/></text:p>
          </table:table-cell>
          <table:table-cell office:value-type="float" office:value="346">
            <text:p>346</text:p>
          </table:table-cell>
          <table:table-cell office:value-type="string">
            <text:p>Sometimes <text:s text:c="6"/></text:p>
          </table:table-cell>
          <table:table-cell office:value-type="float" office:value="1020">
            <text:p>102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5"/>WorkToolsFrequencyQlik</text:p>
          </table:table-cell>
          <table:table-cell office:value-type="string">
            <text:p><text:s text:c="16"/></text:p>
          </table:table-cell>
          <table:table-cell office:value-type="float" office:value="16352">
            <text:p>16352</text:p>
          </table:table-cell>
          <table:table-cell office:value-type="string">
            <text:p>Most of the time</text:p>
          </table:table-cell>
          <table:table-cell office:value-type="float" office:value="62">
            <text:p>62</text:p>
          </table:table-cell>
          <table:table-cell office:value-type="string">
            <text:p>Often <text:s text:c="10"/></text:p>
          </table:table-cell>
          <table:table-cell office:value-type="float" office:value="69">
            <text:p>69</text:p>
          </table:table-cell>
          <table:table-cell office:value-type="string">
            <text:p>Rarely <text:s text:c="9"/></text:p>
          </table:table-cell>
          <table:table-cell office:value-type="float" office:value="94">
            <text:p>94</text:p>
          </table:table-cell>
          <table:table-cell office:value-type="string">
            <text:p>Sometimes <text:s text:c="6"/></text:p>
          </table:table-cell>
          <table:table-cell office:value-type="float" office:value="139">
            <text:p>139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6"/>WorkToolsFrequencyR</text:p>
          </table:table-cell>
          <table:table-cell office:value-type="string">
            <text:p><text:s text:c="16"/></text:p>
          </table:table-cell>
          <table:table-cell office:value-type="float" office:value="12078">
            <text:p>12078</text:p>
          </table:table-cell>
          <table:table-cell office:value-type="string">
            <text:p>Most of the time</text:p>
          </table:table-cell>
          <table:table-cell office:value-type="float" office:value="1969">
            <text:p>1969</text:p>
          </table:table-cell>
          <table:table-cell office:value-type="string">
            <text:p>Often <text:s text:c="10"/></text:p>
          </table:table-cell>
          <table:table-cell office:value-type="float" office:value="1068">
            <text:p>1068</text:p>
          </table:table-cell>
          <table:table-cell office:value-type="string">
            <text:p>Rarely <text:s text:c="9"/></text:p>
          </table:table-cell>
          <table:table-cell office:value-type="float" office:value="467">
            <text:p>467</text:p>
          </table:table-cell>
          <table:table-cell office:value-type="string">
            <text:p>Sometimes <text:s text:c="6"/></text:p>
          </table:table-cell>
          <table:table-cell office:value-type="float" office:value="1134">
            <text:p>1134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ToolsFrequencyRapidMinerCommercial</text:p>
          </table:table-cell>
          <table:table-cell office:value-type="string">
            <text:p><text:s text:c="16"/></text:p>
          </table:table-cell>
          <table:table-cell office:value-type="float" office:value="16642">
            <text:p>16642</text:p>
          </table:table-cell>
          <table:table-cell office:value-type="string">
            <text:p>Most of the time</text:p>
          </table:table-cell>
          <table:table-cell office:value-type="float" office:value="16">
            <text:p>16</text:p>
          </table:table-cell>
          <table:table-cell office:value-type="string">
            <text:p>Often <text:s text:c="10"/></text:p>
          </table:table-cell>
          <table:table-cell office:value-type="float" office:value="13">
            <text:p>13</text:p>
          </table:table-cell>
          <table:table-cell office:value-type="string">
            <text:p>Rarely <text:s text:c="9"/></text:p>
          </table:table-cell>
          <table:table-cell office:value-type="float" office:value="17">
            <text:p>17</text:p>
          </table:table-cell>
          <table:table-cell office:value-type="string">
            <text:p>Sometimes <text:s text:c="6"/></text:p>
          </table:table-cell>
          <table:table-cell office:value-type="float" office:value="28">
            <text:p>28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ToolsFrequencyRapidMinerFree</text:p>
          </table:table-cell>
          <table:table-cell office:value-type="string">
            <text:p><text:s text:c="16"/></text:p>
          </table:table-cell>
          <table:table-cell office:value-type="float" office:value="16389">
            <text:p>16389</text:p>
          </table:table-cell>
          <table:table-cell office:value-type="string">
            <text:p>Most of the time</text:p>
          </table:table-cell>
          <table:table-cell office:value-type="float" office:value="26">
            <text:p>26</text:p>
          </table:table-cell>
          <table:table-cell office:value-type="string">
            <text:p>Often <text:s text:c="10"/></text:p>
          </table:table-cell>
          <table:table-cell office:value-type="float" office:value="38">
            <text:p>38</text:p>
          </table:table-cell>
          <table:table-cell office:value-type="string">
            <text:p>Rarely <text:s text:c="9"/></text:p>
          </table:table-cell>
          <table:table-cell office:value-type="float" office:value="133">
            <text:p>133</text:p>
          </table:table-cell>
          <table:table-cell office:value-type="string">
            <text:p>Sometimes <text:s text:c="6"/></text:p>
          </table:table-cell>
          <table:table-cell office:value-type="float" office:value="130">
            <text:p>13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3"/>WorkToolsFrequencySalfrod</text:p>
          </table:table-cell>
          <table:table-cell office:value-type="string">
            <text:p><text:s text:c="16"/></text:p>
          </table:table-cell>
          <table:table-cell office:value-type="float" office:value="16684">
            <text:p>16684</text:p>
          </table:table-cell>
          <table:table-cell office:value-type="string">
            <text:p>Most of the time</text:p>
          </table:table-cell>
          <table:table-cell office:value-type="float" office:value="1">
            <text:p>1</text:p>
          </table:table-cell>
          <table:table-cell office:value-type="string">
            <text:p>Often <text:s text:c="10"/></text:p>
          </table:table-cell>
          <table:table-cell office:value-type="float" office:value="9">
            <text:p>9</text:p>
          </table:table-cell>
          <table:table-cell office:value-type="string">
            <text:p>Rarely <text:s text:c="9"/></text:p>
          </table:table-cell>
          <table:table-cell office:value-type="float" office:value="10">
            <text:p>10</text:p>
          </table:table-cell>
          <table:table-cell office:value-type="string">
            <text:p>Sometimes <text:s text:c="6"/></text:p>
          </table:table-cell>
          <table:table-cell office:value-type="float" office:value="12">
            <text:p>1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ToolsFrequencySAPBusinessObjects</text:p>
          </table:table-cell>
          <table:table-cell office:value-type="string">
            <text:p><text:s text:c="16"/></text:p>
          </table:table-cell>
          <table:table-cell office:value-type="float" office:value="16625">
            <text:p>16625</text:p>
          </table:table-cell>
          <table:table-cell office:value-type="string">
            <text:p>Most of the time</text:p>
          </table:table-cell>
          <table:table-cell office:value-type="float" office:value="17">
            <text:p>17</text:p>
          </table:table-cell>
          <table:table-cell office:value-type="string">
            <text:p>Often <text:s text:c="10"/></text:p>
          </table:table-cell>
          <table:table-cell office:value-type="float" office:value="23">
            <text:p>23</text:p>
          </table:table-cell>
          <table:table-cell office:value-type="string">
            <text:p>Rarely <text:s text:c="9"/></text:p>
          </table:table-cell>
          <table:table-cell office:value-type="float" office:value="22">
            <text:p>22</text:p>
          </table:table-cell>
          <table:table-cell office:value-type="string">
            <text:p>Sometimes <text:s text:c="6"/></text:p>
          </table:table-cell>
          <table:table-cell office:value-type="float" office:value="29">
            <text:p>29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3"/>WorkToolsFrequencySASBase</text:p>
          </table:table-cell>
          <table:table-cell office:value-type="string">
            <text:p><text:s text:c="16"/></text:p>
          </table:table-cell>
          <table:table-cell office:value-type="float" office:value="16001">
            <text:p>16001</text:p>
          </table:table-cell>
          <table:table-cell office:value-type="string">
            <text:p>Most of the time</text:p>
          </table:table-cell>
          <table:table-cell office:value-type="float" office:value="252">
            <text:p>252</text:p>
          </table:table-cell>
          <table:table-cell office:value-type="string">
            <text:p>Often <text:s text:c="10"/></text:p>
          </table:table-cell>
          <table:table-cell office:value-type="float" office:value="174">
            <text:p>174</text:p>
          </table:table-cell>
          <table:table-cell office:value-type="string">
            <text:p>Rarely <text:s text:c="9"/></text:p>
          </table:table-cell>
          <table:table-cell office:value-type="float" office:value="123">
            <text:p>123</text:p>
          </table:table-cell>
          <table:table-cell office:value-type="string">
            <text:p>Sometimes <text:s text:c="6"/></text:p>
          </table:table-cell>
          <table:table-cell office:value-type="float" office:value="166">
            <text:p>166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ToolsFrequencySASEnterprise</text:p>
          </table:table-cell>
          <table:table-cell office:value-type="string">
            <text:p><text:s text:c="16"/></text:p>
          </table:table-cell>
          <table:table-cell office:value-type="float" office:value="16329">
            <text:p>16329</text:p>
          </table:table-cell>
          <table:table-cell office:value-type="string">
            <text:p>Most of the time</text:p>
          </table:table-cell>
          <table:table-cell office:value-type="float" office:value="98">
            <text:p>98</text:p>
          </table:table-cell>
          <table:table-cell office:value-type="string">
            <text:p>Often <text:s text:c="10"/></text:p>
          </table:table-cell>
          <table:table-cell office:value-type="float" office:value="81">
            <text:p>81</text:p>
          </table:table-cell>
          <table:table-cell office:value-type="string">
            <text:p>Rarely <text:s text:c="9"/></text:p>
          </table:table-cell>
          <table:table-cell office:value-type="float" office:value="88">
            <text:p>88</text:p>
          </table:table-cell>
          <table:table-cell office:value-type="string">
            <text:p>Sometimes <text:s text:c="6"/></text:p>
          </table:table-cell>
          <table:table-cell office:value-type="float" office:value="120">
            <text:p>12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ToolsFrequencySASJMP</text:p>
          </table:table-cell>
          <table:table-cell office:value-type="string">
            <text:p><text:s text:c="16"/></text:p>
          </table:table-cell>
          <table:table-cell office:value-type="float" office:value="16601">
            <text:p>16601</text:p>
          </table:table-cell>
          <table:table-cell office:value-type="string">
            <text:p>Most of the time</text:p>
          </table:table-cell>
          <table:table-cell office:value-type="float" office:value="26">
            <text:p>26</text:p>
          </table:table-cell>
          <table:table-cell office:value-type="string">
            <text:p>Often <text:s text:c="10"/></text:p>
          </table:table-cell>
          <table:table-cell office:value-type="float" office:value="30">
            <text:p>30</text:p>
          </table:table-cell>
          <table:table-cell office:value-type="string">
            <text:p>Rarely <text:s text:c="9"/></text:p>
          </table:table-cell>
          <table:table-cell office:value-type="float" office:value="27">
            <text:p>27</text:p>
          </table:table-cell>
          <table:table-cell office:value-type="string">
            <text:p>Sometimes <text:s text:c="6"/></text:p>
          </table:table-cell>
          <table:table-cell office:value-type="float" office:value="32">
            <text:p>3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ToolsFrequencySpark</text:p>
          </table:table-cell>
          <table:table-cell office:value-type="string">
            <text:p><text:s text:c="16"/></text:p>
          </table:table-cell>
          <table:table-cell office:value-type="float" office:value="15391">
            <text:p>15391</text:p>
          </table:table-cell>
          <table:table-cell office:value-type="string">
            <text:p>Most of the time</text:p>
          </table:table-cell>
          <table:table-cell office:value-type="float" office:value="326">
            <text:p>326</text:p>
          </table:table-cell>
          <table:table-cell office:value-type="string">
            <text:p>Often <text:s text:c="10"/></text:p>
          </table:table-cell>
          <table:table-cell office:value-type="float" office:value="349">
            <text:p>349</text:p>
          </table:table-cell>
          <table:table-cell office:value-type="string">
            <text:p>Rarely <text:s text:c="9"/></text:p>
          </table:table-cell>
          <table:table-cell office:value-type="float" office:value="178">
            <text:p>178</text:p>
          </table:table-cell>
          <table:table-cell office:value-type="string">
            <text:p>Sometimes <text:s text:c="6"/></text:p>
          </table:table-cell>
          <table:table-cell office:value-type="float" office:value="472">
            <text:p>47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5"/>WorkToolsFrequencySQL</text:p>
          </table:table-cell>
          <table:table-cell office:value-type="string">
            <text:p><text:s text:c="16"/></text:p>
          </table:table-cell>
          <table:table-cell office:value-type="float" office:value="12528">
            <text:p>12528</text:p>
          </table:table-cell>
          <table:table-cell office:value-type="string">
            <text:p>Most of the time</text:p>
          </table:table-cell>
          <table:table-cell office:value-type="float" office:value="2088">
            <text:p>2088</text:p>
          </table:table-cell>
          <table:table-cell office:value-type="string">
            <text:p>Often <text:s text:c="10"/></text:p>
          </table:table-cell>
          <table:table-cell office:value-type="float" office:value="1168">
            <text:p>1168</text:p>
          </table:table-cell>
          <table:table-cell office:value-type="string">
            <text:p>Rarely <text:s text:c="9"/></text:p>
          </table:table-cell>
          <table:table-cell office:value-type="float" office:value="185">
            <text:p>185</text:p>
          </table:table-cell>
          <table:table-cell office:value-type="string">
            <text:p>Sometimes <text:s text:c="6"/></text:p>
          </table:table-cell>
          <table:table-cell office:value-type="float" office:value="747">
            <text:p>74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5"/>WorkToolsFrequencyStan</text:p>
          </table:table-cell>
          <table:table-cell office:value-type="string">
            <text:p><text:s text:c="16"/></text:p>
          </table:table-cell>
          <table:table-cell office:value-type="float" office:value="16564">
            <text:p>16564</text:p>
          </table:table-cell>
          <table:table-cell office:value-type="string">
            <text:p>Most of the time</text:p>
          </table:table-cell>
          <table:table-cell office:value-type="float" office:value="8">
            <text:p>8</text:p>
          </table:table-cell>
          <table:table-cell office:value-type="string">
            <text:p>Often <text:s text:c="10"/></text:p>
          </table:table-cell>
          <table:table-cell office:value-type="float" office:value="23">
            <text:p>23</text:p>
          </table:table-cell>
          <table:table-cell office:value-type="string">
            <text:p>Rarely <text:s text:c="9"/></text:p>
          </table:table-cell>
          <table:table-cell office:value-type="float" office:value="49">
            <text:p>49</text:p>
          </table:table-cell>
          <table:table-cell office:value-type="string">
            <text:p>Sometimes <text:s text:c="6"/></text:p>
          </table:table-cell>
          <table:table-cell office:value-type="float" office:value="72">
            <text:p>7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2"/>WorkToolsFrequencyStatistica</text:p>
          </table:table-cell>
          <table:table-cell office:value-type="string">
            <text:p><text:s text:c="16"/></text:p>
          </table:table-cell>
          <table:table-cell office:value-type="float" office:value="16674">
            <text:p>16674</text:p>
          </table:table-cell>
          <table:table-cell office:value-type="string">
            <text:p>Most of the time</text:p>
          </table:table-cell>
          <table:table-cell office:value-type="float" office:value="4">
            <text:p>4</text:p>
          </table:table-cell>
          <table:table-cell office:value-type="string">
            <text:p>Often <text:s text:c="10"/></text:p>
          </table:table-cell>
          <table:table-cell office:value-type="float" office:value="8">
            <text:p>8</text:p>
          </table:table-cell>
          <table:table-cell office:value-type="string">
            <text:p>Rarely <text:s text:c="9"/></text:p>
          </table:table-cell>
          <table:table-cell office:value-type="float" office:value="13">
            <text:p>13</text:p>
          </table:table-cell>
          <table:table-cell office:value-type="string">
            <text:p>Sometimes <text:s text:c="6"/></text:p>
          </table:table-cell>
          <table:table-cell office:value-type="float" office:value="17">
            <text:p>1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3"/>WorkToolsFrequencyTableau</text:p>
          </table:table-cell>
          <table:table-cell office:value-type="string">
            <text:p><text:s text:c="16"/></text:p>
          </table:table-cell>
          <table:table-cell office:value-type="float" office:value="15132">
            <text:p>15132</text:p>
          </table:table-cell>
          <table:table-cell office:value-type="string">
            <text:p>Most of the time</text:p>
          </table:table-cell>
          <table:table-cell office:value-type="float" office:value="360">
            <text:p>360</text:p>
          </table:table-cell>
          <table:table-cell office:value-type="string">
            <text:p>Often <text:s text:c="10"/></text:p>
          </table:table-cell>
          <table:table-cell office:value-type="float" office:value="395">
            <text:p>395</text:p>
          </table:table-cell>
          <table:table-cell office:value-type="string">
            <text:p>Rarely <text:s text:c="9"/></text:p>
          </table:table-cell>
          <table:table-cell office:value-type="float" office:value="309">
            <text:p>309</text:p>
          </table:table-cell>
          <table:table-cell office:value-type="string">
            <text:p>Sometimes <text:s text:c="6"/></text:p>
          </table:table-cell>
          <table:table-cell office:value-type="float" office:value="520">
            <text:p>52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2"/>WorkToolsFrequencyTensorFlow</text:p>
          </table:table-cell>
          <table:table-cell office:value-type="string">
            <text:p><text:s text:c="16"/></text:p>
          </table:table-cell>
          <table:table-cell office:value-type="float" office:value="14494">
            <text:p>14494</text:p>
          </table:table-cell>
          <table:table-cell office:value-type="string">
            <text:p>Most of the time</text:p>
          </table:table-cell>
          <table:table-cell office:value-type="float" office:value="450">
            <text:p>450</text:p>
          </table:table-cell>
          <table:table-cell office:value-type="string">
            <text:p>Often <text:s text:c="10"/></text:p>
          </table:table-cell>
          <table:table-cell office:value-type="float" office:value="622">
            <text:p>622</text:p>
          </table:table-cell>
          <table:table-cell office:value-type="string">
            <text:p>Rarely <text:s text:c="9"/></text:p>
          </table:table-cell>
          <table:table-cell office:value-type="float" office:value="320">
            <text:p>320</text:p>
          </table:table-cell>
          <table:table-cell office:value-type="string">
            <text:p>Sometimes <text:s text:c="6"/></text:p>
          </table:table-cell>
          <table:table-cell office:value-type="float" office:value="830">
            <text:p>83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ToolsFrequencyTIBCO</text:p>
          </table:table-cell>
          <table:table-cell office:value-type="string">
            <text:p><text:s text:c="16"/></text:p>
          </table:table-cell>
          <table:table-cell office:value-type="float" office:value="16577">
            <text:p>16577</text:p>
          </table:table-cell>
          <table:table-cell office:value-type="string">
            <text:p>Most of the time</text:p>
          </table:table-cell>
          <table:table-cell office:value-type="float" office:value="29">
            <text:p>29</text:p>
          </table:table-cell>
          <table:table-cell office:value-type="string">
            <text:p>Often <text:s text:c="10"/></text:p>
          </table:table-cell>
          <table:table-cell office:value-type="float" office:value="33">
            <text:p>33</text:p>
          </table:table-cell>
          <table:table-cell office:value-type="string">
            <text:p>Rarely <text:s text:c="9"/></text:p>
          </table:table-cell>
          <table:table-cell office:value-type="float" office:value="31">
            <text:p>31</text:p>
          </table:table-cell>
          <table:table-cell office:value-type="string">
            <text:p>Sometimes <text:s text:c="6"/></text:p>
          </table:table-cell>
          <table:table-cell office:value-type="float" office:value="46">
            <text:p>46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5"/>WorkToolsFrequencyUnix</text:p>
          </table:table-cell>
          <table:table-cell office:value-type="string">
            <text:p><text:s text:c="16"/></text:p>
          </table:table-cell>
          <table:table-cell office:value-type="float" office:value="14888">
            <text:p>14888</text:p>
          </table:table-cell>
          <table:table-cell office:value-type="string">
            <text:p>Most of the time</text:p>
          </table:table-cell>
          <table:table-cell office:value-type="float" office:value="798">
            <text:p>798</text:p>
          </table:table-cell>
          <table:table-cell office:value-type="string">
            <text:p>Often <text:s text:c="10"/></text:p>
          </table:table-cell>
          <table:table-cell office:value-type="float" office:value="617">
            <text:p>617</text:p>
          </table:table-cell>
          <table:table-cell office:value-type="string">
            <text:p>Rarely <text:s text:c="9"/></text:p>
          </table:table-cell>
          <table:table-cell office:value-type="float" office:value="76">
            <text:p>76</text:p>
          </table:table-cell>
          <table:table-cell office:value-type="string">
            <text:p>Sometimes <text:s text:c="6"/></text:p>
          </table:table-cell>
          <table:table-cell office:value-type="float" office:value="337">
            <text:p>33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3"/>WorkToolsFrequencySelect1</text:p>
          </table:table-cell>
          <table:table-cell office:value-type="string">
            <text:p><text:s text:c="16"/></text:p>
          </table:table-cell>
          <table:table-cell office:value-type="float" office:value="16030">
            <text:p>16030</text:p>
          </table:table-cell>
          <table:table-cell office:value-type="string">
            <text:p>Most of the time</text:p>
          </table:table-cell>
          <table:table-cell office:value-type="float" office:value="330">
            <text:p>330</text:p>
          </table:table-cell>
          <table:table-cell office:value-type="string">
            <text:p>Often <text:s text:c="10"/></text:p>
          </table:table-cell>
          <table:table-cell office:value-type="float" office:value="183">
            <text:p>183</text:p>
          </table:table-cell>
          <table:table-cell office:value-type="string">
            <text:p>Rarely <text:s text:c="9"/></text:p>
          </table:table-cell>
          <table:table-cell office:value-type="float" office:value="53">
            <text:p>53</text:p>
          </table:table-cell>
          <table:table-cell office:value-type="string">
            <text:p>Sometimes <text:s text:c="6"/></text:p>
          </table:table-cell>
          <table:table-cell office:value-type="float" office:value="120">
            <text:p>12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3"/>WorkToolsFrequencySelect2</text:p>
          </table:table-cell>
          <table:table-cell office:value-type="string">
            <text:p><text:s text:c="16"/></text:p>
          </table:table-cell>
          <table:table-cell office:value-type="float" office:value="16581">
            <text:p>16581</text:p>
          </table:table-cell>
          <table:table-cell office:value-type="string">
            <text:p>Most of the time</text:p>
          </table:table-cell>
          <table:table-cell office:value-type="float" office:value="54">
            <text:p>54</text:p>
          </table:table-cell>
          <table:table-cell office:value-type="string">
            <text:p>Often <text:s text:c="10"/></text:p>
          </table:table-cell>
          <table:table-cell office:value-type="float" office:value="33">
            <text:p>33</text:p>
          </table:table-cell>
          <table:table-cell office:value-type="string">
            <text:p>Rarely <text:s text:c="9"/></text:p>
          </table:table-cell>
          <table:table-cell office:value-type="float" office:value="15">
            <text:p>15</text:p>
          </table:table-cell>
          <table:table-cell office:value-type="string">
            <text:p>Sometimes <text:s text:c="6"/></text:p>
          </table:table-cell>
          <table:table-cell office:value-type="float" office:value="33">
            <text:p>33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6"/>WorkFrequencySelect3</text:p>
          </table:table-cell>
          <table:table-cell office:value-type="string">
            <text:p><text:s text:c="16"/></text:p>
          </table:table-cell>
          <table:table-cell office:value-type="float" office:value="16635">
            <text:p>16635</text:p>
          </table:table-cell>
          <table:table-cell office:value-type="string">
            <text:p>Most of the time</text:p>
          </table:table-cell>
          <table:table-cell office:value-type="float" office:value="41">
            <text:p>41</text:p>
          </table:table-cell>
          <table:table-cell office:value-type="string">
            <text:p>Often <text:s text:c="10"/></text:p>
          </table:table-cell>
          <table:table-cell office:value-type="float" office:value="21">
            <text:p>21</text:p>
          </table:table-cell>
          <table:table-cell office:value-type="string">
            <text:p>Rarely <text:s text:c="9"/></text:p>
          </table:table-cell>
          <table:table-cell office:value-type="float" office:value="9">
            <text:p>9</text:p>
          </table:table-cell>
          <table:table-cell office:value-type="string">
            <text:p>Sometimes <text:s text:c="6"/></text:p>
          </table:table-cell>
          <table:table-cell office:value-type="float" office:value="10">
            <text:p>1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11"/>WorkMethodsSelect</text:p>
          </table:table-cell>
          <table:table-cell office:value-type="string">
            <text:p><text:s text:c="20"/></text:p>
          </table:table-cell>
          <table:table-cell office:value-type="float" office:value="8943">
            <text:p>8943</text:p>
          </table:table-cell>
          <table:table-cell office:value-type="string">
            <text:p>Data Visualization <text:s/></text:p>
          </table:table-cell>
          <table:table-cell office:value-type="float" office:value="144">
            <text:p>144</text:p>
          </table:table-cell>
          <table:table-cell office:value-type="string">
            <text:p>Other <text:s text:c="14"/></text:p>
          </table:table-cell>
          <table:table-cell office:value-type="float" office:value="144">
            <text:p>144</text:p>
          </table:table-cell>
          <table:table-cell office:value-type="string">
            <text:p>Logistic Regression </text:p>
          </table:table-cell>
          <table:table-cell office:value-type="float" office:value="66">
            <text:p>66</text:p>
          </table:table-cell>
          <table:table-cell office:value-type="string">
            <text:p>Time Series Analysis</text:p>
          </table:table-cell>
          <table:table-cell office:value-type="float" office:value="49">
            <text:p>49</text:p>
          </table:table-cell>
          <table:table-cell office:value-type="string">
            <text:p>Neural Networks <text:s text:c="4"/></text:p>
          </table:table-cell>
          <table:table-cell office:value-type="float" office:value="45">
            <text:p>45</text:p>
          </table:table-cell>
          <table:table-cell office:value-type="string">
            <text:p>(Other) <text:s text:c="12"/></text:p>
          </table:table-cell>
          <table:table-cell office:value-type="float" office:value="7325">
            <text:p>7325</text:p>
          </table:table-cell>
        </table:table-row>
        <table:table-row table:style-name="ro1">
          <table:table-cell office:value-type="string">
            <text:p><text:s text:c="4"/>WorkMethodsFrequencyA.B</text:p>
          </table:table-cell>
          <table:table-cell office:value-type="string">
            <text:p><text:s text:c="16"/></text:p>
          </table:table-cell>
          <table:table-cell office:value-type="float" office:value="14846">
            <text:p>14846</text:p>
          </table:table-cell>
          <table:table-cell office:value-type="string">
            <text:p>Most of the time</text:p>
          </table:table-cell>
          <table:table-cell office:value-type="float" office:value="277">
            <text:p>277</text:p>
          </table:table-cell>
          <table:table-cell office:value-type="string">
            <text:p>Often <text:s text:c="10"/></text:p>
          </table:table-cell>
          <table:table-cell office:value-type="float" office:value="656">
            <text:p>656</text:p>
          </table:table-cell>
          <table:table-cell office:value-type="string">
            <text:p>Rarely <text:s text:c="9"/></text:p>
          </table:table-cell>
          <table:table-cell office:value-type="float" office:value="232">
            <text:p>232</text:p>
          </table:table-cell>
          <table:table-cell office:value-type="string">
            <text:p>Sometimes <text:s text:c="6"/></text:p>
          </table:table-cell>
          <table:table-cell office:value-type="float" office:value="705">
            <text:p>705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MethodsFrequencyAssociationRules</text:p>
          </table:table-cell>
          <table:table-cell office:value-type="string">
            <text:p><text:s text:c="16"/></text:p>
          </table:table-cell>
          <table:table-cell office:value-type="float" office:value="15620">
            <text:p>15620</text:p>
          </table:table-cell>
          <table:table-cell office:value-type="string">
            <text:p>Most of the time</text:p>
          </table:table-cell>
          <table:table-cell office:value-type="float" office:value="89">
            <text:p>89</text:p>
          </table:table-cell>
          <table:table-cell office:value-type="string">
            <text:p>Often <text:s text:c="10"/></text:p>
          </table:table-cell>
          <table:table-cell office:value-type="float" office:value="328">
            <text:p>328</text:p>
          </table:table-cell>
          <table:table-cell office:value-type="string">
            <text:p>Rarely <text:s text:c="9"/></text:p>
          </table:table-cell>
          <table:table-cell office:value-type="float" office:value="156">
            <text:p>156</text:p>
          </table:table-cell>
          <table:table-cell office:value-type="string">
            <text:p>Sometimes <text:s text:c="6"/></text:p>
          </table:table-cell>
          <table:table-cell office:value-type="float" office:value="523">
            <text:p>523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2"/>WorkMethodsFrequencyBayesian</text:p>
          </table:table-cell>
          <table:table-cell office:value-type="string">
            <text:p><text:s text:c="16"/></text:p>
          </table:table-cell>
          <table:table-cell office:value-type="float" office:value="14871">
            <text:p>14871</text:p>
          </table:table-cell>
          <table:table-cell office:value-type="string">
            <text:p>Most of the time</text:p>
          </table:table-cell>
          <table:table-cell office:value-type="float" office:value="236">
            <text:p>236</text:p>
          </table:table-cell>
          <table:table-cell office:value-type="string">
            <text:p>Often <text:s text:c="10"/></text:p>
          </table:table-cell>
          <table:table-cell office:value-type="float" office:value="622">
            <text:p>622</text:p>
          </table:table-cell>
          <table:table-cell office:value-type="string">
            <text:p>Rarely <text:s text:c="9"/></text:p>
          </table:table-cell>
          <table:table-cell office:value-type="float" office:value="193">
            <text:p>193</text:p>
          </table:table-cell>
          <table:table-cell office:value-type="string">
            <text:p>Sometimes <text:s text:c="6"/></text:p>
          </table:table-cell>
          <table:table-cell office:value-type="float" office:value="794">
            <text:p>794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MethodsFrequencyCNNs</text:p>
          </table:table-cell>
          <table:table-cell office:value-type="string">
            <text:p><text:s text:c="16"/></text:p>
          </table:table-cell>
          <table:table-cell office:value-type="float" office:value="15363">
            <text:p>15363</text:p>
          </table:table-cell>
          <table:table-cell office:value-type="string">
            <text:p>Most of the time</text:p>
          </table:table-cell>
          <table:table-cell office:value-type="float" office:value="383">
            <text:p>383</text:p>
          </table:table-cell>
          <table:table-cell office:value-type="string">
            <text:p>Often <text:s text:c="10"/></text:p>
          </table:table-cell>
          <table:table-cell office:value-type="float" office:value="473">
            <text:p>473</text:p>
          </table:table-cell>
          <table:table-cell office:value-type="string">
            <text:p>Rarely <text:s text:c="9"/></text:p>
          </table:table-cell>
          <table:table-cell office:value-type="float" office:value="91">
            <text:p>91</text:p>
          </table:table-cell>
          <table:table-cell office:value-type="string">
            <text:p>Sometimes <text:s text:c="6"/></text:p>
          </table:table-cell>
          <table:table-cell office:value-type="float" office:value="406">
            <text:p>406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MethodsFrequencyCollaborativeFiltering</text:p>
          </table:table-cell>
          <table:table-cell office:value-type="string">
            <text:p><text:s text:c="16"/></text:p>
          </table:table-cell>
          <table:table-cell office:value-type="float" office:value="15955">
            <text:p>15955</text:p>
          </table:table-cell>
          <table:table-cell office:value-type="string">
            <text:p>Most of the time</text:p>
          </table:table-cell>
          <table:table-cell office:value-type="float" office:value="91">
            <text:p>91</text:p>
          </table:table-cell>
          <table:table-cell office:value-type="string">
            <text:p>Often <text:s text:c="10"/></text:p>
          </table:table-cell>
          <table:table-cell office:value-type="float" office:value="257">
            <text:p>257</text:p>
          </table:table-cell>
          <table:table-cell office:value-type="string">
            <text:p>Rarely <text:s text:c="9"/></text:p>
          </table:table-cell>
          <table:table-cell office:value-type="float" office:value="92">
            <text:p>92</text:p>
          </table:table-cell>
          <table:table-cell office:value-type="string">
            <text:p>Sometimes <text:s text:c="6"/></text:p>
          </table:table-cell>
          <table:table-cell office:value-type="float" office:value="321">
            <text:p>321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MethodsFrequencyCross.Validation</text:p>
          </table:table-cell>
          <table:table-cell office:value-type="string">
            <text:p><text:s text:c="16"/></text:p>
          </table:table-cell>
          <table:table-cell office:value-type="float" office:value="12956">
            <text:p>12956</text:p>
          </table:table-cell>
          <table:table-cell office:value-type="string">
            <text:p>Most of the time</text:p>
          </table:table-cell>
          <table:table-cell office:value-type="float" office:value="1632">
            <text:p>1632</text:p>
          </table:table-cell>
          <table:table-cell office:value-type="string">
            <text:p>Often <text:s text:c="10"/></text:p>
          </table:table-cell>
          <table:table-cell office:value-type="float" office:value="1331">
            <text:p>1331</text:p>
          </table:table-cell>
          <table:table-cell office:value-type="string">
            <text:p>Rarely <text:s text:c="9"/></text:p>
          </table:table-cell>
          <table:table-cell office:value-type="float" office:value="96">
            <text:p>96</text:p>
          </table:table-cell>
          <table:table-cell office:value-type="string">
            <text:p>Sometimes <text:s text:c="6"/></text:p>
          </table:table-cell>
          <table:table-cell office:value-type="float" office:value="701">
            <text:p>701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MethodsFrequencyDataVisualization</text:p>
          </table:table-cell>
          <table:table-cell office:value-type="string">
            <text:p><text:s text:c="16"/></text:p>
          </table:table-cell>
          <table:table-cell office:value-type="float" office:value="11810">
            <text:p>11810</text:p>
          </table:table-cell>
          <table:table-cell office:value-type="string">
            <text:p>Most of the time</text:p>
          </table:table-cell>
          <table:table-cell office:value-type="float" office:value="2927">
            <text:p>2927</text:p>
          </table:table-cell>
          <table:table-cell office:value-type="string">
            <text:p>Often <text:s text:c="10"/></text:p>
          </table:table-cell>
          <table:table-cell office:value-type="float" office:value="1487">
            <text:p>1487</text:p>
          </table:table-cell>
          <table:table-cell office:value-type="string">
            <text:p>Rarely <text:s text:c="9"/></text:p>
          </table:table-cell>
          <table:table-cell office:value-type="float" office:value="47">
            <text:p>47</text:p>
          </table:table-cell>
          <table:table-cell office:value-type="string">
            <text:p>Sometimes <text:s text:c="6"/></text:p>
          </table:table-cell>
          <table:table-cell office:value-type="float" office:value="445">
            <text:p>445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MethodsFrequencyDecisionTrees</text:p>
          </table:table-cell>
          <table:table-cell office:value-type="string">
            <text:p><text:s text:c="16"/></text:p>
          </table:table-cell>
          <table:table-cell office:value-type="float" office:value="13134">
            <text:p>13134</text:p>
          </table:table-cell>
          <table:table-cell office:value-type="string">
            <text:p>Most of the time</text:p>
          </table:table-cell>
          <table:table-cell office:value-type="float" office:value="764">
            <text:p>764</text:p>
          </table:table-cell>
          <table:table-cell office:value-type="string">
            <text:p>Often <text:s text:c="10"/></text:p>
          </table:table-cell>
          <table:table-cell office:value-type="float" office:value="1409">
            <text:p>1409</text:p>
          </table:table-cell>
          <table:table-cell office:value-type="string">
            <text:p>Rarely <text:s text:c="9"/></text:p>
          </table:table-cell>
          <table:table-cell office:value-type="float" office:value="218">
            <text:p>218</text:p>
          </table:table-cell>
          <table:table-cell office:value-type="string">
            <text:p>Sometimes <text:s text:c="6"/></text:p>
          </table:table-cell>
          <table:table-cell office:value-type="float" office:value="1191">
            <text:p>1191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MethodsFrequencyEnsembleMethods</text:p>
          </table:table-cell>
          <table:table-cell office:value-type="string">
            <text:p><text:s text:c="16"/></text:p>
          </table:table-cell>
          <table:table-cell office:value-type="float" office:value="14733">
            <text:p>14733</text:p>
          </table:table-cell>
          <table:table-cell office:value-type="string">
            <text:p>Most of the time</text:p>
          </table:table-cell>
          <table:table-cell office:value-type="float" office:value="504">
            <text:p>504</text:p>
          </table:table-cell>
          <table:table-cell office:value-type="string">
            <text:p>Often <text:s text:c="10"/></text:p>
          </table:table-cell>
          <table:table-cell office:value-type="float" office:value="764">
            <text:p>764</text:p>
          </table:table-cell>
          <table:table-cell office:value-type="string">
            <text:p>Rarely <text:s text:c="9"/></text:p>
          </table:table-cell>
          <table:table-cell office:value-type="float" office:value="89">
            <text:p>89</text:p>
          </table:table-cell>
          <table:table-cell office:value-type="string">
            <text:p>Sometimes <text:s text:c="6"/></text:p>
          </table:table-cell>
          <table:table-cell office:value-type="float" office:value="626">
            <text:p>626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MethodsFrequencyEvolutionaryApproaches</text:p>
          </table:table-cell>
          <table:table-cell office:value-type="string">
            <text:p><text:s text:c="16"/></text:p>
          </table:table-cell>
          <table:table-cell office:value-type="float" office:value="16302">
            <text:p>16302</text:p>
          </table:table-cell>
          <table:table-cell office:value-type="string">
            <text:p>Most of the time</text:p>
          </table:table-cell>
          <table:table-cell office:value-type="float" office:value="69">
            <text:p>69</text:p>
          </table:table-cell>
          <table:table-cell office:value-type="string">
            <text:p>Often <text:s text:c="10"/></text:p>
          </table:table-cell>
          <table:table-cell office:value-type="float" office:value="127">
            <text:p>127</text:p>
          </table:table-cell>
          <table:table-cell office:value-type="string">
            <text:p>Rarely <text:s text:c="9"/></text:p>
          </table:table-cell>
          <table:table-cell office:value-type="float" office:value="43">
            <text:p>43</text:p>
          </table:table-cell>
          <table:table-cell office:value-type="string">
            <text:p>Sometimes <text:s text:c="6"/></text:p>
          </table:table-cell>
          <table:table-cell office:value-type="float" office:value="175">
            <text:p>175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MethodsFrequencyGANs</text:p>
          </table:table-cell>
          <table:table-cell office:value-type="string">
            <text:p><text:s text:c="16"/></text:p>
          </table:table-cell>
          <table:table-cell office:value-type="float" office:value="16486">
            <text:p>16486</text:p>
          </table:table-cell>
          <table:table-cell office:value-type="string">
            <text:p>Most of the time</text:p>
          </table:table-cell>
          <table:table-cell office:value-type="float" office:value="28">
            <text:p>28</text:p>
          </table:table-cell>
          <table:table-cell office:value-type="string">
            <text:p>Often <text:s text:c="10"/></text:p>
          </table:table-cell>
          <table:table-cell office:value-type="float" office:value="68">
            <text:p>68</text:p>
          </table:table-cell>
          <table:table-cell office:value-type="string">
            <text:p>Rarely <text:s text:c="9"/></text:p>
          </table:table-cell>
          <table:table-cell office:value-type="float" office:value="34">
            <text:p>34</text:p>
          </table:table-cell>
          <table:table-cell office:value-type="string">
            <text:p>Sometimes <text:s text:c="6"/></text:p>
          </table:table-cell>
          <table:table-cell office:value-type="float" office:value="100">
            <text:p>10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MethodsFrequencyGBM</text:p>
          </table:table-cell>
          <table:table-cell office:value-type="string">
            <text:p><text:s text:c="16"/></text:p>
          </table:table-cell>
          <table:table-cell office:value-type="float" office:value="15211">
            <text:p>15211</text:p>
          </table:table-cell>
          <table:table-cell office:value-type="string">
            <text:p>Most of the time</text:p>
          </table:table-cell>
          <table:table-cell office:value-type="float" office:value="450">
            <text:p>450</text:p>
          </table:table-cell>
          <table:table-cell office:value-type="string">
            <text:p>Often <text:s text:c="10"/></text:p>
          </table:table-cell>
          <table:table-cell office:value-type="float" office:value="580">
            <text:p>580</text:p>
          </table:table-cell>
          <table:table-cell office:value-type="string">
            <text:p>Rarely <text:s text:c="9"/></text:p>
          </table:table-cell>
          <table:table-cell office:value-type="float" office:value="55">
            <text:p>55</text:p>
          </table:table-cell>
          <table:table-cell office:value-type="string">
            <text:p>Sometimes <text:s text:c="6"/></text:p>
          </table:table-cell>
          <table:table-cell office:value-type="float" office:value="420">
            <text:p>42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MethodsFrequencyHMMs</text:p>
          </table:table-cell>
          <table:table-cell office:value-type="string">
            <text:p><text:s text:c="16"/></text:p>
          </table:table-cell>
          <table:table-cell office:value-type="float" office:value="16317">
            <text:p>16317</text:p>
          </table:table-cell>
          <table:table-cell office:value-type="string">
            <text:p>Most of the time</text:p>
          </table:table-cell>
          <table:table-cell office:value-type="float" office:value="48">
            <text:p>48</text:p>
          </table:table-cell>
          <table:table-cell office:value-type="string">
            <text:p>Often <text:s text:c="10"/></text:p>
          </table:table-cell>
          <table:table-cell office:value-type="float" office:value="108">
            <text:p>108</text:p>
          </table:table-cell>
          <table:table-cell office:value-type="string">
            <text:p>Rarely <text:s text:c="9"/></text:p>
          </table:table-cell>
          <table:table-cell office:value-type="float" office:value="68">
            <text:p>68</text:p>
          </table:table-cell>
          <table:table-cell office:value-type="string">
            <text:p>Sometimes <text:s text:c="6"/></text:p>
          </table:table-cell>
          <table:table-cell office:value-type="float" office:value="175">
            <text:p>175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MethodsFrequencyKNN</text:p>
          </table:table-cell>
          <table:table-cell office:value-type="string">
            <text:p><text:s text:c="16"/></text:p>
          </table:table-cell>
          <table:table-cell office:value-type="float" office:value="14171">
            <text:p>14171</text:p>
          </table:table-cell>
          <table:table-cell office:value-type="string">
            <text:p>Most of the time</text:p>
          </table:table-cell>
          <table:table-cell office:value-type="float" office:value="368">
            <text:p>368</text:p>
          </table:table-cell>
          <table:table-cell office:value-type="string">
            <text:p>Often <text:s text:c="10"/></text:p>
          </table:table-cell>
          <table:table-cell office:value-type="float" office:value="983">
            <text:p>983</text:p>
          </table:table-cell>
          <table:table-cell office:value-type="string">
            <text:p>Rarely <text:s text:c="9"/></text:p>
          </table:table-cell>
          <table:table-cell office:value-type="float" office:value="163">
            <text:p>163</text:p>
          </table:table-cell>
          <table:table-cell office:value-type="string">
            <text:p>Sometimes <text:s text:c="6"/></text:p>
          </table:table-cell>
          <table:table-cell office:value-type="float" office:value="1031">
            <text:p>1031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MethodsFrequencyLiftAnalysis</text:p>
          </table:table-cell>
          <table:table-cell office:value-type="string">
            <text:p><text:s text:c="16"/></text:p>
          </table:table-cell>
          <table:table-cell office:value-type="float" office:value="16093">
            <text:p>16093</text:p>
          </table:table-cell>
          <table:table-cell office:value-type="string">
            <text:p>Most of the time</text:p>
          </table:table-cell>
          <table:table-cell office:value-type="float" office:value="117">
            <text:p>117</text:p>
          </table:table-cell>
          <table:table-cell office:value-type="string">
            <text:p>Often <text:s text:c="10"/></text:p>
          </table:table-cell>
          <table:table-cell office:value-type="float" office:value="238">
            <text:p>238</text:p>
          </table:table-cell>
          <table:table-cell office:value-type="string">
            <text:p>Rarely <text:s text:c="9"/></text:p>
          </table:table-cell>
          <table:table-cell office:value-type="float" office:value="61">
            <text:p>61</text:p>
          </table:table-cell>
          <table:table-cell office:value-type="string">
            <text:p>Sometimes <text:s text:c="6"/></text:p>
          </table:table-cell>
          <table:table-cell office:value-type="float" office:value="207">
            <text:p>20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MethodsFrequencyLogisticRegression</text:p>
          </table:table-cell>
          <table:table-cell office:value-type="string">
            <text:p><text:s text:c="16"/></text:p>
          </table:table-cell>
          <table:table-cell office:value-type="float" office:value="12544">
            <text:p>12544</text:p>
          </table:table-cell>
          <table:table-cell office:value-type="string">
            <text:p>Most of the time</text:p>
          </table:table-cell>
          <table:table-cell office:value-type="float" office:value="1027">
            <text:p>1027</text:p>
          </table:table-cell>
          <table:table-cell office:value-type="string">
            <text:p>Often <text:s text:c="10"/></text:p>
          </table:table-cell>
          <table:table-cell office:value-type="float" office:value="1731">
            <text:p>1731</text:p>
          </table:table-cell>
          <table:table-cell office:value-type="string">
            <text:p>Rarely <text:s text:c="9"/></text:p>
          </table:table-cell>
          <table:table-cell office:value-type="float" office:value="201">
            <text:p>201</text:p>
          </table:table-cell>
          <table:table-cell office:value-type="string">
            <text:p>Sometimes <text:s text:c="6"/></text:p>
          </table:table-cell>
          <table:table-cell office:value-type="float" office:value="1213">
            <text:p>1213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MethodsFrequencyMLN</text:p>
          </table:table-cell>
          <table:table-cell office:value-type="string">
            <text:p><text:s text:c="16"/></text:p>
          </table:table-cell>
          <table:table-cell office:value-type="float" office:value="16474">
            <text:p>16474</text:p>
          </table:table-cell>
          <table:table-cell office:value-type="string">
            <text:p>Most of the time</text:p>
          </table:table-cell>
          <table:table-cell office:value-type="float" office:value="31">
            <text:p>31</text:p>
          </table:table-cell>
          <table:table-cell office:value-type="string">
            <text:p>Often <text:s text:c="10"/></text:p>
          </table:table-cell>
          <table:table-cell office:value-type="float" office:value="74">
            <text:p>74</text:p>
          </table:table-cell>
          <table:table-cell office:value-type="string">
            <text:p>Rarely <text:s text:c="9"/></text:p>
          </table:table-cell>
          <table:table-cell office:value-type="float" office:value="29">
            <text:p>29</text:p>
          </table:table-cell>
          <table:table-cell office:value-type="string">
            <text:p>Sometimes <text:s text:c="6"/></text:p>
          </table:table-cell>
          <table:table-cell office:value-type="float" office:value="108">
            <text:p>108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/>WorkMethodsFrequencyNaiveBayes</text:p>
          </table:table-cell>
          <table:table-cell office:value-type="string">
            <text:p><text:s text:c="16"/></text:p>
          </table:table-cell>
          <table:table-cell office:value-type="float" office:value="14910">
            <text:p>14910</text:p>
          </table:table-cell>
          <table:table-cell office:value-type="string">
            <text:p>Most of the time</text:p>
          </table:table-cell>
          <table:table-cell office:value-type="float" office:value="248">
            <text:p>248</text:p>
          </table:table-cell>
          <table:table-cell office:value-type="string">
            <text:p>Often <text:s text:c="10"/></text:p>
          </table:table-cell>
          <table:table-cell office:value-type="float" office:value="577">
            <text:p>577</text:p>
          </table:table-cell>
          <table:table-cell office:value-type="string">
            <text:p>Rarely <text:s text:c="9"/></text:p>
          </table:table-cell>
          <table:table-cell office:value-type="float" office:value="185">
            <text:p>185</text:p>
          </table:table-cell>
          <table:table-cell office:value-type="string">
            <text:p>Sometimes <text:s text:c="6"/></text:p>
          </table:table-cell>
          <table:table-cell office:value-type="float" office:value="796">
            <text:p>796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MethodsFrequencyNLP</text:p>
          </table:table-cell>
          <table:table-cell office:value-type="string">
            <text:p><text:s text:c="16"/></text:p>
          </table:table-cell>
          <table:table-cell office:value-type="float" office:value="14840">
            <text:p>14840</text:p>
          </table:table-cell>
          <table:table-cell office:value-type="string">
            <text:p>Most of the time</text:p>
          </table:table-cell>
          <table:table-cell office:value-type="float" office:value="564">
            <text:p>564</text:p>
          </table:table-cell>
          <table:table-cell office:value-type="string">
            <text:p>Often <text:s text:c="10"/></text:p>
          </table:table-cell>
          <table:table-cell office:value-type="float" office:value="686">
            <text:p>686</text:p>
          </table:table-cell>
          <table:table-cell office:value-type="string">
            <text:p>Rarely <text:s text:c="9"/></text:p>
          </table:table-cell>
          <table:table-cell office:value-type="float" office:value="107">
            <text:p>107</text:p>
          </table:table-cell>
          <table:table-cell office:value-type="string">
            <text:p>Sometimes <text:s text:c="6"/></text:p>
          </table:table-cell>
          <table:table-cell office:value-type="float" office:value="519">
            <text:p>519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MethodsFrequencyNeuralNetworks</text:p>
          </table:table-cell>
          <table:table-cell office:value-type="string">
            <text:p><text:s text:c="16"/></text:p>
          </table:table-cell>
          <table:table-cell office:value-type="float" office:value="14006">
            <text:p>14006</text:p>
          </table:table-cell>
          <table:table-cell office:value-type="string">
            <text:p>Most of the time</text:p>
          </table:table-cell>
          <table:table-cell office:value-type="float" office:value="781">
            <text:p>781</text:p>
          </table:table-cell>
          <table:table-cell office:value-type="string">
            <text:p>Often <text:s text:c="10"/></text:p>
          </table:table-cell>
          <table:table-cell office:value-type="float" office:value="950">
            <text:p>950</text:p>
          </table:table-cell>
          <table:table-cell office:value-type="string">
            <text:p>Rarely <text:s text:c="9"/></text:p>
          </table:table-cell>
          <table:table-cell office:value-type="float" office:value="159">
            <text:p>159</text:p>
          </table:table-cell>
          <table:table-cell office:value-type="string">
            <text:p>Sometimes <text:s text:c="6"/></text:p>
          </table:table-cell>
          <table:table-cell office:value-type="float" office:value="820">
            <text:p>82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MethodsFrequencyPCA</text:p>
          </table:table-cell>
          <table:table-cell office:value-type="string">
            <text:p><text:s text:c="16"/></text:p>
          </table:table-cell>
          <table:table-cell office:value-type="float" office:value="14014">
            <text:p>14014</text:p>
          </table:table-cell>
          <table:table-cell office:value-type="string">
            <text:p>Most of the time</text:p>
          </table:table-cell>
          <table:table-cell office:value-type="float" office:value="545">
            <text:p>545</text:p>
          </table:table-cell>
          <table:table-cell office:value-type="string">
            <text:p>Often <text:s text:c="10"/></text:p>
          </table:table-cell>
          <table:table-cell office:value-type="float" office:value="1075">
            <text:p>1075</text:p>
          </table:table-cell>
          <table:table-cell office:value-type="string">
            <text:p>Rarely <text:s text:c="9"/></text:p>
          </table:table-cell>
          <table:table-cell office:value-type="float" office:value="142">
            <text:p>142</text:p>
          </table:table-cell>
          <table:table-cell office:value-type="string">
            <text:p>Sometimes <text:s text:c="6"/></text:p>
          </table:table-cell>
          <table:table-cell office:value-type="float" office:value="940">
            <text:p>94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MethodsFrequencyPrescriptiveModeling</text:p>
          </table:table-cell>
          <table:table-cell office:value-type="string">
            <text:p><text:s text:c="16"/></text:p>
          </table:table-cell>
          <table:table-cell office:value-type="float" office:value="15899">
            <text:p>15899</text:p>
          </table:table-cell>
          <table:table-cell office:value-type="string">
            <text:p>Most of the time</text:p>
          </table:table-cell>
          <table:table-cell office:value-type="float" office:value="185">
            <text:p>185</text:p>
          </table:table-cell>
          <table:table-cell office:value-type="string">
            <text:p>Often <text:s text:c="10"/></text:p>
          </table:table-cell>
          <table:table-cell office:value-type="float" office:value="348">
            <text:p>348</text:p>
          </table:table-cell>
          <table:table-cell office:value-type="string">
            <text:p>Rarely <text:s text:c="9"/></text:p>
          </table:table-cell>
          <table:table-cell office:value-type="float" office:value="42">
            <text:p>42</text:p>
          </table:table-cell>
          <table:table-cell office:value-type="string">
            <text:p>Sometimes <text:s text:c="6"/></text:p>
          </table:table-cell>
          <table:table-cell office:value-type="float" office:value="242">
            <text:p>24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MethodsFrequencyRandomForests</text:p>
          </table:table-cell>
          <table:table-cell office:value-type="string">
            <text:p><text:s text:c="16"/></text:p>
          </table:table-cell>
          <table:table-cell office:value-type="float" office:value="13360">
            <text:p>13360</text:p>
          </table:table-cell>
          <table:table-cell office:value-type="string">
            <text:p>Most of the time</text:p>
          </table:table-cell>
          <table:table-cell office:value-type="float" office:value="762">
            <text:p>762</text:p>
          </table:table-cell>
          <table:table-cell office:value-type="string">
            <text:p>Often <text:s text:c="10"/></text:p>
          </table:table-cell>
          <table:table-cell office:value-type="float" office:value="1319">
            <text:p>1319</text:p>
          </table:table-cell>
          <table:table-cell office:value-type="string">
            <text:p>Rarely <text:s text:c="9"/></text:p>
          </table:table-cell>
          <table:table-cell office:value-type="float" office:value="189">
            <text:p>189</text:p>
          </table:table-cell>
          <table:table-cell office:value-type="string">
            <text:p>Sometimes <text:s text:c="6"/></text:p>
          </table:table-cell>
          <table:table-cell office:value-type="float" office:value="1086">
            <text:p>1086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MethodsFrequencyRecommenderSystems</text:p>
          </table:table-cell>
          <table:table-cell office:value-type="string">
            <text:p><text:s text:c="16"/></text:p>
          </table:table-cell>
          <table:table-cell office:value-type="float" office:value="15604">
            <text:p>15604</text:p>
          </table:table-cell>
          <table:table-cell office:value-type="string">
            <text:p>Most of the time</text:p>
          </table:table-cell>
          <table:table-cell office:value-type="float" office:value="201">
            <text:p>201</text:p>
          </table:table-cell>
          <table:table-cell office:value-type="string">
            <text:p>Often <text:s text:c="10"/></text:p>
          </table:table-cell>
          <table:table-cell office:value-type="float" office:value="395">
            <text:p>395</text:p>
          </table:table-cell>
          <table:table-cell office:value-type="string">
            <text:p>Rarely <text:s text:c="9"/></text:p>
          </table:table-cell>
          <table:table-cell office:value-type="float" office:value="100">
            <text:p>100</text:p>
          </table:table-cell>
          <table:table-cell office:value-type="string">
            <text:p>Sometimes <text:s text:c="6"/></text:p>
          </table:table-cell>
          <table:table-cell office:value-type="float" office:value="416">
            <text:p>416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MethodsFrequencyRNNs</text:p>
          </table:table-cell>
          <table:table-cell office:value-type="string">
            <text:p><text:s text:c="16"/></text:p>
          </table:table-cell>
          <table:table-cell office:value-type="float" office:value="15868">
            <text:p>15868</text:p>
          </table:table-cell>
          <table:table-cell office:value-type="string">
            <text:p>Most of the time</text:p>
          </table:table-cell>
          <table:table-cell office:value-type="float" office:value="197">
            <text:p>197</text:p>
          </table:table-cell>
          <table:table-cell office:value-type="string">
            <text:p>Often <text:s text:c="10"/></text:p>
          </table:table-cell>
          <table:table-cell office:value-type="float" office:value="333">
            <text:p>333</text:p>
          </table:table-cell>
          <table:table-cell office:value-type="string">
            <text:p>Rarely <text:s text:c="9"/></text:p>
          </table:table-cell>
          <table:table-cell office:value-type="float" office:value="46">
            <text:p>46</text:p>
          </table:table-cell>
          <table:table-cell office:value-type="string">
            <text:p>Sometimes <text:s text:c="6"/></text:p>
          </table:table-cell>
          <table:table-cell office:value-type="float" office:value="272">
            <text:p>27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MethodsFrequencySegmentation</text:p>
          </table:table-cell>
          <table:table-cell office:value-type="string">
            <text:p><text:s text:c="16"/></text:p>
          </table:table-cell>
          <table:table-cell office:value-type="float" office:value="14739">
            <text:p>14739</text:p>
          </table:table-cell>
          <table:table-cell office:value-type="string">
            <text:p>Most of the time</text:p>
          </table:table-cell>
          <table:table-cell office:value-type="float" office:value="468">
            <text:p>468</text:p>
          </table:table-cell>
          <table:table-cell office:value-type="string">
            <text:p>Often <text:s text:c="10"/></text:p>
          </table:table-cell>
          <table:table-cell office:value-type="float" office:value="799">
            <text:p>799</text:p>
          </table:table-cell>
          <table:table-cell office:value-type="string">
            <text:p>Rarely <text:s text:c="9"/></text:p>
          </table:table-cell>
          <table:table-cell office:value-type="float" office:value="97">
            <text:p>97</text:p>
          </table:table-cell>
          <table:table-cell office:value-type="string">
            <text:p>Sometimes <text:s text:c="6"/></text:p>
          </table:table-cell>
          <table:table-cell office:value-type="float" office:value="613">
            <text:p>613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/>WorkMethodsFrequencySimulation</text:p>
          </table:table-cell>
          <table:table-cell office:value-type="string">
            <text:p><text:s text:c="16"/></text:p>
          </table:table-cell>
          <table:table-cell office:value-type="float" office:value="15365">
            <text:p>15365</text:p>
          </table:table-cell>
          <table:table-cell office:value-type="string">
            <text:p>Most of the time</text:p>
          </table:table-cell>
          <table:table-cell office:value-type="float" office:value="370">
            <text:p>370</text:p>
          </table:table-cell>
          <table:table-cell office:value-type="string">
            <text:p>Often <text:s text:c="10"/></text:p>
          </table:table-cell>
          <table:table-cell office:value-type="float" office:value="511">
            <text:p>511</text:p>
          </table:table-cell>
          <table:table-cell office:value-type="string">
            <text:p>Rarely <text:s text:c="9"/></text:p>
          </table:table-cell>
          <table:table-cell office:value-type="float" office:value="88">
            <text:p>88</text:p>
          </table:table-cell>
          <table:table-cell office:value-type="string">
            <text:p>Sometimes <text:s text:c="6"/></text:p>
          </table:table-cell>
          <table:table-cell office:value-type="float" office:value="382">
            <text:p>38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MethodsFrequencySVMs</text:p>
          </table:table-cell>
          <table:table-cell office:value-type="string">
            <text:p><text:s text:c="16"/></text:p>
          </table:table-cell>
          <table:table-cell office:value-type="float" office:value="14813">
            <text:p>14813</text:p>
          </table:table-cell>
          <table:table-cell office:value-type="string">
            <text:p>Most of the time</text:p>
          </table:table-cell>
          <table:table-cell office:value-type="float" office:value="344">
            <text:p>344</text:p>
          </table:table-cell>
          <table:table-cell office:value-type="string">
            <text:p>Often <text:s text:c="10"/></text:p>
          </table:table-cell>
          <table:table-cell office:value-type="float" office:value="667">
            <text:p>667</text:p>
          </table:table-cell>
          <table:table-cell office:value-type="string">
            <text:p>Rarely <text:s text:c="9"/></text:p>
          </table:table-cell>
          <table:table-cell office:value-type="float" office:value="157">
            <text:p>157</text:p>
          </table:table-cell>
          <table:table-cell office:value-type="string">
            <text:p>Sometimes <text:s text:c="6"/></text:p>
          </table:table-cell>
          <table:table-cell office:value-type="float" office:value="735">
            <text:p>735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MethodsFrequencyTextAnalysis</text:p>
          </table:table-cell>
          <table:table-cell office:value-type="string">
            <text:p><text:s text:c="16"/></text:p>
          </table:table-cell>
          <table:table-cell office:value-type="float" office:value="14385">
            <text:p>14385</text:p>
          </table:table-cell>
          <table:table-cell office:value-type="string">
            <text:p>Most of the time</text:p>
          </table:table-cell>
          <table:table-cell office:value-type="float" office:value="618">
            <text:p>618</text:p>
          </table:table-cell>
          <table:table-cell office:value-type="string">
            <text:p>Often <text:s text:c="10"/></text:p>
          </table:table-cell>
          <table:table-cell office:value-type="float" office:value="865">
            <text:p>865</text:p>
          </table:table-cell>
          <table:table-cell office:value-type="string">
            <text:p>Rarely <text:s text:c="9"/></text:p>
          </table:table-cell>
          <table:table-cell office:value-type="float" office:value="140">
            <text:p>140</text:p>
          </table:table-cell>
          <table:table-cell office:value-type="string">
            <text:p>Sometimes <text:s text:c="6"/></text:p>
          </table:table-cell>
          <table:table-cell office:value-type="float" office:value="708">
            <text:p>708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MethodsFrequencyTimeSeriesAnalysis</text:p>
          </table:table-cell>
          <table:table-cell office:value-type="string">
            <text:p><text:s text:c="16"/></text:p>
          </table:table-cell>
          <table:table-cell office:value-type="float" office:value="13644">
            <text:p>13644</text:p>
          </table:table-cell>
          <table:table-cell office:value-type="string">
            <text:p>Most of the time</text:p>
          </table:table-cell>
          <table:table-cell office:value-type="float" office:value="870">
            <text:p>870</text:p>
          </table:table-cell>
          <table:table-cell office:value-type="string">
            <text:p>Often <text:s text:c="10"/></text:p>
          </table:table-cell>
          <table:table-cell office:value-type="float" office:value="1149">
            <text:p>1149</text:p>
          </table:table-cell>
          <table:table-cell office:value-type="string">
            <text:p>Rarely <text:s text:c="9"/></text:p>
          </table:table-cell>
          <table:table-cell office:value-type="float" office:value="158">
            <text:p>158</text:p>
          </table:table-cell>
          <table:table-cell office:value-type="string">
            <text:p>Sometimes <text:s text:c="6"/></text:p>
          </table:table-cell>
          <table:table-cell office:value-type="float" office:value="895">
            <text:p>895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2"/>WorkMethodsFrequencySelect1</text:p>
          </table:table-cell>
          <table:table-cell office:value-type="string">
            <text:p><text:s text:c="16"/></text:p>
          </table:table-cell>
          <table:table-cell office:value-type="float" office:value="16483">
            <text:p>16483</text:p>
          </table:table-cell>
          <table:table-cell office:value-type="string">
            <text:p>Most of the time</text:p>
          </table:table-cell>
          <table:table-cell office:value-type="float" office:value="113">
            <text:p>113</text:p>
          </table:table-cell>
          <table:table-cell office:value-type="string">
            <text:p>Often <text:s text:c="10"/></text:p>
          </table:table-cell>
          <table:table-cell office:value-type="float" office:value="53">
            <text:p>53</text:p>
          </table:table-cell>
          <table:table-cell office:value-type="string">
            <text:p>Rarely <text:s text:c="9"/></text:p>
          </table:table-cell>
          <table:table-cell office:value-type="float" office:value="33">
            <text:p>33</text:p>
          </table:table-cell>
          <table:table-cell office:value-type="string">
            <text:p>Sometimes <text:s text:c="6"/></text:p>
          </table:table-cell>
          <table:table-cell office:value-type="float" office:value="34">
            <text:p>34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2"/>WorkMethodsFrequencySelect2</text:p>
          </table:table-cell>
          <table:table-cell office:value-type="string">
            <text:p><text:s text:c="16"/></text:p>
          </table:table-cell>
          <table:table-cell office:value-type="float" office:value="16677">
            <text:p>16677</text:p>
          </table:table-cell>
          <table:table-cell office:value-type="string">
            <text:p>Most of the time</text:p>
          </table:table-cell>
          <table:table-cell office:value-type="float" office:value="14">
            <text:p>14</text:p>
          </table:table-cell>
          <table:table-cell office:value-type="string">
            <text:p>Often <text:s text:c="10"/></text:p>
          </table:table-cell>
          <table:table-cell office:value-type="float" office:value="12">
            <text:p>12</text:p>
          </table:table-cell>
          <table:table-cell office:value-type="string">
            <text:p>Rarely <text:s text:c="9"/></text:p>
          </table:table-cell>
          <table:table-cell office:value-type="float" office:value="6">
            <text:p>6</text:p>
          </table:table-cell>
          <table:table-cell office:value-type="string">
            <text:p>Sometimes <text:s text:c="6"/></text:p>
          </table:table-cell>
          <table:table-cell office:value-type="float" office:value="7">
            <text:p>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2"/>WorkMethodsFrequencySelect3</text:p>
          </table:table-cell>
          <table:table-cell office:value-type="string">
            <text:p><text:s text:c="16"/></text:p>
          </table:table-cell>
          <table:table-cell office:value-type="float" office:value="16623">
            <text:p>16623</text:p>
          </table:table-cell>
          <table:table-cell office:value-type="string">
            <text:p>Most of the time</text:p>
          </table:table-cell>
          <table:table-cell office:value-type="float" office:value="33">
            <text:p>33</text:p>
          </table:table-cell>
          <table:table-cell office:value-type="string">
            <text:p>Often <text:s text:c="10"/></text:p>
          </table:table-cell>
          <table:table-cell office:value-type="float" office:value="24">
            <text:p>24</text:p>
          </table:table-cell>
          <table:table-cell office:value-type="string">
            <text:p>Rarely <text:s text:c="9"/></text:p>
          </table:table-cell>
          <table:table-cell office:value-type="float" office:value="25">
            <text:p>25</text:p>
          </table:table-cell>
          <table:table-cell office:value-type="string">
            <text:p>Sometimes <text:s text:c="6"/></text:p>
          </table:table-cell>
          <table:table-cell office:value-type="float" office:value="11">
            <text:p>11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TimeGatheringData</text:p>
          </table:table-cell>
          <table:table-cell office:value-type="string">
            <text:p>Min. <text:s text:c="2"/></text:p>
          </table:table-cell>
          <table:table-cell office:value-type="string">
            <text:p><text:s text:c="2"/>0.00 <text:s/></text:p>
          </table:table-cell>
          <table:table-cell office:value-type="string">
            <text:p>1st Qu.</text:p>
          </table:table-cell>
          <table:table-cell office:value-type="string">
            <text:p><text:s/>20.00 <text:s/></text:p>
          </table:table-cell>
          <table:table-cell office:value-type="string">
            <text:p>Median </text:p>
          </table:table-cell>
          <table:table-cell office:value-type="string">
            <text:p><text:s/>35.00 <text:s/></text:p>
          </table:table-cell>
          <table:table-cell office:value-type="string">
            <text:p>Mean <text:s text:c="2"/></text:p>
          </table:table-cell>
          <table:table-cell office:value-type="string">
            <text:p><text:s/>36.15 <text:s/></text:p>
          </table:table-cell>
          <table:table-cell office:value-type="string">
            <text:p>3rd Qu.</text:p>
          </table:table-cell>
          <table:table-cell office:value-type="string">
            <text:p><text:s/>50.00 <text:s/></text:p>
          </table:table-cell>
          <table:table-cell office:value-type="string">
            <text:p>Max. <text:s text:c="2"/></text:p>
          </table:table-cell>
          <table:table-cell office:value-type="string">
            <text:p>100.00 <text:s/></text:p>
          </table:table-cell>
          <table:table-cell office:value-type="string">
            <text:p>NA's <text:s text:c="2"/></text:p>
          </table:table-cell>
          <table:table-cell office:value-type="float" office:value="9186">
            <text:p>9186</text:p>
          </table:table-cell>
        </table:table-row>
        <table:table-row table:style-name="ro1">
          <table:table-cell office:value-type="string">
            <text:p>TimeModelBuilding</text:p>
          </table:table-cell>
          <table:table-cell office:value-type="string">
            <text:p>Min. <text:s text:c="2"/></text:p>
          </table:table-cell>
          <table:table-cell office:value-type="string">
            <text:p><text:s text:c="2"/>0.00 <text:s/></text:p>
          </table:table-cell>
          <table:table-cell office:value-type="string">
            <text:p>1st Qu.</text:p>
          </table:table-cell>
          <table:table-cell table:style-name="ce1" office:value-type="date" office:date-value="2000-10-01">
            <text:p>01/10/00</text:p>
          </table:table-cell>
          <table:table-cell office:value-type="string">
            <text:p>Median </text:p>
          </table:table-cell>
          <table:table-cell office:value-type="string">
            <text:p><text:s/>20.00 <text:s/></text:p>
          </table:table-cell>
          <table:table-cell office:value-type="string">
            <text:p>Mean <text:s text:c="2"/></text:p>
          </table:table-cell>
          <table:table-cell office:value-type="string">
            <text:p><text:s/>21.27 <text:s/></text:p>
          </table:table-cell>
          <table:table-cell office:value-type="string">
            <text:p>3rd Qu.</text:p>
          </table:table-cell>
          <table:table-cell office:value-type="string">
            <text:p><text:s/>30.00 <text:s/></text:p>
          </table:table-cell>
          <table:table-cell office:value-type="string">
            <text:p>Max. <text:s text:c="2"/></text:p>
          </table:table-cell>
          <table:table-cell office:value-type="string">
            <text:p>100.00 <text:s/></text:p>
          </table:table-cell>
          <table:table-cell office:value-type="string">
            <text:p>NA's <text:s text:c="2"/></text:p>
          </table:table-cell>
          <table:table-cell office:value-type="float" office:value="9188">
            <text:p>9188</text:p>
          </table:table-cell>
        </table:table-row>
        <table:table-row table:style-name="ro1">
          <table:table-cell office:value-type="string">
            <text:p>TimeProduction</text:p>
          </table:table-cell>
          <table:table-cell office:value-type="string">
            <text:p>Min. <text:s text:c="2"/></text:p>
          </table:table-cell>
          <table:table-cell office:value-type="string">
            <text:p><text:s text:c="2"/>0.00 <text:s/></text:p>
          </table:table-cell>
          <table:table-cell office:value-type="string">
            <text:p>1st Qu.</text:p>
          </table:table-cell>
          <table:table-cell office:value-type="string">
            <text:p><text:s text:c="2"/>0.00 <text:s/></text:p>
          </table:table-cell>
          <table:table-cell office:value-type="string">
            <text:p>Median </text:p>
          </table:table-cell>
          <table:table-cell table:style-name="ce1" office:value-type="date" office:date-value="2000-10-01">
            <text:p>01/10/00</text:p>
          </table:table-cell>
          <table:table-cell office:value-type="string">
            <text:p>Mean <text:s text:c="2"/></text:p>
          </table:table-cell>
          <table:table-cell table:style-name="ce1" office:value-type="date" office:date-value="1981-10-01">
            <text:p>01/10/81</text:p>
          </table:table-cell>
          <table:table-cell office:value-type="string">
            <text:p>3rd Qu.</text:p>
          </table:table-cell>
          <table:table-cell office:value-type="string">
            <text:p><text:s/>15.00 <text:s/></text:p>
          </table:table-cell>
          <table:table-cell office:value-type="string">
            <text:p>Max. <text:s text:c="2"/></text:p>
          </table:table-cell>
          <table:table-cell office:value-type="string">
            <text:p>100.00 <text:s/></text:p>
          </table:table-cell>
          <table:table-cell office:value-type="string">
            <text:p>NA's <text:s text:c="2"/></text:p>
          </table:table-cell>
          <table:table-cell office:value-type="float" office:value="9199">
            <text:p>9199</text:p>
          </table:table-cell>
        </table:table-row>
        <table:table-row table:style-name="ro1">
          <table:table-cell office:value-type="string">
            <text:p>TimeVisualizing</text:p>
          </table:table-cell>
          <table:table-cell office:value-type="string">
            <text:p>Min. <text:s text:c="2"/></text:p>
          </table:table-cell>
          <table:table-cell office:value-type="string">
            <text:p><text:s text:c="2"/>0.00 <text:s/></text:p>
          </table:table-cell>
          <table:table-cell office:value-type="string">
            <text:p>1st Qu.</text:p>
          </table:table-cell>
          <table:table-cell table:style-name="ce1" office:value-type="date" office:date-value="2000-05-01">
            <text:p>01/05/00</text:p>
          </table:table-cell>
          <table:table-cell office:value-type="string">
            <text:p>Median </text:p>
          </table:table-cell>
          <table:table-cell table:style-name="ce1" office:value-type="date" office:date-value="2000-10-01">
            <text:p>01/10/00</text:p>
          </table:table-cell>
          <table:table-cell office:value-type="string">
            <text:p>Mean <text:s text:c="2"/></text:p>
          </table:table-cell>
          <table:table-cell office:value-type="string">
            <text:p><text:s/>13.87 <text:s/></text:p>
          </table:table-cell>
          <table:table-cell office:value-type="string">
            <text:p>3rd Qu.</text:p>
          </table:table-cell>
          <table:table-cell office:value-type="string">
            <text:p><text:s/>20.00 <text:s/></text:p>
          </table:table-cell>
          <table:table-cell office:value-type="string">
            <text:p>Max. <text:s text:c="2"/></text:p>
          </table:table-cell>
          <table:table-cell office:value-type="string">
            <text:p>100.00 <text:s/></text:p>
          </table:table-cell>
          <table:table-cell office:value-type="string">
            <text:p>NA's <text:s text:c="2"/></text:p>
          </table:table-cell>
          <table:table-cell office:value-type="float" office:value="9187">
            <text:p>9187</text:p>
          </table:table-cell>
        </table:table-row>
        <table:table-row table:style-name="ro1">
          <table:table-cell office:value-type="string">
            <text:p>TimeFindingInsights</text:p>
          </table:table-cell>
          <table:table-cell office:value-type="string">
            <text:p>Min. <text:s text:c="2"/></text:p>
          </table:table-cell>
          <table:table-cell office:value-type="string">
            <text:p><text:s text:c="2"/>0.0 <text:s/></text:p>
          </table:table-cell>
          <table:table-cell office:value-type="string">
            <text:p>1st Qu.</text:p>
          </table:table-cell>
          <table:table-cell table:style-name="ce1" office:value-type="date" office:date-value="2000-05-01">
            <text:p>01/05/00</text:p>
          </table:table-cell>
          <table:table-cell office:value-type="string">
            <text:p>Median </text:p>
          </table:table-cell>
          <table:table-cell table:style-name="ce1" office:value-type="date" office:date-value="2000-10-01">
            <text:p>01/10/00</text:p>
          </table:table-cell>
          <table:table-cell office:value-type="string">
            <text:p>Mean <text:s text:c="2"/></text:p>
          </table:table-cell>
          <table:table-cell table:style-name="ce1" office:value-type="date" office:date-value="2018-01-13">
            <text:p>13/01/18</text:p>
          </table:table-cell>
          <table:table-cell office:value-type="string">
            <text:p>3rd Qu.</text:p>
          </table:table-cell>
          <table:table-cell office:value-type="string">
            <text:p><text:s/>20.0 <text:s/></text:p>
          </table:table-cell>
          <table:table-cell office:value-type="string">
            <text:p>Max. <text:s text:c="2"/></text:p>
          </table:table-cell>
          <table:table-cell office:value-type="string">
            <text:p>303.0 <text:s/></text:p>
          </table:table-cell>
          <table:table-cell office:value-type="string">
            <text:p>NA's <text:s text:c="2"/></text:p>
          </table:table-cell>
          <table:table-cell office:value-type="float" office:value="9193">
            <text:p>9193</text:p>
          </table:table-cell>
        </table:table-row>
        <table:table-row table:style-name="ro1">
          <table:table-cell office:value-type="string">
            <text:p>TimeOtherSelect</text:p>
          </table:table-cell>
          <table:table-cell office:value-type="string">
            <text:p>Min. <text:s text:c="2"/></text:p>
          </table:table-cell>
          <table:table-cell office:value-type="float" office:value="0">
            <text:p>0</text:p>
          </table:table-cell>
          <table:table-cell office:value-type="string">
            <text:p>1st Qu.</text:p>
          </table:table-cell>
          <table:table-cell office:value-type="float" office:value="0">
            <text:p>0</text:p>
          </table:table-cell>
          <table:table-cell office:value-type="string">
            <text:p>Median </text:p>
          </table:table-cell>
          <table:table-cell office:value-type="float" office:value="0">
            <text:p>0</text:p>
          </table:table-cell>
          <table:table-cell office:value-type="string">
            <text:p>Mean <text:s text:c="2"/></text:p>
          </table:table-cell>
          <table:table-cell office:value-type="float" office:value="2396">
            <text:p>2396</text:p>
          </table:table-cell>
          <table:table-cell office:value-type="string">
            <text:p>3rd Qu.</text:p>
          </table:table-cell>
          <table:table-cell office:value-type="float" office:value="0">
            <text:p>0</text:p>
          </table:table-cell>
          <table:table-cell office:value-type="string">
            <text:p>Max. <text:s text:c="2"/></text:p>
          </table:table-cell>
          <table:table-cell office:value-type="float" office:value="100000">
            <text:p>100000</text:p>
          </table:table-cell>
          <table:table-cell office:value-type="string">
            <text:p>NA's <text:s text:c="2"/></text:p>
          </table:table-cell>
          <table:table-cell office:value-type="float" office:value="9203">
            <text:p>9203</text:p>
          </table:table-cell>
        </table:table-row>
        <table:table-row table:style-name="ro1">
          <table:table-cell office:value-type="string">
            <text:p><text:s text:c="70"/>AlgorithmUnderstandingLevel</text:p>
          </table:table-cell>
          <table:table-cell office:value-type="string">
            <text:p><text:s text:c="84"/></text:p>
          </table:table-cell>
          <table:table-cell office:value-type="float" office:value="9306">
            <text:p>9306</text:p>
          </table:table-cell>
          <table:table-cell office:value-type="string">
            <text:p>Enough to code it again from scratch, albeit it may run slowly <text:s text:c="21"/></text:p>
          </table:table-cell>
          <table:table-cell office:value-type="float" office:value="1762">
            <text:p>1762</text:p>
          </table:table-cell>
          <table:table-cell office:value-type="string">
            <text:p>Enough to code it from scratch and it will run blazingly fast and be super efficient</text:p>
          </table:table-cell>
          <table:table-cell office:value-type="float" office:value="325">
            <text:p>325</text:p>
          </table:table-cell>
          <table:table-cell office:value-type="string">
            <text:p>Enough to explain the algorithm to someone non-technical <text:s text:c="27"/></text:p>
          </table:table-cell>
          <table:table-cell office:value-type="float" office:value="2851">
            <text:p>2851</text:p>
          </table:table-cell>
          <table:table-cell office:value-type="string">
            <text:p>Enough to refine and innovate on the algorithm <text:s text:c="37"/></text:p>
          </table:table-cell>
          <table:table-cell office:value-type="float" office:value="836">
            <text:p>836</text:p>
          </table:table-cell>
          <table:table-cell office:value-type="string">
            <text:p>Enough to run the code / standard library <text:s text:c="42"/></text:p>
          </table:table-cell>
          <table:table-cell office:value-type="float" office:value="922">
            <text:p>922</text:p>
          </table:table-cell>
          <table:table-cell office:value-type="string">
            <text:p>Enough to tune the parameters properly <text:s text:c="45"/>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string">
            <text:p><text:s text:c="69"/>WorkChallengesSelect</text:p>
          </table:table-cell>
          <table:table-cell office:value-type="string">
            <text:p><text:s text:c="79"/></text:p>
          </table:table-cell>
          <table:table-cell office:value-type="float" office:value="9340">
            <text:p>9340</text:p>
          </table:table-cell>
          <table:table-cell office:value-type="string">
            <text:p>I prefer not to say <text:s text:c="59"/></text:p>
          </table:table-cell>
          <table:table-cell office:value-type="float" office:value="411">
            <text:p>411</text:p>
          </table:table-cell>
          <table:table-cell office:value-type="string">
            <text:p>Company politics / Lack of management/financial support for a data science team</text:p>
          </table:table-cell>
          <table:table-cell office:value-type="float" office:value="110">
            <text:p>110</text:p>
          </table:table-cell>
          <table:table-cell office:value-type="string">
            <text:p>Dirty data <text:s text:c="68"/></text:p>
          </table:table-cell>
          <table:table-cell office:value-type="float" office:value="110">
            <text:p>110</text:p>
          </table:table-cell>
          <table:table-cell office:value-type="string">
            <text:p>Lack of data science talent in the organization <text:s text:c="31"/></text:p>
          </table:table-cell>
          <table:table-cell office:value-type="float" office:value="103">
            <text:p>103</text:p>
          </table:table-cell>
          <table:table-cell office:value-type="string">
            <text:p>Other <text:s text:c="73"/></text:p>
          </table:table-cell>
          <table:table-cell office:value-type="float" office:value="100">
            <text:p>100</text:p>
          </table:table-cell>
          <table:table-cell office:value-type="string">
            <text:p>(Other) <text:s text:c="71"/></text:p>
          </table:table-cell>
          <table:table-cell office:value-type="float" office:value="6542">
            <text:p>6542</text:p>
          </table:table-cell>
        </table:table-row>
        <table:table-row table:style-name="ro1">
          <table:table-cell office:value-type="string">
            <text:p><text:s/>WorkChallengeFrequencyPolitics</text:p>
          </table:table-cell>
          <table:table-cell office:value-type="string">
            <text:p><text:s text:c="16"/></text:p>
          </table:table-cell>
          <table:table-cell office:value-type="float" office:value="14036">
            <text:p>14036</text:p>
          </table:table-cell>
          <table:table-cell office:value-type="string">
            <text:p>Most of the time</text:p>
          </table:table-cell>
          <table:table-cell office:value-type="float" office:value="699">
            <text:p>699</text:p>
          </table:table-cell>
          <table:table-cell office:value-type="string">
            <text:p>Often <text:s text:c="10"/></text:p>
          </table:table-cell>
          <table:table-cell office:value-type="float" office:value="1073">
            <text:p>1073</text:p>
          </table:table-cell>
          <table:table-cell office:value-type="string">
            <text:p>Rarely <text:s text:c="9"/></text:p>
          </table:table-cell>
          <table:table-cell office:value-type="float" office:value="95">
            <text:p>95</text:p>
          </table:table-cell>
          <table:table-cell office:value-type="string">
            <text:p>Sometimes <text:s text:c="6"/></text:p>
          </table:table-cell>
          <table:table-cell office:value-type="float" office:value="813">
            <text:p>813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ChallengeFrequencyUnusedResults</text:p>
          </table:table-cell>
          <table:table-cell office:value-type="string">
            <text:p><text:s text:c="16"/></text:p>
          </table:table-cell>
          <table:table-cell office:value-type="float" office:value="14972">
            <text:p>14972</text:p>
          </table:table-cell>
          <table:table-cell office:value-type="string">
            <text:p>Most of the time</text:p>
          </table:table-cell>
          <table:table-cell office:value-type="float" office:value="271">
            <text:p>271</text:p>
          </table:table-cell>
          <table:table-cell office:value-type="string">
            <text:p>Often <text:s text:c="10"/></text:p>
          </table:table-cell>
          <table:table-cell office:value-type="float" office:value="765">
            <text:p>765</text:p>
          </table:table-cell>
          <table:table-cell office:value-type="string">
            <text:p>Rarely <text:s text:c="9"/></text:p>
          </table:table-cell>
          <table:table-cell office:value-type="float" office:value="57">
            <text:p>57</text:p>
          </table:table-cell>
          <table:table-cell office:value-type="string">
            <text:p>Sometimes <text:s text:c="6"/></text:p>
          </table:table-cell>
          <table:table-cell office:value-type="float" office:value="651">
            <text:p>651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ChallengeFrequencyUnusefulInstrumenting</text:p>
          </table:table-cell>
          <table:table-cell office:value-type="string">
            <text:p><text:s text:c="16"/></text:p>
          </table:table-cell>
          <table:table-cell office:value-type="float" office:value="16077">
            <text:p>16077</text:p>
          </table:table-cell>
          <table:table-cell office:value-type="string">
            <text:p>Most of the time</text:p>
          </table:table-cell>
          <table:table-cell office:value-type="float" office:value="102">
            <text:p>102</text:p>
          </table:table-cell>
          <table:table-cell office:value-type="string">
            <text:p>Often <text:s text:c="10"/></text:p>
          </table:table-cell>
          <table:table-cell office:value-type="float" office:value="256">
            <text:p>256</text:p>
          </table:table-cell>
          <table:table-cell office:value-type="string">
            <text:p>Rarely <text:s text:c="9"/></text:p>
          </table:table-cell>
          <table:table-cell office:value-type="float" office:value="32">
            <text:p>32</text:p>
          </table:table-cell>
          <table:table-cell office:value-type="string">
            <text:p>Sometimes <text:s text:c="6"/></text:p>
          </table:table-cell>
          <table:table-cell office:value-type="float" office:value="249">
            <text:p>249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ChallengeFrequencyDeployment</text:p>
          </table:table-cell>
          <table:table-cell office:value-type="string">
            <text:p><text:s text:c="16"/></text:p>
          </table:table-cell>
          <table:table-cell office:value-type="float" office:value="15869">
            <text:p>15869</text:p>
          </table:table-cell>
          <table:table-cell office:value-type="string">
            <text:p>Most of the time</text:p>
          </table:table-cell>
          <table:table-cell office:value-type="float" office:value="111">
            <text:p>111</text:p>
          </table:table-cell>
          <table:table-cell office:value-type="string">
            <text:p>Often <text:s text:c="10"/></text:p>
          </table:table-cell>
          <table:table-cell office:value-type="float" office:value="332">
            <text:p>332</text:p>
          </table:table-cell>
          <table:table-cell office:value-type="string">
            <text:p>Rarely <text:s text:c="9"/></text:p>
          </table:table-cell>
          <table:table-cell office:value-type="float" office:value="31">
            <text:p>31</text:p>
          </table:table-cell>
          <table:table-cell office:value-type="string">
            <text:p>Sometimes <text:s text:c="6"/></text:p>
          </table:table-cell>
          <table:table-cell office:value-type="float" office:value="373">
            <text:p>373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ChallengeFrequencyDirtyData</text:p>
          </table:table-cell>
          <table:table-cell office:value-type="string">
            <text:p><text:s text:c="16"/></text:p>
          </table:table-cell>
          <table:table-cell office:value-type="float" office:value="13165">
            <text:p>13165</text:p>
          </table:table-cell>
          <table:table-cell office:value-type="string">
            <text:p>Most of the time</text:p>
          </table:table-cell>
          <table:table-cell office:value-type="float" office:value="1516">
            <text:p>1516</text:p>
          </table:table-cell>
          <table:table-cell office:value-type="string">
            <text:p>Often <text:s text:c="10"/></text:p>
          </table:table-cell>
          <table:table-cell office:value-type="float" office:value="1433">
            <text:p>1433</text:p>
          </table:table-cell>
          <table:table-cell office:value-type="string">
            <text:p>Rarely <text:s text:c="9"/></text:p>
          </table:table-cell>
          <table:table-cell office:value-type="float" office:value="26">
            <text:p>26</text:p>
          </table:table-cell>
          <table:table-cell office:value-type="string">
            <text:p>Sometimes <text:s text:c="6"/></text:p>
          </table:table-cell>
          <table:table-cell office:value-type="float" office:value="576">
            <text:p>576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ChallengeFrequencyExplaining</text:p>
          </table:table-cell>
          <table:table-cell office:value-type="string">
            <text:p><text:s text:c="16"/></text:p>
          </table:table-cell>
          <table:table-cell office:value-type="float" office:value="15131">
            <text:p>15131</text:p>
          </table:table-cell>
          <table:table-cell office:value-type="string">
            <text:p>Most of the time</text:p>
          </table:table-cell>
          <table:table-cell office:value-type="float" office:value="301">
            <text:p>301</text:p>
          </table:table-cell>
          <table:table-cell office:value-type="string">
            <text:p>Often <text:s text:c="10"/></text:p>
          </table:table-cell>
          <table:table-cell office:value-type="float" office:value="657">
            <text:p>657</text:p>
          </table:table-cell>
          <table:table-cell office:value-type="string">
            <text:p>Rarely <text:s text:c="9"/></text:p>
          </table:table-cell>
          <table:table-cell office:value-type="float" office:value="52">
            <text:p>52</text:p>
          </table:table-cell>
          <table:table-cell office:value-type="string">
            <text:p>Sometimes <text:s text:c="6"/></text:p>
          </table:table-cell>
          <table:table-cell office:value-type="float" office:value="575">
            <text:p>575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3"/>WorkChallengeFrequencyPass</text:p>
          </table:table-cell>
          <table:table-cell office:value-type="string">
            <text:p><text:s text:c="16"/></text:p>
          </table:table-cell>
          <table:table-cell office:value-type="float" office:value="16292">
            <text:p>16292</text:p>
          </table:table-cell>
          <table:table-cell office:value-type="string">
            <text:p>Most of the time</text:p>
          </table:table-cell>
          <table:table-cell office:value-type="float" office:value="112">
            <text:p>112</text:p>
          </table:table-cell>
          <table:table-cell office:value-type="string">
            <text:p>Often <text:s text:c="10"/></text:p>
          </table:table-cell>
          <table:table-cell office:value-type="float" office:value="77">
            <text:p>77</text:p>
          </table:table-cell>
          <table:table-cell office:value-type="string">
            <text:p>Rarely <text:s text:c="9"/></text:p>
          </table:table-cell>
          <table:table-cell office:value-type="float" office:value="113">
            <text:p>113</text:p>
          </table:table-cell>
          <table:table-cell office:value-type="string">
            <text:p>Sometimes <text:s text:c="6"/></text:p>
          </table:table-cell>
          <table:table-cell office:value-type="float" office:value="122">
            <text:p>12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ChallengeFrequencyIntegration</text:p>
          </table:table-cell>
          <table:table-cell office:value-type="string">
            <text:p><text:s text:c="16"/></text:p>
          </table:table-cell>
          <table:table-cell office:value-type="float" office:value="15744">
            <text:p>15744</text:p>
          </table:table-cell>
          <table:table-cell office:value-type="string">
            <text:p>Most of the time</text:p>
          </table:table-cell>
          <table:table-cell office:value-type="float" office:value="186">
            <text:p>186</text:p>
          </table:table-cell>
          <table:table-cell office:value-type="string">
            <text:p>Often <text:s text:c="10"/></text:p>
          </table:table-cell>
          <table:table-cell office:value-type="float" office:value="422">
            <text:p>422</text:p>
          </table:table-cell>
          <table:table-cell office:value-type="string">
            <text:p>Rarely <text:s text:c="9"/></text:p>
          </table:table-cell>
          <table:table-cell office:value-type="float" office:value="32">
            <text:p>32</text:p>
          </table:table-cell>
          <table:table-cell office:value-type="string">
            <text:p>Sometimes <text:s text:c="6"/></text:p>
          </table:table-cell>
          <table:table-cell office:value-type="float" office:value="332">
            <text:p>33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2"/>WorkChallengeFrequencyTalent</text:p>
          </table:table-cell>
          <table:table-cell office:value-type="string">
            <text:p><text:s text:c="16"/></text:p>
          </table:table-cell>
          <table:table-cell office:value-type="float" office:value="13720">
            <text:p>13720</text:p>
          </table:table-cell>
          <table:table-cell office:value-type="string">
            <text:p>Most of the time</text:p>
          </table:table-cell>
          <table:table-cell office:value-type="float" office:value="915">
            <text:p>915</text:p>
          </table:table-cell>
          <table:table-cell office:value-type="string">
            <text:p>Often <text:s text:c="10"/></text:p>
          </table:table-cell>
          <table:table-cell office:value-type="float" office:value="1208">
            <text:p>1208</text:p>
          </table:table-cell>
          <table:table-cell office:value-type="string">
            <text:p>Rarely <text:s text:c="9"/></text:p>
          </table:table-cell>
          <table:table-cell office:value-type="float" office:value="71">
            <text:p>71</text:p>
          </table:table-cell>
          <table:table-cell office:value-type="string">
            <text:p>Sometimes <text:s text:c="6"/></text:p>
          </table:table-cell>
          <table:table-cell office:value-type="float" office:value="802">
            <text:p>80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ChallengeFrequencyDataFunds</text:p>
          </table:table-cell>
          <table:table-cell office:value-type="string">
            <text:p><text:s text:c="16"/></text:p>
          </table:table-cell>
          <table:table-cell office:value-type="float" office:value="15764">
            <text:p>15764</text:p>
          </table:table-cell>
          <table:table-cell office:value-type="string">
            <text:p>Most of the time</text:p>
          </table:table-cell>
          <table:table-cell office:value-type="float" office:value="265">
            <text:p>265</text:p>
          </table:table-cell>
          <table:table-cell office:value-type="string">
            <text:p>Often <text:s text:c="10"/></text:p>
          </table:table-cell>
          <table:table-cell office:value-type="float" office:value="348">
            <text:p>348</text:p>
          </table:table-cell>
          <table:table-cell office:value-type="string">
            <text:p>Rarely <text:s text:c="9"/></text:p>
          </table:table-cell>
          <table:table-cell office:value-type="float" office:value="51">
            <text:p>51</text:p>
          </table:table-cell>
          <table:table-cell office:value-type="string">
            <text:p>Sometimes <text:s text:c="6"/></text:p>
          </table:table-cell>
          <table:table-cell office:value-type="float" office:value="288">
            <text:p>288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ChallengeFrequencyDomainExpertise</text:p>
          </table:table-cell>
          <table:table-cell office:value-type="string">
            <text:p><text:s text:c="16"/></text:p>
          </table:table-cell>
          <table:table-cell office:value-type="float" office:value="15308">
            <text:p>15308</text:p>
          </table:table-cell>
          <table:table-cell office:value-type="string">
            <text:p>Most of the time</text:p>
          </table:table-cell>
          <table:table-cell office:value-type="float" office:value="308">
            <text:p>308</text:p>
          </table:table-cell>
          <table:table-cell office:value-type="string">
            <text:p>Often <text:s text:c="10"/></text:p>
          </table:table-cell>
          <table:table-cell office:value-type="float" office:value="649">
            <text:p>649</text:p>
          </table:table-cell>
          <table:table-cell office:value-type="string">
            <text:p>Rarely <text:s text:c="9"/></text:p>
          </table:table-cell>
          <table:table-cell office:value-type="float" office:value="36">
            <text:p>36</text:p>
          </table:table-cell>
          <table:table-cell office:value-type="string">
            <text:p>Sometimes <text:s text:c="6"/></text:p>
          </table:table-cell>
          <table:table-cell office:value-type="float" office:value="415">
            <text:p>415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4"/>WorkChallengeFrequencyML</text:p>
          </table:table-cell>
          <table:table-cell office:value-type="string">
            <text:p><text:s text:c="16"/></text:p>
          </table:table-cell>
          <table:table-cell office:value-type="float" office:value="15951">
            <text:p>15951</text:p>
          </table:table-cell>
          <table:table-cell office:value-type="string">
            <text:p>Most of the time</text:p>
          </table:table-cell>
          <table:table-cell office:value-type="float" office:value="143">
            <text:p>143</text:p>
          </table:table-cell>
          <table:table-cell office:value-type="string">
            <text:p>Often <text:s text:c="10"/></text:p>
          </table:table-cell>
          <table:table-cell office:value-type="float" office:value="321">
            <text:p>321</text:p>
          </table:table-cell>
          <table:table-cell office:value-type="string">
            <text:p>Rarely <text:s text:c="9"/></text:p>
          </table:table-cell>
          <table:table-cell office:value-type="float" office:value="51">
            <text:p>51</text:p>
          </table:table-cell>
          <table:table-cell office:value-type="string">
            <text:p>Sometimes <text:s text:c="6"/></text:p>
          </table:table-cell>
          <table:table-cell office:value-type="float" office:value="250">
            <text:p>25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2"/>WorkChallengeFrequencyTools</text:p>
          </table:table-cell>
          <table:table-cell office:value-type="string">
            <text:p><text:s text:c="16"/></text:p>
          </table:table-cell>
          <table:table-cell office:value-type="float" office:value="15537">
            <text:p>15537</text:p>
          </table:table-cell>
          <table:table-cell office:value-type="string">
            <text:p>Most of the time</text:p>
          </table:table-cell>
          <table:table-cell office:value-type="float" office:value="257">
            <text:p>257</text:p>
          </table:table-cell>
          <table:table-cell office:value-type="string">
            <text:p>Often <text:s text:c="10"/></text:p>
          </table:table-cell>
          <table:table-cell office:value-type="float" office:value="478">
            <text:p>478</text:p>
          </table:table-cell>
          <table:table-cell office:value-type="string">
            <text:p>Rarely <text:s text:c="9"/></text:p>
          </table:table-cell>
          <table:table-cell office:value-type="float" office:value="39">
            <text:p>39</text:p>
          </table:table-cell>
          <table:table-cell office:value-type="string">
            <text:p>Sometimes <text:s text:c="6"/></text:p>
          </table:table-cell>
          <table:table-cell office:value-type="float" office:value="405">
            <text:p>405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ChallengeFrequencyExpectations</text:p>
          </table:table-cell>
          <table:table-cell office:value-type="string">
            <text:p><text:s text:c="16"/></text:p>
          </table:table-cell>
          <table:table-cell office:value-type="float" office:value="15582">
            <text:p>15582</text:p>
          </table:table-cell>
          <table:table-cell office:value-type="string">
            <text:p>Most of the time</text:p>
          </table:table-cell>
          <table:table-cell office:value-type="float" office:value="219">
            <text:p>219</text:p>
          </table:table-cell>
          <table:table-cell office:value-type="string">
            <text:p>Often <text:s text:c="10"/></text:p>
          </table:table-cell>
          <table:table-cell office:value-type="float" office:value="489">
            <text:p>489</text:p>
          </table:table-cell>
          <table:table-cell office:value-type="string">
            <text:p>Rarely <text:s text:c="9"/></text:p>
          </table:table-cell>
          <table:table-cell office:value-type="float" office:value="41">
            <text:p>41</text:p>
          </table:table-cell>
          <table:table-cell office:value-type="string">
            <text:p>Sometimes <text:s text:c="6"/></text:p>
          </table:table-cell>
          <table:table-cell office:value-type="float" office:value="385">
            <text:p>385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ChallengeFrequencyITCoordination</text:p>
          </table:table-cell>
          <table:table-cell office:value-type="string">
            <text:p><text:s text:c="16"/></text:p>
          </table:table-cell>
          <table:table-cell office:value-type="float" office:value="15547">
            <text:p>15547</text:p>
          </table:table-cell>
          <table:table-cell office:value-type="string">
            <text:p>Most of the time</text:p>
          </table:table-cell>
          <table:table-cell office:value-type="float" office:value="386">
            <text:p>386</text:p>
          </table:table-cell>
          <table:table-cell office:value-type="string">
            <text:p>Often <text:s text:c="10"/></text:p>
          </table:table-cell>
          <table:table-cell office:value-type="float" office:value="448">
            <text:p>448</text:p>
          </table:table-cell>
          <table:table-cell office:value-type="string">
            <text:p>Rarely <text:s text:c="9"/></text:p>
          </table:table-cell>
          <table:table-cell office:value-type="float" office:value="36">
            <text:p>36</text:p>
          </table:table-cell>
          <table:table-cell office:value-type="string">
            <text:p>Sometimes <text:s text:c="6"/></text:p>
          </table:table-cell>
          <table:table-cell office:value-type="float" office:value="299">
            <text:p>299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ChallengeFrequencyHiringFunds</text:p>
          </table:table-cell>
          <table:table-cell office:value-type="string">
            <text:p><text:s text:c="16"/></text:p>
          </table:table-cell>
          <table:table-cell office:value-type="float" office:value="15429">
            <text:p>15429</text:p>
          </table:table-cell>
          <table:table-cell office:value-type="string">
            <text:p>Most of the time</text:p>
          </table:table-cell>
          <table:table-cell office:value-type="float" office:value="478">
            <text:p>478</text:p>
          </table:table-cell>
          <table:table-cell office:value-type="string">
            <text:p>Often <text:s text:c="10"/></text:p>
          </table:table-cell>
          <table:table-cell office:value-type="float" office:value="462">
            <text:p>462</text:p>
          </table:table-cell>
          <table:table-cell office:value-type="string">
            <text:p>Rarely <text:s text:c="9"/></text:p>
          </table:table-cell>
          <table:table-cell office:value-type="float" office:value="38">
            <text:p>38</text:p>
          </table:table-cell>
          <table:table-cell office:value-type="string">
            <text:p>Sometimes <text:s text:c="6"/></text:p>
          </table:table-cell>
          <table:table-cell office:value-type="float" office:value="309">
            <text:p>309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/>WorkChallengeFrequencyPrivacy</text:p>
          </table:table-cell>
          <table:table-cell office:value-type="string">
            <text:p><text:s text:c="16"/></text:p>
          </table:table-cell>
          <table:table-cell office:value-type="float" office:value="15294">
            <text:p>15294</text:p>
          </table:table-cell>
          <table:table-cell office:value-type="string">
            <text:p>Most of the time</text:p>
          </table:table-cell>
          <table:table-cell office:value-type="float" office:value="360">
            <text:p>360</text:p>
          </table:table-cell>
          <table:table-cell office:value-type="string">
            <text:p>Often <text:s text:c="10"/></text:p>
          </table:table-cell>
          <table:table-cell office:value-type="float" office:value="507">
            <text:p>507</text:p>
          </table:table-cell>
          <table:table-cell office:value-type="string">
            <text:p>Rarely <text:s text:c="9"/></text:p>
          </table:table-cell>
          <table:table-cell office:value-type="float" office:value="74">
            <text:p>74</text:p>
          </table:table-cell>
          <table:table-cell office:value-type="string">
            <text:p>Sometimes <text:s text:c="6"/></text:p>
          </table:table-cell>
          <table:table-cell office:value-type="float" office:value="481">
            <text:p>481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/>WorkChallengeFrequencyScaling</text:p>
          </table:table-cell>
          <table:table-cell office:value-type="string">
            <text:p><text:s text:c="16"/></text:p>
          </table:table-cell>
          <table:table-cell office:value-type="float" office:value="15883">
            <text:p>15883</text:p>
          </table:table-cell>
          <table:table-cell office:value-type="string">
            <text:p>Most of the time</text:p>
          </table:table-cell>
          <table:table-cell office:value-type="float" office:value="169">
            <text:p>169</text:p>
          </table:table-cell>
          <table:table-cell office:value-type="string">
            <text:p>Often <text:s text:c="10"/></text:p>
          </table:table-cell>
          <table:table-cell office:value-type="float" office:value="356">
            <text:p>356</text:p>
          </table:table-cell>
          <table:table-cell office:value-type="string">
            <text:p>Rarely <text:s text:c="9"/></text:p>
          </table:table-cell>
          <table:table-cell office:value-type="float" office:value="41">
            <text:p>41</text:p>
          </table:table-cell>
          <table:table-cell office:value-type="string">
            <text:p>Sometimes <text:s text:c="6"/></text:p>
          </table:table-cell>
          <table:table-cell office:value-type="float" office:value="267">
            <text:p>26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ChallengeFrequencyEnvironments</text:p>
          </table:table-cell>
          <table:table-cell office:value-type="string">
            <text:p><text:s text:c="16"/></text:p>
          </table:table-cell>
          <table:table-cell office:value-type="float" office:value="15463">
            <text:p>15463</text:p>
          </table:table-cell>
          <table:table-cell office:value-type="string">
            <text:p>Most of the time</text:p>
          </table:table-cell>
          <table:table-cell office:value-type="float" office:value="335">
            <text:p>335</text:p>
          </table:table-cell>
          <table:table-cell office:value-type="string">
            <text:p>Often <text:s text:c="10"/></text:p>
          </table:table-cell>
          <table:table-cell office:value-type="float" office:value="496">
            <text:p>496</text:p>
          </table:table-cell>
          <table:table-cell office:value-type="string">
            <text:p>Rarely <text:s text:c="9"/></text:p>
          </table:table-cell>
          <table:table-cell office:value-type="float" office:value="46">
            <text:p>46</text:p>
          </table:table-cell>
          <table:table-cell office:value-type="string">
            <text:p>Sometimes <text:s text:c="6"/></text:p>
          </table:table-cell>
          <table:table-cell office:value-type="float" office:value="376">
            <text:p>376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/>WorkChallengeFrequencyClarity</text:p>
          </table:table-cell>
          <table:table-cell office:value-type="string">
            <text:p><text:s text:c="16"/></text:p>
          </table:table-cell>
          <table:table-cell office:value-type="float" office:value="14537">
            <text:p>14537</text:p>
          </table:table-cell>
          <table:table-cell office:value-type="string">
            <text:p>Most of the time</text:p>
          </table:table-cell>
          <table:table-cell office:value-type="float" office:value="622">
            <text:p>622</text:p>
          </table:table-cell>
          <table:table-cell office:value-type="string">
            <text:p>Often <text:s text:c="10"/></text:p>
          </table:table-cell>
          <table:table-cell office:value-type="float" office:value="933">
            <text:p>933</text:p>
          </table:table-cell>
          <table:table-cell office:value-type="string">
            <text:p>Rarely <text:s text:c="9"/></text:p>
          </table:table-cell>
          <table:table-cell office:value-type="float" office:value="41">
            <text:p>41</text:p>
          </table:table-cell>
          <table:table-cell office:value-type="string">
            <text:p>Sometimes <text:s text:c="6"/></text:p>
          </table:table-cell>
          <table:table-cell office:value-type="float" office:value="583">
            <text:p>583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ChallengeFrequencyDataAccess</text:p>
          </table:table-cell>
          <table:table-cell office:value-type="string">
            <text:p><text:s text:c="16"/></text:p>
          </table:table-cell>
          <table:table-cell office:value-type="float" office:value="14526">
            <text:p>14526</text:p>
          </table:table-cell>
          <table:table-cell office:value-type="string">
            <text:p>Most of the time</text:p>
          </table:table-cell>
          <table:table-cell office:value-type="float" office:value="620">
            <text:p>620</text:p>
          </table:table-cell>
          <table:table-cell office:value-type="string">
            <text:p>Often <text:s text:c="10"/></text:p>
          </table:table-cell>
          <table:table-cell office:value-type="float" office:value="923">
            <text:p>923</text:p>
          </table:table-cell>
          <table:table-cell office:value-type="string">
            <text:p>Rarely <text:s text:c="9"/></text:p>
          </table:table-cell>
          <table:table-cell office:value-type="float" office:value="53">
            <text:p>53</text:p>
          </table:table-cell>
          <table:table-cell office:value-type="string">
            <text:p>Sometimes <text:s text:c="6"/></text:p>
          </table:table-cell>
          <table:table-cell office:value-type="float" office:value="594">
            <text:p>594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WorkChallengeFrequencyOtherSelect</text:p>
          </table:table-cell>
          <table:table-cell office:value-type="string">
            <text:p><text:s text:c="16"/></text:p>
          </table:table-cell>
          <table:table-cell office:value-type="float" office:value="16439">
            <text:p>16439</text:p>
          </table:table-cell>
          <table:table-cell office:value-type="string">
            <text:p>Most of the time</text:p>
          </table:table-cell>
          <table:table-cell office:value-type="float" office:value="129">
            <text:p>129</text:p>
          </table:table-cell>
          <table:table-cell office:value-type="string">
            <text:p>Often <text:s text:c="10"/></text:p>
          </table:table-cell>
          <table:table-cell office:value-type="float" office:value="81">
            <text:p>81</text:p>
          </table:table-cell>
          <table:table-cell office:value-type="string">
            <text:p>Rarely <text:s text:c="9"/></text:p>
          </table:table-cell>
          <table:table-cell office:value-type="float" office:value="27">
            <text:p>27</text:p>
          </table:table-cell>
          <table:table-cell office:value-type="string">
            <text:p>Sometimes <text:s text:c="6"/></text:p>
          </table:table-cell>
          <table:table-cell office:value-type="float" office:value="40">
            <text:p>4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7"/>WorkDataVisualizations</text:p>
          </table:table-cell>
          <table:table-cell office:value-type="string">
            <text:p><text:s text:c="18"/></text:p>
          </table:table-cell>
          <table:table-cell office:value-type="float" office:value="9837">
            <text:p>9837</text:p>
          </table:table-cell>
          <table:table-cell office:value-type="string">
            <text:p>10-25% of projects</text:p>
          </table:table-cell>
          <table:table-cell office:value-type="float" office:value="1265">
            <text:p>1265</text:p>
          </table:table-cell>
          <table:table-cell office:value-type="string">
            <text:p>76-99% of projects</text:p>
          </table:table-cell>
          <table:table-cell office:value-type="float" office:value="1255">
            <text:p>1255</text:p>
          </table:table-cell>
          <table:table-cell office:value-type="string">
            <text:p>100% of projects <text:s/></text:p>
          </table:table-cell>
          <table:table-cell office:value-type="float" office:value="1253">
            <text:p>1253</text:p>
          </table:table-cell>
          <table:table-cell office:value-type="string">
            <text:p>51-75% of projects</text:p>
          </table:table-cell>
          <table:table-cell office:value-type="float" office:value="1160">
            <text:p>1160</text:p>
          </table:table-cell>
          <table:table-cell office:value-type="string">
            <text:p>26-50% of projects</text:p>
          </table:table-cell>
          <table:table-cell office:value-type="float" office:value="918">
            <text:p>918</text:p>
          </table:table-cell>
          <table:table-cell office:value-type="string">
            <text:p>(Other) <text:s text:c="10"/></text:p>
          </table:table-cell>
          <table:table-cell office:value-type="float" office:value="1028">
            <text:p>1028</text:p>
          </table:table-cell>
        </table:table-row>
        <table:table-row table:style-name="ro1">
          <table:table-cell office:value-type="string">
            <text:p><text:s text:c="31"/>WorkInternalVsExternalTools</text:p>
          </table:table-cell>
          <table:table-cell office:value-type="string">
            <text:p><text:s text:c="45"/></text:p>
          </table:table-cell>
          <table:table-cell office:value-type="float" office:value="9959">
            <text:p>9959</text:p>
          </table:table-cell>
          <table:table-cell office:value-type="string">
            <text:p>Approximately half internal and half external</text:p>
          </table:table-cell>
          <table:table-cell office:value-type="float" office:value="927">
            <text:p>927</text:p>
          </table:table-cell>
          <table:table-cell office:value-type="string">
            <text:p>Do not know <text:s text:c="33"/></text:p>
          </table:table-cell>
          <table:table-cell office:value-type="float" office:value="577">
            <text:p>577</text:p>
          </table:table-cell>
          <table:table-cell office:value-type="string">
            <text:p>Entirely external <text:s text:c="27"/></text:p>
          </table:table-cell>
          <table:table-cell office:value-type="float" office:value="198">
            <text:p>198</text:p>
          </table:table-cell>
          <table:table-cell office:value-type="string">
            <text:p>Entirely internal <text:s text:c="27"/></text:p>
          </table:table-cell>
          <table:table-cell office:value-type="float" office:value="1934">
            <text:p>1934</text:p>
          </table:table-cell>
          <table:table-cell office:value-type="string">
            <text:p>More external than internal <text:s text:c="17"/></text:p>
          </table:table-cell>
          <table:table-cell office:value-type="float" office:value="673">
            <text:p>673</text:p>
          </table:table-cell>
          <table:table-cell office:value-type="string">
            <text:p>More internal than external <text:s text:c="17"/></text:p>
          </table:table-cell>
          <table:table-cell office:value-type="float" office:value="2448">
            <text:p>2448</text:p>
          </table:table-cell>
        </table:table-row>
        <table:table-row table:style-name="ro1">
          <table:table-cell office:value-type="string">
            <text:p><text:s text:c="11"/>WorkMLTeamSeatSelect</text:p>
          </table:table-cell>
          <table:table-cell office:value-type="string">
            <text:p><text:s text:c="21"/></text:p>
          </table:table-cell>
          <table:table-cell office:value-type="float" office:value="10028">
            <text:p>10028</text:p>
          </table:table-cell>
          <table:table-cell office:value-type="string">
            <text:p>Business Department <text:s/></text:p>
          </table:table-cell>
          <table:table-cell office:value-type="float" office:value="937">
            <text:p>937</text:p>
          </table:table-cell>
          <table:table-cell office:value-type="string">
            <text:p>Central Insights Team</text:p>
          </table:table-cell>
          <table:table-cell office:value-type="float" office:value="604">
            <text:p>604</text:p>
          </table:table-cell>
          <table:table-cell office:value-type="string">
            <text:p>IT Department <text:s text:c="7"/></text:p>
          </table:table-cell>
          <table:table-cell office:value-type="float" office:value="1662">
            <text:p>1662</text:p>
          </table:table-cell>
          <table:table-cell office:value-type="string">
            <text:p>Other <text:s text:c="15"/></text:p>
          </table:table-cell>
          <table:table-cell office:value-type="float" office:value="1241">
            <text:p>1241</text:p>
          </table:table-cell>
          <table:table-cell office:value-type="string">
            <text:p>Standalone Team <text:s text:c="5"/></text:p>
          </table:table-cell>
          <table:table-cell office:value-type="float" office:value="2244">
            <text:p>2244</text:p>
          </table:table-cell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/>WorkDatasets</text:p>
          </table:table-cell>
          <table:table-cell office:value-type="string">
            <text:p><text:s text:c="7"/></text:p>
          </table:table-cell>
          <table:table-cell office:value-type="float" office:value="14488">
            <text:p>14488</text:p>
          </table:table-cell>
          <table:table-cell office:value-type="string">
            <text:p>None <text:s text:c="2"/></text:p>
          </table:table-cell>
          <table:table-cell office:value-type="float" office:value="156">
            <text:p>156</text:p>
          </table:table-cell>
          <table:table-cell office:value-type="string">
            <text:p>none <text:s text:c="2"/></text:p>
          </table:table-cell>
          <table:table-cell office:value-type="float" office:value="72">
            <text:p>72</text:p>
          </table:table-cell>
          <table:table-cell office:value-type="string">
            <text:p>N/A <text:s text:c="3"/></text:p>
          </table:table-cell>
          <table:table-cell office:value-type="float" office:value="21">
            <text:p>21</text:p>
          </table:table-cell>
          <table:table-cell office:value-type="string">
            <text:p>Census </text:p>
          </table:table-cell>
          <table:table-cell office:value-type="float" office:value="14">
            <text:p>14</text:p>
          </table:table-cell>
          <table:table-cell office:value-type="string">
            <text:p>(Other)</text:p>
          </table:table-cell>
          <table:table-cell office:value-type="float" office:value="1945">
            <text:p>1945</text:p>
          </table:table-cell>
          <table:table-cell office:value-type="string">
            <text:p>NA's <text:s text:c="2"/>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WorkDatasetsChallenge</text:p>
          </table:table-cell>
          <table:table-cell office:value-type="string">
            <text:p><text:s text:c="10"/></text:p>
          </table:table-cell>
          <table:table-cell office:value-type="float" office:value="14132">
            <text:p>14132</text:p>
          </table:table-cell>
          <table:table-cell office:value-type="string">
            <text:p>dirty data</text:p>
          </table:table-cell>
          <table:table-cell office:value-type="float" office:value="27">
            <text:p>27</text:p>
          </table:table-cell>
          <table:table-cell office:value-type="string">
            <text:p>Dirty data</text:p>
          </table:table-cell>
          <table:table-cell office:value-type="float" office:value="26">
            <text:p>26</text:p>
          </table:table-cell>
          <table:table-cell office:value-type="string">
            <text:p>Cleaning <text:s/></text:p>
          </table:table-cell>
          <table:table-cell office:value-type="float" office:value="20">
            <text:p>20</text:p>
          </table:table-cell>
          <table:table-cell office:value-type="string">
            <text:p>cleaning <text:s/></text:p>
          </table:table-cell>
          <table:table-cell office:value-type="float" office:value="14">
            <text:p>14</text:p>
          </table:table-cell>
          <table:table-cell office:value-type="string">
            <text:p>(Other) <text:s text:c="2"/></text:p>
          </table:table-cell>
          <table:table-cell office:value-type="float" office:value="2483">
            <text:p>2483</text:p>
          </table:table-cell>
          <table:table-cell office:value-type="string">
            <text:p>NA's <text:s text:c="5"/>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 text:c="177"/>WorkDataStorage</text:p>
          </table:table-cell>
          <table:table-cell office:value-type="string">
            <text:p><text:s text:c="185"/></text:p>
          </table:table-cell>
          <table:table-cell office:value-type="float" office:value="10201">
            <text:p>10201</text:p>
          </table:table-cell>
          <table:table-cell office:value-type="string">
            <text:p>Flat files not in a database or cache (e.g. CSV, JSON, XML, PNG, MPG),Row-oriented relational (e.g. MySQL/Microsoft SQL Server) <text:s text:c="57"/></text:p>
          </table:table-cell>
          <table:table-cell office:value-type="float" office:value="1333">
            <text:p>1333</text:p>
          </table:table-cell>
          <table:table-cell office:value-type="string">
            <text:p>Flat files not in a database or cache (e.g. CSV, JSON, XML, PNG, MPG) <text:s text:c="115"/></text:p>
          </table:table-cell>
          <table:table-cell office:value-type="float" office:value="1151">
            <text:p>1151</text:p>
          </table:table-cell>
          <table:table-cell office:value-type="string">
            <text:p>Row-oriented relational (e.g. MySQL/Microsoft SQL Server) <text:s text:c="127"/></text:p>
          </table:table-cell>
          <table:table-cell office:value-type="float" office:value="718">
            <text:p>718</text:p>
          </table:table-cell>
          <table:table-cell office:value-type="string">
            <text:p>Document-oriented (e.g. MongoDB/Elasticsearch),Flat files not in a database or cache (e.g. CSV, JSON, XML, PNG, MPG),Row-oriented relational (e.g. MySQL/Microsoft SQL Server) <text:s text:c="10"/></text:p>
          </table:table-cell>
          <table:table-cell office:value-type="float" office:value="312">
            <text:p>312</text:p>
          </table:table-cell>
          <table:table-cell office:value-type="string">
            <text:p>Flat files not in a database or cache (e.g. CSV, JSON, XML, PNG, MPG),Other tabular (e.g. Cassandra/BigTable/BigQuery/Redshift),Row-oriented relational (e.g. MySQL/Microsoft SQL Server)</text:p>
          </table:table-cell>
          <table:table-cell office:value-type="float" office:value="195">
            <text:p>195</text:p>
          </table:table-cell>
          <table:table-cell office:value-type="string">
            <text:p>(Other) <text:s text:c="177"/>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string">
            <text:p><text:s text:c="20"/>WorkDataSharing</text:p>
          </table:table-cell>
          <table:table-cell office:value-type="string">
            <text:p><text:s text:c="28"/></text:p>
          </table:table-cell>
          <table:table-cell office:value-type="float" office:value="10214">
            <text:p>10214</text:p>
          </table:table-cell>
          <table:table-cell office:value-type="string">
            <text:p>Company Developed Platform <text:s/></text:p>
          </table:table-cell>
          <table:table-cell office:value-type="float" office:value="993">
            <text:p>993</text:p>
          </table:table-cell>
          <table:table-cell office:value-type="string">
            <text:p>I don't typically share data</text:p>
          </table:table-cell>
          <table:table-cell office:value-type="float" office:value="968">
            <text:p>968</text:p>
          </table:table-cell>
          <table:table-cell office:value-type="string">
            <text:p>Commercial Data Platform <text:s text:c="3"/></text:p>
          </table:table-cell>
          <table:table-cell office:value-type="float" office:value="801">
            <text:p>801</text:p>
          </table:table-cell>
          <table:table-cell office:value-type="string">
            <text:p>Share Drive/SharePoint <text:s text:c="5"/></text:p>
          </table:table-cell>
          <table:table-cell office:value-type="float" office:value="761">
            <text:p>761</text:p>
          </table:table-cell>
          <table:table-cell office:value-type="string">
            <text:p>Email,Share Drive/SharePoint</text:p>
          </table:table-cell>
          <table:table-cell office:value-type="float" office:value="497">
            <text:p>497</text:p>
          </table:table-cell>
          <table:table-cell office:value-type="string">
            <text:p>(Other) <text:s text:c="20"/>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<text:s text:c="4"/>WorkDataSourcing</text:p>
          </table:table-cell>
          <table:table-cell office:value-type="string">
            <text:p><text:s text:c="12"/></text:p>
          </table:table-cell>
          <table:table-cell office:value-type="float" office:value="16335">
            <text:p>16335</text:p>
          </table:table-cell>
          <table:table-cell office:value-type="string">
            <text:p>S3 <text:s text:c="9"/></text:p>
          </table:table-cell>
          <table:table-cell office:value-type="float" office:value="15">
            <text:p>15</text:p>
          </table:table-cell>
          <table:table-cell office:value-type="string">
            <text:p>Dropbox <text:s text:c="4"/></text:p>
          </table:table-cell>
          <table:table-cell office:value-type="float" office:value="12">
            <text:p>12</text:p>
          </table:table-cell>
          <table:table-cell office:value-type="string">
            <text:p>Google Drive</text:p>
          </table:table-cell>
          <table:table-cell office:value-type="float" office:value="10">
            <text:p>10</text:p>
          </table:table-cell>
          <table:table-cell office:value-type="string">
            <text:p>AWS S3 <text:s text:c="5"/></text:p>
          </table:table-cell>
          <table:table-cell office:value-type="float" office:value="7">
            <text:p>7</text:p>
          </table:table-cell>
          <table:table-cell office:value-type="string">
            <text:p>Slack <text:s text:c="6"/></text:p>
          </table:table-cell>
          <table:table-cell office:value-type="float" office:value="7">
            <text:p>7</text:p>
          </table:table-cell>
          <table:table-cell office:value-type="string">
            <text:p>(Other) <text:s text:c="4"/>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<text:s text:c="58"/>WorkCodeSharing</text:p>
          </table:table-cell>
          <table:table-cell office:value-type="string">
            <text:p><text:s text:c="66"/></text:p>
          </table:table-cell>
          <table:table-cell office:value-type="float" office:value="10513">
            <text:p>10513</text:p>
          </table:table-cell>
          <table:table-cell office:value-type="string">
            <text:p>Git <text:s text:c="62"/></text:p>
          </table:table-cell>
          <table:table-cell office:value-type="float" office:value="2017">
            <text:p>2017</text:p>
          </table:table-cell>
          <table:table-cell office:value-type="string">
            <text:p>Generic non-cloud file sharing software (Email/Shared Server/etc.)</text:p>
          </table:table-cell>
          <table:table-cell office:value-type="float" office:value="809">
            <text:p>809</text:p>
          </table:table-cell>
          <table:table-cell office:value-type="string">
            <text:p>Bitbucket <text:s text:c="56"/></text:p>
          </table:table-cell>
          <table:table-cell office:value-type="float" office:value="376">
            <text:p>376</text:p>
          </table:table-cell>
          <table:table-cell office:value-type="string">
            <text:p>Bitbucket,Git <text:s text:c="52"/></text:p>
          </table:table-cell>
          <table:table-cell office:value-type="float" office:value="364">
            <text:p>364</text:p>
          </table:table-cell>
          <table:table-cell office:value-type="string">
            <text:p>Other <text:s text:c="60"/></text:p>
          </table:table-cell>
          <table:table-cell office:value-type="float" office:value="363">
            <text:p>363</text:p>
          </table:table-cell>
          <table:table-cell office:value-type="string">
            <text:p>(Other) <text:s text:c="58"/></text:p>
          </table:table-cell>
          <table:table-cell office:value-type="float" office:value="2274">
            <text:p>2274</text:p>
          </table:table-cell>
        </table:table-row>
        <table:table-row table:style-name="ro1">
          <table:table-cell office:value-type="string">
            <text:p><text:s text:c="11"/>RemoteWork</text:p>
          </table:table-cell>
          <table:table-cell office:value-type="string">
            <text:p><text:s text:c="16"/></text:p>
          </table:table-cell>
          <table:table-cell office:value-type="float" office:value="10619">
            <text:p>10619</text:p>
          </table:table-cell>
          <table:table-cell office:value-type="string">
            <text:p>Always <text:s text:c="9"/></text:p>
          </table:table-cell>
          <table:table-cell office:value-type="float" office:value="352">
            <text:p>352</text:p>
          </table:table-cell>
          <table:table-cell office:value-type="string">
            <text:p>Don't know <text:s text:c="5"/></text:p>
          </table:table-cell>
          <table:table-cell office:value-type="float" office:value="26">
            <text:p>26</text:p>
          </table:table-cell>
          <table:table-cell office:value-type="string">
            <text:p>Most of the time</text:p>
          </table:table-cell>
          <table:table-cell office:value-type="float" office:value="684">
            <text:p>684</text:p>
          </table:table-cell>
          <table:table-cell office:value-type="string">
            <text:p>Never <text:s text:c="10"/></text:p>
          </table:table-cell>
          <table:table-cell office:value-type="float" office:value="823">
            <text:p>823</text:p>
          </table:table-cell>
          <table:table-cell office:value-type="string">
            <text:p>Rarely <text:s text:c="9"/></text:p>
          </table:table-cell>
          <table:table-cell office:value-type="float" office:value="1772">
            <text:p>1772</text:p>
          </table:table-cell>
          <table:table-cell office:value-type="string">
            <text:p>Sometimes <text:s text:c="6"/></text:p>
          </table:table-cell>
          <table:table-cell office:value-type="float" office:value="2440">
            <text:p>2440</text:p>
          </table:table-cell>
        </table:table-row>
        <table:table-row table:style-name="ro1">
          <table:table-cell office:value-type="string">
            <text:p>CompensationAmount</text:p>
          </table:table-cell>
          <table:table-cell office:value-type="string">
            <text:p><text:s text:c="7"/></text:p>
          </table:table-cell>
          <table:table-cell office:value-type="float" office:value="11492">
            <text:p>11492</text:p>
          </table:table-cell>
          <table:table-cell office:value-type="float" office:value="100000">
            <text:p>100000</text:p>
          </table:table-cell>
          <table:table-cell office:value-type="float" office:value="151">
            <text:p>151</text:p>
          </table:table-cell>
          <table:table-cell office:value-type="float" office:value="60000">
            <text:p>60000</text:p>
          </table:table-cell>
          <table:table-cell office:value-type="float" office:value="142">
            <text:p>142</text:p>
          </table:table-cell>
          <table:table-cell office:value-type="float" office:value="50000">
            <text:p>50000</text:p>
          </table:table-cell>
          <table:table-cell office:value-type="float" office:value="132">
            <text:p>132</text:p>
          </table:table-cell>
          <table:table-cell office:value-type="float" office:value="120000">
            <text:p>120000</text:p>
          </table:table-cell>
          <table:table-cell office:value-type="float" office:value="118">
            <text:p>118</text:p>
          </table:table-cell>
          <table:table-cell office:value-type="float" office:value="80000">
            <text:p>80000</text:p>
          </table:table-cell>
          <table:table-cell office:value-type="float" office:value="114">
            <text:p>114</text:p>
          </table:table-cell>
          <table:table-cell office:value-type="string">
            <text:p>(Other)</text:p>
          </table:table-cell>
          <table:table-cell office:value-type="float" office:value="4567">
            <text:p>4567</text:p>
          </table:table-cell>
        </table:table-row>
        <table:table-row table:style-name="ro1">
          <table:table-cell office:value-type="string">
            <text:p>CompensationCurrency</text:p>
          </table:table-cell>
          <table:table-cell office:value-type="string">
            <text:p><text:s text:c="7"/></text:p>
          </table:table-cell>
          <table:table-cell office:value-type="float" office:value="12186">
            <text:p>12186</text:p>
          </table:table-cell>
          <table:table-cell office:value-type="string">
            <text:p>USD <text:s text:c="3"/></text:p>
          </table:table-cell>
          <table:table-cell office:value-type="float" office:value="1577">
            <text:p>1577</text:p>
          </table:table-cell>
          <table:table-cell office:value-type="string">
            <text:p>EUR <text:s text:c="3"/></text:p>
          </table:table-cell>
          <table:table-cell office:value-type="float" office:value="798">
            <text:p>798</text:p>
          </table:table-cell>
          <table:table-cell office:value-type="string">
            <text:p>INR <text:s text:c="3"/></text:p>
          </table:table-cell>
          <table:table-cell office:value-type="float" office:value="496">
            <text:p>496</text:p>
          </table:table-cell>
          <table:table-cell office:value-type="string">
            <text:p>GBP <text:s text:c="3"/></text:p>
          </table:table-cell>
          <table:table-cell office:value-type="float" office:value="174">
            <text:p>174</text:p>
          </table:table-cell>
          <table:table-cell office:value-type="string">
            <text:p>BRL <text:s text:c="3"/></text:p>
          </table:table-cell>
          <table:table-cell office:value-type="float" office:value="131">
            <text:p>131</text:p>
          </table:table-cell>
          <table:table-cell office:value-type="string">
            <text:p>(Other)</text:p>
          </table:table-cell>
          <table:table-cell office:value-type="float" office:value="1354">
            <text:p>1354</text:p>
          </table:table-cell>
        </table:table-row>
        <table:table-row table:style-name="ro1">
          <table:table-cell office:value-type="string">
            <text:p><text:s text:c="65"/>SalaryChange</text:p>
          </table:table-cell>
          <table:table-cell office:value-type="string">
            <text:p><text:s text:c="71"/></text:p>
          </table:table-cell>
          <table:table-cell office:value-type="float" office:value="10327">
            <text:p>10327</text:p>
          </table:table-cell>
          <table:table-cell office:value-type="string">
            <text:p>Has increased 20% or more <text:s text:c="45"/></text:p>
          </table:table-cell>
          <table:table-cell office:value-type="float" office:value="1941">
            <text:p>1941</text:p>
          </table:table-cell>
          <table:table-cell office:value-type="string">
            <text:p>Has increased between 6% and 19% <text:s text:c="38"/></text:p>
          </table:table-cell>
          <table:table-cell office:value-type="float" office:value="1469">
            <text:p>1469</text:p>
          </table:table-cell>
          <table:table-cell office:value-type="string">
            <text:p>Has stayed about the same (has not increased or decreased more than 5%)</text:p>
          </table:table-cell>
          <table:table-cell office:value-type="float" office:value="1351">
            <text:p>1351</text:p>
          </table:table-cell>
          <table:table-cell office:value-type="string">
            <text:p>I was not employed 3 years ago <text:s text:c="40"/></text:p>
          </table:table-cell>
          <table:table-cell office:value-type="float" office:value="637">
            <text:p>637</text:p>
          </table:table-cell>
          <table:table-cell office:value-type="string">
            <text:p>I do not want to share information about my salary/compensation <text:s text:c="7"/></text:p>
          </table:table-cell>
          <table:table-cell office:value-type="float" office:value="615">
            <text:p>615</text:p>
          </table:table-cell>
          <table:table-cell office:value-type="string">
            <text:p>(Other) <text:s text:c="63"/>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JobSatisfaction</text:p>
          </table:table-cell>
          <table:table-cell office:value-type="string">
            <text:p><text:s text:c="7"/></text:p>
          </table:table-cell>
          <table:table-cell office:value-type="float" office:value="10039">
            <text:p>10039</text:p>
          </table:table-cell>
          <table:table-cell office:value-type="float" office:value="7">
            <text:p>7</text:p>
          </table:table-cell>
          <table:table-cell office:value-type="float" office:value="1448">
            <text:p>1448</text:p>
          </table:table-cell>
          <table:table-cell office:value-type="float" office:value="8">
            <text:p>8</text:p>
          </table:table-cell>
          <table:table-cell office:value-type="float" office:value="1427">
            <text:p>1427</text:p>
          </table:table-cell>
          <table:table-cell office:value-type="float" office:value="6">
            <text:p>6</text:p>
          </table:table-cell>
          <table:table-cell office:value-type="float" office:value="765">
            <text:p>765</text:p>
          </table:table-cell>
          <table:table-cell office:value-type="float" office:value="9">
            <text:p>9</text:p>
          </table:table-cell>
          <table:table-cell office:value-type="float" office:value="677">
            <text:p>677</text:p>
          </table:table-cell>
          <table:table-cell office:value-type="float" office:value="5">
            <text:p>5</text:p>
          </table:table-cell>
          <table:table-cell office:value-type="float" office:value="627">
            <text:p>627</text:p>
          </table:table-cell>
          <table:table-cell office:value-type="string">
            <text:p>(Other)</text:p>
          </table:table-cell>
          <table:table-cell office:value-type="float" office:value="1733">
            <text:p>1733</text:p>
          </table:table-cell>
        </table:table-row>
        <table:table-row table:style-name="ro1">
          <table:table-cell office:value-type="string">
            <text:p><text:s text:c="53"/>JobSearchResource</text:p>
          </table:table-cell>
          <table:table-cell office:value-type="string">
            <text:p><text:s text:c="62"/></text:p>
          </table:table-cell>
          <table:table-cell office:value-type="float" office:value="12977">
            <text:p>12977</text:p>
          </table:table-cell>
          <table:table-cell office:value-type="string">
            <text:p>Company's Web site/job listing page <text:s text:c="26"/></text:p>
          </table:table-cell>
          <table:table-cell office:value-type="float" office:value="911">
            <text:p>911</text:p>
          </table:table-cell>
          <table:table-cell office:value-type="string">
            <text:p>Tech-specific job board <text:s text:c="38"/></text:p>
          </table:table-cell>
          <table:table-cell office:value-type="float" office:value="732">
            <text:p>732</text:p>
          </table:table-cell>
          <table:table-cell office:value-type="string">
            <text:p>Searching general-purpose job board <text:s text:c="26"/></text:p>
          </table:table-cell>
          <table:table-cell office:value-type="float" office:value="684">
            <text:p>684</text:p>
          </table:table-cell>
          <table:table-cell office:value-type="string">
            <text:p>Asking friends, family members, or former colleagues for leads</text:p>
          </table:table-cell>
          <table:table-cell office:value-type="float" office:value="445">
            <text:p>445</text:p>
          </table:table-cell>
          <table:table-cell office:value-type="string">
            <text:p>Meeting with recruiters who've contacted you directly <text:s text:c="8"/></text:p>
          </table:table-cell>
          <table:table-cell office:value-type="float" office:value="363">
            <text:p>363</text:p>
          </table:table-cell>
          <table:table-cell office:value-type="string">
            <text:p>(Other) <text:s text:c="54"/>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string">
            <text:p><text:s/>JobHuntTime</text:p>
          </table:table-cell>
          <table:table-cell office:value-type="string">
            <text:p><text:s text:c="7"/></text:p>
          </table:table-cell>
          <table:table-cell office:value-type="float" office:value="12985">
            <text:p>12985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table:style-name="ce1" office:value-type="date" office:date-value="2018-02-01">
            <text:p>01/02/18</text:p>
          </table:table-cell>
          <table:table-cell office:value-type="float" office:value="1288">
            <text:p>1288</text:p>
          </table:table-cell>
          <table:table-cell table:style-name="ce1" office:value-type="date" office:date-value="2018-05-03">
            <text:p>03/05/18</text:p>
          </table:table-cell>
          <table:table-cell office:value-type="float" office:value="524">
            <text:p>524</text:p>
          </table:table-cell>
          <table:table-cell table:style-name="ce1" office:value-type="date" office:date-value="2018-10-06">
            <text:p>06/10/18</text:p>
          </table:table-cell>
          <table:table-cell office:value-type="float" office:value="229">
            <text:p>229</text:p>
          </table:table-cell>
          <table:table-cell table:style-name="ce1" office:value-type="date" office:date-value="2015-11-01">
            <text:p>01/11/15</text:p>
          </table:table-cell>
          <table:table-cell office:value-type="float" office:value="92">
            <text:p>92</text:p>
          </table:table-cell>
          <table:table-cell office:value-type="string">
            <text:p>(Other)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<text:s text:c="9"/>JobFactorLearning</text:p>
          </table:table-cell>
          <table:table-cell office:value-type="string">
            <text:p><text:s text:c="18"/></text:p>
          </table:table-cell>
          <table:table-cell office:value-type="float" office:value="13165">
            <text:p>13165</text:p>
          </table:table-cell>
          <table:table-cell office:value-type="string">
            <text:p>Not important <text:s text:c="4"/></text:p>
          </table:table-cell>
          <table:table-cell office:value-type="float" office:value="87">
            <text:p>87</text:p>
          </table:table-cell>
          <table:table-cell office:value-type="string">
            <text:p>Somewhat important</text:p>
          </table:table-cell>
          <table:table-cell office:value-type="float" office:value="896">
            <text:p>896</text:p>
          </table:table-cell>
          <table:table-cell office:value-type="string">
            <text:p>Very Important <text:s text:c="3"/></text:p>
          </table:table-cell>
          <table:table-cell office:value-type="float" office:value="2568">
            <text:p>2568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10"/>JobFactorSalary</text:p>
          </table:table-cell>
          <table:table-cell office:value-type="string">
            <text:p><text:s text:c="18"/></text:p>
          </table:table-cell>
          <table:table-cell office:value-type="float" office:value="13231">
            <text:p>13231</text:p>
          </table:table-cell>
          <table:table-cell office:value-type="string">
            <text:p>Not important <text:s text:c="4"/></text:p>
          </table:table-cell>
          <table:table-cell office:value-type="float" office:value="174">
            <text:p>174</text:p>
          </table:table-cell>
          <table:table-cell office:value-type="string">
            <text:p>Somewhat important</text:p>
          </table:table-cell>
          <table:table-cell office:value-type="float" office:value="1704">
            <text:p>1704</text:p>
          </table:table-cell>
          <table:table-cell office:value-type="string">
            <text:p>Very Important <text:s text:c="3"/></text:p>
          </table:table-cell>
          <table:table-cell office:value-type="float" office:value="1607">
            <text:p>160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10"/>JobFactorOffice</text:p>
          </table:table-cell>
          <table:table-cell office:value-type="string">
            <text:p><text:s text:c="18"/></text:p>
          </table:table-cell>
          <table:table-cell office:value-type="float" office:value="13248">
            <text:p>13248</text:p>
          </table:table-cell>
          <table:table-cell office:value-type="string">
            <text:p>Not important <text:s text:c="4"/></text:p>
          </table:table-cell>
          <table:table-cell office:value-type="float" office:value="210">
            <text:p>210</text:p>
          </table:table-cell>
          <table:table-cell office:value-type="string">
            <text:p>Somewhat important</text:p>
          </table:table-cell>
          <table:table-cell office:value-type="float" office:value="1408">
            <text:p>1408</text:p>
          </table:table-cell>
          <table:table-cell office:value-type="string">
            <text:p>Very Important <text:s text:c="3"/></text:p>
          </table:table-cell>
          <table:table-cell office:value-type="float" office:value="1850">
            <text:p>185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9"/>JobFactorLanguages</text:p>
          </table:table-cell>
          <table:table-cell office:value-type="string">
            <text:p><text:s text:c="18"/></text:p>
          </table:table-cell>
          <table:table-cell office:value-type="float" office:value="13241">
            <text:p>13241</text:p>
          </table:table-cell>
          <table:table-cell office:value-type="string">
            <text:p>Not important <text:s text:c="4"/></text:p>
          </table:table-cell>
          <table:table-cell office:value-type="float" office:value="248">
            <text:p>248</text:p>
          </table:table-cell>
          <table:table-cell office:value-type="string">
            <text:p>Somewhat important</text:p>
          </table:table-cell>
          <table:table-cell office:value-type="float" office:value="1540">
            <text:p>1540</text:p>
          </table:table-cell>
          <table:table-cell office:value-type="string">
            <text:p>Very Important <text:s text:c="3"/></text:p>
          </table:table-cell>
          <table:table-cell office:value-type="float" office:value="1687">
            <text:p>168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10"/>JobFactorCommute</text:p>
          </table:table-cell>
          <table:table-cell office:value-type="string">
            <text:p><text:s text:c="18"/></text:p>
          </table:table-cell>
          <table:table-cell office:value-type="float" office:value="13269">
            <text:p>13269</text:p>
          </table:table-cell>
          <table:table-cell office:value-type="string">
            <text:p>Not important <text:s text:c="4"/></text:p>
          </table:table-cell>
          <table:table-cell office:value-type="float" office:value="456">
            <text:p>456</text:p>
          </table:table-cell>
          <table:table-cell office:value-type="string">
            <text:p>Somewhat important</text:p>
          </table:table-cell>
          <table:table-cell office:value-type="float" office:value="1800">
            <text:p>1800</text:p>
          </table:table-cell>
          <table:table-cell office:value-type="string">
            <text:p>Very Important <text:s text:c="3"/></text:p>
          </table:table-cell>
          <table:table-cell office:value-type="float" office:value="1191">
            <text:p>1191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8"/>JobFactorManagement</text:p>
          </table:table-cell>
          <table:table-cell office:value-type="string">
            <text:p><text:s text:c="18"/></text:p>
          </table:table-cell>
          <table:table-cell office:value-type="float" office:value="13282">
            <text:p>13282</text:p>
          </table:table-cell>
          <table:table-cell office:value-type="string">
            <text:p>Not important <text:s text:c="4"/></text:p>
          </table:table-cell>
          <table:table-cell office:value-type="float" office:value="309">
            <text:p>309</text:p>
          </table:table-cell>
          <table:table-cell office:value-type="string">
            <text:p>Somewhat important</text:p>
          </table:table-cell>
          <table:table-cell office:value-type="float" office:value="1602">
            <text:p>1602</text:p>
          </table:table-cell>
          <table:table-cell office:value-type="string">
            <text:p>Very Important <text:s text:c="3"/></text:p>
          </table:table-cell>
          <table:table-cell office:value-type="float" office:value="1523">
            <text:p>1523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6"/>JobFactorExperienceLevel</text:p>
          </table:table-cell>
          <table:table-cell office:value-type="string">
            <text:p><text:s text:c="18"/></text:p>
          </table:table-cell>
          <table:table-cell office:value-type="float" office:value="13279">
            <text:p>13279</text:p>
          </table:table-cell>
          <table:table-cell office:value-type="string">
            <text:p>Not important <text:s text:c="4"/></text:p>
          </table:table-cell>
          <table:table-cell office:value-type="float" office:value="317">
            <text:p>317</text:p>
          </table:table-cell>
          <table:table-cell office:value-type="string">
            <text:p>Somewhat important</text:p>
          </table:table-cell>
          <table:table-cell office:value-type="float" office:value="1701">
            <text:p>1701</text:p>
          </table:table-cell>
          <table:table-cell office:value-type="string">
            <text:p>Very Important <text:s text:c="3"/></text:p>
          </table:table-cell>
          <table:table-cell office:value-type="float" office:value="1419">
            <text:p>1419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8"/>JobFactorDepartment</text:p>
          </table:table-cell>
          <table:table-cell office:value-type="string">
            <text:p><text:s text:c="18"/></text:p>
          </table:table-cell>
          <table:table-cell office:value-type="float" office:value="13300">
            <text:p>13300</text:p>
          </table:table-cell>
          <table:table-cell office:value-type="string">
            <text:p>Not important <text:s text:c="4"/></text:p>
          </table:table-cell>
          <table:table-cell office:value-type="float" office:value="564">
            <text:p>564</text:p>
          </table:table-cell>
          <table:table-cell office:value-type="string">
            <text:p>Somewhat important</text:p>
          </table:table-cell>
          <table:table-cell office:value-type="float" office:value="1649">
            <text:p>1649</text:p>
          </table:table-cell>
          <table:table-cell office:value-type="string">
            <text:p>Very Important <text:s text:c="3"/></text:p>
          </table:table-cell>
          <table:table-cell office:value-type="float" office:value="1203">
            <text:p>1203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11"/>JobFactorTitle</text:p>
          </table:table-cell>
          <table:table-cell office:value-type="string">
            <text:p><text:s text:c="18"/></text:p>
          </table:table-cell>
          <table:table-cell office:value-type="float" office:value="13302">
            <text:p>13302</text:p>
          </table:table-cell>
          <table:table-cell office:value-type="string">
            <text:p>Not important <text:s text:c="4"/></text:p>
          </table:table-cell>
          <table:table-cell office:value-type="float" office:value="512">
            <text:p>512</text:p>
          </table:table-cell>
          <table:table-cell office:value-type="string">
            <text:p>Somewhat important</text:p>
          </table:table-cell>
          <table:table-cell office:value-type="float" office:value="1518">
            <text:p>1518</text:p>
          </table:table-cell>
          <table:table-cell office:value-type="string">
            <text:p>Very Important <text:s text:c="3"/></text:p>
          </table:table-cell>
          <table:table-cell office:value-type="float" office:value="1384">
            <text:p>1384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6"/>JobFactorCompanyFunding</text:p>
          </table:table-cell>
          <table:table-cell office:value-type="string">
            <text:p><text:s text:c="18"/></text:p>
          </table:table-cell>
          <table:table-cell office:value-type="float" office:value="13305">
            <text:p>13305</text:p>
          </table:table-cell>
          <table:table-cell office:value-type="string">
            <text:p>Not important <text:s text:c="4"/></text:p>
          </table:table-cell>
          <table:table-cell office:value-type="float" office:value="511">
            <text:p>511</text:p>
          </table:table-cell>
          <table:table-cell office:value-type="string">
            <text:p>Somewhat important</text:p>
          </table:table-cell>
          <table:table-cell office:value-type="float" office:value="1918">
            <text:p>1918</text:p>
          </table:table-cell>
          <table:table-cell office:value-type="string">
            <text:p>Very Important <text:s text:c="3"/></text:p>
          </table:table-cell>
          <table:table-cell office:value-type="float" office:value="982">
            <text:p>98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10"/>JobFactorImpact</text:p>
          </table:table-cell>
          <table:table-cell office:value-type="string">
            <text:p><text:s text:c="18"/></text:p>
          </table:table-cell>
          <table:table-cell office:value-type="float" office:value="13322">
            <text:p>13322</text:p>
          </table:table-cell>
          <table:table-cell office:value-type="string">
            <text:p>Not important <text:s text:c="4"/></text:p>
          </table:table-cell>
          <table:table-cell office:value-type="float" office:value="393">
            <text:p>393</text:p>
          </table:table-cell>
          <table:table-cell office:value-type="string">
            <text:p>Somewhat important</text:p>
          </table:table-cell>
          <table:table-cell office:value-type="float" office:value="1666">
            <text:p>1666</text:p>
          </table:table-cell>
          <table:table-cell office:value-type="string">
            <text:p>Very Important <text:s text:c="3"/></text:p>
          </table:table-cell>
          <table:table-cell office:value-type="float" office:value="1335">
            <text:p>1335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10"/>JobFactorRemote</text:p>
          </table:table-cell>
          <table:table-cell office:value-type="string">
            <text:p><text:s text:c="18"/></text:p>
          </table:table-cell>
          <table:table-cell office:value-type="float" office:value="13292">
            <text:p>13292</text:p>
          </table:table-cell>
          <table:table-cell office:value-type="string">
            <text:p>Not important <text:s text:c="4"/></text:p>
          </table:table-cell>
          <table:table-cell office:value-type="float" office:value="955">
            <text:p>955</text:p>
          </table:table-cell>
          <table:table-cell office:value-type="string">
            <text:p>Somewhat important</text:p>
          </table:table-cell>
          <table:table-cell office:value-type="float" office:value="1509">
            <text:p>1509</text:p>
          </table:table-cell>
          <table:table-cell office:value-type="string">
            <text:p>Very Important <text:s text:c="3"/></text:p>
          </table:table-cell>
          <table:table-cell office:value-type="float" office:value="960">
            <text:p>96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9"/>JobFactorIndustry</text:p>
          </table:table-cell>
          <table:table-cell office:value-type="string">
            <text:p><text:s text:c="18"/></text:p>
          </table:table-cell>
          <table:table-cell office:value-type="float" office:value="13307">
            <text:p>13307</text:p>
          </table:table-cell>
          <table:table-cell office:value-type="string">
            <text:p>Not important <text:s text:c="4"/></text:p>
          </table:table-cell>
          <table:table-cell office:value-type="float" office:value="616">
            <text:p>616</text:p>
          </table:table-cell>
          <table:table-cell office:value-type="string">
            <text:p>Somewhat important</text:p>
          </table:table-cell>
          <table:table-cell office:value-type="float" office:value="1724">
            <text:p>1724</text:p>
          </table:table-cell>
          <table:table-cell office:value-type="string">
            <text:p>Very Important <text:s text:c="3"/></text:p>
          </table:table-cell>
          <table:table-cell office:value-type="float" office:value="1069">
            <text:p>1069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5"/>JobFactorLeaderReputation</text:p>
          </table:table-cell>
          <table:table-cell office:value-type="string">
            <text:p><text:s text:c="18"/></text:p>
          </table:table-cell>
          <table:table-cell office:value-type="float" office:value="13315">
            <text:p>13315</text:p>
          </table:table-cell>
          <table:table-cell office:value-type="string">
            <text:p>Not important <text:s text:c="4"/></text:p>
          </table:table-cell>
          <table:table-cell office:value-type="float" office:value="712">
            <text:p>712</text:p>
          </table:table-cell>
          <table:table-cell office:value-type="string">
            <text:p>Somewhat important</text:p>
          </table:table-cell>
          <table:table-cell office:value-type="float" office:value="1769">
            <text:p>1769</text:p>
          </table:table-cell>
          <table:table-cell office:value-type="string">
            <text:p>Very Important <text:s text:c="3"/></text:p>
          </table:table-cell>
          <table:table-cell office:value-type="float" office:value="920">
            <text:p>92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9"/>JobFactorDiversity</text:p>
          </table:table-cell>
          <table:table-cell office:value-type="string">
            <text:p><text:s text:c="18"/></text:p>
          </table:table-cell>
          <table:table-cell office:value-type="float" office:value="13306">
            <text:p>13306</text:p>
          </table:table-cell>
          <table:table-cell office:value-type="string">
            <text:p>Not important <text:s text:c="4"/></text:p>
          </table:table-cell>
          <table:table-cell office:value-type="float" office:value="852">
            <text:p>852</text:p>
          </table:table-cell>
          <table:table-cell office:value-type="string">
            <text:p>Somewhat important</text:p>
          </table:table-cell>
          <table:table-cell office:value-type="float" office:value="1662">
            <text:p>1662</text:p>
          </table:table-cell>
          <table:table-cell office:value-type="string">
            <text:p>Very Important <text:s text:c="3"/></text:p>
          </table:table-cell>
          <table:table-cell office:value-type="float" office:value="896">
            <text:p>896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<text:s text:c="3"/>JobFactorPublishingOpportunity</text:p>
          </table:table-cell>
          <table:table-cell office:value-type="string">
            <text:p><text:s text:c="18"/></text:p>
          </table:table-cell>
          <table:table-cell office:value-type="float" office:value="13292">
            <text:p>13292</text:p>
          </table:table-cell>
          <table:table-cell office:value-type="string">
            <text:p>Not important <text:s text:c="4"/></text:p>
          </table:table-cell>
          <table:table-cell office:value-type="float" office:value="703">
            <text:p>703</text:p>
          </table:table-cell>
          <table:table-cell office:value-type="string">
            <text:p>Somewhat important</text:p>
          </table:table-cell>
          <table:table-cell office:value-type="float" office:value="1503">
            <text:p>1503</text:p>
          </table:table-cell>
          <table:table-cell office:value-type="string">
            <text:p>Very Important <text:s text:c="3"/></text:p>
          </table:table-cell>
          <table:table-cell office:value-type="float" office:value="1218">
            <text:p>1218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</table:table-row>
      </table:table>
      <table:table table:name="FORMATEADO" table:style-name="ta1" table:print="false">
        <office:forms form:automatic-focus="false" form:apply-design-mode="false"/>
        <table:table-column table:style-name="co2" table:default-cell-style-name="ce4"/>
        <table:table-column table:style-name="co3" table:number-columns-repeated="23" table:default-cell-style-name="ce4"/>
        <table:table-column table:style-name="co4" table:number-columns-repeated="4" table:default-cell-style-name="ce9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2"/>
          <table:table-cell table:style-name="ce5" office:value-type="string" table:number-columns-spanned="3" table:number-rows-spanned="1">
            <text:p>USO</text:p>
          </table:table-cell>
          <table:covered-table-cell table:number-columns-repeated="2" table:style-name="ce2"/>
          <table:table-cell table:style-name="ce2"/>
          <table:table-cell table:style-name="ce2" office:value-type="string">
            <text:p>TIPO</text:p>
          </table:table-cell>
          <table:table-cell table:style-name="ce2" table:number-columns-repeated="3"/>
          <table:table-cell table:style-name="ce2" office:value-type="string">
            <text:p>VALORES</text:p>
          </table:table-cell>
          <table:table-cell table:style-name="ce5" office:value-type="string" table:number-columns-spanned="2" table:number-rows-spanned="1">
            <text:p>VACIOS</text:p>
          </table:table-cell>
          <table:covered-table-cell table:style-name="ce5"/>
          <table:table-cell table:style-name="ce5" office:value-type="string" table:number-columns-spanned="12" table:number-rows-spanned="1">
            <text:p>TOP VALORES</text:p>
          </table:table-cell>
          <table:covered-table-cell table:number-columns-repeated="11" table:style-name="ce2"/>
          <table:table-cell table:style-name="ce7" office:value-type="string" table:number-columns-spanned="4" table:number-rows-spanned="1">
            <text:p>PORCENTAJES</text:p>
          </table:table-cell>
          <table:covered-table-cell table:style-name="ce10"/>
          <table:covered-table-cell table:number-columns-repeated="2" table:style-name="Default"/>
          <table:table-cell office:value-type="string">
            <text:p>SCHEMA</text:p>
          </table:table-cell>
          <table:table-cell/>
        </table:table-row>
        <table:table-row table:style-name="ro3">
          <table:table-cell table:style-name="ce3" office:value-type="string">
            <text:p>NOMBRE COL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TIPO</text:p>
          </table:table-cell>
          <table:table-cell table:style-name="ce6" office:value-type="string">
            <text:p>IMPORTADA COMO</text:p>
          </table:table-cell>
          <table:table-cell table:style-name="ce6" office:value-type="string">
            <text:p>TIPO_ADICIONAL</text:p>
          </table:table-cell>
          <table:table-cell table:style-name="ce6" office:value-type="string">
            <text:p>TIPO_ADICIONAL_2</text:p>
          </table:table-cell>
          <table:table-cell table:style-name="ce6" office:value-type="string">
            <text:p>DISTINTOS</text:p>
          </table:table-cell>
          <table:table-cell table:style-name="ce6" office:value-type="string">
            <text:p>N/A</text:p>
          </table:table-cell>
          <table:table-cell table:style-name="ce6" office:value-type="string">
            <text:p>CADENA VACIA</text:p>
          </table:table-cell>
          <table:table-cell table:style-name="ce6" office:value-type="string">
            <text:p>PRIMERO/MIN</text:p>
          </table:table-cell>
          <table:table-cell table:style-name="ce6" office:value-type="string">
            <text:p>NUM</text:p>
          </table:table-cell>
          <table:table-cell table:style-name="ce6" office:value-type="string">
            <text:p>SEGUNDO/1ºQ</text:p>
          </table:table-cell>
          <table:table-cell table:style-name="ce6" office:value-type="string">
            <text:p>NUM</text:p>
          </table:table-cell>
          <table:table-cell table:style-name="ce6" office:value-type="string">
            <text:p>TERCERO/MEDIAN</text:p>
          </table:table-cell>
          <table:table-cell table:style-name="ce6" office:value-type="string">
            <text:p>NUM</text:p>
          </table:table-cell>
          <table:table-cell table:style-name="ce6" office:value-type="string">
            <text:p>CUARTO/MEAN</text:p>
          </table:table-cell>
          <table:table-cell table:style-name="ce6" office:value-type="string">
            <text:p>NUM</text:p>
          </table:table-cell>
          <table:table-cell table:style-name="ce6" office:value-type="string">
            <text:p>QUINTO/3ºQ</text:p>
          </table:table-cell>
          <table:table-cell table:style-name="ce6" office:value-type="string">
            <text:p>NUM</text:p>
          </table:table-cell>
          <table:table-cell table:style-name="ce6" office:value-type="string">
            <text:p>SEXTO/MAX</text:p>
          </table:table-cell>
          <table:table-cell table:style-name="ce6" office:value-type="string">
            <text:p>NUM</text:p>
          </table:table-cell>
          <table:table-cell table:style-name="ce8" office:value-type="string">
            <text:p>PRIMERO</text:p>
          </table:table-cell>
          <table:table-cell table:style-name="ce8" office:value-type="string">
            <text:p>SEGUNDO</text:p>
          </table:table-cell>
          <table:table-cell table:style-name="ce8" office:value-type="string">
            <text:p>TERCERO</text:p>
          </table:table-cell>
          <table:table-cell table:style-name="ce8" office:value-type="string">
            <text:p>CUARTO</text:p>
          </table:table-cell>
          <table:table-cell office:value-type="string">
            <text:p>QUESTION</text:p>
          </table:table-cell>
          <table:table-cell office:value-type="string">
            <text:p>ASKED</text:p>
          </table:table-cell>
        </table:table-row>
        <table:table-row table:style-name="ro1">
          <table:table-cell office:value-type="string">
            <text:p>GenderSelect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B3:.D3])" office:value-type="float" office:value="1">
            <text:p>1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/>
          <table:table-cell office:value-type="string">
            <text:p>95</text:p>
          </table:table-cell>
          <table:table-cell office:value-type="string">
            <text:p>A different identity</text:p>
          </table:table-cell>
          <table:table-cell office:value-type="string">
            <text:p>159</text:p>
          </table:table-cell>
          <table:table-cell office:value-type="string">
            <text:p>Female</text:p>
          </table:table-cell>
          <table:table-cell office:value-type="string">
            <text:p>2778</text:p>
          </table:table-cell>
          <table:table-cell office:value-type="string">
            <text:p>Male</text:p>
          </table:table-cell>
          <table:table-cell office:value-type="string">
            <text:p>13610</text:p>
          </table:table-cell>
          <table:table-cell office:value-type="string">
            <text:p>Non-binary, genderqueer, or gender non-conforming</text:p>
          </table:table-cell>
          <table:table-cell office:value-type="string">
            <text:p>74</text:p>
          </table:table-cell>
          <table:table-cell office:value-type="string">
            <text:p>NA</text:p>
          </table:table-cell>
          <table:table-cell/>
          <table:table-cell table:formula="of:=[.N3]/16716" office:value-type="percentage" office:value="0.00568317779373056">
            <text:p>0,57%</text:p>
          </table:table-cell>
          <table:table-cell table:formula="of:=[.P3]/16716" office:value-type="percentage" office:value="0.00951184493898062">
            <text:p>0,95%</text:p>
          </table:table-cell>
          <table:table-cell table:formula="of:=[.R3]/16716" office:value-type="percentage" office:value="0.16618808327351">
            <text:p>16,62%</text:p>
          </table:table-cell>
          <table:table-cell table:formula="of:=[.T3]/16716" office:value-type="percentage" office:value="0.814189997607083">
            <text:p>81,42%</text:p>
          </table:table-cell>
          <table:table-cell office:value-type="string">
            <text:p>Select your gender identity. - Selected Choice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string">
            <text:p>Country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SUM([.B4:.D4])" office:value-type="float" office:value="2">
            <text:p>2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string">
            <text:p>United States</text:p>
          </table:table-cell>
          <table:table-cell office:value-type="string">
            <text:p>4197</text:p>
          </table:table-cell>
          <table:table-cell office:value-type="string">
            <text:p>India</text:p>
          </table:table-cell>
          <table:table-cell office:value-type="string">
            <text:p>2704</text:p>
          </table:table-cell>
          <table:table-cell office:value-type="string">
            <text:p>Other</text:p>
          </table:table-cell>
          <table:table-cell office:value-type="string">
            <text:p>1023</text:p>
          </table:table-cell>
          <table:table-cell office:value-type="string">
            <text:p>Russia</text:p>
          </table:table-cell>
          <table:table-cell office:value-type="string">
            <text:p>578</text:p>
          </table:table-cell>
          <table:table-cell office:value-type="string">
            <text:p>United Kingdom</text:p>
          </table:table-cell>
          <table:table-cell office:value-type="string">
            <text:p>535</text:p>
          </table:table-cell>
          <table:table-cell office:value-type="string">
            <text:p>People 's Republic of China</text:p>
          </table:table-cell>
          <table:table-cell office:value-type="string">
            <text:p>471</text:p>
          </table:table-cell>
          <table:table-cell table:formula="of:=[.N4]/16716" office:value-type="percentage" office:value="0.251076812634602">
            <text:p>25,11%</text:p>
          </table:table-cell>
          <table:table-cell table:formula="of:=[.P4]/16716" office:value-type="percentage" office:value="0.161761186886815">
            <text:p>16,18%</text:p>
          </table:table-cell>
          <table:table-cell table:formula="of:=[.R4]/16716" office:value-type="percentage" office:value="0.0611988513998564">
            <text:p>6,12%</text:p>
          </table:table-cell>
          <table:table-cell table:formula="of:=[.T4]/16716" office:value-type="percentage" office:value="0.0345776501555396">
            <text:p>3,46%</text:p>
          </table:table-cell>
          <table:table-cell office:value-type="string">
            <text:p>Select the country you currently live in.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string">
            <text:p>Age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B5:.D5])" office:value-type="float" office:value="1">
            <text:p>1</text:p>
          </table:table-cell>
          <table:table-cell table:number-columns-repeated="2" office:value-type="string">
            <text:p>NUMERO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string">
            <text:p>Min.</text:p>
          </table:table-cell>
          <table:table-cell office:value-type="string">
            <text:p>0.00</text:p>
          </table:table-cell>
          <table:table-cell office:value-type="string">
            <text:p>1st Qu.</text:p>
          </table:table-cell>
          <table:table-cell office:value-type="string">
            <text:p>25.00</text:p>
          </table:table-cell>
          <table:table-cell office:value-type="string">
            <text:p>Median</text:p>
          </table:table-cell>
          <table:table-cell office:value-type="string">
            <text:p>30.00</text:p>
          </table:table-cell>
          <table:table-cell office:value-type="string">
            <text:p>Mean</text:p>
          </table:table-cell>
          <table:table-cell office:value-type="string">
            <text:p>32.37</text:p>
          </table:table-cell>
          <table:table-cell office:value-type="string">
            <text:p>3rd Qu.</text:p>
          </table:table-cell>
          <table:table-cell office:value-type="string">
            <text:p>37.00</text:p>
          </table:table-cell>
          <table:table-cell office:value-type="string">
            <text:p>Max.</text:p>
          </table:table-cell>
          <table:table-cell office:value-type="string">
            <text:p>100.00</text:p>
          </table:table-cell>
          <table:table-cell table:formula="of:=[.N5]/16716" office:value-type="percentage" office:value="0">
            <text:p>#VALOR!</text:p>
          </table:table-cell>
          <table:table-cell table:formula="of:=[.P5]/16716" office:value-type="percentage" office:value="0">
            <text:p>#VALOR!</text:p>
          </table:table-cell>
          <table:table-cell table:formula="of:=[.R5]/16716" office:value-type="percentage" office:value="0">
            <text:p>#VALOR!</text:p>
          </table:table-cell>
          <table:table-cell table:formula="of:=[.T5]/16716" office:value-type="percentage" office:value="0">
            <text:p>#VALOR!</text:p>
          </table:table-cell>
          <table:table-cell office:value-type="string">
            <text:p>What's your age?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string">
            <text:p>EmploymentStatus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B6:.D6])" office:value-type="float" office:value="1">
            <text:p>1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mployed full-time</text:p>
          </table:table-cell>
          <table:table-cell office:value-type="string">
            <text:p>10897</text:p>
          </table:table-cell>
          <table:table-cell office:value-type="string">
            <text:p>Employed part-time</text:p>
          </table:table-cell>
          <table:table-cell office:value-type="string">
            <text:p>917</text:p>
          </table:table-cell>
          <table:table-cell office:value-type="string">
            <text:p>I prefer not to say</text:p>
          </table:table-cell>
          <table:table-cell office:value-type="string">
            <text:p>420</text:p>
          </table:table-cell>
          <table:table-cell office:value-type="string">
            <text:p>Independent contractor, freelancer, or self-employed</text:p>
          </table:table-cell>
          <table:table-cell office:value-type="string">
            <text:p>1330</text:p>
          </table:table-cell>
          <table:table-cell office:value-type="string">
            <text:p>Not employed, and not looking for work</text:p>
          </table:table-cell>
          <table:table-cell office:value-type="string">
            <text:p>924</text:p>
          </table:table-cell>
          <table:table-cell office:value-type="string">
            <text:p>Not employed, but looking for work</text:p>
          </table:table-cell>
          <table:table-cell office:value-type="string">
            <text:p>2110</text:p>
          </table:table-cell>
          <table:table-cell table:formula="of:=[.N6]/16716" office:value-type="percentage" office:value="0.651890404402967">
            <text:p>65,19%</text:p>
          </table:table-cell>
          <table:table-cell table:formula="of:=[.P6]/16716" office:value-type="percentage" office:value="0.054857621440536">
            <text:p>5,49%</text:p>
          </table:table-cell>
          <table:table-cell table:formula="of:=[.R6]/16716" office:value-type="percentage" office:value="0.0251256281407035">
            <text:p>2,51%</text:p>
          </table:table-cell>
          <table:table-cell table:formula="of:=[.T6]/16716" office:value-type="percentage" office:value="0.0795644891122278">
            <text:p>7,96%</text:p>
          </table:table-cell>
          <table:table-cell office:value-type="string">
            <text:p>What's your current employment status?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StudentStatus</text:p>
          </table:table-cell>
          <table:table-cell table:number-columns-repeated="3"/>
          <table:table-cell table:formula="of:=SUM([.B7:.D7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SI/NO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436">
            <text:p>15436</text:p>
          </table:table-cell>
          <table:table-cell/>
          <table:table-cell office:value-type="string">
            <text:p>15436</text:p>
          </table:table-cell>
          <table:table-cell office:value-type="string">
            <text:p>No</text:p>
          </table:table-cell>
          <table:table-cell office:value-type="string">
            <text:p>299</text:p>
          </table:table-cell>
          <table:table-cell office:value-type="string">
            <text:p>Yes</text:p>
          </table:table-cell>
          <table:table-cell office:value-type="string">
            <text:p>981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7]/16716" office:value-type="percentage" office:value="0.923426657094999">
            <text:p>92,34%</text:p>
          </table:table-cell>
          <table:table-cell table:formula="of:=[.P7]/16716" office:value-type="percentage" office:value="0.0178870543192151">
            <text:p>1,79%</text:p>
          </table:table-cell>
          <table:table-cell table:formula="of:=[.R7]/16716" office:value-type="percentage" office:value="0.0586862885857861">
            <text:p>5,87%</text:p>
          </table:table-cell>
          <table:table-cell table:formula="of:=[.T7]/16716" office:value-type="percentage" office:value="0">
            <text:p>0,00%</text:p>
          </table:table-cell>
          <table:table-cell office:value-type="string">
            <text:p>Are you currently enrolled as a student at a degree granting school?</text:p>
          </table:table-cell>
          <table:table-cell office:value-type="string">
            <text:p>Non-worker</text:p>
          </table:table-cell>
        </table:table-row>
        <table:table-row table:style-name="ro1" table:visibility="filter">
          <table:table-cell office:value-type="string">
            <text:p>LearningDataScience</text:p>
          </table:table-cell>
          <table:table-cell table:number-columns-repeated="3"/>
          <table:table-cell table:formula="of:=SUM([.B8:.D8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432">
            <text:p>15432</text:p>
          </table:table-cell>
          <table:table-cell/>
          <table:table-cell office:value-type="string">
            <text:p>15432</text:p>
          </table:table-cell>
          <table:table-cell office:value-type="string">
            <text:p>No, I am not focused on learning data science skills</text:p>
          </table:table-cell>
          <table:table-cell office:value-type="string">
            <text:p>55</text:p>
          </table:table-cell>
          <table:table-cell office:value-type="string">
            <text:p>Yes, but data science is a small part of what I'm focused on learning</text:p>
          </table:table-cell>
          <table:table-cell office:value-type="string">
            <text:p>429</text:p>
          </table:table-cell>
          <table:table-cell office:value-type="string">
            <text:p>Yes, I'm focused on learning mostly data science skills</text:p>
          </table:table-cell>
          <table:table-cell office:value-type="string">
            <text:p>80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8]/16716" office:value-type="percentage" office:value="0.923187365398421">
            <text:p>92,32%</text:p>
          </table:table-cell>
          <table:table-cell table:formula="of:=[.P8]/16716" office:value-type="percentage" office:value="0.00329026082794927">
            <text:p>0,33%</text:p>
          </table:table-cell>
          <table:table-cell table:formula="of:=[.R8]/16716" office:value-type="percentage" office:value="0.0256640344580043">
            <text:p>2,57%</text:p>
          </table:table-cell>
          <table:table-cell table:formula="of:=[.T8]/16716" office:value-type="percentage" office:value="0.0478583393156258">
            <text:p>4,79%</text:p>
          </table:table-cell>
          <table:table-cell office:value-type="string">
            <text:p>Are you currently focused on learning data science skills either formally or informally?</text:p>
          </table:table-cell>
          <table:table-cell office:value-type="string">
            <text:p>Non-worker</text:p>
          </table:table-cell>
        </table:table-row>
        <table:table-row table:style-name="ro1">
          <table:table-cell office:value-type="string">
            <text:p>CodeWriter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B9:.D9])" office:value-type="float" office:value="1">
            <text:p>1</text:p>
          </table:table-cell>
          <table:table-cell table:number-columns-repeated="2" office:value-type="string">
            <text:p>FACTOR</text:p>
          </table:table-cell>
          <table:table-cell office:value-type="string">
            <text:p>SI/NO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530">
            <text:p>3530</text:p>
          </table:table-cell>
          <table:table-cell/>
          <table:table-cell office:value-type="string">
            <text:p>3530</text:p>
          </table:table-cell>
          <table:table-cell office:value-type="string">
            <text:p>No</text:p>
          </table:table-cell>
          <table:table-cell office:value-type="string">
            <text:p>3033</text:p>
          </table:table-cell>
          <table:table-cell office:value-type="string">
            <text:p>Yes</text:p>
          </table:table-cell>
          <table:table-cell office:value-type="string">
            <text:p>10153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9]/16716" office:value-type="percentage" office:value="0.211174922230199">
            <text:p>21,12%</text:p>
          </table:table-cell>
          <table:table-cell table:formula="of:=[.P9]/16716" office:value-type="percentage" office:value="0.181442928930366">
            <text:p>18,14%</text:p>
          </table:table-cell>
          <table:table-cell table:formula="of:=[.R9]/16716" office:value-type="percentage" office:value="0.607382148839435">
            <text:p>60,74%</text:p>
          </table:table-cell>
          <table:table-cell table:formula="of:=[.T9]/16716" office:value-type="percentage" office:value="0">
            <text:p>0,00%</text:p>
          </table:table-cell>
          <table:table-cell office:value-type="string">
            <text:p>Do you write code to analyze data in your current job, freelance contracts, or most recent job if retired?</text:p>
          </table:table-cell>
          <table:table-cell office:value-type="string">
            <text:p>Worker1</text:p>
          </table:table-cell>
        </table:table-row>
        <table:table-row table:style-name="ro1" table:visibility="filter">
          <table:table-cell office:value-type="string">
            <text:p>CareerSwitcher</text:p>
          </table:table-cell>
          <table:table-cell table:number-columns-repeated="3"/>
          <table:table-cell table:formula="of:=SUM([.B10:.D10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SI/NO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704">
            <text:p>13704</text:p>
          </table:table-cell>
          <table:table-cell/>
          <table:table-cell office:value-type="string">
            <text:p>13704</text:p>
          </table:table-cell>
          <table:table-cell office:value-type="string">
            <text:p>No</text:p>
          </table:table-cell>
          <table:table-cell office:value-type="string">
            <text:p>886</text:p>
          </table:table-cell>
          <table:table-cell office:value-type="string">
            <text:p>Yes</text:p>
          </table:table-cell>
          <table:table-cell office:value-type="string">
            <text:p>2126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10]/16716" office:value-type="percentage" office:value="0.819813352476669">
            <text:p>81,98%</text:p>
          </table:table-cell>
          <table:table-cell table:formula="of:=[.P10]/16716" office:value-type="percentage" office:value="0.0530031107920555">
            <text:p>5,30%</text:p>
          </table:table-cell>
          <table:table-cell table:formula="of:=[.R10]/16716" office:value-type="percentage" office:value="0.127183536731275">
            <text:p>12,72%</text:p>
          </table:table-cell>
          <table:table-cell table:formula="of:=[.T10]/16716" office:value-type="percentage" office:value="0">
            <text:p>0,00%</text:p>
          </table:table-cell>
          <table:table-cell office:value-type="string">
            <text:p>Are you actively looking to switch careers to data science?</text:p>
          </table:table-cell>
          <table:table-cell office:value-type="string">
            <text:p>Worker1</text:p>
          </table:table-cell>
        </table:table-row>
        <table:table-row table:style-name="ro1">
          <table:table-cell office:value-type="string">
            <text:p>CurrentJobTitleSelect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B11:.D11])" office:value-type="float" office:value="1">
            <text:p>1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886">
            <text:p>4886</text:p>
          </table:table-cell>
          <table:table-cell/>
          <table:table-cell office:value-type="string">
            <text:p>4886</text:p>
          </table:table-cell>
          <table:table-cell office:value-type="string">
            <text:p>Data Scientist</text:p>
          </table:table-cell>
          <table:table-cell office:value-type="string">
            <text:p>2433</text:p>
          </table:table-cell>
          <table:table-cell office:value-type="string">
            <text:p>Software Developer/Software Engineer</text:p>
          </table:table-cell>
          <table:table-cell office:value-type="string">
            <text:p>1759</text:p>
          </table:table-cell>
          <table:table-cell office:value-type="string">
            <text:p>Other</text:p>
          </table:table-cell>
          <table:table-cell office:value-type="string">
            <text:p>1233</text:p>
          </table:table-cell>
          <table:table-cell office:value-type="string">
            <text:p>Data Analyst</text:p>
          </table:table-cell>
          <table:table-cell office:value-type="string">
            <text:p>1213</text:p>
          </table:table-cell>
          <table:table-cell office:value-type="string">
            <text:p>Scientist/Researcher</text:p>
          </table:table-cell>
          <table:table-cell office:value-type="string">
            <text:p>978</text:p>
          </table:table-cell>
          <table:table-cell table:formula="of:=[.N11]/16716" office:value-type="percentage" office:value="0.292294807370184">
            <text:p>29,23%</text:p>
          </table:table-cell>
          <table:table-cell table:formula="of:=[.P11]/16716" office:value-type="percentage" office:value="0.145549174443647">
            <text:p>14,55%</text:p>
          </table:table-cell>
          <table:table-cell table:formula="of:=[.R11]/16716" office:value-type="percentage" office:value="0.105228523570232">
            <text:p>10,52%</text:p>
          </table:table-cell>
          <table:table-cell table:formula="of:=[.T11]/16716" office:value-type="percentage" office:value="0.0737616654702082">
            <text:p>7,38%</text:p>
          </table:table-cell>
          <table:table-cell office:value-type="string">
            <text:p>Select the option that's most similar to your current job/professional title (or most recent title if retired). - Selected Choice</text:p>
          </table:table-cell>
          <table:table-cell office:value-type="string">
            <text:p>Worker1</text:p>
          </table:table-cell>
        </table:table-row>
        <table:table-row table:style-name="ro1" table:visibility="filter">
          <table:table-cell office:value-type="string">
            <text:p>TitleFit</text:p>
          </table:table-cell>
          <table:table-cell table:number-columns-repeated="3"/>
          <table:table-cell table:formula="of:=SUM([.B12:.D12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212">
            <text:p>5212</text:p>
          </table:table-cell>
          <table:table-cell/>
          <table:table-cell office:value-type="string">
            <text:p>5212</text:p>
          </table:table-cell>
          <table:table-cell office:value-type="string">
            <text:p>Fine</text:p>
          </table:table-cell>
          <table:table-cell office:value-type="string">
            <text:p>7501</text:p>
          </table:table-cell>
          <table:table-cell office:value-type="string">
            <text:p>Perfectly</text:p>
          </table:table-cell>
          <table:table-cell office:value-type="string">
            <text:p>2305</text:p>
          </table:table-cell>
          <table:table-cell office:value-type="string">
            <text:p>Poorly</text:p>
          </table:table-cell>
          <table:table-cell office:value-type="string">
            <text:p>1698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12]/16716" office:value-type="percentage" office:value="0.311797080641302">
            <text:p>31,18%</text:p>
          </table:table-cell>
          <table:table-cell table:formula="of:=[.P12]/16716" office:value-type="percentage" office:value="0.448731754008136">
            <text:p>44,87%</text:p>
          </table:table-cell>
          <table:table-cell table:formula="of:=[.R12]/16716" office:value-type="percentage" office:value="0.137891840153147">
            <text:p>13,79%</text:p>
          </table:table-cell>
          <table:table-cell table:formula="of:=[.T12]/16716" office:value-type="percentage" office:value="0.101579325197416">
            <text:p>10,16%</text:p>
          </table:table-cell>
          <table:table-cell office:value-type="string">
            <text:p>How adequately do you feel your title describes what you do (or what you did if retired)?</text:p>
          </table:table-cell>
          <table:table-cell office:value-type="string">
            <text:p>Worker1</text:p>
          </table:table-cell>
        </table:table-row>
        <table:table-row table:style-name="ro1">
          <table:table-cell office:value-type="string">
            <text:p>CurrentEmployerType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B13:.D13])" office:value-type="float" office:value="1">
            <text:p>1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5115">
            <text:p>5115</text:p>
          </table:table-cell>
          <table:table-cell/>
          <table:table-cell office:value-type="string">
            <text:p>5115</text:p>
          </table:table-cell>
          <table:table-cell office:value-type="string">
            <text:p>Employed by professional services/consulting firm</text:p>
          </table:table-cell>
          <table:table-cell office:value-type="string">
            <text:p>2383</text:p>
          </table:table-cell>
          <table:table-cell office:value-type="string">
            <text:p>Employed by a company that performs advanced analytics</text:p>
          </table:table-cell>
          <table:table-cell office:value-type="string">
            <text:p>2240</text:p>
          </table:table-cell>
          <table:table-cell office:value-type="string">
            <text:p>Employed by a company that doesn't perform advanced analytics</text:p>
          </table:table-cell>
          <table:table-cell office:value-type="string">
            <text:p>1974</text:p>
          </table:table-cell>
          <table:table-cell office:value-type="string">
            <text:p>Employed by college or university</text:p>
          </table:table-cell>
          <table:table-cell office:value-type="string">
            <text:p>1662</text:p>
          </table:table-cell>
          <table:table-cell office:value-type="string">
            <text:p>Employed by company that makes advanced analytic software</text:p>
          </table:table-cell>
          <table:table-cell office:value-type="string">
            <text:p>950</text:p>
          </table:table-cell>
          <table:table-cell table:formula="of:=[.N13]/16716" office:value-type="percentage" office:value="0.305994256999282">
            <text:p>30,60%</text:p>
          </table:table-cell>
          <table:table-cell table:formula="of:=[.P13]/16716" office:value-type="percentage" office:value="0.14255802823642">
            <text:p>14,26%</text:p>
          </table:table-cell>
          <table:table-cell table:formula="of:=[.R13]/16716" office:value-type="percentage" office:value="0.134003350083752">
            <text:p>13,40%</text:p>
          </table:table-cell>
          <table:table-cell table:formula="of:=[.T13]/16716" office:value-type="percentage" office:value="0.118090452261307">
            <text:p>11,81%</text:p>
          </table:table-cell>
          <table:table-cell office:value-type="string">
            <text:p>Which of the following describe your current employer (or most recent employer if retired)? (Select all that apply)</text:p>
          </table:table-cell>
          <table:table-cell office:value-type="string">
            <text:p>Worker1</text:p>
          </table:table-cell>
        </table:table-row>
        <table:table-row table:style-name="ro1" table:visibility="filter">
          <table:table-cell office:value-type="string">
            <text:p>MLToolNextYearSelect</text:p>
          </table:table-cell>
          <table:table-cell table:number-columns-repeated="3"/>
          <table:table-cell table:formula="of:=SUM([.B14:.D14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718">
            <text:p>5718</text:p>
          </table:table-cell>
          <table:table-cell/>
          <table:table-cell office:value-type="string">
            <text:p>5718</text:p>
          </table:table-cell>
          <table:table-cell office:value-type="string">
            <text:p>TensorFlow</text:p>
          </table:table-cell>
          <table:table-cell office:value-type="string">
            <text:p>2621</text:p>
          </table:table-cell>
          <table:table-cell office:value-type="string">
            <text:p>Python</text:p>
          </table:table-cell>
          <table:table-cell office:value-type="string">
            <text:p>1713</text:p>
          </table:table-cell>
          <table:table-cell office:value-type="string">
            <text:p>R</text:p>
          </table:table-cell>
          <table:table-cell office:value-type="string">
            <text:p>910</text:p>
          </table:table-cell>
          <table:table-cell office:value-type="string">
            <text:p>Spark / MLlib</text:p>
          </table:table-cell>
          <table:table-cell office:value-type="string">
            <text:p>755</text:p>
          </table:table-cell>
          <table:table-cell office:value-type="string">
            <text:p>Hadoop/Hive/Pig</text:p>
          </table:table-cell>
          <table:table-cell office:value-type="string">
            <text:p>417</text:p>
          </table:table-cell>
          <table:table-cell table:formula="of:=[.N14]/16716" office:value-type="percentage" office:value="0.342067480258435">
            <text:p>34,21%</text:p>
          </table:table-cell>
          <table:table-cell table:formula="of:=[.P14]/16716" office:value-type="percentage" office:value="0.156795884182819">
            <text:p>15,68%</text:p>
          </table:table-cell>
          <table:table-cell table:formula="of:=[.R14]/16716" office:value-type="percentage" office:value="0.102476669059584">
            <text:p>10,25%</text:p>
          </table:table-cell>
          <table:table-cell table:formula="of:=[.T14]/16716" office:value-type="percentage" office:value="0.0544388609715243">
            <text:p>5,44%</text:p>
          </table:table-cell>
          <table:table-cell office:value-type="string">
            <text:p>Which tool or technology are you most excited about learning in the next year? (Select one option) - Selected Choice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MLMethodNextYearSelect</text:p>
          </table:table-cell>
          <table:table-cell table:number-columns-repeated="3"/>
          <table:table-cell table:formula="of:=SUM([.B15:.D15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883">
            <text:p>5883</text:p>
          </table:table-cell>
          <table:table-cell/>
          <table:table-cell office:value-type="string">
            <text:p>5883</text:p>
          </table:table-cell>
          <table:table-cell office:value-type="string">
            <text:p>Deep learning</text:p>
          </table:table-cell>
          <table:table-cell office:value-type="string">
            <text:p>4362</text:p>
          </table:table-cell>
          <table:table-cell office:value-type="string">
            <text:p>Neural Nets</text:p>
          </table:table-cell>
          <table:table-cell office:value-type="string">
            <text:p>1386</text:p>
          </table:table-cell>
          <table:table-cell office:value-type="string">
            <text:p>Time Series Analysis</text:p>
          </table:table-cell>
          <table:table-cell office:value-type="string">
            <text:p>680</text:p>
          </table:table-cell>
          <table:table-cell office:value-type="string">
            <text:p>Bayesian Methods</text:p>
          </table:table-cell>
          <table:table-cell office:value-type="string">
            <text:p>511</text:p>
          </table:table-cell>
          <table:table-cell office:value-type="string">
            <text:p>Text Mining</text:p>
          </table:table-cell>
          <table:table-cell office:value-type="string">
            <text:p>493</text:p>
          </table:table-cell>
          <table:table-cell table:formula="of:=[.N15]/16716" office:value-type="percentage" office:value="0.351938262742283">
            <text:p>35,19%</text:p>
          </table:table-cell>
          <table:table-cell table:formula="of:=[.P15]/16716" office:value-type="percentage" office:value="0.260947595118449">
            <text:p>26,09%</text:p>
          </table:table-cell>
          <table:table-cell table:formula="of:=[.R15]/16716" office:value-type="percentage" office:value="0.0829145728643216">
            <text:p>8,29%</text:p>
          </table:table-cell>
          <table:table-cell table:formula="of:=[.T15]/16716" office:value-type="percentage" office:value="0.0406795884182819">
            <text:p>4,07%</text:p>
          </table:table-cell>
          <table:table-cell office:value-type="string">
            <text:p>Which ML/DS method are you most excited about learning in the next year? (Select one option) - Selected Choice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anguageRecommendationSelect</text:p>
          </table:table-cell>
          <table:table-cell table:number-columns-repeated="3"/>
          <table:table-cell table:formula="of:=SUM([.B16:.D16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718">
            <text:p>5718</text:p>
          </table:table-cell>
          <table:table-cell office:value-type="string">
            <text:p>Python</text:p>
          </table:table-cell>
          <table:table-cell office:value-type="string">
            <text:p>6941</text:p>
          </table:table-cell>
          <table:table-cell/>
          <table:table-cell office:value-type="string">
            <text:p>5718</text:p>
          </table:table-cell>
          <table:table-cell office:value-type="string">
            <text:p>R</text:p>
          </table:table-cell>
          <table:table-cell office:value-type="string">
            <text:p>2643</text:p>
          </table:table-cell>
          <table:table-cell office:value-type="string">
            <text:p>SQL</text:p>
          </table:table-cell>
          <table:table-cell office:value-type="string">
            <text:p>385</text:p>
          </table:table-cell>
          <table:table-cell office:value-type="string">
            <text:p>C/C++/C#</text:p>
          </table:table-cell>
          <table:table-cell office:value-type="string">
            <text:p>307</text:p>
          </table:table-cell>
          <table:table-cell office:value-type="string">
            <text:p>Matlab</text:p>
          </table:table-cell>
          <table:table-cell office:value-type="string">
            <text:p>238</text:p>
          </table:table-cell>
          <table:table-cell table:formula="of:=[.N16]/16716" office:value-type="percentage" office:value="0.415230916487198">
            <text:p>41,52%</text:p>
          </table:table-cell>
          <table:table-cell table:formula="of:=[.P16]/16716" office:value-type="percentage" office:value="0.342067480258435">
            <text:p>34,21%</text:p>
          </table:table-cell>
          <table:table-cell table:formula="of:=[.R16]/16716" office:value-type="percentage" office:value="0.158111988513999">
            <text:p>15,81%</text:p>
          </table:table-cell>
          <table:table-cell table:formula="of:=[.T16]/16716" office:value-type="percentage" office:value="0.0230318257956449">
            <text:p>2,30%</text:p>
          </table:table-cell>
          <table:table-cell office:value-type="string">
            <text:p>What programming language would you recommend a new data scientist learn first? (Select one option) - Selected Choice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PublicDatasetsSelect</text:p>
          </table:table-cell>
          <table:table-cell table:number-columns-repeated="3"/>
          <table:table-cell table:formula="of:=SUM([.B17:.D17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5920">
            <text:p>5920</text:p>
          </table:table-cell>
          <table:table-cell/>
          <table:table-cell office:value-type="string">
            <text:p>5920</text:p>
          </table:table-cell>
          <table:table-cell office:value-type="string">
            <text:p>Dataset aggregator/platform (i.e. Socrata/Kaggle Datasets/data.world/etc.)</text:p>
          </table:table-cell>
          <table:table-cell office:value-type="string">
            <text:p>2950</text:p>
          </table:table-cell>
          <table:table-cell office:value-type="string">
            <text:p>Google Search</text:p>
          </table:table-cell>
          <table:table-cell office:value-type="string">
            <text:p>1052</text:p>
          </table:table-cell>
          <table:table-cell office:value-type="string">
            <text:p>I collect my own data (e.g. web-scraping)</text:p>
          </table:table-cell>
          <table:table-cell office:value-type="string">
            <text:p>564</text:p>
          </table:table-cell>
          <table:table-cell office:value-type="string">
            <text:p>University/Non-profit research group websites</text:p>
          </table:table-cell>
          <table:table-cell office:value-type="string">
            <text:p>558</text:p>
          </table:table-cell>
          <table:table-cell office:value-type="string">
            <text:p>GitHub</text:p>
          </table:table-cell>
          <table:table-cell office:value-type="string">
            <text:p>540</text:p>
          </table:table-cell>
          <table:table-cell table:formula="of:=[.N17]/16716" office:value-type="percentage" office:value="0.354151710935631">
            <text:p>35,42%</text:p>
          </table:table-cell>
          <table:table-cell table:formula="of:=[.P17]/16716" office:value-type="percentage" office:value="0.17647762622637">
            <text:p>17,65%</text:p>
          </table:table-cell>
          <table:table-cell table:formula="of:=[.R17]/16716" office:value-type="percentage" office:value="0.0629337162000479">
            <text:p>6,29%</text:p>
          </table:table-cell>
          <table:table-cell table:formula="of:=[.T17]/16716" office:value-type="percentage" office:value="0.0337401292175161">
            <text:p>3,37%</text:p>
          </table:table-cell>
          <table:table-cell office:value-type="string">
            <text:p>Where do you find public datasets to practice data science skills? (Select all that apply) - Selected Choice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PlatformSelect</text:p>
          </table:table-cell>
          <table:table-cell table:number-columns-repeated="3"/>
          <table:table-cell table:formula="of:=SUM([.B18:.D18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5363">
            <text:p>5363</text:p>
          </table:table-cell>
          <table:table-cell office:value-type="float" office:value="0">
            <text:p>0</text:p>
          </table:table-cell>
          <table:table-cell office:value-type="float" office:value="5445">
            <text:p>5445</text:p>
          </table:table-cell>
          <table:table-cell/>
          <table:table-cell office:value-type="string">
            <text:p>5445</text:p>
          </table:table-cell>
          <table:table-cell office:value-type="string">
            <text:p>Kaggle</text:p>
          </table:table-cell>
          <table:table-cell office:value-type="string">
            <text:p>210</text:p>
          </table:table-cell>
          <table:table-cell office:value-type="string">
            <text:p>Online courses</text:p>
          </table:table-cell>
          <table:table-cell office:value-type="string">
            <text:p>209</text:p>
          </table:table-cell>
          <table:table-cell office:value-type="string">
            <text:p>Personal Projects</text:p>
          </table:table-cell>
          <table:table-cell office:value-type="string">
            <text:p>155</text:p>
          </table:table-cell>
          <table:table-cell office:value-type="string">
            <text:p>College/University</text:p>
          </table:table-cell>
          <table:table-cell office:value-type="string">
            <text:p>127</text:p>
          </table:table-cell>
          <table:table-cell office:value-type="string">
            <text:p>YouTube Videos</text:p>
          </table:table-cell>
          <table:table-cell office:value-type="string">
            <text:p>127</text:p>
          </table:table-cell>
          <table:table-cell table:formula="of:=[.N18]/16716" office:value-type="percentage" office:value="0.325735821966978">
            <text:p>32,57%</text:p>
          </table:table-cell>
          <table:table-cell table:formula="of:=[.P18]/16716" office:value-type="percentage" office:value="0.0125628140703518">
            <text:p>1,26%</text:p>
          </table:table-cell>
          <table:table-cell table:formula="of:=[.R18]/16716" office:value-type="percentage" office:value="0.0125029911462072">
            <text:p>1,25%</text:p>
          </table:table-cell>
          <table:table-cell table:formula="of:=[.T18]/16716" office:value-type="percentage" office:value="0.00927255324240249">
            <text:p>0,93%</text:p>
          </table:table-cell>
          <table:table-cell office:value-type="string">
            <text:p>What platforms &amp; resources have you used to continue learning data science skills? (Select all that apply) - Selected Choice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PlatformUsefulnessArxiv</text:p>
          </table:table-cell>
          <table:table-cell table:number-columns-repeated="3"/>
          <table:table-cell table:formula="of:=SUM([.B19:.D19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USEFU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325">
            <text:p>14325</text:p>
          </table:table-cell>
          <table:table-cell/>
          <table:table-cell office:value-type="string">
            <text:p>14325</text:p>
          </table:table-cell>
          <table:table-cell office:value-type="string">
            <text:p>Not Useful</text:p>
          </table:table-cell>
          <table:table-cell office:value-type="string">
            <text:p>37</text:p>
          </table:table-cell>
          <table:table-cell office:value-type="string">
            <text:p>Somewhat useful</text:p>
          </table:table-cell>
          <table:table-cell office:value-type="string">
            <text:p>1038</text:p>
          </table:table-cell>
          <table:table-cell office:value-type="string">
            <text:p>Very useful</text:p>
          </table:table-cell>
          <table:table-cell office:value-type="string">
            <text:p>1316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19]/16716" office:value-type="percentage" office:value="0.856963388370424">
            <text:p>85,70%</text:p>
          </table:table-cell>
          <table:table-cell table:formula="of:=[.P19]/16716" office:value-type="percentage" office:value="0.00221344819334769">
            <text:p>0,22%</text:p>
          </table:table-cell>
          <table:table-cell table:formula="of:=[.R19]/16716" office:value-type="percentage" office:value="0.0620961952620244">
            <text:p>6,21%</text:p>
          </table:table-cell>
          <table:table-cell table:formula="of:=[.T19]/16716" office:value-type="percentage" office:value="0.0787269681742044">
            <text:p>7,87%</text:p>
          </table:table-cell>
          <table:table-cell office:value-type="string">
            <text:p>How useful did you find these platforms &amp; resources for learning data science skills? - Arxiv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PlatformUsefulnessBlogs</text:p>
          </table:table-cell>
          <table:table-cell table:number-columns-repeated="3"/>
          <table:table-cell table:formula="of:=SUM([.B20:.D20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USEFU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951">
            <text:p>11951</text:p>
          </table:table-cell>
          <table:table-cell/>
          <table:table-cell office:value-type="string">
            <text:p>11951</text:p>
          </table:table-cell>
          <table:table-cell office:value-type="string">
            <text:p>Not Useful</text:p>
          </table:table-cell>
          <table:table-cell office:value-type="string">
            <text:p>45</text:p>
          </table:table-cell>
          <table:table-cell office:value-type="string">
            <text:p>Somewhat useful</text:p>
          </table:table-cell>
          <table:table-cell office:value-type="string">
            <text:p>2406</text:p>
          </table:table-cell>
          <table:table-cell office:value-type="string">
            <text:p>Very useful</text:p>
          </table:table-cell>
          <table:table-cell office:value-type="string">
            <text:p>2314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0]/16716" office:value-type="percentage" office:value="0.714943766451304">
            <text:p>71,49%</text:p>
          </table:table-cell>
          <table:table-cell table:formula="of:=[.P20]/16716" office:value-type="percentage" office:value="0.00269203158650395">
            <text:p>0,27%</text:p>
          </table:table-cell>
          <table:table-cell table:formula="of:=[.R20]/16716" office:value-type="percentage" office:value="0.143933955491744">
            <text:p>14,39%</text:p>
          </table:table-cell>
          <table:table-cell table:formula="of:=[.T20]/16716" office:value-type="percentage" office:value="0.138430246470447">
            <text:p>13,84%</text:p>
          </table:table-cell>
          <table:table-cell office:value-type="string">
            <text:p>How useful did you find these platforms &amp; resources for learning data science skills? - Blogs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PlatformUsefulnessCollege</text:p>
          </table:table-cell>
          <table:table-cell table:number-columns-repeated="3"/>
          <table:table-cell table:formula="of:=SUM([.B21:.D21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USEFU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357">
            <text:p>13357</text:p>
          </table:table-cell>
          <table:table-cell/>
          <table:table-cell office:value-type="string">
            <text:p>13357</text:p>
          </table:table-cell>
          <table:table-cell office:value-type="string">
            <text:p>Not Useful</text:p>
          </table:table-cell>
          <table:table-cell office:value-type="string">
            <text:p>101</text:p>
          </table:table-cell>
          <table:table-cell office:value-type="string">
            <text:p>Somewhat useful</text:p>
          </table:table-cell>
          <table:table-cell office:value-type="string">
            <text:p>1405</text:p>
          </table:table-cell>
          <table:table-cell office:value-type="string">
            <text:p>Very useful</text:p>
          </table:table-cell>
          <table:table-cell office:value-type="string">
            <text:p>1853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1]/16716" office:value-type="percentage" office:value="0.799054797798516">
            <text:p>79,91%</text:p>
          </table:table-cell>
          <table:table-cell table:formula="of:=[.P21]/16716" office:value-type="percentage" office:value="0.00604211533859775">
            <text:p>0,60%</text:p>
          </table:table-cell>
          <table:table-cell table:formula="of:=[.R21]/16716" office:value-type="percentage" office:value="0.0840512084230677">
            <text:p>8,41%</text:p>
          </table:table-cell>
          <table:table-cell table:formula="of:=[.T21]/16716" office:value-type="percentage" office:value="0.110851878439818">
            <text:p>11,09%</text:p>
          </table:table-cell>
          <table:table-cell office:value-type="string">
            <text:p>How useful did you find these platforms &amp; resources for learning data science skills? - College/University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PlatformUsefulnessCompany</text:p>
          </table:table-cell>
          <table:table-cell table:number-columns-repeated="3"/>
          <table:table-cell table:formula="of:=SUM([.B22:.D22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USEFU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735">
            <text:p>15735</text:p>
          </table:table-cell>
          <table:table-cell/>
          <table:table-cell office:value-type="string">
            <text:p>15735</text:p>
          </table:table-cell>
          <table:table-cell office:value-type="string">
            <text:p>Not Useful</text:p>
          </table:table-cell>
          <table:table-cell office:value-type="string">
            <text:p>41</text:p>
          </table:table-cell>
          <table:table-cell office:value-type="string">
            <text:p>Somewhat useful</text:p>
          </table:table-cell>
          <table:table-cell office:value-type="string">
            <text:p>502</text:p>
          </table:table-cell>
          <table:table-cell office:value-type="string">
            <text:p>Very useful</text:p>
          </table:table-cell>
          <table:table-cell office:value-type="string">
            <text:p>438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2]/16716" office:value-type="percentage" office:value="0.941313711414214">
            <text:p>94,13%</text:p>
          </table:table-cell>
          <table:table-cell table:formula="of:=[.P22]/16716" office:value-type="percentage" office:value="0.00245273988992582">
            <text:p>0,25%</text:p>
          </table:table-cell>
          <table:table-cell table:formula="of:=[.R22]/16716" office:value-type="percentage" office:value="0.0300311079205552">
            <text:p>3,00%</text:p>
          </table:table-cell>
          <table:table-cell table:formula="of:=[.T22]/16716" office:value-type="percentage" office:value="0.0262024407753051">
            <text:p>2,62%</text:p>
          </table:table-cell>
          <table:table-cell office:value-type="string">
            <text:p>How useful did you find these platforms &amp; resources for learning data science skills? - Company internal community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PlatformUsefulnessConferences</text:p>
          </table:table-cell>
          <table:table-cell table:number-columns-repeated="3"/>
          <table:table-cell table:formula="of:=SUM([.B23:.D23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USEFU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534">
            <text:p>14534</text:p>
          </table:table-cell>
          <table:table-cell/>
          <table:table-cell office:value-type="string">
            <text:p>14534</text:p>
          </table:table-cell>
          <table:table-cell office:value-type="string">
            <text:p>Not Useful</text:p>
          </table:table-cell>
          <table:table-cell office:value-type="string">
            <text:p>119</text:p>
          </table:table-cell>
          <table:table-cell office:value-type="string">
            <text:p>Somewhat useful</text:p>
          </table:table-cell>
          <table:table-cell office:value-type="string">
            <text:p>1305</text:p>
          </table:table-cell>
          <table:table-cell office:value-type="string">
            <text:p>Very useful</text:p>
          </table:table-cell>
          <table:table-cell office:value-type="string">
            <text:p>758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3]/16716" office:value-type="percentage" office:value="0.869466379516631">
            <text:p>86,95%</text:p>
          </table:table-cell>
          <table:table-cell table:formula="of:=[.P23]/16716" office:value-type="percentage" office:value="0.00711892797319933">
            <text:p>0,71%</text:p>
          </table:table-cell>
          <table:table-cell table:formula="of:=[.R23]/16716" office:value-type="percentage" office:value="0.0780689160086145">
            <text:p>7,81%</text:p>
          </table:table-cell>
          <table:table-cell table:formula="of:=[.T23]/16716" office:value-type="percentage" office:value="0.0453457765015554">
            <text:p>4,53%</text:p>
          </table:table-cell>
          <table:table-cell office:value-type="string">
            <text:p>How useful did you find these platforms &amp; resources for learning data science skills? - Conferences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PlatformUsefulnessFriends</text:p>
          </table:table-cell>
          <table:table-cell table:number-columns-repeated="3"/>
          <table:table-cell table:formula="of:=SUM([.B24:.D24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USEFU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135">
            <text:p>15135</text:p>
          </table:table-cell>
          <table:table-cell/>
          <table:table-cell office:value-type="string">
            <text:p>15135</text:p>
          </table:table-cell>
          <table:table-cell office:value-type="string">
            <text:p>Not Useful</text:p>
          </table:table-cell>
          <table:table-cell office:value-type="string">
            <text:p>51</text:p>
          </table:table-cell>
          <table:table-cell office:value-type="string">
            <text:p>Somewhat useful</text:p>
          </table:table-cell>
          <table:table-cell office:value-type="string">
            <text:p>774</text:p>
          </table:table-cell>
          <table:table-cell office:value-type="string">
            <text:p>Very useful</text:p>
          </table:table-cell>
          <table:table-cell office:value-type="string">
            <text:p>756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4]/16716" office:value-type="percentage" office:value="0.905419956927495">
            <text:p>90,54%</text:p>
          </table:table-cell>
          <table:table-cell table:formula="of:=[.P24]/16716" office:value-type="percentage" office:value="0.00305096913137114">
            <text:p>0,31%</text:p>
          </table:table-cell>
          <table:table-cell table:formula="of:=[.R24]/16716" office:value-type="percentage" office:value="0.0463029432878679">
            <text:p>4,63%</text:p>
          </table:table-cell>
          <table:table-cell table:formula="of:=[.T24]/16716" office:value-type="percentage" office:value="0.0452261306532663">
            <text:p>4,52%</text:p>
          </table:table-cell>
          <table:table-cell office:value-type="string">
            <text:p>How useful did you find these platforms &amp; resources for learning data science skills? - Friends network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PlatformUsefulnessKaggle</text:p>
          </table:table-cell>
          <table:table-cell table:number-columns-repeated="3"/>
          <table:table-cell table:formula="of:=SUM([.B25:.D25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USEFU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133">
            <text:p>10133</text:p>
          </table:table-cell>
          <table:table-cell/>
          <table:table-cell office:value-type="string">
            <text:p>10133</text:p>
          </table:table-cell>
          <table:table-cell office:value-type="string">
            <text:p>Not Useful</text:p>
          </table:table-cell>
          <table:table-cell office:value-type="string">
            <text:p>56</text:p>
          </table:table-cell>
          <table:table-cell office:value-type="string">
            <text:p>Somewhat useful</text:p>
          </table:table-cell>
          <table:table-cell office:value-type="string">
            <text:p>2451</text:p>
          </table:table-cell>
          <table:table-cell office:value-type="string">
            <text:p>Very useful</text:p>
          </table:table-cell>
          <table:table-cell office:value-type="string">
            <text:p>4076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5]/16716" office:value-type="percentage" office:value="0.606185690356545">
            <text:p>60,62%</text:p>
          </table:table-cell>
          <table:table-cell table:formula="of:=[.P25]/16716" office:value-type="percentage" office:value="0.0033500837520938">
            <text:p>0,34%</text:p>
          </table:table-cell>
          <table:table-cell table:formula="of:=[.R25]/16716" office:value-type="percentage" office:value="0.146625987078248">
            <text:p>14,66%</text:p>
          </table:table-cell>
          <table:table-cell table:formula="of:=[.T25]/16716" office:value-type="percentage" office:value="0.243838238813113">
            <text:p>24,38%</text:p>
          </table:table-cell>
          <table:table-cell office:value-type="string">
            <text:p>How useful did you find these platforms &amp; resources for learning data science skills? - Kaggle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PlatformUsefulnessNewsletters</text:p>
          </table:table-cell>
          <table:table-cell table:number-columns-repeated="3"/>
          <table:table-cell table:formula="of:=SUM([.B26:.D26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USEFU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627">
            <text:p>15627</text:p>
          </table:table-cell>
          <table:table-cell/>
          <table:table-cell office:value-type="string">
            <text:p>15627</text:p>
          </table:table-cell>
          <table:table-cell office:value-type="string">
            <text:p>Not Useful</text:p>
          </table:table-cell>
          <table:table-cell office:value-type="string">
            <text:p>56</text:p>
          </table:table-cell>
          <table:table-cell office:value-type="string">
            <text:p>Somewhat useful</text:p>
          </table:table-cell>
          <table:table-cell office:value-type="string">
            <text:p>686</text:p>
          </table:table-cell>
          <table:table-cell office:value-type="string">
            <text:p>Very useful</text:p>
          </table:table-cell>
          <table:table-cell office:value-type="string">
            <text:p>34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6]/16716" office:value-type="percentage" office:value="0.934852835606604">
            <text:p>93,49%</text:p>
          </table:table-cell>
          <table:table-cell table:formula="of:=[.P26]/16716" office:value-type="percentage" office:value="0.0033500837520938">
            <text:p>0,34%</text:p>
          </table:table-cell>
          <table:table-cell table:formula="of:=[.R26]/16716" office:value-type="percentage" office:value="0.0410385259631491">
            <text:p>4,10%</text:p>
          </table:table-cell>
          <table:table-cell table:formula="of:=[.T26]/16716" office:value-type="percentage" office:value="0.0207585546781527">
            <text:p>2,08%</text:p>
          </table:table-cell>
          <table:table-cell office:value-type="string">
            <text:p>How useful did you find these platforms &amp; resources for learning data science skills? - Newsletters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PlatformUsefulnessCommunities</text:p>
          </table:table-cell>
          <table:table-cell table:number-columns-repeated="3"/>
          <table:table-cell table:formula="of:=SUM([.B27:.D27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USEFU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574">
            <text:p>15574</text:p>
          </table:table-cell>
          <table:table-cell/>
          <table:table-cell office:value-type="string">
            <text:p>15574</text:p>
          </table:table-cell>
          <table:table-cell office:value-type="string">
            <text:p>Not Useful</text:p>
          </table:table-cell>
          <table:table-cell office:value-type="string">
            <text:p>16</text:p>
          </table:table-cell>
          <table:table-cell office:value-type="string">
            <text:p>Somewhat useful</text:p>
          </table:table-cell>
          <table:table-cell office:value-type="string">
            <text:p>567</text:p>
          </table:table-cell>
          <table:table-cell office:value-type="string">
            <text:p>Very useful</text:p>
          </table:table-cell>
          <table:table-cell office:value-type="string">
            <text:p>559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7]/16716" office:value-type="percentage" office:value="0.931682220626944">
            <text:p>93,17%</text:p>
          </table:table-cell>
          <table:table-cell table:formula="of:=[.P27]/16716" office:value-type="percentage" office:value="0.000957166786312515">
            <text:p>0,10%</text:p>
          </table:table-cell>
          <table:table-cell table:formula="of:=[.R27]/16716" office:value-type="percentage" office:value="0.0339195979899497">
            <text:p>3,39%</text:p>
          </table:table-cell>
          <table:table-cell table:formula="of:=[.T27]/16716" office:value-type="percentage" office:value="0.0334410145967935">
            <text:p>3,34%</text:p>
          </table:table-cell>
          <table:table-cell office:value-type="string">
            <text:p>How useful did you find these platforms &amp; resources for learning data science skills? - Non-Kaggle online communities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PlatformUsefulnessDocumentation</text:p>
          </table:table-cell>
          <table:table-cell table:number-columns-repeated="3"/>
          <table:table-cell table:formula="of:=SUM([.B28:.D28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USEFU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395">
            <text:p>14395</text:p>
          </table:table-cell>
          <table:table-cell/>
          <table:table-cell office:value-type="string">
            <text:p>14395</text:p>
          </table:table-cell>
          <table:table-cell office:value-type="string">
            <text:p>Not Useful</text:p>
          </table:table-cell>
          <table:table-cell office:value-type="string">
            <text:p>42</text:p>
          </table:table-cell>
          <table:table-cell office:value-type="string">
            <text:p>Somewhat useful</text:p>
          </table:table-cell>
          <table:table-cell office:value-type="string">
            <text:p>1067</text:p>
          </table:table-cell>
          <table:table-cell office:value-type="string">
            <text:p>Very useful</text:p>
          </table:table-cell>
          <table:table-cell office:value-type="string">
            <text:p>121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8]/16716" office:value-type="percentage" office:value="0.861150993060541">
            <text:p>86,12%</text:p>
          </table:table-cell>
          <table:table-cell table:formula="of:=[.P28]/16716" office:value-type="percentage" office:value="0.00251256281407035">
            <text:p>0,25%</text:p>
          </table:table-cell>
          <table:table-cell table:formula="of:=[.R28]/16716" office:value-type="percentage" office:value="0.0638310600622158">
            <text:p>6,38%</text:p>
          </table:table-cell>
          <table:table-cell table:formula="of:=[.T28]/16716" office:value-type="percentage" office:value="0.072505384063173">
            <text:p>7,25%</text:p>
          </table:table-cell>
          <table:table-cell office:value-type="string">
            <text:p>How useful did you find these platforms &amp; resources for learning data science skills? - Official documentation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PlatformUsefulnessCourses</text:p>
          </table:table-cell>
          <table:table-cell table:number-columns-repeated="3"/>
          <table:table-cell table:formula="of:=SUM([.B29:.D29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USEFU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724">
            <text:p>10724</text:p>
          </table:table-cell>
          <table:table-cell/>
          <table:table-cell office:value-type="string">
            <text:p>10724</text:p>
          </table:table-cell>
          <table:table-cell office:value-type="string">
            <text:p>Not Useful</text:p>
          </table:table-cell>
          <table:table-cell office:value-type="string">
            <text:p>47</text:p>
          </table:table-cell>
          <table:table-cell office:value-type="string">
            <text:p>Somewhat useful</text:p>
          </table:table-cell>
          <table:table-cell office:value-type="string">
            <text:p>1750</text:p>
          </table:table-cell>
          <table:table-cell office:value-type="string">
            <text:p>Very useful</text:p>
          </table:table-cell>
          <table:table-cell office:value-type="string">
            <text:p>4195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9]/16716" office:value-type="percentage" office:value="0.641541038525963">
            <text:p>64,15%</text:p>
          </table:table-cell>
          <table:table-cell table:formula="of:=[.P29]/16716" office:value-type="percentage" office:value="0.00281167743479301">
            <text:p>0,28%</text:p>
          </table:table-cell>
          <table:table-cell table:formula="of:=[.R29]/16716" office:value-type="percentage" office:value="0.104690117252931">
            <text:p>10,47%</text:p>
          </table:table-cell>
          <table:table-cell table:formula="of:=[.T29]/16716" office:value-type="percentage" office:value="0.250957166786312">
            <text:p>25,10%</text:p>
          </table:table-cell>
          <table:table-cell office:value-type="string">
            <text:p>How useful did you find these platforms &amp; resources for learning data science skills? - Online courses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PlatformUsefulnessProjects</text:p>
          </table:table-cell>
          <table:table-cell table:number-columns-repeated="3"/>
          <table:table-cell table:formula="of:=SUM([.B30:.D30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USEFU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922">
            <text:p>11922</text:p>
          </table:table-cell>
          <table:table-cell/>
          <table:table-cell office:value-type="string">
            <text:p>11922</text:p>
          </table:table-cell>
          <table:table-cell office:value-type="string">
            <text:p>Not Useful</text:p>
          </table:table-cell>
          <table:table-cell office:value-type="string">
            <text:p>39</text:p>
          </table:table-cell>
          <table:table-cell office:value-type="string">
            <text:p>Somewhat useful</text:p>
          </table:table-cell>
          <table:table-cell office:value-type="string">
            <text:p>1185</text:p>
          </table:table-cell>
          <table:table-cell office:value-type="string">
            <text:p>Very useful</text:p>
          </table:table-cell>
          <table:table-cell office:value-type="string">
            <text:p>357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30]/16716" office:value-type="percentage" office:value="0.713208901651113">
            <text:p>71,32%</text:p>
          </table:table-cell>
          <table:table-cell table:formula="of:=[.P30]/16716" office:value-type="percentage" office:value="0.00233309404163676">
            <text:p>0,23%</text:p>
          </table:table-cell>
          <table:table-cell table:formula="of:=[.R30]/16716" office:value-type="percentage" office:value="0.0708901651112706">
            <text:p>7,09%</text:p>
          </table:table-cell>
          <table:table-cell table:formula="of:=[.T30]/16716" office:value-type="percentage" office:value="0.21356783919598">
            <text:p>21,36%</text:p>
          </table:table-cell>
          <table:table-cell office:value-type="string">
            <text:p>How useful did you find these platforms &amp; resources for learning data science skills? - Personal Projects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PlatformUsefulnessPodcasts</text:p>
          </table:table-cell>
          <table:table-cell table:number-columns-repeated="3"/>
          <table:table-cell table:formula="of:=SUM([.B31:.D31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USEFU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502">
            <text:p>15502</text:p>
          </table:table-cell>
          <table:table-cell/>
          <table:table-cell office:value-type="string">
            <text:p>15502</text:p>
          </table:table-cell>
          <table:table-cell office:value-type="string">
            <text:p>Not Useful</text:p>
          </table:table-cell>
          <table:table-cell office:value-type="string">
            <text:p>124</text:p>
          </table:table-cell>
          <table:table-cell office:value-type="string">
            <text:p>Somewhat useful</text:p>
          </table:table-cell>
          <table:table-cell office:value-type="string">
            <text:p>818</text:p>
          </table:table-cell>
          <table:table-cell office:value-type="string">
            <text:p>Very useful</text:p>
          </table:table-cell>
          <table:table-cell office:value-type="string">
            <text:p>27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31]/16716" office:value-type="percentage" office:value="0.927374970088538">
            <text:p>92,74%</text:p>
          </table:table-cell>
          <table:table-cell table:formula="of:=[.P31]/16716" office:value-type="percentage" office:value="0.00741804259392199">
            <text:p>0,74%</text:p>
          </table:table-cell>
          <table:table-cell table:formula="of:=[.R31]/16716" office:value-type="percentage" office:value="0.0489351519502273">
            <text:p>4,89%</text:p>
          </table:table-cell>
          <table:table-cell table:formula="of:=[.T31]/16716" office:value-type="percentage" office:value="0.0162718353673128">
            <text:p>1,63%</text:p>
          </table:table-cell>
          <table:table-cell office:value-type="string">
            <text:p>How useful did you find these platforms &amp; resources for learning data science skills? - Podcasts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PlatformUsefulnessSO</text:p>
          </table:table-cell>
          <table:table-cell table:number-columns-repeated="3"/>
          <table:table-cell table:formula="of:=SUM([.B32:.D32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USEFU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076">
            <text:p>11076</text:p>
          </table:table-cell>
          <table:table-cell/>
          <table:table-cell office:value-type="string">
            <text:p>11076</text:p>
          </table:table-cell>
          <table:table-cell office:value-type="string">
            <text:p>Not Useful</text:p>
          </table:table-cell>
          <table:table-cell office:value-type="string">
            <text:p>64</text:p>
          </table:table-cell>
          <table:table-cell office:value-type="string">
            <text:p>Somewhat useful</text:p>
          </table:table-cell>
          <table:table-cell office:value-type="string">
            <text:p>2044</text:p>
          </table:table-cell>
          <table:table-cell office:value-type="string">
            <text:p>Very useful</text:p>
          </table:table-cell>
          <table:table-cell office:value-type="string">
            <text:p>353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32]/16716" office:value-type="percentage" office:value="0.662598707824838">
            <text:p>66,26%</text:p>
          </table:table-cell>
          <table:table-cell table:formula="of:=[.P32]/16716" office:value-type="percentage" office:value="0.00382866714525006">
            <text:p>0,38%</text:p>
          </table:table-cell>
          <table:table-cell table:formula="of:=[.R32]/16716" office:value-type="percentage" office:value="0.122278056951424">
            <text:p>12,23%</text:p>
          </table:table-cell>
          <table:table-cell table:formula="of:=[.T32]/16716" office:value-type="percentage" office:value="0.211294568078488">
            <text:p>21,13%</text:p>
          </table:table-cell>
          <table:table-cell office:value-type="string">
            <text:p>How useful did you find these platforms &amp; resources for learning data science skills? - Stack Overflow Q&amp;A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PlatformUsefulnessTextbook</text:p>
          </table:table-cell>
          <table:table-cell table:number-columns-repeated="3"/>
          <table:table-cell table:formula="of:=SUM([.B33:.D33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USEFU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535">
            <text:p>12535</text:p>
          </table:table-cell>
          <table:table-cell/>
          <table:table-cell office:value-type="string">
            <text:p>12535</text:p>
          </table:table-cell>
          <table:table-cell office:value-type="string">
            <text:p>Not Useful</text:p>
          </table:table-cell>
          <table:table-cell office:value-type="string">
            <text:p>69</text:p>
          </table:table-cell>
          <table:table-cell office:value-type="string">
            <text:p>Somewhat useful</text:p>
          </table:table-cell>
          <table:table-cell office:value-type="string">
            <text:p>1796</text:p>
          </table:table-cell>
          <table:table-cell office:value-type="string">
            <text:p>Very useful</text:p>
          </table:table-cell>
          <table:table-cell office:value-type="string">
            <text:p>2316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33]/16716" office:value-type="percentage" office:value="0.749880354151711">
            <text:p>74,99%</text:p>
          </table:table-cell>
          <table:table-cell table:formula="of:=[.P33]/16716" office:value-type="percentage" office:value="0.00412778176597272">
            <text:p>0,41%</text:p>
          </table:table-cell>
          <table:table-cell table:formula="of:=[.R33]/16716" office:value-type="percentage" office:value="0.10744197176358">
            <text:p>10,74%</text:p>
          </table:table-cell>
          <table:table-cell table:formula="of:=[.T33]/16716" office:value-type="percentage" office:value="0.138549892318737">
            <text:p>13,85%</text:p>
          </table:table-cell>
          <table:table-cell office:value-type="string">
            <text:p>How useful did you find these platforms &amp; resources for learning data science skills? - Textbook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PlatformUsefulnessTradeBook</text:p>
          </table:table-cell>
          <table:table-cell table:number-columns-repeated="3"/>
          <table:table-cell table:formula="of:=SUM([.B34:.D34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USEFU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383">
            <text:p>16383</text:p>
          </table:table-cell>
          <table:table-cell/>
          <table:table-cell office:value-type="string">
            <text:p>16383</text:p>
          </table:table-cell>
          <table:table-cell office:value-type="string">
            <text:p>Not Useful</text:p>
          </table:table-cell>
          <table:table-cell office:value-type="string">
            <text:p>9</text:p>
          </table:table-cell>
          <table:table-cell office:value-type="string">
            <text:p>Somewhat useful</text:p>
          </table:table-cell>
          <table:table-cell office:value-type="string">
            <text:p>162</text:p>
          </table:table-cell>
          <table:table-cell office:value-type="string">
            <text:p>Very useful</text:p>
          </table:table-cell>
          <table:table-cell office:value-type="string">
            <text:p>16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34]/16716" office:value-type="percentage" office:value="0.980078966259871">
            <text:p>98,01%</text:p>
          </table:table-cell>
          <table:table-cell table:formula="of:=[.P34]/16716" office:value-type="percentage" office:value="0.00053840631730079">
            <text:p>0,05%</text:p>
          </table:table-cell>
          <table:table-cell table:formula="of:=[.R34]/16716" office:value-type="percentage" office:value="0.00969131371141421">
            <text:p>0,97%</text:p>
          </table:table-cell>
          <table:table-cell table:formula="of:=[.T34]/16716" office:value-type="percentage" office:value="0.00969131371141421">
            <text:p>0,97%</text:p>
          </table:table-cell>
          <table:table-cell office:value-type="string">
            <text:p>How useful did you find these platforms &amp; resources for learning data science skills? - Trade book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PlatformUsefulnessTutoring</text:p>
          </table:table-cell>
          <table:table-cell table:number-columns-repeated="3"/>
          <table:table-cell table:formula="of:=SUM([.B35:.D35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USEFU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290">
            <text:p>15290</text:p>
          </table:table-cell>
          <table:table-cell/>
          <table:table-cell office:value-type="string">
            <text:p>15290</text:p>
          </table:table-cell>
          <table:table-cell office:value-type="string">
            <text:p>Not Useful</text:p>
          </table:table-cell>
          <table:table-cell office:value-type="string">
            <text:p>32</text:p>
          </table:table-cell>
          <table:table-cell office:value-type="string">
            <text:p>Somewhat useful</text:p>
          </table:table-cell>
          <table:table-cell office:value-type="string">
            <text:p>569</text:p>
          </table:table-cell>
          <table:table-cell office:value-type="string">
            <text:p>Very useful</text:p>
          </table:table-cell>
          <table:table-cell office:value-type="string">
            <text:p>825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35]/16716" office:value-type="percentage" office:value="0.914692510169897">
            <text:p>91,47%</text:p>
          </table:table-cell>
          <table:table-cell table:formula="of:=[.P35]/16716" office:value-type="percentage" office:value="0.00191433357262503">
            <text:p>0,19%</text:p>
          </table:table-cell>
          <table:table-cell table:formula="of:=[.R35]/16716" office:value-type="percentage" office:value="0.0340392438382388">
            <text:p>3,40%</text:p>
          </table:table-cell>
          <table:table-cell table:formula="of:=[.T35]/16716" office:value-type="percentage" office:value="0.0493539124192391">
            <text:p>4,94%</text:p>
          </table:table-cell>
          <table:table-cell office:value-type="string">
            <text:p>How useful did you find these platforms &amp; resources for learning data science skills? - Tutoring/mentoring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PlatformUsefulnessYouTube</text:p>
          </table:table-cell>
          <table:table-cell table:number-columns-repeated="3"/>
          <table:table-cell table:formula="of:=SUM([.B36:.D36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USEFU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487">
            <text:p>11487</text:p>
          </table:table-cell>
          <table:table-cell/>
          <table:table-cell office:value-type="string">
            <text:p>11487</text:p>
          </table:table-cell>
          <table:table-cell office:value-type="string">
            <text:p>Not Useful</text:p>
          </table:table-cell>
          <table:table-cell office:value-type="string">
            <text:p>104</text:p>
          </table:table-cell>
          <table:table-cell office:value-type="string">
            <text:p>Somewhat useful</text:p>
          </table:table-cell>
          <table:table-cell office:value-type="string">
            <text:p>2605</text:p>
          </table:table-cell>
          <table:table-cell office:value-type="string">
            <text:p>Very useful</text:p>
          </table:table-cell>
          <table:table-cell office:value-type="string">
            <text:p>252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36]/16716" office:value-type="percentage" office:value="0.687185929648241">
            <text:p>68,72%</text:p>
          </table:table-cell>
          <table:table-cell table:formula="of:=[.P36]/16716" office:value-type="percentage" office:value="0.00622158411103135">
            <text:p>0,62%</text:p>
          </table:table-cell>
          <table:table-cell table:formula="of:=[.R36]/16716" office:value-type="percentage" office:value="0.155838717396506">
            <text:p>15,58%</text:p>
          </table:table-cell>
          <table:table-cell table:formula="of:=[.T36]/16716" office:value-type="percentage" office:value="0.150753768844221">
            <text:p>15,08%</text:p>
          </table:table-cell>
          <table:table-cell office:value-type="string">
            <text:p>How useful did you find these platforms &amp; resources for learning data science skills? - YouTube Videos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BlogsPodcastsNewslettersSelect</text:p>
          </table:table-cell>
          <table:table-cell table:number-columns-repeated="3"/>
          <table:table-cell table:formula="of:=SUM([.B37:.D37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1013">
            <text:p>1013</text:p>
          </table:table-cell>
          <table:table-cell office:value-type="float" office:value="0">
            <text:p>0</text:p>
          </table:table-cell>
          <table:table-cell office:value-type="float" office:value="8576">
            <text:p>8576</text:p>
          </table:table-cell>
          <table:table-cell/>
          <table:table-cell office:value-type="string">
            <text:p>8576</text:p>
          </table:table-cell>
          <table:table-cell office:value-type="string">
            <text:p>Other (Separate different answers with semicolon)</text:p>
          </table:table-cell>
          <table:table-cell office:value-type="string">
            <text:p>608</text:p>
          </table:table-cell>
          <table:table-cell office:value-type="string">
            <text:p>KDnuggets Blog</text:p>
          </table:table-cell>
          <table:table-cell office:value-type="string">
            <text:p>498</text:p>
          </table:table-cell>
          <table:table-cell office:value-type="string">
            <text:p>R Bloggers Blog Aggregator</text:p>
          </table:table-cell>
          <table:table-cell office:value-type="string">
            <text:p>414</text:p>
          </table:table-cell>
          <table:table-cell office:value-type="string">
            <text:p>O'Reilly Data Newsletter</text:p>
          </table:table-cell>
          <table:table-cell office:value-type="string">
            <text:p>234</text:p>
          </table:table-cell>
          <table:table-cell office:value-type="string">
            <text:p>Becoming a Data Scientist Podcast</text:p>
          </table:table-cell>
          <table:table-cell office:value-type="string">
            <text:p>223</text:p>
          </table:table-cell>
          <table:table-cell table:formula="of:=[.N37]/16716" office:value-type="percentage" office:value="0.513041397463508">
            <text:p>51,30%</text:p>
          </table:table-cell>
          <table:table-cell table:formula="of:=[.P37]/16716" office:value-type="percentage" office:value="0.0363723378798756">
            <text:p>3,64%</text:p>
          </table:table-cell>
          <table:table-cell table:formula="of:=[.R37]/16716" office:value-type="percentage" office:value="0.029791816223977">
            <text:p>2,98%</text:p>
          </table:table-cell>
          <table:table-cell table:formula="of:=[.T37]/16716" office:value-type="percentage" office:value="0.0247666905958363">
            <text:p>2,48%</text:p>
          </table:table-cell>
          <table:table-cell office:value-type="string">
            <text:p>What are your top 3 favorite data science blogs/podcasts/newsletters? (Select up to three options) - Selected Choice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string">
            <text:p>LearningDataScienceTime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B38:.D38])" office:value-type="float" office:value="1">
            <text:p>1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YEARS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367">
            <text:p>12367</text:p>
          </table:table-cell>
          <table:table-cell/>
          <table:table-cell office:value-type="string">
            <text:p>12367</text:p>
          </table:table-cell>
          <table:table-cell office:value-type="string">
            <text:p>&lt; 1 year</text:p>
          </table:table-cell>
          <table:table-cell office:value-type="string">
            <text:p>2093</text:p>
          </table:table-cell>
          <table:table-cell office:value-type="string">
            <text:p>1-2 years</text:p>
          </table:table-cell>
          <table:table-cell office:value-type="string">
            <text:p>1566</text:p>
          </table:table-cell>
          <table:table-cell office:value-type="string">
            <text:p>10-15 years</text:p>
          </table:table-cell>
          <table:table-cell office:value-type="string">
            <text:p>14</text:p>
          </table:table-cell>
          <table:table-cell office:value-type="string">
            <text:p>15+ years</text:p>
          </table:table-cell>
          <table:table-cell office:value-type="string">
            <text:p>30</text:p>
          </table:table-cell>
          <table:table-cell office:value-type="string">
            <text:p>3-5 years</text:p>
          </table:table-cell>
          <table:table-cell office:value-type="string">
            <text:p>540</text:p>
          </table:table-cell>
          <table:table-cell table:formula="of:=[.N38]/16716" office:value-type="percentage" office:value="0.73983010289543">
            <text:p>73,98%</text:p>
          </table:table-cell>
          <table:table-cell table:formula="of:=[.P38]/16716" office:value-type="percentage" office:value="0.125209380234506">
            <text:p>12,52%</text:p>
          </table:table-cell>
          <table:table-cell table:formula="of:=[.R38]/16716" office:value-type="percentage" office:value="0.0936826992103374">
            <text:p>9,37%</text:p>
          </table:table-cell>
          <table:table-cell table:formula="of:=[.T38]/16716" office:value-type="percentage" office:value="0.000837520938023451">
            <text:p>0,08%</text:p>
          </table:table-cell>
          <table:table-cell office:value-type="string">
            <text:p>How long have you been learning data science?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SkillImportanceBigData</text:p>
          </table:table-cell>
          <table:table-cell table:number-columns-repeated="3"/>
          <table:table-cell table:formula="of:=SUM([.B39:.D39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NECESAR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760">
            <text:p>12760</text:p>
          </table:table-cell>
          <table:table-cell/>
          <table:table-cell office:value-type="string">
            <text:p>12760</text:p>
          </table:table-cell>
          <table:table-cell office:value-type="string">
            <text:p>Necessary</text:p>
          </table:table-cell>
          <table:table-cell office:value-type="string">
            <text:p>1503</text:p>
          </table:table-cell>
          <table:table-cell office:value-type="string">
            <text:p>Nice to have</text:p>
          </table:table-cell>
          <table:table-cell office:value-type="string">
            <text:p>2271</text:p>
          </table:table-cell>
          <table:table-cell office:value-type="string">
            <text:p>Unnecessary</text:p>
          </table:table-cell>
          <table:table-cell office:value-type="string">
            <text:p>18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39]/16716" office:value-type="percentage" office:value="0.763340512084231">
            <text:p>76,33%</text:p>
          </table:table-cell>
          <table:table-cell table:formula="of:=[.P39]/16716" office:value-type="percentage" office:value="0.0899138549892319">
            <text:p>8,99%</text:p>
          </table:table-cell>
          <table:table-cell table:formula="of:=[.R39]/16716" office:value-type="percentage" office:value="0.135857860732233">
            <text:p>13,59%</text:p>
          </table:table-cell>
          <table:table-cell table:formula="of:=[.T39]/16716" office:value-type="percentage" office:value="0.0108877721943049">
            <text:p>1,09%</text:p>
          </table:table-cell>
          <table:table-cell office:value-type="string">
            <text:p>How important do you think the below skills or certifications are in getting a data science job? - 'Big Data' technology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SkillImportanceDegree</text:p>
          </table:table-cell>
          <table:table-cell table:number-columns-repeated="3"/>
          <table:table-cell table:formula="of:=SUM([.B40:.D40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NECESAR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807">
            <text:p>12807</text:p>
          </table:table-cell>
          <table:table-cell/>
          <table:table-cell office:value-type="string">
            <text:p>12807</text:p>
          </table:table-cell>
          <table:table-cell office:value-type="string">
            <text:p>Necessary</text:p>
          </table:table-cell>
          <table:table-cell office:value-type="string">
            <text:p>1094</text:p>
          </table:table-cell>
          <table:table-cell office:value-type="string">
            <text:p>Nice to have</text:p>
          </table:table-cell>
          <table:table-cell office:value-type="string">
            <text:p>2338</text:p>
          </table:table-cell>
          <table:table-cell office:value-type="string">
            <text:p>Unnecessary</text:p>
          </table:table-cell>
          <table:table-cell office:value-type="string">
            <text:p>47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40]/16716" office:value-type="percentage" office:value="0.766152189519024">
            <text:p>76,62%</text:p>
          </table:table-cell>
          <table:table-cell table:formula="of:=[.P40]/16716" office:value-type="percentage" office:value="0.0654462790141182">
            <text:p>6,54%</text:p>
          </table:table-cell>
          <table:table-cell table:formula="of:=[.R40]/16716" office:value-type="percentage" office:value="0.139865996649916">
            <text:p>13,99%</text:p>
          </table:table-cell>
          <table:table-cell table:formula="of:=[.T40]/16716" office:value-type="percentage" office:value="0.0285355348169419">
            <text:p>2,85%</text:p>
          </table:table-cell>
          <table:table-cell office:value-type="string">
            <text:p>How important do you think the below skills or certifications are in getting a data science job? - Academic degree in related field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SkillImportanceStats</text:p>
          </table:table-cell>
          <table:table-cell table:number-columns-repeated="3"/>
          <table:table-cell table:formula="of:=SUM([.B41:.D41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NECESAR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756">
            <text:p>12756</text:p>
          </table:table-cell>
          <table:table-cell/>
          <table:table-cell office:value-type="string">
            <text:p>12756</text:p>
          </table:table-cell>
          <table:table-cell office:value-type="string">
            <text:p>Necessary</text:p>
          </table:table-cell>
          <table:table-cell office:value-type="string">
            <text:p>2035</text:p>
          </table:table-cell>
          <table:table-cell office:value-type="string">
            <text:p>Nice to have</text:p>
          </table:table-cell>
          <table:table-cell office:value-type="string">
            <text:p>1812</text:p>
          </table:table-cell>
          <table:table-cell office:value-type="string">
            <text:p>Unnecessary</text:p>
          </table:table-cell>
          <table:table-cell office:value-type="string">
            <text:p>113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41]/16716" office:value-type="percentage" office:value="0.763101220387653">
            <text:p>76,31%</text:p>
          </table:table-cell>
          <table:table-cell table:formula="of:=[.P41]/16716" office:value-type="percentage" office:value="0.121739650634123">
            <text:p>12,17%</text:p>
          </table:table-cell>
          <table:table-cell table:formula="of:=[.R41]/16716" office:value-type="percentage" office:value="0.108399138549892">
            <text:p>10,84%</text:p>
          </table:table-cell>
          <table:table-cell table:formula="of:=[.T41]/16716" office:value-type="percentage" office:value="0.00675999042833214">
            <text:p>0,68%</text:p>
          </table:table-cell>
          <table:table-cell office:value-type="string">
            <text:p>How important do you think the below skills or certifications are in getting a data science job? - Advanced Statistics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SkillImportanceEnterpriseTools</text:p>
          </table:table-cell>
          <table:table-cell table:number-columns-repeated="3"/>
          <table:table-cell table:formula="of:=SUM([.B42:.D42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NECESAR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022">
            <text:p>13022</text:p>
          </table:table-cell>
          <table:table-cell/>
          <table:table-cell office:value-type="string">
            <text:p>13022</text:p>
          </table:table-cell>
          <table:table-cell office:value-type="string">
            <text:p>Necessary</text:p>
          </table:table-cell>
          <table:table-cell office:value-type="string">
            <text:p>535</text:p>
          </table:table-cell>
          <table:table-cell office:value-type="string">
            <text:p>Nice to have</text:p>
          </table:table-cell>
          <table:table-cell office:value-type="string">
            <text:p>2087</text:p>
          </table:table-cell>
          <table:table-cell office:value-type="string">
            <text:p>Unnecessary</text:p>
          </table:table-cell>
          <table:table-cell office:value-type="string">
            <text:p>107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42]/16716" office:value-type="percentage" office:value="0.779014118210098">
            <text:p>77,90%</text:p>
          </table:table-cell>
          <table:table-cell table:formula="of:=[.P42]/16716" office:value-type="percentage" office:value="0.0320052644173247">
            <text:p>3,20%</text:p>
          </table:table-cell>
          <table:table-cell table:formula="of:=[.R42]/16716" office:value-type="percentage" office:value="0.124850442689639">
            <text:p>12,49%</text:p>
          </table:table-cell>
          <table:table-cell table:formula="of:=[.T42]/16716" office:value-type="percentage" office:value="0.0641301746829385">
            <text:p>6,41%</text:p>
          </table:table-cell>
          <table:table-cell office:value-type="string">
            <text:p>How important do you think the below skills or certifications are in getting a data science job? - Enterprise Tools (e.g. SAS)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SkillImportancePython</text:p>
          </table:table-cell>
          <table:table-cell table:number-columns-repeated="3"/>
          <table:table-cell table:formula="of:=SUM([.B43:.D43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NECESAR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685">
            <text:p>12685</text:p>
          </table:table-cell>
          <table:table-cell/>
          <table:table-cell office:value-type="string">
            <text:p>12685</text:p>
          </table:table-cell>
          <table:table-cell office:value-type="string">
            <text:p>Necessary</text:p>
          </table:table-cell>
          <table:table-cell office:value-type="string">
            <text:p>2604</text:p>
          </table:table-cell>
          <table:table-cell office:value-type="string">
            <text:p>Nice to have</text:p>
          </table:table-cell>
          <table:table-cell office:value-type="string">
            <text:p>1319</text:p>
          </table:table-cell>
          <table:table-cell office:value-type="string">
            <text:p>Unnecessary</text:p>
          </table:table-cell>
          <table:table-cell office:value-type="string">
            <text:p>108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43]/16716" office:value-type="percentage" office:value="0.758853792773391">
            <text:p>75,89%</text:p>
          </table:table-cell>
          <table:table-cell table:formula="of:=[.P43]/16716" office:value-type="percentage" office:value="0.155778894472362">
            <text:p>15,58%</text:p>
          </table:table-cell>
          <table:table-cell table:formula="of:=[.R43]/16716" office:value-type="percentage" office:value="0.078906436946638">
            <text:p>7,89%</text:p>
          </table:table-cell>
          <table:table-cell table:formula="of:=[.T43]/16716" office:value-type="percentage" office:value="0.00646087580760948">
            <text:p>0,65%</text:p>
          </table:table-cell>
          <table:table-cell office:value-type="string">
            <text:p>How important do you think the below skills or certifications are in getting a data science job? - Fluent in Python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SkillImportanceR</text:p>
          </table:table-cell>
          <table:table-cell table:number-columns-repeated="3"/>
          <table:table-cell table:formula="of:=SUM([.B44:.D44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NECESAR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772">
            <text:p>12772</text:p>
          </table:table-cell>
          <table:table-cell/>
          <table:table-cell office:value-type="string">
            <text:p>12772</text:p>
          </table:table-cell>
          <table:table-cell office:value-type="string">
            <text:p>Necessary</text:p>
          </table:table-cell>
          <table:table-cell office:value-type="string">
            <text:p>1636</text:p>
          </table:table-cell>
          <table:table-cell office:value-type="string">
            <text:p>Nice to have</text:p>
          </table:table-cell>
          <table:table-cell office:value-type="string">
            <text:p>2027</text:p>
          </table:table-cell>
          <table:table-cell office:value-type="string">
            <text:p>Unnecessary</text:p>
          </table:table-cell>
          <table:table-cell office:value-type="string">
            <text:p>281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44]/16716" office:value-type="percentage" office:value="0.764058387173965">
            <text:p>76,41%</text:p>
          </table:table-cell>
          <table:table-cell table:formula="of:=[.P44]/16716" office:value-type="percentage" office:value="0.0978703039004547">
            <text:p>9,79%</text:p>
          </table:table-cell>
          <table:table-cell table:formula="of:=[.R44]/16716" office:value-type="percentage" office:value="0.121261067240967">
            <text:p>12,13%</text:p>
          </table:table-cell>
          <table:table-cell table:formula="of:=[.T44]/16716" office:value-type="percentage" office:value="0.0168102416846135">
            <text:p>1,68%</text:p>
          </table:table-cell>
          <table:table-cell office:value-type="string">
            <text:p>How important do you think the below skills or certifications are in getting a data science job? - Fluent in R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SkillImportanceSQL</text:p>
          </table:table-cell>
          <table:table-cell table:number-columns-repeated="3"/>
          <table:table-cell table:formula="of:=SUM([.B45:.D45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NECESAR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824">
            <text:p>12824</text:p>
          </table:table-cell>
          <table:table-cell/>
          <table:table-cell office:value-type="string">
            <text:p>12824</text:p>
          </table:table-cell>
          <table:table-cell office:value-type="string">
            <text:p>Necessary</text:p>
          </table:table-cell>
          <table:table-cell office:value-type="string">
            <text:p>1690</text:p>
          </table:table-cell>
          <table:table-cell office:value-type="string">
            <text:p>Nice to have</text:p>
          </table:table-cell>
          <table:table-cell office:value-type="string">
            <text:p>1914</text:p>
          </table:table-cell>
          <table:table-cell office:value-type="string">
            <text:p>Unnecessary</text:p>
          </table:table-cell>
          <table:table-cell office:value-type="string">
            <text:p>288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45]/16716" office:value-type="percentage" office:value="0.767169179229481">
            <text:p>76,72%</text:p>
          </table:table-cell>
          <table:table-cell table:formula="of:=[.P45]/16716" office:value-type="percentage" office:value="0.101100741804259">
            <text:p>10,11%</text:p>
          </table:table-cell>
          <table:table-cell table:formula="of:=[.R45]/16716" office:value-type="percentage" office:value="0.114501076812635">
            <text:p>11,45%</text:p>
          </table:table-cell>
          <table:table-cell table:formula="of:=[.T45]/16716" office:value-type="percentage" office:value="0.0172290021536253">
            <text:p>1,72%</text:p>
          </table:table-cell>
          <table:table-cell office:value-type="string">
            <text:p>How important do you think the below skills or certifications are in getting a data science job? - Fluent in SQL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SkillImportanceKaggleRanking</text:p>
          </table:table-cell>
          <table:table-cell table:number-columns-repeated="3"/>
          <table:table-cell table:formula="of:=SUM([.B46:.D46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NECESAR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846">
            <text:p>12846</text:p>
          </table:table-cell>
          <table:table-cell/>
          <table:table-cell office:value-type="string">
            <text:p>12846</text:p>
          </table:table-cell>
          <table:table-cell office:value-type="string">
            <text:p>Necessary</text:p>
          </table:table-cell>
          <table:table-cell office:value-type="string">
            <text:p>460</text:p>
          </table:table-cell>
          <table:table-cell office:value-type="string">
            <text:p>Nice to have</text:p>
          </table:table-cell>
          <table:table-cell office:value-type="string">
            <text:p>2621</text:p>
          </table:table-cell>
          <table:table-cell office:value-type="string">
            <text:p>Unnecessary</text:p>
          </table:table-cell>
          <table:table-cell office:value-type="string">
            <text:p>789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46]/16716" office:value-type="percentage" office:value="0.76848528356066">
            <text:p>76,85%</text:p>
          </table:table-cell>
          <table:table-cell table:formula="of:=[.P46]/16716" office:value-type="percentage" office:value="0.0275185451064848">
            <text:p>2,75%</text:p>
          </table:table-cell>
          <table:table-cell table:formula="of:=[.R46]/16716" office:value-type="percentage" office:value="0.156795884182819">
            <text:p>15,68%</text:p>
          </table:table-cell>
          <table:table-cell table:formula="of:=[.T46]/16716" office:value-type="percentage" office:value="0.0472002871500359">
            <text:p>4,72%</text:p>
          </table:table-cell>
          <table:table-cell office:value-type="string">
            <text:p>How important do you think the below skills or certifications are in getting a data science job? - Kaggle ranking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SkillImportanceMOOC</text:p>
          </table:table-cell>
          <table:table-cell table:number-columns-repeated="3"/>
          <table:table-cell table:formula="of:=SUM([.B47:.D47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NECESAR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884">
            <text:p>12884</text:p>
          </table:table-cell>
          <table:table-cell/>
          <table:table-cell office:value-type="string">
            <text:p>12884</text:p>
          </table:table-cell>
          <table:table-cell office:value-type="string">
            <text:p>Necessary</text:p>
          </table:table-cell>
          <table:table-cell office:value-type="string">
            <text:p>411</text:p>
          </table:table-cell>
          <table:table-cell office:value-type="string">
            <text:p>Nice to have</text:p>
          </table:table-cell>
          <table:table-cell office:value-type="string">
            <text:p>2326</text:p>
          </table:table-cell>
          <table:table-cell office:value-type="string">
            <text:p>Unnecessary</text:p>
          </table:table-cell>
          <table:table-cell office:value-type="string">
            <text:p>1095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47]/16716" office:value-type="percentage" office:value="0.770758554678153">
            <text:p>77,08%</text:p>
          </table:table-cell>
          <table:table-cell table:formula="of:=[.P47]/16716" office:value-type="percentage" office:value="0.0245872218234027">
            <text:p>2,46%</text:p>
          </table:table-cell>
          <table:table-cell table:formula="of:=[.R47]/16716" office:value-type="percentage" office:value="0.139148121560182">
            <text:p>13,91%</text:p>
          </table:table-cell>
          <table:table-cell table:formula="of:=[.T47]/16716" office:value-type="percentage" office:value="0.0655061019382627">
            <text:p>6,55%</text:p>
          </table:table-cell>
          <table:table-cell office:value-type="string">
            <text:p>How important do you think the below skills or certifications are in getting a data science job? - Online certification or MOOC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SkillImportanceVisualizations</text:p>
          </table:table-cell>
          <table:table-cell table:number-columns-repeated="3"/>
          <table:table-cell table:formula="of:=SUM([.B48:.D48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NECESAR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849">
            <text:p>12849</text:p>
          </table:table-cell>
          <table:table-cell/>
          <table:table-cell office:value-type="string">
            <text:p>12849</text:p>
          </table:table-cell>
          <table:table-cell office:value-type="string">
            <text:p>Necessary</text:p>
          </table:table-cell>
          <table:table-cell office:value-type="string">
            <text:p>1761</text:p>
          </table:table-cell>
          <table:table-cell office:value-type="string">
            <text:p>Nice to have</text:p>
          </table:table-cell>
          <table:table-cell office:value-type="string">
            <text:p>1898</text:p>
          </table:table-cell>
          <table:table-cell office:value-type="string">
            <text:p>Unnecessary</text:p>
          </table:table-cell>
          <table:table-cell office:value-type="string">
            <text:p>208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48]/16716" office:value-type="percentage" office:value="0.768664752333094">
            <text:p>76,87%</text:p>
          </table:table-cell>
          <table:table-cell table:formula="of:=[.P48]/16716" office:value-type="percentage" office:value="0.105348169418521">
            <text:p>10,53%</text:p>
          </table:table-cell>
          <table:table-cell table:formula="of:=[.R48]/16716" office:value-type="percentage" office:value="0.113543910026322">
            <text:p>11,35%</text:p>
          </table:table-cell>
          <table:table-cell table:formula="of:=[.T48]/16716" office:value-type="percentage" office:value="0.0124431682220627">
            <text:p>1,24%</text:p>
          </table:table-cell>
          <table:table-cell office:value-type="string">
            <text:p>How important do you think the below skills or certifications are in getting a data science job? - Visualization Tools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SkillImportanceOtherSelect1</text:p>
          </table:table-cell>
          <table:table-cell table:number-columns-repeated="3"/>
          <table:table-cell table:formula="of:=SUM([.B49:.D49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NECESAR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358">
            <text:p>16358</text:p>
          </table:table-cell>
          <table:table-cell/>
          <table:table-cell office:value-type="string">
            <text:p>16358</text:p>
          </table:table-cell>
          <table:table-cell office:value-type="string">
            <text:p>Necessary</text:p>
          </table:table-cell>
          <table:table-cell office:value-type="string">
            <text:p>192</text:p>
          </table:table-cell>
          <table:table-cell office:value-type="string">
            <text:p>Nice to have</text:p>
          </table:table-cell>
          <table:table-cell office:value-type="string">
            <text:p>109</text:p>
          </table:table-cell>
          <table:table-cell office:value-type="string">
            <text:p>Unnecessary</text:p>
          </table:table-cell>
          <table:table-cell office:value-type="string">
            <text:p>5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49]/16716" office:value-type="percentage" office:value="0.978583393156258">
            <text:p>97,86%</text:p>
          </table:table-cell>
          <table:table-cell table:formula="of:=[.P49]/16716" office:value-type="percentage" office:value="0.0114860014357502">
            <text:p>1,15%</text:p>
          </table:table-cell>
          <table:table-cell table:formula="of:=[.R49]/16716" office:value-type="percentage" office:value="0.00652069873175401">
            <text:p>0,65%</text:p>
          </table:table-cell>
          <table:table-cell table:formula="of:=[.T49]/16716" office:value-type="percentage" office:value="0.00340990667623833">
            <text:p>0,34%</text:p>
          </table:table-cell>
          <table:table-cell office:value-type="string">
            <text:p>How important do you think the below skills or certifications are in getting a data science job? - Other1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SkillImportanceOtherSelect2</text:p>
          </table:table-cell>
          <table:table-cell table:number-columns-repeated="3"/>
          <table:table-cell table:formula="of:=SUM([.B50:.D50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NECESAR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544">
            <text:p>16544</text:p>
          </table:table-cell>
          <table:table-cell/>
          <table:table-cell office:value-type="string">
            <text:p>16544</text:p>
          </table:table-cell>
          <table:table-cell office:value-type="string">
            <text:p>Necessary</text:p>
          </table:table-cell>
          <table:table-cell office:value-type="string">
            <text:p>75</text:p>
          </table:table-cell>
          <table:table-cell office:value-type="string">
            <text:p>Nice to have</text:p>
          </table:table-cell>
          <table:table-cell office:value-type="string">
            <text:p>60</text:p>
          </table:table-cell>
          <table:table-cell office:value-type="string">
            <text:p>Unnecessary</text:p>
          </table:table-cell>
          <table:table-cell office:value-type="string">
            <text:p>3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50]/16716" office:value-type="percentage" office:value="0.98971045704714">
            <text:p>98,97%</text:p>
          </table:table-cell>
          <table:table-cell table:formula="of:=[.P50]/16716" office:value-type="percentage" office:value="0.00448671931083991">
            <text:p>0,45%</text:p>
          </table:table-cell>
          <table:table-cell table:formula="of:=[.R50]/16716" office:value-type="percentage" office:value="0.00358937544867193">
            <text:p>0,36%</text:p>
          </table:table-cell>
          <table:table-cell table:formula="of:=[.T50]/16716" office:value-type="percentage" office:value="0.00221344819334769">
            <text:p>0,22%</text:p>
          </table:table-cell>
          <table:table-cell office:value-type="string">
            <text:p>How important do you think the below skills or certifications are in getting a data science job? - Other2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SkillImportanceOtherSelect3</text:p>
          </table:table-cell>
          <table:table-cell table:number-columns-repeated="3"/>
          <table:table-cell table:formula="of:=SUM([.B51:.D51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NECESAR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603">
            <text:p>16603</text:p>
          </table:table-cell>
          <table:table-cell/>
          <table:table-cell office:value-type="string">
            <text:p>16603</text:p>
          </table:table-cell>
          <table:table-cell office:value-type="string">
            <text:p>Necessary</text:p>
          </table:table-cell>
          <table:table-cell office:value-type="string">
            <text:p>28</text:p>
          </table:table-cell>
          <table:table-cell office:value-type="string">
            <text:p>Nice to have</text:p>
          </table:table-cell>
          <table:table-cell office:value-type="string">
            <text:p>48</text:p>
          </table:table-cell>
          <table:table-cell office:value-type="string">
            <text:p>Unnecessary</text:p>
          </table:table-cell>
          <table:table-cell office:value-type="string">
            <text:p>3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51]/16716" office:value-type="percentage" office:value="0.993240009571668">
            <text:p>99,32%</text:p>
          </table:table-cell>
          <table:table-cell table:formula="of:=[.P51]/16716" office:value-type="percentage" office:value="0.0016750418760469">
            <text:p>0,17%</text:p>
          </table:table-cell>
          <table:table-cell table:formula="of:=[.R51]/16716" office:value-type="percentage" office:value="0.00287150035893754">
            <text:p>0,29%</text:p>
          </table:table-cell>
          <table:table-cell table:formula="of:=[.T51]/16716" office:value-type="percentage" office:value="0.00221344819334769">
            <text:p>0,22%</text:p>
          </table:table-cell>
          <table:table-cell office:value-type="string">
            <text:p>How important do you think the below skills or certifications are in getting a data science job? - Other3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CoursePlatformSelect</text:p>
          </table:table-cell>
          <table:table-cell table:number-columns-repeated="3"/>
          <table:table-cell table:formula="of:=SUM([.B52:.D52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4420">
            <text:p>14420</text:p>
          </table:table-cell>
          <table:table-cell/>
          <table:table-cell office:value-type="string">
            <text:p>14420</text:p>
          </table:table-cell>
          <table:table-cell office:value-type="string">
            <text:p>Coursera</text:p>
          </table:table-cell>
          <table:table-cell office:value-type="string">
            <text:p>636</text:p>
          </table:table-cell>
          <table:table-cell office:value-type="string">
            <text:p>Coursera,Udacity</text:p>
          </table:table-cell>
          <table:table-cell office:value-type="string">
            <text:p>252</text:p>
          </table:table-cell>
          <table:table-cell office:value-type="string">
            <text:p>Coursera,edX</text:p>
          </table:table-cell>
          <table:table-cell office:value-type="string">
            <text:p>155</text:p>
          </table:table-cell>
          <table:table-cell office:value-type="string">
            <text:p>Coursera,edX,Udacity</text:p>
          </table:table-cell>
          <table:table-cell office:value-type="string">
            <text:p>131</text:p>
          </table:table-cell>
          <table:table-cell office:value-type="string">
            <text:p>Other</text:p>
          </table:table-cell>
          <table:table-cell office:value-type="string">
            <text:p>125</text:p>
          </table:table-cell>
          <table:table-cell table:formula="of:=[.N52]/16716" office:value-type="percentage" office:value="0.862646566164154">
            <text:p>86,26%</text:p>
          </table:table-cell>
          <table:table-cell table:formula="of:=[.P52]/16716" office:value-type="percentage" office:value="0.0380473797559225">
            <text:p>3,80%</text:p>
          </table:table-cell>
          <table:table-cell table:formula="of:=[.R52]/16716" office:value-type="percentage" office:value="0.0150753768844221">
            <text:p>1,51%</text:p>
          </table:table-cell>
          <table:table-cell table:formula="of:=[.T52]/16716" office:value-type="percentage" office:value="0.00927255324240249">
            <text:p>0,93%</text:p>
          </table:table-cell>
          <table:table-cell office:value-type="string">
            <text:p>On which online platforms have you begun or completed data science courses? - Selected Choice</text:p>
          </table:table-cell>
          <table:table-cell office:value-type="string">
            <text:p>OnlineLearners</text:p>
          </table:table-cell>
        </table:table-row>
        <table:table-row table:style-name="ro1" table:visibility="filter">
          <table:table-cell office:value-type="string">
            <text:p>HardwarePersonalProjectsSelect</text:p>
          </table:table-cell>
          <table:table-cell table:number-columns-repeated="3"/>
          <table:table-cell table:formula="of:=SUM([.B53:.D53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2510">
            <text:p>12510</text:p>
          </table:table-cell>
          <table:table-cell/>
          <table:table-cell office:value-type="string">
            <text:p>12510</text:p>
          </table:table-cell>
          <table:table-cell office:value-type="string">
            <text:p>Basic laptop (Macbook)</text:p>
          </table:table-cell>
          <table:table-cell office:value-type="string">
            <text:p>1713</text:p>
          </table:table-cell>
          <table:table-cell office:value-type="string">
            <text:p>Gaming Laptop (Laptop + CUDA capable GPU)</text:p>
          </table:table-cell>
          <table:table-cell office:value-type="string">
            <text:p>427</text:p>
          </table:table-cell>
          <table:table-cell office:value-type="string">
            <text:p>Laptop + Cloud service (AWS, Azure, GCE ...)</text:p>
          </table:table-cell>
          <table:table-cell office:value-type="string">
            <text:p>313</text:p>
          </table:table-cell>
          <table:table-cell office:value-type="string">
            <text:p>Traditional Workstation</text:p>
          </table:table-cell>
          <table:table-cell office:value-type="string">
            <text:p>304</text:p>
          </table:table-cell>
          <table:table-cell office:value-type="string">
            <text:p>Laptop or Workstation and local IT supported servers</text:p>
          </table:table-cell>
          <table:table-cell office:value-type="string">
            <text:p>268</text:p>
          </table:table-cell>
          <table:table-cell table:formula="of:=[.N53]/16716" office:value-type="percentage" office:value="0.748384781048098">
            <text:p>74,84%</text:p>
          </table:table-cell>
          <table:table-cell table:formula="of:=[.P53]/16716" office:value-type="percentage" office:value="0.102476669059584">
            <text:p>10,25%</text:p>
          </table:table-cell>
          <table:table-cell table:formula="of:=[.R53]/16716" office:value-type="percentage" office:value="0.0255443886097152">
            <text:p>2,55%</text:p>
          </table:table-cell>
          <table:table-cell table:formula="of:=[.T53]/16716" office:value-type="percentage" office:value="0.0187245752572386">
            <text:p>1,87%</text:p>
          </table:table-cell>
          <table:table-cell office:value-type="string">
            <text:p>Which computing hardware do you use for your personal ML/DS projects? - Selected Choice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TimeSpentStudying</text:p>
          </table:table-cell>
          <table:table-cell table:number-columns-repeated="3"/>
          <table:table-cell table:formula="of:=SUM([.B54:.D54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TIM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688">
            <text:p>12688</text:p>
          </table:table-cell>
          <table:table-cell/>
          <table:table-cell office:value-type="string">
            <text:p>12688</text:p>
          </table:table-cell>
          <table:table-cell office:value-type="string">
            <text:p>0 - 1 hour</text:p>
          </table:table-cell>
          <table:table-cell office:value-type="string">
            <text:p>739</text:p>
          </table:table-cell>
          <table:table-cell office:value-type="string">
            <text:p>11 - 39 hours</text:p>
          </table:table-cell>
          <table:table-cell office:value-type="string">
            <text:p>793</text:p>
          </table:table-cell>
          <table:table-cell office:value-type="string">
            <text:p>2 - 10 hours</text:p>
          </table:table-cell>
          <table:table-cell office:value-type="string">
            <text:p>2323</text:p>
          </table:table-cell>
          <table:table-cell office:value-type="string">
            <text:p>40</text:p>
          </table:table-cell>
          <table:table-cell office:value-type="string">
            <text:p>173</text:p>
          </table:table-cell>
          <table:table-cell office:value-type="string">
            <text:p>NA</text:p>
          </table:table-cell>
          <table:table-cell/>
          <table:table-cell table:formula="of:=[.N54]/16716" office:value-type="percentage" office:value="0.759033261545824">
            <text:p>75,90%</text:p>
          </table:table-cell>
          <table:table-cell table:formula="of:=[.P54]/16716" office:value-type="percentage" office:value="0.0442091409428093">
            <text:p>4,42%</text:p>
          </table:table-cell>
          <table:table-cell table:formula="of:=[.R54]/16716" office:value-type="percentage" office:value="0.047439578846614">
            <text:p>4,74%</text:p>
          </table:table-cell>
          <table:table-cell table:formula="of:=[.T54]/16716" office:value-type="percentage" office:value="0.138968652787748">
            <text:p>13,90%</text:p>
          </table:table-cell>
          <table:table-cell office:value-type="string">
            <text:p>On average, how many hours a week do you spend studying data science?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ProveKnowledgeSelect</text:p>
          </table:table-cell>
          <table:table-cell table:number-columns-repeated="3"/>
          <table:table-cell table:formula="of:=SUM([.B55:.D55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555">
            <text:p>12555</text:p>
          </table:table-cell>
          <table:table-cell/>
          <table:table-cell office:value-type="string">
            <text:p>12555</text:p>
          </table:table-cell>
          <table:table-cell office:value-type="string">
            <text:p>Experience from work in a company related to ML</text:p>
          </table:table-cell>
          <table:table-cell office:value-type="string">
            <text:p>1300</text:p>
          </table:table-cell>
          <table:table-cell office:value-type="string">
            <text:p>Kaggle Competitions</text:p>
          </table:table-cell>
          <table:table-cell office:value-type="string">
            <text:p>857</text:p>
          </table:table-cell>
          <table:table-cell office:value-type="string">
            <text:p>Online Courses and Certifications</text:p>
          </table:table-cell>
          <table:table-cell office:value-type="string">
            <text:p>592</text:p>
          </table:table-cell>
          <table:table-cell office:value-type="string">
            <text:p>Github Portfolio</text:p>
          </table:table-cell>
          <table:table-cell office:value-type="string">
            <text:p>568</text:p>
          </table:table-cell>
          <table:table-cell office:value-type="string">
            <text:p>Master's degree</text:p>
          </table:table-cell>
          <table:table-cell office:value-type="string">
            <text:p>454</text:p>
          </table:table-cell>
          <table:table-cell table:formula="of:=[.N55]/16716" office:value-type="percentage" office:value="0.751076812634602">
            <text:p>75,11%</text:p>
          </table:table-cell>
          <table:table-cell table:formula="of:=[.P55]/16716" office:value-type="percentage" office:value="0.0777698013878918">
            <text:p>7,78%</text:p>
          </table:table-cell>
          <table:table-cell table:formula="of:=[.R55]/16716" office:value-type="percentage" office:value="0.0512682459918641">
            <text:p>5,13%</text:p>
          </table:table-cell>
          <table:table-cell table:formula="of:=[.T55]/16716" office:value-type="percentage" office:value="0.0354151710935631">
            <text:p>3,54%</text:p>
          </table:table-cell>
          <table:table-cell office:value-type="string">
            <text:p>What's the most important way you can prove your knowledge of ML/DS? (Select one option) - Selected Choice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DataScienceIdentitySelect</text:p>
          </table:table-cell>
          <table:table-cell table:number-columns-repeated="3"/>
          <table:table-cell table:formula="of:=SUM([.B56:.D56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IDENTIFICACI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045">
            <text:p>4045</text:p>
          </table:table-cell>
          <table:table-cell/>
          <table:table-cell office:value-type="string">
            <text:p>4045</text:p>
          </table:table-cell>
          <table:table-cell office:value-type="string">
            <text:p>No</text:p>
          </table:table-cell>
          <table:table-cell office:value-type="string">
            <text:p>5314</text:p>
          </table:table-cell>
          <table:table-cell office:value-type="string">
            <text:p>Sort of (Explain more)</text:p>
          </table:table-cell>
          <table:table-cell office:value-type="string">
            <text:p>3100</text:p>
          </table:table-cell>
          <table:table-cell office:value-type="string">
            <text:p>Yes</text:p>
          </table:table-cell>
          <table:table-cell office:value-type="string">
            <text:p>425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56]/16716" office:value-type="percentage" office:value="0.241983728164633">
            <text:p>24,20%</text:p>
          </table:table-cell>
          <table:table-cell table:formula="of:=[.P56]/16716" office:value-type="percentage" office:value="0.317899018904044">
            <text:p>31,79%</text:p>
          </table:table-cell>
          <table:table-cell table:formula="of:=[.R56]/16716" office:value-type="percentage" office:value="0.18545106484805">
            <text:p>18,55%</text:p>
          </table:table-cell>
          <table:table-cell table:formula="of:=[.T56]/16716" office:value-type="percentage" office:value="0.254666188083273">
            <text:p>25,47%</text:p>
          </table:table-cell>
          <table:table-cell office:value-type="string">
            <text:p>Do you currently consider yourself a data scientist? - Selected Choice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string">
            <text:p>FormalEducation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B57:.D57])" office:value-type="float" office:value="1">
            <text:p>1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EDUCATIONALLEVEL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701">
            <text:p>1701</text:p>
          </table:table-cell>
          <table:table-cell office:value-type="string">
            <text:p>Master's degree</text:p>
          </table:table-cell>
          <table:table-cell office:value-type="string">
            <text:p>6273</text:p>
          </table:table-cell>
          <table:table-cell office:value-type="string">
            <text:p>Bachelor's degree</text:p>
          </table:table-cell>
          <table:table-cell office:value-type="string">
            <text:p>4811</text:p>
          </table:table-cell>
          <table:table-cell office:value-type="string">
            <text:p>Doctoral degree</text:p>
          </table:table-cell>
          <table:table-cell office:value-type="string">
            <text:p>2347</text:p>
          </table:table-cell>
          <table:table-cell/>
          <table:table-cell office:value-type="string">
            <text:p>1701</text:p>
          </table:table-cell>
          <table:table-cell office:value-type="string">
            <text:p>Some college/university study without earning a bachelor's degree</text:p>
          </table:table-cell>
          <table:table-cell office:value-type="string">
            <text:p>786</text:p>
          </table:table-cell>
          <table:table-cell office:value-type="string">
            <text:p>Professional degree</text:p>
          </table:table-cell>
          <table:table-cell office:value-type="string">
            <text:p>451</text:p>
          </table:table-cell>
          <table:table-cell table:formula="of:=[.N57]/16716" office:value-type="percentage" office:value="0.37526920315865">
            <text:p>37,53%</text:p>
          </table:table-cell>
          <table:table-cell table:formula="of:=[.P57]/16716" office:value-type="percentage" office:value="0.287808088059344">
            <text:p>28,78%</text:p>
          </table:table-cell>
          <table:table-cell table:formula="of:=[.R57]/16716" office:value-type="percentage" office:value="0.140404402967217">
            <text:p>14,04%</text:p>
          </table:table-cell>
          <table:table-cell table:formula="of:=[.T57]/16716" office:value-type="percentage" office:value="0.101758793969849">
            <text:p>10,18%</text:p>
          </table:table-cell>
          <table:table-cell office:value-type="string">
            <text:p>Which level of formal education have you attained?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MajorSelect</text:p>
          </table:table-cell>
          <table:table-cell table:number-columns-repeated="3"/>
          <table:table-cell table:formula="of:=SUM([.B58:.D58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435">
            <text:p>3435</text:p>
          </table:table-cell>
          <table:table-cell office:value-type="string">
            <text:p>Computer Science</text:p>
          </table:table-cell>
          <table:table-cell office:value-type="string">
            <text:p>4397</text:p>
          </table:table-cell>
          <table:table-cell/>
          <table:table-cell office:value-type="string">
            <text:p>3435</text:p>
          </table:table-cell>
          <table:table-cell office:value-type="string">
            <text:p>Mathematics or statistics</text:p>
          </table:table-cell>
          <table:table-cell office:value-type="string">
            <text:p>2220</text:p>
          </table:table-cell>
          <table:table-cell office:value-type="string">
            <text:p>Engineering (non-computer focused)</text:p>
          </table:table-cell>
          <table:table-cell office:value-type="string">
            <text:p>1339</text:p>
          </table:table-cell>
          <table:table-cell office:value-type="string">
            <text:p>Electrical Engineering</text:p>
          </table:table-cell>
          <table:table-cell office:value-type="string">
            <text:p>1303</text:p>
          </table:table-cell>
          <table:table-cell office:value-type="string">
            <text:p>Other</text:p>
          </table:table-cell>
          <table:table-cell office:value-type="string">
            <text:p>848</text:p>
          </table:table-cell>
          <table:table-cell table:formula="of:=[.N58]/16716" office:value-type="percentage" office:value="0.263041397463508">
            <text:p>26,30%</text:p>
          </table:table-cell>
          <table:table-cell table:formula="of:=[.P58]/16716" office:value-type="percentage" office:value="0.205491744436468">
            <text:p>20,55%</text:p>
          </table:table-cell>
          <table:table-cell table:formula="of:=[.R58]/16716" office:value-type="percentage" office:value="0.132806891600861">
            <text:p>13,28%</text:p>
          </table:table-cell>
          <table:table-cell table:formula="of:=[.T58]/16716" office:value-type="percentage" office:value="0.0801028954295286">
            <text:p>8,01%</text:p>
          </table:table-cell>
          <table:table-cell office:value-type="string">
            <text:p>Which best describes your undergraduate major? - Selected Choice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Tenure</text:p>
          </table:table-cell>
          <table:table-cell table:number-columns-repeated="3"/>
          <table:table-cell table:formula="of:=SUM([.B59:.D59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184">
            <text:p>3184</text:p>
          </table:table-cell>
          <table:table-cell/>
          <table:table-cell office:value-type="string">
            <text:p>3184</text:p>
          </table:table-cell>
          <table:table-cell office:value-type="string">
            <text:p>1 to 2 years</text:p>
          </table:table-cell>
          <table:table-cell office:value-type="string">
            <text:p>3424</text:p>
          </table:table-cell>
          <table:table-cell office:value-type="string">
            <text:p>3 to 5 years</text:p>
          </table:table-cell>
          <table:table-cell office:value-type="string">
            <text:p>3355</text:p>
          </table:table-cell>
          <table:table-cell office:value-type="string">
            <text:p>6 to 10 years</text:p>
          </table:table-cell>
          <table:table-cell office:value-type="string">
            <text:p>1714</text:p>
          </table:table-cell>
          <table:table-cell office:value-type="string">
            <text:p>I don't write code to analyze data</text:p>
          </table:table-cell>
          <table:table-cell office:value-type="string">
            <text:p>631</text:p>
          </table:table-cell>
          <table:table-cell office:value-type="string">
            <text:p>Less than a year</text:p>
          </table:table-cell>
          <table:table-cell office:value-type="string">
            <text:p>2380</text:p>
          </table:table-cell>
          <table:table-cell table:formula="of:=[.N59]/16716" office:value-type="percentage" office:value="0.19047619047619">
            <text:p>19,05%</text:p>
          </table:table-cell>
          <table:table-cell table:formula="of:=[.P59]/16716" office:value-type="percentage" office:value="0.204833692270878">
            <text:p>20,48%</text:p>
          </table:table-cell>
          <table:table-cell table:formula="of:=[.R59]/16716" office:value-type="percentage" office:value="0.200705910504905">
            <text:p>20,07%</text:p>
          </table:table-cell>
          <table:table-cell table:formula="of:=[.T59]/16716" office:value-type="percentage" office:value="0.102536491983728">
            <text:p>10,25%</text:p>
          </table:table-cell>
          <table:table-cell office:value-type="string">
            <text:p>How long have you been writing code to analyze data?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PastJobTitlesSelect</text:p>
          </table:table-cell>
          <table:table-cell table:number-columns-repeated="3"/>
          <table:table-cell table:formula="of:=SUM([.B60:.D60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1856">
            <text:p>1856</text:p>
          </table:table-cell>
          <table:table-cell office:value-type="float" office:value="0">
            <text:p>0</text:p>
          </table:table-cell>
          <table:table-cell office:value-type="float" office:value="2524">
            <text:p>2524</text:p>
          </table:table-cell>
          <table:table-cell/>
          <table:table-cell office:value-type="string">
            <text:p>2524</text:p>
          </table:table-cell>
          <table:table-cell office:value-type="string">
            <text:p>I haven't started working yet</text:p>
          </table:table-cell>
          <table:table-cell office:value-type="string">
            <text:p>1454</text:p>
          </table:table-cell>
          <table:table-cell office:value-type="string">
            <text:p>Other</text:p>
          </table:table-cell>
          <table:table-cell office:value-type="string">
            <text:p>1043</text:p>
          </table:table-cell>
          <table:table-cell office:value-type="string">
            <text:p>Researcher</text:p>
          </table:table-cell>
          <table:table-cell office:value-type="string">
            <text:p>786</text:p>
          </table:table-cell>
          <table:table-cell office:value-type="string">
            <text:p>Software Developer/Software Engineer</text:p>
          </table:table-cell>
          <table:table-cell office:value-type="string">
            <text:p>784</text:p>
          </table:table-cell>
          <table:table-cell office:value-type="string">
            <text:p>Engineer</text:p>
          </table:table-cell>
          <table:table-cell office:value-type="string">
            <text:p>497</text:p>
          </table:table-cell>
          <table:table-cell table:formula="of:=[.N60]/16716" office:value-type="percentage" office:value="0.150993060540799">
            <text:p>15,10%</text:p>
          </table:table-cell>
          <table:table-cell table:formula="of:=[.P60]/16716" office:value-type="percentage" office:value="0.0869825317061498">
            <text:p>8,70%</text:p>
          </table:table-cell>
          <table:table-cell table:formula="of:=[.R60]/16716" office:value-type="percentage" office:value="0.0623953098827471">
            <text:p>6,24%</text:p>
          </table:table-cell>
          <table:table-cell table:formula="of:=[.T60]/16716" office:value-type="percentage" office:value="0.0470208183776023">
            <text:p>4,70%</text:p>
          </table:table-cell>
          <table:table-cell office:value-type="string">
            <text:p>Select all other job titles you've held in the past 10 years? (Select all that apply) - Selected Choice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FirstTrainingSelect</text:p>
          </table:table-cell>
          <table:table-cell table:number-columns-repeated="3"/>
          <table:table-cell table:formula="of:=SUM([.B61:.D61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04">
            <text:p>2004</text:p>
          </table:table-cell>
          <table:table-cell/>
          <table:table-cell office:value-type="string">
            <text:p>2004</text:p>
          </table:table-cell>
          <table:table-cell office:value-type="string">
            <text:p>Kaggle competitions</text:p>
          </table:table-cell>
          <table:table-cell office:value-type="string">
            <text:p>257</text:p>
          </table:table-cell>
          <table:table-cell office:value-type="string">
            <text:p>Online courses (coursera, udemy, edx, etc.)</text:p>
          </table:table-cell>
          <table:table-cell office:value-type="string">
            <text:p>5299</text:p>
          </table:table-cell>
          <table:table-cell office:value-type="string">
            <text:p>Other</text:p>
          </table:table-cell>
          <table:table-cell office:value-type="string">
            <text:p>307</text:p>
          </table:table-cell>
          <table:table-cell office:value-type="string">
            <text:p>Self-taught</text:p>
          </table:table-cell>
          <table:table-cell office:value-type="string">
            <text:p>3697</text:p>
          </table:table-cell>
          <table:table-cell office:value-type="string">
            <text:p>University courses</text:p>
          </table:table-cell>
          <table:table-cell office:value-type="string">
            <text:p>4162</text:p>
          </table:table-cell>
          <table:table-cell table:formula="of:=[.N61]/16716" office:value-type="percentage" office:value="0.119885139985643">
            <text:p>11,99%</text:p>
          </table:table-cell>
          <table:table-cell table:formula="of:=[.P61]/16716" office:value-type="percentage" office:value="0.0153744915051448">
            <text:p>1,54%</text:p>
          </table:table-cell>
          <table:table-cell table:formula="of:=[.R61]/16716" office:value-type="percentage" office:value="0.317001675041876">
            <text:p>31,70%</text:p>
          </table:table-cell>
          <table:table-cell table:formula="of:=[.T61]/16716" office:value-type="percentage" office:value="0.0183656377123714">
            <text:p>1,84%</text:p>
          </table:table-cell>
          <table:table-cell office:value-type="string">
            <text:p>How did you first start your machine learning / data science training? (Select one option) - Selected Choice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CategorySelftTaught</text:p>
          </table:table-cell>
          <table:table-cell table:number-columns-repeated="3"/>
          <table:table-cell table:formula="of:=SUM([.B62:.D62])" office:value-type="float" office:value="0">
            <text:p>0</text:p>
          </table:table-cell>
          <table:table-cell table:number-columns-repeated="2" office:value-type="string">
            <text:p>NUMERO</text:p>
          </table:table-cell>
          <table:table-cell office:value-type="string">
            <text:p>PORCENTAJE</text:p>
          </table:table-cell>
          <table:table-cell/>
          <table:table-cell office:value-type="float" office:value="82">
            <text:p>82</text:p>
          </table:table-cell>
          <table:table-cell office:value-type="float" office:value="3607">
            <text:p>3607</text:p>
          </table:table-cell>
          <table:table-cell office:value-type="float" office:value="0">
            <text:p>0</text:p>
          </table:table-cell>
          <table:table-cell office:value-type="string">
            <text:p>Min.</text:p>
          </table:table-cell>
          <table:table-cell office:value-type="string">
            <text:p>0.00</text:p>
          </table:table-cell>
          <table:table-cell office:value-type="string">
            <text:p>1st Qu.</text:p>
          </table:table-cell>
          <table:table-cell office:value-type="string">
            <text:p>15.00</text:p>
          </table:table-cell>
          <table:table-cell office:value-type="string">
            <text:p>Median</text:p>
          </table:table-cell>
          <table:table-cell office:value-type="string">
            <text:p>30.00</text:p>
          </table:table-cell>
          <table:table-cell office:value-type="string">
            <text:p>Mean</text:p>
          </table:table-cell>
          <table:table-cell office:value-type="string">
            <text:p>33.37</text:p>
          </table:table-cell>
          <table:table-cell office:value-type="string">
            <text:p>3rd Qu.</text:p>
          </table:table-cell>
          <table:table-cell office:value-type="string">
            <text:p>50.00</text:p>
          </table:table-cell>
          <table:table-cell office:value-type="string">
            <text:p>Max.</text:p>
          </table:table-cell>
          <table:table-cell office:value-type="string">
            <text:p>100.00</text:p>
          </table:table-cell>
          <table:table-cell table:formula="of:=[.N62]/16716" office:value-type="percentage" office:value="0">
            <text:p>#VALOR!</text:p>
          </table:table-cell>
          <table:table-cell table:formula="of:=[.P62]/16716" office:value-type="percentage" office:value="0">
            <text:p>#VALOR!</text:p>
          </table:table-cell>
          <table:table-cell table:formula="of:=[.R62]/16716" office:value-type="percentage" office:value="0">
            <text:p>#VALOR!</text:p>
          </table:table-cell>
          <table:table-cell table:formula="of:=[.T62]/16716" office:value-type="percentage" office:value="0">
            <text:p>#VALOR!</text:p>
          </table:table-cell>
          <table:table-cell office:value-type="string">
            <text:p>What percentage of your current machine learning / data science training falls under each category? (Total must equal 100%) - Self-taught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CategoryOnlineCourses</text:p>
          </table:table-cell>
          <table:table-cell table:number-columns-repeated="3"/>
          <table:table-cell table:formula="of:=SUM([.B63:.D63])" office:value-type="float" office:value="0">
            <text:p>0</text:p>
          </table:table-cell>
          <table:table-cell table:number-columns-repeated="2" office:value-type="string">
            <text:p>NUMERO</text:p>
          </table:table-cell>
          <table:table-cell office:value-type="string">
            <text:p>PORCENTAJE</text:p>
          </table:table-cell>
          <table:table-cell/>
          <table:table-cell office:value-type="float" office:value="65">
            <text:p>65</text:p>
          </table:table-cell>
          <table:table-cell office:value-type="float" office:value="3590">
            <text:p>3590</text:p>
          </table:table-cell>
          <table:table-cell office:value-type="float" office:value="0">
            <text:p>0</text:p>
          </table:table-cell>
          <table:table-cell office:value-type="string">
            <text:p>Min.</text:p>
          </table:table-cell>
          <table:table-cell office:value-type="string">
            <text:p>0.00</text:p>
          </table:table-cell>
          <table:table-cell office:value-type="string">
            <text:p>1st Qu.</text:p>
          </table:table-cell>
          <table:table-cell office:value-type="string">
            <text:p>36647</text:p>
          </table:table-cell>
          <table:table-cell office:value-type="string">
            <text:p>Median</text:p>
          </table:table-cell>
          <table:table-cell office:value-type="string">
            <text:p>20.00</text:p>
          </table:table-cell>
          <table:table-cell office:value-type="string">
            <text:p>Mean</text:p>
          </table:table-cell>
          <table:table-cell office:value-type="string">
            <text:p>27.38</text:p>
          </table:table-cell>
          <table:table-cell office:value-type="string">
            <text:p>3rd Qu.</text:p>
          </table:table-cell>
          <table:table-cell office:value-type="string">
            <text:p>40.00</text:p>
          </table:table-cell>
          <table:table-cell office:value-type="string">
            <text:p>Max.</text:p>
          </table:table-cell>
          <table:table-cell office:value-type="string">
            <text:p>100.00</text:p>
          </table:table-cell>
          <table:table-cell table:formula="of:=[.N63]/16716" office:value-type="percentage" office:value="0">
            <text:p>#VALOR!</text:p>
          </table:table-cell>
          <table:table-cell table:formula="of:=[.P63]/16716" office:value-type="percentage" office:value="2.19233070112467">
            <text:p>219,23%</text:p>
          </table:table-cell>
          <table:table-cell table:formula="of:=[.R63]/16716" office:value-type="percentage" office:value="0">
            <text:p>#VALOR!</text:p>
          </table:table-cell>
          <table:table-cell table:formula="of:=[.T63]/16716" office:value-type="percentage" office:value="0">
            <text:p>#VALOR!</text:p>
          </table:table-cell>
          <table:table-cell office:value-type="string">
            <text:p>What percentage of your current machine learning / data science training falls under each category? (Total must equal 100%) - Online courses (coursera, udemy, edx, ..etc.)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CategoryWork</text:p>
          </table:table-cell>
          <table:table-cell table:number-columns-repeated="3"/>
          <table:table-cell table:formula="of:=SUM([.B64:.D64])" office:value-type="float" office:value="0">
            <text:p>0</text:p>
          </table:table-cell>
          <table:table-cell table:number-columns-repeated="2" office:value-type="string">
            <text:p>NUMERO</text:p>
          </table:table-cell>
          <table:table-cell office:value-type="string">
            <text:p>PORCENTAJE</text:p>
          </table:table-cell>
          <table:table-cell/>
          <table:table-cell office:value-type="float" office:value="62">
            <text:p>62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string">
            <text:p>Min.</text:p>
          </table:table-cell>
          <table:table-cell office:value-type="string">
            <text:p>0.00</text:p>
          </table:table-cell>
          <table:table-cell office:value-type="string">
            <text:p>1st Qu.</text:p>
          </table:table-cell>
          <table:table-cell office:value-type="string">
            <text:p>0.00</text:p>
          </table:table-cell>
          <table:table-cell office:value-type="string">
            <text:p>Median</text:p>
          </table:table-cell>
          <table:table-cell office:value-type="string">
            <text:p>36800</text:p>
          </table:table-cell>
          <table:table-cell office:value-type="string">
            <text:p>Mean</text:p>
          </table:table-cell>
          <table:table-cell office:value-type="string">
            <text:p>15.22</text:p>
          </table:table-cell>
          <table:table-cell office:value-type="string">
            <text:p>3rd Qu.</text:p>
          </table:table-cell>
          <table:table-cell office:value-type="string">
            <text:p>25.00</text:p>
          </table:table-cell>
          <table:table-cell office:value-type="string">
            <text:p>Max.</text:p>
          </table:table-cell>
          <table:table-cell office:value-type="string">
            <text:p>100.00</text:p>
          </table:table-cell>
          <table:table-cell table:formula="of:=[.N64]/16716" office:value-type="percentage" office:value="0">
            <text:p>#VALOR!</text:p>
          </table:table-cell>
          <table:table-cell table:formula="of:=[.P64]/16716" office:value-type="percentage" office:value="0">
            <text:p>#VALOR!</text:p>
          </table:table-cell>
          <table:table-cell table:formula="of:=[.R64]/16716" office:value-type="percentage" office:value="2.20148360851878">
            <text:p>220,15%</text:p>
          </table:table-cell>
          <table:table-cell table:formula="of:=[.T64]/16716" office:value-type="percentage" office:value="0">
            <text:p>#VALOR!</text:p>
          </table:table-cell>
          <table:table-cell office:value-type="string">
            <text:p>What percentage of your current machine learning / data science training falls under each category? (Total must equal 100%) - Work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CategoryUniversity</text:p>
          </table:table-cell>
          <table:table-cell table:number-columns-repeated="3"/>
          <table:table-cell table:formula="of:=SUM([.B65:.D65])" office:value-type="float" office:value="0">
            <text:p>0</text:p>
          </table:table-cell>
          <table:table-cell table:number-columns-repeated="2" office:value-type="string">
            <text:p>NUMERO</text:p>
          </table:table-cell>
          <table:table-cell office:value-type="string">
            <text:p>PORCENTAJE</text:p>
          </table:table-cell>
          <table:table-cell/>
          <table:table-cell office:value-type="float" office:value="63">
            <text:p>63</text:p>
          </table:table-cell>
          <table:table-cell office:value-type="float" office:value="3594">
            <text:p>3594</text:p>
          </table:table-cell>
          <table:table-cell office:value-type="float" office:value="0">
            <text:p>0</text:p>
          </table:table-cell>
          <table:table-cell office:value-type="string">
            <text:p>Min.</text:p>
          </table:table-cell>
          <table:table-cell office:value-type="string">
            <text:p>0.00</text:p>
          </table:table-cell>
          <table:table-cell office:value-type="string">
            <text:p>1st Qu.</text:p>
          </table:table-cell>
          <table:table-cell office:value-type="string">
            <text:p>0.00</text:p>
          </table:table-cell>
          <table:table-cell office:value-type="string">
            <text:p>Median</text:p>
          </table:table-cell>
          <table:table-cell office:value-type="string">
            <text:p>36647</text:p>
          </table:table-cell>
          <table:table-cell office:value-type="string">
            <text:p>Mean</text:p>
          </table:table-cell>
          <table:table-cell office:value-type="string">
            <text:p>16.99</text:p>
          </table:table-cell>
          <table:table-cell office:value-type="string">
            <text:p>3rd Qu.</text:p>
          </table:table-cell>
          <table:table-cell office:value-type="string">
            <text:p>30.00</text:p>
          </table:table-cell>
          <table:table-cell office:value-type="string">
            <text:p>Max.</text:p>
          </table:table-cell>
          <table:table-cell office:value-type="string">
            <text:p>100.00</text:p>
          </table:table-cell>
          <table:table-cell table:formula="of:=[.N65]/16716" office:value-type="percentage" office:value="0">
            <text:p>#VALOR!</text:p>
          </table:table-cell>
          <table:table-cell table:formula="of:=[.P65]/16716" office:value-type="percentage" office:value="0">
            <text:p>#VALOR!</text:p>
          </table:table-cell>
          <table:table-cell table:formula="of:=[.R65]/16716" office:value-type="percentage" office:value="2.19233070112467">
            <text:p>219,23%</text:p>
          </table:table-cell>
          <table:table-cell table:formula="of:=[.T65]/16716" office:value-type="percentage" office:value="0">
            <text:p>#VALOR!</text:p>
          </table:table-cell>
          <table:table-cell office:value-type="string">
            <text:p>What percentage of your current machine learning / data science training falls under each category? (Total must equal 100%) - University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CategoryKaggle</text:p>
          </table:table-cell>
          <table:table-cell table:number-columns-repeated="3"/>
          <table:table-cell table:formula="of:=SUM([.B66:.D66])" office:value-type="float" office:value="0">
            <text:p>0</text:p>
          </table:table-cell>
          <table:table-cell table:number-columns-repeated="2" office:value-type="string">
            <text:p>NUMERO</text:p>
          </table:table-cell>
          <table:table-cell office:value-type="string">
            <text:p>PORCENTAJE</text:p>
          </table:table-cell>
          <table:table-cell/>
          <table:table-cell office:value-type="float" office:value="47">
            <text:p>47</text:p>
          </table:table-cell>
          <table:table-cell office:value-type="float" office:value="3590">
            <text:p>3590</text:p>
          </table:table-cell>
          <table:table-cell office:value-type="float" office:value="0">
            <text:p>0</text:p>
          </table:table-cell>
          <table:table-cell office:value-type="string">
            <text:p>Min.</text:p>
          </table:table-cell>
          <table:table-cell office:value-type="string">
            <text:p>0</text:p>
          </table:table-cell>
          <table:table-cell office:value-type="string">
            <text:p>1st Qu.</text:p>
          </table:table-cell>
          <table:table-cell office:value-type="string">
            <text:p>0</text:p>
          </table:table-cell>
          <table:table-cell office:value-type="string">
            <text:p>Median</text:p>
          </table:table-cell>
          <table:table-cell office:value-type="string">
            <text:p>0</text:p>
          </table:table-cell>
          <table:table-cell office:value-type="string">
            <text:p>Mean</text:p>
          </table:table-cell>
          <table:table-cell office:value-type="string">
            <text:p>5531</text:p>
          </table:table-cell>
          <table:table-cell office:value-type="string">
            <text:p>3rd Qu.</text:p>
          </table:table-cell>
          <table:table-cell office:value-type="string">
            <text:p>10000</text:p>
          </table:table-cell>
          <table:table-cell office:value-type="string">
            <text:p>Max.</text:p>
          </table:table-cell>
          <table:table-cell office:value-type="string">
            <text:p>100000</text:p>
          </table:table-cell>
          <table:table-cell table:formula="of:=[.N66]/16716" office:value-type="percentage" office:value="0">
            <text:p>0,00%</text:p>
          </table:table-cell>
          <table:table-cell table:formula="of:=[.P66]/16716" office:value-type="percentage" office:value="0">
            <text:p>0,00%</text:p>
          </table:table-cell>
          <table:table-cell table:formula="of:=[.R66]/16716" office:value-type="percentage" office:value="0">
            <text:p>0,00%</text:p>
          </table:table-cell>
          <table:table-cell table:formula="of:=[.T66]/16716" office:value-type="percentage" office:value="0.330880593443407">
            <text:p>33,09%</text:p>
          </table:table-cell>
          <table:table-cell office:value-type="string">
            <text:p>What percentage of your current machine learning / data science training falls under each category? (Total must equal 100%) - Kaggle competitions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LearningCategoryOther</text:p>
          </table:table-cell>
          <table:table-cell table:number-columns-repeated="3"/>
          <table:table-cell table:formula="of:=SUM([.B67:.D67])" office:value-type="float" office:value="0">
            <text:p>0</text:p>
          </table:table-cell>
          <table:table-cell table:number-columns-repeated="2" office:value-type="string">
            <text:p>NUMERO</text:p>
          </table:table-cell>
          <table:table-cell office:value-type="string">
            <text:p>PORCENTAJE</text:p>
          </table:table-cell>
          <table:table-cell/>
          <table:table-cell office:value-type="float" office:value="43">
            <text:p>43</text:p>
          </table:table-cell>
          <table:table-cell office:value-type="float" office:value="3622">
            <text:p>3622</text:p>
          </table:table-cell>
          <table:table-cell office:value-type="float" office:value="0">
            <text:p>0</text:p>
          </table:table-cell>
          <table:table-cell office:value-type="string">
            <text:p>Min.</text:p>
          </table:table-cell>
          <table:table-cell office:value-type="string">
            <text:p>0</text:p>
          </table:table-cell>
          <table:table-cell office:value-type="string">
            <text:p>1st Qu.</text:p>
          </table:table-cell>
          <table:table-cell office:value-type="string">
            <text:p>0</text:p>
          </table:table-cell>
          <table:table-cell office:value-type="string">
            <text:p>Median</text:p>
          </table:table-cell>
          <table:table-cell office:value-type="string">
            <text:p>0</text:p>
          </table:table-cell>
          <table:table-cell office:value-type="string">
            <text:p>Mean</text:p>
          </table:table-cell>
          <table:table-cell office:value-type="string">
            <text:p>1796</text:p>
          </table:table-cell>
          <table:table-cell office:value-type="string">
            <text:p>3rd Qu.</text:p>
          </table:table-cell>
          <table:table-cell office:value-type="string">
            <text:p>0</text:p>
          </table:table-cell>
          <table:table-cell office:value-type="string">
            <text:p>Max.</text:p>
          </table:table-cell>
          <table:table-cell office:value-type="string">
            <text:p>100000</text:p>
          </table:table-cell>
          <table:table-cell table:formula="of:=[.N67]/16716" office:value-type="percentage" office:value="0">
            <text:p>0,00%</text:p>
          </table:table-cell>
          <table:table-cell table:formula="of:=[.P67]/16716" office:value-type="percentage" office:value="0">
            <text:p>0,00%</text:p>
          </table:table-cell>
          <table:table-cell table:formula="of:=[.R67]/16716" office:value-type="percentage" office:value="0">
            <text:p>0,00%</text:p>
          </table:table-cell>
          <table:table-cell table:formula="of:=[.T67]/16716" office:value-type="percentage" office:value="0.10744197176358">
            <text:p>10,74%</text:p>
          </table:table-cell>
          <table:table-cell office:value-type="string">
            <text:p>What percentage of your current machine learning / data science training falls under each category? (Total must equal 100%) - Other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MLSkillsSelect</text:p>
          </table:table-cell>
          <table:table-cell table:number-columns-repeated="3"/>
          <table:table-cell table:formula="of:=SUM([.B68:.D68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3963">
            <text:p>3963</text:p>
          </table:table-cell>
          <table:table-cell/>
          <table:table-cell office:value-type="string">
            <text:p>3963</text:p>
          </table:table-cell>
          <table:table-cell office:value-type="string">
            <text:p>Supervised Machine Learning (Tabular Data)</text:p>
          </table:table-cell>
          <table:table-cell office:value-type="string">
            <text:p>1608</text:p>
          </table:table-cell>
          <table:table-cell office:value-type="string">
            <text:p>Supervised Machine Learning (Tabular Data),Unsupervised Learning</text:p>
          </table:table-cell>
          <table:table-cell office:value-type="string">
            <text:p>550</text:p>
          </table:table-cell>
          <table:table-cell office:value-type="string">
            <text:p>Time Series</text:p>
          </table:table-cell>
          <table:table-cell office:value-type="string">
            <text:p>532</text:p>
          </table:table-cell>
          <table:table-cell office:value-type="string">
            <text:p>Other (please specify; separate by semi-colon)</text:p>
          </table:table-cell>
          <table:table-cell office:value-type="string">
            <text:p>450</text:p>
          </table:table-cell>
          <table:table-cell office:value-type="string">
            <text:p>Supervised Machine Learning (Tabular Data),Time Series</text:p>
          </table:table-cell>
          <table:table-cell office:value-type="string">
            <text:p>446</text:p>
          </table:table-cell>
          <table:table-cell table:formula="of:=[.N68]/16716" office:value-type="percentage" office:value="0.237078248384781">
            <text:p>23,71%</text:p>
          </table:table-cell>
          <table:table-cell table:formula="of:=[.P68]/16716" office:value-type="percentage" office:value="0.0961952620244078">
            <text:p>9,62%</text:p>
          </table:table-cell>
          <table:table-cell table:formula="of:=[.R68]/16716" office:value-type="percentage" office:value="0.0329026082794927">
            <text:p>3,29%</text:p>
          </table:table-cell>
          <table:table-cell table:formula="of:=[.T68]/16716" office:value-type="percentage" office:value="0.0318257956448911">
            <text:p>3,18%</text:p>
          </table:table-cell>
          <table:table-cell office:value-type="string">
            <text:p>In which areas of machine learning do you consider yourself competent? (Select all that apply) - Selected Choice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 office:value-type="string">
            <text:p>MLTechniquesSelect</text:p>
          </table:table-cell>
          <table:table-cell table:number-columns-repeated="3"/>
          <table:table-cell table:formula="of:=SUM([.B69:.D69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1802">
            <text:p>1802</text:p>
          </table:table-cell>
          <table:table-cell office:value-type="float" office:value="0">
            <text:p>0</text:p>
          </table:table-cell>
          <table:table-cell office:value-type="float" office:value="4132">
            <text:p>4132</text:p>
          </table:table-cell>
          <table:table-cell/>
          <table:table-cell office:value-type="string">
            <text:p>4132</text:p>
          </table:table-cell>
          <table:table-cell office:value-type="string">
            <text:p>Logistic Regression</text:p>
          </table:table-cell>
          <table:table-cell office:value-type="string">
            <text:p>886</text:p>
          </table:table-cell>
          <table:table-cell office:value-type="string">
            <text:p>Decision Trees - Random Forests,Logistic Regression</text:p>
          </table:table-cell>
          <table:table-cell office:value-type="string">
            <text:p>417</text:p>
          </table:table-cell>
          <table:table-cell office:value-type="string">
            <text:p>Other (please specify; separate by semi-colon)</text:p>
          </table:table-cell>
          <table:table-cell office:value-type="string">
            <text:p>404</text:p>
          </table:table-cell>
          <table:table-cell office:value-type="string">
            <text:p>Neural Networks - CNNs</text:p>
          </table:table-cell>
          <table:table-cell office:value-type="string">
            <text:p>291</text:p>
          </table:table-cell>
          <table:table-cell office:value-type="string">
            <text:p>Decision Trees - Random Forests</text:p>
          </table:table-cell>
          <table:table-cell office:value-type="string">
            <text:p>261</text:p>
          </table:table-cell>
          <table:table-cell table:formula="of:=[.N69]/16716" office:value-type="percentage" office:value="0.247188322565207">
            <text:p>24,72%</text:p>
          </table:table-cell>
          <table:table-cell table:formula="of:=[.P69]/16716" office:value-type="percentage" office:value="0.0530031107920555">
            <text:p>5,30%</text:p>
          </table:table-cell>
          <table:table-cell table:formula="of:=[.R69]/16716" office:value-type="percentage" office:value="0.0249461593682699">
            <text:p>2,49%</text:p>
          </table:table-cell>
          <table:table-cell table:formula="of:=[.T69]/16716" office:value-type="percentage" office:value="0.024168461354391">
            <text:p>2,42%</text:p>
          </table:table-cell>
          <table:table-cell office:value-type="string">
            <text:p>In which machine learning techniques do you consider yourself competent? (Select all that apply) - Selected Choice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string">
            <text:p>ParentsEducation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B70:.D70])" office:value-type="float" office:value="1">
            <text:p>1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048">
            <text:p>4048</text:p>
          </table:table-cell>
          <table:table-cell/>
          <table:table-cell office:value-type="string">
            <text:p>4048</text:p>
          </table:table-cell>
          <table:table-cell office:value-type="string">
            <text:p>A bachelor's degree</text:p>
          </table:table-cell>
          <table:table-cell office:value-type="string">
            <text:p>3605</text:p>
          </table:table-cell>
          <table:table-cell office:value-type="string">
            <text:p>A master's degree</text:p>
          </table:table-cell>
          <table:table-cell office:value-type="string">
            <text:p>2903</text:p>
          </table:table-cell>
          <table:table-cell office:value-type="string">
            <text:p>High school</text:p>
          </table:table-cell>
          <table:table-cell office:value-type="string">
            <text:p>1973</text:p>
          </table:table-cell>
          <table:table-cell office:value-type="string">
            <text:p>Some college/university study, no bachelor's degree</text:p>
          </table:table-cell>
          <table:table-cell office:value-type="string">
            <text:p>1216</text:p>
          </table:table-cell>
          <table:table-cell office:value-type="string">
            <text:p>A doctoral degree</text:p>
          </table:table-cell>
          <table:table-cell office:value-type="string">
            <text:p>1119</text:p>
          </table:table-cell>
          <table:table-cell table:formula="of:=[.N70]/16716" office:value-type="percentage" office:value="0.242163196937066">
            <text:p>24,22%</text:p>
          </table:table-cell>
          <table:table-cell table:formula="of:=[.P70]/16716" office:value-type="percentage" office:value="0.215661641541039">
            <text:p>21,57%</text:p>
          </table:table-cell>
          <table:table-cell table:formula="of:=[.R70]/16716" office:value-type="percentage" office:value="0.173665948791577">
            <text:p>17,37%</text:p>
          </table:table-cell>
          <table:table-cell table:formula="of:=[.T70]/16716" office:value-type="percentage" office:value="0.118030629337162">
            <text:p>11,80%</text:p>
          </table:table-cell>
          <table:table-cell office:value-type="string">
            <text:p>What's the highest level of education completed by either of your parents?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string">
            <text:p>EmployerIndustry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B71:.D71])" office:value-type="float" office:value="1">
            <text:p>1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970">
            <text:p>5970</text:p>
          </table:table-cell>
          <table:table-cell/>
          <table:table-cell office:value-type="string">
            <text:p>5970</text:p>
          </table:table-cell>
          <table:table-cell office:value-type="string">
            <text:p>Technology</text:p>
          </table:table-cell>
          <table:table-cell office:value-type="string">
            <text:p>2253</text:p>
          </table:table-cell>
          <table:table-cell office:value-type="string">
            <text:p>Academic</text:p>
          </table:table-cell>
          <table:table-cell office:value-type="string">
            <text:p>1643</text:p>
          </table:table-cell>
          <table:table-cell office:value-type="string">
            <text:p>Financial</text:p>
          </table:table-cell>
          <table:table-cell office:value-type="string">
            <text:p>1145</text:p>
          </table:table-cell>
          <table:table-cell office:value-type="string">
            <text:p>Other</text:p>
          </table:table-cell>
          <table:table-cell office:value-type="string">
            <text:p>984</text:p>
          </table:table-cell>
          <table:table-cell office:value-type="string">
            <text:p>Mix of fields</text:p>
          </table:table-cell>
          <table:table-cell office:value-type="string">
            <text:p>954</text:p>
          </table:table-cell>
          <table:table-cell table:formula="of:=[.N71]/16716" office:value-type="percentage" office:value="0.357142857142857">
            <text:p>35,71%</text:p>
          </table:table-cell>
          <table:table-cell table:formula="of:=[.P71]/16716" office:value-type="percentage" office:value="0.134781048097631">
            <text:p>13,48%</text:p>
          </table:table-cell>
          <table:table-cell table:formula="of:=[.R71]/16716" office:value-type="percentage" office:value="0.0982890643694664">
            <text:p>9,83%</text:p>
          </table:table-cell>
          <table:table-cell table:formula="of:=[.T71]/16716" office:value-type="percentage" office:value="0.0684972481454894">
            <text:p>6,85%</text:p>
          </table:table-cell>
          <table:table-cell office:value-type="string">
            <text:p>Which industry is your current employer/contract in (or most recent employer if retired)? - Selected Choice</text:p>
          </table:table-cell>
          <table:table-cell office:value-type="string">
            <text:p>Worker</text:p>
          </table:table-cell>
        </table:table-row>
        <table:table-row table:style-name="ro1">
          <table:table-cell office:value-type="string">
            <text:p>EmployerSize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B72:.D72])" office:value-type="float" office:value="1">
            <text:p>1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TAMAÑOEMPRESA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945">
            <text:p>8945</text:p>
          </table:table-cell>
          <table:table-cell/>
          <table:table-cell office:value-type="string">
            <text:p>8945</text:p>
          </table:table-cell>
          <table:table-cell office:value-type="string">
            <text:p>10,000 or more employees</text:p>
          </table:table-cell>
          <table:table-cell office:value-type="string">
            <text:p>1742</text:p>
          </table:table-cell>
          <table:table-cell office:value-type="string">
            <text:p>100 to 499 employees</text:p>
          </table:table-cell>
          <table:table-cell office:value-type="string">
            <text:p>1352</text:p>
          </table:table-cell>
          <table:table-cell office:value-type="string">
            <text:p>20 to 99 employees</text:p>
          </table:table-cell>
          <table:table-cell office:value-type="string">
            <text:p>1192</text:p>
          </table:table-cell>
          <table:table-cell office:value-type="string">
            <text:p>1,000 to 4,999 employees</text:p>
          </table:table-cell>
          <table:table-cell office:value-type="string">
            <text:p>1115</text:p>
          </table:table-cell>
          <table:table-cell office:value-type="string">
            <text:p>500 to 999 employees</text:p>
          </table:table-cell>
          <table:table-cell office:value-type="string">
            <text:p>613</text:p>
          </table:table-cell>
          <table:table-cell table:formula="of:=[.N72]/16716" office:value-type="percentage" office:value="0.53511605647284">
            <text:p>53,51%</text:p>
          </table:table-cell>
          <table:table-cell table:formula="of:=[.P72]/16716" office:value-type="percentage" office:value="0.104211533859775">
            <text:p>10,42%</text:p>
          </table:table-cell>
          <table:table-cell table:formula="of:=[.R72]/16716" office:value-type="percentage" office:value="0.0808805934434075">
            <text:p>8,09%</text:p>
          </table:table-cell>
          <table:table-cell table:formula="of:=[.T72]/16716" office:value-type="percentage" office:value="0.0713089255802824">
            <text:p>7,13%</text:p>
          </table:table-cell>
          <table:table-cell office:value-type="string">
            <text:p>How many employees work at your current or most recent company?</text:p>
          </table:table-cell>
          <table:table-cell office:value-type="string">
            <text:p>CodingWorker-NC</text:p>
          </table:table-cell>
        </table:table-row>
        <table:table-row table:style-name="ro1" table:visibility="filter">
          <table:table-cell office:value-type="string">
            <text:p>EmployerSizeChange</text:p>
          </table:table-cell>
          <table:table-cell table:number-columns-repeated="3"/>
          <table:table-cell table:formula="of:=SUM([.B73:.D73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159">
            <text:p>9159</text:p>
          </table:table-cell>
          <table:table-cell/>
          <table:table-cell office:value-type="string">
            <text:p>9159</text:p>
          </table:table-cell>
          <table:table-cell office:value-type="string">
            <text:p>Decreased significantly</text:p>
          </table:table-cell>
          <table:table-cell office:value-type="string">
            <text:p>204</text:p>
          </table:table-cell>
          <table:table-cell office:value-type="string">
            <text:p>Decreased slightly</text:p>
          </table:table-cell>
          <table:table-cell office:value-type="string">
            <text:p>472</text:p>
          </table:table-cell>
          <table:table-cell office:value-type="string">
            <text:p>Increased significantly</text:p>
          </table:table-cell>
          <table:table-cell office:value-type="string">
            <text:p>1705</text:p>
          </table:table-cell>
          <table:table-cell office:value-type="string">
            <text:p>Increased slightly</text:p>
          </table:table-cell>
          <table:table-cell office:value-type="string">
            <text:p>2846</text:p>
          </table:table-cell>
          <table:table-cell office:value-type="string">
            <text:p>Stayed the same</text:p>
          </table:table-cell>
          <table:table-cell office:value-type="string">
            <text:p>2330</text:p>
          </table:table-cell>
          <table:table-cell table:formula="of:=[.N73]/16716" office:value-type="percentage" office:value="0.54791816223977">
            <text:p>54,79%</text:p>
          </table:table-cell>
          <table:table-cell table:formula="of:=[.P73]/16716" office:value-type="percentage" office:value="0.0122038765254846">
            <text:p>1,22%</text:p>
          </table:table-cell>
          <table:table-cell table:formula="of:=[.R73]/16716" office:value-type="percentage" office:value="0.0282364201962192">
            <text:p>2,82%</text:p>
          </table:table-cell>
          <table:table-cell table:formula="of:=[.T73]/16716" office:value-type="percentage" office:value="0.101998085666427">
            <text:p>10,20%</text:p>
          </table:table-cell>
          <table:table-cell office:value-type="string">
            <text:p>How has the size of your organization's ML/DS staff changed over the past year?</text:p>
          </table:table-cell>
          <table:table-cell office:value-type="string">
            <text:p>CodingWorker-NC</text:p>
          </table:table-cell>
        </table:table-row>
        <table:table-row table:style-name="ro1">
          <table:table-cell office:value-type="string">
            <text:p>EmployerMLTime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B74:.D74])" office:value-type="float" office:value="1">
            <text:p>1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YEAR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65">
            <text:p>9065</text:p>
          </table:table-cell>
          <table:table-cell/>
          <table:table-cell office:value-type="string">
            <text:p>9065</text:p>
          </table:table-cell>
          <table:table-cell office:value-type="string">
            <text:p>1-2 years</text:p>
          </table:table-cell>
          <table:table-cell office:value-type="string">
            <text:p>1722</text:p>
          </table:table-cell>
          <table:table-cell office:value-type="string">
            <text:p>3-5 years</text:p>
          </table:table-cell>
          <table:table-cell office:value-type="string">
            <text:p>1945</text:p>
          </table:table-cell>
          <table:table-cell office:value-type="string">
            <text:p>6-10 years</text:p>
          </table:table-cell>
          <table:table-cell office:value-type="string">
            <text:p>783</text:p>
          </table:table-cell>
          <table:table-cell office:value-type="string">
            <text:p>Don't know</text:p>
          </table:table-cell>
          <table:table-cell office:value-type="string">
            <text:p>930</text:p>
          </table:table-cell>
          <table:table-cell office:value-type="string">
            <text:p>Less than one year</text:p>
          </table:table-cell>
          <table:table-cell office:value-type="string">
            <text:p>1107</text:p>
          </table:table-cell>
          <table:table-cell table:formula="of:=[.N74]/16716" office:value-type="percentage" office:value="0.542294807370184">
            <text:p>54,23%</text:p>
          </table:table-cell>
          <table:table-cell table:formula="of:=[.P74]/16716" office:value-type="percentage" office:value="0.103015075376884">
            <text:p>10,30%</text:p>
          </table:table-cell>
          <table:table-cell table:formula="of:=[.R74]/16716" office:value-type="percentage" office:value="0.116355587461115">
            <text:p>11,64%</text:p>
          </table:table-cell>
          <table:table-cell table:formula="of:=[.T74]/16716" office:value-type="percentage" office:value="0.0468413496051687">
            <text:p>4,68%</text:p>
          </table:table-cell>
          <table:table-cell office:value-type="string">
            <text:p>How many years has your organization been utilizing advanced analytics/data science?</text:p>
          </table:table-cell>
          <table:table-cell office:value-type="string">
            <text:p>CodingWorker-NC</text:p>
          </table:table-cell>
        </table:table-row>
        <table:table-row table:style-name="ro1" table:visibility="filter">
          <table:table-cell office:value-type="string">
            <text:p>EmployerSearchMethod</text:p>
          </table:table-cell>
          <table:table-cell table:number-columns-repeated="3"/>
          <table:table-cell table:formula="of:=SUM([.B75:.D75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988">
            <text:p>8988</text:p>
          </table:table-cell>
          <table:table-cell/>
          <table:table-cell office:value-type="string">
            <text:p>8988</text:p>
          </table:table-cell>
          <table:table-cell office:value-type="string">
            <text:p>A friend, family member, or former colleague told me</text:p>
          </table:table-cell>
          <table:table-cell office:value-type="string">
            <text:p>1924</text:p>
          </table:table-cell>
          <table:table-cell office:value-type="string">
            <text:p>I was contacted directly by someone at the company (e.g. internal recruiter)</text:p>
          </table:table-cell>
          <table:table-cell office:value-type="string">
            <text:p>1545</text:p>
          </table:table-cell>
          <table:table-cell office:value-type="string">
            <text:p>A general-purpose job board</text:p>
          </table:table-cell>
          <table:table-cell office:value-type="string">
            <text:p>919</text:p>
          </table:table-cell>
          <table:table-cell office:value-type="string">
            <text:p>Some other way</text:p>
          </table:table-cell>
          <table:table-cell office:value-type="string">
            <text:p>846</text:p>
          </table:table-cell>
          <table:table-cell office:value-type="string">
            <text:p>An external recruiter or headhunter</text:p>
          </table:table-cell>
          <table:table-cell office:value-type="string">
            <text:p>749</text:p>
          </table:table-cell>
          <table:table-cell table:formula="of:=[.N75]/16716" office:value-type="percentage" office:value="0.537688442211055">
            <text:p>53,77%</text:p>
          </table:table-cell>
          <table:table-cell table:formula="of:=[.P75]/16716" office:value-type="percentage" office:value="0.11509930605408">
            <text:p>11,51%</text:p>
          </table:table-cell>
          <table:table-cell table:formula="of:=[.R75]/16716" office:value-type="percentage" office:value="0.0924264178033022">
            <text:p>9,24%</text:p>
          </table:table-cell>
          <table:table-cell table:formula="of:=[.T75]/16716" office:value-type="percentage" office:value="0.0549772672888251">
            <text:p>5,50%</text:p>
          </table:table-cell>
          <table:table-cell office:value-type="string">
            <text:p>How did you find your current job? - Selected Choice</text:p>
          </table:table-cell>
          <table:table-cell office:value-type="string">
            <text:p>CodingWorker-NC</text:p>
          </table:table-cell>
        </table:table-row>
        <table:table-row table:style-name="ro1" table:visibility="filter">
          <table:table-cell office:value-type="string">
            <text:p>UniversityImportance</text:p>
          </table:table-cell>
          <table:table-cell table:number-columns-repeated="3"/>
          <table:table-cell table:formula="of:=SUM([.B76:.D76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618">
            <text:p>8618</text:p>
          </table:table-cell>
          <table:table-cell/>
          <table:table-cell office:value-type="string">
            <text:p>8618</text:p>
          </table:table-cell>
          <table:table-cell office:value-type="string">
            <text:p>Important</text:p>
          </table:table-cell>
          <table:table-cell office:value-type="string">
            <text:p>2347</text:p>
          </table:table-cell>
          <table:table-cell office:value-type="string">
            <text:p>N/A, I did not receive any formal education</text:p>
          </table:table-cell>
          <table:table-cell office:value-type="string">
            <text:p>42</text:p>
          </table:table-cell>
          <table:table-cell office:value-type="string">
            <text:p>Not at all important</text:p>
          </table:table-cell>
          <table:table-cell office:value-type="string">
            <text:p>317</text:p>
          </table:table-cell>
          <table:table-cell office:value-type="string">
            <text:p>Not very important</text:p>
          </table:table-cell>
          <table:table-cell office:value-type="string">
            <text:p>772</text:p>
          </table:table-cell>
          <table:table-cell office:value-type="string">
            <text:p>Somewhat important</text:p>
          </table:table-cell>
          <table:table-cell office:value-type="string">
            <text:p>1695</text:p>
          </table:table-cell>
          <table:table-cell table:formula="of:=[.N76]/16716" office:value-type="percentage" office:value="0.515553960277578">
            <text:p>51,56%</text:p>
          </table:table-cell>
          <table:table-cell table:formula="of:=[.P76]/16716" office:value-type="percentage" office:value="0.140404402967217">
            <text:p>14,04%</text:p>
          </table:table-cell>
          <table:table-cell table:formula="of:=[.R76]/16716" office:value-type="percentage" office:value="0.00251256281407035">
            <text:p>0,25%</text:p>
          </table:table-cell>
          <table:table-cell table:formula="of:=[.T76]/16716" office:value-type="percentage" office:value="0.0189638669538167">
            <text:p>1,90%</text:p>
          </table:table-cell>
          <table:table-cell office:value-type="string">
            <text:p>How important was your formal education or degree to your career success analyzing data?</text:p>
          </table:table-cell>
          <table:table-cell office:value-type="string">
            <text:p>CodingWorker</text:p>
          </table:table-cell>
        </table:table-row>
        <table:table-row table:style-name="ro1">
          <table:table-cell office:value-type="string">
            <text:p>JobFunctionSelect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B77:.D77])" office:value-type="float" office:value="1">
            <text:p>1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735">
            <text:p>8735</text:p>
          </table:table-cell>
          <table:table-cell/>
          <table:table-cell office:value-type="string">
            <text:p>8735</text:p>
          </table:table-cell>
          <table:table-cell office:value-type="string">
            <text:p>Analyze and understand data to influence product or business decisions</text:p>
          </table:table-cell>
          <table:table-cell office:value-type="string">
            <text:p>3076</text:p>
          </table:table-cell>
          <table:table-cell office:value-type="string">
            <text:p>Build and/or run a machine learning service that operationally improves your product or workflows</text:p>
          </table:table-cell>
          <table:table-cell office:value-type="string">
            <text:p>1351</text:p>
          </table:table-cell>
          <table:table-cell office:value-type="string">
            <text:p>Build and/or run the data infrastructure that your business uses for storing, analyzing, and operationalizing data</text:p>
          </table:table-cell>
          <table:table-cell office:value-type="string">
            <text:p>886</text:p>
          </table:table-cell>
          <table:table-cell office:value-type="string">
            <text:p>Build prototypes to explore applying machine learning to new areas</text:p>
          </table:table-cell>
          <table:table-cell office:value-type="string">
            <text:p>1376</text:p>
          </table:table-cell>
          <table:table-cell office:value-type="string">
            <text:p>Other</text:p>
          </table:table-cell>
          <table:table-cell office:value-type="string">
            <text:p>642</text:p>
          </table:table-cell>
          <table:table-cell table:formula="of:=[.N77]/16716" office:value-type="percentage" office:value="0.522553242402489">
            <text:p>52,26%</text:p>
          </table:table-cell>
          <table:table-cell table:formula="of:=[.P77]/16716" office:value-type="percentage" office:value="0.184015314668581">
            <text:p>18,40%</text:p>
          </table:table-cell>
          <table:table-cell table:formula="of:=[.R77]/16716" office:value-type="percentage" office:value="0.080820770519263">
            <text:p>8,08%</text:p>
          </table:table-cell>
          <table:table-cell table:formula="of:=[.T77]/16716" office:value-type="percentage" office:value="0.0530031107920555">
            <text:p>5,30%</text:p>
          </table:table-cell>
          <table:table-cell office:value-type="string">
            <text:p>What is the primary function of your role? (Select one option) - Selected Choice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HardwareSelect</text:p>
          </table:table-cell>
          <table:table-cell table:number-columns-repeated="3"/>
          <table:table-cell table:formula="of:=SUM([.B78:.D78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8698">
            <text:p>8698</text:p>
          </table:table-cell>
          <table:table-cell/>
          <table:table-cell office:value-type="string">
            <text:p>8698</text:p>
          </table:table-cell>
          <table:table-cell office:value-type="string">
            <text:p>Laptop or Workstation and private datacenters</text:p>
          </table:table-cell>
          <table:table-cell office:value-type="string">
            <text:p>1138</text:p>
          </table:table-cell>
          <table:table-cell office:value-type="string">
            <text:p>Basic laptop (Macbook)</text:p>
          </table:table-cell>
          <table:table-cell office:value-type="string">
            <text:p>1050</text:p>
          </table:table-cell>
          <table:table-cell office:value-type="string">
            <text:p>Laptop + Cloud service (AWS, Azure, GCE ...)</text:p>
          </table:table-cell>
          <table:table-cell office:value-type="string">
            <text:p>954</text:p>
          </table:table-cell>
          <table:table-cell office:value-type="string">
            <text:p>Laptop or Workstation and local IT supported servers</text:p>
          </table:table-cell>
          <table:table-cell office:value-type="string">
            <text:p>726</text:p>
          </table:table-cell>
          <table:table-cell office:value-type="string">
            <text:p>Traditional Workstation</text:p>
          </table:table-cell>
          <table:table-cell office:value-type="string">
            <text:p>569</text:p>
          </table:table-cell>
          <table:table-cell table:formula="of:=[.N78]/16716" office:value-type="percentage" office:value="0.520339794209141">
            <text:p>52,03%</text:p>
          </table:table-cell>
          <table:table-cell table:formula="of:=[.P78]/16716" office:value-type="percentage" office:value="0.0680784876764776">
            <text:p>6,81%</text:p>
          </table:table-cell>
          <table:table-cell table:formula="of:=[.R78]/16716" office:value-type="percentage" office:value="0.0628140703517588">
            <text:p>6,28%</text:p>
          </table:table-cell>
          <table:table-cell table:formula="of:=[.T78]/16716" office:value-type="percentage" office:value="0.0570710696338837">
            <text:p>5,71%</text:p>
          </table:table-cell>
          <table:table-cell office:value-type="string">
            <text:p>At work, which computing hardware do you use for ML/DS projects? - Selected Choice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DataTypeSelect</text:p>
          </table:table-cell>
          <table:table-cell table:number-columns-repeated="3"/>
          <table:table-cell table:formula="of:=SUM([.B79:.D79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692">
            <text:p>8692</text:p>
          </table:table-cell>
          <table:table-cell/>
          <table:table-cell office:value-type="string">
            <text:p>8692</text:p>
          </table:table-cell>
          <table:table-cell office:value-type="string">
            <text:p>Relational data</text:p>
          </table:table-cell>
          <table:table-cell office:value-type="string">
            <text:p>2512</text:p>
          </table:table-cell>
          <table:table-cell office:value-type="string">
            <text:p>Text data,Relational data</text:p>
          </table:table-cell>
          <table:table-cell office:value-type="string">
            <text:p>1938</text:p>
          </table:table-cell>
          <table:table-cell office:value-type="string">
            <text:p>Text data</text:p>
          </table:table-cell>
          <table:table-cell office:value-type="string">
            <text:p>1336</text:p>
          </table:table-cell>
          <table:table-cell office:value-type="string">
            <text:p>Other</text:p>
          </table:table-cell>
          <table:table-cell office:value-type="string">
            <text:p>485</text:p>
          </table:table-cell>
          <table:table-cell office:value-type="string">
            <text:p>Image data</text:p>
          </table:table-cell>
          <table:table-cell office:value-type="string">
            <text:p>364</text:p>
          </table:table-cell>
          <table:table-cell table:formula="of:=[.N79]/16716" office:value-type="percentage" office:value="0.519980856664274">
            <text:p>52,00%</text:p>
          </table:table-cell>
          <table:table-cell table:formula="of:=[.P79]/16716" office:value-type="percentage" office:value="0.150275185451065">
            <text:p>15,03%</text:p>
          </table:table-cell>
          <table:table-cell table:formula="of:=[.R79]/16716" office:value-type="percentage" office:value="0.115936826992103">
            <text:p>11,59%</text:p>
          </table:table-cell>
          <table:table-cell table:formula="of:=[.T79]/16716" office:value-type="percentage" office:value="0.079923426657095">
            <text:p>7,99%</text:p>
          </table:table-cell>
          <table:table-cell office:value-type="string">
            <text:p>At work, which kind of data do you typically work with? - Selected Choice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ProductionFrequency</text:p>
          </table:table-cell>
          <table:table-cell table:number-columns-repeated="3"/>
          <table:table-cell table:formula="of:=SUM([.B80:.D80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594">
            <text:p>9594</text:p>
          </table:table-cell>
          <table:table-cell/>
          <table:table-cell office:value-type="string">
            <text:p>9594</text:p>
          </table:table-cell>
          <table:table-cell office:value-type="string">
            <text:p>Always</text:p>
          </table:table-cell>
          <table:table-cell office:value-type="string">
            <text:p>526</text:p>
          </table:table-cell>
          <table:table-cell office:value-type="string">
            <text:p>Don't know</text:p>
          </table:table-cell>
          <table:table-cell office:value-type="string">
            <text:p>206</text:p>
          </table:table-cell>
          <table:table-cell office:value-type="string">
            <text:p>Most of the time</text:p>
          </table:table-cell>
          <table:table-cell office:value-type="string">
            <text:p>1911</text:p>
          </table:table-cell>
          <table:table-cell office:value-type="string">
            <text:p>Never</text:p>
          </table:table-cell>
          <table:table-cell office:value-type="string">
            <text:p>733</text:p>
          </table:table-cell>
          <table:table-cell office:value-type="string">
            <text:p>Rarely</text:p>
          </table:table-cell>
          <table:table-cell office:value-type="string">
            <text:p>1257</text:p>
          </table:table-cell>
          <table:table-cell table:formula="of:=[.N80]/16716" office:value-type="percentage" office:value="0.573941134242642">
            <text:p>57,39%</text:p>
          </table:table-cell>
          <table:table-cell table:formula="of:=[.P80]/16716" office:value-type="percentage" office:value="0.0314668581000239">
            <text:p>3,15%</text:p>
          </table:table-cell>
          <table:table-cell table:formula="of:=[.R80]/16716" office:value-type="percentage" office:value="0.0123235223737736">
            <text:p>1,23%</text:p>
          </table:table-cell>
          <table:table-cell table:formula="of:=[.T80]/16716" office:value-type="percentage" office:value="0.114321608040201">
            <text:p>11,43%</text:p>
          </table:table-cell>
          <table:table-cell office:value-type="string">
            <text:p>At work, how often do the models you build get put into production?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DatasetSize</text:p>
          </table:table-cell>
          <table:table-cell table:number-columns-repeated="3"/>
          <table:table-cell table:formula="of:=SUM([.B81:.D81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style-name="Default" table:number-columns-repeated="2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628">
            <text:p>9628</text:p>
          </table:table-cell>
          <table:table-cell/>
          <table:table-cell office:value-type="string">
            <text:p>9628</text:p>
          </table:table-cell>
          <table:table-cell office:value-type="string">
            <text:p>1GB</text:p>
          </table:table-cell>
          <table:table-cell office:value-type="string">
            <text:p>1737</text:p>
          </table:table-cell>
          <table:table-cell office:value-type="string">
            <text:p>10GB</text:p>
          </table:table-cell>
          <table:table-cell office:value-type="string">
            <text:p>1428</text:p>
          </table:table-cell>
          <table:table-cell office:value-type="string">
            <text:p>100MB</text:p>
          </table:table-cell>
          <table:table-cell office:value-type="string">
            <text:p>1355</text:p>
          </table:table-cell>
          <table:table-cell office:value-type="string">
            <text:p>100GB</text:p>
          </table:table-cell>
          <table:table-cell office:value-type="string">
            <text:p>803</text:p>
          </table:table-cell>
          <table:table-cell office:value-type="string">
            <text:p>10MB</text:p>
          </table:table-cell>
          <table:table-cell office:value-type="string">
            <text:p>688</text:p>
          </table:table-cell>
          <table:table-cell table:formula="of:=[.N81]/16716" office:value-type="percentage" office:value="0.575975113663556">
            <text:p>57,60%</text:p>
          </table:table-cell>
          <table:table-cell table:formula="of:=[.P81]/16716" office:value-type="percentage" office:value="0.103912419239052">
            <text:p>10,39%</text:p>
          </table:table-cell>
          <table:table-cell table:formula="of:=[.R81]/16716" office:value-type="percentage" office:value="0.085427135678392">
            <text:p>8,54%</text:p>
          </table:table-cell>
          <table:table-cell table:formula="of:=[.T81]/16716" office:value-type="percentage" office:value="0.0810600622158411">
            <text:p>8,11%</text:p>
          </table:table-cell>
          <table:table-cell office:value-type="string">
            <text:p>Of the models you've trained at work, what is the typical size of datasets used?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AlgorithmsSelect</text:p>
          </table:table-cell>
          <table:table-cell table:number-columns-repeated="3"/>
          <table:table-cell table:formula="of:=SUM([.B82:.D82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1421">
            <text:p>1421</text:p>
          </table:table-cell>
          <table:table-cell office:value-type="float" office:value="0">
            <text:p>0</text:p>
          </table:table-cell>
          <table:table-cell office:value-type="float" office:value="9415">
            <text:p>9415</text:p>
          </table:table-cell>
          <table:table-cell/>
          <table:table-cell office:value-type="string">
            <text:p>9415</text:p>
          </table:table-cell>
          <table:table-cell office:value-type="string">
            <text:p>Regression/Logistic Regression</text:p>
          </table:table-cell>
          <table:table-cell office:value-type="string">
            <text:p>535</text:p>
          </table:table-cell>
          <table:table-cell office:value-type="string">
            <text:p>Other</text:p>
          </table:table-cell>
          <table:table-cell office:value-type="string">
            <text:p>243</text:p>
          </table:table-cell>
          <table:table-cell office:value-type="string">
            <text:p>Decision Trees,Random Forests,Regression/Logistic Regression</text:p>
          </table:table-cell>
          <table:table-cell office:value-type="string">
            <text:p>205</text:p>
          </table:table-cell>
          <table:table-cell office:value-type="string">
            <text:p>Decision Trees,Regression/Logistic Regression</text:p>
          </table:table-cell>
          <table:table-cell office:value-type="string">
            <text:p>201</text:p>
          </table:table-cell>
          <table:table-cell office:value-type="string">
            <text:p>Neural Networks</text:p>
          </table:table-cell>
          <table:table-cell office:value-type="string">
            <text:p>144</text:p>
          </table:table-cell>
          <table:table-cell table:formula="of:=[.N82]/16716" office:value-type="percentage" office:value="0.56323283082077">
            <text:p>56,32%</text:p>
          </table:table-cell>
          <table:table-cell table:formula="of:=[.P82]/16716" office:value-type="percentage" office:value="0.0320052644173247">
            <text:p>3,20%</text:p>
          </table:table-cell>
          <table:table-cell table:formula="of:=[.R82]/16716" office:value-type="percentage" office:value="0.0145369705671213">
            <text:p>1,45%</text:p>
          </table:table-cell>
          <table:table-cell table:formula="of:=[.T82]/16716" office:value-type="percentage" office:value="0.0122636994496291">
            <text:p>1,23%</text:p>
          </table:table-cell>
          <table:table-cell office:value-type="string">
            <text:p>At work, which algorithms/analytic methods do you typically use? (Select all that apply) - Selected Choice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Select</text:p>
          </table:table-cell>
          <table:table-cell table:number-columns-repeated="3"/>
          <table:table-cell table:formula="of:=SUM([.B83:.D83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5249">
            <text:p>5249</text:p>
          </table:table-cell>
          <table:table-cell office:value-type="float" office:value="0">
            <text:p>0</text:p>
          </table:table-cell>
          <table:table-cell office:value-type="float" office:value="8761">
            <text:p>8761</text:p>
          </table:table-cell>
          <table:table-cell/>
          <table:table-cell office:value-type="string">
            <text:p>8761</text:p>
          </table:table-cell>
          <table:table-cell office:value-type="string">
            <text:p>Python,R</text:p>
          </table:table-cell>
          <table:table-cell office:value-type="string">
            <text:p>125</text:p>
          </table:table-cell>
          <table:table-cell office:value-type="string">
            <text:p>R</text:p>
          </table:table-cell>
          <table:table-cell office:value-type="string">
            <text:p>123</text:p>
          </table:table-cell>
          <table:table-cell office:value-type="string">
            <text:p>Python</text:p>
          </table:table-cell>
          <table:table-cell office:value-type="string">
            <text:p>118</text:p>
          </table:table-cell>
          <table:table-cell office:value-type="string">
            <text:p>Python,R,SQL</text:p>
          </table:table-cell>
          <table:table-cell office:value-type="string">
            <text:p>64</text:p>
          </table:table-cell>
          <table:table-cell office:value-type="string">
            <text:p>R,SQL</text:p>
          </table:table-cell>
          <table:table-cell office:value-type="string">
            <text:p>61</text:p>
          </table:table-cell>
          <table:table-cell table:formula="of:=[.N83]/16716" office:value-type="percentage" office:value="0.524108638430246">
            <text:p>52,41%</text:p>
          </table:table-cell>
          <table:table-cell table:formula="of:=[.P83]/16716" office:value-type="percentage" office:value="0.00747786551806652">
            <text:p>0,75%</text:p>
          </table:table-cell>
          <table:table-cell table:formula="of:=[.R83]/16716" office:value-type="percentage" office:value="0.00735821966977746">
            <text:p>0,74%</text:p>
          </table:table-cell>
          <table:table-cell table:formula="of:=[.T83]/16716" office:value-type="percentage" office:value="0.0070591050490548">
            <text:p>0,71%</text:p>
          </table:table-cell>
          <table:table-cell office:value-type="string">
            <text:p>For work, which data science/analytics tools, technologies, and languages have you used in the past year? (Select all that apply) - Selected Choice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AmazonML</text:p>
          </table:table-cell>
          <table:table-cell table:number-columns-repeated="3"/>
          <table:table-cell table:formula="of:=SUM([.B84:.D84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317">
            <text:p>16317</text:p>
          </table:table-cell>
          <table:table-cell/>
          <table:table-cell office:value-type="string">
            <text:p>16317</text:p>
          </table:table-cell>
          <table:table-cell office:value-type="string">
            <text:p>Most of the time</text:p>
          </table:table-cell>
          <table:table-cell office:value-type="string">
            <text:p>21</text:p>
          </table:table-cell>
          <table:table-cell office:value-type="string">
            <text:p>Often</text:p>
          </table:table-cell>
          <table:table-cell office:value-type="string">
            <text:p>75</text:p>
          </table:table-cell>
          <table:table-cell office:value-type="string">
            <text:p>Rarely</text:p>
          </table:table-cell>
          <table:table-cell office:value-type="string">
            <text:p>161</text:p>
          </table:table-cell>
          <table:table-cell office:value-type="string">
            <text:p>Sometimes</text:p>
          </table:table-cell>
          <table:table-cell office:value-type="string">
            <text:p>142</text:p>
          </table:table-cell>
          <table:table-cell office:value-type="string">
            <text:p>NA</text:p>
          </table:table-cell>
          <table:table-cell/>
          <table:table-cell table:formula="of:=[.N84]/16716" office:value-type="percentage" office:value="0.976130653266332">
            <text:p>97,61%</text:p>
          </table:table-cell>
          <table:table-cell table:formula="of:=[.P84]/16716" office:value-type="percentage" office:value="0.00125628140703518">
            <text:p>0,13%</text:p>
          </table:table-cell>
          <table:table-cell table:formula="of:=[.R84]/16716" office:value-type="percentage" office:value="0.00448671931083991">
            <text:p>0,45%</text:p>
          </table:table-cell>
          <table:table-cell table:formula="of:=[.T84]/16716" office:value-type="percentage" office:value="0.00963149078726968">
            <text:p>0,96%</text:p>
          </table:table-cell>
          <table:table-cell office:value-type="string">
            <text:p>At work, how often did you use the following data science/analytics tools, technologies, and languages this past year? - Amazon Machine Learning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AWS</text:p>
          </table:table-cell>
          <table:table-cell table:number-columns-repeated="3"/>
          <table:table-cell table:formula="of:=SUM([.B85:.D85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896">
            <text:p>14896</text:p>
          </table:table-cell>
          <table:table-cell/>
          <table:table-cell office:value-type="string">
            <text:p>14896</text:p>
          </table:table-cell>
          <table:table-cell office:value-type="string">
            <text:p>Most of the time</text:p>
          </table:table-cell>
          <table:table-cell office:value-type="string">
            <text:p>516</text:p>
          </table:table-cell>
          <table:table-cell office:value-type="string">
            <text:p>Often</text:p>
          </table:table-cell>
          <table:table-cell office:value-type="string">
            <text:p>496</text:p>
          </table:table-cell>
          <table:table-cell office:value-type="string">
            <text:p>Rarely</text:p>
          </table:table-cell>
          <table:table-cell office:value-type="string">
            <text:p>322</text:p>
          </table:table-cell>
          <table:table-cell office:value-type="string">
            <text:p>Sometimes</text:p>
          </table:table-cell>
          <table:table-cell office:value-type="string">
            <text:p>486</text:p>
          </table:table-cell>
          <table:table-cell office:value-type="string">
            <text:p>NA</text:p>
          </table:table-cell>
          <table:table-cell/>
          <table:table-cell table:formula="of:=[.N85]/16716" office:value-type="percentage" office:value="0.891122278056951">
            <text:p>89,11%</text:p>
          </table:table-cell>
          <table:table-cell table:formula="of:=[.P85]/16716" office:value-type="percentage" office:value="0.0308686288585786">
            <text:p>3,09%</text:p>
          </table:table-cell>
          <table:table-cell table:formula="of:=[.R85]/16716" office:value-type="percentage" office:value="0.029672170375688">
            <text:p>2,97%</text:p>
          </table:table-cell>
          <table:table-cell table:formula="of:=[.T85]/16716" office:value-type="percentage" office:value="0.0192629815745394">
            <text:p>1,93%</text:p>
          </table:table-cell>
          <table:table-cell office:value-type="string">
            <text:p>At work, how often did you use the following data science/analytics tools, technologies, and languages this past year? - Amazon Web service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Angoss</text:p>
          </table:table-cell>
          <table:table-cell table:number-columns-repeated="3"/>
          <table:table-cell table:formula="of:=SUM([.B86:.D86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694">
            <text:p>16694</text:p>
          </table:table-cell>
          <table:table-cell/>
          <table:table-cell office:value-type="string">
            <text:p>16694</text:p>
          </table:table-cell>
          <table:table-cell office:value-type="string">
            <text:p>Most of the time</text:p>
          </table:table-cell>
          <table:table-cell office:value-type="string">
            <text:p>5</text:p>
          </table:table-cell>
          <table:table-cell office:value-type="string">
            <text:p>Often</text:p>
          </table:table-cell>
          <table:table-cell office:value-type="string">
            <text:p>2</text:p>
          </table:table-cell>
          <table:table-cell office:value-type="string">
            <text:p>Rarely</text:p>
          </table:table-cell>
          <table:table-cell office:value-type="string">
            <text:p>9</text:p>
          </table:table-cell>
          <table:table-cell office:value-type="string">
            <text:p>Sometimes</text:p>
          </table:table-cell>
          <table:table-cell office:value-type="string">
            <text:p>6</text:p>
          </table:table-cell>
          <table:table-cell office:value-type="string">
            <text:p>NA</text:p>
          </table:table-cell>
          <table:table-cell/>
          <table:table-cell table:formula="of:=[.N86]/16716" office:value-type="percentage" office:value="0.99868389566882">
            <text:p>99,87%</text:p>
          </table:table-cell>
          <table:table-cell table:formula="of:=[.P86]/16716" office:value-type="percentage" office:value="0.000299114620722661">
            <text:p>0,03%</text:p>
          </table:table-cell>
          <table:table-cell table:formula="of:=[.R86]/16716" office:value-type="percentage" office:value="0.000119645848289064">
            <text:p>0,01%</text:p>
          </table:table-cell>
          <table:table-cell table:formula="of:=[.T86]/16716" office:value-type="percentage" office:value="0.00053840631730079">
            <text:p>0,05%</text:p>
          </table:table-cell>
          <table:table-cell office:value-type="string">
            <text:p>At work, how often did you use the following data science/analytics tools, technologies, and languages this past year? - Angos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C</text:p>
          </table:table-cell>
          <table:table-cell table:number-columns-repeated="3"/>
          <table:table-cell table:formula="of:=SUM([.B87:.D87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215">
            <text:p>15215</text:p>
          </table:table-cell>
          <table:table-cell/>
          <table:table-cell office:value-type="string">
            <text:p>15215</text:p>
          </table:table-cell>
          <table:table-cell office:value-type="string">
            <text:p>Most of the time</text:p>
          </table:table-cell>
          <table:table-cell office:value-type="string">
            <text:p>289</text:p>
          </table:table-cell>
          <table:table-cell office:value-type="string">
            <text:p>Often</text:p>
          </table:table-cell>
          <table:table-cell office:value-type="string">
            <text:p>336</text:p>
          </table:table-cell>
          <table:table-cell office:value-type="string">
            <text:p>Rarely</text:p>
          </table:table-cell>
          <table:table-cell office:value-type="string">
            <text:p>372</text:p>
          </table:table-cell>
          <table:table-cell office:value-type="string">
            <text:p>Sometimes</text:p>
          </table:table-cell>
          <table:table-cell office:value-type="string">
            <text:p>504</text:p>
          </table:table-cell>
          <table:table-cell office:value-type="string">
            <text:p>NA</text:p>
          </table:table-cell>
          <table:table-cell/>
          <table:table-cell table:formula="of:=[.N87]/16716" office:value-type="percentage" office:value="0.910205790859057">
            <text:p>91,02%</text:p>
          </table:table-cell>
          <table:table-cell table:formula="of:=[.P87]/16716" office:value-type="percentage" office:value="0.0172888250777698">
            <text:p>1,73%</text:p>
          </table:table-cell>
          <table:table-cell table:formula="of:=[.R87]/16716" office:value-type="percentage" office:value="0.0201005025125628">
            <text:p>2,01%</text:p>
          </table:table-cell>
          <table:table-cell table:formula="of:=[.T87]/16716" office:value-type="percentage" office:value="0.022254127781766">
            <text:p>2,23%</text:p>
          </table:table-cell>
          <table:table-cell office:value-type="string">
            <text:p>At work, how often did you use the following data science/analytics tools, technologies, and languages this past year? - C/C++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Cloudera</text:p>
          </table:table-cell>
          <table:table-cell table:number-columns-repeated="3"/>
          <table:table-cell table:formula="of:=SUM([.B88:.D88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277">
            <text:p>16277</text:p>
          </table:table-cell>
          <table:table-cell/>
          <table:table-cell office:value-type="string">
            <text:p>16277</text:p>
          </table:table-cell>
          <table:table-cell office:value-type="string">
            <text:p>Most of the time</text:p>
          </table:table-cell>
          <table:table-cell office:value-type="string">
            <text:p>109</text:p>
          </table:table-cell>
          <table:table-cell office:value-type="string">
            <text:p>Often</text:p>
          </table:table-cell>
          <table:table-cell office:value-type="string">
            <text:p>125</text:p>
          </table:table-cell>
          <table:table-cell office:value-type="string">
            <text:p>Rarely</text:p>
          </table:table-cell>
          <table:table-cell office:value-type="string">
            <text:p>76</text:p>
          </table:table-cell>
          <table:table-cell office:value-type="string">
            <text:p>Sometimes</text:p>
          </table:table-cell>
          <table:table-cell office:value-type="string">
            <text:p>129</text:p>
          </table:table-cell>
          <table:table-cell office:value-type="string">
            <text:p>NA</text:p>
          </table:table-cell>
          <table:table-cell/>
          <table:table-cell table:formula="of:=[.N88]/16716" office:value-type="percentage" office:value="0.97373773630055">
            <text:p>97,37%</text:p>
          </table:table-cell>
          <table:table-cell table:formula="of:=[.P88]/16716" office:value-type="percentage" office:value="0.00652069873175401">
            <text:p>0,65%</text:p>
          </table:table-cell>
          <table:table-cell table:formula="of:=[.R88]/16716" office:value-type="percentage" office:value="0.00747786551806652">
            <text:p>0,75%</text:p>
          </table:table-cell>
          <table:table-cell table:formula="of:=[.T88]/16716" office:value-type="percentage" office:value="0.00454654223498445">
            <text:p>0,45%</text:p>
          </table:table-cell>
          <table:table-cell office:value-type="string">
            <text:p>At work, how often did you use the following data science/analytics tools, technologies, and languages this past year? - Cloudera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DataRobot</text:p>
          </table:table-cell>
          <table:table-cell table:number-columns-repeated="3"/>
          <table:table-cell table:formula="of:=SUM([.B89:.D89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653">
            <text:p>16653</text:p>
          </table:table-cell>
          <table:table-cell/>
          <table:table-cell office:value-type="string">
            <text:p>16653</text:p>
          </table:table-cell>
          <table:table-cell office:value-type="string">
            <text:p>Most of the time</text:p>
          </table:table-cell>
          <table:table-cell office:value-type="string">
            <text:p>12</text:p>
          </table:table-cell>
          <table:table-cell office:value-type="string">
            <text:p>Often</text:p>
          </table:table-cell>
          <table:table-cell office:value-type="string">
            <text:p>15</text:p>
          </table:table-cell>
          <table:table-cell office:value-type="string">
            <text:p>Rarely</text:p>
          </table:table-cell>
          <table:table-cell office:value-type="string">
            <text:p>24</text:p>
          </table:table-cell>
          <table:table-cell office:value-type="string">
            <text:p>Sometimes</text:p>
          </table:table-cell>
          <table:table-cell office:value-type="string">
            <text:p>12</text:p>
          </table:table-cell>
          <table:table-cell office:value-type="string">
            <text:p>NA</text:p>
          </table:table-cell>
          <table:table-cell/>
          <table:table-cell table:formula="of:=[.N89]/16716" office:value-type="percentage" office:value="0.996231155778894">
            <text:p>99,62%</text:p>
          </table:table-cell>
          <table:table-cell table:formula="of:=[.P89]/16716" office:value-type="percentage" office:value="0.000717875089734386">
            <text:p>0,07%</text:p>
          </table:table-cell>
          <table:table-cell table:formula="of:=[.R89]/16716" office:value-type="percentage" office:value="0.000897343862167983">
            <text:p>0,09%</text:p>
          </table:table-cell>
          <table:table-cell table:formula="of:=[.T89]/16716" office:value-type="percentage" office:value="0.00143575017946877">
            <text:p>0,14%</text:p>
          </table:table-cell>
          <table:table-cell office:value-type="string">
            <text:p>At work, how often did you use the following data science/analytics tools, technologies, and languages this past year? - DataRobot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Flume</text:p>
          </table:table-cell>
          <table:table-cell table:number-columns-repeated="3"/>
          <table:table-cell table:formula="of:=SUM([.B90:.D90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575">
            <text:p>16575</text:p>
          </table:table-cell>
          <table:table-cell/>
          <table:table-cell office:value-type="string">
            <text:p>16575</text:p>
          </table:table-cell>
          <table:table-cell office:value-type="string">
            <text:p>Most of the time</text:p>
          </table:table-cell>
          <table:table-cell office:value-type="string">
            <text:p>25</text:p>
          </table:table-cell>
          <table:table-cell office:value-type="string">
            <text:p>Often</text:p>
          </table:table-cell>
          <table:table-cell office:value-type="string">
            <text:p>29</text:p>
          </table:table-cell>
          <table:table-cell office:value-type="string">
            <text:p>Rarely</text:p>
          </table:table-cell>
          <table:table-cell office:value-type="string">
            <text:p>27</text:p>
          </table:table-cell>
          <table:table-cell office:value-type="string">
            <text:p>Sometimes</text:p>
          </table:table-cell>
          <table:table-cell office:value-type="string">
            <text:p>60</text:p>
          </table:table-cell>
          <table:table-cell office:value-type="string">
            <text:p>NA</text:p>
          </table:table-cell>
          <table:table-cell/>
          <table:table-cell table:formula="of:=[.N90]/16716" office:value-type="percentage" office:value="0.991564967695621">
            <text:p>99,16%</text:p>
          </table:table-cell>
          <table:table-cell table:formula="of:=[.P90]/16716" office:value-type="percentage" office:value="0.0014955731036133">
            <text:p>0,15%</text:p>
          </table:table-cell>
          <table:table-cell table:formula="of:=[.R90]/16716" office:value-type="percentage" office:value="0.00173486480019143">
            <text:p>0,17%</text:p>
          </table:table-cell>
          <table:table-cell table:formula="of:=[.T90]/16716" office:value-type="percentage" office:value="0.00161521895190237">
            <text:p>0,16%</text:p>
          </table:table-cell>
          <table:table-cell office:value-type="string">
            <text:p>At work, how often did you use the following data science/analytics tools, technologies, and languages this past year? - Flume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GCP</text:p>
          </table:table-cell>
          <table:table-cell table:number-columns-repeated="3"/>
          <table:table-cell table:formula="of:=SUM([.B91:.D91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192">
            <text:p>16192</text:p>
          </table:table-cell>
          <table:table-cell/>
          <table:table-cell office:value-type="string">
            <text:p>16192</text:p>
          </table:table-cell>
          <table:table-cell office:value-type="string">
            <text:p>Most of the time</text:p>
          </table:table-cell>
          <table:table-cell office:value-type="string">
            <text:p>96</text:p>
          </table:table-cell>
          <table:table-cell office:value-type="string">
            <text:p>Often</text:p>
          </table:table-cell>
          <table:table-cell office:value-type="string">
            <text:p>136</text:p>
          </table:table-cell>
          <table:table-cell office:value-type="string">
            <text:p>Rarely</text:p>
          </table:table-cell>
          <table:table-cell office:value-type="string">
            <text:p>112</text:p>
          </table:table-cell>
          <table:table-cell office:value-type="string">
            <text:p>Sometimes</text:p>
          </table:table-cell>
          <table:table-cell office:value-type="string">
            <text:p>180</text:p>
          </table:table-cell>
          <table:table-cell office:value-type="string">
            <text:p>NA</text:p>
          </table:table-cell>
          <table:table-cell/>
          <table:table-cell table:formula="of:=[.N91]/16716" office:value-type="percentage" office:value="0.968652787748265">
            <text:p>96,87%</text:p>
          </table:table-cell>
          <table:table-cell table:formula="of:=[.P91]/16716" office:value-type="percentage" office:value="0.00574300071787509">
            <text:p>0,57%</text:p>
          </table:table-cell>
          <table:table-cell table:formula="of:=[.R91]/16716" office:value-type="percentage" office:value="0.00813591768365638">
            <text:p>0,81%</text:p>
          </table:table-cell>
          <table:table-cell table:formula="of:=[.T91]/16716" office:value-type="percentage" office:value="0.00670016750418761">
            <text:p>0,67%</text:p>
          </table:table-cell>
          <table:table-cell office:value-type="string">
            <text:p>At work, how often did you use the following data science/analytics tools, technologies, and languages this past year? - Google Cloud Compute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Hadoop</text:p>
          </table:table-cell>
          <table:table-cell table:number-columns-repeated="3"/>
          <table:table-cell table:formula="of:=SUM([.B92:.D92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379">
            <text:p>15379</text:p>
          </table:table-cell>
          <table:table-cell/>
          <table:table-cell office:value-type="string">
            <text:p>15379</text:p>
          </table:table-cell>
          <table:table-cell office:value-type="string">
            <text:p>Most of the time</text:p>
          </table:table-cell>
          <table:table-cell office:value-type="string">
            <text:p>293</text:p>
          </table:table-cell>
          <table:table-cell office:value-type="string">
            <text:p>Often</text:p>
          </table:table-cell>
          <table:table-cell office:value-type="string">
            <text:p>381</text:p>
          </table:table-cell>
          <table:table-cell office:value-type="string">
            <text:p>Rarely</text:p>
          </table:table-cell>
          <table:table-cell office:value-type="string">
            <text:p>223</text:p>
          </table:table-cell>
          <table:table-cell office:value-type="string">
            <text:p>Sometimes</text:p>
          </table:table-cell>
          <table:table-cell office:value-type="string">
            <text:p>440</text:p>
          </table:table-cell>
          <table:table-cell office:value-type="string">
            <text:p>NA</text:p>
          </table:table-cell>
          <table:table-cell/>
          <table:table-cell table:formula="of:=[.N92]/16716" office:value-type="percentage" office:value="0.92001675041876">
            <text:p>92,00%</text:p>
          </table:table-cell>
          <table:table-cell table:formula="of:=[.P92]/16716" office:value-type="percentage" office:value="0.0175281167743479">
            <text:p>1,75%</text:p>
          </table:table-cell>
          <table:table-cell table:formula="of:=[.R92]/16716" office:value-type="percentage" office:value="0.0227925340990668">
            <text:p>2,28%</text:p>
          </table:table-cell>
          <table:table-cell table:formula="of:=[.T92]/16716" office:value-type="percentage" office:value="0.0133405120842307">
            <text:p>1,33%</text:p>
          </table:table-cell>
          <table:table-cell office:value-type="string">
            <text:p>At work, how often did you use the following data science/analytics tools, technologies, and languages this past year? - Hadoop/Hive/Pig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IBMCognos</text:p>
          </table:table-cell>
          <table:table-cell table:number-columns-repeated="3"/>
          <table:table-cell table:formula="of:=SUM([.B93:.D93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561">
            <text:p>16561</text:p>
          </table:table-cell>
          <table:table-cell/>
          <table:table-cell office:value-type="string">
            <text:p>16561</text:p>
          </table:table-cell>
          <table:table-cell office:value-type="string">
            <text:p>Most of the time</text:p>
          </table:table-cell>
          <table:table-cell office:value-type="string">
            <text:p>23</text:p>
          </table:table-cell>
          <table:table-cell office:value-type="string">
            <text:p>Often</text:p>
          </table:table-cell>
          <table:table-cell office:value-type="string">
            <text:p>41</text:p>
          </table:table-cell>
          <table:table-cell office:value-type="string">
            <text:p>Rarely</text:p>
          </table:table-cell>
          <table:table-cell office:value-type="string">
            <text:p>48</text:p>
          </table:table-cell>
          <table:table-cell office:value-type="string">
            <text:p>Sometimes</text:p>
          </table:table-cell>
          <table:table-cell office:value-type="string">
            <text:p>43</text:p>
          </table:table-cell>
          <table:table-cell office:value-type="string">
            <text:p>NA</text:p>
          </table:table-cell>
          <table:table-cell/>
          <table:table-cell table:formula="of:=[.N93]/16716" office:value-type="percentage" office:value="0.990727446757597">
            <text:p>99,07%</text:p>
          </table:table-cell>
          <table:table-cell table:formula="of:=[.P93]/16716" office:value-type="percentage" office:value="0.00137592725532424">
            <text:p>0,14%</text:p>
          </table:table-cell>
          <table:table-cell table:formula="of:=[.R93]/16716" office:value-type="percentage" office:value="0.00245273988992582">
            <text:p>0,25%</text:p>
          </table:table-cell>
          <table:table-cell table:formula="of:=[.T93]/16716" office:value-type="percentage" office:value="0.00287150035893754">
            <text:p>0,29%</text:p>
          </table:table-cell>
          <table:table-cell office:value-type="string">
            <text:p>At work, how often did you use the following data science/analytics tools, technologies, and languages this past year? - IBM Cogno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IBMSPSSModeler</text:p>
          </table:table-cell>
          <table:table-cell table:number-columns-repeated="3"/>
          <table:table-cell table:formula="of:=SUM([.B94:.D94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450">
            <text:p>16450</text:p>
          </table:table-cell>
          <table:table-cell/>
          <table:table-cell office:value-type="string">
            <text:p>16450</text:p>
          </table:table-cell>
          <table:table-cell office:value-type="string">
            <text:p>Most of the time</text:p>
          </table:table-cell>
          <table:table-cell office:value-type="string">
            <text:p>50</text:p>
          </table:table-cell>
          <table:table-cell office:value-type="string">
            <text:p>Often</text:p>
          </table:table-cell>
          <table:table-cell office:value-type="string">
            <text:p>66</text:p>
          </table:table-cell>
          <table:table-cell office:value-type="string">
            <text:p>Rarely</text:p>
          </table:table-cell>
          <table:table-cell office:value-type="string">
            <text:p>79</text:p>
          </table:table-cell>
          <table:table-cell office:value-type="string">
            <text:p>Sometimes</text:p>
          </table:table-cell>
          <table:table-cell office:value-type="string">
            <text:p>71</text:p>
          </table:table-cell>
          <table:table-cell office:value-type="string">
            <text:p>NA</text:p>
          </table:table-cell>
          <table:table-cell/>
          <table:table-cell table:formula="of:=[.N94]/16716" office:value-type="percentage" office:value="0.984087102177555">
            <text:p>98,41%</text:p>
          </table:table-cell>
          <table:table-cell table:formula="of:=[.P94]/16716" office:value-type="percentage" office:value="0.00299114620722661">
            <text:p>0,30%</text:p>
          </table:table-cell>
          <table:table-cell table:formula="of:=[.R94]/16716" office:value-type="percentage" office:value="0.00394831299353912">
            <text:p>0,39%</text:p>
          </table:table-cell>
          <table:table-cell table:formula="of:=[.T94]/16716" office:value-type="percentage" office:value="0.00472601100741804">
            <text:p>0,47%</text:p>
          </table:table-cell>
          <table:table-cell office:value-type="string">
            <text:p>At work, how often did you use the following data science/analytics tools, technologies, and languages this past year? - IBM SPSS Modeler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IBMSPSSStatistics</text:p>
          </table:table-cell>
          <table:table-cell table:number-columns-repeated="3"/>
          <table:table-cell table:formula="of:=SUM([.B95:.D95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258">
            <text:p>16258</text:p>
          </table:table-cell>
          <table:table-cell/>
          <table:table-cell office:value-type="string">
            <text:p>16258</text:p>
          </table:table-cell>
          <table:table-cell office:value-type="string">
            <text:p>Most of the time</text:p>
          </table:table-cell>
          <table:table-cell office:value-type="string">
            <text:p>81</text:p>
          </table:table-cell>
          <table:table-cell office:value-type="string">
            <text:p>Often</text:p>
          </table:table-cell>
          <table:table-cell office:value-type="string">
            <text:p>104</text:p>
          </table:table-cell>
          <table:table-cell office:value-type="string">
            <text:p>Rarely</text:p>
          </table:table-cell>
          <table:table-cell office:value-type="string">
            <text:p>130</text:p>
          </table:table-cell>
          <table:table-cell office:value-type="string">
            <text:p>Sometimes</text:p>
          </table:table-cell>
          <table:table-cell office:value-type="string">
            <text:p>143</text:p>
          </table:table-cell>
          <table:table-cell office:value-type="string">
            <text:p>NA</text:p>
          </table:table-cell>
          <table:table-cell/>
          <table:table-cell table:formula="of:=[.N95]/16716" office:value-type="percentage" office:value="0.972601100741804">
            <text:p>97,26%</text:p>
          </table:table-cell>
          <table:table-cell table:formula="of:=[.P95]/16716" office:value-type="percentage" office:value="0.00484565685570711">
            <text:p>0,48%</text:p>
          </table:table-cell>
          <table:table-cell table:formula="of:=[.R95]/16716" office:value-type="percentage" office:value="0.00622158411103135">
            <text:p>0,62%</text:p>
          </table:table-cell>
          <table:table-cell table:formula="of:=[.T95]/16716" office:value-type="percentage" office:value="0.00777698013878918">
            <text:p>0,78%</text:p>
          </table:table-cell>
          <table:table-cell office:value-type="string">
            <text:p>At work, how often did you use the following data science/analytics tools, technologies, and languages this past year? - IBM SPSS Statistic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IBMWatson</text:p>
          </table:table-cell>
          <table:table-cell table:number-columns-repeated="3"/>
          <table:table-cell table:formula="of:=SUM([.B96:.D96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473">
            <text:p>16473</text:p>
          </table:table-cell>
          <table:table-cell/>
          <table:table-cell office:value-type="string">
            <text:p>16473</text:p>
          </table:table-cell>
          <table:table-cell office:value-type="string">
            <text:p>Most of the time</text:p>
          </table:table-cell>
          <table:table-cell office:value-type="string">
            <text:p>24</text:p>
          </table:table-cell>
          <table:table-cell office:value-type="string">
            <text:p>Often</text:p>
          </table:table-cell>
          <table:table-cell office:value-type="string">
            <text:p>49</text:p>
          </table:table-cell>
          <table:table-cell office:value-type="string">
            <text:p>Rarely</text:p>
          </table:table-cell>
          <table:table-cell office:value-type="string">
            <text:p>81</text:p>
          </table:table-cell>
          <table:table-cell office:value-type="string">
            <text:p>Sometimes</text:p>
          </table:table-cell>
          <table:table-cell office:value-type="string">
            <text:p>89</text:p>
          </table:table-cell>
          <table:table-cell office:value-type="string">
            <text:p>NA</text:p>
          </table:table-cell>
          <table:table-cell/>
          <table:table-cell table:formula="of:=[.N96]/16716" office:value-type="percentage" office:value="0.985463029432879">
            <text:p>98,55%</text:p>
          </table:table-cell>
          <table:table-cell table:formula="of:=[.P96]/16716" office:value-type="percentage" office:value="0.00143575017946877">
            <text:p>0,14%</text:p>
          </table:table-cell>
          <table:table-cell table:formula="of:=[.R96]/16716" office:value-type="percentage" office:value="0.00293132328308208">
            <text:p>0,29%</text:p>
          </table:table-cell>
          <table:table-cell table:formula="of:=[.T96]/16716" office:value-type="percentage" office:value="0.00484565685570711">
            <text:p>0,48%</text:p>
          </table:table-cell>
          <table:table-cell office:value-type="string">
            <text:p>At work, how often did you use the following data science/analytics tools, technologies, and languages this past year? - IBM Watson / Waton Analytic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Impala</text:p>
          </table:table-cell>
          <table:table-cell table:number-columns-repeated="3"/>
          <table:table-cell table:formula="of:=SUM([.B97:.D97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464">
            <text:p>16464</text:p>
          </table:table-cell>
          <table:table-cell/>
          <table:table-cell office:value-type="string">
            <text:p>16464</text:p>
          </table:table-cell>
          <table:table-cell office:value-type="string">
            <text:p>Most of the time</text:p>
          </table:table-cell>
          <table:table-cell office:value-type="string">
            <text:p>46</text:p>
          </table:table-cell>
          <table:table-cell office:value-type="string">
            <text:p>Often</text:p>
          </table:table-cell>
          <table:table-cell office:value-type="string">
            <text:p>75</text:p>
          </table:table-cell>
          <table:table-cell office:value-type="string">
            <text:p>Rarely</text:p>
          </table:table-cell>
          <table:table-cell office:value-type="string">
            <text:p>46</text:p>
          </table:table-cell>
          <table:table-cell office:value-type="string">
            <text:p>Sometimes</text:p>
          </table:table-cell>
          <table:table-cell office:value-type="string">
            <text:p>85</text:p>
          </table:table-cell>
          <table:table-cell office:value-type="string">
            <text:p>NA</text:p>
          </table:table-cell>
          <table:table-cell/>
          <table:table-cell table:formula="of:=[.N97]/16716" office:value-type="percentage" office:value="0.984924623115578">
            <text:p>98,49%</text:p>
          </table:table-cell>
          <table:table-cell table:formula="of:=[.P97]/16716" office:value-type="percentage" office:value="0.00275185451064848">
            <text:p>0,28%</text:p>
          </table:table-cell>
          <table:table-cell table:formula="of:=[.R97]/16716" office:value-type="percentage" office:value="0.00448671931083991">
            <text:p>0,45%</text:p>
          </table:table-cell>
          <table:table-cell table:formula="of:=[.T97]/16716" office:value-type="percentage" office:value="0.00275185451064848">
            <text:p>0,28%</text:p>
          </table:table-cell>
          <table:table-cell office:value-type="string">
            <text:p>At work, how often did you use the following data science/analytics tools, technologies, and languages this past year? - Impala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Java</text:p>
          </table:table-cell>
          <table:table-cell table:number-columns-repeated="3"/>
          <table:table-cell table:formula="of:=SUM([.B98:.D98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311">
            <text:p>15311</text:p>
          </table:table-cell>
          <table:table-cell/>
          <table:table-cell office:value-type="string">
            <text:p>15311</text:p>
          </table:table-cell>
          <table:table-cell office:value-type="string">
            <text:p>Most of the time</text:p>
          </table:table-cell>
          <table:table-cell office:value-type="string">
            <text:p>321</text:p>
          </table:table-cell>
          <table:table-cell office:value-type="string">
            <text:p>Often</text:p>
          </table:table-cell>
          <table:table-cell office:value-type="string">
            <text:p>382</text:p>
          </table:table-cell>
          <table:table-cell office:value-type="string">
            <text:p>Rarely</text:p>
          </table:table-cell>
          <table:table-cell office:value-type="string">
            <text:p>254</text:p>
          </table:table-cell>
          <table:table-cell office:value-type="string">
            <text:p>Sometimes</text:p>
          </table:table-cell>
          <table:table-cell office:value-type="string">
            <text:p>448</text:p>
          </table:table-cell>
          <table:table-cell office:value-type="string">
            <text:p>NA</text:p>
          </table:table-cell>
          <table:table-cell/>
          <table:table-cell table:formula="of:=[.N98]/16716" office:value-type="percentage" office:value="0.915948791576932">
            <text:p>91,59%</text:p>
          </table:table-cell>
          <table:table-cell table:formula="of:=[.P98]/16716" office:value-type="percentage" office:value="0.0192031586503948">
            <text:p>1,92%</text:p>
          </table:table-cell>
          <table:table-cell table:formula="of:=[.R98]/16716" office:value-type="percentage" office:value="0.0228523570232113">
            <text:p>2,29%</text:p>
          </table:table-cell>
          <table:table-cell table:formula="of:=[.T98]/16716" office:value-type="percentage" office:value="0.0151950227327112">
            <text:p>1,52%</text:p>
          </table:table-cell>
          <table:table-cell office:value-type="string">
            <text:p>At work, how often did you use the following data science/analytics tools, technologies, and languages this past year? - Java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Julia</text:p>
          </table:table-cell>
          <table:table-cell table:number-columns-repeated="3"/>
          <table:table-cell table:formula="of:=SUM([.B99:.D99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536">
            <text:p>16536</text:p>
          </table:table-cell>
          <table:table-cell/>
          <table:table-cell office:value-type="string">
            <text:p>16536</text:p>
          </table:table-cell>
          <table:table-cell office:value-type="string">
            <text:p>Most of the time</text:p>
          </table:table-cell>
          <table:table-cell office:value-type="string">
            <text:p>17</text:p>
          </table:table-cell>
          <table:table-cell office:value-type="string">
            <text:p>Often</text:p>
          </table:table-cell>
          <table:table-cell office:value-type="string">
            <text:p>21</text:p>
          </table:table-cell>
          <table:table-cell office:value-type="string">
            <text:p>Rarely</text:p>
          </table:table-cell>
          <table:table-cell office:value-type="string">
            <text:p>87</text:p>
          </table:table-cell>
          <table:table-cell office:value-type="string">
            <text:p>Sometimes</text:p>
          </table:table-cell>
          <table:table-cell office:value-type="string">
            <text:p>55</text:p>
          </table:table-cell>
          <table:table-cell office:value-type="string">
            <text:p>NA</text:p>
          </table:table-cell>
          <table:table-cell/>
          <table:table-cell table:formula="of:=[.N99]/16716" office:value-type="percentage" office:value="0.989231873653984">
            <text:p>98,92%</text:p>
          </table:table-cell>
          <table:table-cell table:formula="of:=[.P99]/16716" office:value-type="percentage" office:value="0.00101698971045705">
            <text:p>0,10%</text:p>
          </table:table-cell>
          <table:table-cell table:formula="of:=[.R99]/16716" office:value-type="percentage" office:value="0.00125628140703518">
            <text:p>0,13%</text:p>
          </table:table-cell>
          <table:table-cell table:formula="of:=[.T99]/16716" office:value-type="percentage" office:value="0.0052045944005743">
            <text:p>0,52%</text:p>
          </table:table-cell>
          <table:table-cell office:value-type="string">
            <text:p>At work, how often did you use the following data science/analytics tools, technologies, and languages this past year? - Julia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Jupyter</text:p>
          </table:table-cell>
          <table:table-cell table:number-columns-repeated="3"/>
          <table:table-cell table:formula="of:=SUM([.B100:.D100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547">
            <text:p>13547</text:p>
          </table:table-cell>
          <table:table-cell/>
          <table:table-cell office:value-type="string">
            <text:p>13547</text:p>
          </table:table-cell>
          <table:table-cell office:value-type="string">
            <text:p>Most of the time</text:p>
          </table:table-cell>
          <table:table-cell office:value-type="string">
            <text:p>1327</text:p>
          </table:table-cell>
          <table:table-cell office:value-type="string">
            <text:p>Often</text:p>
          </table:table-cell>
          <table:table-cell office:value-type="string">
            <text:p>851</text:p>
          </table:table-cell>
          <table:table-cell office:value-type="string">
            <text:p>Rarely</text:p>
          </table:table-cell>
          <table:table-cell office:value-type="string">
            <text:p>246</text:p>
          </table:table-cell>
          <table:table-cell office:value-type="string">
            <text:p>Sometimes</text:p>
          </table:table-cell>
          <table:table-cell office:value-type="string">
            <text:p>745</text:p>
          </table:table-cell>
          <table:table-cell office:value-type="string">
            <text:p>NA</text:p>
          </table:table-cell>
          <table:table-cell/>
          <table:table-cell table:formula="of:=[.N100]/16716" office:value-type="percentage" office:value="0.810421153385978">
            <text:p>81,04%</text:p>
          </table:table-cell>
          <table:table-cell table:formula="of:=[.P100]/16716" office:value-type="percentage" office:value="0.0793850203397942">
            <text:p>7,94%</text:p>
          </table:table-cell>
          <table:table-cell table:formula="of:=[.R100]/16716" office:value-type="percentage" office:value="0.0509093084469969">
            <text:p>5,09%</text:p>
          </table:table-cell>
          <table:table-cell table:formula="of:=[.T100]/16716" office:value-type="percentage" office:value="0.0147164393395549">
            <text:p>1,47%</text:p>
          </table:table-cell>
          <table:table-cell office:value-type="string">
            <text:p>At work, how often did you use the following data science/analytics tools, technologies, and languages this past year? - Jupyter notebook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KNIMECommercial</text:p>
          </table:table-cell>
          <table:table-cell table:number-columns-repeated="3"/>
          <table:table-cell table:formula="of:=SUM([.B101:.D101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680">
            <text:p>16680</text:p>
          </table:table-cell>
          <table:table-cell/>
          <table:table-cell office:value-type="string">
            <text:p>16680</text:p>
          </table:table-cell>
          <table:table-cell office:value-type="string">
            <text:p>Most of the time</text:p>
          </table:table-cell>
          <table:table-cell office:value-type="string">
            <text:p>8</text:p>
          </table:table-cell>
          <table:table-cell office:value-type="string">
            <text:p>Often</text:p>
          </table:table-cell>
          <table:table-cell office:value-type="string">
            <text:p>10</text:p>
          </table:table-cell>
          <table:table-cell office:value-type="string">
            <text:p>Rarely</text:p>
          </table:table-cell>
          <table:table-cell office:value-type="string">
            <text:p>6</text:p>
          </table:table-cell>
          <table:table-cell office:value-type="string">
            <text:p>Sometimes</text:p>
          </table:table-cell>
          <table:table-cell office:value-type="string">
            <text:p>12</text:p>
          </table:table-cell>
          <table:table-cell office:value-type="string">
            <text:p>NA</text:p>
          </table:table-cell>
          <table:table-cell/>
          <table:table-cell table:formula="of:=[.N101]/16716" office:value-type="percentage" office:value="0.997846374730797">
            <text:p>99,78%</text:p>
          </table:table-cell>
          <table:table-cell table:formula="of:=[.P101]/16716" office:value-type="percentage" office:value="0.000478583393156258">
            <text:p>0,05%</text:p>
          </table:table-cell>
          <table:table-cell table:formula="of:=[.R101]/16716" office:value-type="percentage" office:value="0.000598229241445322">
            <text:p>0,06%</text:p>
          </table:table-cell>
          <table:table-cell table:formula="of:=[.T101]/16716" office:value-type="percentage" office:value="0.000358937544867193">
            <text:p>0,04%</text:p>
          </table:table-cell>
          <table:table-cell office:value-type="string">
            <text:p>At work, how often did you use the following data science/analytics tools, technologies, and languages this past year? - KNIME (commercial version)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KNIMEFree</text:p>
          </table:table-cell>
          <table:table-cell table:number-columns-repeated="3"/>
          <table:table-cell table:formula="of:=SUM([.B102:.D102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449">
            <text:p>16449</text:p>
          </table:table-cell>
          <table:table-cell/>
          <table:table-cell office:value-type="string">
            <text:p>16449</text:p>
          </table:table-cell>
          <table:table-cell office:value-type="string">
            <text:p>Most of the time</text:p>
          </table:table-cell>
          <table:table-cell office:value-type="string">
            <text:p>29</text:p>
          </table:table-cell>
          <table:table-cell office:value-type="string">
            <text:p>Often</text:p>
          </table:table-cell>
          <table:table-cell office:value-type="string">
            <text:p>39</text:p>
          </table:table-cell>
          <table:table-cell office:value-type="string">
            <text:p>Rarely</text:p>
          </table:table-cell>
          <table:table-cell office:value-type="string">
            <text:p>86</text:p>
          </table:table-cell>
          <table:table-cell office:value-type="string">
            <text:p>Sometimes</text:p>
          </table:table-cell>
          <table:table-cell office:value-type="string">
            <text:p>113</text:p>
          </table:table-cell>
          <table:table-cell office:value-type="string">
            <text:p>NA</text:p>
          </table:table-cell>
          <table:table-cell/>
          <table:table-cell table:formula="of:=[.N102]/16716" office:value-type="percentage" office:value="0.98402727925341">
            <text:p>98,40%</text:p>
          </table:table-cell>
          <table:table-cell table:formula="of:=[.P102]/16716" office:value-type="percentage" office:value="0.00173486480019143">
            <text:p>0,17%</text:p>
          </table:table-cell>
          <table:table-cell table:formula="of:=[.R102]/16716" office:value-type="percentage" office:value="0.00233309404163676">
            <text:p>0,23%</text:p>
          </table:table-cell>
          <table:table-cell table:formula="of:=[.T102]/16716" office:value-type="percentage" office:value="0.00514477147642977">
            <text:p>0,51%</text:p>
          </table:table-cell>
          <table:table-cell office:value-type="string">
            <text:p>At work, how often did you use the following data science/analytics tools, technologies, and languages this past year? - KNIME (free version)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Mathematica</text:p>
          </table:table-cell>
          <table:table-cell table:number-columns-repeated="3"/>
          <table:table-cell table:formula="of:=SUM([.B103:.D103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424">
            <text:p>16424</text:p>
          </table:table-cell>
          <table:table-cell/>
          <table:table-cell office:value-type="string">
            <text:p>16424</text:p>
          </table:table-cell>
          <table:table-cell office:value-type="string">
            <text:p>Most of the time</text:p>
          </table:table-cell>
          <table:table-cell office:value-type="string">
            <text:p>35</text:p>
          </table:table-cell>
          <table:table-cell office:value-type="string">
            <text:p>Often</text:p>
          </table:table-cell>
          <table:table-cell office:value-type="string">
            <text:p>48</text:p>
          </table:table-cell>
          <table:table-cell office:value-type="string">
            <text:p>Rarely</text:p>
          </table:table-cell>
          <table:table-cell office:value-type="string">
            <text:p>109</text:p>
          </table:table-cell>
          <table:table-cell office:value-type="string">
            <text:p>Sometimes</text:p>
          </table:table-cell>
          <table:table-cell office:value-type="string">
            <text:p>100</text:p>
          </table:table-cell>
          <table:table-cell office:value-type="string">
            <text:p>NA</text:p>
          </table:table-cell>
          <table:table-cell/>
          <table:table-cell table:formula="of:=[.N103]/16716" office:value-type="percentage" office:value="0.982531706149797">
            <text:p>98,25%</text:p>
          </table:table-cell>
          <table:table-cell table:formula="of:=[.P103]/16716" office:value-type="percentage" office:value="0.00209380234505863">
            <text:p>0,21%</text:p>
          </table:table-cell>
          <table:table-cell table:formula="of:=[.R103]/16716" office:value-type="percentage" office:value="0.00287150035893754">
            <text:p>0,29%</text:p>
          </table:table-cell>
          <table:table-cell table:formula="of:=[.T103]/16716" office:value-type="percentage" office:value="0.00652069873175401">
            <text:p>0,65%</text:p>
          </table:table-cell>
          <table:table-cell office:value-type="string">
            <text:p>At work, how often did you use the following data science/analytics tools, technologies, and languages this past year? - Mathematica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MATLAB</text:p>
          </table:table-cell>
          <table:table-cell table:number-columns-repeated="3"/>
          <table:table-cell table:formula="of:=SUM([.B104:.D104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292">
            <text:p>15292</text:p>
          </table:table-cell>
          <table:table-cell/>
          <table:table-cell office:value-type="string">
            <text:p>15292</text:p>
          </table:table-cell>
          <table:table-cell office:value-type="string">
            <text:p>Most of the time</text:p>
          </table:table-cell>
          <table:table-cell office:value-type="string">
            <text:p>282</text:p>
          </table:table-cell>
          <table:table-cell office:value-type="string">
            <text:p>Often</text:p>
          </table:table-cell>
          <table:table-cell office:value-type="string">
            <text:p>313</text:p>
          </table:table-cell>
          <table:table-cell office:value-type="string">
            <text:p>Rarely</text:p>
          </table:table-cell>
          <table:table-cell office:value-type="string">
            <text:p>391</text:p>
          </table:table-cell>
          <table:table-cell office:value-type="string">
            <text:p>Sometimes</text:p>
          </table:table-cell>
          <table:table-cell office:value-type="string">
            <text:p>438</text:p>
          </table:table-cell>
          <table:table-cell office:value-type="string">
            <text:p>NA</text:p>
          </table:table-cell>
          <table:table-cell/>
          <table:table-cell table:formula="of:=[.N104]/16716" office:value-type="percentage" office:value="0.914812156018186">
            <text:p>91,48%</text:p>
          </table:table-cell>
          <table:table-cell table:formula="of:=[.P104]/16716" office:value-type="percentage" office:value="0.0168700646087581">
            <text:p>1,69%</text:p>
          </table:table-cell>
          <table:table-cell table:formula="of:=[.R104]/16716" office:value-type="percentage" office:value="0.0187245752572386">
            <text:p>1,87%</text:p>
          </table:table-cell>
          <table:table-cell table:formula="of:=[.T104]/16716" office:value-type="percentage" office:value="0.0233907633405121">
            <text:p>2,34%</text:p>
          </table:table-cell>
          <table:table-cell office:value-type="string">
            <text:p>At work, how often did you use the following data science/analytics tools, technologies, and languages this past year? - MATLAB/Octave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Azure</text:p>
          </table:table-cell>
          <table:table-cell table:number-columns-repeated="3"/>
          <table:table-cell table:formula="of:=SUM([.B105:.D105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141">
            <text:p>16141</text:p>
          </table:table-cell>
          <table:table-cell/>
          <table:table-cell office:value-type="string">
            <text:p>16141</text:p>
          </table:table-cell>
          <table:table-cell office:value-type="string">
            <text:p>Most of the time</text:p>
          </table:table-cell>
          <table:table-cell office:value-type="string">
            <text:p>56</text:p>
          </table:table-cell>
          <table:table-cell office:value-type="string">
            <text:p>Often</text:p>
          </table:table-cell>
          <table:table-cell office:value-type="string">
            <text:p>108</text:p>
          </table:table-cell>
          <table:table-cell office:value-type="string">
            <text:p>Rarely</text:p>
          </table:table-cell>
          <table:table-cell office:value-type="string">
            <text:p>158</text:p>
          </table:table-cell>
          <table:table-cell office:value-type="string">
            <text:p>Sometimes</text:p>
          </table:table-cell>
          <table:table-cell office:value-type="string">
            <text:p>253</text:p>
          </table:table-cell>
          <table:table-cell office:value-type="string">
            <text:p>NA</text:p>
          </table:table-cell>
          <table:table-cell/>
          <table:table-cell table:formula="of:=[.N105]/16716" office:value-type="percentage" office:value="0.965601818616894">
            <text:p>96,56%</text:p>
          </table:table-cell>
          <table:table-cell table:formula="of:=[.P105]/16716" office:value-type="percentage" office:value="0.0033500837520938">
            <text:p>0,34%</text:p>
          </table:table-cell>
          <table:table-cell table:formula="of:=[.R105]/16716" office:value-type="percentage" office:value="0.00646087580760948">
            <text:p>0,65%</text:p>
          </table:table-cell>
          <table:table-cell table:formula="of:=[.T105]/16716" office:value-type="percentage" office:value="0.00945202201483608">
            <text:p>0,95%</text:p>
          </table:table-cell>
          <table:table-cell office:value-type="string">
            <text:p>At work, how often did you use the following data science/analytics tools, technologies, and languages this past year? - Microsoft Azure Machine Learning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Excel</text:p>
          </table:table-cell>
          <table:table-cell table:number-columns-repeated="3"/>
          <table:table-cell table:formula="of:=SUM([.B106:.D106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668">
            <text:p>15668</text:p>
          </table:table-cell>
          <table:table-cell/>
          <table:table-cell office:value-type="string">
            <text:p>15668</text:p>
          </table:table-cell>
          <table:table-cell office:value-type="string">
            <text:p>Most of the time</text:p>
          </table:table-cell>
          <table:table-cell office:value-type="string">
            <text:p>304</text:p>
          </table:table-cell>
          <table:table-cell office:value-type="string">
            <text:p>Often</text:p>
          </table:table-cell>
          <table:table-cell office:value-type="string">
            <text:p>360</text:p>
          </table:table-cell>
          <table:table-cell office:value-type="string">
            <text:p>Rarely</text:p>
          </table:table-cell>
          <table:table-cell office:value-type="string">
            <text:p>85</text:p>
          </table:table-cell>
          <table:table-cell office:value-type="string">
            <text:p>Sometimes</text:p>
          </table:table-cell>
          <table:table-cell office:value-type="string">
            <text:p>299</text:p>
          </table:table-cell>
          <table:table-cell office:value-type="string">
            <text:p>NA</text:p>
          </table:table-cell>
          <table:table-cell/>
          <table:table-cell table:formula="of:=[.N106]/16716" office:value-type="percentage" office:value="0.93730557549653">
            <text:p>93,73%</text:p>
          </table:table-cell>
          <table:table-cell table:formula="of:=[.P106]/16716" office:value-type="percentage" office:value="0.0181861689399378">
            <text:p>1,82%</text:p>
          </table:table-cell>
          <table:table-cell table:formula="of:=[.R106]/16716" office:value-type="percentage" office:value="0.0215362526920316">
            <text:p>2,15%</text:p>
          </table:table-cell>
          <table:table-cell table:formula="of:=[.T106]/16716" office:value-type="percentage" office:value="0.00508494855228524">
            <text:p>0,51%</text:p>
          </table:table-cell>
          <table:table-cell office:value-type="string">
            <text:p>At work, how often did you use the following data science/analytics tools, technologies, and languages this past year? - Microsoft Excel Data Mining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MicrosoftRServer</text:p>
          </table:table-cell>
          <table:table-cell table:number-columns-repeated="3"/>
          <table:table-cell table:formula="of:=SUM([.B107:.D107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344">
            <text:p>16344</text:p>
          </table:table-cell>
          <table:table-cell/>
          <table:table-cell office:value-type="string">
            <text:p>16344</text:p>
          </table:table-cell>
          <table:table-cell office:value-type="string">
            <text:p>Most of the time</text:p>
          </table:table-cell>
          <table:table-cell office:value-type="string">
            <text:p>57</text:p>
          </table:table-cell>
          <table:table-cell office:value-type="string">
            <text:p>Often</text:p>
          </table:table-cell>
          <table:table-cell office:value-type="string">
            <text:p>95</text:p>
          </table:table-cell>
          <table:table-cell office:value-type="string">
            <text:p>Rarely</text:p>
          </table:table-cell>
          <table:table-cell office:value-type="string">
            <text:p>75</text:p>
          </table:table-cell>
          <table:table-cell office:value-type="string">
            <text:p>Sometimes</text:p>
          </table:table-cell>
          <table:table-cell office:value-type="string">
            <text:p>145</text:p>
          </table:table-cell>
          <table:table-cell office:value-type="string">
            <text:p>NA</text:p>
          </table:table-cell>
          <table:table-cell/>
          <table:table-cell table:formula="of:=[.N107]/16716" office:value-type="percentage" office:value="0.977745872218234">
            <text:p>97,77%</text:p>
          </table:table-cell>
          <table:table-cell table:formula="of:=[.P107]/16716" office:value-type="percentage" office:value="0.00340990667623833">
            <text:p>0,34%</text:p>
          </table:table-cell>
          <table:table-cell table:formula="of:=[.R107]/16716" office:value-type="percentage" office:value="0.00568317779373056">
            <text:p>0,57%</text:p>
          </table:table-cell>
          <table:table-cell table:formula="of:=[.T107]/16716" office:value-type="percentage" office:value="0.00448671931083991">
            <text:p>0,45%</text:p>
          </table:table-cell>
          <table:table-cell office:value-type="string">
            <text:p>At work, how often did you use the following data science/analytics tools, technologies, and languages this past year? - Microsoft R Server (Formerly Revolution Analytics)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MicrosoftSQL</text:p>
          </table:table-cell>
          <table:table-cell table:number-columns-repeated="3"/>
          <table:table-cell table:formula="of:=SUM([.B108:.D108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277">
            <text:p>16277</text:p>
          </table:table-cell>
          <table:table-cell/>
          <table:table-cell office:value-type="string">
            <text:p>16277</text:p>
          </table:table-cell>
          <table:table-cell office:value-type="string">
            <text:p>Most of the time</text:p>
          </table:table-cell>
          <table:table-cell office:value-type="string">
            <text:p>106</text:p>
          </table:table-cell>
          <table:table-cell office:value-type="string">
            <text:p>Often</text:p>
          </table:table-cell>
          <table:table-cell office:value-type="string">
            <text:p>123</text:p>
          </table:table-cell>
          <table:table-cell office:value-type="string">
            <text:p>Rarely</text:p>
          </table:table-cell>
          <table:table-cell office:value-type="string">
            <text:p>69</text:p>
          </table:table-cell>
          <table:table-cell office:value-type="string">
            <text:p>Sometimes</text:p>
          </table:table-cell>
          <table:table-cell office:value-type="string">
            <text:p>141</text:p>
          </table:table-cell>
          <table:table-cell office:value-type="string">
            <text:p>NA</text:p>
          </table:table-cell>
          <table:table-cell/>
          <table:table-cell table:formula="of:=[.N108]/16716" office:value-type="percentage" office:value="0.97373773630055">
            <text:p>97,37%</text:p>
          </table:table-cell>
          <table:table-cell table:formula="of:=[.P108]/16716" office:value-type="percentage" office:value="0.00634122995932041">
            <text:p>0,63%</text:p>
          </table:table-cell>
          <table:table-cell table:formula="of:=[.R108]/16716" office:value-type="percentage" office:value="0.00735821966977746">
            <text:p>0,74%</text:p>
          </table:table-cell>
          <table:table-cell table:formula="of:=[.T108]/16716" office:value-type="percentage" office:value="0.00412778176597272">
            <text:p>0,41%</text:p>
          </table:table-cell>
          <table:table-cell office:value-type="string">
            <text:p>At work, how often did you use the following data science/analytics tools, technologies, and languages this past year? - Microsoft SQL Server Data Mining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Minitab</text:p>
          </table:table-cell>
          <table:table-cell table:number-columns-repeated="3"/>
          <table:table-cell table:formula="of:=SUM([.B109:.D109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572">
            <text:p>16572</text:p>
          </table:table-cell>
          <table:table-cell/>
          <table:table-cell office:value-type="string">
            <text:p>16572</text:p>
          </table:table-cell>
          <table:table-cell office:value-type="string">
            <text:p>Most of the time</text:p>
          </table:table-cell>
          <table:table-cell office:value-type="string">
            <text:p>7</text:p>
          </table:table-cell>
          <table:table-cell office:value-type="string">
            <text:p>Often</text:p>
          </table:table-cell>
          <table:table-cell office:value-type="string">
            <text:p>22</text:p>
          </table:table-cell>
          <table:table-cell office:value-type="string">
            <text:p>Rarely</text:p>
          </table:table-cell>
          <table:table-cell office:value-type="string">
            <text:p>65</text:p>
          </table:table-cell>
          <table:table-cell office:value-type="string">
            <text:p>Sometimes</text:p>
          </table:table-cell>
          <table:table-cell office:value-type="string">
            <text:p>50</text:p>
          </table:table-cell>
          <table:table-cell office:value-type="string">
            <text:p>NA</text:p>
          </table:table-cell>
          <table:table-cell/>
          <table:table-cell table:formula="of:=[.N109]/16716" office:value-type="percentage" office:value="0.991385498923187">
            <text:p>99,14%</text:p>
          </table:table-cell>
          <table:table-cell table:formula="of:=[.P109]/16716" office:value-type="percentage" office:value="0.000418760469011725">
            <text:p>0,04%</text:p>
          </table:table-cell>
          <table:table-cell table:formula="of:=[.R109]/16716" office:value-type="percentage" office:value="0.00131610433117971">
            <text:p>0,13%</text:p>
          </table:table-cell>
          <table:table-cell table:formula="of:=[.T109]/16716" office:value-type="percentage" office:value="0.00388849006939459">
            <text:p>0,39%</text:p>
          </table:table-cell>
          <table:table-cell office:value-type="string">
            <text:p>At work, how often did you use the following data science/analytics tools, technologies, and languages this past year? - Minitab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NoSQL</text:p>
          </table:table-cell>
          <table:table-cell table:number-columns-repeated="3"/>
          <table:table-cell table:formula="of:=SUM([.B110:.D110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238">
            <text:p>15238</text:p>
          </table:table-cell>
          <table:table-cell/>
          <table:table-cell office:value-type="string">
            <text:p>15238</text:p>
          </table:table-cell>
          <table:table-cell office:value-type="string">
            <text:p>Most of the time</text:p>
          </table:table-cell>
          <table:table-cell office:value-type="string">
            <text:p>292</text:p>
          </table:table-cell>
          <table:table-cell office:value-type="string">
            <text:p>Often</text:p>
          </table:table-cell>
          <table:table-cell office:value-type="string">
            <text:p>431</text:p>
          </table:table-cell>
          <table:table-cell office:value-type="string">
            <text:p>Rarely</text:p>
          </table:table-cell>
          <table:table-cell office:value-type="string">
            <text:p>185</text:p>
          </table:table-cell>
          <table:table-cell office:value-type="string">
            <text:p>Sometimes</text:p>
          </table:table-cell>
          <table:table-cell office:value-type="string">
            <text:p>570</text:p>
          </table:table-cell>
          <table:table-cell office:value-type="string">
            <text:p>NA</text:p>
          </table:table-cell>
          <table:table-cell/>
          <table:table-cell table:formula="of:=[.N110]/16716" office:value-type="percentage" office:value="0.911581718114381">
            <text:p>91,16%</text:p>
          </table:table-cell>
          <table:table-cell table:formula="of:=[.P110]/16716" office:value-type="percentage" office:value="0.0174682938502034">
            <text:p>1,75%</text:p>
          </table:table-cell>
          <table:table-cell table:formula="of:=[.R110]/16716" office:value-type="percentage" office:value="0.0257836803062934">
            <text:p>2,58%</text:p>
          </table:table-cell>
          <table:table-cell table:formula="of:=[.T110]/16716" office:value-type="percentage" office:value="0.0110672409667385">
            <text:p>1,11%</text:p>
          </table:table-cell>
          <table:table-cell office:value-type="string">
            <text:p>At work, how often did you use the following data science/analytics tools, technologies, and languages this past year? - NoSQL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Oracle</text:p>
          </table:table-cell>
          <table:table-cell table:number-columns-repeated="3"/>
          <table:table-cell table:formula="of:=SUM([.B111:.D111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508">
            <text:p>16508</text:p>
          </table:table-cell>
          <table:table-cell/>
          <table:table-cell office:value-type="string">
            <text:p>16508</text:p>
          </table:table-cell>
          <table:table-cell office:value-type="string">
            <text:p>Most of the time</text:p>
          </table:table-cell>
          <table:table-cell office:value-type="string">
            <text:p>34</text:p>
          </table:table-cell>
          <table:table-cell office:value-type="string">
            <text:p>Often</text:p>
          </table:table-cell>
          <table:table-cell office:value-type="string">
            <text:p>52</text:p>
          </table:table-cell>
          <table:table-cell office:value-type="string">
            <text:p>Rarely</text:p>
          </table:table-cell>
          <table:table-cell office:value-type="string">
            <text:p>50</text:p>
          </table:table-cell>
          <table:table-cell office:value-type="string">
            <text:p>Sometimes</text:p>
          </table:table-cell>
          <table:table-cell office:value-type="string">
            <text:p>72</text:p>
          </table:table-cell>
          <table:table-cell office:value-type="string">
            <text:p>NA</text:p>
          </table:table-cell>
          <table:table-cell/>
          <table:table-cell table:formula="of:=[.N111]/16716" office:value-type="percentage" office:value="0.987556831777937">
            <text:p>98,76%</text:p>
          </table:table-cell>
          <table:table-cell table:formula="of:=[.P111]/16716" office:value-type="percentage" office:value="0.00203397942091409">
            <text:p>0,20%</text:p>
          </table:table-cell>
          <table:table-cell table:formula="of:=[.R111]/16716" office:value-type="percentage" office:value="0.00311079205551567">
            <text:p>0,31%</text:p>
          </table:table-cell>
          <table:table-cell table:formula="of:=[.T111]/16716" office:value-type="percentage" office:value="0.00299114620722661">
            <text:p>0,30%</text:p>
          </table:table-cell>
          <table:table-cell office:value-type="string">
            <text:p>At work, how often did you use the following data science/analytics tools, technologies, and languages this past year? - Oracle Data Mining/ Oracle R Enterprise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Orange</text:p>
          </table:table-cell>
          <table:table-cell table:number-columns-repeated="3"/>
          <table:table-cell table:formula="of:=SUM([.B112:.D112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594">
            <text:p>16594</text:p>
          </table:table-cell>
          <table:table-cell/>
          <table:table-cell office:value-type="string">
            <text:p>16594</text:p>
          </table:table-cell>
          <table:table-cell office:value-type="string">
            <text:p>Most of the time</text:p>
          </table:table-cell>
          <table:table-cell office:value-type="string">
            <text:p>10</text:p>
          </table:table-cell>
          <table:table-cell office:value-type="string">
            <text:p>Often</text:p>
          </table:table-cell>
          <table:table-cell office:value-type="string">
            <text:p>20</text:p>
          </table:table-cell>
          <table:table-cell office:value-type="string">
            <text:p>Rarely</text:p>
          </table:table-cell>
          <table:table-cell office:value-type="string">
            <text:p>45</text:p>
          </table:table-cell>
          <table:table-cell office:value-type="string">
            <text:p>Sometimes</text:p>
          </table:table-cell>
          <table:table-cell office:value-type="string">
            <text:p>47</text:p>
          </table:table-cell>
          <table:table-cell office:value-type="string">
            <text:p>NA</text:p>
          </table:table-cell>
          <table:table-cell/>
          <table:table-cell table:formula="of:=[.N112]/16716" office:value-type="percentage" office:value="0.992701603254367">
            <text:p>99,27%</text:p>
          </table:table-cell>
          <table:table-cell table:formula="of:=[.P112]/16716" office:value-type="percentage" office:value="0.000598229241445322">
            <text:p>0,06%</text:p>
          </table:table-cell>
          <table:table-cell table:formula="of:=[.R112]/16716" office:value-type="percentage" office:value="0.00119645848289064">
            <text:p>0,12%</text:p>
          </table:table-cell>
          <table:table-cell table:formula="of:=[.T112]/16716" office:value-type="percentage" office:value="0.00269203158650395">
            <text:p>0,27%</text:p>
          </table:table-cell>
          <table:table-cell office:value-type="string">
            <text:p>At work, how often did you use the following data science/analytics tools, technologies, and languages this past year? - Orange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Perl</text:p>
          </table:table-cell>
          <table:table-cell table:number-columns-repeated="3"/>
          <table:table-cell table:formula="of:=SUM([.B113:.D113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414">
            <text:p>16414</text:p>
          </table:table-cell>
          <table:table-cell/>
          <table:table-cell office:value-type="string">
            <text:p>16414</text:p>
          </table:table-cell>
          <table:table-cell office:value-type="string">
            <text:p>Most of the time</text:p>
          </table:table-cell>
          <table:table-cell office:value-type="string">
            <text:p>38</text:p>
          </table:table-cell>
          <table:table-cell office:value-type="string">
            <text:p>Often</text:p>
          </table:table-cell>
          <table:table-cell office:value-type="string">
            <text:p>61</text:p>
          </table:table-cell>
          <table:table-cell office:value-type="string">
            <text:p>Rarely</text:p>
          </table:table-cell>
          <table:table-cell office:value-type="string">
            <text:p>96</text:p>
          </table:table-cell>
          <table:table-cell office:value-type="string">
            <text:p>Sometimes</text:p>
          </table:table-cell>
          <table:table-cell office:value-type="string">
            <text:p>107</text:p>
          </table:table-cell>
          <table:table-cell office:value-type="string">
            <text:p>NA</text:p>
          </table:table-cell>
          <table:table-cell/>
          <table:table-cell table:formula="of:=[.N113]/16716" office:value-type="percentage" office:value="0.981933476908351">
            <text:p>98,19%</text:p>
          </table:table-cell>
          <table:table-cell table:formula="of:=[.P113]/16716" office:value-type="percentage" office:value="0.00227327111749222">
            <text:p>0,23%</text:p>
          </table:table-cell>
          <table:table-cell table:formula="of:=[.R113]/16716" office:value-type="percentage" office:value="0.00364919837281646">
            <text:p>0,36%</text:p>
          </table:table-cell>
          <table:table-cell table:formula="of:=[.T113]/16716" office:value-type="percentage" office:value="0.00574300071787509">
            <text:p>0,57%</text:p>
          </table:table-cell>
          <table:table-cell office:value-type="string">
            <text:p>At work, how often did you use the following data science/analytics tools, technologies, and languages this past year? - Perl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Python</text:p>
          </table:table-cell>
          <table:table-cell table:number-columns-repeated="3"/>
          <table:table-cell table:formula="of:=SUM([.B114:.D114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726">
            <text:p>10726</text:p>
          </table:table-cell>
          <table:table-cell/>
          <table:table-cell office:value-type="string">
            <text:p>10726</text:p>
          </table:table-cell>
          <table:table-cell office:value-type="string">
            <text:p>Most of the time</text:p>
          </table:table-cell>
          <table:table-cell office:value-type="string">
            <text:p>3330</text:p>
          </table:table-cell>
          <table:table-cell office:value-type="string">
            <text:p>Often</text:p>
          </table:table-cell>
          <table:table-cell office:value-type="string">
            <text:p>1294</text:p>
          </table:table-cell>
          <table:table-cell office:value-type="string">
            <text:p>Rarely</text:p>
          </table:table-cell>
          <table:table-cell office:value-type="string">
            <text:p>346</text:p>
          </table:table-cell>
          <table:table-cell office:value-type="string">
            <text:p>Sometimes</text:p>
          </table:table-cell>
          <table:table-cell office:value-type="string">
            <text:p>1020</text:p>
          </table:table-cell>
          <table:table-cell office:value-type="string">
            <text:p>NA</text:p>
          </table:table-cell>
          <table:table-cell/>
          <table:table-cell table:formula="of:=[.N114]/16716" office:value-type="percentage" office:value="0.641660684374252">
            <text:p>64,17%</text:p>
          </table:table-cell>
          <table:table-cell table:formula="of:=[.P114]/16716" office:value-type="percentage" office:value="0.199210337401292">
            <text:p>19,92%</text:p>
          </table:table-cell>
          <table:table-cell table:formula="of:=[.R114]/16716" office:value-type="percentage" office:value="0.0774108638430246">
            <text:p>7,74%</text:p>
          </table:table-cell>
          <table:table-cell table:formula="of:=[.T114]/16716" office:value-type="percentage" office:value="0.0206987317540081">
            <text:p>2,07%</text:p>
          </table:table-cell>
          <table:table-cell office:value-type="string">
            <text:p>At work, how often did you use the following data science/analytics tools, technologies, and languages this past year? - Python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Qlik</text:p>
          </table:table-cell>
          <table:table-cell table:number-columns-repeated="3"/>
          <table:table-cell table:formula="of:=SUM([.B115:.D115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352">
            <text:p>16352</text:p>
          </table:table-cell>
          <table:table-cell/>
          <table:table-cell office:value-type="string">
            <text:p>16352</text:p>
          </table:table-cell>
          <table:table-cell office:value-type="string">
            <text:p>Most of the time</text:p>
          </table:table-cell>
          <table:table-cell office:value-type="string">
            <text:p>62</text:p>
          </table:table-cell>
          <table:table-cell office:value-type="string">
            <text:p>Often</text:p>
          </table:table-cell>
          <table:table-cell office:value-type="string">
            <text:p>69</text:p>
          </table:table-cell>
          <table:table-cell office:value-type="string">
            <text:p>Rarely</text:p>
          </table:table-cell>
          <table:table-cell office:value-type="string">
            <text:p>94</text:p>
          </table:table-cell>
          <table:table-cell office:value-type="string">
            <text:p>Sometimes</text:p>
          </table:table-cell>
          <table:table-cell office:value-type="string">
            <text:p>139</text:p>
          </table:table-cell>
          <table:table-cell office:value-type="string">
            <text:p>NA</text:p>
          </table:table-cell>
          <table:table-cell/>
          <table:table-cell table:formula="of:=[.N115]/16716" office:value-type="percentage" office:value="0.97822445561139">
            <text:p>97,82%</text:p>
          </table:table-cell>
          <table:table-cell table:formula="of:=[.P115]/16716" office:value-type="percentage" office:value="0.003709021296961">
            <text:p>0,37%</text:p>
          </table:table-cell>
          <table:table-cell table:formula="of:=[.R115]/16716" office:value-type="percentage" office:value="0.00412778176597272">
            <text:p>0,41%</text:p>
          </table:table-cell>
          <table:table-cell table:formula="of:=[.T115]/16716" office:value-type="percentage" office:value="0.00562335486958603">
            <text:p>0,56%</text:p>
          </table:table-cell>
          <table:table-cell office:value-type="string">
            <text:p>At work, how often did you use the following data science/analytics tools, technologies, and languages this past year? - QlikView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R</text:p>
          </table:table-cell>
          <table:table-cell table:number-columns-repeated="3"/>
          <table:table-cell table:formula="of:=SUM([.B116:.D116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078">
            <text:p>12078</text:p>
          </table:table-cell>
          <table:table-cell/>
          <table:table-cell office:value-type="string">
            <text:p>12078</text:p>
          </table:table-cell>
          <table:table-cell office:value-type="string">
            <text:p>Most of the time</text:p>
          </table:table-cell>
          <table:table-cell office:value-type="string">
            <text:p>1969</text:p>
          </table:table-cell>
          <table:table-cell office:value-type="string">
            <text:p>Often</text:p>
          </table:table-cell>
          <table:table-cell office:value-type="string">
            <text:p>1068</text:p>
          </table:table-cell>
          <table:table-cell office:value-type="string">
            <text:p>Rarely</text:p>
          </table:table-cell>
          <table:table-cell office:value-type="string">
            <text:p>467</text:p>
          </table:table-cell>
          <table:table-cell office:value-type="string">
            <text:p>Sometimes</text:p>
          </table:table-cell>
          <table:table-cell office:value-type="string">
            <text:p>1134</text:p>
          </table:table-cell>
          <table:table-cell office:value-type="string">
            <text:p>NA</text:p>
          </table:table-cell>
          <table:table-cell/>
          <table:table-cell table:formula="of:=[.N116]/16716" office:value-type="percentage" office:value="0.72254127781766">
            <text:p>72,25%</text:p>
          </table:table-cell>
          <table:table-cell table:formula="of:=[.P116]/16716" office:value-type="percentage" office:value="0.117791337640584">
            <text:p>11,78%</text:p>
          </table:table-cell>
          <table:table-cell table:formula="of:=[.R116]/16716" office:value-type="percentage" office:value="0.0638908829863604">
            <text:p>6,39%</text:p>
          </table:table-cell>
          <table:table-cell table:formula="of:=[.T116]/16716" office:value-type="percentage" office:value="0.0279373055754965">
            <text:p>2,79%</text:p>
          </table:table-cell>
          <table:table-cell office:value-type="string">
            <text:p>At work, how often did you use the following data science/analytics tools, technologies, and languages this past year? - R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RapidMinerCommercial</text:p>
          </table:table-cell>
          <table:table-cell table:number-columns-repeated="3"/>
          <table:table-cell table:formula="of:=SUM([.B117:.D117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642">
            <text:p>16642</text:p>
          </table:table-cell>
          <table:table-cell/>
          <table:table-cell office:value-type="string">
            <text:p>16642</text:p>
          </table:table-cell>
          <table:table-cell office:value-type="string">
            <text:p>Most of the time</text:p>
          </table:table-cell>
          <table:table-cell office:value-type="string">
            <text:p>16</text:p>
          </table:table-cell>
          <table:table-cell office:value-type="string">
            <text:p>Often</text:p>
          </table:table-cell>
          <table:table-cell office:value-type="string">
            <text:p>13</text:p>
          </table:table-cell>
          <table:table-cell office:value-type="string">
            <text:p>Rarely</text:p>
          </table:table-cell>
          <table:table-cell office:value-type="string">
            <text:p>17</text:p>
          </table:table-cell>
          <table:table-cell office:value-type="string">
            <text:p>Sometimes</text:p>
          </table:table-cell>
          <table:table-cell office:value-type="string">
            <text:p>28</text:p>
          </table:table-cell>
          <table:table-cell office:value-type="string">
            <text:p>NA</text:p>
          </table:table-cell>
          <table:table-cell/>
          <table:table-cell table:formula="of:=[.N117]/16716" office:value-type="percentage" office:value="0.995573103613305">
            <text:p>99,56%</text:p>
          </table:table-cell>
          <table:table-cell table:formula="of:=[.P117]/16716" office:value-type="percentage" office:value="0.000957166786312515">
            <text:p>0,10%</text:p>
          </table:table-cell>
          <table:table-cell table:formula="of:=[.R117]/16716" office:value-type="percentage" office:value="0.000777698013878918">
            <text:p>0,08%</text:p>
          </table:table-cell>
          <table:table-cell table:formula="of:=[.T117]/16716" office:value-type="percentage" office:value="0.00101698971045705">
            <text:p>0,10%</text:p>
          </table:table-cell>
          <table:table-cell office:value-type="string">
            <text:p>At work, how often did you use the following data science/analytics tools, technologies, and languages this past year? - RapidMiner (commercial version)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RapidMinerFree</text:p>
          </table:table-cell>
          <table:table-cell table:number-columns-repeated="3"/>
          <table:table-cell table:formula="of:=SUM([.B118:.D118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389">
            <text:p>16389</text:p>
          </table:table-cell>
          <table:table-cell/>
          <table:table-cell office:value-type="string">
            <text:p>16389</text:p>
          </table:table-cell>
          <table:table-cell office:value-type="string">
            <text:p>Most of the time</text:p>
          </table:table-cell>
          <table:table-cell office:value-type="string">
            <text:p>26</text:p>
          </table:table-cell>
          <table:table-cell office:value-type="string">
            <text:p>Often</text:p>
          </table:table-cell>
          <table:table-cell office:value-type="string">
            <text:p>38</text:p>
          </table:table-cell>
          <table:table-cell office:value-type="string">
            <text:p>Rarely</text:p>
          </table:table-cell>
          <table:table-cell office:value-type="string">
            <text:p>133</text:p>
          </table:table-cell>
          <table:table-cell office:value-type="string">
            <text:p>Sometimes</text:p>
          </table:table-cell>
          <table:table-cell office:value-type="string">
            <text:p>130</text:p>
          </table:table-cell>
          <table:table-cell office:value-type="string">
            <text:p>NA</text:p>
          </table:table-cell>
          <table:table-cell/>
          <table:table-cell table:formula="of:=[.N118]/16716" office:value-type="percentage" office:value="0.980437903804738">
            <text:p>98,04%</text:p>
          </table:table-cell>
          <table:table-cell table:formula="of:=[.P118]/16716" office:value-type="percentage" office:value="0.00155539602775784">
            <text:p>0,16%</text:p>
          </table:table-cell>
          <table:table-cell table:formula="of:=[.R118]/16716" office:value-type="percentage" office:value="0.00227327111749222">
            <text:p>0,23%</text:p>
          </table:table-cell>
          <table:table-cell table:formula="of:=[.T118]/16716" office:value-type="percentage" office:value="0.00795644891122278">
            <text:p>0,80%</text:p>
          </table:table-cell>
          <table:table-cell office:value-type="string">
            <text:p>At work, how often did you use the following data science/analytics tools, technologies, and languages this past year? - RapidMiner (free version)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Salfrod</text:p>
          </table:table-cell>
          <table:table-cell table:number-columns-repeated="3"/>
          <table:table-cell table:formula="of:=SUM([.B119:.D119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684">
            <text:p>16684</text:p>
          </table:table-cell>
          <table:table-cell/>
          <table:table-cell office:value-type="string">
            <text:p>16684</text:p>
          </table:table-cell>
          <table:table-cell office:value-type="string">
            <text:p>Most of the time</text:p>
          </table:table-cell>
          <table:table-cell office:value-type="string">
            <text:p>1</text:p>
          </table:table-cell>
          <table:table-cell office:value-type="string">
            <text:p>Often</text:p>
          </table:table-cell>
          <table:table-cell office:value-type="string">
            <text:p>9</text:p>
          </table:table-cell>
          <table:table-cell office:value-type="string">
            <text:p>Rarely</text:p>
          </table:table-cell>
          <table:table-cell office:value-type="string">
            <text:p>10</text:p>
          </table:table-cell>
          <table:table-cell office:value-type="string">
            <text:p>Sometimes</text:p>
          </table:table-cell>
          <table:table-cell office:value-type="string">
            <text:p>12</text:p>
          </table:table-cell>
          <table:table-cell office:value-type="string">
            <text:p>NA</text:p>
          </table:table-cell>
          <table:table-cell/>
          <table:table-cell table:formula="of:=[.N119]/16716" office:value-type="percentage" office:value="0.998085666427375">
            <text:p>99,81%</text:p>
          </table:table-cell>
          <table:table-cell table:formula="of:=[.P119]/16716" office:value-type="percentage" office:value="0.0000598229241445322">
            <text:p>0,01%</text:p>
          </table:table-cell>
          <table:table-cell table:formula="of:=[.R119]/16716" office:value-type="percentage" office:value="0.00053840631730079">
            <text:p>0,05%</text:p>
          </table:table-cell>
          <table:table-cell table:formula="of:=[.T119]/16716" office:value-type="percentage" office:value="0.000598229241445322">
            <text:p>0,06%</text:p>
          </table:table-cell>
          <table:table-cell office:value-type="string">
            <text:p>At work, how often did you use the following data science/analytics tools, technologies, and languages this past year? - Salfrod Systems CART, MARS, TreeNet, RF, SPM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SAPBusinessObjects</text:p>
          </table:table-cell>
          <table:table-cell table:number-columns-repeated="3"/>
          <table:table-cell table:formula="of:=SUM([.B120:.D120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625">
            <text:p>16625</text:p>
          </table:table-cell>
          <table:table-cell/>
          <table:table-cell office:value-type="string">
            <text:p>16625</text:p>
          </table:table-cell>
          <table:table-cell office:value-type="string">
            <text:p>Most of the time</text:p>
          </table:table-cell>
          <table:table-cell office:value-type="string">
            <text:p>17</text:p>
          </table:table-cell>
          <table:table-cell office:value-type="string">
            <text:p>Often</text:p>
          </table:table-cell>
          <table:table-cell office:value-type="string">
            <text:p>23</text:p>
          </table:table-cell>
          <table:table-cell office:value-type="string">
            <text:p>Rarely</text:p>
          </table:table-cell>
          <table:table-cell office:value-type="string">
            <text:p>22</text:p>
          </table:table-cell>
          <table:table-cell office:value-type="string">
            <text:p>Sometimes</text:p>
          </table:table-cell>
          <table:table-cell office:value-type="string">
            <text:p>29</text:p>
          </table:table-cell>
          <table:table-cell office:value-type="string">
            <text:p>NA</text:p>
          </table:table-cell>
          <table:table-cell/>
          <table:table-cell table:formula="of:=[.N120]/16716" office:value-type="percentage" office:value="0.994556113902848">
            <text:p>99,46%</text:p>
          </table:table-cell>
          <table:table-cell table:formula="of:=[.P120]/16716" office:value-type="percentage" office:value="0.00101698971045705">
            <text:p>0,10%</text:p>
          </table:table-cell>
          <table:table-cell table:formula="of:=[.R120]/16716" office:value-type="percentage" office:value="0.00137592725532424">
            <text:p>0,14%</text:p>
          </table:table-cell>
          <table:table-cell table:formula="of:=[.T120]/16716" office:value-type="percentage" office:value="0.00131610433117971">
            <text:p>0,13%</text:p>
          </table:table-cell>
          <table:table-cell office:value-type="string">
            <text:p>At work, how often did you use the following data science/analytics tools, technologies, and languages this past year? - SAP BusinessObjects Predictive Analytic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SASBase</text:p>
          </table:table-cell>
          <table:table-cell table:number-columns-repeated="3"/>
          <table:table-cell table:formula="of:=SUM([.B121:.D121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001">
            <text:p>16001</text:p>
          </table:table-cell>
          <table:table-cell/>
          <table:table-cell office:value-type="string">
            <text:p>16001</text:p>
          </table:table-cell>
          <table:table-cell office:value-type="string">
            <text:p>Most of the time</text:p>
          </table:table-cell>
          <table:table-cell office:value-type="string">
            <text:p>252</text:p>
          </table:table-cell>
          <table:table-cell office:value-type="string">
            <text:p>Often</text:p>
          </table:table-cell>
          <table:table-cell office:value-type="string">
            <text:p>174</text:p>
          </table:table-cell>
          <table:table-cell office:value-type="string">
            <text:p>Rarely</text:p>
          </table:table-cell>
          <table:table-cell office:value-type="string">
            <text:p>123</text:p>
          </table:table-cell>
          <table:table-cell office:value-type="string">
            <text:p>Sometimes</text:p>
          </table:table-cell>
          <table:table-cell office:value-type="string">
            <text:p>166</text:p>
          </table:table-cell>
          <table:table-cell office:value-type="string">
            <text:p>NA</text:p>
          </table:table-cell>
          <table:table-cell/>
          <table:table-cell table:formula="of:=[.N121]/16716" office:value-type="percentage" office:value="0.957226609236659">
            <text:p>95,72%</text:p>
          </table:table-cell>
          <table:table-cell table:formula="of:=[.P121]/16716" office:value-type="percentage" office:value="0.0150753768844221">
            <text:p>1,51%</text:p>
          </table:table-cell>
          <table:table-cell table:formula="of:=[.R121]/16716" office:value-type="percentage" office:value="0.0104091888011486">
            <text:p>1,04%</text:p>
          </table:table-cell>
          <table:table-cell table:formula="of:=[.T121]/16716" office:value-type="percentage" office:value="0.00735821966977746">
            <text:p>0,74%</text:p>
          </table:table-cell>
          <table:table-cell office:value-type="string">
            <text:p>At work, how often did you use the following data science/analytics tools, technologies, and languages this past year? - SAS Base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SASEnterprise</text:p>
          </table:table-cell>
          <table:table-cell table:number-columns-repeated="3"/>
          <table:table-cell table:formula="of:=SUM([.B122:.D122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329">
            <text:p>16329</text:p>
          </table:table-cell>
          <table:table-cell/>
          <table:table-cell office:value-type="string">
            <text:p>16329</text:p>
          </table:table-cell>
          <table:table-cell office:value-type="string">
            <text:p>Most of the time</text:p>
          </table:table-cell>
          <table:table-cell office:value-type="string">
            <text:p>98</text:p>
          </table:table-cell>
          <table:table-cell office:value-type="string">
            <text:p>Often</text:p>
          </table:table-cell>
          <table:table-cell office:value-type="string">
            <text:p>81</text:p>
          </table:table-cell>
          <table:table-cell office:value-type="string">
            <text:p>Rarely</text:p>
          </table:table-cell>
          <table:table-cell office:value-type="string">
            <text:p>88</text:p>
          </table:table-cell>
          <table:table-cell office:value-type="string">
            <text:p>Sometimes</text:p>
          </table:table-cell>
          <table:table-cell office:value-type="string">
            <text:p>120</text:p>
          </table:table-cell>
          <table:table-cell office:value-type="string">
            <text:p>NA</text:p>
          </table:table-cell>
          <table:table-cell/>
          <table:table-cell table:formula="of:=[.N122]/16716" office:value-type="percentage" office:value="0.976848528356066">
            <text:p>97,68%</text:p>
          </table:table-cell>
          <table:table-cell table:formula="of:=[.P122]/16716" office:value-type="percentage" office:value="0.00586264656616415">
            <text:p>0,59%</text:p>
          </table:table-cell>
          <table:table-cell table:formula="of:=[.R122]/16716" office:value-type="percentage" office:value="0.00484565685570711">
            <text:p>0,48%</text:p>
          </table:table-cell>
          <table:table-cell table:formula="of:=[.T122]/16716" office:value-type="percentage" office:value="0.00526441732471883">
            <text:p>0,53%</text:p>
          </table:table-cell>
          <table:table-cell office:value-type="string">
            <text:p>At work, how often did you use the following data science/analytics tools, technologies, and languages this past year? - SAS Enterprise Miner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SASJMP</text:p>
          </table:table-cell>
          <table:table-cell table:number-columns-repeated="3"/>
          <table:table-cell table:formula="of:=SUM([.B123:.D123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601">
            <text:p>16601</text:p>
          </table:table-cell>
          <table:table-cell/>
          <table:table-cell office:value-type="string">
            <text:p>16601</text:p>
          </table:table-cell>
          <table:table-cell office:value-type="string">
            <text:p>Most of the time</text:p>
          </table:table-cell>
          <table:table-cell office:value-type="string">
            <text:p>26</text:p>
          </table:table-cell>
          <table:table-cell office:value-type="string">
            <text:p>Often</text:p>
          </table:table-cell>
          <table:table-cell office:value-type="string">
            <text:p>30</text:p>
          </table:table-cell>
          <table:table-cell office:value-type="string">
            <text:p>Rarely</text:p>
          </table:table-cell>
          <table:table-cell office:value-type="string">
            <text:p>27</text:p>
          </table:table-cell>
          <table:table-cell office:value-type="string">
            <text:p>Sometimes</text:p>
          </table:table-cell>
          <table:table-cell office:value-type="string">
            <text:p>32</text:p>
          </table:table-cell>
          <table:table-cell office:value-type="string">
            <text:p>NA</text:p>
          </table:table-cell>
          <table:table-cell/>
          <table:table-cell table:formula="of:=[.N123]/16716" office:value-type="percentage" office:value="0.993120363723379">
            <text:p>99,31%</text:p>
          </table:table-cell>
          <table:table-cell table:formula="of:=[.P123]/16716" office:value-type="percentage" office:value="0.00155539602775784">
            <text:p>0,16%</text:p>
          </table:table-cell>
          <table:table-cell table:formula="of:=[.R123]/16716" office:value-type="percentage" office:value="0.00179468772433597">
            <text:p>0,18%</text:p>
          </table:table-cell>
          <table:table-cell table:formula="of:=[.T123]/16716" office:value-type="percentage" office:value="0.00161521895190237">
            <text:p>0,16%</text:p>
          </table:table-cell>
          <table:table-cell office:value-type="string">
            <text:p>At work, how often did you use the following data science/analytics tools, technologies, and languages this past year? - SAS JMP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Spark</text:p>
          </table:table-cell>
          <table:table-cell table:number-columns-repeated="3"/>
          <table:table-cell table:formula="of:=SUM([.B124:.D124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391">
            <text:p>15391</text:p>
          </table:table-cell>
          <table:table-cell/>
          <table:table-cell office:value-type="string">
            <text:p>15391</text:p>
          </table:table-cell>
          <table:table-cell office:value-type="string">
            <text:p>Most of the time</text:p>
          </table:table-cell>
          <table:table-cell office:value-type="string">
            <text:p>326</text:p>
          </table:table-cell>
          <table:table-cell office:value-type="string">
            <text:p>Often</text:p>
          </table:table-cell>
          <table:table-cell office:value-type="string">
            <text:p>349</text:p>
          </table:table-cell>
          <table:table-cell office:value-type="string">
            <text:p>Rarely</text:p>
          </table:table-cell>
          <table:table-cell office:value-type="string">
            <text:p>178</text:p>
          </table:table-cell>
          <table:table-cell office:value-type="string">
            <text:p>Sometimes</text:p>
          </table:table-cell>
          <table:table-cell office:value-type="string">
            <text:p>472</text:p>
          </table:table-cell>
          <table:table-cell office:value-type="string">
            <text:p>NA</text:p>
          </table:table-cell>
          <table:table-cell/>
          <table:table-cell table:formula="of:=[.N124]/16716" office:value-type="percentage" office:value="0.920734625508495">
            <text:p>92,07%</text:p>
          </table:table-cell>
          <table:table-cell table:formula="of:=[.P124]/16716" office:value-type="percentage" office:value="0.0195022732711175">
            <text:p>1,95%</text:p>
          </table:table-cell>
          <table:table-cell table:formula="of:=[.R124]/16716" office:value-type="percentage" office:value="0.0208782005264417">
            <text:p>2,09%</text:p>
          </table:table-cell>
          <table:table-cell table:formula="of:=[.T124]/16716" office:value-type="percentage" office:value="0.0106484804977267">
            <text:p>1,06%</text:p>
          </table:table-cell>
          <table:table-cell office:value-type="string">
            <text:p>At work, how often did you use the following data science/analytics tools, technologies, and languages this past year? - Spark / MLlib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SQL</text:p>
          </table:table-cell>
          <table:table-cell table:number-columns-repeated="3"/>
          <table:table-cell table:formula="of:=SUM([.B125:.D125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528">
            <text:p>12528</text:p>
          </table:table-cell>
          <table:table-cell/>
          <table:table-cell office:value-type="string">
            <text:p>12528</text:p>
          </table:table-cell>
          <table:table-cell office:value-type="string">
            <text:p>Most of the time</text:p>
          </table:table-cell>
          <table:table-cell office:value-type="string">
            <text:p>2088</text:p>
          </table:table-cell>
          <table:table-cell office:value-type="string">
            <text:p>Often</text:p>
          </table:table-cell>
          <table:table-cell office:value-type="string">
            <text:p>1168</text:p>
          </table:table-cell>
          <table:table-cell office:value-type="string">
            <text:p>Rarely</text:p>
          </table:table-cell>
          <table:table-cell office:value-type="string">
            <text:p>185</text:p>
          </table:table-cell>
          <table:table-cell office:value-type="string">
            <text:p>Sometimes</text:p>
          </table:table-cell>
          <table:table-cell office:value-type="string">
            <text:p>747</text:p>
          </table:table-cell>
          <table:table-cell office:value-type="string">
            <text:p>NA</text:p>
          </table:table-cell>
          <table:table-cell/>
          <table:table-cell table:formula="of:=[.N125]/16716" office:value-type="percentage" office:value="0.749461593682699">
            <text:p>74,95%</text:p>
          </table:table-cell>
          <table:table-cell table:formula="of:=[.P125]/16716" office:value-type="percentage" office:value="0.124910265613783">
            <text:p>12,49%</text:p>
          </table:table-cell>
          <table:table-cell table:formula="of:=[.R125]/16716" office:value-type="percentage" office:value="0.0698731754008136">
            <text:p>6,99%</text:p>
          </table:table-cell>
          <table:table-cell table:formula="of:=[.T125]/16716" office:value-type="percentage" office:value="0.0110672409667385">
            <text:p>1,11%</text:p>
          </table:table-cell>
          <table:table-cell office:value-type="string">
            <text:p>At work, how often did you use the following data science/analytics tools, technologies, and languages this past year? - SQL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Stan</text:p>
          </table:table-cell>
          <table:table-cell table:number-columns-repeated="3"/>
          <table:table-cell table:formula="of:=SUM([.B126:.D126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564">
            <text:p>16564</text:p>
          </table:table-cell>
          <table:table-cell/>
          <table:table-cell office:value-type="string">
            <text:p>16564</text:p>
          </table:table-cell>
          <table:table-cell office:value-type="string">
            <text:p>Most of the time</text:p>
          </table:table-cell>
          <table:table-cell office:value-type="string">
            <text:p>8</text:p>
          </table:table-cell>
          <table:table-cell office:value-type="string">
            <text:p>Often</text:p>
          </table:table-cell>
          <table:table-cell office:value-type="string">
            <text:p>23</text:p>
          </table:table-cell>
          <table:table-cell office:value-type="string">
            <text:p>Rarely</text:p>
          </table:table-cell>
          <table:table-cell office:value-type="string">
            <text:p>49</text:p>
          </table:table-cell>
          <table:table-cell office:value-type="string">
            <text:p>Sometimes</text:p>
          </table:table-cell>
          <table:table-cell office:value-type="string">
            <text:p>72</text:p>
          </table:table-cell>
          <table:table-cell office:value-type="string">
            <text:p>NA</text:p>
          </table:table-cell>
          <table:table-cell/>
          <table:table-cell table:formula="of:=[.N126]/16716" office:value-type="percentage" office:value="0.990906915530031">
            <text:p>99,09%</text:p>
          </table:table-cell>
          <table:table-cell table:formula="of:=[.P126]/16716" office:value-type="percentage" office:value="0.000478583393156258">
            <text:p>0,05%</text:p>
          </table:table-cell>
          <table:table-cell table:formula="of:=[.R126]/16716" office:value-type="percentage" office:value="0.00137592725532424">
            <text:p>0,14%</text:p>
          </table:table-cell>
          <table:table-cell table:formula="of:=[.T126]/16716" office:value-type="percentage" office:value="0.00293132328308208">
            <text:p>0,29%</text:p>
          </table:table-cell>
          <table:table-cell office:value-type="string">
            <text:p>At work, how often did you use the following data science/analytics tools, technologies, and languages this past year? - Stan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Statistica</text:p>
          </table:table-cell>
          <table:table-cell table:number-columns-repeated="3"/>
          <table:table-cell table:formula="of:=SUM([.B127:.D127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674">
            <text:p>16674</text:p>
          </table:table-cell>
          <table:table-cell/>
          <table:table-cell office:value-type="string">
            <text:p>16674</text:p>
          </table:table-cell>
          <table:table-cell office:value-type="string">
            <text:p>Most of the time</text:p>
          </table:table-cell>
          <table:table-cell office:value-type="string">
            <text:p>4</text:p>
          </table:table-cell>
          <table:table-cell office:value-type="string">
            <text:p>Often</text:p>
          </table:table-cell>
          <table:table-cell office:value-type="string">
            <text:p>8</text:p>
          </table:table-cell>
          <table:table-cell office:value-type="string">
            <text:p>Rarely</text:p>
          </table:table-cell>
          <table:table-cell office:value-type="string">
            <text:p>13</text:p>
          </table:table-cell>
          <table:table-cell office:value-type="string">
            <text:p>Sometimes</text:p>
          </table:table-cell>
          <table:table-cell office:value-type="string">
            <text:p>17</text:p>
          </table:table-cell>
          <table:table-cell office:value-type="string">
            <text:p>NA</text:p>
          </table:table-cell>
          <table:table-cell/>
          <table:table-cell table:formula="of:=[.N127]/16716" office:value-type="percentage" office:value="0.99748743718593">
            <text:p>99,75%</text:p>
          </table:table-cell>
          <table:table-cell table:formula="of:=[.P127]/16716" office:value-type="percentage" office:value="0.000239291696578129">
            <text:p>0,02%</text:p>
          </table:table-cell>
          <table:table-cell table:formula="of:=[.R127]/16716" office:value-type="percentage" office:value="0.000478583393156258">
            <text:p>0,05%</text:p>
          </table:table-cell>
          <table:table-cell table:formula="of:=[.T127]/16716" office:value-type="percentage" office:value="0.000777698013878918">
            <text:p>0,08%</text:p>
          </table:table-cell>
          <table:table-cell office:value-type="string">
            <text:p>At work, how often did you use the following data science/analytics tools, technologies, and languages this past year? - Statistica (Quest/Dell, formerly Statsoft)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Tableau</text:p>
          </table:table-cell>
          <table:table-cell table:number-columns-repeated="3"/>
          <table:table-cell table:formula="of:=SUM([.B128:.D128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132">
            <text:p>15132</text:p>
          </table:table-cell>
          <table:table-cell/>
          <table:table-cell office:value-type="string">
            <text:p>15132</text:p>
          </table:table-cell>
          <table:table-cell office:value-type="string">
            <text:p>Most of the time</text:p>
          </table:table-cell>
          <table:table-cell office:value-type="string">
            <text:p>360</text:p>
          </table:table-cell>
          <table:table-cell office:value-type="string">
            <text:p>Often</text:p>
          </table:table-cell>
          <table:table-cell office:value-type="string">
            <text:p>395</text:p>
          </table:table-cell>
          <table:table-cell office:value-type="string">
            <text:p>Rarely</text:p>
          </table:table-cell>
          <table:table-cell office:value-type="string">
            <text:p>309</text:p>
          </table:table-cell>
          <table:table-cell office:value-type="string">
            <text:p>Sometimes</text:p>
          </table:table-cell>
          <table:table-cell office:value-type="string">
            <text:p>520</text:p>
          </table:table-cell>
          <table:table-cell office:value-type="string">
            <text:p>NA</text:p>
          </table:table-cell>
          <table:table-cell/>
          <table:table-cell table:formula="of:=[.N128]/16716" office:value-type="percentage" office:value="0.905240488155061">
            <text:p>90,52%</text:p>
          </table:table-cell>
          <table:table-cell table:formula="of:=[.P128]/16716" office:value-type="percentage" office:value="0.0215362526920316">
            <text:p>2,15%</text:p>
          </table:table-cell>
          <table:table-cell table:formula="of:=[.R128]/16716" office:value-type="percentage" office:value="0.0236300550370902">
            <text:p>2,36%</text:p>
          </table:table-cell>
          <table:table-cell table:formula="of:=[.T128]/16716" office:value-type="percentage" office:value="0.0184852835606604">
            <text:p>1,85%</text:p>
          </table:table-cell>
          <table:table-cell office:value-type="string">
            <text:p>At work, how often did you use the following data science/analytics tools, technologies, and languages this past year? - Tableau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TensorFlow</text:p>
          </table:table-cell>
          <table:table-cell table:number-columns-repeated="3"/>
          <table:table-cell table:formula="of:=SUM([.B129:.D129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494">
            <text:p>14494</text:p>
          </table:table-cell>
          <table:table-cell/>
          <table:table-cell office:value-type="string">
            <text:p>14494</text:p>
          </table:table-cell>
          <table:table-cell office:value-type="string">
            <text:p>Most of the time</text:p>
          </table:table-cell>
          <table:table-cell office:value-type="string">
            <text:p>450</text:p>
          </table:table-cell>
          <table:table-cell office:value-type="string">
            <text:p>Often</text:p>
          </table:table-cell>
          <table:table-cell office:value-type="string">
            <text:p>622</text:p>
          </table:table-cell>
          <table:table-cell office:value-type="string">
            <text:p>Rarely</text:p>
          </table:table-cell>
          <table:table-cell office:value-type="string">
            <text:p>320</text:p>
          </table:table-cell>
          <table:table-cell office:value-type="string">
            <text:p>Sometimes</text:p>
          </table:table-cell>
          <table:table-cell office:value-type="string">
            <text:p>830</text:p>
          </table:table-cell>
          <table:table-cell office:value-type="string">
            <text:p>NA</text:p>
          </table:table-cell>
          <table:table-cell/>
          <table:table-cell table:formula="of:=[.N129]/16716" office:value-type="percentage" office:value="0.867073462550849">
            <text:p>86,71%</text:p>
          </table:table-cell>
          <table:table-cell table:formula="of:=[.P129]/16716" office:value-type="percentage" office:value="0.0269203158650395">
            <text:p>2,69%</text:p>
          </table:table-cell>
          <table:table-cell table:formula="of:=[.R129]/16716" office:value-type="percentage" office:value="0.037209858817899">
            <text:p>3,72%</text:p>
          </table:table-cell>
          <table:table-cell table:formula="of:=[.T129]/16716" office:value-type="percentage" office:value="0.0191433357262503">
            <text:p>1,91%</text:p>
          </table:table-cell>
          <table:table-cell office:value-type="string">
            <text:p>At work, how often did you use the following data science/analytics tools, technologies, and languages this past year? - TensorFlow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TIBCO</text:p>
          </table:table-cell>
          <table:table-cell table:number-columns-repeated="3"/>
          <table:table-cell table:formula="of:=SUM([.B130:.D130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577">
            <text:p>16577</text:p>
          </table:table-cell>
          <table:table-cell/>
          <table:table-cell office:value-type="string">
            <text:p>16577</text:p>
          </table:table-cell>
          <table:table-cell office:value-type="string">
            <text:p>Most of the time</text:p>
          </table:table-cell>
          <table:table-cell office:value-type="string">
            <text:p>29</text:p>
          </table:table-cell>
          <table:table-cell office:value-type="string">
            <text:p>Often</text:p>
          </table:table-cell>
          <table:table-cell office:value-type="string">
            <text:p>33</text:p>
          </table:table-cell>
          <table:table-cell office:value-type="string">
            <text:p>Rarely</text:p>
          </table:table-cell>
          <table:table-cell office:value-type="string">
            <text:p>31</text:p>
          </table:table-cell>
          <table:table-cell office:value-type="string">
            <text:p>Sometimes</text:p>
          </table:table-cell>
          <table:table-cell office:value-type="string">
            <text:p>46</text:p>
          </table:table-cell>
          <table:table-cell office:value-type="string">
            <text:p>NA</text:p>
          </table:table-cell>
          <table:table-cell/>
          <table:table-cell table:formula="of:=[.N130]/16716" office:value-type="percentage" office:value="0.99168461354391">
            <text:p>99,17%</text:p>
          </table:table-cell>
          <table:table-cell table:formula="of:=[.P130]/16716" office:value-type="percentage" office:value="0.00173486480019143">
            <text:p>0,17%</text:p>
          </table:table-cell>
          <table:table-cell table:formula="of:=[.R130]/16716" office:value-type="percentage" office:value="0.00197415649676956">
            <text:p>0,20%</text:p>
          </table:table-cell>
          <table:table-cell table:formula="of:=[.T130]/16716" office:value-type="percentage" office:value="0.0018545106484805">
            <text:p>0,19%</text:p>
          </table:table-cell>
          <table:table-cell office:value-type="string">
            <text:p>At work, how often did you use the following data science/analytics tools, technologies, and languages this past year? - TIBCO Spotfire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Unix</text:p>
          </table:table-cell>
          <table:table-cell table:number-columns-repeated="3"/>
          <table:table-cell table:formula="of:=SUM([.B131:.D131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888">
            <text:p>14888</text:p>
          </table:table-cell>
          <table:table-cell/>
          <table:table-cell office:value-type="string">
            <text:p>14888</text:p>
          </table:table-cell>
          <table:table-cell office:value-type="string">
            <text:p>Most of the time</text:p>
          </table:table-cell>
          <table:table-cell office:value-type="string">
            <text:p>798</text:p>
          </table:table-cell>
          <table:table-cell office:value-type="string">
            <text:p>Often</text:p>
          </table:table-cell>
          <table:table-cell office:value-type="string">
            <text:p>617</text:p>
          </table:table-cell>
          <table:table-cell office:value-type="string">
            <text:p>Rarely</text:p>
          </table:table-cell>
          <table:table-cell office:value-type="string">
            <text:p>76</text:p>
          </table:table-cell>
          <table:table-cell office:value-type="string">
            <text:p>Sometimes</text:p>
          </table:table-cell>
          <table:table-cell office:value-type="string">
            <text:p>337</text:p>
          </table:table-cell>
          <table:table-cell office:value-type="string">
            <text:p>NA</text:p>
          </table:table-cell>
          <table:table-cell/>
          <table:table-cell table:formula="of:=[.N131]/16716" office:value-type="percentage" office:value="0.890643694663795">
            <text:p>89,06%</text:p>
          </table:table-cell>
          <table:table-cell table:formula="of:=[.P131]/16716" office:value-type="percentage" office:value="0.0477386934673367">
            <text:p>4,77%</text:p>
          </table:table-cell>
          <table:table-cell table:formula="of:=[.R131]/16716" office:value-type="percentage" office:value="0.0369107441971764">
            <text:p>3,69%</text:p>
          </table:table-cell>
          <table:table-cell table:formula="of:=[.T131]/16716" office:value-type="percentage" office:value="0.00454654223498445">
            <text:p>0,45%</text:p>
          </table:table-cell>
          <table:table-cell office:value-type="string">
            <text:p>At work, how often did you use the following data science/analytics tools, technologies, and languages this past year? - Unix shell / awk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Select1</text:p>
          </table:table-cell>
          <table:table-cell table:number-columns-repeated="3"/>
          <table:table-cell table:formula="of:=SUM([.B132:.D132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030">
            <text:p>16030</text:p>
          </table:table-cell>
          <table:table-cell/>
          <table:table-cell office:value-type="string">
            <text:p>16030</text:p>
          </table:table-cell>
          <table:table-cell office:value-type="string">
            <text:p>Most of the time</text:p>
          </table:table-cell>
          <table:table-cell office:value-type="string">
            <text:p>330</text:p>
          </table:table-cell>
          <table:table-cell office:value-type="string">
            <text:p>Often</text:p>
          </table:table-cell>
          <table:table-cell office:value-type="string">
            <text:p>183</text:p>
          </table:table-cell>
          <table:table-cell office:value-type="string">
            <text:p>Rarely</text:p>
          </table:table-cell>
          <table:table-cell office:value-type="string">
            <text:p>53</text:p>
          </table:table-cell>
          <table:table-cell office:value-type="string">
            <text:p>Sometimes</text:p>
          </table:table-cell>
          <table:table-cell office:value-type="string">
            <text:p>120</text:p>
          </table:table-cell>
          <table:table-cell office:value-type="string">
            <text:p>NA</text:p>
          </table:table-cell>
          <table:table-cell/>
          <table:table-cell table:formula="of:=[.N132]/16716" office:value-type="percentage" office:value="0.958961474036851">
            <text:p>95,90%</text:p>
          </table:table-cell>
          <table:table-cell table:formula="of:=[.P132]/16716" office:value-type="percentage" office:value="0.0197415649676956">
            <text:p>1,97%</text:p>
          </table:table-cell>
          <table:table-cell table:formula="of:=[.R132]/16716" office:value-type="percentage" office:value="0.0109475951184494">
            <text:p>1,09%</text:p>
          </table:table-cell>
          <table:table-cell table:formula="of:=[.T132]/16716" office:value-type="percentage" office:value="0.00317061497966021">
            <text:p>0,32%</text:p>
          </table:table-cell>
          <table:table-cell office:value-type="string">
            <text:p>At work, how often did you use the following data science/analytics tools, technologies, and languages this past year? - Other1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ToolsFrequencySelect2</text:p>
          </table:table-cell>
          <table:table-cell table:number-columns-repeated="3"/>
          <table:table-cell table:formula="of:=SUM([.B133:.D133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581">
            <text:p>16581</text:p>
          </table:table-cell>
          <table:table-cell/>
          <table:table-cell office:value-type="string">
            <text:p>16581</text:p>
          </table:table-cell>
          <table:table-cell office:value-type="string">
            <text:p>Most of the time</text:p>
          </table:table-cell>
          <table:table-cell office:value-type="string">
            <text:p>54</text:p>
          </table:table-cell>
          <table:table-cell office:value-type="string">
            <text:p>Often</text:p>
          </table:table-cell>
          <table:table-cell office:value-type="string">
            <text:p>33</text:p>
          </table:table-cell>
          <table:table-cell office:value-type="string">
            <text:p>Rarely</text:p>
          </table:table-cell>
          <table:table-cell office:value-type="string">
            <text:p>15</text:p>
          </table:table-cell>
          <table:table-cell office:value-type="string">
            <text:p>Sometimes</text:p>
          </table:table-cell>
          <table:table-cell office:value-type="string">
            <text:p>33</text:p>
          </table:table-cell>
          <table:table-cell office:value-type="string">
            <text:p>NA</text:p>
          </table:table-cell>
          <table:table-cell/>
          <table:table-cell table:formula="of:=[.N133]/16716" office:value-type="percentage" office:value="0.991923905240488">
            <text:p>99,19%</text:p>
          </table:table-cell>
          <table:table-cell table:formula="of:=[.P133]/16716" office:value-type="percentage" office:value="0.00323043790380474">
            <text:p>0,32%</text:p>
          </table:table-cell>
          <table:table-cell table:formula="of:=[.R133]/16716" office:value-type="percentage" office:value="0.00197415649676956">
            <text:p>0,20%</text:p>
          </table:table-cell>
          <table:table-cell table:formula="of:=[.T133]/16716" office:value-type="percentage" office:value="0.000897343862167983">
            <text:p>0,09%</text:p>
          </table:table-cell>
          <table:table-cell office:value-type="string">
            <text:p>At work, how often did you use the following data science/analytics tools, technologies, and languages this past year? - Other2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FrequencySelect3</text:p>
          </table:table-cell>
          <table:table-cell table:number-columns-repeated="3"/>
          <table:table-cell table:formula="of:=SUM([.B134:.D134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635">
            <text:p>16635</text:p>
          </table:table-cell>
          <table:table-cell/>
          <table:table-cell office:value-type="string">
            <text:p>16635</text:p>
          </table:table-cell>
          <table:table-cell office:value-type="string">
            <text:p>Most of the time</text:p>
          </table:table-cell>
          <table:table-cell office:value-type="string">
            <text:p>41</text:p>
          </table:table-cell>
          <table:table-cell office:value-type="string">
            <text:p>Often</text:p>
          </table:table-cell>
          <table:table-cell office:value-type="string">
            <text:p>21</text:p>
          </table:table-cell>
          <table:table-cell office:value-type="string">
            <text:p>Rarely</text:p>
          </table:table-cell>
          <table:table-cell office:value-type="string">
            <text:p>9</text:p>
          </table:table-cell>
          <table:table-cell office:value-type="string">
            <text:p>Sometimes</text:p>
          </table:table-cell>
          <table:table-cell office:value-type="string">
            <text:p>10</text:p>
          </table:table-cell>
          <table:table-cell office:value-type="string">
            <text:p>NA</text:p>
          </table:table-cell>
          <table:table-cell/>
          <table:table-cell table:formula="of:=[.N134]/16716" office:value-type="percentage" office:value="0.995154343144293">
            <text:p>99,52%</text:p>
          </table:table-cell>
          <table:table-cell table:formula="of:=[.P134]/16716" office:value-type="percentage" office:value="0.00245273988992582">
            <text:p>0,25%</text:p>
          </table:table-cell>
          <table:table-cell table:formula="of:=[.R134]/16716" office:value-type="percentage" office:value="0.00125628140703518">
            <text:p>0,13%</text:p>
          </table:table-cell>
          <table:table-cell table:formula="of:=[.T134]/16716" office:value-type="percentage" office:value="0.00053840631730079">
            <text:p>0,05%</text:p>
          </table:table-cell>
          <table:table-cell office:value-type="string">
            <text:p>At work, how often did you use the following data science/analytics tools, technologies, and languages this past year? - Other3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Select</text:p>
          </table:table-cell>
          <table:table-cell table:number-columns-repeated="3"/>
          <table:table-cell table:formula="of:=SUM([.B135:.D135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6191">
            <text:p>6191</text:p>
          </table:table-cell>
          <table:table-cell office:value-type="float" office:value="0">
            <text:p>0</text:p>
          </table:table-cell>
          <table:table-cell office:value-type="float" office:value="8943">
            <text:p>8943</text:p>
          </table:table-cell>
          <table:table-cell/>
          <table:table-cell office:value-type="string">
            <text:p>8943</text:p>
          </table:table-cell>
          <table:table-cell office:value-type="string">
            <text:p>Data Visualization</text:p>
          </table:table-cell>
          <table:table-cell office:value-type="string">
            <text:p>144</text:p>
          </table:table-cell>
          <table:table-cell office:value-type="string">
            <text:p>Other</text:p>
          </table:table-cell>
          <table:table-cell office:value-type="string">
            <text:p>144</text:p>
          </table:table-cell>
          <table:table-cell office:value-type="string">
            <text:p>Logistic Regression</text:p>
          </table:table-cell>
          <table:table-cell office:value-type="string">
            <text:p>66</text:p>
          </table:table-cell>
          <table:table-cell office:value-type="string">
            <text:p>Time Series Analysis</text:p>
          </table:table-cell>
          <table:table-cell office:value-type="string">
            <text:p>49</text:p>
          </table:table-cell>
          <table:table-cell office:value-type="string">
            <text:p>Neural Networks</text:p>
          </table:table-cell>
          <table:table-cell office:value-type="string">
            <text:p>45</text:p>
          </table:table-cell>
          <table:table-cell table:formula="of:=[.N135]/16716" office:value-type="percentage" office:value="0.534996410624551">
            <text:p>53,50%</text:p>
          </table:table-cell>
          <table:table-cell table:formula="of:=[.P135]/16716" office:value-type="percentage" office:value="0.00861450107681264">
            <text:p>0,86%</text:p>
          </table:table-cell>
          <table:table-cell table:formula="of:=[.R135]/16716" office:value-type="percentage" office:value="0.00861450107681264">
            <text:p>0,86%</text:p>
          </table:table-cell>
          <table:table-cell table:formula="of:=[.T135]/16716" office:value-type="percentage" office:value="0.00394831299353912">
            <text:p>0,39%</text:p>
          </table:table-cell>
          <table:table-cell office:value-type="string">
            <text:p>At work, which data science methods do you use? (Select all that apply) - Selected Choice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A.B</text:p>
          </table:table-cell>
          <table:table-cell table:number-columns-repeated="3"/>
          <table:table-cell table:formula="of:=SUM([.B136:.D136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846">
            <text:p>14846</text:p>
          </table:table-cell>
          <table:table-cell/>
          <table:table-cell office:value-type="string">
            <text:p>14846</text:p>
          </table:table-cell>
          <table:table-cell office:value-type="string">
            <text:p>Most of the time</text:p>
          </table:table-cell>
          <table:table-cell office:value-type="string">
            <text:p>277</text:p>
          </table:table-cell>
          <table:table-cell office:value-type="string">
            <text:p>Often</text:p>
          </table:table-cell>
          <table:table-cell office:value-type="string">
            <text:p>656</text:p>
          </table:table-cell>
          <table:table-cell office:value-type="string">
            <text:p>Rarely</text:p>
          </table:table-cell>
          <table:table-cell office:value-type="string">
            <text:p>232</text:p>
          </table:table-cell>
          <table:table-cell office:value-type="string">
            <text:p>Sometimes</text:p>
          </table:table-cell>
          <table:table-cell office:value-type="string">
            <text:p>705</text:p>
          </table:table-cell>
          <table:table-cell office:value-type="string">
            <text:p>NA</text:p>
          </table:table-cell>
          <table:table-cell/>
          <table:table-cell table:formula="of:=[.N136]/16716" office:value-type="percentage" office:value="0.888131131849725">
            <text:p>88,81%</text:p>
          </table:table-cell>
          <table:table-cell table:formula="of:=[.P136]/16716" office:value-type="percentage" office:value="0.0165709499880354">
            <text:p>1,66%</text:p>
          </table:table-cell>
          <table:table-cell table:formula="of:=[.R136]/16716" office:value-type="percentage" office:value="0.0392438382388131">
            <text:p>3,92%</text:p>
          </table:table-cell>
          <table:table-cell table:formula="of:=[.T136]/16716" office:value-type="percentage" office:value="0.0138789184015315">
            <text:p>1,39%</text:p>
          </table:table-cell>
          <table:table-cell table:number-columns-repeated="2" office:value-type="string">
            <text:p>#N/D</text:p>
          </table:table-cell>
        </table:table-row>
        <table:table-row table:style-name="ro1" table:visibility="filter">
          <table:table-cell office:value-type="string">
            <text:p>WorkMethodsFrequencyAssociationRules</text:p>
          </table:table-cell>
          <table:table-cell table:number-columns-repeated="3"/>
          <table:table-cell table:formula="of:=SUM([.B137:.D137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620">
            <text:p>15620</text:p>
          </table:table-cell>
          <table:table-cell/>
          <table:table-cell office:value-type="string">
            <text:p>15620</text:p>
          </table:table-cell>
          <table:table-cell office:value-type="string">
            <text:p>Most of the time</text:p>
          </table:table-cell>
          <table:table-cell office:value-type="string">
            <text:p>89</text:p>
          </table:table-cell>
          <table:table-cell office:value-type="string">
            <text:p>Often</text:p>
          </table:table-cell>
          <table:table-cell office:value-type="string">
            <text:p>328</text:p>
          </table:table-cell>
          <table:table-cell office:value-type="string">
            <text:p>Rarely</text:p>
          </table:table-cell>
          <table:table-cell office:value-type="string">
            <text:p>156</text:p>
          </table:table-cell>
          <table:table-cell office:value-type="string">
            <text:p>Sometimes</text:p>
          </table:table-cell>
          <table:table-cell office:value-type="string">
            <text:p>523</text:p>
          </table:table-cell>
          <table:table-cell office:value-type="string">
            <text:p>NA</text:p>
          </table:table-cell>
          <table:table-cell/>
          <table:table-cell table:formula="of:=[.N137]/16716" office:value-type="percentage" office:value="0.934434075137593">
            <text:p>93,44%</text:p>
          </table:table-cell>
          <table:table-cell table:formula="of:=[.P137]/16716" office:value-type="percentage" office:value="0.00532424024886337">
            <text:p>0,53%</text:p>
          </table:table-cell>
          <table:table-cell table:formula="of:=[.R137]/16716" office:value-type="percentage" office:value="0.0196219191194066">
            <text:p>1,96%</text:p>
          </table:table-cell>
          <table:table-cell table:formula="of:=[.T137]/16716" office:value-type="percentage" office:value="0.00933237616654702">
            <text:p>0,93%</text:p>
          </table:table-cell>
          <table:table-cell office:value-type="string">
            <text:p>At work, how often do you use the following data science methods? - Association Rule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Bayesian</text:p>
          </table:table-cell>
          <table:table-cell table:number-columns-repeated="3"/>
          <table:table-cell table:formula="of:=SUM([.B138:.D138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871">
            <text:p>14871</text:p>
          </table:table-cell>
          <table:table-cell/>
          <table:table-cell office:value-type="string">
            <text:p>14871</text:p>
          </table:table-cell>
          <table:table-cell office:value-type="string">
            <text:p>Most of the time</text:p>
          </table:table-cell>
          <table:table-cell office:value-type="string">
            <text:p>236</text:p>
          </table:table-cell>
          <table:table-cell office:value-type="string">
            <text:p>Often</text:p>
          </table:table-cell>
          <table:table-cell office:value-type="string">
            <text:p>622</text:p>
          </table:table-cell>
          <table:table-cell office:value-type="string">
            <text:p>Rarely</text:p>
          </table:table-cell>
          <table:table-cell office:value-type="string">
            <text:p>193</text:p>
          </table:table-cell>
          <table:table-cell office:value-type="string">
            <text:p>Sometimes</text:p>
          </table:table-cell>
          <table:table-cell office:value-type="string">
            <text:p>794</text:p>
          </table:table-cell>
          <table:table-cell office:value-type="string">
            <text:p>NA</text:p>
          </table:table-cell>
          <table:table-cell/>
          <table:table-cell table:formula="of:=[.N138]/16716" office:value-type="percentage" office:value="0.889626704953338">
            <text:p>88,96%</text:p>
          </table:table-cell>
          <table:table-cell table:formula="of:=[.P138]/16716" office:value-type="percentage" office:value="0.0141182100981096">
            <text:p>1,41%</text:p>
          </table:table-cell>
          <table:table-cell table:formula="of:=[.R138]/16716" office:value-type="percentage" office:value="0.037209858817899">
            <text:p>3,72%</text:p>
          </table:table-cell>
          <table:table-cell table:formula="of:=[.T138]/16716" office:value-type="percentage" office:value="0.0115458243598947">
            <text:p>1,15%</text:p>
          </table:table-cell>
          <table:table-cell office:value-type="string">
            <text:p>At work, how often do you use the following data science methods? - Bayesian Technique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CNNs</text:p>
          </table:table-cell>
          <table:table-cell table:number-columns-repeated="3"/>
          <table:table-cell table:formula="of:=SUM([.B139:.D139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363">
            <text:p>15363</text:p>
          </table:table-cell>
          <table:table-cell/>
          <table:table-cell office:value-type="string">
            <text:p>15363</text:p>
          </table:table-cell>
          <table:table-cell office:value-type="string">
            <text:p>Most of the time</text:p>
          </table:table-cell>
          <table:table-cell office:value-type="string">
            <text:p>383</text:p>
          </table:table-cell>
          <table:table-cell office:value-type="string">
            <text:p>Often</text:p>
          </table:table-cell>
          <table:table-cell office:value-type="string">
            <text:p>473</text:p>
          </table:table-cell>
          <table:table-cell office:value-type="string">
            <text:p>Rarely</text:p>
          </table:table-cell>
          <table:table-cell office:value-type="string">
            <text:p>91</text:p>
          </table:table-cell>
          <table:table-cell office:value-type="string">
            <text:p>Sometimes</text:p>
          </table:table-cell>
          <table:table-cell office:value-type="string">
            <text:p>406</text:p>
          </table:table-cell>
          <table:table-cell office:value-type="string">
            <text:p>NA</text:p>
          </table:table-cell>
          <table:table-cell/>
          <table:table-cell table:formula="of:=[.N139]/16716" office:value-type="percentage" office:value="0.919059583632448">
            <text:p>91,91%</text:p>
          </table:table-cell>
          <table:table-cell table:formula="of:=[.P139]/16716" office:value-type="percentage" office:value="0.0229121799473558">
            <text:p>2,29%</text:p>
          </table:table-cell>
          <table:table-cell table:formula="of:=[.R139]/16716" office:value-type="percentage" office:value="0.0282962431203637">
            <text:p>2,83%</text:p>
          </table:table-cell>
          <table:table-cell table:formula="of:=[.T139]/16716" office:value-type="percentage" office:value="0.00544388609715243">
            <text:p>0,54%</text:p>
          </table:table-cell>
          <table:table-cell office:value-type="string">
            <text:p>At work, how often do you use the following data science methods? - CNN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CollaborativeFiltering</text:p>
          </table:table-cell>
          <table:table-cell table:number-columns-repeated="3"/>
          <table:table-cell table:formula="of:=SUM([.B140:.D140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955">
            <text:p>15955</text:p>
          </table:table-cell>
          <table:table-cell/>
          <table:table-cell office:value-type="string">
            <text:p>15955</text:p>
          </table:table-cell>
          <table:table-cell office:value-type="string">
            <text:p>Most of the time</text:p>
          </table:table-cell>
          <table:table-cell office:value-type="string">
            <text:p>91</text:p>
          </table:table-cell>
          <table:table-cell office:value-type="string">
            <text:p>Often</text:p>
          </table:table-cell>
          <table:table-cell office:value-type="string">
            <text:p>257</text:p>
          </table:table-cell>
          <table:table-cell office:value-type="string">
            <text:p>Rarely</text:p>
          </table:table-cell>
          <table:table-cell office:value-type="string">
            <text:p>92</text:p>
          </table:table-cell>
          <table:table-cell office:value-type="string">
            <text:p>Sometimes</text:p>
          </table:table-cell>
          <table:table-cell office:value-type="string">
            <text:p>321</text:p>
          </table:table-cell>
          <table:table-cell office:value-type="string">
            <text:p>NA</text:p>
          </table:table-cell>
          <table:table-cell/>
          <table:table-cell table:formula="of:=[.N140]/16716" office:value-type="percentage" office:value="0.954474754726011">
            <text:p>95,45%</text:p>
          </table:table-cell>
          <table:table-cell table:formula="of:=[.P140]/16716" office:value-type="percentage" office:value="0.00544388609715243">
            <text:p>0,54%</text:p>
          </table:table-cell>
          <table:table-cell table:formula="of:=[.R140]/16716" office:value-type="percentage" office:value="0.0153744915051448">
            <text:p>1,54%</text:p>
          </table:table-cell>
          <table:table-cell table:formula="of:=[.T140]/16716" office:value-type="percentage" office:value="0.00550370902129696">
            <text:p>0,55%</text:p>
          </table:table-cell>
          <table:table-cell office:value-type="string">
            <text:p>At work, how often do you use the following data science methods? - Collaborative Filtering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Cross.Validation</text:p>
          </table:table-cell>
          <table:table-cell table:number-columns-repeated="3"/>
          <table:table-cell table:formula="of:=SUM([.B141:.D141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956">
            <text:p>12956</text:p>
          </table:table-cell>
          <table:table-cell/>
          <table:table-cell office:value-type="string">
            <text:p>12956</text:p>
          </table:table-cell>
          <table:table-cell office:value-type="string">
            <text:p>Most of the time</text:p>
          </table:table-cell>
          <table:table-cell office:value-type="string">
            <text:p>1632</text:p>
          </table:table-cell>
          <table:table-cell office:value-type="string">
            <text:p>Often</text:p>
          </table:table-cell>
          <table:table-cell office:value-type="string">
            <text:p>1331</text:p>
          </table:table-cell>
          <table:table-cell office:value-type="string">
            <text:p>Rarely</text:p>
          </table:table-cell>
          <table:table-cell office:value-type="string">
            <text:p>96</text:p>
          </table:table-cell>
          <table:table-cell office:value-type="string">
            <text:p>Sometimes</text:p>
          </table:table-cell>
          <table:table-cell office:value-type="string">
            <text:p>701</text:p>
          </table:table-cell>
          <table:table-cell office:value-type="string">
            <text:p>NA</text:p>
          </table:table-cell>
          <table:table-cell/>
          <table:table-cell table:formula="of:=[.N141]/16716" office:value-type="percentage" office:value="0.775065805216559">
            <text:p>77,51%</text:p>
          </table:table-cell>
          <table:table-cell table:formula="of:=[.P141]/16716" office:value-type="percentage" office:value="0.0976310122038765">
            <text:p>9,76%</text:p>
          </table:table-cell>
          <table:table-cell table:formula="of:=[.R141]/16716" office:value-type="percentage" office:value="0.0796243120363723">
            <text:p>7,96%</text:p>
          </table:table-cell>
          <table:table-cell table:formula="of:=[.T141]/16716" office:value-type="percentage" office:value="0.00574300071787509">
            <text:p>0,57%</text:p>
          </table:table-cell>
          <table:table-cell table:number-columns-repeated="2" office:value-type="string">
            <text:p>#N/D</text:p>
          </table:table-cell>
        </table:table-row>
        <table:table-row table:style-name="ro1" table:visibility="filter">
          <table:table-cell office:value-type="string">
            <text:p>WorkMethodsFrequencyDataVisualization</text:p>
          </table:table-cell>
          <table:table-cell table:number-columns-repeated="3"/>
          <table:table-cell table:formula="of:=SUM([.B142:.D142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810">
            <text:p>11810</text:p>
          </table:table-cell>
          <table:table-cell/>
          <table:table-cell office:value-type="string">
            <text:p>11810</text:p>
          </table:table-cell>
          <table:table-cell office:value-type="string">
            <text:p>Most of the time</text:p>
          </table:table-cell>
          <table:table-cell office:value-type="string">
            <text:p>2927</text:p>
          </table:table-cell>
          <table:table-cell office:value-type="string">
            <text:p>Often</text:p>
          </table:table-cell>
          <table:table-cell office:value-type="string">
            <text:p>1487</text:p>
          </table:table-cell>
          <table:table-cell office:value-type="string">
            <text:p>Rarely</text:p>
          </table:table-cell>
          <table:table-cell office:value-type="string">
            <text:p>47</text:p>
          </table:table-cell>
          <table:table-cell office:value-type="string">
            <text:p>Sometimes</text:p>
          </table:table-cell>
          <table:table-cell office:value-type="string">
            <text:p>445</text:p>
          </table:table-cell>
          <table:table-cell office:value-type="string">
            <text:p>NA</text:p>
          </table:table-cell>
          <table:table-cell/>
          <table:table-cell table:formula="of:=[.N142]/16716" office:value-type="percentage" office:value="0.706508734146925">
            <text:p>70,65%</text:p>
          </table:table-cell>
          <table:table-cell table:formula="of:=[.P142]/16716" office:value-type="percentage" office:value="0.175101698971046">
            <text:p>17,51%</text:p>
          </table:table-cell>
          <table:table-cell table:formula="of:=[.R142]/16716" office:value-type="percentage" office:value="0.0889566882029193">
            <text:p>8,90%</text:p>
          </table:table-cell>
          <table:table-cell table:formula="of:=[.T142]/16716" office:value-type="percentage" office:value="0.00281167743479301">
            <text:p>0,28%</text:p>
          </table:table-cell>
          <table:table-cell office:value-type="string">
            <text:p>At work, how often do you use the following data science methods? - Data Visualization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DecisionTrees</text:p>
          </table:table-cell>
          <table:table-cell table:number-columns-repeated="3"/>
          <table:table-cell table:formula="of:=SUM([.B143:.D143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134">
            <text:p>13134</text:p>
          </table:table-cell>
          <table:table-cell/>
          <table:table-cell office:value-type="string">
            <text:p>13134</text:p>
          </table:table-cell>
          <table:table-cell office:value-type="string">
            <text:p>Most of the time</text:p>
          </table:table-cell>
          <table:table-cell office:value-type="string">
            <text:p>764</text:p>
          </table:table-cell>
          <table:table-cell office:value-type="string">
            <text:p>Often</text:p>
          </table:table-cell>
          <table:table-cell office:value-type="string">
            <text:p>1409</text:p>
          </table:table-cell>
          <table:table-cell office:value-type="string">
            <text:p>Rarely</text:p>
          </table:table-cell>
          <table:table-cell office:value-type="string">
            <text:p>218</text:p>
          </table:table-cell>
          <table:table-cell office:value-type="string">
            <text:p>Sometimes</text:p>
          </table:table-cell>
          <table:table-cell office:value-type="string">
            <text:p>1191</text:p>
          </table:table-cell>
          <table:table-cell office:value-type="string">
            <text:p>NA</text:p>
          </table:table-cell>
          <table:table-cell/>
          <table:table-cell table:formula="of:=[.N143]/16716" office:value-type="percentage" office:value="0.785714285714286">
            <text:p>78,57%</text:p>
          </table:table-cell>
          <table:table-cell table:formula="of:=[.P143]/16716" office:value-type="percentage" office:value="0.0457047140464226">
            <text:p>4,57%</text:p>
          </table:table-cell>
          <table:table-cell table:formula="of:=[.R143]/16716" office:value-type="percentage" office:value="0.0842905001196459">
            <text:p>8,43%</text:p>
          </table:table-cell>
          <table:table-cell table:formula="of:=[.T143]/16716" office:value-type="percentage" office:value="0.013041397463508">
            <text:p>1,30%</text:p>
          </table:table-cell>
          <table:table-cell office:value-type="string">
            <text:p>At work, how often do you use the following data science methods? - Decision Tree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EnsembleMethods</text:p>
          </table:table-cell>
          <table:table-cell table:number-columns-repeated="3"/>
          <table:table-cell table:formula="of:=SUM([.B144:.D144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733">
            <text:p>14733</text:p>
          </table:table-cell>
          <table:table-cell/>
          <table:table-cell office:value-type="string">
            <text:p>14733</text:p>
          </table:table-cell>
          <table:table-cell office:value-type="string">
            <text:p>Most of the time</text:p>
          </table:table-cell>
          <table:table-cell office:value-type="string">
            <text:p>504</text:p>
          </table:table-cell>
          <table:table-cell office:value-type="string">
            <text:p>Often</text:p>
          </table:table-cell>
          <table:table-cell office:value-type="string">
            <text:p>764</text:p>
          </table:table-cell>
          <table:table-cell office:value-type="string">
            <text:p>Rarely</text:p>
          </table:table-cell>
          <table:table-cell office:value-type="string">
            <text:p>89</text:p>
          </table:table-cell>
          <table:table-cell office:value-type="string">
            <text:p>Sometimes</text:p>
          </table:table-cell>
          <table:table-cell office:value-type="string">
            <text:p>626</text:p>
          </table:table-cell>
          <table:table-cell office:value-type="string">
            <text:p>NA</text:p>
          </table:table-cell>
          <table:table-cell/>
          <table:table-cell table:formula="of:=[.N144]/16716" office:value-type="percentage" office:value="0.881371141421393">
            <text:p>88,14%</text:p>
          </table:table-cell>
          <table:table-cell table:formula="of:=[.P144]/16716" office:value-type="percentage" office:value="0.0301507537688442">
            <text:p>3,02%</text:p>
          </table:table-cell>
          <table:table-cell table:formula="of:=[.R144]/16716" office:value-type="percentage" office:value="0.0457047140464226">
            <text:p>4,57%</text:p>
          </table:table-cell>
          <table:table-cell table:formula="of:=[.T144]/16716" office:value-type="percentage" office:value="0.00532424024886337">
            <text:p>0,53%</text:p>
          </table:table-cell>
          <table:table-cell office:value-type="string">
            <text:p>At work, how often do you use the following data science methods? - Ensemble Method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EvolutionaryApproaches</text:p>
          </table:table-cell>
          <table:table-cell table:number-columns-repeated="3"/>
          <table:table-cell table:formula="of:=SUM([.B145:.D145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302">
            <text:p>16302</text:p>
          </table:table-cell>
          <table:table-cell/>
          <table:table-cell office:value-type="string">
            <text:p>16302</text:p>
          </table:table-cell>
          <table:table-cell office:value-type="string">
            <text:p>Most of the time</text:p>
          </table:table-cell>
          <table:table-cell office:value-type="string">
            <text:p>69</text:p>
          </table:table-cell>
          <table:table-cell office:value-type="string">
            <text:p>Often</text:p>
          </table:table-cell>
          <table:table-cell office:value-type="string">
            <text:p>127</text:p>
          </table:table-cell>
          <table:table-cell office:value-type="string">
            <text:p>Rarely</text:p>
          </table:table-cell>
          <table:table-cell office:value-type="string">
            <text:p>43</text:p>
          </table:table-cell>
          <table:table-cell office:value-type="string">
            <text:p>Sometimes</text:p>
          </table:table-cell>
          <table:table-cell office:value-type="string">
            <text:p>175</text:p>
          </table:table-cell>
          <table:table-cell office:value-type="string">
            <text:p>NA</text:p>
          </table:table-cell>
          <table:table-cell/>
          <table:table-cell table:formula="of:=[.N145]/16716" office:value-type="percentage" office:value="0.975233309404164">
            <text:p>97,52%</text:p>
          </table:table-cell>
          <table:table-cell table:formula="of:=[.P145]/16716" office:value-type="percentage" office:value="0.00412778176597272">
            <text:p>0,41%</text:p>
          </table:table-cell>
          <table:table-cell table:formula="of:=[.R145]/16716" office:value-type="percentage" office:value="0.00759751136635559">
            <text:p>0,76%</text:p>
          </table:table-cell>
          <table:table-cell table:formula="of:=[.T145]/16716" office:value-type="percentage" office:value="0.00257238573821488">
            <text:p>0,26%</text:p>
          </table:table-cell>
          <table:table-cell office:value-type="string">
            <text:p>At work, how often do you use the following data science methods? - Evolutionary Approache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GANs</text:p>
          </table:table-cell>
          <table:table-cell table:number-columns-repeated="3"/>
          <table:table-cell table:formula="of:=SUM([.B146:.D146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486">
            <text:p>16486</text:p>
          </table:table-cell>
          <table:table-cell/>
          <table:table-cell office:value-type="string">
            <text:p>16486</text:p>
          </table:table-cell>
          <table:table-cell office:value-type="string">
            <text:p>Most of the time</text:p>
          </table:table-cell>
          <table:table-cell office:value-type="string">
            <text:p>28</text:p>
          </table:table-cell>
          <table:table-cell office:value-type="string">
            <text:p>Often</text:p>
          </table:table-cell>
          <table:table-cell office:value-type="string">
            <text:p>68</text:p>
          </table:table-cell>
          <table:table-cell office:value-type="string">
            <text:p>Rarely</text:p>
          </table:table-cell>
          <table:table-cell office:value-type="string">
            <text:p>34</text:p>
          </table:table-cell>
          <table:table-cell office:value-type="string">
            <text:p>Sometimes</text:p>
          </table:table-cell>
          <table:table-cell office:value-type="string">
            <text:p>100</text:p>
          </table:table-cell>
          <table:table-cell office:value-type="string">
            <text:p>NA</text:p>
          </table:table-cell>
          <table:table-cell/>
          <table:table-cell table:formula="of:=[.N146]/16716" office:value-type="percentage" office:value="0.986240727446758">
            <text:p>98,62%</text:p>
          </table:table-cell>
          <table:table-cell table:formula="of:=[.P146]/16716" office:value-type="percentage" office:value="0.0016750418760469">
            <text:p>0,17%</text:p>
          </table:table-cell>
          <table:table-cell table:formula="of:=[.R146]/16716" office:value-type="percentage" office:value="0.00406795884182819">
            <text:p>0,41%</text:p>
          </table:table-cell>
          <table:table-cell table:formula="of:=[.T146]/16716" office:value-type="percentage" office:value="0.00203397942091409">
            <text:p>0,20%</text:p>
          </table:table-cell>
          <table:table-cell office:value-type="string">
            <text:p>At work, how often do you use the following data science methods? - GAN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GBM</text:p>
          </table:table-cell>
          <table:table-cell table:number-columns-repeated="3"/>
          <table:table-cell table:formula="of:=SUM([.B147:.D147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211">
            <text:p>15211</text:p>
          </table:table-cell>
          <table:table-cell/>
          <table:table-cell office:value-type="string">
            <text:p>15211</text:p>
          </table:table-cell>
          <table:table-cell office:value-type="string">
            <text:p>Most of the time</text:p>
          </table:table-cell>
          <table:table-cell office:value-type="string">
            <text:p>450</text:p>
          </table:table-cell>
          <table:table-cell office:value-type="string">
            <text:p>Often</text:p>
          </table:table-cell>
          <table:table-cell office:value-type="string">
            <text:p>580</text:p>
          </table:table-cell>
          <table:table-cell office:value-type="string">
            <text:p>Rarely</text:p>
          </table:table-cell>
          <table:table-cell office:value-type="string">
            <text:p>55</text:p>
          </table:table-cell>
          <table:table-cell office:value-type="string">
            <text:p>Sometimes</text:p>
          </table:table-cell>
          <table:table-cell office:value-type="string">
            <text:p>420</text:p>
          </table:table-cell>
          <table:table-cell office:value-type="string">
            <text:p>NA</text:p>
          </table:table-cell>
          <table:table-cell/>
          <table:table-cell table:formula="of:=[.N147]/16716" office:value-type="percentage" office:value="0.909966499162479">
            <text:p>91,00%</text:p>
          </table:table-cell>
          <table:table-cell table:formula="of:=[.P147]/16716" office:value-type="percentage" office:value="0.0269203158650395">
            <text:p>2,69%</text:p>
          </table:table-cell>
          <table:table-cell table:formula="of:=[.R147]/16716" office:value-type="percentage" office:value="0.0346972960038287">
            <text:p>3,47%</text:p>
          </table:table-cell>
          <table:table-cell table:formula="of:=[.T147]/16716" office:value-type="percentage" office:value="0.00329026082794927">
            <text:p>0,33%</text:p>
          </table:table-cell>
          <table:table-cell office:value-type="string">
            <text:p>At work, how often do you use the following data science methods? - Gradient Boosted Machine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HMMs</text:p>
          </table:table-cell>
          <table:table-cell table:number-columns-repeated="3"/>
          <table:table-cell table:formula="of:=SUM([.B148:.D148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317">
            <text:p>16317</text:p>
          </table:table-cell>
          <table:table-cell/>
          <table:table-cell office:value-type="string">
            <text:p>16317</text:p>
          </table:table-cell>
          <table:table-cell office:value-type="string">
            <text:p>Most of the time</text:p>
          </table:table-cell>
          <table:table-cell office:value-type="string">
            <text:p>48</text:p>
          </table:table-cell>
          <table:table-cell office:value-type="string">
            <text:p>Often</text:p>
          </table:table-cell>
          <table:table-cell office:value-type="string">
            <text:p>108</text:p>
          </table:table-cell>
          <table:table-cell office:value-type="string">
            <text:p>Rarely</text:p>
          </table:table-cell>
          <table:table-cell office:value-type="string">
            <text:p>68</text:p>
          </table:table-cell>
          <table:table-cell office:value-type="string">
            <text:p>Sometimes</text:p>
          </table:table-cell>
          <table:table-cell office:value-type="string">
            <text:p>175</text:p>
          </table:table-cell>
          <table:table-cell office:value-type="string">
            <text:p>NA</text:p>
          </table:table-cell>
          <table:table-cell/>
          <table:table-cell table:formula="of:=[.N148]/16716" office:value-type="percentage" office:value="0.976130653266332">
            <text:p>97,61%</text:p>
          </table:table-cell>
          <table:table-cell table:formula="of:=[.P148]/16716" office:value-type="percentage" office:value="0.00287150035893754">
            <text:p>0,29%</text:p>
          </table:table-cell>
          <table:table-cell table:formula="of:=[.R148]/16716" office:value-type="percentage" office:value="0.00646087580760948">
            <text:p>0,65%</text:p>
          </table:table-cell>
          <table:table-cell table:formula="of:=[.T148]/16716" office:value-type="percentage" office:value="0.00406795884182819">
            <text:p>0,41%</text:p>
          </table:table-cell>
          <table:table-cell office:value-type="string">
            <text:p>At work, how often do you use the following data science methods? - HMM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KNN</text:p>
          </table:table-cell>
          <table:table-cell table:number-columns-repeated="3"/>
          <table:table-cell table:formula="of:=SUM([.B149:.D149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171">
            <text:p>14171</text:p>
          </table:table-cell>
          <table:table-cell/>
          <table:table-cell office:value-type="string">
            <text:p>14171</text:p>
          </table:table-cell>
          <table:table-cell office:value-type="string">
            <text:p>Most of the time</text:p>
          </table:table-cell>
          <table:table-cell office:value-type="string">
            <text:p>368</text:p>
          </table:table-cell>
          <table:table-cell office:value-type="string">
            <text:p>Often</text:p>
          </table:table-cell>
          <table:table-cell office:value-type="string">
            <text:p>983</text:p>
          </table:table-cell>
          <table:table-cell office:value-type="string">
            <text:p>Rarely</text:p>
          </table:table-cell>
          <table:table-cell office:value-type="string">
            <text:p>163</text:p>
          </table:table-cell>
          <table:table-cell office:value-type="string">
            <text:p>Sometimes</text:p>
          </table:table-cell>
          <table:table-cell office:value-type="string">
            <text:p>1031</text:p>
          </table:table-cell>
          <table:table-cell office:value-type="string">
            <text:p>NA</text:p>
          </table:table-cell>
          <table:table-cell/>
          <table:table-cell table:formula="of:=[.N149]/16716" office:value-type="percentage" office:value="0.847750658052166">
            <text:p>84,78%</text:p>
          </table:table-cell>
          <table:table-cell table:formula="of:=[.P149]/16716" office:value-type="percentage" office:value="0.0220148360851878">
            <text:p>2,20%</text:p>
          </table:table-cell>
          <table:table-cell table:formula="of:=[.R149]/16716" office:value-type="percentage" office:value="0.0588059344340751">
            <text:p>5,88%</text:p>
          </table:table-cell>
          <table:table-cell table:formula="of:=[.T149]/16716" office:value-type="percentage" office:value="0.00975113663555875">
            <text:p>0,98%</text:p>
          </table:table-cell>
          <table:table-cell office:value-type="string">
            <text:p>At work, how often do you use the following data science methods? - kNN and Other Clustering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LiftAnalysis</text:p>
          </table:table-cell>
          <table:table-cell table:number-columns-repeated="3"/>
          <table:table-cell table:formula="of:=SUM([.B150:.D150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093">
            <text:p>16093</text:p>
          </table:table-cell>
          <table:table-cell/>
          <table:table-cell office:value-type="string">
            <text:p>16093</text:p>
          </table:table-cell>
          <table:table-cell office:value-type="string">
            <text:p>Most of the time</text:p>
          </table:table-cell>
          <table:table-cell office:value-type="string">
            <text:p>117</text:p>
          </table:table-cell>
          <table:table-cell office:value-type="string">
            <text:p>Often</text:p>
          </table:table-cell>
          <table:table-cell office:value-type="string">
            <text:p>238</text:p>
          </table:table-cell>
          <table:table-cell office:value-type="string">
            <text:p>Rarely</text:p>
          </table:table-cell>
          <table:table-cell office:value-type="string">
            <text:p>61</text:p>
          </table:table-cell>
          <table:table-cell office:value-type="string">
            <text:p>Sometimes</text:p>
          </table:table-cell>
          <table:table-cell office:value-type="string">
            <text:p>207</text:p>
          </table:table-cell>
          <table:table-cell office:value-type="string">
            <text:p>NA</text:p>
          </table:table-cell>
          <table:table-cell/>
          <table:table-cell table:formula="of:=[.N150]/16716" office:value-type="percentage" office:value="0.962730318257956">
            <text:p>96,27%</text:p>
          </table:table-cell>
          <table:table-cell table:formula="of:=[.P150]/16716" office:value-type="percentage" office:value="0.00699928212491027">
            <text:p>0,70%</text:p>
          </table:table-cell>
          <table:table-cell table:formula="of:=[.R150]/16716" office:value-type="percentage" office:value="0.0142378559463987">
            <text:p>1,42%</text:p>
          </table:table-cell>
          <table:table-cell table:formula="of:=[.T150]/16716" office:value-type="percentage" office:value="0.00364919837281646">
            <text:p>0,36%</text:p>
          </table:table-cell>
          <table:table-cell office:value-type="string">
            <text:p>At work, how often do you use the following data science methods? - Lift Analysi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LogisticRegression</text:p>
          </table:table-cell>
          <table:table-cell table:number-columns-repeated="3"/>
          <table:table-cell table:formula="of:=SUM([.B151:.D151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544">
            <text:p>12544</text:p>
          </table:table-cell>
          <table:table-cell/>
          <table:table-cell office:value-type="string">
            <text:p>12544</text:p>
          </table:table-cell>
          <table:table-cell office:value-type="string">
            <text:p>Most of the time</text:p>
          </table:table-cell>
          <table:table-cell office:value-type="string">
            <text:p>1027</text:p>
          </table:table-cell>
          <table:table-cell office:value-type="string">
            <text:p>Often</text:p>
          </table:table-cell>
          <table:table-cell office:value-type="string">
            <text:p>1731</text:p>
          </table:table-cell>
          <table:table-cell office:value-type="string">
            <text:p>Rarely</text:p>
          </table:table-cell>
          <table:table-cell office:value-type="string">
            <text:p>201</text:p>
          </table:table-cell>
          <table:table-cell office:value-type="string">
            <text:p>Sometimes</text:p>
          </table:table-cell>
          <table:table-cell office:value-type="string">
            <text:p>1213</text:p>
          </table:table-cell>
          <table:table-cell office:value-type="string">
            <text:p>NA</text:p>
          </table:table-cell>
          <table:table-cell/>
          <table:table-cell table:formula="of:=[.N151]/16716" office:value-type="percentage" office:value="0.750418760469012">
            <text:p>75,04%</text:p>
          </table:table-cell>
          <table:table-cell table:formula="of:=[.P151]/16716" office:value-type="percentage" office:value="0.0614381430964346">
            <text:p>6,14%</text:p>
          </table:table-cell>
          <table:table-cell table:formula="of:=[.R151]/16716" office:value-type="percentage" office:value="0.103553481694185">
            <text:p>10,36%</text:p>
          </table:table-cell>
          <table:table-cell table:formula="of:=[.T151]/16716" office:value-type="percentage" office:value="0.012024407753051">
            <text:p>1,20%</text:p>
          </table:table-cell>
          <table:table-cell office:value-type="string">
            <text:p>At work, how often do you use the following data science methods? - Logistic Regression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MLN</text:p>
          </table:table-cell>
          <table:table-cell table:number-columns-repeated="3"/>
          <table:table-cell table:formula="of:=SUM([.B152:.D152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474">
            <text:p>16474</text:p>
          </table:table-cell>
          <table:table-cell/>
          <table:table-cell office:value-type="string">
            <text:p>16474</text:p>
          </table:table-cell>
          <table:table-cell office:value-type="string">
            <text:p>Most of the time</text:p>
          </table:table-cell>
          <table:table-cell office:value-type="string">
            <text:p>31</text:p>
          </table:table-cell>
          <table:table-cell office:value-type="string">
            <text:p>Often</text:p>
          </table:table-cell>
          <table:table-cell office:value-type="string">
            <text:p>74</text:p>
          </table:table-cell>
          <table:table-cell office:value-type="string">
            <text:p>Rarely</text:p>
          </table:table-cell>
          <table:table-cell office:value-type="string">
            <text:p>29</text:p>
          </table:table-cell>
          <table:table-cell office:value-type="string">
            <text:p>Sometimes</text:p>
          </table:table-cell>
          <table:table-cell office:value-type="string">
            <text:p>108</text:p>
          </table:table-cell>
          <table:table-cell office:value-type="string">
            <text:p>NA</text:p>
          </table:table-cell>
          <table:table-cell/>
          <table:table-cell table:formula="of:=[.N152]/16716" office:value-type="percentage" office:value="0.985522852357023">
            <text:p>98,55%</text:p>
          </table:table-cell>
          <table:table-cell table:formula="of:=[.P152]/16716" office:value-type="percentage" office:value="0.0018545106484805">
            <text:p>0,19%</text:p>
          </table:table-cell>
          <table:table-cell table:formula="of:=[.R152]/16716" office:value-type="percentage" office:value="0.00442689638669538">
            <text:p>0,44%</text:p>
          </table:table-cell>
          <table:table-cell table:formula="of:=[.T152]/16716" office:value-type="percentage" office:value="0.00173486480019143">
            <text:p>0,17%</text:p>
          </table:table-cell>
          <table:table-cell office:value-type="string">
            <text:p>At work, how often do you use the following data science methods? - Markov Logic Network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NaiveBayes</text:p>
          </table:table-cell>
          <table:table-cell table:number-columns-repeated="3"/>
          <table:table-cell table:formula="of:=SUM([.B153:.D153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910">
            <text:p>14910</text:p>
          </table:table-cell>
          <table:table-cell/>
          <table:table-cell office:value-type="string">
            <text:p>14910</text:p>
          </table:table-cell>
          <table:table-cell office:value-type="string">
            <text:p>Most of the time</text:p>
          </table:table-cell>
          <table:table-cell office:value-type="string">
            <text:p>248</text:p>
          </table:table-cell>
          <table:table-cell office:value-type="string">
            <text:p>Often</text:p>
          </table:table-cell>
          <table:table-cell office:value-type="string">
            <text:p>577</text:p>
          </table:table-cell>
          <table:table-cell office:value-type="string">
            <text:p>Rarely</text:p>
          </table:table-cell>
          <table:table-cell office:value-type="string">
            <text:p>185</text:p>
          </table:table-cell>
          <table:table-cell office:value-type="string">
            <text:p>Sometimes</text:p>
          </table:table-cell>
          <table:table-cell office:value-type="string">
            <text:p>796</text:p>
          </table:table-cell>
          <table:table-cell office:value-type="string">
            <text:p>NA</text:p>
          </table:table-cell>
          <table:table-cell/>
          <table:table-cell table:formula="of:=[.N153]/16716" office:value-type="percentage" office:value="0.891959798994975">
            <text:p>89,20%</text:p>
          </table:table-cell>
          <table:table-cell table:formula="of:=[.P153]/16716" office:value-type="percentage" office:value="0.014836085187844">
            <text:p>1,48%</text:p>
          </table:table-cell>
          <table:table-cell table:formula="of:=[.R153]/16716" office:value-type="percentage" office:value="0.0345178272313951">
            <text:p>3,45%</text:p>
          </table:table-cell>
          <table:table-cell table:formula="of:=[.T153]/16716" office:value-type="percentage" office:value="0.0110672409667385">
            <text:p>1,11%</text:p>
          </table:table-cell>
          <table:table-cell office:value-type="string">
            <text:p>At work, how often do you use the following data science methods? - Naive Baye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NLP</text:p>
          </table:table-cell>
          <table:table-cell table:number-columns-repeated="3"/>
          <table:table-cell table:formula="of:=SUM([.B154:.D154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840">
            <text:p>14840</text:p>
          </table:table-cell>
          <table:table-cell/>
          <table:table-cell office:value-type="string">
            <text:p>14840</text:p>
          </table:table-cell>
          <table:table-cell office:value-type="string">
            <text:p>Most of the time</text:p>
          </table:table-cell>
          <table:table-cell office:value-type="string">
            <text:p>564</text:p>
          </table:table-cell>
          <table:table-cell office:value-type="string">
            <text:p>Often</text:p>
          </table:table-cell>
          <table:table-cell office:value-type="string">
            <text:p>686</text:p>
          </table:table-cell>
          <table:table-cell office:value-type="string">
            <text:p>Rarely</text:p>
          </table:table-cell>
          <table:table-cell office:value-type="string">
            <text:p>107</text:p>
          </table:table-cell>
          <table:table-cell office:value-type="string">
            <text:p>Sometimes</text:p>
          </table:table-cell>
          <table:table-cell office:value-type="string">
            <text:p>519</text:p>
          </table:table-cell>
          <table:table-cell office:value-type="string">
            <text:p>NA</text:p>
          </table:table-cell>
          <table:table-cell/>
          <table:table-cell table:formula="of:=[.N154]/16716" office:value-type="percentage" office:value="0.887772194304858">
            <text:p>88,78%</text:p>
          </table:table-cell>
          <table:table-cell table:formula="of:=[.P154]/16716" office:value-type="percentage" office:value="0.0337401292175161">
            <text:p>3,37%</text:p>
          </table:table-cell>
          <table:table-cell table:formula="of:=[.R154]/16716" office:value-type="percentage" office:value="0.0410385259631491">
            <text:p>4,10%</text:p>
          </table:table-cell>
          <table:table-cell table:formula="of:=[.T154]/16716" office:value-type="percentage" office:value="0.00640105288346494">
            <text:p>0,64%</text:p>
          </table:table-cell>
          <table:table-cell office:value-type="string">
            <text:p>At work, how often do you use the following data science methods? - Natural Language Processing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NeuralNetworks</text:p>
          </table:table-cell>
          <table:table-cell table:number-columns-repeated="3"/>
          <table:table-cell table:formula="of:=SUM([.B155:.D155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006">
            <text:p>14006</text:p>
          </table:table-cell>
          <table:table-cell/>
          <table:table-cell office:value-type="string">
            <text:p>14006</text:p>
          </table:table-cell>
          <table:table-cell office:value-type="string">
            <text:p>Most of the time</text:p>
          </table:table-cell>
          <table:table-cell office:value-type="string">
            <text:p>781</text:p>
          </table:table-cell>
          <table:table-cell office:value-type="string">
            <text:p>Often</text:p>
          </table:table-cell>
          <table:table-cell office:value-type="string">
            <text:p>950</text:p>
          </table:table-cell>
          <table:table-cell office:value-type="string">
            <text:p>Rarely</text:p>
          </table:table-cell>
          <table:table-cell office:value-type="string">
            <text:p>159</text:p>
          </table:table-cell>
          <table:table-cell office:value-type="string">
            <text:p>Sometimes</text:p>
          </table:table-cell>
          <table:table-cell office:value-type="string">
            <text:p>820</text:p>
          </table:table-cell>
          <table:table-cell office:value-type="string">
            <text:p>NA</text:p>
          </table:table-cell>
          <table:table-cell/>
          <table:table-cell table:formula="of:=[.N155]/16716" office:value-type="percentage" office:value="0.837879875568318">
            <text:p>83,79%</text:p>
          </table:table-cell>
          <table:table-cell table:formula="of:=[.P155]/16716" office:value-type="percentage" office:value="0.0467217037568796">
            <text:p>4,67%</text:p>
          </table:table-cell>
          <table:table-cell table:formula="of:=[.R155]/16716" office:value-type="percentage" office:value="0.0568317779373056">
            <text:p>5,68%</text:p>
          </table:table-cell>
          <table:table-cell table:formula="of:=[.T155]/16716" office:value-type="percentage" office:value="0.00951184493898062">
            <text:p>0,95%</text:p>
          </table:table-cell>
          <table:table-cell office:value-type="string">
            <text:p>At work, how often do you use the following data science methods? - Neural Network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PCA</text:p>
          </table:table-cell>
          <table:table-cell table:number-columns-repeated="3"/>
          <table:table-cell table:formula="of:=SUM([.B156:.D156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014">
            <text:p>14014</text:p>
          </table:table-cell>
          <table:table-cell/>
          <table:table-cell office:value-type="string">
            <text:p>14014</text:p>
          </table:table-cell>
          <table:table-cell office:value-type="string">
            <text:p>Most of the time</text:p>
          </table:table-cell>
          <table:table-cell office:value-type="string">
            <text:p>545</text:p>
          </table:table-cell>
          <table:table-cell office:value-type="string">
            <text:p>Often</text:p>
          </table:table-cell>
          <table:table-cell office:value-type="string">
            <text:p>1075</text:p>
          </table:table-cell>
          <table:table-cell office:value-type="string">
            <text:p>Rarely</text:p>
          </table:table-cell>
          <table:table-cell office:value-type="string">
            <text:p>142</text:p>
          </table:table-cell>
          <table:table-cell office:value-type="string">
            <text:p>Sometimes</text:p>
          </table:table-cell>
          <table:table-cell office:value-type="string">
            <text:p>940</text:p>
          </table:table-cell>
          <table:table-cell office:value-type="string">
            <text:p>NA</text:p>
          </table:table-cell>
          <table:table-cell/>
          <table:table-cell table:formula="of:=[.N156]/16716" office:value-type="percentage" office:value="0.838358458961474">
            <text:p>83,84%</text:p>
          </table:table-cell>
          <table:table-cell table:formula="of:=[.P156]/16716" office:value-type="percentage" office:value="0.03260349365877">
            <text:p>3,26%</text:p>
          </table:table-cell>
          <table:table-cell table:formula="of:=[.R156]/16716" office:value-type="percentage" office:value="0.0643096434553721">
            <text:p>6,43%</text:p>
          </table:table-cell>
          <table:table-cell table:formula="of:=[.T156]/16716" office:value-type="percentage" office:value="0.00849485522852357">
            <text:p>0,85%</text:p>
          </table:table-cell>
          <table:table-cell office:value-type="string">
            <text:p>At work, how often do you use the following data science methods? - PCA and Dimensionality Reduction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PrescriptiveModeling</text:p>
          </table:table-cell>
          <table:table-cell table:number-columns-repeated="3"/>
          <table:table-cell table:formula="of:=SUM([.B157:.D157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899">
            <text:p>15899</text:p>
          </table:table-cell>
          <table:table-cell/>
          <table:table-cell office:value-type="string">
            <text:p>15899</text:p>
          </table:table-cell>
          <table:table-cell office:value-type="string">
            <text:p>Most of the time</text:p>
          </table:table-cell>
          <table:table-cell office:value-type="string">
            <text:p>185</text:p>
          </table:table-cell>
          <table:table-cell office:value-type="string">
            <text:p>Often</text:p>
          </table:table-cell>
          <table:table-cell office:value-type="string">
            <text:p>348</text:p>
          </table:table-cell>
          <table:table-cell office:value-type="string">
            <text:p>Rarely</text:p>
          </table:table-cell>
          <table:table-cell office:value-type="string">
            <text:p>42</text:p>
          </table:table-cell>
          <table:table-cell office:value-type="string">
            <text:p>Sometimes</text:p>
          </table:table-cell>
          <table:table-cell office:value-type="string">
            <text:p>242</text:p>
          </table:table-cell>
          <table:table-cell office:value-type="string">
            <text:p>NA</text:p>
          </table:table-cell>
          <table:table-cell/>
          <table:table-cell table:formula="of:=[.N157]/16716" office:value-type="percentage" office:value="0.951124670973917">
            <text:p>95,11%</text:p>
          </table:table-cell>
          <table:table-cell table:formula="of:=[.P157]/16716" office:value-type="percentage" office:value="0.0110672409667385">
            <text:p>1,11%</text:p>
          </table:table-cell>
          <table:table-cell table:formula="of:=[.R157]/16716" office:value-type="percentage" office:value="0.0208183776022972">
            <text:p>2,08%</text:p>
          </table:table-cell>
          <table:table-cell table:formula="of:=[.T157]/16716" office:value-type="percentage" office:value="0.00251256281407035">
            <text:p>0,25%</text:p>
          </table:table-cell>
          <table:table-cell office:value-type="string">
            <text:p>At work, how often do you use the following data science methods? - Prescriptive Modeling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RandomForests</text:p>
          </table:table-cell>
          <table:table-cell table:number-columns-repeated="3"/>
          <table:table-cell table:formula="of:=SUM([.B158:.D158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360">
            <text:p>13360</text:p>
          </table:table-cell>
          <table:table-cell/>
          <table:table-cell office:value-type="string">
            <text:p>13360</text:p>
          </table:table-cell>
          <table:table-cell office:value-type="string">
            <text:p>Most of the time</text:p>
          </table:table-cell>
          <table:table-cell office:value-type="string">
            <text:p>762</text:p>
          </table:table-cell>
          <table:table-cell office:value-type="string">
            <text:p>Often</text:p>
          </table:table-cell>
          <table:table-cell office:value-type="string">
            <text:p>1319</text:p>
          </table:table-cell>
          <table:table-cell office:value-type="string">
            <text:p>Rarely</text:p>
          </table:table-cell>
          <table:table-cell office:value-type="string">
            <text:p>189</text:p>
          </table:table-cell>
          <table:table-cell office:value-type="string">
            <text:p>Sometimes</text:p>
          </table:table-cell>
          <table:table-cell office:value-type="string">
            <text:p>1086</text:p>
          </table:table-cell>
          <table:table-cell office:value-type="string">
            <text:p>NA</text:p>
          </table:table-cell>
          <table:table-cell/>
          <table:table-cell table:formula="of:=[.N158]/16716" office:value-type="percentage" office:value="0.79923426657095">
            <text:p>79,92%</text:p>
          </table:table-cell>
          <table:table-cell table:formula="of:=[.P158]/16716" office:value-type="percentage" office:value="0.0455850681981335">
            <text:p>4,56%</text:p>
          </table:table-cell>
          <table:table-cell table:formula="of:=[.R158]/16716" office:value-type="percentage" office:value="0.078906436946638">
            <text:p>7,89%</text:p>
          </table:table-cell>
          <table:table-cell table:formula="of:=[.T158]/16716" office:value-type="percentage" office:value="0.0113065326633166">
            <text:p>1,13%</text:p>
          </table:table-cell>
          <table:table-cell office:value-type="string">
            <text:p>At work, how often do you use the following data science methods? - Random Forest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RecommenderSystems</text:p>
          </table:table-cell>
          <table:table-cell table:number-columns-repeated="3"/>
          <table:table-cell table:formula="of:=SUM([.B159:.D159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604">
            <text:p>15604</text:p>
          </table:table-cell>
          <table:table-cell/>
          <table:table-cell office:value-type="string">
            <text:p>15604</text:p>
          </table:table-cell>
          <table:table-cell office:value-type="string">
            <text:p>Most of the time</text:p>
          </table:table-cell>
          <table:table-cell office:value-type="string">
            <text:p>201</text:p>
          </table:table-cell>
          <table:table-cell office:value-type="string">
            <text:p>Often</text:p>
          </table:table-cell>
          <table:table-cell office:value-type="string">
            <text:p>395</text:p>
          </table:table-cell>
          <table:table-cell office:value-type="string">
            <text:p>Rarely</text:p>
          </table:table-cell>
          <table:table-cell office:value-type="string">
            <text:p>100</text:p>
          </table:table-cell>
          <table:table-cell office:value-type="string">
            <text:p>Sometimes</text:p>
          </table:table-cell>
          <table:table-cell office:value-type="string">
            <text:p>416</text:p>
          </table:table-cell>
          <table:table-cell office:value-type="string">
            <text:p>NA</text:p>
          </table:table-cell>
          <table:table-cell/>
          <table:table-cell table:formula="of:=[.N159]/16716" office:value-type="percentage" office:value="0.93347690835128">
            <text:p>93,35%</text:p>
          </table:table-cell>
          <table:table-cell table:formula="of:=[.P159]/16716" office:value-type="percentage" office:value="0.012024407753051">
            <text:p>1,20%</text:p>
          </table:table-cell>
          <table:table-cell table:formula="of:=[.R159]/16716" office:value-type="percentage" office:value="0.0236300550370902">
            <text:p>2,36%</text:p>
          </table:table-cell>
          <table:table-cell table:formula="of:=[.T159]/16716" office:value-type="percentage" office:value="0.00598229241445322">
            <text:p>0,60%</text:p>
          </table:table-cell>
          <table:table-cell office:value-type="string">
            <text:p>At work, how often do you use the following data science methods? - Recommender System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RNNs</text:p>
          </table:table-cell>
          <table:table-cell table:number-columns-repeated="3"/>
          <table:table-cell table:formula="of:=SUM([.B160:.D160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868">
            <text:p>15868</text:p>
          </table:table-cell>
          <table:table-cell/>
          <table:table-cell office:value-type="string">
            <text:p>15868</text:p>
          </table:table-cell>
          <table:table-cell office:value-type="string">
            <text:p>Most of the time</text:p>
          </table:table-cell>
          <table:table-cell office:value-type="string">
            <text:p>197</text:p>
          </table:table-cell>
          <table:table-cell office:value-type="string">
            <text:p>Often</text:p>
          </table:table-cell>
          <table:table-cell office:value-type="string">
            <text:p>333</text:p>
          </table:table-cell>
          <table:table-cell office:value-type="string">
            <text:p>Rarely</text:p>
          </table:table-cell>
          <table:table-cell office:value-type="string">
            <text:p>46</text:p>
          </table:table-cell>
          <table:table-cell office:value-type="string">
            <text:p>Sometimes</text:p>
          </table:table-cell>
          <table:table-cell office:value-type="string">
            <text:p>272</text:p>
          </table:table-cell>
          <table:table-cell office:value-type="string">
            <text:p>NA</text:p>
          </table:table-cell>
          <table:table-cell/>
          <table:table-cell table:formula="of:=[.N160]/16716" office:value-type="percentage" office:value="0.949270160325437">
            <text:p>94,93%</text:p>
          </table:table-cell>
          <table:table-cell table:formula="of:=[.P160]/16716" office:value-type="percentage" office:value="0.0117851160564728">
            <text:p>1,18%</text:p>
          </table:table-cell>
          <table:table-cell table:formula="of:=[.R160]/16716" office:value-type="percentage" office:value="0.0199210337401292">
            <text:p>1,99%</text:p>
          </table:table-cell>
          <table:table-cell table:formula="of:=[.T160]/16716" office:value-type="percentage" office:value="0.00275185451064848">
            <text:p>0,28%</text:p>
          </table:table-cell>
          <table:table-cell office:value-type="string">
            <text:p>At work, how often do you use the following data science methods? - RNN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Segmentation</text:p>
          </table:table-cell>
          <table:table-cell table:number-columns-repeated="3"/>
          <table:table-cell table:formula="of:=SUM([.B161:.D161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739">
            <text:p>14739</text:p>
          </table:table-cell>
          <table:table-cell/>
          <table:table-cell office:value-type="string">
            <text:p>14739</text:p>
          </table:table-cell>
          <table:table-cell office:value-type="string">
            <text:p>Most of the time</text:p>
          </table:table-cell>
          <table:table-cell office:value-type="string">
            <text:p>468</text:p>
          </table:table-cell>
          <table:table-cell office:value-type="string">
            <text:p>Often</text:p>
          </table:table-cell>
          <table:table-cell office:value-type="string">
            <text:p>799</text:p>
          </table:table-cell>
          <table:table-cell office:value-type="string">
            <text:p>Rarely</text:p>
          </table:table-cell>
          <table:table-cell office:value-type="string">
            <text:p>97</text:p>
          </table:table-cell>
          <table:table-cell office:value-type="string">
            <text:p>Sometimes</text:p>
          </table:table-cell>
          <table:table-cell office:value-type="string">
            <text:p>613</text:p>
          </table:table-cell>
          <table:table-cell office:value-type="string">
            <text:p>NA</text:p>
          </table:table-cell>
          <table:table-cell/>
          <table:table-cell table:formula="of:=[.N161]/16716" office:value-type="percentage" office:value="0.88173007896626">
            <text:p>88,17%</text:p>
          </table:table-cell>
          <table:table-cell table:formula="of:=[.P161]/16716" office:value-type="percentage" office:value="0.0279971284996411">
            <text:p>2,80%</text:p>
          </table:table-cell>
          <table:table-cell table:formula="of:=[.R161]/16716" office:value-type="percentage" office:value="0.0477985163914812">
            <text:p>4,78%</text:p>
          </table:table-cell>
          <table:table-cell table:formula="of:=[.T161]/16716" office:value-type="percentage" office:value="0.00580282364201962">
            <text:p>0,58%</text:p>
          </table:table-cell>
          <table:table-cell office:value-type="string">
            <text:p>At work, how often do you use the following data science methods? - Segmentation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Simulation</text:p>
          </table:table-cell>
          <table:table-cell table:number-columns-repeated="3"/>
          <table:table-cell table:formula="of:=SUM([.B162:.D162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365">
            <text:p>15365</text:p>
          </table:table-cell>
          <table:table-cell/>
          <table:table-cell office:value-type="string">
            <text:p>15365</text:p>
          </table:table-cell>
          <table:table-cell office:value-type="string">
            <text:p>Most of the time</text:p>
          </table:table-cell>
          <table:table-cell office:value-type="string">
            <text:p>370</text:p>
          </table:table-cell>
          <table:table-cell office:value-type="string">
            <text:p>Often</text:p>
          </table:table-cell>
          <table:table-cell office:value-type="string">
            <text:p>511</text:p>
          </table:table-cell>
          <table:table-cell office:value-type="string">
            <text:p>Rarely</text:p>
          </table:table-cell>
          <table:table-cell office:value-type="string">
            <text:p>88</text:p>
          </table:table-cell>
          <table:table-cell office:value-type="string">
            <text:p>Sometimes</text:p>
          </table:table-cell>
          <table:table-cell office:value-type="string">
            <text:p>382</text:p>
          </table:table-cell>
          <table:table-cell office:value-type="string">
            <text:p>NA</text:p>
          </table:table-cell>
          <table:table-cell/>
          <table:table-cell table:formula="of:=[.N162]/16716" office:value-type="percentage" office:value="0.919179229480737">
            <text:p>91,92%</text:p>
          </table:table-cell>
          <table:table-cell table:formula="of:=[.P162]/16716" office:value-type="percentage" office:value="0.0221344819334769">
            <text:p>2,21%</text:p>
          </table:table-cell>
          <table:table-cell table:formula="of:=[.R162]/16716" office:value-type="percentage" office:value="0.0305695142378559">
            <text:p>3,06%</text:p>
          </table:table-cell>
          <table:table-cell table:formula="of:=[.T162]/16716" office:value-type="percentage" office:value="0.00526441732471883">
            <text:p>0,53%</text:p>
          </table:table-cell>
          <table:table-cell office:value-type="string">
            <text:p>At work, how often do you use the following data science methods? - Simulation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SVMs</text:p>
          </table:table-cell>
          <table:table-cell table:number-columns-repeated="3"/>
          <table:table-cell table:formula="of:=SUM([.B163:.D163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813">
            <text:p>14813</text:p>
          </table:table-cell>
          <table:table-cell/>
          <table:table-cell office:value-type="string">
            <text:p>14813</text:p>
          </table:table-cell>
          <table:table-cell office:value-type="string">
            <text:p>Most of the time</text:p>
          </table:table-cell>
          <table:table-cell office:value-type="string">
            <text:p>344</text:p>
          </table:table-cell>
          <table:table-cell office:value-type="string">
            <text:p>Often</text:p>
          </table:table-cell>
          <table:table-cell office:value-type="string">
            <text:p>667</text:p>
          </table:table-cell>
          <table:table-cell office:value-type="string">
            <text:p>Rarely</text:p>
          </table:table-cell>
          <table:table-cell office:value-type="string">
            <text:p>157</text:p>
          </table:table-cell>
          <table:table-cell office:value-type="string">
            <text:p>Sometimes</text:p>
          </table:table-cell>
          <table:table-cell office:value-type="string">
            <text:p>735</text:p>
          </table:table-cell>
          <table:table-cell office:value-type="string">
            <text:p>NA</text:p>
          </table:table-cell>
          <table:table-cell/>
          <table:table-cell table:formula="of:=[.N163]/16716" office:value-type="percentage" office:value="0.886156975352955">
            <text:p>88,62%</text:p>
          </table:table-cell>
          <table:table-cell table:formula="of:=[.P163]/16716" office:value-type="percentage" office:value="0.0205790859057191">
            <text:p>2,06%</text:p>
          </table:table-cell>
          <table:table-cell table:formula="of:=[.R163]/16716" office:value-type="percentage" office:value="0.039901890404403">
            <text:p>3,99%</text:p>
          </table:table-cell>
          <table:table-cell table:formula="of:=[.T163]/16716" office:value-type="percentage" office:value="0.00939219909069155">
            <text:p>0,94%</text:p>
          </table:table-cell>
          <table:table-cell office:value-type="string">
            <text:p>At work, how often do you use the following data science methods? - SVM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TextAnalysis</text:p>
          </table:table-cell>
          <table:table-cell table:number-columns-repeated="3"/>
          <table:table-cell table:formula="of:=SUM([.B164:.D164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385">
            <text:p>14385</text:p>
          </table:table-cell>
          <table:table-cell/>
          <table:table-cell office:value-type="string">
            <text:p>14385</text:p>
          </table:table-cell>
          <table:table-cell office:value-type="string">
            <text:p>Most of the time</text:p>
          </table:table-cell>
          <table:table-cell office:value-type="string">
            <text:p>618</text:p>
          </table:table-cell>
          <table:table-cell office:value-type="string">
            <text:p>Often</text:p>
          </table:table-cell>
          <table:table-cell office:value-type="string">
            <text:p>865</text:p>
          </table:table-cell>
          <table:table-cell office:value-type="string">
            <text:p>Rarely</text:p>
          </table:table-cell>
          <table:table-cell office:value-type="string">
            <text:p>140</text:p>
          </table:table-cell>
          <table:table-cell office:value-type="string">
            <text:p>Sometimes</text:p>
          </table:table-cell>
          <table:table-cell office:value-type="string">
            <text:p>708</text:p>
          </table:table-cell>
          <table:table-cell office:value-type="string">
            <text:p>NA</text:p>
          </table:table-cell>
          <table:table-cell/>
          <table:table-cell table:formula="of:=[.N164]/16716" office:value-type="percentage" office:value="0.860552763819096">
            <text:p>86,06%</text:p>
          </table:table-cell>
          <table:table-cell table:formula="of:=[.P164]/16716" office:value-type="percentage" office:value="0.0369705671213209">
            <text:p>3,70%</text:p>
          </table:table-cell>
          <table:table-cell table:formula="of:=[.R164]/16716" office:value-type="percentage" office:value="0.0517468293850203">
            <text:p>5,17%</text:p>
          </table:table-cell>
          <table:table-cell table:formula="of:=[.T164]/16716" office:value-type="percentage" office:value="0.00837520938023451">
            <text:p>0,84%</text:p>
          </table:table-cell>
          <table:table-cell office:value-type="string">
            <text:p>At work, how often do you use the following data science methods? - Text Analytic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TimeSeriesAnalysis</text:p>
          </table:table-cell>
          <table:table-cell table:number-columns-repeated="3"/>
          <table:table-cell table:formula="of:=SUM([.B165:.D165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644">
            <text:p>13644</text:p>
          </table:table-cell>
          <table:table-cell/>
          <table:table-cell office:value-type="string">
            <text:p>13644</text:p>
          </table:table-cell>
          <table:table-cell office:value-type="string">
            <text:p>Most of the time</text:p>
          </table:table-cell>
          <table:table-cell office:value-type="string">
            <text:p>870</text:p>
          </table:table-cell>
          <table:table-cell office:value-type="string">
            <text:p>Often</text:p>
          </table:table-cell>
          <table:table-cell office:value-type="string">
            <text:p>1149</text:p>
          </table:table-cell>
          <table:table-cell office:value-type="string">
            <text:p>Rarely</text:p>
          </table:table-cell>
          <table:table-cell office:value-type="string">
            <text:p>158</text:p>
          </table:table-cell>
          <table:table-cell office:value-type="string">
            <text:p>Sometimes</text:p>
          </table:table-cell>
          <table:table-cell office:value-type="string">
            <text:p>895</text:p>
          </table:table-cell>
          <table:table-cell office:value-type="string">
            <text:p>NA</text:p>
          </table:table-cell>
          <table:table-cell/>
          <table:table-cell table:formula="of:=[.N165]/16716" office:value-type="percentage" office:value="0.816223977027997">
            <text:p>81,62%</text:p>
          </table:table-cell>
          <table:table-cell table:formula="of:=[.P165]/16716" office:value-type="percentage" office:value="0.052045944005743">
            <text:p>5,20%</text:p>
          </table:table-cell>
          <table:table-cell table:formula="of:=[.R165]/16716" office:value-type="percentage" office:value="0.0687365398420675">
            <text:p>6,87%</text:p>
          </table:table-cell>
          <table:table-cell table:formula="of:=[.T165]/16716" office:value-type="percentage" office:value="0.00945202201483608">
            <text:p>0,95%</text:p>
          </table:table-cell>
          <table:table-cell office:value-type="string">
            <text:p>At work, how often do you use the following data science methods? - Time Series Analysi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Select1</text:p>
          </table:table-cell>
          <table:table-cell table:number-columns-repeated="3"/>
          <table:table-cell table:formula="of:=SUM([.B166:.D166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483">
            <text:p>16483</text:p>
          </table:table-cell>
          <table:table-cell/>
          <table:table-cell office:value-type="string">
            <text:p>16483</text:p>
          </table:table-cell>
          <table:table-cell office:value-type="string">
            <text:p>Most of the time</text:p>
          </table:table-cell>
          <table:table-cell office:value-type="string">
            <text:p>113</text:p>
          </table:table-cell>
          <table:table-cell office:value-type="string">
            <text:p>Often</text:p>
          </table:table-cell>
          <table:table-cell office:value-type="string">
            <text:p>53</text:p>
          </table:table-cell>
          <table:table-cell office:value-type="string">
            <text:p>Rarely</text:p>
          </table:table-cell>
          <table:table-cell office:value-type="string">
            <text:p>33</text:p>
          </table:table-cell>
          <table:table-cell office:value-type="string">
            <text:p>Sometimes</text:p>
          </table:table-cell>
          <table:table-cell office:value-type="string">
            <text:p>34</text:p>
          </table:table-cell>
          <table:table-cell office:value-type="string">
            <text:p>NA</text:p>
          </table:table-cell>
          <table:table-cell/>
          <table:table-cell table:formula="of:=[.N166]/16716" office:value-type="percentage" office:value="0.986061258674324">
            <text:p>98,61%</text:p>
          </table:table-cell>
          <table:table-cell table:formula="of:=[.P166]/16716" office:value-type="percentage" office:value="0.00675999042833214">
            <text:p>0,68%</text:p>
          </table:table-cell>
          <table:table-cell table:formula="of:=[.R166]/16716" office:value-type="percentage" office:value="0.00317061497966021">
            <text:p>0,32%</text:p>
          </table:table-cell>
          <table:table-cell table:formula="of:=[.T166]/16716" office:value-type="percentage" office:value="0.00197415649676956">
            <text:p>0,20%</text:p>
          </table:table-cell>
          <table:table-cell office:value-type="string">
            <text:p>At work, how often do you use the following data science methods? - Other1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Select2</text:p>
          </table:table-cell>
          <table:table-cell table:number-columns-repeated="3"/>
          <table:table-cell table:formula="of:=SUM([.B167:.D167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677">
            <text:p>16677</text:p>
          </table:table-cell>
          <table:table-cell/>
          <table:table-cell office:value-type="string">
            <text:p>16677</text:p>
          </table:table-cell>
          <table:table-cell office:value-type="string">
            <text:p>Most of the time</text:p>
          </table:table-cell>
          <table:table-cell office:value-type="string">
            <text:p>14</text:p>
          </table:table-cell>
          <table:table-cell office:value-type="string">
            <text:p>Often</text:p>
          </table:table-cell>
          <table:table-cell office:value-type="string">
            <text:p>12</text:p>
          </table:table-cell>
          <table:table-cell office:value-type="string">
            <text:p>Rarely</text:p>
          </table:table-cell>
          <table:table-cell office:value-type="string">
            <text:p>6</text:p>
          </table:table-cell>
          <table:table-cell office:value-type="string">
            <text:p>Sometimes</text:p>
          </table:table-cell>
          <table:table-cell office:value-type="string">
            <text:p>7</text:p>
          </table:table-cell>
          <table:table-cell office:value-type="string">
            <text:p>NA</text:p>
          </table:table-cell>
          <table:table-cell/>
          <table:table-cell table:formula="of:=[.N167]/16716" office:value-type="percentage" office:value="0.997666905958363">
            <text:p>99,77%</text:p>
          </table:table-cell>
          <table:table-cell table:formula="of:=[.P167]/16716" office:value-type="percentage" office:value="0.000837520938023451">
            <text:p>0,08%</text:p>
          </table:table-cell>
          <table:table-cell table:formula="of:=[.R167]/16716" office:value-type="percentage" office:value="0.000717875089734386">
            <text:p>0,07%</text:p>
          </table:table-cell>
          <table:table-cell table:formula="of:=[.T167]/16716" office:value-type="percentage" office:value="0.000358937544867193">
            <text:p>0,04%</text:p>
          </table:table-cell>
          <table:table-cell office:value-type="string">
            <text:p>At work, how often do you use the following data science methods? - Other2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ethodsFrequencySelect3</text:p>
          </table:table-cell>
          <table:table-cell table:number-columns-repeated="3"/>
          <table:table-cell table:formula="of:=SUM([.B168:.D168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623">
            <text:p>16623</text:p>
          </table:table-cell>
          <table:table-cell/>
          <table:table-cell office:value-type="string">
            <text:p>16623</text:p>
          </table:table-cell>
          <table:table-cell office:value-type="string">
            <text:p>Most of the time</text:p>
          </table:table-cell>
          <table:table-cell office:value-type="string">
            <text:p>33</text:p>
          </table:table-cell>
          <table:table-cell office:value-type="string">
            <text:p>Often</text:p>
          </table:table-cell>
          <table:table-cell office:value-type="string">
            <text:p>24</text:p>
          </table:table-cell>
          <table:table-cell office:value-type="string">
            <text:p>Rarely</text:p>
          </table:table-cell>
          <table:table-cell office:value-type="string">
            <text:p>25</text:p>
          </table:table-cell>
          <table:table-cell office:value-type="string">
            <text:p>Sometimes</text:p>
          </table:table-cell>
          <table:table-cell office:value-type="string">
            <text:p>11</text:p>
          </table:table-cell>
          <table:table-cell office:value-type="string">
            <text:p>NA</text:p>
          </table:table-cell>
          <table:table-cell/>
          <table:table-cell table:formula="of:=[.N168]/16716" office:value-type="percentage" office:value="0.994436468054558">
            <text:p>99,44%</text:p>
          </table:table-cell>
          <table:table-cell table:formula="of:=[.P168]/16716" office:value-type="percentage" office:value="0.00197415649676956">
            <text:p>0,20%</text:p>
          </table:table-cell>
          <table:table-cell table:formula="of:=[.R168]/16716" office:value-type="percentage" office:value="0.00143575017946877">
            <text:p>0,14%</text:p>
          </table:table-cell>
          <table:table-cell table:formula="of:=[.T168]/16716" office:value-type="percentage" office:value="0.0014955731036133">
            <text:p>0,15%</text:p>
          </table:table-cell>
          <table:table-cell office:value-type="string">
            <text:p>At work, how often do you use the following data science methods? - Other3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TimeGatheringData</text:p>
          </table:table-cell>
          <table:table-cell table:number-columns-repeated="3"/>
          <table:table-cell table:formula="of:=SUM([.B169:.D169])" office:value-type="float" office:value="0">
            <text:p>0</text:p>
          </table:table-cell>
          <table:table-cell table:number-columns-repeated="2" office:value-type="string">
            <text:p>NUMERO</text:p>
          </table:table-cell>
          <table:table-cell office:value-type="string">
            <text:p>PORCENTAJE</text:p>
          </table:table-cell>
          <table:table-cell/>
          <table:table-cell office:value-type="float" office:value="68">
            <text:p>68</text:p>
          </table:table-cell>
          <table:table-cell office:value-type="float" office:value="9186">
            <text:p>9186</text:p>
          </table:table-cell>
          <table:table-cell office:value-type="float" office:value="0">
            <text:p>0</text:p>
          </table:table-cell>
          <table:table-cell office:value-type="string">
            <text:p>Min.</text:p>
          </table:table-cell>
          <table:table-cell office:value-type="string">
            <text:p>0.00</text:p>
          </table:table-cell>
          <table:table-cell office:value-type="string">
            <text:p>1st Qu.</text:p>
          </table:table-cell>
          <table:table-cell office:value-type="string">
            <text:p>20.00</text:p>
          </table:table-cell>
          <table:table-cell office:value-type="string">
            <text:p>Median</text:p>
          </table:table-cell>
          <table:table-cell office:value-type="string">
            <text:p>35.00</text:p>
          </table:table-cell>
          <table:table-cell office:value-type="string">
            <text:p>Mean</text:p>
          </table:table-cell>
          <table:table-cell office:value-type="string">
            <text:p>36.15</text:p>
          </table:table-cell>
          <table:table-cell office:value-type="string">
            <text:p>3rd Qu.</text:p>
          </table:table-cell>
          <table:table-cell office:value-type="string">
            <text:p>50.00</text:p>
          </table:table-cell>
          <table:table-cell office:value-type="string">
            <text:p>Max.</text:p>
          </table:table-cell>
          <table:table-cell office:value-type="string">
            <text:p>100.00</text:p>
          </table:table-cell>
          <table:table-cell table:formula="of:=[.N169]/16716" office:value-type="percentage" office:value="0">
            <text:p>#VALOR!</text:p>
          </table:table-cell>
          <table:table-cell table:formula="of:=[.P169]/16716" office:value-type="percentage" office:value="0">
            <text:p>#VALOR!</text:p>
          </table:table-cell>
          <table:table-cell table:formula="of:=[.R169]/16716" office:value-type="percentage" office:value="0">
            <text:p>#VALOR!</text:p>
          </table:table-cell>
          <table:table-cell table:formula="of:=[.T169]/16716" office:value-type="percentage" office:value="0">
            <text:p>#VALOR!</text:p>
          </table:table-cell>
          <table:table-cell office:value-type="string">
            <text:p>At work, on average, what percentage of your time is devoted to: <text:s/>(Total must equal 100%) - Gathering and cleaning data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TimeModelBuilding</text:p>
          </table:table-cell>
          <table:table-cell table:number-columns-repeated="3"/>
          <table:table-cell table:formula="of:=SUM([.B170:.D170])" office:value-type="float" office:value="0">
            <text:p>0</text:p>
          </table:table-cell>
          <table:table-cell table:number-columns-repeated="2" office:value-type="string">
            <text:p>NUMERO</text:p>
          </table:table-cell>
          <table:table-cell office:value-type="string">
            <text:p>PORCENTAJE</text:p>
          </table:table-cell>
          <table:table-cell/>
          <table:table-cell office:value-type="float" office:value="51">
            <text:p>51</text:p>
          </table:table-cell>
          <table:table-cell office:value-type="float" office:value="9188">
            <text:p>9188</text:p>
          </table:table-cell>
          <table:table-cell office:value-type="float" office:value="0">
            <text:p>0</text:p>
          </table:table-cell>
          <table:table-cell office:value-type="string">
            <text:p>Min.</text:p>
          </table:table-cell>
          <table:table-cell office:value-type="string">
            <text:p>0.00</text:p>
          </table:table-cell>
          <table:table-cell office:value-type="string">
            <text:p>1st Qu.</text:p>
          </table:table-cell>
          <table:table-cell office:value-type="string">
            <text:p>36800</text:p>
          </table:table-cell>
          <table:table-cell office:value-type="string">
            <text:p>Median</text:p>
          </table:table-cell>
          <table:table-cell office:value-type="string">
            <text:p>20.00</text:p>
          </table:table-cell>
          <table:table-cell office:value-type="string">
            <text:p>Mean</text:p>
          </table:table-cell>
          <table:table-cell office:value-type="string">
            <text:p>21.27</text:p>
          </table:table-cell>
          <table:table-cell office:value-type="string">
            <text:p>3rd Qu.</text:p>
          </table:table-cell>
          <table:table-cell office:value-type="string">
            <text:p>30.00</text:p>
          </table:table-cell>
          <table:table-cell office:value-type="string">
            <text:p>Max.</text:p>
          </table:table-cell>
          <table:table-cell office:value-type="string">
            <text:p>100.00</text:p>
          </table:table-cell>
          <table:table-cell table:formula="of:=[.N170]/16716" office:value-type="percentage" office:value="0">
            <text:p>#VALOR!</text:p>
          </table:table-cell>
          <table:table-cell table:formula="of:=[.P170]/16716" office:value-type="percentage" office:value="2.20148360851878">
            <text:p>220,15%</text:p>
          </table:table-cell>
          <table:table-cell table:formula="of:=[.R170]/16716" office:value-type="percentage" office:value="0">
            <text:p>#VALOR!</text:p>
          </table:table-cell>
          <table:table-cell table:formula="of:=[.T170]/16716" office:value-type="percentage" office:value="0">
            <text:p>#VALOR!</text:p>
          </table:table-cell>
          <table:table-cell office:value-type="string">
            <text:p>At work, on average, what percentage of your time is devoted to: <text:s/>(Total must equal 100%) - Model building/model selection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TimeProduction</text:p>
          </table:table-cell>
          <table:table-cell table:number-columns-repeated="3"/>
          <table:table-cell table:formula="of:=SUM([.B171:.D171])" office:value-type="float" office:value="0">
            <text:p>0</text:p>
          </table:table-cell>
          <table:table-cell table:number-columns-repeated="2" office:value-type="string">
            <text:p>NUMERO</text:p>
          </table:table-cell>
          <table:table-cell office:value-type="string">
            <text:p>PORCENTAJE</text:p>
          </table:table-cell>
          <table:table-cell/>
          <table:table-cell office:value-type="float" office:value="44">
            <text:p>44</text:p>
          </table:table-cell>
          <table:table-cell office:value-type="float" office:value="9199">
            <text:p>9199</text:p>
          </table:table-cell>
          <table:table-cell office:value-type="float" office:value="0">
            <text:p>0</text:p>
          </table:table-cell>
          <table:table-cell office:value-type="string">
            <text:p>Min.</text:p>
          </table:table-cell>
          <table:table-cell office:value-type="string">
            <text:p>0.00</text:p>
          </table:table-cell>
          <table:table-cell office:value-type="string">
            <text:p>1st Qu.</text:p>
          </table:table-cell>
          <table:table-cell office:value-type="string">
            <text:p>0.00</text:p>
          </table:table-cell>
          <table:table-cell office:value-type="string">
            <text:p>Median</text:p>
          </table:table-cell>
          <table:table-cell office:value-type="string">
            <text:p>36800</text:p>
          </table:table-cell>
          <table:table-cell office:value-type="string">
            <text:p>Mean</text:p>
          </table:table-cell>
          <table:table-cell office:value-type="string">
            <text:p>29860</text:p>
          </table:table-cell>
          <table:table-cell office:value-type="string">
            <text:p>3rd Qu.</text:p>
          </table:table-cell>
          <table:table-cell office:value-type="string">
            <text:p>15.00</text:p>
          </table:table-cell>
          <table:table-cell office:value-type="string">
            <text:p>Max.</text:p>
          </table:table-cell>
          <table:table-cell office:value-type="string">
            <text:p>100.00</text:p>
          </table:table-cell>
          <table:table-cell table:formula="of:=[.N171]/16716" office:value-type="percentage" office:value="0">
            <text:p>#VALOR!</text:p>
          </table:table-cell>
          <table:table-cell table:formula="of:=[.P171]/16716" office:value-type="percentage" office:value="0">
            <text:p>#VALOR!</text:p>
          </table:table-cell>
          <table:table-cell table:formula="of:=[.R171]/16716" office:value-type="percentage" office:value="2.20148360851878">
            <text:p>220,15%</text:p>
          </table:table-cell>
          <table:table-cell table:formula="of:=[.T171]/16716" office:value-type="percentage" office:value="1.78631251495573">
            <text:p>178,63%</text:p>
          </table:table-cell>
          <table:table-cell office:value-type="string">
            <text:p>At work, on average, what percentage of your time is devoted to: <text:s/>(Total must equal 100%) - Putting your work into production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TimeVisualizing</text:p>
          </table:table-cell>
          <table:table-cell table:number-columns-repeated="3"/>
          <table:table-cell table:formula="of:=SUM([.B172:.D172])" office:value-type="float" office:value="0">
            <text:p>0</text:p>
          </table:table-cell>
          <table:table-cell table:number-columns-repeated="2" office:value-type="string">
            <text:p>NUMERO</text:p>
          </table:table-cell>
          <table:table-cell office:value-type="string">
            <text:p>PORCENTAJE</text:p>
          </table:table-cell>
          <table:table-cell/>
          <table:table-cell office:value-type="float" office:value="49">
            <text:p>49</text:p>
          </table:table-cell>
          <table:table-cell office:value-type="float" office:value="9187">
            <text:p>9187</text:p>
          </table:table-cell>
          <table:table-cell office:value-type="float" office:value="0">
            <text:p>0</text:p>
          </table:table-cell>
          <table:table-cell office:value-type="string">
            <text:p>Min.</text:p>
          </table:table-cell>
          <table:table-cell office:value-type="string">
            <text:p>0.00</text:p>
          </table:table-cell>
          <table:table-cell office:value-type="string">
            <text:p>1st Qu.</text:p>
          </table:table-cell>
          <table:table-cell office:value-type="string">
            <text:p>36647</text:p>
          </table:table-cell>
          <table:table-cell office:value-type="string">
            <text:p>Median</text:p>
          </table:table-cell>
          <table:table-cell office:value-type="string">
            <text:p>36800</text:p>
          </table:table-cell>
          <table:table-cell office:value-type="string">
            <text:p>Mean</text:p>
          </table:table-cell>
          <table:table-cell office:value-type="string">
            <text:p>13.87</text:p>
          </table:table-cell>
          <table:table-cell office:value-type="string">
            <text:p>3rd Qu.</text:p>
          </table:table-cell>
          <table:table-cell office:value-type="string">
            <text:p>20.00</text:p>
          </table:table-cell>
          <table:table-cell office:value-type="string">
            <text:p>Max.</text:p>
          </table:table-cell>
          <table:table-cell office:value-type="string">
            <text:p>100.00</text:p>
          </table:table-cell>
          <table:table-cell table:formula="of:=[.N172]/16716" office:value-type="percentage" office:value="0">
            <text:p>#VALOR!</text:p>
          </table:table-cell>
          <table:table-cell table:formula="of:=[.P172]/16716" office:value-type="percentage" office:value="2.19233070112467">
            <text:p>219,23%</text:p>
          </table:table-cell>
          <table:table-cell table:formula="of:=[.R172]/16716" office:value-type="percentage" office:value="2.20148360851878">
            <text:p>220,15%</text:p>
          </table:table-cell>
          <table:table-cell table:formula="of:=[.T172]/16716" office:value-type="percentage" office:value="0">
            <text:p>#VALOR!</text:p>
          </table:table-cell>
          <table:table-cell office:value-type="string">
            <text:p>At work, on average, what percentage of your time is devoted to: <text:s/>(Total must equal 100%) - Visualizing data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TimeFindingInsights</text:p>
          </table:table-cell>
          <table:table-cell table:number-columns-repeated="3"/>
          <table:table-cell table:formula="of:=SUM([.B173:.D173])" office:value-type="float" office:value="0">
            <text:p>0</text:p>
          </table:table-cell>
          <table:table-cell table:number-columns-repeated="2" office:value-type="string">
            <text:p>NUMERO</text:p>
          </table:table-cell>
          <table:table-cell office:value-type="string">
            <text:p>PORCENTAJE</text:p>
          </table:table-cell>
          <table:table-cell/>
          <table:table-cell office:value-type="float" office:value="60">
            <text:p>60</text:p>
          </table:table-cell>
          <table:table-cell office:value-type="float" office:value="9193">
            <text:p>9193</text:p>
          </table:table-cell>
          <table:table-cell office:value-type="float" office:value="0">
            <text:p>0</text:p>
          </table:table-cell>
          <table:table-cell office:value-type="string">
            <text:p>Min.</text:p>
          </table:table-cell>
          <table:table-cell office:value-type="string">
            <text:p>0.0</text:p>
          </table:table-cell>
          <table:table-cell office:value-type="string">
            <text:p>1st Qu.</text:p>
          </table:table-cell>
          <table:table-cell office:value-type="string">
            <text:p>36647</text:p>
          </table:table-cell>
          <table:table-cell office:value-type="string">
            <text:p>Median</text:p>
          </table:table-cell>
          <table:table-cell office:value-type="string">
            <text:p>36800</text:p>
          </table:table-cell>
          <table:table-cell office:value-type="string">
            <text:p>Mean</text:p>
          </table:table-cell>
          <table:table-cell office:value-type="string">
            <text:p>43113</text:p>
          </table:table-cell>
          <table:table-cell office:value-type="string">
            <text:p>3rd Qu.</text:p>
          </table:table-cell>
          <table:table-cell office:value-type="string">
            <text:p>20.0</text:p>
          </table:table-cell>
          <table:table-cell office:value-type="string">
            <text:p>Max.</text:p>
          </table:table-cell>
          <table:table-cell office:value-type="string">
            <text:p>303.0</text:p>
          </table:table-cell>
          <table:table-cell table:formula="of:=[.N173]/16716" office:value-type="percentage" office:value="0">
            <text:p>#VALOR!</text:p>
          </table:table-cell>
          <table:table-cell table:formula="of:=[.P173]/16716" office:value-type="percentage" office:value="2.19233070112467">
            <text:p>219,23%</text:p>
          </table:table-cell>
          <table:table-cell table:formula="of:=[.R173]/16716" office:value-type="percentage" office:value="2.20148360851878">
            <text:p>220,15%</text:p>
          </table:table-cell>
          <table:table-cell table:formula="of:=[.T173]/16716" office:value-type="percentage" office:value="2.57914572864322">
            <text:p>257,91%</text:p>
          </table:table-cell>
          <table:table-cell office:value-type="string">
            <text:p>At work, on average, what percentage of your time is devoted to: <text:s/>(Total must equal 100%) - Finding insights in the data and communicating these to relevant stakeholder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TimeOtherSelect</text:p>
          </table:table-cell>
          <table:table-cell table:number-columns-repeated="3"/>
          <table:table-cell table:formula="of:=SUM([.B174:.D174])" office:value-type="float" office:value="0">
            <text:p>0</text:p>
          </table:table-cell>
          <table:table-cell table:number-columns-repeated="2" office:value-type="string">
            <text:p>NUMERO</text:p>
          </table:table-cell>
          <table:table-cell office:value-type="string">
            <text:p>PORCENTAJE</text:p>
          </table:table-cell>
          <table:table-cell/>
          <table:table-cell office:value-type="float" office:value="30">
            <text:p>30</text:p>
          </table:table-cell>
          <table:table-cell office:value-type="float" office:value="9203">
            <text:p>9203</text:p>
          </table:table-cell>
          <table:table-cell office:value-type="float" office:value="0">
            <text:p>0</text:p>
          </table:table-cell>
          <table:table-cell office:value-type="string">
            <text:p>Min.</text:p>
          </table:table-cell>
          <table:table-cell office:value-type="string">
            <text:p>0</text:p>
          </table:table-cell>
          <table:table-cell office:value-type="string">
            <text:p>1st Qu.</text:p>
          </table:table-cell>
          <table:table-cell office:value-type="string">
            <text:p>0</text:p>
          </table:table-cell>
          <table:table-cell office:value-type="string">
            <text:p>Median</text:p>
          </table:table-cell>
          <table:table-cell office:value-type="string">
            <text:p>0</text:p>
          </table:table-cell>
          <table:table-cell office:value-type="string">
            <text:p>Mean</text:p>
          </table:table-cell>
          <table:table-cell office:value-type="string">
            <text:p>2396</text:p>
          </table:table-cell>
          <table:table-cell office:value-type="string">
            <text:p>3rd Qu.</text:p>
          </table:table-cell>
          <table:table-cell office:value-type="string">
            <text:p>0</text:p>
          </table:table-cell>
          <table:table-cell office:value-type="string">
            <text:p>Max.</text:p>
          </table:table-cell>
          <table:table-cell office:value-type="string">
            <text:p>100000</text:p>
          </table:table-cell>
          <table:table-cell table:formula="of:=[.N174]/16716" office:value-type="percentage" office:value="0">
            <text:p>0,00%</text:p>
          </table:table-cell>
          <table:table-cell table:formula="of:=[.P174]/16716" office:value-type="percentage" office:value="0">
            <text:p>0,00%</text:p>
          </table:table-cell>
          <table:table-cell table:formula="of:=[.R174]/16716" office:value-type="percentage" office:value="0">
            <text:p>0,00%</text:p>
          </table:table-cell>
          <table:table-cell table:formula="of:=[.T174]/16716" office:value-type="percentage" office:value="0.143335726250299">
            <text:p>14,33%</text:p>
          </table:table-cell>
          <table:table-cell office:value-type="string">
            <text:p>At work, on average, what percentage of your time is devoted to: <text:s/>(Total must equal 100%) - Other</text:p>
          </table:table-cell>
          <table:table-cell office:value-type="string">
            <text:p>CodingWorker</text:p>
          </table:table-cell>
        </table:table-row>
        <table:table-row table:style-name="ro1">
          <table:table-cell office:value-type="string">
            <text:p>AlgorithmUnderstandingLevel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B175:.D175])" office:value-type="float" office:value="1">
            <text:p>1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UNDESTAL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306">
            <text:p>9306</text:p>
          </table:table-cell>
          <table:table-cell/>
          <table:table-cell office:value-type="string">
            <text:p>9306</text:p>
          </table:table-cell>
          <table:table-cell office:value-type="string">
            <text:p>Enough to code it again from scratch, albeit it may run slowly</text:p>
          </table:table-cell>
          <table:table-cell office:value-type="string">
            <text:p>1762</text:p>
          </table:table-cell>
          <table:table-cell office:value-type="string">
            <text:p>Enough to code it from scratch and it will run blazingly fast and be super efficient</text:p>
          </table:table-cell>
          <table:table-cell office:value-type="string">
            <text:p>325</text:p>
          </table:table-cell>
          <table:table-cell office:value-type="string">
            <text:p>Enough to explain the algorithm to someone non-technical</text:p>
          </table:table-cell>
          <table:table-cell office:value-type="string">
            <text:p>2851</text:p>
          </table:table-cell>
          <table:table-cell office:value-type="string">
            <text:p>Enough to refine and innovate on the algorithm</text:p>
          </table:table-cell>
          <table:table-cell office:value-type="string">
            <text:p>836</text:p>
          </table:table-cell>
          <table:table-cell office:value-type="string">
            <text:p>Enough to run the code / standard library</text:p>
          </table:table-cell>
          <table:table-cell office:value-type="string">
            <text:p>922</text:p>
          </table:table-cell>
          <table:table-cell table:formula="of:=[.N175]/16716" office:value-type="percentage" office:value="0.556712132089016">
            <text:p>55,67%</text:p>
          </table:table-cell>
          <table:table-cell table:formula="of:=[.P175]/16716" office:value-type="percentage" office:value="0.105407992342666">
            <text:p>10,54%</text:p>
          </table:table-cell>
          <table:table-cell table:formula="of:=[.R175]/16716" office:value-type="percentage" office:value="0.019442450346973">
            <text:p>1,94%</text:p>
          </table:table-cell>
          <table:table-cell table:formula="of:=[.T175]/16716" office:value-type="percentage" office:value="0.170555156736061">
            <text:p>17,06%</text:p>
          </table:table-cell>
          <table:table-cell office:value-type="string">
            <text:p>At which level do you understand the mathematics behind the algorithms you use at work?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hallengesSelect</text:p>
          </table:table-cell>
          <table:table-cell table:number-columns-repeated="3"/>
          <table:table-cell table:formula="of:=SUM([.B176:.D176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4288">
            <text:p>4288</text:p>
          </table:table-cell>
          <table:table-cell office:value-type="float" office:value="0">
            <text:p>0</text:p>
          </table:table-cell>
          <table:table-cell office:value-type="float" office:value="9340">
            <text:p>9340</text:p>
          </table:table-cell>
          <table:table-cell/>
          <table:table-cell office:value-type="string">
            <text:p>9340</text:p>
          </table:table-cell>
          <table:table-cell office:value-type="string">
            <text:p>I prefer not to say</text:p>
          </table:table-cell>
          <table:table-cell office:value-type="string">
            <text:p>411</text:p>
          </table:table-cell>
          <table:table-cell office:value-type="string">
            <text:p>Company politics / Lack of management/financial support for a data science team</text:p>
          </table:table-cell>
          <table:table-cell office:value-type="string">
            <text:p>110</text:p>
          </table:table-cell>
          <table:table-cell office:value-type="string">
            <text:p>Dirty data</text:p>
          </table:table-cell>
          <table:table-cell office:value-type="string">
            <text:p>110</text:p>
          </table:table-cell>
          <table:table-cell office:value-type="string">
            <text:p>Lack of data science talent in the organization</text:p>
          </table:table-cell>
          <table:table-cell office:value-type="string">
            <text:p>103</text:p>
          </table:table-cell>
          <table:table-cell office:value-type="string">
            <text:p>Other</text:p>
          </table:table-cell>
          <table:table-cell office:value-type="string">
            <text:p>100</text:p>
          </table:table-cell>
          <table:table-cell table:formula="of:=[.N176]/16716" office:value-type="percentage" office:value="0.558746111509931">
            <text:p>55,87%</text:p>
          </table:table-cell>
          <table:table-cell table:formula="of:=[.P176]/16716" office:value-type="percentage" office:value="0.0245872218234027">
            <text:p>2,46%</text:p>
          </table:table-cell>
          <table:table-cell table:formula="of:=[.R176]/16716" office:value-type="percentage" office:value="0.00658052165589854">
            <text:p>0,66%</text:p>
          </table:table-cell>
          <table:table-cell table:formula="of:=[.T176]/16716" office:value-type="percentage" office:value="0.00658052165589854">
            <text:p>0,66%</text:p>
          </table:table-cell>
          <table:table-cell office:value-type="string">
            <text:p>At work, which barriers or challenges have you faced this past year? (Select all that apply) - Selected Choice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hallengeFrequencyPolitics</text:p>
          </table:table-cell>
          <table:table-cell table:number-columns-repeated="3"/>
          <table:table-cell table:formula="of:=SUM([.B177:.D177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036">
            <text:p>14036</text:p>
          </table:table-cell>
          <table:table-cell/>
          <table:table-cell office:value-type="string">
            <text:p>14036</text:p>
          </table:table-cell>
          <table:table-cell office:value-type="string">
            <text:p>Most of the time</text:p>
          </table:table-cell>
          <table:table-cell office:value-type="string">
            <text:p>699</text:p>
          </table:table-cell>
          <table:table-cell office:value-type="string">
            <text:p>Often</text:p>
          </table:table-cell>
          <table:table-cell office:value-type="string">
            <text:p>1073</text:p>
          </table:table-cell>
          <table:table-cell office:value-type="string">
            <text:p>Rarely</text:p>
          </table:table-cell>
          <table:table-cell office:value-type="string">
            <text:p>95</text:p>
          </table:table-cell>
          <table:table-cell office:value-type="string">
            <text:p>Sometimes</text:p>
          </table:table-cell>
          <table:table-cell office:value-type="string">
            <text:p>813</text:p>
          </table:table-cell>
          <table:table-cell office:value-type="string">
            <text:p>NA</text:p>
          </table:table-cell>
          <table:table-cell/>
          <table:table-cell table:formula="of:=[.N177]/16716" office:value-type="percentage" office:value="0.839674563292654">
            <text:p>83,97%</text:p>
          </table:table-cell>
          <table:table-cell table:formula="of:=[.P177]/16716" office:value-type="percentage" office:value="0.041816223977028">
            <text:p>4,18%</text:p>
          </table:table-cell>
          <table:table-cell table:formula="of:=[.R177]/16716" office:value-type="percentage" office:value="0.064189997607083">
            <text:p>6,42%</text:p>
          </table:table-cell>
          <table:table-cell table:formula="of:=[.T177]/16716" office:value-type="percentage" office:value="0.00568317779373056">
            <text:p>0,57%</text:p>
          </table:table-cell>
          <table:table-cell office:value-type="string">
            <text:p>At work, how often did you experience these barriers or challenges within the past year? - Company politics / Lack of management/financial support for a data science team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hallengeFrequencyUnusedResults</text:p>
          </table:table-cell>
          <table:table-cell table:number-columns-repeated="3"/>
          <table:table-cell table:formula="of:=SUM([.B178:.D178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972">
            <text:p>14972</text:p>
          </table:table-cell>
          <table:table-cell/>
          <table:table-cell office:value-type="string">
            <text:p>14972</text:p>
          </table:table-cell>
          <table:table-cell office:value-type="string">
            <text:p>Most of the time</text:p>
          </table:table-cell>
          <table:table-cell office:value-type="string">
            <text:p>271</text:p>
          </table:table-cell>
          <table:table-cell office:value-type="string">
            <text:p>Often</text:p>
          </table:table-cell>
          <table:table-cell office:value-type="string">
            <text:p>765</text:p>
          </table:table-cell>
          <table:table-cell office:value-type="string">
            <text:p>Rarely</text:p>
          </table:table-cell>
          <table:table-cell office:value-type="string">
            <text:p>57</text:p>
          </table:table-cell>
          <table:table-cell office:value-type="string">
            <text:p>Sometimes</text:p>
          </table:table-cell>
          <table:table-cell office:value-type="string">
            <text:p>651</text:p>
          </table:table-cell>
          <table:table-cell office:value-type="string">
            <text:p>NA</text:p>
          </table:table-cell>
          <table:table-cell/>
          <table:table-cell table:formula="of:=[.N178]/16716" office:value-type="percentage" office:value="0.895668820291936">
            <text:p>89,57%</text:p>
          </table:table-cell>
          <table:table-cell table:formula="of:=[.P178]/16716" office:value-type="percentage" office:value="0.0162120124431682">
            <text:p>1,62%</text:p>
          </table:table-cell>
          <table:table-cell table:formula="of:=[.R178]/16716" office:value-type="percentage" office:value="0.0457645369705671">
            <text:p>4,58%</text:p>
          </table:table-cell>
          <table:table-cell table:formula="of:=[.T178]/16716" office:value-type="percentage" office:value="0.00340990667623833">
            <text:p>0,34%</text:p>
          </table:table-cell>
          <table:table-cell office:value-type="string">
            <text:p>At work, how often did you experience these barriers or challenges within the past year? - Data Science results not used by business decision maker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hallengeFrequencyUnusefulInstrumenting</text:p>
          </table:table-cell>
          <table:table-cell table:number-columns-repeated="3"/>
          <table:table-cell table:formula="of:=SUM([.B179:.D179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077">
            <text:p>16077</text:p>
          </table:table-cell>
          <table:table-cell/>
          <table:table-cell office:value-type="string">
            <text:p>16077</text:p>
          </table:table-cell>
          <table:table-cell office:value-type="string">
            <text:p>Most of the time</text:p>
          </table:table-cell>
          <table:table-cell office:value-type="string">
            <text:p>102</text:p>
          </table:table-cell>
          <table:table-cell office:value-type="string">
            <text:p>Often</text:p>
          </table:table-cell>
          <table:table-cell office:value-type="string">
            <text:p>256</text:p>
          </table:table-cell>
          <table:table-cell office:value-type="string">
            <text:p>Rarely</text:p>
          </table:table-cell>
          <table:table-cell office:value-type="string">
            <text:p>32</text:p>
          </table:table-cell>
          <table:table-cell office:value-type="string">
            <text:p>Sometimes</text:p>
          </table:table-cell>
          <table:table-cell office:value-type="string">
            <text:p>249</text:p>
          </table:table-cell>
          <table:table-cell office:value-type="string">
            <text:p>NA</text:p>
          </table:table-cell>
          <table:table-cell/>
          <table:table-cell table:formula="of:=[.N179]/16716" office:value-type="percentage" office:value="0.961773151471644">
            <text:p>96,18%</text:p>
          </table:table-cell>
          <table:table-cell table:formula="of:=[.P179]/16716" office:value-type="percentage" office:value="0.00610193826274228">
            <text:p>0,61%</text:p>
          </table:table-cell>
          <table:table-cell table:formula="of:=[.R179]/16716" office:value-type="percentage" office:value="0.0153146685810002">
            <text:p>1,53%</text:p>
          </table:table-cell>
          <table:table-cell table:formula="of:=[.T179]/16716" office:value-type="percentage" office:value="0.00191433357262503">
            <text:p>0,19%</text:p>
          </table:table-cell>
          <table:table-cell office:value-type="string">
            <text:p>At work, how often did you experience these barriers or challenges within the past year? - Did not instrument data useful for scientific analysis and decision-making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hallengeFrequencyDeployment</text:p>
          </table:table-cell>
          <table:table-cell table:number-columns-repeated="3"/>
          <table:table-cell table:formula="of:=SUM([.B180:.D180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869">
            <text:p>15869</text:p>
          </table:table-cell>
          <table:table-cell/>
          <table:table-cell office:value-type="string">
            <text:p>15869</text:p>
          </table:table-cell>
          <table:table-cell office:value-type="string">
            <text:p>Most of the time</text:p>
          </table:table-cell>
          <table:table-cell office:value-type="string">
            <text:p>111</text:p>
          </table:table-cell>
          <table:table-cell office:value-type="string">
            <text:p>Often</text:p>
          </table:table-cell>
          <table:table-cell office:value-type="string">
            <text:p>332</text:p>
          </table:table-cell>
          <table:table-cell office:value-type="string">
            <text:p>Rarely</text:p>
          </table:table-cell>
          <table:table-cell office:value-type="string">
            <text:p>31</text:p>
          </table:table-cell>
          <table:table-cell office:value-type="string">
            <text:p>Sometimes</text:p>
          </table:table-cell>
          <table:table-cell office:value-type="string">
            <text:p>373</text:p>
          </table:table-cell>
          <table:table-cell office:value-type="string">
            <text:p>NA</text:p>
          </table:table-cell>
          <table:table-cell/>
          <table:table-cell table:formula="of:=[.N180]/16716" office:value-type="percentage" office:value="0.949329983249581">
            <text:p>94,93%</text:p>
          </table:table-cell>
          <table:table-cell table:formula="of:=[.P180]/16716" office:value-type="percentage" office:value="0.00664034458004307">
            <text:p>0,66%</text:p>
          </table:table-cell>
          <table:table-cell table:formula="of:=[.R180]/16716" office:value-type="percentage" office:value="0.0198612108159847">
            <text:p>1,99%</text:p>
          </table:table-cell>
          <table:table-cell table:formula="of:=[.T180]/16716" office:value-type="percentage" office:value="0.0018545106484805">
            <text:p>0,19%</text:p>
          </table:table-cell>
          <table:table-cell office:value-type="string">
            <text:p>At work, how often did you experience these barriers or challenges within the past year? - Difficulties in deployment/scoring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hallengeFrequencyDirtyData</text:p>
          </table:table-cell>
          <table:table-cell table:number-columns-repeated="3"/>
          <table:table-cell table:formula="of:=SUM([.B181:.D181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165">
            <text:p>13165</text:p>
          </table:table-cell>
          <table:table-cell/>
          <table:table-cell office:value-type="string">
            <text:p>13165</text:p>
          </table:table-cell>
          <table:table-cell office:value-type="string">
            <text:p>Most of the time</text:p>
          </table:table-cell>
          <table:table-cell office:value-type="string">
            <text:p>1516</text:p>
          </table:table-cell>
          <table:table-cell office:value-type="string">
            <text:p>Often</text:p>
          </table:table-cell>
          <table:table-cell office:value-type="string">
            <text:p>1433</text:p>
          </table:table-cell>
          <table:table-cell office:value-type="string">
            <text:p>Rarely</text:p>
          </table:table-cell>
          <table:table-cell office:value-type="string">
            <text:p>26</text:p>
          </table:table-cell>
          <table:table-cell office:value-type="string">
            <text:p>Sometimes</text:p>
          </table:table-cell>
          <table:table-cell office:value-type="string">
            <text:p>576</text:p>
          </table:table-cell>
          <table:table-cell office:value-type="string">
            <text:p>NA</text:p>
          </table:table-cell>
          <table:table-cell/>
          <table:table-cell table:formula="of:=[.N181]/16716" office:value-type="percentage" office:value="0.787568796362766">
            <text:p>78,76%</text:p>
          </table:table-cell>
          <table:table-cell table:formula="of:=[.P181]/16716" office:value-type="percentage" office:value="0.0906915530031108">
            <text:p>9,07%</text:p>
          </table:table-cell>
          <table:table-cell table:formula="of:=[.R181]/16716" office:value-type="percentage" office:value="0.0857262502991146">
            <text:p>8,57%</text:p>
          </table:table-cell>
          <table:table-cell table:formula="of:=[.T181]/16716" office:value-type="percentage" office:value="0.00155539602775784">
            <text:p>0,16%</text:p>
          </table:table-cell>
          <table:table-cell office:value-type="string">
            <text:p>At work, how often did you experience these barriers or challenges within the past year? - Dirty data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hallengeFrequencyExplaining</text:p>
          </table:table-cell>
          <table:table-cell table:number-columns-repeated="3"/>
          <table:table-cell table:formula="of:=SUM([.B182:.D182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131">
            <text:p>15131</text:p>
          </table:table-cell>
          <table:table-cell/>
          <table:table-cell office:value-type="string">
            <text:p>15131</text:p>
          </table:table-cell>
          <table:table-cell office:value-type="string">
            <text:p>Most of the time</text:p>
          </table:table-cell>
          <table:table-cell office:value-type="string">
            <text:p>301</text:p>
          </table:table-cell>
          <table:table-cell office:value-type="string">
            <text:p>Often</text:p>
          </table:table-cell>
          <table:table-cell office:value-type="string">
            <text:p>657</text:p>
          </table:table-cell>
          <table:table-cell office:value-type="string">
            <text:p>Rarely</text:p>
          </table:table-cell>
          <table:table-cell office:value-type="string">
            <text:p>52</text:p>
          </table:table-cell>
          <table:table-cell office:value-type="string">
            <text:p>Sometimes</text:p>
          </table:table-cell>
          <table:table-cell office:value-type="string">
            <text:p>575</text:p>
          </table:table-cell>
          <table:table-cell office:value-type="string">
            <text:p>NA</text:p>
          </table:table-cell>
          <table:table-cell/>
          <table:table-cell table:formula="of:=[.N182]/16716" office:value-type="percentage" office:value="0.905180665230916">
            <text:p>90,52%</text:p>
          </table:table-cell>
          <table:table-cell table:formula="of:=[.P182]/16716" office:value-type="percentage" office:value="0.0180067001675042">
            <text:p>1,80%</text:p>
          </table:table-cell>
          <table:table-cell table:formula="of:=[.R182]/16716" office:value-type="percentage" office:value="0.0393036611629576">
            <text:p>3,93%</text:p>
          </table:table-cell>
          <table:table-cell table:formula="of:=[.T182]/16716" office:value-type="percentage" office:value="0.00311079205551567">
            <text:p>0,31%</text:p>
          </table:table-cell>
          <table:table-cell office:value-type="string">
            <text:p>At work, how often did you experience these barriers or challenges within the past year? - Explaining data science to other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hallengeFrequencyPass</text:p>
          </table:table-cell>
          <table:table-cell table:number-columns-repeated="3"/>
          <table:table-cell table:formula="of:=SUM([.B183:.D183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292">
            <text:p>16292</text:p>
          </table:table-cell>
          <table:table-cell/>
          <table:table-cell office:value-type="string">
            <text:p>16292</text:p>
          </table:table-cell>
          <table:table-cell office:value-type="string">
            <text:p>Most of the time</text:p>
          </table:table-cell>
          <table:table-cell office:value-type="string">
            <text:p>112</text:p>
          </table:table-cell>
          <table:table-cell office:value-type="string">
            <text:p>Often</text:p>
          </table:table-cell>
          <table:table-cell office:value-type="string">
            <text:p>77</text:p>
          </table:table-cell>
          <table:table-cell office:value-type="string">
            <text:p>Rarely</text:p>
          </table:table-cell>
          <table:table-cell office:value-type="string">
            <text:p>113</text:p>
          </table:table-cell>
          <table:table-cell office:value-type="string">
            <text:p>Sometimes</text:p>
          </table:table-cell>
          <table:table-cell office:value-type="string">
            <text:p>122</text:p>
          </table:table-cell>
          <table:table-cell office:value-type="string">
            <text:p>NA</text:p>
          </table:table-cell>
          <table:table-cell/>
          <table:table-cell table:formula="of:=[.N183]/16716" office:value-type="percentage" office:value="0.974635080162718">
            <text:p>97,46%</text:p>
          </table:table-cell>
          <table:table-cell table:formula="of:=[.P183]/16716" office:value-type="percentage" office:value="0.00670016750418761">
            <text:p>0,67%</text:p>
          </table:table-cell>
          <table:table-cell table:formula="of:=[.R183]/16716" office:value-type="percentage" office:value="0.00460636515912898">
            <text:p>0,46%</text:p>
          </table:table-cell>
          <table:table-cell table:formula="of:=[.T183]/16716" office:value-type="percentage" office:value="0.00675999042833214">
            <text:p>0,68%</text:p>
          </table:table-cell>
          <table:table-cell office:value-type="string">
            <text:p>At work, how often did you experience these barriers or challenges within the past year? - I prefer not to say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hallengeFrequencyIntegration</text:p>
          </table:table-cell>
          <table:table-cell table:number-columns-repeated="3"/>
          <table:table-cell table:formula="of:=SUM([.B184:.D184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744">
            <text:p>15744</text:p>
          </table:table-cell>
          <table:table-cell/>
          <table:table-cell office:value-type="string">
            <text:p>15744</text:p>
          </table:table-cell>
          <table:table-cell office:value-type="string">
            <text:p>Most of the time</text:p>
          </table:table-cell>
          <table:table-cell office:value-type="string">
            <text:p>186</text:p>
          </table:table-cell>
          <table:table-cell office:value-type="string">
            <text:p>Often</text:p>
          </table:table-cell>
          <table:table-cell office:value-type="string">
            <text:p>422</text:p>
          </table:table-cell>
          <table:table-cell office:value-type="string">
            <text:p>Rarely</text:p>
          </table:table-cell>
          <table:table-cell office:value-type="string">
            <text:p>32</text:p>
          </table:table-cell>
          <table:table-cell office:value-type="string">
            <text:p>Sometimes</text:p>
          </table:table-cell>
          <table:table-cell office:value-type="string">
            <text:p>332</text:p>
          </table:table-cell>
          <table:table-cell office:value-type="string">
            <text:p>NA</text:p>
          </table:table-cell>
          <table:table-cell/>
          <table:table-cell table:formula="of:=[.N184]/16716" office:value-type="percentage" office:value="0.941852117731515">
            <text:p>94,19%</text:p>
          </table:table-cell>
          <table:table-cell table:formula="of:=[.P184]/16716" office:value-type="percentage" office:value="0.011127063890883">
            <text:p>1,11%</text:p>
          </table:table-cell>
          <table:table-cell table:formula="of:=[.R184]/16716" office:value-type="percentage" office:value="0.0252452739889926">
            <text:p>2,52%</text:p>
          </table:table-cell>
          <table:table-cell table:formula="of:=[.T184]/16716" office:value-type="percentage" office:value="0.00191433357262503">
            <text:p>0,19%</text:p>
          </table:table-cell>
          <table:table-cell office:value-type="string">
            <text:p>At work, how often did you experience these barriers or challenges within the past year? - Inability to integrate findings into organization's decision-making proces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hallengeFrequencyTalent</text:p>
          </table:table-cell>
          <table:table-cell table:number-columns-repeated="3"/>
          <table:table-cell table:formula="of:=SUM([.B185:.D185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720">
            <text:p>13720</text:p>
          </table:table-cell>
          <table:table-cell/>
          <table:table-cell office:value-type="string">
            <text:p>13720</text:p>
          </table:table-cell>
          <table:table-cell office:value-type="string">
            <text:p>Most of the time</text:p>
          </table:table-cell>
          <table:table-cell office:value-type="string">
            <text:p>915</text:p>
          </table:table-cell>
          <table:table-cell office:value-type="string">
            <text:p>Often</text:p>
          </table:table-cell>
          <table:table-cell office:value-type="string">
            <text:p>1208</text:p>
          </table:table-cell>
          <table:table-cell office:value-type="string">
            <text:p>Rarely</text:p>
          </table:table-cell>
          <table:table-cell office:value-type="string">
            <text:p>71</text:p>
          </table:table-cell>
          <table:table-cell office:value-type="string">
            <text:p>Sometimes</text:p>
          </table:table-cell>
          <table:table-cell office:value-type="string">
            <text:p>802</text:p>
          </table:table-cell>
          <table:table-cell office:value-type="string">
            <text:p>NA</text:p>
          </table:table-cell>
          <table:table-cell/>
          <table:table-cell table:formula="of:=[.N185]/16716" office:value-type="percentage" office:value="0.820770519262982">
            <text:p>82,08%</text:p>
          </table:table-cell>
          <table:table-cell table:formula="of:=[.P185]/16716" office:value-type="percentage" office:value="0.0547379755922469">
            <text:p>5,47%</text:p>
          </table:table-cell>
          <table:table-cell table:formula="of:=[.R185]/16716" office:value-type="percentage" office:value="0.0722660923665949">
            <text:p>7,23%</text:p>
          </table:table-cell>
          <table:table-cell table:formula="of:=[.T185]/16716" office:value-type="percentage" office:value="0.00424742761426179">
            <text:p>0,42%</text:p>
          </table:table-cell>
          <table:table-cell office:value-type="string">
            <text:p>At work, how often did you experience these barriers or challenges within the past year? - Lack of data science talent in the organization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hallengeFrequencyDataFunds</text:p>
          </table:table-cell>
          <table:table-cell table:number-columns-repeated="3"/>
          <table:table-cell table:formula="of:=SUM([.B186:.D186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764">
            <text:p>15764</text:p>
          </table:table-cell>
          <table:table-cell/>
          <table:table-cell office:value-type="string">
            <text:p>15764</text:p>
          </table:table-cell>
          <table:table-cell office:value-type="string">
            <text:p>Most of the time</text:p>
          </table:table-cell>
          <table:table-cell office:value-type="string">
            <text:p>265</text:p>
          </table:table-cell>
          <table:table-cell office:value-type="string">
            <text:p>Often</text:p>
          </table:table-cell>
          <table:table-cell office:value-type="string">
            <text:p>348</text:p>
          </table:table-cell>
          <table:table-cell office:value-type="string">
            <text:p>Rarely</text:p>
          </table:table-cell>
          <table:table-cell office:value-type="string">
            <text:p>51</text:p>
          </table:table-cell>
          <table:table-cell office:value-type="string">
            <text:p>Sometimes</text:p>
          </table:table-cell>
          <table:table-cell office:value-type="string">
            <text:p>288</text:p>
          </table:table-cell>
          <table:table-cell office:value-type="string">
            <text:p>NA</text:p>
          </table:table-cell>
          <table:table-cell/>
          <table:table-cell table:formula="of:=[.N186]/16716" office:value-type="percentage" office:value="0.943048576214405">
            <text:p>94,30%</text:p>
          </table:table-cell>
          <table:table-cell table:formula="of:=[.P186]/16716" office:value-type="percentage" office:value="0.015853074898301">
            <text:p>1,59%</text:p>
          </table:table-cell>
          <table:table-cell table:formula="of:=[.R186]/16716" office:value-type="percentage" office:value="0.0208183776022972">
            <text:p>2,08%</text:p>
          </table:table-cell>
          <table:table-cell table:formula="of:=[.T186]/16716" office:value-type="percentage" office:value="0.00305096913137114">
            <text:p>0,31%</text:p>
          </table:table-cell>
          <table:table-cell office:value-type="string">
            <text:p>At work, how often did you experience these barriers or challenges within the past year? - Lack of funds to buy useful datasets from external source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hallengeFrequencyDomainExpertise</text:p>
          </table:table-cell>
          <table:table-cell table:number-columns-repeated="3"/>
          <table:table-cell table:formula="of:=SUM([.B187:.D187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308">
            <text:p>15308</text:p>
          </table:table-cell>
          <table:table-cell/>
          <table:table-cell office:value-type="string">
            <text:p>15308</text:p>
          </table:table-cell>
          <table:table-cell office:value-type="string">
            <text:p>Most of the time</text:p>
          </table:table-cell>
          <table:table-cell office:value-type="string">
            <text:p>308</text:p>
          </table:table-cell>
          <table:table-cell office:value-type="string">
            <text:p>Often</text:p>
          </table:table-cell>
          <table:table-cell office:value-type="string">
            <text:p>649</text:p>
          </table:table-cell>
          <table:table-cell office:value-type="string">
            <text:p>Rarely</text:p>
          </table:table-cell>
          <table:table-cell office:value-type="string">
            <text:p>36</text:p>
          </table:table-cell>
          <table:table-cell office:value-type="string">
            <text:p>Sometimes</text:p>
          </table:table-cell>
          <table:table-cell office:value-type="string">
            <text:p>415</text:p>
          </table:table-cell>
          <table:table-cell office:value-type="string">
            <text:p>NA</text:p>
          </table:table-cell>
          <table:table-cell/>
          <table:table-cell table:formula="of:=[.N187]/16716" office:value-type="percentage" office:value="0.915769322804499">
            <text:p>91,58%</text:p>
          </table:table-cell>
          <table:table-cell table:formula="of:=[.P187]/16716" office:value-type="percentage" office:value="0.0184254606365159">
            <text:p>1,84%</text:p>
          </table:table-cell>
          <table:table-cell table:formula="of:=[.R187]/16716" office:value-type="percentage" office:value="0.0388250777698014">
            <text:p>3,88%</text:p>
          </table:table-cell>
          <table:table-cell table:formula="of:=[.T187]/16716" office:value-type="percentage" office:value="0.00215362526920316">
            <text:p>0,22%</text:p>
          </table:table-cell>
          <table:table-cell office:value-type="string">
            <text:p>At work, how often did you experience these barriers or challenges within the past year? - Lack of significant domain expert input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hallengeFrequencyML</text:p>
          </table:table-cell>
          <table:table-cell table:number-columns-repeated="3"/>
          <table:table-cell table:formula="of:=SUM([.B188:.D188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951">
            <text:p>15951</text:p>
          </table:table-cell>
          <table:table-cell/>
          <table:table-cell office:value-type="string">
            <text:p>15951</text:p>
          </table:table-cell>
          <table:table-cell office:value-type="string">
            <text:p>Most of the time</text:p>
          </table:table-cell>
          <table:table-cell office:value-type="string">
            <text:p>143</text:p>
          </table:table-cell>
          <table:table-cell office:value-type="string">
            <text:p>Often</text:p>
          </table:table-cell>
          <table:table-cell office:value-type="string">
            <text:p>321</text:p>
          </table:table-cell>
          <table:table-cell office:value-type="string">
            <text:p>Rarely</text:p>
          </table:table-cell>
          <table:table-cell office:value-type="string">
            <text:p>51</text:p>
          </table:table-cell>
          <table:table-cell office:value-type="string">
            <text:p>Sometimes</text:p>
          </table:table-cell>
          <table:table-cell office:value-type="string">
            <text:p>250</text:p>
          </table:table-cell>
          <table:table-cell office:value-type="string">
            <text:p>NA</text:p>
          </table:table-cell>
          <table:table-cell/>
          <table:table-cell table:formula="of:=[.N188]/16716" office:value-type="percentage" office:value="0.954235463029433">
            <text:p>95,42%</text:p>
          </table:table-cell>
          <table:table-cell table:formula="of:=[.P188]/16716" office:value-type="percentage" office:value="0.0085546781526681">
            <text:p>0,86%</text:p>
          </table:table-cell>
          <table:table-cell table:formula="of:=[.R188]/16716" office:value-type="percentage" office:value="0.0192031586503948">
            <text:p>1,92%</text:p>
          </table:table-cell>
          <table:table-cell table:formula="of:=[.T188]/16716" office:value-type="percentage" office:value="0.00305096913137114">
            <text:p>0,31%</text:p>
          </table:table-cell>
          <table:table-cell office:value-type="string">
            <text:p>At work, how often did you experience these barriers or challenges within the past year? - Limitations in the state of the art in machine learning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hallengeFrequencyTools</text:p>
          </table:table-cell>
          <table:table-cell table:number-columns-repeated="3"/>
          <table:table-cell table:formula="of:=SUM([.B189:.D189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537">
            <text:p>15537</text:p>
          </table:table-cell>
          <table:table-cell/>
          <table:table-cell office:value-type="string">
            <text:p>15537</text:p>
          </table:table-cell>
          <table:table-cell office:value-type="string">
            <text:p>Most of the time</text:p>
          </table:table-cell>
          <table:table-cell office:value-type="string">
            <text:p>257</text:p>
          </table:table-cell>
          <table:table-cell office:value-type="string">
            <text:p>Often</text:p>
          </table:table-cell>
          <table:table-cell office:value-type="string">
            <text:p>478</text:p>
          </table:table-cell>
          <table:table-cell office:value-type="string">
            <text:p>Rarely</text:p>
          </table:table-cell>
          <table:table-cell office:value-type="string">
            <text:p>39</text:p>
          </table:table-cell>
          <table:table-cell office:value-type="string">
            <text:p>Sometimes</text:p>
          </table:table-cell>
          <table:table-cell office:value-type="string">
            <text:p>405</text:p>
          </table:table-cell>
          <table:table-cell office:value-type="string">
            <text:p>NA</text:p>
          </table:table-cell>
          <table:table-cell/>
          <table:table-cell table:formula="of:=[.N189]/16716" office:value-type="percentage" office:value="0.929468772433597">
            <text:p>92,95%</text:p>
          </table:table-cell>
          <table:table-cell table:formula="of:=[.P189]/16716" office:value-type="percentage" office:value="0.0153744915051448">
            <text:p>1,54%</text:p>
          </table:table-cell>
          <table:table-cell table:formula="of:=[.R189]/16716" office:value-type="percentage" office:value="0.0285953577410864">
            <text:p>2,86%</text:p>
          </table:table-cell>
          <table:table-cell table:formula="of:=[.T189]/16716" office:value-type="percentage" office:value="0.00233309404163676">
            <text:p>0,23%</text:p>
          </table:table-cell>
          <table:table-cell office:value-type="string">
            <text:p>At work, how often did you experience these barriers or challenges within the past year? - Limitations of tool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hallengeFrequencyExpectations</text:p>
          </table:table-cell>
          <table:table-cell table:number-columns-repeated="3"/>
          <table:table-cell table:formula="of:=SUM([.B190:.D190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582">
            <text:p>15582</text:p>
          </table:table-cell>
          <table:table-cell/>
          <table:table-cell office:value-type="string">
            <text:p>15582</text:p>
          </table:table-cell>
          <table:table-cell office:value-type="string">
            <text:p>Most of the time</text:p>
          </table:table-cell>
          <table:table-cell office:value-type="string">
            <text:p>219</text:p>
          </table:table-cell>
          <table:table-cell office:value-type="string">
            <text:p>Often</text:p>
          </table:table-cell>
          <table:table-cell office:value-type="string">
            <text:p>489</text:p>
          </table:table-cell>
          <table:table-cell office:value-type="string">
            <text:p>Rarely</text:p>
          </table:table-cell>
          <table:table-cell office:value-type="string">
            <text:p>41</text:p>
          </table:table-cell>
          <table:table-cell office:value-type="string">
            <text:p>Sometimes</text:p>
          </table:table-cell>
          <table:table-cell office:value-type="string">
            <text:p>385</text:p>
          </table:table-cell>
          <table:table-cell office:value-type="string">
            <text:p>NA</text:p>
          </table:table-cell>
          <table:table-cell/>
          <table:table-cell table:formula="of:=[.N190]/16716" office:value-type="percentage" office:value="0.9321608040201">
            <text:p>93,22%</text:p>
          </table:table-cell>
          <table:table-cell table:formula="of:=[.P190]/16716" office:value-type="percentage" office:value="0.0131012203876525">
            <text:p>1,31%</text:p>
          </table:table-cell>
          <table:table-cell table:formula="of:=[.R190]/16716" office:value-type="percentage" office:value="0.0292534099066762">
            <text:p>2,93%</text:p>
          </table:table-cell>
          <table:table-cell table:formula="of:=[.T190]/16716" office:value-type="percentage" office:value="0.00245273988992582">
            <text:p>0,25%</text:p>
          </table:table-cell>
          <table:table-cell office:value-type="string">
            <text:p>At work, how often did you experience these barriers or challenges within the past year? - Maintaining responsible expectations about the potential impact of data science project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hallengeFrequencyITCoordination</text:p>
          </table:table-cell>
          <table:table-cell table:number-columns-repeated="3"/>
          <table:table-cell table:formula="of:=SUM([.B191:.D191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547">
            <text:p>15547</text:p>
          </table:table-cell>
          <table:table-cell/>
          <table:table-cell office:value-type="string">
            <text:p>15547</text:p>
          </table:table-cell>
          <table:table-cell office:value-type="string">
            <text:p>Most of the time</text:p>
          </table:table-cell>
          <table:table-cell office:value-type="string">
            <text:p>386</text:p>
          </table:table-cell>
          <table:table-cell office:value-type="string">
            <text:p>Often</text:p>
          </table:table-cell>
          <table:table-cell office:value-type="string">
            <text:p>448</text:p>
          </table:table-cell>
          <table:table-cell office:value-type="string">
            <text:p>Rarely</text:p>
          </table:table-cell>
          <table:table-cell office:value-type="string">
            <text:p>36</text:p>
          </table:table-cell>
          <table:table-cell office:value-type="string">
            <text:p>Sometimes</text:p>
          </table:table-cell>
          <table:table-cell office:value-type="string">
            <text:p>299</text:p>
          </table:table-cell>
          <table:table-cell office:value-type="string">
            <text:p>NA</text:p>
          </table:table-cell>
          <table:table-cell/>
          <table:table-cell table:formula="of:=[.N191]/16716" office:value-type="percentage" office:value="0.930067001675042">
            <text:p>93,01%</text:p>
          </table:table-cell>
          <table:table-cell table:formula="of:=[.P191]/16716" office:value-type="percentage" office:value="0.0230916487197894">
            <text:p>2,31%</text:p>
          </table:table-cell>
          <table:table-cell table:formula="of:=[.R191]/16716" office:value-type="percentage" office:value="0.0268006700167504">
            <text:p>2,68%</text:p>
          </table:table-cell>
          <table:table-cell table:formula="of:=[.T191]/16716" office:value-type="percentage" office:value="0.00215362526920316">
            <text:p>0,22%</text:p>
          </table:table-cell>
          <table:table-cell office:value-type="string">
            <text:p>At work, how often did you experience these barriers or challenges within the past year? - Need to coordinate with IT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hallengeFrequencyHiringFunds</text:p>
          </table:table-cell>
          <table:table-cell table:number-columns-repeated="3"/>
          <table:table-cell table:formula="of:=SUM([.B192:.D192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429">
            <text:p>15429</text:p>
          </table:table-cell>
          <table:table-cell/>
          <table:table-cell office:value-type="string">
            <text:p>15429</text:p>
          </table:table-cell>
          <table:table-cell office:value-type="string">
            <text:p>Most of the time</text:p>
          </table:table-cell>
          <table:table-cell office:value-type="string">
            <text:p>478</text:p>
          </table:table-cell>
          <table:table-cell office:value-type="string">
            <text:p>Often</text:p>
          </table:table-cell>
          <table:table-cell office:value-type="string">
            <text:p>462</text:p>
          </table:table-cell>
          <table:table-cell office:value-type="string">
            <text:p>Rarely</text:p>
          </table:table-cell>
          <table:table-cell office:value-type="string">
            <text:p>38</text:p>
          </table:table-cell>
          <table:table-cell office:value-type="string">
            <text:p>Sometimes</text:p>
          </table:table-cell>
          <table:table-cell office:value-type="string">
            <text:p>309</text:p>
          </table:table-cell>
          <table:table-cell office:value-type="string">
            <text:p>NA</text:p>
          </table:table-cell>
          <table:table-cell/>
          <table:table-cell table:formula="of:=[.N192]/16716" office:value-type="percentage" office:value="0.923007896625987">
            <text:p>92,30%</text:p>
          </table:table-cell>
          <table:table-cell table:formula="of:=[.P192]/16716" office:value-type="percentage" office:value="0.0285953577410864">
            <text:p>2,86%</text:p>
          </table:table-cell>
          <table:table-cell table:formula="of:=[.R192]/16716" office:value-type="percentage" office:value="0.0276381909547739">
            <text:p>2,76%</text:p>
          </table:table-cell>
          <table:table-cell table:formula="of:=[.T192]/16716" office:value-type="percentage" office:value="0.00227327111749222">
            <text:p>0,23%</text:p>
          </table:table-cell>
          <table:table-cell office:value-type="string">
            <text:p>At work, how often did you experience these barriers or challenges within the past year? - Organization is small and cannot afford a data science team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hallengeFrequencyPrivacy</text:p>
          </table:table-cell>
          <table:table-cell table:number-columns-repeated="3"/>
          <table:table-cell table:formula="of:=SUM([.B193:.D193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294">
            <text:p>15294</text:p>
          </table:table-cell>
          <table:table-cell/>
          <table:table-cell office:value-type="string">
            <text:p>15294</text:p>
          </table:table-cell>
          <table:table-cell office:value-type="string">
            <text:p>Most of the time</text:p>
          </table:table-cell>
          <table:table-cell office:value-type="string">
            <text:p>360</text:p>
          </table:table-cell>
          <table:table-cell office:value-type="string">
            <text:p>Often</text:p>
          </table:table-cell>
          <table:table-cell office:value-type="string">
            <text:p>507</text:p>
          </table:table-cell>
          <table:table-cell office:value-type="string">
            <text:p>Rarely</text:p>
          </table:table-cell>
          <table:table-cell office:value-type="string">
            <text:p>74</text:p>
          </table:table-cell>
          <table:table-cell office:value-type="string">
            <text:p>Sometimes</text:p>
          </table:table-cell>
          <table:table-cell office:value-type="string">
            <text:p>481</text:p>
          </table:table-cell>
          <table:table-cell office:value-type="string">
            <text:p>NA</text:p>
          </table:table-cell>
          <table:table-cell/>
          <table:table-cell table:formula="of:=[.N193]/16716" office:value-type="percentage" office:value="0.914931801866475">
            <text:p>91,49%</text:p>
          </table:table-cell>
          <table:table-cell table:formula="of:=[.P193]/16716" office:value-type="percentage" office:value="0.0215362526920316">
            <text:p>2,15%</text:p>
          </table:table-cell>
          <table:table-cell table:formula="of:=[.R193]/16716" office:value-type="percentage" office:value="0.0303302225412778">
            <text:p>3,03%</text:p>
          </table:table-cell>
          <table:table-cell table:formula="of:=[.T193]/16716" office:value-type="percentage" office:value="0.00442689638669538">
            <text:p>0,44%</text:p>
          </table:table-cell>
          <table:table-cell office:value-type="string">
            <text:p>At work, how often did you experience these barriers or challenges within the past year? - Privacy issues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hallengeFrequencyScaling</text:p>
          </table:table-cell>
          <table:table-cell table:number-columns-repeated="3"/>
          <table:table-cell table:formula="of:=SUM([.B194:.D194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883">
            <text:p>15883</text:p>
          </table:table-cell>
          <table:table-cell/>
          <table:table-cell office:value-type="string">
            <text:p>15883</text:p>
          </table:table-cell>
          <table:table-cell office:value-type="string">
            <text:p>Most of the time</text:p>
          </table:table-cell>
          <table:table-cell office:value-type="string">
            <text:p>169</text:p>
          </table:table-cell>
          <table:table-cell office:value-type="string">
            <text:p>Often</text:p>
          </table:table-cell>
          <table:table-cell office:value-type="string">
            <text:p>356</text:p>
          </table:table-cell>
          <table:table-cell office:value-type="string">
            <text:p>Rarely</text:p>
          </table:table-cell>
          <table:table-cell office:value-type="string">
            <text:p>41</text:p>
          </table:table-cell>
          <table:table-cell office:value-type="string">
            <text:p>Sometimes</text:p>
          </table:table-cell>
          <table:table-cell office:value-type="string">
            <text:p>267</text:p>
          </table:table-cell>
          <table:table-cell office:value-type="string">
            <text:p>NA</text:p>
          </table:table-cell>
          <table:table-cell/>
          <table:table-cell table:formula="of:=[.N194]/16716" office:value-type="percentage" office:value="0.950167504187605">
            <text:p>95,02%</text:p>
          </table:table-cell>
          <table:table-cell table:formula="of:=[.P194]/16716" office:value-type="percentage" office:value="0.0101100741804259">
            <text:p>1,01%</text:p>
          </table:table-cell>
          <table:table-cell table:formula="of:=[.R194]/16716" office:value-type="percentage" office:value="0.0212969609954535">
            <text:p>2,13%</text:p>
          </table:table-cell>
          <table:table-cell table:formula="of:=[.T194]/16716" office:value-type="percentage" office:value="0.00245273988992582">
            <text:p>0,25%</text:p>
          </table:table-cell>
          <table:table-cell office:value-type="string">
            <text:p>At work, how often did you experience these barriers or challenges within the past year? - Scaling data science solution up to full database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hallengeFrequencyEnvironments</text:p>
          </table:table-cell>
          <table:table-cell table:number-columns-repeated="3"/>
          <table:table-cell table:formula="of:=SUM([.B195:.D195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463">
            <text:p>15463</text:p>
          </table:table-cell>
          <table:table-cell/>
          <table:table-cell office:value-type="string">
            <text:p>15463</text:p>
          </table:table-cell>
          <table:table-cell office:value-type="string">
            <text:p>Most of the time</text:p>
          </table:table-cell>
          <table:table-cell office:value-type="string">
            <text:p>335</text:p>
          </table:table-cell>
          <table:table-cell office:value-type="string">
            <text:p>Often</text:p>
          </table:table-cell>
          <table:table-cell office:value-type="string">
            <text:p>496</text:p>
          </table:table-cell>
          <table:table-cell office:value-type="string">
            <text:p>Rarely</text:p>
          </table:table-cell>
          <table:table-cell office:value-type="string">
            <text:p>46</text:p>
          </table:table-cell>
          <table:table-cell office:value-type="string">
            <text:p>Sometimes</text:p>
          </table:table-cell>
          <table:table-cell office:value-type="string">
            <text:p>376</text:p>
          </table:table-cell>
          <table:table-cell office:value-type="string">
            <text:p>NA</text:p>
          </table:table-cell>
          <table:table-cell/>
          <table:table-cell table:formula="of:=[.N195]/16716" office:value-type="percentage" office:value="0.925041876046901">
            <text:p>92,50%</text:p>
          </table:table-cell>
          <table:table-cell table:formula="of:=[.P195]/16716" office:value-type="percentage" office:value="0.0200406795884183">
            <text:p>2,00%</text:p>
          </table:table-cell>
          <table:table-cell table:formula="of:=[.R195]/16716" office:value-type="percentage" office:value="0.029672170375688">
            <text:p>2,97%</text:p>
          </table:table-cell>
          <table:table-cell table:formula="of:=[.T195]/16716" office:value-type="percentage" office:value="0.00275185451064848">
            <text:p>0,28%</text:p>
          </table:table-cell>
          <table:table-cell office:value-type="string">
            <text:p>At work, how often did you experience these barriers or challenges within the past year? - Team using multiple ad-hoc development environments such as Python, R, Java, etc.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hallengeFrequencyClarity</text:p>
          </table:table-cell>
          <table:table-cell table:number-columns-repeated="3"/>
          <table:table-cell table:formula="of:=SUM([.B196:.D196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537">
            <text:p>14537</text:p>
          </table:table-cell>
          <table:table-cell/>
          <table:table-cell office:value-type="string">
            <text:p>14537</text:p>
          </table:table-cell>
          <table:table-cell office:value-type="string">
            <text:p>Most of the time</text:p>
          </table:table-cell>
          <table:table-cell office:value-type="string">
            <text:p>622</text:p>
          </table:table-cell>
          <table:table-cell office:value-type="string">
            <text:p>Often</text:p>
          </table:table-cell>
          <table:table-cell office:value-type="string">
            <text:p>933</text:p>
          </table:table-cell>
          <table:table-cell office:value-type="string">
            <text:p>Rarely</text:p>
          </table:table-cell>
          <table:table-cell office:value-type="string">
            <text:p>41</text:p>
          </table:table-cell>
          <table:table-cell office:value-type="string">
            <text:p>Sometimes</text:p>
          </table:table-cell>
          <table:table-cell office:value-type="string">
            <text:p>583</text:p>
          </table:table-cell>
          <table:table-cell office:value-type="string">
            <text:p>NA</text:p>
          </table:table-cell>
          <table:table-cell/>
          <table:table-cell table:formula="of:=[.N196]/16716" office:value-type="percentage" office:value="0.869645848289064">
            <text:p>86,96%</text:p>
          </table:table-cell>
          <table:table-cell table:formula="of:=[.P196]/16716" office:value-type="percentage" office:value="0.037209858817899">
            <text:p>3,72%</text:p>
          </table:table-cell>
          <table:table-cell table:formula="of:=[.R196]/16716" office:value-type="percentage" office:value="0.0558147882268485">
            <text:p>5,58%</text:p>
          </table:table-cell>
          <table:table-cell table:formula="of:=[.T196]/16716" office:value-type="percentage" office:value="0.00245273988992582">
            <text:p>0,25%</text:p>
          </table:table-cell>
          <table:table-cell office:value-type="string">
            <text:p>At work, how often did you experience these barriers or challenges within the past year? - The lack of a clear question to be answering, or a clear direction to go in, with the available data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hallengeFrequencyDataAccess</text:p>
          </table:table-cell>
          <table:table-cell table:number-columns-repeated="3"/>
          <table:table-cell table:formula="of:=SUM([.B197:.D197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526">
            <text:p>14526</text:p>
          </table:table-cell>
          <table:table-cell/>
          <table:table-cell office:value-type="string">
            <text:p>14526</text:p>
          </table:table-cell>
          <table:table-cell office:value-type="string">
            <text:p>Most of the time</text:p>
          </table:table-cell>
          <table:table-cell office:value-type="string">
            <text:p>620</text:p>
          </table:table-cell>
          <table:table-cell office:value-type="string">
            <text:p>Often</text:p>
          </table:table-cell>
          <table:table-cell office:value-type="string">
            <text:p>923</text:p>
          </table:table-cell>
          <table:table-cell office:value-type="string">
            <text:p>Rarely</text:p>
          </table:table-cell>
          <table:table-cell office:value-type="string">
            <text:p>53</text:p>
          </table:table-cell>
          <table:table-cell office:value-type="string">
            <text:p>Sometimes</text:p>
          </table:table-cell>
          <table:table-cell office:value-type="string">
            <text:p>594</text:p>
          </table:table-cell>
          <table:table-cell office:value-type="string">
            <text:p>NA</text:p>
          </table:table-cell>
          <table:table-cell/>
          <table:table-cell table:formula="of:=[.N197]/16716" office:value-type="percentage" office:value="0.868987796123474">
            <text:p>86,90%</text:p>
          </table:table-cell>
          <table:table-cell table:formula="of:=[.P197]/16716" office:value-type="percentage" office:value="0.03709021296961">
            <text:p>3,71%</text:p>
          </table:table-cell>
          <table:table-cell table:formula="of:=[.R197]/16716" office:value-type="percentage" office:value="0.0552165589854032">
            <text:p>5,52%</text:p>
          </table:table-cell>
          <table:table-cell table:formula="of:=[.T197]/16716" office:value-type="percentage" office:value="0.00317061497966021">
            <text:p>0,32%</text:p>
          </table:table-cell>
          <table:table-cell office:value-type="string">
            <text:p>At work, how often did you experience these barriers or challenges within the past year? - Unavailability of/difficult access to data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hallengeFrequencyOtherSelect</text:p>
          </table:table-cell>
          <table:table-cell table:number-columns-repeated="3"/>
          <table:table-cell table:formula="of:=SUM([.B198:.D198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FREQ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439">
            <text:p>16439</text:p>
          </table:table-cell>
          <table:table-cell/>
          <table:table-cell office:value-type="string">
            <text:p>16439</text:p>
          </table:table-cell>
          <table:table-cell office:value-type="string">
            <text:p>Most of the time</text:p>
          </table:table-cell>
          <table:table-cell office:value-type="string">
            <text:p>129</text:p>
          </table:table-cell>
          <table:table-cell office:value-type="string">
            <text:p>Often</text:p>
          </table:table-cell>
          <table:table-cell office:value-type="string">
            <text:p>81</text:p>
          </table:table-cell>
          <table:table-cell office:value-type="string">
            <text:p>Rarely</text:p>
          </table:table-cell>
          <table:table-cell office:value-type="string">
            <text:p>27</text:p>
          </table:table-cell>
          <table:table-cell office:value-type="string">
            <text:p>Sometimes</text:p>
          </table:table-cell>
          <table:table-cell office:value-type="string">
            <text:p>40</text:p>
          </table:table-cell>
          <table:table-cell office:value-type="string">
            <text:p>NA</text:p>
          </table:table-cell>
          <table:table-cell/>
          <table:table-cell table:formula="of:=[.N198]/16716" office:value-type="percentage" office:value="0.983429050011964">
            <text:p>98,34%</text:p>
          </table:table-cell>
          <table:table-cell table:formula="of:=[.P198]/16716" office:value-type="percentage" office:value="0.00771715721464465">
            <text:p>0,77%</text:p>
          </table:table-cell>
          <table:table-cell table:formula="of:=[.R198]/16716" office:value-type="percentage" office:value="0.00484565685570711">
            <text:p>0,48%</text:p>
          </table:table-cell>
          <table:table-cell table:formula="of:=[.T198]/16716" office:value-type="percentage" office:value="0.00161521895190237">
            <text:p>0,16%</text:p>
          </table:table-cell>
          <table:table-cell office:value-type="string">
            <text:p>At work, how often did you experience these barriers or challenges within the past year? - Other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DataVisualizations</text:p>
          </table:table-cell>
          <table:table-cell table:number-columns-repeated="3"/>
          <table:table-cell table:formula="of:=SUM([.B199:.D199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TIMEWORK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837">
            <text:p>9837</text:p>
          </table:table-cell>
          <table:table-cell/>
          <table:table-cell office:value-type="string">
            <text:p>9837</text:p>
          </table:table-cell>
          <table:table-cell office:value-type="string">
            <text:p>10-25% of projects</text:p>
          </table:table-cell>
          <table:table-cell office:value-type="string">
            <text:p>1265</text:p>
          </table:table-cell>
          <table:table-cell office:value-type="string">
            <text:p>76-99% of projects</text:p>
          </table:table-cell>
          <table:table-cell office:value-type="string">
            <text:p>1255</text:p>
          </table:table-cell>
          <table:table-cell office:value-type="string">
            <text:p>100% of projects</text:p>
          </table:table-cell>
          <table:table-cell office:value-type="string">
            <text:p>1253</text:p>
          </table:table-cell>
          <table:table-cell office:value-type="string">
            <text:p>51-75% of projects</text:p>
          </table:table-cell>
          <table:table-cell office:value-type="string">
            <text:p>1160</text:p>
          </table:table-cell>
          <table:table-cell office:value-type="string">
            <text:p>26-50% of projects</text:p>
          </table:table-cell>
          <table:table-cell office:value-type="string">
            <text:p>918</text:p>
          </table:table-cell>
          <table:table-cell table:formula="of:=[.N199]/16716" office:value-type="percentage" office:value="0.588478104809763">
            <text:p>58,85%</text:p>
          </table:table-cell>
          <table:table-cell table:formula="of:=[.P199]/16716" office:value-type="percentage" office:value="0.0756759990428332">
            <text:p>7,57%</text:p>
          </table:table-cell>
          <table:table-cell table:formula="of:=[.R199]/16716" office:value-type="percentage" office:value="0.0750777698013879">
            <text:p>7,51%</text:p>
          </table:table-cell>
          <table:table-cell table:formula="of:=[.T199]/16716" office:value-type="percentage" office:value="0.0749581239530988">
            <text:p>7,50%</text:p>
          </table:table-cell>
          <table:table-cell office:value-type="string">
            <text:p>At work, what proportion of your analytics projects incorporate data visualization?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InternalVsExternalTools</text:p>
          </table:table-cell>
          <table:table-cell table:number-columns-repeated="3"/>
          <table:table-cell table:formula="of:=SUM([.B200:.D200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PERCENAJ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59">
            <text:p>9959</text:p>
          </table:table-cell>
          <table:table-cell/>
          <table:table-cell office:value-type="string">
            <text:p>9959</text:p>
          </table:table-cell>
          <table:table-cell office:value-type="string">
            <text:p>Approximately half internal and half external</text:p>
          </table:table-cell>
          <table:table-cell office:value-type="string">
            <text:p>927</text:p>
          </table:table-cell>
          <table:table-cell office:value-type="string">
            <text:p>Do not know</text:p>
          </table:table-cell>
          <table:table-cell office:value-type="string">
            <text:p>577</text:p>
          </table:table-cell>
          <table:table-cell office:value-type="string">
            <text:p>Entirely external</text:p>
          </table:table-cell>
          <table:table-cell office:value-type="string">
            <text:p>198</text:p>
          </table:table-cell>
          <table:table-cell office:value-type="string">
            <text:p>Entirely internal</text:p>
          </table:table-cell>
          <table:table-cell office:value-type="string">
            <text:p>1934</text:p>
          </table:table-cell>
          <table:table-cell office:value-type="string">
            <text:p>More external than internal</text:p>
          </table:table-cell>
          <table:table-cell office:value-type="string">
            <text:p>673</text:p>
          </table:table-cell>
          <table:table-cell table:formula="of:=[.N200]/16716" office:value-type="percentage" office:value="0.595776501555396">
            <text:p>59,58%</text:p>
          </table:table-cell>
          <table:table-cell table:formula="of:=[.P200]/16716" office:value-type="percentage" office:value="0.0554558506819813">
            <text:p>5,55%</text:p>
          </table:table-cell>
          <table:table-cell table:formula="of:=[.R200]/16716" office:value-type="percentage" office:value="0.0345178272313951">
            <text:p>3,45%</text:p>
          </table:table-cell>
          <table:table-cell table:formula="of:=[.T200]/16716" office:value-type="percentage" office:value="0.0118449389806174">
            <text:p>1,18%</text:p>
          </table:table-cell>
          <table:table-cell office:value-type="string">
            <text:p>At work, to what degree does your team use interval versus external resources for data science projects? (Select one option)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MLTeamSeatSelect</text:p>
          </table:table-cell>
          <table:table-cell table:number-columns-repeated="3"/>
          <table:table-cell table:formula="of:=SUM([.B201:.D201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028">
            <text:p>10028</text:p>
          </table:table-cell>
          <table:table-cell/>
          <table:table-cell office:value-type="string">
            <text:p>10028</text:p>
          </table:table-cell>
          <table:table-cell office:value-type="string">
            <text:p>Business Department</text:p>
          </table:table-cell>
          <table:table-cell office:value-type="string">
            <text:p>937</text:p>
          </table:table-cell>
          <table:table-cell office:value-type="string">
            <text:p>Central Insights Team</text:p>
          </table:table-cell>
          <table:table-cell office:value-type="string">
            <text:p>604</text:p>
          </table:table-cell>
          <table:table-cell office:value-type="string">
            <text:p>IT Department</text:p>
          </table:table-cell>
          <table:table-cell office:value-type="string">
            <text:p>1662</text:p>
          </table:table-cell>
          <table:table-cell office:value-type="string">
            <text:p>Other</text:p>
          </table:table-cell>
          <table:table-cell office:value-type="string">
            <text:p>1241</text:p>
          </table:table-cell>
          <table:table-cell office:value-type="string">
            <text:p>Standalone Team</text:p>
          </table:table-cell>
          <table:table-cell office:value-type="string">
            <text:p>2244</text:p>
          </table:table-cell>
          <table:table-cell table:formula="of:=[.N201]/16716" office:value-type="percentage" office:value="0.599904283321369">
            <text:p>59,99%</text:p>
          </table:table-cell>
          <table:table-cell table:formula="of:=[.P201]/16716" office:value-type="percentage" office:value="0.0560540799234267">
            <text:p>5,61%</text:p>
          </table:table-cell>
          <table:table-cell table:formula="of:=[.R201]/16716" office:value-type="percentage" office:value="0.0361330461832974">
            <text:p>3,61%</text:p>
          </table:table-cell>
          <table:table-cell table:formula="of:=[.T201]/16716" office:value-type="percentage" office:value="0.0994256999282125">
            <text:p>9,94%</text:p>
          </table:table-cell>
          <table:table-cell office:value-type="string">
            <text:p>At work, where does the data scientist team sit within the organization? - Selected Choice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Datasets</text:p>
          </table:table-cell>
          <table:table-cell table:number-columns-repeated="3"/>
          <table:table-cell table:formula="of:=SUM([.B202:.D202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1738">
            <text:p>1738</text:p>
          </table:table-cell>
          <table:table-cell office:value-type="float" office:value="20">
            <text:p>20</text:p>
          </table:table-cell>
          <table:table-cell office:value-type="float" office:value="14488">
            <text:p>14488</text:p>
          </table:table-cell>
          <table:table-cell/>
          <table:table-cell office:value-type="string">
            <text:p>14488</text:p>
          </table:table-cell>
          <table:table-cell office:value-type="string">
            <text:p>None</text:p>
          </table:table-cell>
          <table:table-cell office:value-type="string">
            <text:p>156</text:p>
          </table:table-cell>
          <table:table-cell office:value-type="string">
            <text:p>none</text:p>
          </table:table-cell>
          <table:table-cell office:value-type="string">
            <text:p>72</text:p>
          </table:table-cell>
          <table:table-cell office:value-type="string">
            <text:p>N/A</text:p>
          </table:table-cell>
          <table:table-cell office:value-type="string">
            <text:p>21</text:p>
          </table:table-cell>
          <table:table-cell office:value-type="string">
            <text:p>Census</text:p>
          </table:table-cell>
          <table:table-cell office:value-type="string">
            <text:p>14</text:p>
          </table:table-cell>
          <table:table-cell office:value-type="string">
            <text:p>(Other)</text:p>
          </table:table-cell>
          <table:table-cell office:value-type="string">
            <text:p>1945</text:p>
          </table:table-cell>
          <table:table-cell table:formula="of:=[.N202]/16716" office:value-type="percentage" office:value="0.866714525005982">
            <text:p>86,67%</text:p>
          </table:table-cell>
          <table:table-cell table:formula="of:=[.P202]/16716" office:value-type="percentage" office:value="0.00933237616654702">
            <text:p>0,93%</text:p>
          </table:table-cell>
          <table:table-cell table:formula="of:=[.R202]/16716" office:value-type="percentage" office:value="0.00430725053840632">
            <text:p>0,43%</text:p>
          </table:table-cell>
          <table:table-cell table:formula="of:=[.T202]/16716" office:value-type="percentage" office:value="0.00125628140703518">
            <text:p>0,13%</text:p>
          </table:table-cell>
          <table:table-cell office:value-type="string">
            <text:p>At work, in addition to proprietary data, what third party and public datasets do you work with? (Please separate different answers with semicolons)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DatasetsChallenge</text:p>
          </table:table-cell>
          <table:table-cell table:number-columns-repeated="3"/>
          <table:table-cell table:formula="of:=SUM([.B203:.D203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2241">
            <text:p>2241</text:p>
          </table:table-cell>
          <table:table-cell office:value-type="float" office:value="14">
            <text:p>14</text:p>
          </table:table-cell>
          <table:table-cell office:value-type="float" office:value="14132">
            <text:p>14132</text:p>
          </table:table-cell>
          <table:table-cell/>
          <table:table-cell office:value-type="string">
            <text:p>14132</text:p>
          </table:table-cell>
          <table:table-cell office:value-type="string">
            <text:p>dirty data</text:p>
          </table:table-cell>
          <table:table-cell office:value-type="string">
            <text:p>27</text:p>
          </table:table-cell>
          <table:table-cell office:value-type="string">
            <text:p>Dirty data</text:p>
          </table:table-cell>
          <table:table-cell office:value-type="string">
            <text:p>26</text:p>
          </table:table-cell>
          <table:table-cell office:value-type="string">
            <text:p>Cleaning</text:p>
          </table:table-cell>
          <table:table-cell office:value-type="string">
            <text:p>20</text:p>
          </table:table-cell>
          <table:table-cell office:value-type="string">
            <text:p>cleaning</text:p>
          </table:table-cell>
          <table:table-cell office:value-type="string">
            <text:p>14</text:p>
          </table:table-cell>
          <table:table-cell office:value-type="string">
            <text:p>(Other)</text:p>
          </table:table-cell>
          <table:table-cell office:value-type="string">
            <text:p>2483</text:p>
          </table:table-cell>
          <table:table-cell table:formula="of:=[.N203]/16716" office:value-type="percentage" office:value="0.845417564010529">
            <text:p>84,54%</text:p>
          </table:table-cell>
          <table:table-cell table:formula="of:=[.P203]/16716" office:value-type="percentage" office:value="0.00161521895190237">
            <text:p>0,16%</text:p>
          </table:table-cell>
          <table:table-cell table:formula="of:=[.R203]/16716" office:value-type="percentage" office:value="0.00155539602775784">
            <text:p>0,16%</text:p>
          </table:table-cell>
          <table:table-cell table:formula="of:=[.T203]/16716" office:value-type="percentage" office:value="0.00119645848289064">
            <text:p>0,12%</text:p>
          </table:table-cell>
          <table:table-cell office:value-type="string">
            <text:p>What is your biggest challenge for working with your source data?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DataStorage</text:p>
          </table:table-cell>
          <table:table-cell table:number-columns-repeated="3"/>
          <table:table-cell table:formula="of:=SUM([.B204:.D204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0201">
            <text:p>10201</text:p>
          </table:table-cell>
          <table:table-cell/>
          <table:table-cell office:value-type="string">
            <text:p>10201</text:p>
          </table:table-cell>
          <table:table-cell office:value-type="string">
            <text:p>Flat files not in a database or cache (e.g. CSV, JSON, XML, PNG, MPG),Row-oriented relational (e.g. MySQL/Microsoft SQL Server)</text:p>
          </table:table-cell>
          <table:table-cell office:value-type="string">
            <text:p>1333</text:p>
          </table:table-cell>
          <table:table-cell office:value-type="string">
            <text:p>Flat files not in a database or cache (e.g. CSV, JSON, XML, PNG, MPG)</text:p>
          </table:table-cell>
          <table:table-cell office:value-type="string">
            <text:p>1151</text:p>
          </table:table-cell>
          <table:table-cell office:value-type="string">
            <text:p>Row-oriented relational (e.g. MySQL/Microsoft SQL Server)</text:p>
          </table:table-cell>
          <table:table-cell office:value-type="string">
            <text:p>718</text:p>
          </table:table-cell>
          <table:table-cell office:value-type="string">
            <text:p>Document-oriented (e.g. MongoDB/Elasticsearch),Flat files not in a database or cache (e.g. CSV, JSON, XML, PNG, MPG),Row-oriented relational (e.g. MySQL/Microsoft SQL Server)</text:p>
          </table:table-cell>
          <table:table-cell office:value-type="string">
            <text:p>312</text:p>
          </table:table-cell>
          <table:table-cell office:value-type="string">
            <text:p>Flat files not in a database or cache (e.g. CSV, JSON, XML, PNG, MPG),Other tabular (e.g. Cassandra/BigTable/BigQuery/Redshift),Row-oriented relational (e.g. MySQL/Microsoft SQL Server)</text:p>
          </table:table-cell>
          <table:table-cell office:value-type="string">
            <text:p>195</text:p>
          </table:table-cell>
          <table:table-cell table:formula="of:=[.N204]/16716" office:value-type="percentage" office:value="0.610253649198373">
            <text:p>61,03%</text:p>
          </table:table-cell>
          <table:table-cell table:formula="of:=[.P204]/16716" office:value-type="percentage" office:value="0.0797439578846614">
            <text:p>7,97%</text:p>
          </table:table-cell>
          <table:table-cell table:formula="of:=[.R204]/16716" office:value-type="percentage" office:value="0.0688561856903566">
            <text:p>6,89%</text:p>
          </table:table-cell>
          <table:table-cell table:formula="of:=[.T204]/16716" office:value-type="percentage" office:value="0.0429528595357741">
            <text:p>4,30%</text:p>
          </table:table-cell>
          <table:table-cell office:value-type="string">
            <text:p>At work, which of these data storage models do you typically use? (Select all that apply) - Selected Choice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DataSharing</text:p>
          </table:table-cell>
          <table:table-cell table:number-columns-repeated="3"/>
          <table:table-cell table:formula="of:=SUM([.B205:.D205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0214">
            <text:p>10214</text:p>
          </table:table-cell>
          <table:table-cell/>
          <table:table-cell office:value-type="string">
            <text:p>10214</text:p>
          </table:table-cell>
          <table:table-cell office:value-type="string">
            <text:p>Company Developed Platform</text:p>
          </table:table-cell>
          <table:table-cell office:value-type="string">
            <text:p>993</text:p>
          </table:table-cell>
          <table:table-cell office:value-type="string">
            <text:p>I don't typically share data</text:p>
          </table:table-cell>
          <table:table-cell office:value-type="string">
            <text:p>968</text:p>
          </table:table-cell>
          <table:table-cell office:value-type="string">
            <text:p>Commercial Data Platform</text:p>
          </table:table-cell>
          <table:table-cell office:value-type="string">
            <text:p>801</text:p>
          </table:table-cell>
          <table:table-cell office:value-type="string">
            <text:p>Share Drive/SharePoint</text:p>
          </table:table-cell>
          <table:table-cell office:value-type="string">
            <text:p>761</text:p>
          </table:table-cell>
          <table:table-cell office:value-type="string">
            <text:p>Email,Share Drive/SharePoint</text:p>
          </table:table-cell>
          <table:table-cell office:value-type="string">
            <text:p>497</text:p>
          </table:table-cell>
          <table:table-cell table:formula="of:=[.N205]/16716" office:value-type="percentage" office:value="0.611031347212252">
            <text:p>61,10%</text:p>
          </table:table-cell>
          <table:table-cell table:formula="of:=[.P205]/16716" office:value-type="percentage" office:value="0.0594041636755205">
            <text:p>5,94%</text:p>
          </table:table-cell>
          <table:table-cell table:formula="of:=[.R205]/16716" office:value-type="percentage" office:value="0.0579085905719072">
            <text:p>5,79%</text:p>
          </table:table-cell>
          <table:table-cell table:formula="of:=[.T205]/16716" office:value-type="percentage" office:value="0.0479181622397703">
            <text:p>4,79%</text:p>
          </table:table-cell>
          <table:table-cell office:value-type="string">
            <text:p>At work, which tools do you use to share source data? (Select all that apply) - Selected Choice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DataSourcing</text:p>
          </table:table-cell>
          <table:table-cell table:number-columns-repeated="3"/>
          <table:table-cell table:formula="of:=SUM([.B206:.D206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float" office:value="16335">
            <text:p>16335</text:p>
          </table:table-cell>
          <table:table-cell/>
          <table:table-cell office:value-type="string">
            <text:p>16335</text:p>
          </table:table-cell>
          <table:table-cell office:value-type="string">
            <text:p>S3</text:p>
          </table:table-cell>
          <table:table-cell office:value-type="string">
            <text:p>15</text:p>
          </table:table-cell>
          <table:table-cell office:value-type="string">
            <text:p>Dropbox</text:p>
          </table:table-cell>
          <table:table-cell office:value-type="string">
            <text:p>12</text:p>
          </table:table-cell>
          <table:table-cell office:value-type="string">
            <text:p>Google Drive</text:p>
          </table:table-cell>
          <table:table-cell office:value-type="string">
            <text:p>10</text:p>
          </table:table-cell>
          <table:table-cell office:value-type="string">
            <text:p>AWS S3</text:p>
          </table:table-cell>
          <table:table-cell office:value-type="string">
            <text:p>7</text:p>
          </table:table-cell>
          <table:table-cell office:value-type="string">
            <text:p>Slack</text:p>
          </table:table-cell>
          <table:table-cell office:value-type="string">
            <text:p>7</text:p>
          </table:table-cell>
          <table:table-cell table:formula="of:=[.N206]/16716" office:value-type="percentage" office:value="0.977207465900933">
            <text:p>97,72%</text:p>
          </table:table-cell>
          <table:table-cell table:formula="of:=[.P206]/16716" office:value-type="percentage" office:value="0.000897343862167983">
            <text:p>0,09%</text:p>
          </table:table-cell>
          <table:table-cell table:formula="of:=[.R206]/16716" office:value-type="percentage" office:value="0.000717875089734386">
            <text:p>0,07%</text:p>
          </table:table-cell>
          <table:table-cell table:formula="of:=[.T206]/16716" office:value-type="percentage" office:value="0.000598229241445322">
            <text:p>0,06%</text:p>
          </table:table-cell>
          <table:table-cell office:value-type="string">
            <text:p>At work, which tools do you use to share source data? (Select all that apply) - Other - Text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WorkCodeSharing</text:p>
          </table:table-cell>
          <table:table-cell table:number-columns-repeated="3"/>
          <table:table-cell table:formula="of:=SUM([.B207:.D207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0513">
            <text:p>10513</text:p>
          </table:table-cell>
          <table:table-cell/>
          <table:table-cell office:value-type="string">
            <text:p>10513</text:p>
          </table:table-cell>
          <table:table-cell office:value-type="string">
            <text:p>Git</text:p>
          </table:table-cell>
          <table:table-cell office:value-type="string">
            <text:p>2017</text:p>
          </table:table-cell>
          <table:table-cell office:value-type="string">
            <text:p>Generic non-cloud file sharing software (Email/Shared Server/etc.)</text:p>
          </table:table-cell>
          <table:table-cell office:value-type="string">
            <text:p>809</text:p>
          </table:table-cell>
          <table:table-cell office:value-type="string">
            <text:p>Bitbucket</text:p>
          </table:table-cell>
          <table:table-cell office:value-type="string">
            <text:p>376</text:p>
          </table:table-cell>
          <table:table-cell office:value-type="string">
            <text:p>Bitbucket,Git</text:p>
          </table:table-cell>
          <table:table-cell office:value-type="string">
            <text:p>364</text:p>
          </table:table-cell>
          <table:table-cell office:value-type="string">
            <text:p>Other</text:p>
          </table:table-cell>
          <table:table-cell office:value-type="string">
            <text:p>363</text:p>
          </table:table-cell>
          <table:table-cell table:formula="of:=[.N207]/16716" office:value-type="percentage" office:value="0.628918401531467">
            <text:p>62,89%</text:p>
          </table:table-cell>
          <table:table-cell table:formula="of:=[.P207]/16716" office:value-type="percentage" office:value="0.120662837999521">
            <text:p>12,07%</text:p>
          </table:table-cell>
          <table:table-cell table:formula="of:=[.R207]/16716" office:value-type="percentage" office:value="0.0483967456329265">
            <text:p>4,84%</text:p>
          </table:table-cell>
          <table:table-cell table:formula="of:=[.T207]/16716" office:value-type="percentage" office:value="0.0224934194783441">
            <text:p>2,25%</text:p>
          </table:table-cell>
          <table:table-cell office:value-type="string">
            <text:p>At work, which tools do you use to share code? (Select all that apply) - Selected Choice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RemoteWork</text:p>
          </table:table-cell>
          <table:table-cell table:number-columns-repeated="3"/>
          <table:table-cell table:formula="of:=SUM([.B208:.D208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619">
            <text:p>10619</text:p>
          </table:table-cell>
          <table:table-cell/>
          <table:table-cell office:value-type="string">
            <text:p>10619</text:p>
          </table:table-cell>
          <table:table-cell office:value-type="string">
            <text:p>Always</text:p>
          </table:table-cell>
          <table:table-cell office:value-type="string">
            <text:p>352</text:p>
          </table:table-cell>
          <table:table-cell office:value-type="string">
            <text:p>Don't know</text:p>
          </table:table-cell>
          <table:table-cell office:value-type="string">
            <text:p>26</text:p>
          </table:table-cell>
          <table:table-cell office:value-type="string">
            <text:p>Most of the time</text:p>
          </table:table-cell>
          <table:table-cell office:value-type="string">
            <text:p>684</text:p>
          </table:table-cell>
          <table:table-cell office:value-type="string">
            <text:p>Never</text:p>
          </table:table-cell>
          <table:table-cell office:value-type="string">
            <text:p>823</text:p>
          </table:table-cell>
          <table:table-cell office:value-type="string">
            <text:p>Rarely</text:p>
          </table:table-cell>
          <table:table-cell office:value-type="string">
            <text:p>1772</text:p>
          </table:table-cell>
          <table:table-cell table:formula="of:=[.N208]/16716" office:value-type="percentage" office:value="0.635259631490787">
            <text:p>63,53%</text:p>
          </table:table-cell>
          <table:table-cell table:formula="of:=[.P208]/16716" office:value-type="percentage" office:value="0.0210576692988753">
            <text:p>2,11%</text:p>
          </table:table-cell>
          <table:table-cell table:formula="of:=[.R208]/16716" office:value-type="percentage" office:value="0.00155539602775784">
            <text:p>0,16%</text:p>
          </table:table-cell>
          <table:table-cell table:formula="of:=[.T208]/16716" office:value-type="percentage" office:value="0.04091888011486">
            <text:p>4,09%</text:p>
          </table:table-cell>
          <table:table-cell office:value-type="string">
            <text:p>How often do you work remotely?</text:p>
          </table:table-cell>
          <table:table-cell office:value-type="string">
            <text:p>CodingWorker</text:p>
          </table:table-cell>
        </table:table-row>
        <table:table-row table:style-name="ro1">
          <table:table-cell office:value-type="string">
            <text:p>CompensationAmount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B209:.D209])" office:value-type="float" office:value="1">
            <text:p>1</text:p>
          </table:table-cell>
          <table:table-cell office:value-type="string">
            <text:p>NUMERO</text:p>
          </table:table-cell>
          <table:table-cell office:value-type="string">
            <text:p>FACTOR</text:p>
          </table:table-cell>
          <table:table-cell table:number-columns-repeated="2"/>
          <table:table-cell office:value-type="float" office:value="907">
            <text:p>907</text:p>
          </table:table-cell>
          <table:table-cell office:value-type="float" office:value="0">
            <text:p>0</text:p>
          </table:table-cell>
          <table:table-cell office:value-type="float" office:value="11492">
            <text:p>11492</text:p>
          </table:table-cell>
          <table:table-cell/>
          <table:table-cell office:value-type="string">
            <text:p>11492</text:p>
          </table:table-cell>
          <table:table-cell office:value-type="string">
            <text:p>100000</text:p>
          </table:table-cell>
          <table:table-cell office:value-type="string">
            <text:p>151</text:p>
          </table:table-cell>
          <table:table-cell office:value-type="string">
            <text:p>60000</text:p>
          </table:table-cell>
          <table:table-cell office:value-type="string">
            <text:p>142</text:p>
          </table:table-cell>
          <table:table-cell office:value-type="string">
            <text:p>50000</text:p>
          </table:table-cell>
          <table:table-cell office:value-type="string">
            <text:p>132</text:p>
          </table:table-cell>
          <table:table-cell office:value-type="string">
            <text:p>120000</text:p>
          </table:table-cell>
          <table:table-cell office:value-type="string">
            <text:p>118</text:p>
          </table:table-cell>
          <table:table-cell office:value-type="string">
            <text:p>80000</text:p>
          </table:table-cell>
          <table:table-cell office:value-type="string">
            <text:p>114</text:p>
          </table:table-cell>
          <table:table-cell table:formula="of:=[.N209]/16716" office:value-type="percentage" office:value="0.687485044268964">
            <text:p>68,75%</text:p>
          </table:table-cell>
          <table:table-cell table:formula="of:=[.P209]/16716" office:value-type="percentage" office:value="0.00903326154582436">
            <text:p>0,90%</text:p>
          </table:table-cell>
          <table:table-cell table:formula="of:=[.R209]/16716" office:value-type="percentage" office:value="0.00849485522852357">
            <text:p>0,85%</text:p>
          </table:table-cell>
          <table:table-cell table:formula="of:=[.T209]/16716" office:value-type="percentage" office:value="0.00789662598707825">
            <text:p>0,79%</text:p>
          </table:table-cell>
          <table:table-cell office:value-type="string">
            <text:p>What is your current total yearly compensation (salary + bonus)? - Total Amount (e.g. 75,000) - Your Compensation: -</text:p>
          </table:table-cell>
          <table:table-cell office:value-type="string">
            <text:p>CodingWorker</text:p>
          </table:table-cell>
        </table:table-row>
        <table:table-row table:style-name="ro1">
          <table:table-cell office:value-type="string">
            <text:p>CompensationCurrency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B210:.D210])" office:value-type="float" office:value="1">
            <text:p>1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2186">
            <text:p>12186</text:p>
          </table:table-cell>
          <table:table-cell/>
          <table:table-cell office:value-type="string">
            <text:p>12186</text:p>
          </table:table-cell>
          <table:table-cell office:value-type="string">
            <text:p>USD</text:p>
          </table:table-cell>
          <table:table-cell office:value-type="string">
            <text:p>1577</text:p>
          </table:table-cell>
          <table:table-cell office:value-type="string">
            <text:p>EUR</text:p>
          </table:table-cell>
          <table:table-cell office:value-type="string">
            <text:p>798</text:p>
          </table:table-cell>
          <table:table-cell office:value-type="string">
            <text:p>INR</text:p>
          </table:table-cell>
          <table:table-cell office:value-type="string">
            <text:p>496</text:p>
          </table:table-cell>
          <table:table-cell office:value-type="string">
            <text:p>GBP</text:p>
          </table:table-cell>
          <table:table-cell office:value-type="string">
            <text:p>174</text:p>
          </table:table-cell>
          <table:table-cell office:value-type="string">
            <text:p>BRL</text:p>
          </table:table-cell>
          <table:table-cell office:value-type="string">
            <text:p>131</text:p>
          </table:table-cell>
          <table:table-cell table:formula="of:=[.N210]/16716" office:value-type="percentage" office:value="0.729002153625269">
            <text:p>72,90%</text:p>
          </table:table-cell>
          <table:table-cell table:formula="of:=[.P210]/16716" office:value-type="percentage" office:value="0.0943407513759273">
            <text:p>9,43%</text:p>
          </table:table-cell>
          <table:table-cell table:formula="of:=[.R210]/16716" office:value-type="percentage" office:value="0.0477386934673367">
            <text:p>4,77%</text:p>
          </table:table-cell>
          <table:table-cell table:formula="of:=[.T210]/16716" office:value-type="percentage" office:value="0.029672170375688">
            <text:p>2,97%</text:p>
          </table:table-cell>
          <table:table-cell office:value-type="string">
            <text:p>What is your current total yearly compensation (salary + bonus)? - Choose your currency: - Your Compensation:</text:p>
          </table:table-cell>
          <table:table-cell office:value-type="string">
            <text:p>CodingWorker</text:p>
          </table:table-cell>
        </table:table-row>
        <table:table-row table:style-name="ro1">
          <table:table-cell office:value-type="string">
            <text:p>SalaryChange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B211:.D211])" office:value-type="float" office:value="1">
            <text:p>1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INCRSALARY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327">
            <text:p>10327</text:p>
          </table:table-cell>
          <table:table-cell/>
          <table:table-cell office:value-type="string">
            <text:p>10327</text:p>
          </table:table-cell>
          <table:table-cell office:value-type="string">
            <text:p>Has increased 20% or more</text:p>
          </table:table-cell>
          <table:table-cell office:value-type="string">
            <text:p>1941</text:p>
          </table:table-cell>
          <table:table-cell office:value-type="string">
            <text:p>Has increased between 6% and 19%</text:p>
          </table:table-cell>
          <table:table-cell office:value-type="string">
            <text:p>1469</text:p>
          </table:table-cell>
          <table:table-cell office:value-type="string">
            <text:p>Has stayed about the same (has not increased or decreased more than 5%)</text:p>
          </table:table-cell>
          <table:table-cell office:value-type="string">
            <text:p>1351</text:p>
          </table:table-cell>
          <table:table-cell office:value-type="string">
            <text:p>I was not employed 3 years ago</text:p>
          </table:table-cell>
          <table:table-cell office:value-type="string">
            <text:p>637</text:p>
          </table:table-cell>
          <table:table-cell office:value-type="string">
            <text:p>I do not want to share information about my salary/compensation</text:p>
          </table:table-cell>
          <table:table-cell office:value-type="string">
            <text:p>615</text:p>
          </table:table-cell>
          <table:table-cell table:formula="of:=[.N211]/16716" office:value-type="percentage" office:value="0.617791337640584">
            <text:p>61,78%</text:p>
          </table:table-cell>
          <table:table-cell table:formula="of:=[.P211]/16716" office:value-type="percentage" office:value="0.116116295764537">
            <text:p>11,61%</text:p>
          </table:table-cell>
          <table:table-cell table:formula="of:=[.R211]/16716" office:value-type="percentage" office:value="0.0878798755683178">
            <text:p>8,79%</text:p>
          </table:table-cell>
          <table:table-cell table:formula="of:=[.T211]/16716" office:value-type="percentage" office:value="0.080820770519263">
            <text:p>8,08%</text:p>
          </table:table-cell>
          <table:table-cell office:value-type="string">
            <text:p>How has your salary/compensation changed in the past 3 years? - Selected Choice</text:p>
          </table:table-cell>
          <table:table-cell office:value-type="string">
            <text:p>CodingWorker</text:p>
          </table:table-cell>
        </table:table-row>
        <table:table-row table:style-name="ro1">
          <table:table-cell office:value-type="string">
            <text:p>JobSatisfaction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B212:.D212])" office:value-type="float" office:value="1">
            <text:p>1</text:p>
          </table:table-cell>
          <table:table-cell office:value-type="string">
            <text:p>NUMERO</text:p>
          </table:table-cell>
          <table:table-cell office:value-type="string">
            <text:p>FACTOR</text:p>
          </table:table-cell>
          <table:table-cell office:value-type="string">
            <text:p>RANGO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039">
            <text:p>10039</text:p>
          </table:table-cell>
          <table:table-cell/>
          <table:table-cell office:value-type="string">
            <text:p>10039</text:p>
          </table:table-cell>
          <table:table-cell office:value-type="string">
            <text:p>7</text:p>
          </table:table-cell>
          <table:table-cell office:value-type="string">
            <text:p>1448</text:p>
          </table:table-cell>
          <table:table-cell office:value-type="string">
            <text:p>8</text:p>
          </table:table-cell>
          <table:table-cell office:value-type="string">
            <text:p>1427</text:p>
          </table:table-cell>
          <table:table-cell office:value-type="string">
            <text:p>6</text:p>
          </table:table-cell>
          <table:table-cell office:value-type="string">
            <text:p>765</text:p>
          </table:table-cell>
          <table:table-cell office:value-type="string">
            <text:p>9</text:p>
          </table:table-cell>
          <table:table-cell office:value-type="string">
            <text:p>677</text:p>
          </table:table-cell>
          <table:table-cell office:value-type="string">
            <text:p>5</text:p>
          </table:table-cell>
          <table:table-cell office:value-type="string">
            <text:p>627</text:p>
          </table:table-cell>
          <table:table-cell table:formula="of:=[.N212]/16716" office:value-type="percentage" office:value="0.600562335486959">
            <text:p>60,06%</text:p>
          </table:table-cell>
          <table:table-cell table:formula="of:=[.P212]/16716" office:value-type="percentage" office:value="0.0866235941612826">
            <text:p>8,66%</text:p>
          </table:table-cell>
          <table:table-cell table:formula="of:=[.R212]/16716" office:value-type="percentage" office:value="0.0853673127542474">
            <text:p>8,54%</text:p>
          </table:table-cell>
          <table:table-cell table:formula="of:=[.T212]/16716" office:value-type="percentage" office:value="0.0457645369705671">
            <text:p>4,58%</text:p>
          </table:table-cell>
          <table:table-cell office:value-type="string">
            <text:p>On a scale from 0 (Highly Dissatisfied) - 10 (Highly Satisfied), how satisfied are you with your current job?</text:p>
          </table:table-cell>
          <table:table-cell office:value-type="string">
            <text:p>CodingWorker</text:p>
          </table:table-cell>
        </table:table-row>
        <table:table-row table:style-name="ro1" table:visibility="filter">
          <table:table-cell office:value-type="string">
            <text:p>JobSearchResource</text:p>
          </table:table-cell>
          <table:table-cell table:number-columns-repeated="3"/>
          <table:table-cell table:formula="of:=SUM([.B213:.D213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977">
            <text:p>12977</text:p>
          </table:table-cell>
          <table:table-cell/>
          <table:table-cell office:value-type="string">
            <text:p>12977</text:p>
          </table:table-cell>
          <table:table-cell office:value-type="string">
            <text:p>Company's Web site/job listing page</text:p>
          </table:table-cell>
          <table:table-cell office:value-type="string">
            <text:p>911</text:p>
          </table:table-cell>
          <table:table-cell office:value-type="string">
            <text:p>Tech-specific job board</text:p>
          </table:table-cell>
          <table:table-cell office:value-type="string">
            <text:p>732</text:p>
          </table:table-cell>
          <table:table-cell office:value-type="string">
            <text:p>Searching general-purpose job board</text:p>
          </table:table-cell>
          <table:table-cell office:value-type="string">
            <text:p>684</text:p>
          </table:table-cell>
          <table:table-cell office:value-type="string">
            <text:p>Asking friends, family members, or former colleagues for leads</text:p>
          </table:table-cell>
          <table:table-cell office:value-type="string">
            <text:p>445</text:p>
          </table:table-cell>
          <table:table-cell office:value-type="string">
            <text:p>Meeting with recruiters who've contacted you directly</text:p>
          </table:table-cell>
          <table:table-cell office:value-type="string">
            <text:p>363</text:p>
          </table:table-cell>
          <table:table-cell table:formula="of:=[.N213]/16716" office:value-type="percentage" office:value="0.776322086623594">
            <text:p>77,63%</text:p>
          </table:table-cell>
          <table:table-cell table:formula="of:=[.P213]/16716" office:value-type="percentage" office:value="0.0544986838956688">
            <text:p>5,45%</text:p>
          </table:table-cell>
          <table:table-cell table:formula="of:=[.R213]/16716" office:value-type="percentage" office:value="0.0437903804737976">
            <text:p>4,38%</text:p>
          </table:table-cell>
          <table:table-cell table:formula="of:=[.T213]/16716" office:value-type="percentage" office:value="0.04091888011486">
            <text:p>4,09%</text:p>
          </table:table-cell>
          <table:table-cell office:value-type="string">
            <text:p>Which resource has been the best for finding data science job openings? (Select one option) - Selected Choice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HuntTime</text:p>
          </table:table-cell>
          <table:table-cell table:number-columns-repeated="3"/>
          <table:table-cell table:formula="of:=SUM([.B214:.D214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985">
            <text:p>12985</text:p>
          </table:table-cell>
          <table:table-cell/>
          <table:table-cell office:value-type="string">
            <text:p>12985</text:p>
          </table:table-cell>
          <table:table-cell office:value-type="string">
            <text:p>0</text:p>
          </table:table-cell>
          <table:table-cell office:value-type="string">
            <text:p>1500</text:p>
          </table:table-cell>
          <table:table-cell office:value-type="string">
            <text:p>43132</text:p>
          </table:table-cell>
          <table:table-cell office:value-type="string">
            <text:p>1288</text:p>
          </table:table-cell>
          <table:table-cell office:value-type="string">
            <text:p>43223</text:p>
          </table:table-cell>
          <table:table-cell office:value-type="string">
            <text:p>524</text:p>
          </table:table-cell>
          <table:table-cell office:value-type="string">
            <text:p>43379</text:p>
          </table:table-cell>
          <table:table-cell office:value-type="string">
            <text:p>229</text:p>
          </table:table-cell>
          <table:table-cell office:value-type="string">
            <text:p>42309</text:p>
          </table:table-cell>
          <table:table-cell office:value-type="string">
            <text:p>92</text:p>
          </table:table-cell>
          <table:table-cell table:formula="of:=[.N214]/16716" office:value-type="percentage" office:value="0.77680067001675">
            <text:p>77,68%</text:p>
          </table:table-cell>
          <table:table-cell table:formula="of:=[.P214]/16716" office:value-type="percentage" office:value="0.0897343862167983">
            <text:p>8,97%</text:p>
          </table:table-cell>
          <table:table-cell table:formula="of:=[.R214]/16716" office:value-type="percentage" office:value="0.0770519262981575">
            <text:p>7,71%</text:p>
          </table:table-cell>
          <table:table-cell table:formula="of:=[.T214]/16716" office:value-type="percentage" office:value="0.0313472122517349">
            <text:p>3,13%</text:p>
          </table:table-cell>
          <table:table-cell office:value-type="string">
            <text:p>How many hours per week have you typically spend looking for a data science job?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FactorLearning</text:p>
          </table:table-cell>
          <table:table-cell table:number-columns-repeated="3"/>
          <table:table-cell table:formula="of:=SUM([.B215:.D215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IMPORTANCI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165">
            <text:p>13165</text:p>
          </table:table-cell>
          <table:table-cell/>
          <table:table-cell office:value-type="string">
            <text:p>13165</text:p>
          </table:table-cell>
          <table:table-cell office:value-type="string">
            <text:p>Not important</text:p>
          </table:table-cell>
          <table:table-cell office:value-type="string">
            <text:p>87</text:p>
          </table:table-cell>
          <table:table-cell office:value-type="string">
            <text:p>Somewhat important</text:p>
          </table:table-cell>
          <table:table-cell office:value-type="string">
            <text:p>896</text:p>
          </table:table-cell>
          <table:table-cell office:value-type="string">
            <text:p>Very Important</text:p>
          </table:table-cell>
          <table:table-cell office:value-type="string">
            <text:p>2568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15]/16716" office:value-type="percentage" office:value="0.787568796362766">
            <text:p>78,76%</text:p>
          </table:table-cell>
          <table:table-cell table:formula="of:=[.P215]/16716" office:value-type="percentage" office:value="0.0052045944005743">
            <text:p>0,52%</text:p>
          </table:table-cell>
          <table:table-cell table:formula="of:=[.R215]/16716" office:value-type="percentage" office:value="0.0536013400335008">
            <text:p>5,36%</text:p>
          </table:table-cell>
          <table:table-cell table:formula="of:=[.T215]/16716" office:value-type="percentage" office:value="0.153625269203159">
            <text:p>15,36%</text:p>
          </table:table-cell>
          <table:table-cell office:value-type="string">
            <text:p>How are you assessing potential job opportunities? - Opportunities for professional development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FactorSalary</text:p>
          </table:table-cell>
          <table:table-cell table:number-columns-repeated="3"/>
          <table:table-cell table:formula="of:=SUM([.B216:.D216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IMPORTANCI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231">
            <text:p>13231</text:p>
          </table:table-cell>
          <table:table-cell/>
          <table:table-cell office:value-type="string">
            <text:p>13231</text:p>
          </table:table-cell>
          <table:table-cell office:value-type="string">
            <text:p>Not important</text:p>
          </table:table-cell>
          <table:table-cell office:value-type="string">
            <text:p>174</text:p>
          </table:table-cell>
          <table:table-cell office:value-type="string">
            <text:p>Somewhat important</text:p>
          </table:table-cell>
          <table:table-cell office:value-type="string">
            <text:p>1704</text:p>
          </table:table-cell>
          <table:table-cell office:value-type="string">
            <text:p>Very Important</text:p>
          </table:table-cell>
          <table:table-cell office:value-type="string">
            <text:p>160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16]/16716" office:value-type="percentage" office:value="0.791517109356305">
            <text:p>79,15%</text:p>
          </table:table-cell>
          <table:table-cell table:formula="of:=[.P216]/16716" office:value-type="percentage" office:value="0.0104091888011486">
            <text:p>1,04%</text:p>
          </table:table-cell>
          <table:table-cell table:formula="of:=[.R216]/16716" office:value-type="percentage" office:value="0.101938262742283">
            <text:p>10,19%</text:p>
          </table:table-cell>
          <table:table-cell table:formula="of:=[.T216]/16716" office:value-type="percentage" office:value="0.0961354391002632">
            <text:p>9,61%</text:p>
          </table:table-cell>
          <table:table-cell office:value-type="string">
            <text:p>How are you assessing potential job opportunities? - The compensation and benefits offered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FactorOffice</text:p>
          </table:table-cell>
          <table:table-cell table:number-columns-repeated="3"/>
          <table:table-cell table:formula="of:=SUM([.B217:.D217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IMPORTANCI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248">
            <text:p>13248</text:p>
          </table:table-cell>
          <table:table-cell/>
          <table:table-cell office:value-type="string">
            <text:p>13248</text:p>
          </table:table-cell>
          <table:table-cell office:value-type="string">
            <text:p>Not important</text:p>
          </table:table-cell>
          <table:table-cell office:value-type="string">
            <text:p>210</text:p>
          </table:table-cell>
          <table:table-cell office:value-type="string">
            <text:p>Somewhat important</text:p>
          </table:table-cell>
          <table:table-cell office:value-type="string">
            <text:p>1408</text:p>
          </table:table-cell>
          <table:table-cell office:value-type="string">
            <text:p>Very Important</text:p>
          </table:table-cell>
          <table:table-cell office:value-type="string">
            <text:p>185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17]/16716" office:value-type="percentage" office:value="0.792534099066762">
            <text:p>79,25%</text:p>
          </table:table-cell>
          <table:table-cell table:formula="of:=[.P217]/16716" office:value-type="percentage" office:value="0.0125628140703518">
            <text:p>1,26%</text:p>
          </table:table-cell>
          <table:table-cell table:formula="of:=[.R217]/16716" office:value-type="percentage" office:value="0.0842306771955013">
            <text:p>8,42%</text:p>
          </table:table-cell>
          <table:table-cell table:formula="of:=[.T217]/16716" office:value-type="percentage" office:value="0.110672409667385">
            <text:p>11,07%</text:p>
          </table:table-cell>
          <table:table-cell office:value-type="string">
            <text:p>How are you assessing potential job opportunities? - The office environment I'd be working in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FactorLanguages</text:p>
          </table:table-cell>
          <table:table-cell table:number-columns-repeated="3"/>
          <table:table-cell table:formula="of:=SUM([.B218:.D218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IMPORTANCI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241">
            <text:p>13241</text:p>
          </table:table-cell>
          <table:table-cell/>
          <table:table-cell office:value-type="string">
            <text:p>13241</text:p>
          </table:table-cell>
          <table:table-cell office:value-type="string">
            <text:p>Not important</text:p>
          </table:table-cell>
          <table:table-cell office:value-type="string">
            <text:p>248</text:p>
          </table:table-cell>
          <table:table-cell office:value-type="string">
            <text:p>Somewhat important</text:p>
          </table:table-cell>
          <table:table-cell office:value-type="string">
            <text:p>1540</text:p>
          </table:table-cell>
          <table:table-cell office:value-type="string">
            <text:p>Very Important</text:p>
          </table:table-cell>
          <table:table-cell office:value-type="string">
            <text:p>1687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18]/16716" office:value-type="percentage" office:value="0.792115338597751">
            <text:p>79,21%</text:p>
          </table:table-cell>
          <table:table-cell table:formula="of:=[.P218]/16716" office:value-type="percentage" office:value="0.014836085187844">
            <text:p>1,48%</text:p>
          </table:table-cell>
          <table:table-cell table:formula="of:=[.R218]/16716" office:value-type="percentage" office:value="0.0921273031825796">
            <text:p>9,21%</text:p>
          </table:table-cell>
          <table:table-cell table:formula="of:=[.T218]/16716" office:value-type="percentage" office:value="0.100921273031826">
            <text:p>10,09%</text:p>
          </table:table-cell>
          <table:table-cell office:value-type="string">
            <text:p>How are you assessing potential job opportunities? - The languages, frameworks, and other technologies I'd be working with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FactorCommute</text:p>
          </table:table-cell>
          <table:table-cell table:number-columns-repeated="3"/>
          <table:table-cell table:formula="of:=SUM([.B219:.D219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IMPORTANCI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269">
            <text:p>13269</text:p>
          </table:table-cell>
          <table:table-cell/>
          <table:table-cell office:value-type="string">
            <text:p>13269</text:p>
          </table:table-cell>
          <table:table-cell office:value-type="string">
            <text:p>Not important</text:p>
          </table:table-cell>
          <table:table-cell office:value-type="string">
            <text:p>456</text:p>
          </table:table-cell>
          <table:table-cell office:value-type="string">
            <text:p>Somewhat important</text:p>
          </table:table-cell>
          <table:table-cell office:value-type="string">
            <text:p>1800</text:p>
          </table:table-cell>
          <table:table-cell office:value-type="string">
            <text:p>Very Important</text:p>
          </table:table-cell>
          <table:table-cell office:value-type="string">
            <text:p>1191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19]/16716" office:value-type="percentage" office:value="0.793790380473798">
            <text:p>79,38%</text:p>
          </table:table-cell>
          <table:table-cell table:formula="of:=[.P219]/16716" office:value-type="percentage" office:value="0.0272792534099067">
            <text:p>2,73%</text:p>
          </table:table-cell>
          <table:table-cell table:formula="of:=[.R219]/16716" office:value-type="percentage" office:value="0.107681263460158">
            <text:p>10,77%</text:p>
          </table:table-cell>
          <table:table-cell table:formula="of:=[.T219]/16716" office:value-type="percentage" office:value="0.0712491026561378">
            <text:p>7,12%</text:p>
          </table:table-cell>
          <table:table-cell office:value-type="string">
            <text:p>How are you assessing potential job opportunities? - The amount of time I'd have to spend commuting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FactorManagement</text:p>
          </table:table-cell>
          <table:table-cell table:number-columns-repeated="3"/>
          <table:table-cell table:formula="of:=SUM([.B220:.D220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IMPORTANCI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282">
            <text:p>13282</text:p>
          </table:table-cell>
          <table:table-cell/>
          <table:table-cell office:value-type="string">
            <text:p>13282</text:p>
          </table:table-cell>
          <table:table-cell office:value-type="string">
            <text:p>Not important</text:p>
          </table:table-cell>
          <table:table-cell office:value-type="string">
            <text:p>309</text:p>
          </table:table-cell>
          <table:table-cell office:value-type="string">
            <text:p>Somewhat important</text:p>
          </table:table-cell>
          <table:table-cell office:value-type="string">
            <text:p>1602</text:p>
          </table:table-cell>
          <table:table-cell office:value-type="string">
            <text:p>Very Important</text:p>
          </table:table-cell>
          <table:table-cell office:value-type="string">
            <text:p>1523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20]/16716" office:value-type="percentage" office:value="0.794568078487677">
            <text:p>79,46%</text:p>
          </table:table-cell>
          <table:table-cell table:formula="of:=[.P220]/16716" office:value-type="percentage" office:value="0.0184852835606604">
            <text:p>1,85%</text:p>
          </table:table-cell>
          <table:table-cell table:formula="of:=[.R220]/16716" office:value-type="percentage" office:value="0.0958363244795406">
            <text:p>9,58%</text:p>
          </table:table-cell>
          <table:table-cell table:formula="of:=[.T220]/16716" office:value-type="percentage" office:value="0.0911103134721225">
            <text:p>9,11%</text:p>
          </table:table-cell>
          <table:table-cell office:value-type="string">
            <text:p>How are you assessing potential job opportunities? - How projects are managed at the company or organization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FactorExperienceLevel</text:p>
          </table:table-cell>
          <table:table-cell table:number-columns-repeated="3"/>
          <table:table-cell table:formula="of:=SUM([.B221:.D221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IMPORTANCI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279">
            <text:p>13279</text:p>
          </table:table-cell>
          <table:table-cell/>
          <table:table-cell office:value-type="string">
            <text:p>13279</text:p>
          </table:table-cell>
          <table:table-cell office:value-type="string">
            <text:p>Not important</text:p>
          </table:table-cell>
          <table:table-cell office:value-type="string">
            <text:p>317</text:p>
          </table:table-cell>
          <table:table-cell office:value-type="string">
            <text:p>Somewhat important</text:p>
          </table:table-cell>
          <table:table-cell office:value-type="string">
            <text:p>1701</text:p>
          </table:table-cell>
          <table:table-cell office:value-type="string">
            <text:p>Very Important</text:p>
          </table:table-cell>
          <table:table-cell office:value-type="string">
            <text:p>1419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21]/16716" office:value-type="percentage" office:value="0.794388609715243">
            <text:p>79,44%</text:p>
          </table:table-cell>
          <table:table-cell table:formula="of:=[.P221]/16716" office:value-type="percentage" office:value="0.0189638669538167">
            <text:p>1,90%</text:p>
          </table:table-cell>
          <table:table-cell table:formula="of:=[.R221]/16716" office:value-type="percentage" office:value="0.101758793969849">
            <text:p>10,18%</text:p>
          </table:table-cell>
          <table:table-cell table:formula="of:=[.T221]/16716" office:value-type="percentage" office:value="0.0848887293610912">
            <text:p>8,49%</text:p>
          </table:table-cell>
          <table:table-cell office:value-type="string">
            <text:p>How are you assessing potential job opportunities? - The experience level called for in the job description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FactorDepartment</text:p>
          </table:table-cell>
          <table:table-cell table:number-columns-repeated="3"/>
          <table:table-cell table:formula="of:=SUM([.B222:.D222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IMPORTANCI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300">
            <text:p>13300</text:p>
          </table:table-cell>
          <table:table-cell/>
          <table:table-cell office:value-type="string">
            <text:p>13300</text:p>
          </table:table-cell>
          <table:table-cell office:value-type="string">
            <text:p>Not important</text:p>
          </table:table-cell>
          <table:table-cell office:value-type="string">
            <text:p>564</text:p>
          </table:table-cell>
          <table:table-cell office:value-type="string">
            <text:p>Somewhat important</text:p>
          </table:table-cell>
          <table:table-cell office:value-type="string">
            <text:p>1649</text:p>
          </table:table-cell>
          <table:table-cell office:value-type="string">
            <text:p>Very Important</text:p>
          </table:table-cell>
          <table:table-cell office:value-type="string">
            <text:p>1203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22]/16716" office:value-type="percentage" office:value="0.795644891122278">
            <text:p>79,56%</text:p>
          </table:table-cell>
          <table:table-cell table:formula="of:=[.P222]/16716" office:value-type="percentage" office:value="0.0337401292175161">
            <text:p>3,37%</text:p>
          </table:table-cell>
          <table:table-cell table:formula="of:=[.R222]/16716" office:value-type="percentage" office:value="0.0986480019143336">
            <text:p>9,86%</text:p>
          </table:table-cell>
          <table:table-cell table:formula="of:=[.T222]/16716" office:value-type="percentage" office:value="0.0719669777458722">
            <text:p>7,20%</text:p>
          </table:table-cell>
          <table:table-cell office:value-type="string">
            <text:p>How are you assessing potential job opportunities? - The specific department or team I'd be working on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FactorTitle</text:p>
          </table:table-cell>
          <table:table-cell table:number-columns-repeated="3"/>
          <table:table-cell table:formula="of:=SUM([.B223:.D223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IMPORTANCI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302">
            <text:p>13302</text:p>
          </table:table-cell>
          <table:table-cell/>
          <table:table-cell office:value-type="string">
            <text:p>13302</text:p>
          </table:table-cell>
          <table:table-cell office:value-type="string">
            <text:p>Not important</text:p>
          </table:table-cell>
          <table:table-cell office:value-type="string">
            <text:p>512</text:p>
          </table:table-cell>
          <table:table-cell office:value-type="string">
            <text:p>Somewhat important</text:p>
          </table:table-cell>
          <table:table-cell office:value-type="string">
            <text:p>1518</text:p>
          </table:table-cell>
          <table:table-cell office:value-type="string">
            <text:p>Very Important</text:p>
          </table:table-cell>
          <table:table-cell office:value-type="string">
            <text:p>1384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23]/16716" office:value-type="percentage" office:value="0.795764536970567">
            <text:p>79,58%</text:p>
          </table:table-cell>
          <table:table-cell table:formula="of:=[.P223]/16716" office:value-type="percentage" office:value="0.0306293371620005">
            <text:p>3,06%</text:p>
          </table:table-cell>
          <table:table-cell table:formula="of:=[.R223]/16716" office:value-type="percentage" office:value="0.0908111988513999">
            <text:p>9,08%</text:p>
          </table:table-cell>
          <table:table-cell table:formula="of:=[.T223]/16716" office:value-type="percentage" office:value="0.0827949270160325">
            <text:p>8,28%</text:p>
          </table:table-cell>
          <table:table-cell office:value-type="string">
            <text:p>How are you assessing potential job opportunities? - The specific role or job title I'd be applying for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FactorCompanyFunding</text:p>
          </table:table-cell>
          <table:table-cell table:number-columns-repeated="3"/>
          <table:table-cell table:formula="of:=SUM([.B224:.D224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IMPORTANCI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305">
            <text:p>13305</text:p>
          </table:table-cell>
          <table:table-cell/>
          <table:table-cell office:value-type="string">
            <text:p>13305</text:p>
          </table:table-cell>
          <table:table-cell office:value-type="string">
            <text:p>Not important</text:p>
          </table:table-cell>
          <table:table-cell office:value-type="string">
            <text:p>511</text:p>
          </table:table-cell>
          <table:table-cell office:value-type="string">
            <text:p>Somewhat important</text:p>
          </table:table-cell>
          <table:table-cell office:value-type="string">
            <text:p>1918</text:p>
          </table:table-cell>
          <table:table-cell office:value-type="string">
            <text:p>Very Important</text:p>
          </table:table-cell>
          <table:table-cell office:value-type="string">
            <text:p>982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24]/16716" office:value-type="percentage" office:value="0.795944005743001">
            <text:p>79,59%</text:p>
          </table:table-cell>
          <table:table-cell table:formula="of:=[.P224]/16716" office:value-type="percentage" office:value="0.0305695142378559">
            <text:p>3,06%</text:p>
          </table:table-cell>
          <table:table-cell table:formula="of:=[.R224]/16716" office:value-type="percentage" office:value="0.114740368509213">
            <text:p>11,47%</text:p>
          </table:table-cell>
          <table:table-cell table:formula="of:=[.T224]/16716" office:value-type="percentage" office:value="0.0587461115099306">
            <text:p>5,87%</text:p>
          </table:table-cell>
          <table:table-cell office:value-type="string">
            <text:p>How are you assessing potential job opportunities? - The financial performance or funding status of the company or organization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FactorImpact</text:p>
          </table:table-cell>
          <table:table-cell table:number-columns-repeated="3"/>
          <table:table-cell table:formula="of:=SUM([.B225:.D225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IMPORTANCI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322">
            <text:p>13322</text:p>
          </table:table-cell>
          <table:table-cell/>
          <table:table-cell office:value-type="string">
            <text:p>13322</text:p>
          </table:table-cell>
          <table:table-cell office:value-type="string">
            <text:p>Not important</text:p>
          </table:table-cell>
          <table:table-cell office:value-type="string">
            <text:p>393</text:p>
          </table:table-cell>
          <table:table-cell office:value-type="string">
            <text:p>Somewhat important</text:p>
          </table:table-cell>
          <table:table-cell office:value-type="string">
            <text:p>1666</text:p>
          </table:table-cell>
          <table:table-cell office:value-type="string">
            <text:p>Very Important</text:p>
          </table:table-cell>
          <table:table-cell office:value-type="string">
            <text:p>1335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25]/16716" office:value-type="percentage" office:value="0.796960995453458">
            <text:p>79,70%</text:p>
          </table:table-cell>
          <table:table-cell table:formula="of:=[.P225]/16716" office:value-type="percentage" office:value="0.0235104091888011">
            <text:p>2,35%</text:p>
          </table:table-cell>
          <table:table-cell table:formula="of:=[.R225]/16716" office:value-type="percentage" office:value="0.0996649916247906">
            <text:p>9,97%</text:p>
          </table:table-cell>
          <table:table-cell table:formula="of:=[.T225]/16716" office:value-type="percentage" office:value="0.0798636037329505">
            <text:p>7,99%</text:p>
          </table:table-cell>
          <table:table-cell office:value-type="string">
            <text:p>How are you assessing potential job opportunities? - How widely used or impactful the product or service I'd be working on is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FactorRemote</text:p>
          </table:table-cell>
          <table:table-cell table:number-columns-repeated="3"/>
          <table:table-cell table:formula="of:=SUM([.B226:.D226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IMPORTANCI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292">
            <text:p>13292</text:p>
          </table:table-cell>
          <table:table-cell/>
          <table:table-cell office:value-type="string">
            <text:p>13292</text:p>
          </table:table-cell>
          <table:table-cell office:value-type="string">
            <text:p>Not important</text:p>
          </table:table-cell>
          <table:table-cell office:value-type="string">
            <text:p>955</text:p>
          </table:table-cell>
          <table:table-cell office:value-type="string">
            <text:p>Somewhat important</text:p>
          </table:table-cell>
          <table:table-cell office:value-type="string">
            <text:p>1509</text:p>
          </table:table-cell>
          <table:table-cell office:value-type="string">
            <text:p>Very Important</text:p>
          </table:table-cell>
          <table:table-cell office:value-type="string">
            <text:p>96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26]/16716" office:value-type="percentage" office:value="0.795166307729122">
            <text:p>79,52%</text:p>
          </table:table-cell>
          <table:table-cell table:formula="of:=[.P226]/16716" office:value-type="percentage" office:value="0.0571308925580282">
            <text:p>5,71%</text:p>
          </table:table-cell>
          <table:table-cell table:formula="of:=[.R226]/16716" office:value-type="percentage" office:value="0.0902727925340991">
            <text:p>9,03%</text:p>
          </table:table-cell>
          <table:table-cell table:formula="of:=[.T226]/16716" office:value-type="percentage" office:value="0.0574300071787509">
            <text:p>5,74%</text:p>
          </table:table-cell>
          <table:table-cell office:value-type="string">
            <text:p>How are you assessing potential job opportunities? - The opportunity to work from home/remotely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FactorIndustry</text:p>
          </table:table-cell>
          <table:table-cell table:number-columns-repeated="3"/>
          <table:table-cell table:formula="of:=SUM([.B227:.D227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IMPORTANCI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307">
            <text:p>13307</text:p>
          </table:table-cell>
          <table:table-cell/>
          <table:table-cell office:value-type="string">
            <text:p>13307</text:p>
          </table:table-cell>
          <table:table-cell office:value-type="string">
            <text:p>Not important</text:p>
          </table:table-cell>
          <table:table-cell office:value-type="string">
            <text:p>616</text:p>
          </table:table-cell>
          <table:table-cell office:value-type="string">
            <text:p>Somewhat important</text:p>
          </table:table-cell>
          <table:table-cell office:value-type="string">
            <text:p>1724</text:p>
          </table:table-cell>
          <table:table-cell office:value-type="string">
            <text:p>Very Important</text:p>
          </table:table-cell>
          <table:table-cell office:value-type="string">
            <text:p>1069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27]/16716" office:value-type="percentage" office:value="0.79606365159129">
            <text:p>79,61%</text:p>
          </table:table-cell>
          <table:table-cell table:formula="of:=[.P227]/16716" office:value-type="percentage" office:value="0.0368509212730318">
            <text:p>3,69%</text:p>
          </table:table-cell>
          <table:table-cell table:formula="of:=[.R227]/16716" office:value-type="percentage" office:value="0.103134721225173">
            <text:p>10,31%</text:p>
          </table:table-cell>
          <table:table-cell table:formula="of:=[.T227]/16716" office:value-type="percentage" office:value="0.0639507059105049">
            <text:p>6,40%</text:p>
          </table:table-cell>
          <table:table-cell office:value-type="string">
            <text:p>How are you assessing potential job opportunities? - The industry that I'd be working in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FactorLeaderReputation</text:p>
          </table:table-cell>
          <table:table-cell table:number-columns-repeated="3"/>
          <table:table-cell table:formula="of:=SUM([.B228:.D228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IMPORTANCI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315">
            <text:p>13315</text:p>
          </table:table-cell>
          <table:table-cell/>
          <table:table-cell office:value-type="string">
            <text:p>13315</text:p>
          </table:table-cell>
          <table:table-cell office:value-type="string">
            <text:p>Not important</text:p>
          </table:table-cell>
          <table:table-cell office:value-type="string">
            <text:p>712</text:p>
          </table:table-cell>
          <table:table-cell office:value-type="string">
            <text:p>Somewhat important</text:p>
          </table:table-cell>
          <table:table-cell office:value-type="string">
            <text:p>1769</text:p>
          </table:table-cell>
          <table:table-cell office:value-type="string">
            <text:p>Very Important</text:p>
          </table:table-cell>
          <table:table-cell office:value-type="string">
            <text:p>920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28]/16716" office:value-type="percentage" office:value="0.796542234984446">
            <text:p>79,65%</text:p>
          </table:table-cell>
          <table:table-cell table:formula="of:=[.P228]/16716" office:value-type="percentage" office:value="0.0425939219909069">
            <text:p>4,26%</text:p>
          </table:table-cell>
          <table:table-cell table:formula="of:=[.R228]/16716" office:value-type="percentage" office:value="0.105826752811677">
            <text:p>10,58%</text:p>
          </table:table-cell>
          <table:table-cell table:formula="of:=[.T228]/16716" office:value-type="percentage" office:value="0.0550370902129696">
            <text:p>5,50%</text:p>
          </table:table-cell>
          <table:table-cell office:value-type="string">
            <text:p>How are you assessing potential job opportunities? - The reputations of the company's senior leaders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FactorDiversity</text:p>
          </table:table-cell>
          <table:table-cell table:number-columns-repeated="3"/>
          <table:table-cell table:formula="of:=SUM([.B229:.D229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IMPORTANCI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306">
            <text:p>13306</text:p>
          </table:table-cell>
          <table:table-cell/>
          <table:table-cell office:value-type="string">
            <text:p>13306</text:p>
          </table:table-cell>
          <table:table-cell office:value-type="string">
            <text:p>Not important</text:p>
          </table:table-cell>
          <table:table-cell office:value-type="string">
            <text:p>852</text:p>
          </table:table-cell>
          <table:table-cell office:value-type="string">
            <text:p>Somewhat important</text:p>
          </table:table-cell>
          <table:table-cell office:value-type="string">
            <text:p>1662</text:p>
          </table:table-cell>
          <table:table-cell office:value-type="string">
            <text:p>Very Important</text:p>
          </table:table-cell>
          <table:table-cell office:value-type="string">
            <text:p>896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29]/16716" office:value-type="percentage" office:value="0.796003828667145">
            <text:p>79,60%</text:p>
          </table:table-cell>
          <table:table-cell table:formula="of:=[.P229]/16716" office:value-type="percentage" office:value="0.0509691313711414">
            <text:p>5,10%</text:p>
          </table:table-cell>
          <table:table-cell table:formula="of:=[.R229]/16716" office:value-type="percentage" office:value="0.0994256999282125">
            <text:p>9,94%</text:p>
          </table:table-cell>
          <table:table-cell table:formula="of:=[.T229]/16716" office:value-type="percentage" office:value="0.0536013400335008">
            <text:p>5,36%</text:p>
          </table:table-cell>
          <table:table-cell office:value-type="string">
            <text:p>How are you assessing potential job opportunities? - The diversity of the company or organization</text:p>
          </table:table-cell>
          <table:table-cell office:value-type="string">
            <text:p>Learners</text:p>
          </table:table-cell>
        </table:table-row>
        <table:table-row table:style-name="ro1" table:visibility="filter">
          <table:table-cell office:value-type="string">
            <text:p>JobFactorPublishingOpportunity</text:p>
          </table:table-cell>
          <table:table-cell table:number-columns-repeated="3"/>
          <table:table-cell table:formula="of:=SUM([.B230:.D230])" office:value-type="float" office:value="0">
            <text:p>0</text:p>
          </table:table-cell>
          <table:table-cell table:number-columns-repeated="2" office:value-type="string">
            <text:p>FACTOR</text:p>
          </table:table-cell>
          <table:table-cell office:value-type="string">
            <text:p>RANGO</text:p>
          </table:table-cell>
          <table:table-cell office:value-type="string">
            <text:p>IMPORTANCI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292">
            <text:p>13292</text:p>
          </table:table-cell>
          <table:table-cell/>
          <table:table-cell office:value-type="string">
            <text:p>13292</text:p>
          </table:table-cell>
          <table:table-cell office:value-type="string">
            <text:p>Not important</text:p>
          </table:table-cell>
          <table:table-cell office:value-type="string">
            <text:p>703</text:p>
          </table:table-cell>
          <table:table-cell office:value-type="string">
            <text:p>Somewhat important</text:p>
          </table:table-cell>
          <table:table-cell office:value-type="string">
            <text:p>1503</text:p>
          </table:table-cell>
          <table:table-cell office:value-type="string">
            <text:p>Very Important</text:p>
          </table:table-cell>
          <table:table-cell office:value-type="string">
            <text:p>1218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/>
          <table:table-cell table:formula="of:=[.N230]/16716" office:value-type="percentage" office:value="0.795166307729122">
            <text:p>79,52%</text:p>
          </table:table-cell>
          <table:table-cell table:formula="of:=[.P230]/16716" office:value-type="percentage" office:value="0.0420555156736061">
            <text:p>4,21%</text:p>
          </table:table-cell>
          <table:table-cell table:formula="of:=[.R230]/16716" office:value-type="percentage" office:value="0.0899138549892319">
            <text:p>8,99%</text:p>
          </table:table-cell>
          <table:table-cell table:formula="of:=[.T230]/16716" office:value-type="percentage" office:value="0.0728643216080402">
            <text:p>7,29%</text:p>
          </table:table-cell>
          <table:table-cell office:value-type="string">
            <text:p>How are you assessing potential job opportunities? - Opportunity to publish my results</text:p>
          </table:table-cell>
          <table:table-cell office:value-type="string">
            <text:p>Learners</text:p>
          </table:table-cell>
        </table:table-row>
      </table:table>
      <table:table table:name="ANALISIS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13"/>
        <table:table-column table:style-name="co1" table:default-cell-style-name="ce19"/>
        <table:table-column table:style-name="co1" table:default-cell-style-name="ce31"/>
        <table:table-column table:style-name="co7" table:default-cell-style-name="ce31"/>
        <table:table-column table:style-name="co8" table:default-cell-style-name="ce31"/>
        <table:table-column table:style-name="co1" table:number-columns-repeated="2" table:default-cell-style-name="ce31"/>
        <table:table-column table:style-name="co1" table:default-cell-style-name="ce33"/>
        <table:table-column table:style-name="co1" table:number-columns-repeated="9" table:default-cell-style-name="Default"/>
        <table:table-row table:style-name="ro2">
          <table:table-cell table:number-columns-repeated="6"/>
          <table:table-cell table:style-name="Default" table:number-columns-repeated="8"/>
          <table:table-cell table:number-columns-repeated="9"/>
        </table:table-row>
        <table:table-row table:style-name="ro2">
          <table:table-cell table:number-columns-repeated="6"/>
          <table:table-cell table:style-name="Default"/>
          <table:table-cell table:style-name="Default" office:value-type="string">
            <text:p>RANGOS</text:p>
          </table:table-cell>
          <table:table-cell table:style-name="Default" table:number-columns-repeated="6"/>
          <table:table-cell table:number-columns-repeated="9"/>
        </table:table-row>
        <table:table-row table:style-name="ro2" table:number-rows-repeated="2">
          <table:table-cell table:number-columns-repeated="6"/>
          <table:table-cell table:style-name="Default" table:number-columns-repeated="8"/>
          <table:table-cell table:number-columns-repeated="9"/>
        </table:table-row>
        <table:table-row table:style-name="ro2">
          <table:table-cell/>
          <table:table-cell office:value-type="string">
            <text:p>Filtro</text:p>
          </table:table-cell>
          <table:table-cell table:number-columns-repeated="4"/>
          <table:table-cell table:style-name="Default" table:number-columns-repeated="8"/>
          <table:table-cell table:number-columns-repeated="9"/>
        </table:table-row>
        <table:table-row table:style-name="ro2">
          <table:table-cell table:number-columns-repeated="6"/>
          <table:table-cell table:style-name="Default" table:number-columns-repeated="7"/>
          <table:table-cell table:style-name="ce4" table:number-columns-repeated="5"/>
          <table:table-cell table:style-name="ce4" office:value-type="string">
            <text:p>2323</text:p>
          </table:table-cell>
          <table:table-cell table:style-name="ce4" office:value-type="string">
            <text:p>40</text:p>
          </table:table-cell>
          <table:table-cell table:style-name="ce4" office:value-type="string">
            <text:p>173</text:p>
          </table:table-cell>
          <table:table-cell table:style-name="ce4" office:value-type="string">
            <text:p>NA</text:p>
          </table:table-cell>
          <table:table-cell/>
        </table:table-row>
        <table:table-row table:style-name="ro1">
          <table:table-cell/>
          <table:table-cell table:style-name="ce11" office:value-type="string">
            <text:p>TIPO</text:p>
          </table:table-cell>
          <table:table-cell table:style-name="ce17" office:value-type="string">
            <text:p>TIPO_ADICIONAL</text:p>
          </table:table-cell>
          <table:table-cell table:style-name="ce23"/>
          <table:table-cell table:number-columns-repeated="2"/>
          <table:table-cell table:style-name="Default" office:value-type="string">
            <text:p>RANGOS</text:p>
          </table:table-cell>
          <table:table-cell table:style-name="Default" table:number-columns-repeated="6"/>
          <table:table-cell table:style-name="ce4" table:number-columns-repeated="5"/>
          <table:table-cell table:style-name="ce4" office:value-type="string">
            <text:p>161</text:p>
          </table:table-cell>
          <table:table-cell table:style-name="ce4" office:value-type="string">
            <text:p>Sometimes</text:p>
          </table:table-cell>
          <table:table-cell table:style-name="ce4" office:value-type="string">
            <text:p>142</text:p>
          </table:table-cell>
          <table:table-cell table:style-name="ce4" office:value-type="string">
            <text:p>NA</text:p>
          </table:table-cell>
          <table:table-cell table:style-name="ce4"/>
        </table:table-row>
        <table:table-row table:style-name="ro1">
          <table:table-cell/>
          <table:table-cell table:style-name="ce12" office:value-type="string">
            <text:p>FACTOR</text:p>
          </table:table-cell>
          <table:table-cell table:style-name="ce18" office:value-type="string">
            <text:p>(vacío)</text:p>
          </table:table-cell>
          <table:table-cell table:style-name="ce24" office:value-type="float" office:value="48">
            <text:p>48</text:p>
          </table:table-cell>
          <table:table-cell table:number-columns-repeated="2"/>
          <table:table-cell table:style-name="Default" table:number-columns-repeated="7"/>
          <table:table-cell table:style-name="ce4" table:number-columns-repeated="5"/>
          <table:table-cell table:style-name="ce4" office:value-type="string">
            <text:p>27</text:p>
          </table:table-cell>
          <table:table-cell table:style-name="ce4" office:value-type="string">
            <text:p>Sometimes</text:p>
          </table:table-cell>
          <table:table-cell table:style-name="ce4" office:value-type="string">
            <text:p>40</text:p>
          </table:table-cell>
          <table:table-cell table:style-name="ce4" office:value-type="string">
            <text:p>NA</text:p>
          </table:table-cell>
          <table:table-cell/>
        </table:table-row>
        <table:table-row table:style-name="ro1">
          <table:table-cell/>
          <table:table-cell table:style-name="ce13"/>
          <table:table-cell table:style-name="ce19" office:value-type="string">
            <text:p>RANGO</text:p>
          </table:table-cell>
          <table:table-cell table:style-name="ce25" office:value-type="float" office:value="162">
            <text:p>162</text:p>
          </table:table-cell>
          <table:table-cell table:number-columns-repeated="2"/>
          <table:table-cell table:style-name="Default" office:value-type="string">
            <text:p>Filtro</text:p>
          </table:table-cell>
          <table:table-cell table:style-name="Default" table:number-columns-repeated="7"/>
          <table:table-cell table:style-name="ce4" table:number-columns-repeated="4"/>
          <table:table-cell table:style-name="ce4" office:value-type="string">
            <text:p>2851</text:p>
          </table:table-cell>
          <table:table-cell table:style-name="ce4" office:value-type="string">
            <text:p>Enough to refine and innovate on the algorithm</text:p>
          </table:table-cell>
          <table:table-cell table:style-name="ce4" office:value-type="string">
            <text:p>836</text:p>
          </table:table-cell>
          <table:table-cell table:style-name="ce4" office:value-type="string">
            <text:p>Enough to run the code / standard library</text:p>
          </table:table-cell>
          <table:table-cell table:style-name="ce4" office:value-type="string">
            <text:p>922</text:p>
          </table:table-cell>
        </table:table-row>
        <table:table-row table:style-name="ro2">
          <table:table-cell/>
          <table:table-cell table:style-name="ce14"/>
          <table:table-cell table:style-name="ce20" office:value-type="string">
            <text:p>SI/NO</text:p>
          </table:table-cell>
          <table:table-cell table:style-name="ce26" office:value-type="float" office:value="3">
            <text:p>3</text:p>
          </table:table-cell>
          <table:table-cell table:number-columns-repeated="2"/>
          <table:table-cell table:style-name="Campo_20_de_20_la_20_tabla_20_dinámica" office:value-type="string">
            <text:p>TIPO_ADICIONAL</text:p>
          </table:table-cell>
          <table:table-cell table:style-name="ce30" office:value-type="string">
            <text:p>- todo -</text:p>
          </table:table-cell>
          <table:table-cell table:style-name="Default" table:number-columns-repeated="6"/>
          <table:table-cell table:number-columns-repeated="9"/>
        </table:table-row>
        <table:table-row table:style-name="ro2">
          <table:table-cell/>
          <table:table-cell table:style-name="ce15" office:value-type="string">
            <text:p>FACTOR Contar - TIPO</text:p>
          </table:table-cell>
          <table:table-cell table:style-name="ce21"/>
          <table:table-cell table:style-name="ce27" office:value-type="float" office:value="213">
            <text:p>213</text:p>
          </table:table-cell>
          <table:table-cell table:number-columns-repeated="2"/>
          <table:table-cell table:style-name="Default" table:number-columns-repeated="8"/>
          <table:table-cell table:number-columns-repeated="9"/>
        </table:table-row>
        <table:table-row table:style-name="ro2">
          <table:table-cell/>
          <table:table-cell table:style-name="ce12" office:value-type="string">
            <text:p>NUMERO</text:p>
          </table:table-cell>
          <table:table-cell table:style-name="ce18" office:value-type="string">
            <text:p>(vacío)</text:p>
          </table:table-cell>
          <table:table-cell table:style-name="ce24" office:value-type="float" office:value="2">
            <text:p>2</text:p>
          </table:table-cell>
          <table:table-cell table:number-columns-repeated="2"/>
          <table:table-cell table:style-name="ce11" office:value-type="string">
            <text:p>TIPO_ADICIONAL_2</text:p>
          </table:table-cell>
          <table:table-cell table:style-name="ce17" office:value-type="string">
            <text:p>PRIMERO/MIN</text:p>
          </table:table-cell>
          <table:table-cell table:style-name="ce17" office:value-type="string">
            <text:p>SEGUNDO/1ºQ</text:p>
          </table:table-cell>
          <table:table-cell table:style-name="ce17" office:value-type="string">
            <text:p>TERCERO/MEDIAN</text:p>
          </table:table-cell>
          <table:table-cell table:style-name="ce17" office:value-type="string">
            <text:p>CUARTO/MEAN</text:p>
          </table:table-cell>
          <table:table-cell table:style-name="ce17" office:value-type="string">
            <text:p>QUINTO/3ºQ</text:p>
          </table:table-cell>
          <table:table-cell table:style-name="ce17" office:value-type="string">
            <text:p>SEXTO/MAX</text:p>
          </table:table-cell>
          <table:table-cell table:style-name="ce23"/>
          <table:table-cell table:number-columns-repeated="9"/>
        </table:table-row>
        <table:table-row table:style-name="ro2">
          <table:table-cell/>
          <table:table-cell table:style-name="ce13"/>
          <table:table-cell table:style-name="ce19" office:value-type="string">
            <text:p>PORCENTAJE</text:p>
          </table:table-cell>
          <table:table-cell table:style-name="ce25" office:value-type="float" office:value="12">
            <text:p>12</text:p>
          </table:table-cell>
          <table:table-cell table:number-columns-repeated="2"/>
          <table:table-cell table:style-name="ce12" office:value-type="string">
            <text:p>(vacío)</text:p>
          </table:table-cell>
          <table:table-cell table:style-name="ce18" office:value-type="string">
            <text:p>(vacío)</text:p>
          </table:table-cell>
          <table:table-cell office:value-type="string">
            <text:p>0</text:p>
          </table:table-cell>
          <table:table-cell office:value-type="string">
            <text:p>43132</text:p>
          </table:table-cell>
          <table:table-cell office:value-type="string">
            <text:p>43223</text:p>
          </table:table-cell>
          <table:table-cell office:value-type="string">
            <text:p>43379</text:p>
          </table:table-cell>
          <table:table-cell office:value-type="string">
            <text:p>4230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style-name="ce20" office:value-type="string">
            <text:p>RANGO</text:p>
          </table:table-cell>
          <table:table-cell table:style-name="ce26" office:value-type="float" office:value="1">
            <text:p>1</text:p>
          </table:table-cell>
          <table:table-cell table:number-columns-repeated="4"/>
          <table:table-cell office:value-type="string">
            <text:p>1 to 2 years</text:p>
          </table:table-cell>
          <table:table-cell office:value-type="string">
            <text:p>3 to 5 years</text:p>
          </table:table-cell>
          <table:table-cell office:value-type="string">
            <text:p>6 to 10 years</text:p>
          </table:table-cell>
          <table:table-cell office:value-type="string">
            <text:p>I don't write code to analyze data</text:p>
          </table:table-cell>
          <table:table-cell office:value-type="string">
            <text:p>Less than a year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/>
          <table:table-cell table:style-name="ce15" office:value-type="string">
            <text:p>NUMERO Contar - TIPO</text:p>
          </table:table-cell>
          <table:table-cell table:style-name="ce21"/>
          <table:table-cell table:style-name="ce27" office:value-type="float" office:value="15">
            <text:p>15</text:p>
          </table:table-cell>
          <table:table-cell table:number-columns-repeated="4"/>
          <table:table-cell office:value-type="string">
            <text:p>10,000 or more employees</text:p>
          </table:table-cell>
          <table:table-cell office:value-type="string">
            <text:p>100 to 499 employees</text:p>
          </table:table-cell>
          <table:table-cell office:value-type="string">
            <text:p>20 to 99 employees</text:p>
          </table:table-cell>
          <table:table-cell office:value-type="string">
            <text:p>1,000 to 4,999 employees</text:p>
          </table:table-cell>
          <table:table-cell office:value-type="string">
            <text:p>500 to 999 employees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/>
          <table:table-cell table:style-name="ce16" office:value-type="string">
            <text:p>Total Resultado</text:p>
          </table:table-cell>
          <table:table-cell table:style-name="ce22"/>
          <table:table-cell table:style-name="ce28" office:value-type="float" office:value="228">
            <text:p>228</text:p>
          </table:table-cell>
          <table:table-cell table:number-columns-repeated="4"/>
          <table:table-cell office:value-type="string">
            <text:p>100000</text:p>
          </table:table-cell>
          <table:table-cell office:value-type="string">
            <text:p>60000</text:p>
          </table:table-cell>
          <table:table-cell office:value-type="string">
            <text:p>50000</text:p>
          </table:table-cell>
          <table:table-cell office:value-type="string">
            <text:p>120000</text:p>
          </table:table-cell>
          <table:table-cell office:value-type="string">
            <text:p>8000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1GB</text:p>
          </table:table-cell>
          <table:table-cell office:value-type="string">
            <text:p>10GB</text:p>
          </table:table-cell>
          <table:table-cell office:value-type="string">
            <text:p>100MB</text:p>
          </table:table-cell>
          <table:table-cell office:value-type="string">
            <text:p>100GB</text:p>
          </table:table-cell>
          <table:table-cell office:value-type="string">
            <text:p>10MB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A bachelor's degree</text:p>
          </table:table-cell>
          <table:table-cell office:value-type="string">
            <text:p>A master's degree</text:p>
          </table:table-cell>
          <table:table-cell office:value-type="string">
            <text:p>High school</text:p>
          </table:table-cell>
          <table:table-cell office:value-type="string">
            <text:p>Some college/university study, no bachelor's degree</text:p>
          </table:table-cell>
          <table:table-cell office:value-type="string">
            <text:p>A doctoral degre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A different identity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Non-binary, genderqueer, or gender non-conforming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A friend, family member, or former colleague told me</text:p>
          </table:table-cell>
          <table:table-cell office:value-type="string">
            <text:p>I was contacted directly by someone at the company (e.g. internal recruiter)</text:p>
          </table:table-cell>
          <table:table-cell office:value-type="string">
            <text:p>A general-purpose job board</text:p>
          </table:table-cell>
          <table:table-cell office:value-type="string">
            <text:p>Some other way</text:p>
          </table:table-cell>
          <table:table-cell office:value-type="string">
            <text:p>An external recruiter or headhunter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Always</text:p>
          </table:table-cell>
          <table:table-cell office:value-type="string">
            <text:p>Don't know</text:p>
          </table:table-cell>
          <table:table-cell office:value-type="string">
            <text:p>Most of the time</text:p>
          </table:table-cell>
          <table:table-cell office:value-type="string">
            <text:p>Never</text:p>
          </table:table-cell>
          <table:table-cell office:value-type="string">
            <text:p>Rarely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Analyze and understand data to influence product or business decisions</text:p>
          </table:table-cell>
          <table:table-cell office:value-type="string">
            <text:p>Build and/or run a machine learning service that operationally improves your product or workflows</text:p>
          </table:table-cell>
          <table:table-cell office:value-type="string">
            <text:p>Build and/or run the data infrastructure that your business uses for storing, analyzing, and operationalizing data</text:p>
          </table:table-cell>
          <table:table-cell office:value-type="string">
            <text:p>Build prototypes to explore applying machine learning to new areas</text:p>
          </table:table-cell>
          <table:table-cell office:value-type="string">
            <text:p>Other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Basic laptop (Macbook)</text:p>
          </table:table-cell>
          <table:table-cell office:value-type="string">
            <text:p>Gaming Laptop (Laptop + CUDA capable GPU)</text:p>
          </table:table-cell>
          <table:table-cell office:value-type="string">
            <text:p>Laptop + Cloud service (AWS, Azure, GCE ...)</text:p>
          </table:table-cell>
          <table:table-cell office:value-type="string">
            <text:p>Traditional Workstation</text:p>
          </table:table-cell>
          <table:table-cell office:value-type="string">
            <text:p>Laptop or Workstation and local IT supported servers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Business Department</text:p>
          </table:table-cell>
          <table:table-cell office:value-type="string">
            <text:p>Central Insights Team</text:p>
          </table:table-cell>
          <table:table-cell office:value-type="string">
            <text:p>IT Department</text:p>
          </table:table-cell>
          <table:table-cell office:value-type="string">
            <text:p>Other</text:p>
          </table:table-cell>
          <table:table-cell office:value-type="string">
            <text:p>Standalone Team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Company Developed Platform</text:p>
          </table:table-cell>
          <table:table-cell office:value-type="string">
            <text:p>I don't typically share data</text:p>
          </table:table-cell>
          <table:table-cell office:value-type="string">
            <text:p>Commercial Data Platform</text:p>
          </table:table-cell>
          <table:table-cell office:value-type="string">
            <text:p>Share Drive/SharePoint</text:p>
          </table:table-cell>
          <table:table-cell office:value-type="string">
            <text:p>Email,Share Drive/SharePoint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Company's Web site/job listing page</text:p>
          </table:table-cell>
          <table:table-cell office:value-type="string">
            <text:p>Tech-specific job board</text:p>
          </table:table-cell>
          <table:table-cell office:value-type="string">
            <text:p>Searching general-purpose job board</text:p>
          </table:table-cell>
          <table:table-cell office:value-type="string">
            <text:p>Asking friends, family members, or former colleagues for leads</text:p>
          </table:table-cell>
          <table:table-cell office:value-type="string">
            <text:p>Meeting with recruiters who've contacted you directly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Coursera</text:p>
          </table:table-cell>
          <table:table-cell office:value-type="string">
            <text:p>Coursera,Udacity</text:p>
          </table:table-cell>
          <table:table-cell office:value-type="string">
            <text:p>Coursera,edX</text:p>
          </table:table-cell>
          <table:table-cell office:value-type="string">
            <text:p>Coursera,edX,Udacity</text:p>
          </table:table-cell>
          <table:table-cell office:value-type="string">
            <text:p>Other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Data Scientist</text:p>
          </table:table-cell>
          <table:table-cell office:value-type="string">
            <text:p>Software Developer/Software Engineer</text:p>
          </table:table-cell>
          <table:table-cell office:value-type="string">
            <text:p>Other</text:p>
          </table:table-cell>
          <table:table-cell office:value-type="string">
            <text:p>Data Analyst</text:p>
          </table:table-cell>
          <table:table-cell office:value-type="string">
            <text:p>Scientist/Researcher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Data Visualization</text:p>
          </table:table-cell>
          <table:table-cell office:value-type="string">
            <text:p>Other</text:p>
          </table:table-cell>
          <table:table-cell office:value-type="string">
            <text:p>Logistic Regression</text:p>
          </table:table-cell>
          <table:table-cell office:value-type="string">
            <text:p>Time Series Analysis</text:p>
          </table:table-cell>
          <table:table-cell office:value-type="string">
            <text:p>Neural Networks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Dataset aggregator/platform (i.e. Socrata/Kaggle Datasets/data.world/etc.)</text:p>
          </table:table-cell>
          <table:table-cell office:value-type="string">
            <text:p>Google Search</text:p>
          </table:table-cell>
          <table:table-cell office:value-type="string">
            <text:p>I collect my own data (e.g. web-scraping)</text:p>
          </table:table-cell>
          <table:table-cell office:value-type="string">
            <text:p>University/Non-profit research group websites</text:p>
          </table:table-cell>
          <table:table-cell office:value-type="string">
            <text:p>GitHub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Decreased significantly</text:p>
          </table:table-cell>
          <table:table-cell office:value-type="string">
            <text:p>Decreased slightly</text:p>
          </table:table-cell>
          <table:table-cell office:value-type="string">
            <text:p>Increased significantly</text:p>
          </table:table-cell>
          <table:table-cell office:value-type="string">
            <text:p>Increased slightly</text:p>
          </table:table-cell>
          <table:table-cell office:value-type="string">
            <text:p>Stayed the sam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Deep learning</text:p>
          </table:table-cell>
          <table:table-cell office:value-type="string">
            <text:p>Neural Nets</text:p>
          </table:table-cell>
          <table:table-cell office:value-type="string">
            <text:p>Time Series Analysis</text:p>
          </table:table-cell>
          <table:table-cell office:value-type="string">
            <text:p>Bayesian Methods</text:p>
          </table:table-cell>
          <table:table-cell office:value-type="string">
            <text:p>Text Min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dirty data</text:p>
          </table:table-cell>
          <table:table-cell office:value-type="string">
            <text:p>Dirty data</text:p>
          </table:table-cell>
          <table:table-cell office:value-type="string">
            <text:p>Cleaning</text:p>
          </table:table-cell>
          <table:table-cell office:value-type="string">
            <text:p>cleaning</text:p>
          </table:table-cell>
          <table:table-cell office:value-type="string">
            <text:p>(Other)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Employed by professional services/consulting firm</text:p>
          </table:table-cell>
          <table:table-cell office:value-type="string">
            <text:p>Employed by a company that performs advanced analytics</text:p>
          </table:table-cell>
          <table:table-cell office:value-type="string">
            <text:p>Employed by a company that doesn't perform advanced analytics</text:p>
          </table:table-cell>
          <table:table-cell office:value-type="string">
            <text:p>Employed by college or university</text:p>
          </table:table-cell>
          <table:table-cell office:value-type="string">
            <text:p>Employed by company that makes advanced analytic softwar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Experience from work in a company related to ML</text:p>
          </table:table-cell>
          <table:table-cell office:value-type="string">
            <text:p>Kaggle Competitions</text:p>
          </table:table-cell>
          <table:table-cell office:value-type="string">
            <text:p>Online Courses and Certifications</text:p>
          </table:table-cell>
          <table:table-cell office:value-type="string">
            <text:p>Github Portfolio</text:p>
          </table:table-cell>
          <table:table-cell office:value-type="string">
            <text:p>Master's degre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Fine</text:p>
          </table:table-cell>
          <table:table-cell office:value-type="string">
            <text:p>Perfectly</text:p>
          </table:table-cell>
          <table:table-cell office:value-type="string">
            <text:p>Poorly</text:p>
          </table:table-cell>
          <table:table-cell table:number-columns-repeated="2"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Flat files not in a database or cache (e.g. CSV, JSON, XML, PNG, MPG),Row-oriented relational (e.g. MySQL/Microsoft SQL Server)</text:p>
          </table:table-cell>
          <table:table-cell office:value-type="string">
            <text:p>Flat files not in a database or cache (e.g. CSV, JSON, XML, PNG, MPG)</text:p>
          </table:table-cell>
          <table:table-cell office:value-type="string">
            <text:p>Row-oriented relational (e.g. MySQL/Microsoft SQL Server)</text:p>
          </table:table-cell>
          <table:table-cell office:value-type="string">
            <text:p>Document-oriented (e.g. MongoDB/Elasticsearch),Flat files not in a database or cache (e.g. CSV, JSON, XML, PNG, MPG),Row-oriented relational (e.g. MySQL/Microsoft SQL Server)</text:p>
          </table:table-cell>
          <table:table-cell office:value-type="string">
            <text:p>Flat files not in a database or cache (e.g. CSV, JSON, XML, PNG, MPG),Other tabular (e.g. Cassandra/BigTable/BigQuery/Redshift),Row-oriented relational (e.g. MySQL/Microsoft SQL Server)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Git</text:p>
          </table:table-cell>
          <table:table-cell office:value-type="string">
            <text:p>Generic non-cloud file sharing software (Email/Shared Server/etc.)</text:p>
          </table:table-cell>
          <table:table-cell office:value-type="string">
            <text:p>Bitbucket</text:p>
          </table:table-cell>
          <table:table-cell office:value-type="string">
            <text:p>Bitbucket,Git</text:p>
          </table:table-cell>
          <table:table-cell office:value-type="string">
            <text:p>Other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I haven't started working yet</text:p>
          </table:table-cell>
          <table:table-cell office:value-type="string">
            <text:p>Other</text:p>
          </table:table-cell>
          <table:table-cell office:value-type="string">
            <text:p>Researcher</text:p>
          </table:table-cell>
          <table:table-cell office:value-type="string">
            <text:p>Software Developer/Software Engineer</text:p>
          </table:table-cell>
          <table:table-cell office:value-type="string">
            <text:p>Engineer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I prefer not to say</text:p>
          </table:table-cell>
          <table:table-cell office:value-type="string">
            <text:p>Company politics / Lack of management/financial support for a data science team</text:p>
          </table:table-cell>
          <table:table-cell office:value-type="string">
            <text:p>Dirty data</text:p>
          </table:table-cell>
          <table:table-cell office:value-type="string">
            <text:p>Lack of data science talent in the organization</text:p>
          </table:table-cell>
          <table:table-cell office:value-type="string">
            <text:p>Other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Important</text:p>
          </table:table-cell>
          <table:table-cell office:value-type="string">
            <text:p>N/A, I did not receive any formal education</text:p>
          </table:table-cell>
          <table:table-cell office:value-type="string">
            <text:p>Not at all important</text:p>
          </table:table-cell>
          <table:table-cell office:value-type="string">
            <text:p>Not very important</text:p>
          </table:table-cell>
          <table:table-cell office:value-type="string">
            <text:p>Somewhat important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Kaggle</text:p>
          </table:table-cell>
          <table:table-cell office:value-type="string">
            <text:p>Online courses</text:p>
          </table:table-cell>
          <table:table-cell office:value-type="string">
            <text:p>Personal Projects</text:p>
          </table:table-cell>
          <table:table-cell office:value-type="string">
            <text:p>College/University</text:p>
          </table:table-cell>
          <table:table-cell office:value-type="string">
            <text:p>YouTube Videos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Kaggle competitions</text:p>
          </table:table-cell>
          <table:table-cell office:value-type="string">
            <text:p>Online courses (coursera, udemy, edx, etc.)</text:p>
          </table:table-cell>
          <table:table-cell office:value-type="string">
            <text:p>Other</text:p>
          </table:table-cell>
          <table:table-cell office:value-type="string">
            <text:p>Self-taught</text:p>
          </table:table-cell>
          <table:table-cell office:value-type="string">
            <text:p>University courses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Laptop or Workstation and private datacenters</text:p>
          </table:table-cell>
          <table:table-cell office:value-type="string">
            <text:p>Basic laptop (Macbook)</text:p>
          </table:table-cell>
          <table:table-cell office:value-type="string">
            <text:p>Laptop + Cloud service (AWS, Azure, GCE ...)</text:p>
          </table:table-cell>
          <table:table-cell office:value-type="string">
            <text:p>Laptop or Workstation and local IT supported servers</text:p>
          </table:table-cell>
          <table:table-cell office:value-type="string">
            <text:p>Traditional Workstation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Logistic Regression</text:p>
          </table:table-cell>
          <table:table-cell office:value-type="string">
            <text:p>Decision Trees - Random Forests,Logistic Regression</text:p>
          </table:table-cell>
          <table:table-cell office:value-type="string">
            <text:p>Other (please specify; separate by semi-colon)</text:p>
          </table:table-cell>
          <table:table-cell office:value-type="string">
            <text:p>Neural Networks - CNNs</text:p>
          </table:table-cell>
          <table:table-cell office:value-type="string">
            <text:p>Decision Trees - Random Forests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A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No, I am not focused on learning data science skills</text:p>
          </table:table-cell>
          <table:table-cell office:value-type="string">
            <text:p>Yes, but data science is a small part of what I'm focused on learning</text:p>
          </table:table-cell>
          <table:table-cell office:value-type="string">
            <text:p>Yes, I'm focused on learning mostly data science skills</text:p>
          </table:table-cell>
          <table:table-cell table:number-columns-repeated="2"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N/A</text:p>
          </table:table-cell>
          <table:table-cell office:value-type="string">
            <text:p>Census</text:p>
          </table:table-cell>
          <table:table-cell office:value-type="string">
            <text:p>(Other)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Other (Separate different answers with semicolon)</text:p>
          </table:table-cell>
          <table:table-cell office:value-type="string">
            <text:p>KDnuggets Blog</text:p>
          </table:table-cell>
          <table:table-cell office:value-type="string">
            <text:p>R Bloggers Blog Aggregator</text:p>
          </table:table-cell>
          <table:table-cell office:value-type="string">
            <text:p>O'Reilly Data Newsletter</text:p>
          </table:table-cell>
          <table:table-cell office:value-type="string">
            <text:p>Becoming a Data Scientist Podcast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Python,R</text:p>
          </table:table-cell>
          <table:table-cell office:value-type="string">
            <text:p>R</text:p>
          </table:table-cell>
          <table:table-cell office:value-type="string">
            <text:p>Python</text:p>
          </table:table-cell>
          <table:table-cell office:value-type="string">
            <text:p>Python,R,SQL</text:p>
          </table:table-cell>
          <table:table-cell office:value-type="string">
            <text:p>R,SQL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Regression/Logistic Regression</text:p>
          </table:table-cell>
          <table:table-cell office:value-type="string">
            <text:p>Other</text:p>
          </table:table-cell>
          <table:table-cell office:value-type="string">
            <text:p>Decision Trees,Random Forests,Regression/Logistic Regression</text:p>
          </table:table-cell>
          <table:table-cell office:value-type="string">
            <text:p>Decision Trees,Regression/Logistic Regression</text:p>
          </table:table-cell>
          <table:table-cell office:value-type="string">
            <text:p>Neural Networks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Relational data</text:p>
          </table:table-cell>
          <table:table-cell office:value-type="string">
            <text:p>Text data,Relational data</text:p>
          </table:table-cell>
          <table:table-cell office:value-type="string">
            <text:p>Text data</text:p>
          </table:table-cell>
          <table:table-cell office:value-type="string">
            <text:p>Other</text:p>
          </table:table-cell>
          <table:table-cell office:value-type="string">
            <text:p>Image data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S3</text:p>
          </table:table-cell>
          <table:table-cell office:value-type="string">
            <text:p>Dropbox</text:p>
          </table:table-cell>
          <table:table-cell office:value-type="string">
            <text:p>Google Drive</text:p>
          </table:table-cell>
          <table:table-cell office:value-type="string">
            <text:p>AWS S3</text:p>
          </table:table-cell>
          <table:table-cell office:value-type="string">
            <text:p>Slack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Supervised Machine Learning (Tabular Data)</text:p>
          </table:table-cell>
          <table:table-cell office:value-type="string">
            <text:p>Supervised Machine Learning (Tabular Data),Unsupervised Learning</text:p>
          </table:table-cell>
          <table:table-cell office:value-type="string">
            <text:p>Time Series</text:p>
          </table:table-cell>
          <table:table-cell office:value-type="string">
            <text:p>Other (please specify; separate by semi-colon)</text:p>
          </table:table-cell>
          <table:table-cell office:value-type="string">
            <text:p>Supervised Machine Learning (Tabular Data),Time Series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Technology</text:p>
          </table:table-cell>
          <table:table-cell office:value-type="string">
            <text:p>Academic</text:p>
          </table:table-cell>
          <table:table-cell office:value-type="string">
            <text:p>Financial</text:p>
          </table:table-cell>
          <table:table-cell office:value-type="string">
            <text:p>Other</text:p>
          </table:table-cell>
          <table:table-cell office:value-type="string">
            <text:p>Mix of fields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TensorFlow</text:p>
          </table:table-cell>
          <table:table-cell office:value-type="string">
            <text:p>Python</text:p>
          </table:table-cell>
          <table:table-cell office:value-type="string">
            <text:p>R</text:p>
          </table:table-cell>
          <table:table-cell office:value-type="string">
            <text:p>Spark / MLlib</text:p>
          </table:table-cell>
          <table:table-cell office:value-type="string">
            <text:p>Hadoop/Hive/Pi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7"/>
          <table:table-cell table:style-name="ce20"/>
          <table:table-cell office:value-type="string">
            <text:p>USD</text:p>
          </table:table-cell>
          <table:table-cell office:value-type="string">
            <text:p>EUR</text:p>
          </table:table-cell>
          <table:table-cell office:value-type="string">
            <text:p>INR</text:p>
          </table:table-cell>
          <table:table-cell office:value-type="string">
            <text:p>GBP</text:p>
          </table:table-cell>
          <table:table-cell office:value-type="string">
            <text:p>BRL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7"/>
          <table:table-cell table:style-name="ce31" office:value-type="string">
            <text:p>Computer Science</text:p>
          </table:table-cell>
          <table:table-cell office:value-type="string">
            <text:p>(vacío)</text:p>
          </table:table-cell>
          <table:table-cell office:value-type="string">
            <text:p>Mathematics or statistics</text:p>
          </table:table-cell>
          <table:table-cell office:value-type="string">
            <text:p>Engineering (non-computer focused)</text:p>
          </table:table-cell>
          <table:table-cell office:value-type="string">
            <text:p>Electrical Engineering</text:p>
          </table:table-cell>
          <table:table-cell office:value-type="string">
            <text:p>Other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7"/>
          <table:table-cell table:style-name="ce31" office:value-type="string">
            <text:p>Employed full-time</text:p>
          </table:table-cell>
          <table:table-cell office:value-type="string">
            <text:p>Employed part-time</text:p>
          </table:table-cell>
          <table:table-cell office:value-type="string">
            <text:p>I prefer not to say</text:p>
          </table:table-cell>
          <table:table-cell office:value-type="string">
            <text:p>Independent contractor, freelancer, or self-employed</text:p>
          </table:table-cell>
          <table:table-cell office:value-type="string">
            <text:p>Not employed, and not looking for work</text:p>
          </table:table-cell>
          <table:table-cell office:value-type="string">
            <text:p>Not employed, but looking for work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7"/>
          <table:table-cell table:style-name="ce31" office:value-type="string">
            <text:p>Min.</text:p>
          </table:table-cell>
          <table:table-cell office:value-type="string">
            <text:p>1st Qu.</text:p>
          </table:table-cell>
          <table:table-cell office:value-type="string">
            <text:p>Median</text:p>
          </table:table-cell>
          <table:table-cell office:value-type="string">
            <text:p>Mean</text:p>
          </table:table-cell>
          <table:table-cell office:value-type="string">
            <text:p>3rd Qu.</text:p>
          </table:table-cell>
          <table:table-cell office:value-type="string">
            <text:p>Max.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2">
          <table:table-cell table:number-columns-repeated="7"/>
          <table:table-cell table:style-name="ce31" office:value-type="string">
            <text:p>Python</text:p>
          </table:table-cell>
          <table:table-cell office:value-type="string">
            <text:p>(vacío)</text:p>
          </table:table-cell>
          <table:table-cell office:value-type="string">
            <text:p>R</text:p>
          </table:table-cell>
          <table:table-cell office:value-type="string">
            <text:p>SQL</text:p>
          </table:table-cell>
          <table:table-cell office:value-type="string">
            <text:p>C/C++/C#</text:p>
          </table:table-cell>
          <table:table-cell office:value-type="string">
            <text:p>Matlab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14"/>
          <table:table-cell table:style-name="ce31" office:value-type="string">
            <text:p>United States</text:p>
          </table:table-cell>
          <table:table-cell office:value-type="string">
            <text:p>India</text:p>
          </table:table-cell>
          <table:table-cell office:value-type="string">
            <text:p>Other</text:p>
          </table:table-cell>
          <table:table-cell office:value-type="string">
            <text:p>Russia</text:p>
          </table:table-cell>
          <table:table-cell office:value-type="string">
            <text:p>United Kingdom</text:p>
          </table:table-cell>
          <table:table-cell office:value-type="string">
            <text:p>People 's Republic of China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29" office:value-type="string">
            <text:p>EDUCATIONALLEVEL</text:p>
          </table:table-cell>
          <table:table-cell table:style-name="ce31" office:value-type="string">
            <text:p>Master's degree</text:p>
          </table:table-cell>
          <table:table-cell office:value-type="string">
            <text:p>Bachelor's degree</text:p>
          </table:table-cell>
          <table:table-cell office:value-type="string">
            <text:p>Doctoral degree</text:p>
          </table:table-cell>
          <table:table-cell office:value-type="string">
            <text:p>(vacío)</text:p>
          </table:table-cell>
          <table:table-cell office:value-type="string">
            <text:p>Some college/university study without earning a bachelor's degree</text:p>
          </table:table-cell>
          <table:table-cell office:value-type="string">
            <text:p>Professional degre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29" office:value-type="string">
            <text:p>FREQ</text:p>
          </table:table-cell>
          <table:table-cell table:style-name="ce31" office:value-type="string">
            <text:p>(vacío)</text:p>
          </table:table-cell>
          <table:table-cell office:value-type="string">
            <text:p>Most of the time</text:p>
          </table:table-cell>
          <table:table-cell office:value-type="string">
            <text:p>Often</text:p>
          </table:table-cell>
          <table:table-cell office:value-type="string">
            <text:p>Rarely</text:p>
          </table:table-cell>
          <table:table-cell office:value-type="string">
            <text:p>Sometimes</text:p>
          </table:table-cell>
          <table:table-cell office:value-type="string">
            <text:p>NA</text:p>
          </table:table-cell>
          <table:table-cell office:value-type="float" office:value="106">
            <text:p>106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29" office:value-type="string">
            <text:p>IDENTIFICACION</text:p>
          </table:table-cell>
          <table:table-cell table:style-name="ce31" office:value-type="string">
            <text:p>(vacío)</text:p>
          </table:table-cell>
          <table:table-cell office:value-type="string">
            <text:p>No</text:p>
          </table:table-cell>
          <table:table-cell office:value-type="string">
            <text:p>Sort of (Explain more)</text:p>
          </table:table-cell>
          <table:table-cell office:value-type="string">
            <text:p>Yes</text:p>
          </table:table-cell>
          <table:table-cell table:number-columns-repeated="2"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29" office:value-type="string">
            <text:p>IMPORTANCIA</text:p>
          </table:table-cell>
          <table:table-cell table:style-name="ce31" office:value-type="string">
            <text:p>(vacío)</text:p>
          </table:table-cell>
          <table:table-cell office:value-type="string">
            <text:p>Not important</text:p>
          </table:table-cell>
          <table:table-cell office:value-type="string">
            <text:p>Somewhat important</text:p>
          </table:table-cell>
          <table:table-cell office:value-type="string">
            <text:p>Very Important</text:p>
          </table:table-cell>
          <table:table-cell table:number-columns-repeated="2" office:value-type="string">
            <text:p>NA</text:p>
          </table:table-cell>
          <table:table-cell office:value-type="float" office:value="16">
            <text:p>16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29" office:value-type="string">
            <text:p>INCRSALARY</text:p>
          </table:table-cell>
          <table:table-cell table:style-name="ce31" office:value-type="string">
            <text:p>(vacío)</text:p>
          </table:table-cell>
          <table:table-cell office:value-type="string">
            <text:p>Has increased 20% or more</text:p>
          </table:table-cell>
          <table:table-cell office:value-type="string">
            <text:p>Has increased between 6% and 19%</text:p>
          </table:table-cell>
          <table:table-cell office:value-type="string">
            <text:p>Has stayed about the same (has not increased or decreased more than 5%)</text:p>
          </table:table-cell>
          <table:table-cell office:value-type="string">
            <text:p>I was not employed 3 years ago</text:p>
          </table:table-cell>
          <table:table-cell office:value-type="string">
            <text:p>I do not want to share information about my salary/compensation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29" office:value-type="string">
            <text:p>NECESARY</text:p>
          </table:table-cell>
          <table:table-cell table:style-name="ce31" office:value-type="string">
            <text:p>(vacío)</text:p>
          </table:table-cell>
          <table:table-cell office:value-type="string">
            <text:p>Necessary</text:p>
          </table:table-cell>
          <table:table-cell office:value-type="string">
            <text:p>Nice to have</text:p>
          </table:table-cell>
          <table:table-cell office:value-type="string">
            <text:p>Unnecessary</text:p>
          </table:table-cell>
          <table:table-cell table:number-columns-repeated="2" office:value-type="string">
            <text:p>NA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29" office:value-type="string">
            <text:p>PERCENAJE</text:p>
          </table:table-cell>
          <table:table-cell table:style-name="ce31" office:value-type="string">
            <text:p>(vacío)</text:p>
          </table:table-cell>
          <table:table-cell office:value-type="string">
            <text:p>Approximately half internal and half external</text:p>
          </table:table-cell>
          <table:table-cell office:value-type="string">
            <text:p>Do not know</text:p>
          </table:table-cell>
          <table:table-cell office:value-type="string">
            <text:p>Entirely external</text:p>
          </table:table-cell>
          <table:table-cell office:value-type="string">
            <text:p>Entirely internal</text:p>
          </table:table-cell>
          <table:table-cell office:value-type="string">
            <text:p>More external than internal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29" office:value-type="string">
            <text:p>TIME</text:p>
          </table:table-cell>
          <table:table-cell table:style-name="ce31" office:value-type="string">
            <text:p>(vacío)</text:p>
          </table:table-cell>
          <table:table-cell office:value-type="string">
            <text:p>0 - 1 hour</text:p>
          </table:table-cell>
          <table:table-cell office:value-type="string">
            <text:p>11 - 39 hours</text:p>
          </table:table-cell>
          <table:table-cell office:value-type="string">
            <text:p>2 - 10 hours</text:p>
          </table:table-cell>
          <table:table-cell office:value-type="string">
            <text:p>40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29" office:value-type="string">
            <text:p>TIMEWORK</text:p>
          </table:table-cell>
          <table:table-cell table:style-name="ce31" office:value-type="string">
            <text:p>(vacío)</text:p>
          </table:table-cell>
          <table:table-cell office:value-type="string">
            <text:p>10-25% of projects</text:p>
          </table:table-cell>
          <table:table-cell office:value-type="string">
            <text:p>76-99% of projects</text:p>
          </table:table-cell>
          <table:table-cell office:value-type="string">
            <text:p>100% of projects</text:p>
          </table:table-cell>
          <table:table-cell office:value-type="string">
            <text:p>51-75% of projects</text:p>
          </table:table-cell>
          <table:table-cell office:value-type="string">
            <text:p>26-50% of projects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29" office:value-type="string">
            <text:p>UNDESTAL</text:p>
          </table:table-cell>
          <table:table-cell table:style-name="ce31" office:value-type="string">
            <text:p>(vacío)</text:p>
          </table:table-cell>
          <table:table-cell office:value-type="string">
            <text:p>Enough to code it again from scratch, albeit it may run slowly</text:p>
          </table:table-cell>
          <table:table-cell office:value-type="string">
            <text:p>Enough to code it from scratch and it will run blazingly fast and be super efficient</text:p>
          </table:table-cell>
          <table:table-cell office:value-type="string">
            <text:p>Enough to explain the algorithm to someone non-technical</text:p>
          </table:table-cell>
          <table:table-cell office:value-type="string">
            <text:p>Enough to refine and innovate on the algorithm</text:p>
          </table:table-cell>
          <table:table-cell office:value-type="string">
            <text:p>Enough to run the code / standard library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29" office:value-type="string">
            <text:p>USEFUL</text:p>
          </table:table-cell>
          <table:table-cell table:style-name="ce31" office:value-type="string">
            <text:p>(vacío)</text:p>
          </table:table-cell>
          <table:table-cell office:value-type="string">
            <text:p>Not Useful</text:p>
          </table:table-cell>
          <table:table-cell office:value-type="string">
            <text:p>Somewhat useful</text:p>
          </table:table-cell>
          <table:table-cell office:value-type="string">
            <text:p>Very useful</text:p>
          </table:table-cell>
          <table:table-cell table:number-columns-repeated="2" office:value-type="string">
            <text:p>NA</text:p>
          </table:table-cell>
          <table:table-cell office:value-type="float" office:value="18">
            <text:p>18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29" office:value-type="string">
            <text:p>YEAR2</text:p>
          </table:table-cell>
          <table:table-cell table:style-name="ce31" office:value-type="string">
            <text:p>(vacío)</text:p>
          </table:table-cell>
          <table:table-cell office:value-type="string">
            <text:p>1-2 years</text:p>
          </table:table-cell>
          <table:table-cell office:value-type="string">
            <text:p>3-5 years</text:p>
          </table:table-cell>
          <table:table-cell office:value-type="string">
            <text:p>6-10 years</text:p>
          </table:table-cell>
          <table:table-cell office:value-type="string">
            <text:p>Don't know</text:p>
          </table:table-cell>
          <table:table-cell office:value-type="string">
            <text:p>Less than one year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29" office:value-type="string">
            <text:p>YEARS</text:p>
          </table:table-cell>
          <table:table-cell table:style-name="ce31" office:value-type="string">
            <text:p>(vacío)</text:p>
          </table:table-cell>
          <table:table-cell office:value-type="string">
            <text:p>&lt; 1 year</text:p>
          </table:table-cell>
          <table:table-cell office:value-type="string">
            <text:p>1-2 years</text:p>
          </table:table-cell>
          <table:table-cell office:value-type="string">
            <text:p>10-15 years</text:p>
          </table:table-cell>
          <table:table-cell office:value-type="string">
            <text:p>15+ years</text:p>
          </table:table-cell>
          <table:table-cell office:value-type="string">
            <text:p>3-5 years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16" office:value-type="string">
            <text:p>Total Resultado</text:p>
          </table:table-cell>
          <table:table-cell table:style-name="ce32" table:number-columns-repeated="5"/>
          <table:table-cell table:style-name="ce22"/>
          <table:table-cell table:style-name="ce28" office:value-type="float" office:value="228">
            <text:p>228</text:p>
          </table:table-cell>
          <table:table-cell table:number-columns-repeated="9"/>
        </table:table-row>
      </table:table>
      <table:table table:name="PROBLEMA2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" table:number-columns-repeated="9" table:default-cell-style-name="Default"/>
        <table:table-row table:style-name="ro2">
          <table:table-cell table:style-name="ce2" table:number-columns-repeated="2"/>
          <table:table-cell table:style-name="ce2" office:value-type="string">
            <text:p>TIPO</text:p>
          </table:table-cell>
          <table:table-cell table:style-name="ce2" table:number-columns-repeated="3"/>
          <table:table-cell table:style-name="ce2" office:value-type="string">
            <text:p>VALORES</text:p>
          </table:table-cell>
          <table:table-cell table:style-name="ce5" office:value-type="string">
            <text:p>VACIOS</text:p>
          </table:table-cell>
          <table:table-cell table:style-name="ce5"/>
          <table:table-cell table:style-name="ce5" office:value-type="string">
            <text:p>D</text:p>
          </table:table-cell>
          <table:table-cell/>
        </table:table-row>
        <table:table-row table:style-name="ro4">
          <table:table-cell table:style-name="ce3" office:value-type="string">
            <text:p>NOMBRE COL</text:p>
          </table:table-cell>
          <table:table-cell table:style-name="ce3" office:value-type="string">
            <text:p>DESCRIPCION</text:p>
          </table:table-cell>
          <table:table-cell table:style-name="ce6" office:value-type="string">
            <text:p>TIPO</text:p>
          </table:table-cell>
          <table:table-cell table:style-name="ce6" office:value-type="string">
            <text:p>IMPORTADA COMO</text:p>
          </table:table-cell>
          <table:table-cell table:style-name="ce6" office:value-type="string">
            <text:p>TIPO_ADICIONAL</text:p>
          </table:table-cell>
          <table:table-cell table:style-name="ce6" office:value-type="string">
            <text:p>TIPO_ADICIONAL_2</text:p>
          </table:table-cell>
          <table:table-cell table:style-name="ce6" office:value-type="string">
            <text:p>DISTINTOS</text:p>
          </table:table-cell>
          <table:table-cell table:style-name="ce6" office:value-type="string">
            <text:p>N/A</text:p>
          </table:table-cell>
          <table:table-cell table:number-columns-repeated="2" table:style-name="ce6" office:value-type="string">
            <text:p>CADENA VACIA</text:p>
          </table:table-cell>
          <table:table-cell office:value-type="string">
            <text:p>OBSERVACIONES</text:p>
          </table:table-cell>
        </table:table-row>
        <table:table-row table:style-name="ro1">
          <table:table-cell table:style-name="ce4" office:value-type="string">
            <text:p>GenderSelect</text:p>
          </table:table-cell>
          <table:table-cell table:style-name="ce4" office:value-type="string">
            <text:p>Genero</text:p>
          </table:table-cell>
          <table:table-cell table:number-columns-repeated="2" table:style-name="ce4" office:value-type="string">
            <text:p>FACTOR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5">
            <text:p>95</text:p>
          </table:table-cell>
          <table:table-cell table:style-name="ce4"/>
          <table:table-cell/>
        </table:table-row>
        <table:table-row table:style-name="ro1">
          <table:table-cell table:style-name="ce4" office:value-type="string">
            <text:p>Country</text:p>
          </table:table-cell>
          <table:table-cell table:style-name="ce4" office:value-type="string">
            <text:p>Pais</text:p>
          </table:table-cell>
          <table:table-cell table:number-columns-repeated="2" table:style-name="ce4" office:value-type="string">
            <text:p>FACTOR</text:p>
          </table:table-cell>
          <table:table-cell table:style-name="ce4" table:number-columns-repeated="2"/>
          <table:table-cell table:style-name="ce4" office:value-type="float" office:value="53">
            <text:p>5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1">
            <text:p>121</text:p>
          </table:table-cell>
          <table:table-cell table:style-name="ce4"/>
          <table:table-cell office:value-type="string">
            <text:p>Solo Seleccion</text:p>
          </table:table-cell>
        </table:table-row>
        <table:table-row table:style-name="ro1">
          <table:table-cell table:style-name="ce4" office:value-type="string">
            <text:p>Age</text:p>
          </table:table-cell>
          <table:table-cell table:style-name="ce4" office:value-type="string">
            <text:p>Edad</text:p>
          </table:table-cell>
          <table:table-cell table:number-columns-repeated="2" table:style-name="ce4" office:value-type="string">
            <text:p>NUMERO</text:p>
          </table:table-cell>
          <table:table-cell table:style-name="ce4" table:number-columns-repeated="2"/>
          <table:table-cell table:style-name="ce4" office:value-type="float" office:value="85">
            <text:p>85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0">
            <text:p>0</text:p>
          </table:table-cell>
          <table:table-cell table:style-name="ce4"/>
          <table:table-cell/>
        </table:table-row>
        <table:table-row table:style-name="ro1">
          <table:table-cell table:style-name="ce4" office:value-type="string">
            <text:p>CodeWriter</text:p>
          </table:table-cell>
          <table:table-cell table:style-name="ce4" office:value-type="string">
            <text:p>Escribe codigo</text:p>
          </table:table-cell>
          <table:table-cell table:number-columns-repeated="2" table:style-name="ce4" office:value-type="string">
            <text:p>FACTOR</text:p>
          </table:table-cell>
          <table:table-cell table:style-name="ce4" office:value-type="string">
            <text:p>SI/NO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530">
            <text:p>3530</text:p>
          </table:table-cell>
          <table:table-cell table:style-name="ce4"/>
          <table:table-cell office:value-type="string">
            <text:p>Eliminado, todos igual</text:p>
          </table:table-cell>
        </table:table-row>
        <table:table-row table:style-name="ro1">
          <table:table-cell table:style-name="ce4" office:value-type="string">
            <text:p>LearningDataScienceTime</text:p>
          </table:table-cell>
          <table:table-cell table:style-name="ce4" office:value-type="string">
            <text:p>Años aprendiendo Ciencia de datos</text:p>
          </table:table-cell>
          <table:table-cell table:number-columns-repeated="2" table:style-name="ce4" office:value-type="string">
            <text:p>FACTOR</text:p>
          </table:table-cell>
          <table:table-cell table:style-name="ce4" office:value-type="string">
            <text:p>RANGO</text:p>
          </table:table-cell>
          <table:table-cell table:style-name="ce4" office:value-type="string">
            <text:p>YEARS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367">
            <text:p>12367</text:p>
          </table:table-cell>
          <table:table-cell table:style-name="ce4"/>
          <table:table-cell office:value-type="string">
            <text:p>Eliminado, solo estudiantes</text:p>
          </table:table-cell>
        </table:table-row>
        <table:table-row table:style-name="ro1">
          <table:table-cell table:style-name="ce4" office:value-type="string">
            <text:p>FormalEducation</text:p>
          </table:table-cell>
          <table:table-cell table:style-name="ce4" office:value-type="string">
            <text:p>Nivel de educación</text:p>
          </table:table-cell>
          <table:table-cell table:number-columns-repeated="2" table:style-name="ce4" office:value-type="string">
            <text:p>FACTOR</text:p>
          </table:table-cell>
          <table:table-cell table:style-name="ce4" office:value-type="string">
            <text:p>RANGO</text:p>
          </table:table-cell>
          <table:table-cell table:style-name="ce4" office:value-type="string">
            <text:p>EDUCATIONALLEVEL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701">
            <text:p>1701</text:p>
          </table:table-cell>
          <table:table-cell table:style-name="ce4"/>
          <table:table-cell office:value-type="string">
            <text:p>Se pone en niveles ascendentes</text:p>
          </table:table-cell>
        </table:table-row>
        <table:table-row table:style-name="ro1">
          <table:table-cell table:style-name="ce4" office:value-type="string">
            <text:p>EmployerSize</text:p>
          </table:table-cell>
          <table:table-cell table:style-name="ce4" office:value-type="string">
            <text:p>Tamaño empresa</text:p>
          </table:table-cell>
          <table:table-cell table:number-columns-repeated="2" table:style-name="ce4" office:value-type="string">
            <text:p>FACTOR</text:p>
          </table:table-cell>
          <table:table-cell table:style-name="ce4" office:value-type="string">
            <text:p>RANGO</text:p>
          </table:table-cell>
          <table:table-cell table:style-name="ce4" office:value-type="string">
            <text:p>TAMAÑOEMPRESA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945">
            <text:p>8945</text:p>
          </table:table-cell>
          <table:table-cell table:style-name="ce4"/>
          <table:table-cell/>
        </table:table-row>
        <table:table-row table:style-name="ro1">
          <table:table-cell table:style-name="ce4" office:value-type="string">
            <text:p>EmployerMLTime</text:p>
          </table:table-cell>
          <table:table-cell table:style-name="ce4" office:value-type="string">
            <text:p>Tiempo en empresa</text:p>
          </table:table-cell>
          <table:table-cell table:number-columns-repeated="2" table:style-name="ce4" office:value-type="string">
            <text:p>FACTOR</text:p>
          </table:table-cell>
          <table:table-cell table:style-name="ce4" office:value-type="string">
            <text:p>RANGO</text:p>
          </table:table-cell>
          <table:table-cell table:style-name="ce4" office:value-type="string">
            <text:p>YEAR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065">
            <text:p>9065</text:p>
          </table:table-cell>
          <table:table-cell table:style-name="ce4"/>
          <table:table-cell/>
        </table:table-row>
        <table:table-row table:style-name="ro1">
          <table:table-cell table:style-name="ce34" office:value-type="string">
            <text:p>AlgorithmUnderstandingLevel</text:p>
          </table:table-cell>
          <table:table-cell table:style-name="ce34" office:value-type="string">
            <text:p>Nivel cnocimiento de algoritmos</text:p>
          </table:table-cell>
          <table:table-cell table:number-columns-repeated="2" table:style-name="ce4" office:value-type="string">
            <text:p>FACTOR</text:p>
          </table:table-cell>
          <table:table-cell table:style-name="ce4" office:value-type="string">
            <text:p>RANGO</text:p>
          </table:table-cell>
          <table:table-cell table:style-name="ce4" office:value-type="string">
            <text:p>UNDESTAL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306">
            <text:p>9306</text:p>
          </table:table-cell>
          <table:table-cell table:style-name="ce4"/>
          <table:table-cell/>
        </table:table-row>
        <table:table-row table:style-name="ro1">
          <table:table-cell table:style-name="ce4" office:value-type="string">
            <text:p>CompensationAmount</text:p>
          </table:table-cell>
          <table:table-cell table:style-name="ce4" office:value-type="string">
            <text:p>Sueldo</text:p>
          </table:table-cell>
          <table:table-cell table:style-name="ce4" office:value-type="string">
            <text:p>NUMERO</text:p>
          </table:table-cell>
          <table:table-cell table:style-name="ce4" office:value-type="string">
            <text:p>FACTOR</text:p>
          </table:table-cell>
          <table:table-cell table:style-name="ce4" table:number-columns-repeated="2"/>
          <table:table-cell table:style-name="ce4" office:value-type="float" office:value="907">
            <text:p>90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492">
            <text:p>11492</text:p>
          </table:table-cell>
          <table:table-cell table:style-name="ce4"/>
          <table:table-cell/>
        </table:table-row>
        <table:table-row table:style-name="ro1">
          <table:table-cell table:style-name="ce4" office:value-type="string">
            <text:p>CompensationCurrency</text:p>
          </table:table-cell>
          <table:table-cell table:style-name="ce4" office:value-type="string">
            <text:p>Moneda</text:p>
          </table:table-cell>
          <table:table-cell table:number-columns-repeated="2" table:style-name="ce4" office:value-type="string">
            <text:p>FACTOR</text:p>
          </table:table-cell>
          <table:table-cell table:style-name="ce4" table:number-columns-repeated="2"/>
          <table:table-cell table:style-name="ce4" office:value-type="float" office:value="88">
            <text:p>8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186">
            <text:p>12186</text:p>
          </table:table-cell>
          <table:table-cell table:style-name="ce4"/>
          <table:table-cell office:value-type="string">
            <text:p>Solo Seleccion</text:p>
          </table:table-cell>
        </table:table-row>
        <table:table-row table:style-name="ro2" table:number-rows-repeated="4">
          <table:table-cell table:number-columns-repeated="11"/>
        </table:table-row>
        <table:table-row table:style-name="ro2">
          <table:table-cell table:formula="of:=&quot;'&quot;&amp;[.A3]&amp;&quot;'&quot;" office:value-type="string" office:string-value="'GenderSelect'">
            <text:p>'GenderSelect'</text:p>
          </table:table-cell>
          <table:table-cell table:number-columns-repeated="10"/>
        </table:table-row>
        <table:table-row table:style-name="ro2">
          <table:table-cell table:formula="of:=[.A18]&amp;&quot;,'&quot;&amp;[.A4]&amp;&quot;'&quot;" office:value-type="string" office:string-value="'GenderSelect','Country'">
            <text:p>'GenderSelect','Country'</text:p>
          </table:table-cell>
          <table:table-cell table:number-columns-repeated="10"/>
        </table:table-row>
        <table:table-row table:style-name="ro2">
          <table:table-cell table:formula="of:=[.A19]&amp;&quot;,'&quot;&amp;[.A5]&amp;&quot;'&quot;" office:value-type="string" office:string-value="'GenderSelect','Country','Age'">
            <text:p>'GenderSelect','Country','Age'</text:p>
          </table:table-cell>
          <table:table-cell table:number-columns-repeated="10"/>
        </table:table-row>
        <table:table-row table:style-name="ro2">
          <table:table-cell table:formula="of:=[.A20]&amp;&quot;,'&quot;&amp;[.A6]&amp;&quot;'&quot;" office:value-type="string" office:string-value="'GenderSelect','Country','Age','CodeWriter'">
            <text:p>'GenderSelect','Country','Age','CodeWriter'</text:p>
          </table:table-cell>
          <table:table-cell table:number-columns-repeated="10"/>
        </table:table-row>
        <table:table-row table:style-name="ro2">
          <table:table-cell table:formula="of:=[.A21]&amp;&quot;,'&quot;&amp;[.A7]&amp;&quot;'&quot;" office:value-type="string" office:string-value="'GenderSelect','Country','Age','CodeWriter','LearningDataScienceTime'">
            <text:p>'GenderSelect','Country','Age','CodeWriter','LearningDataScienceTime'</text:p>
          </table:table-cell>
          <table:table-cell table:number-columns-repeated="10"/>
        </table:table-row>
        <table:table-row table:style-name="ro2">
          <table:table-cell table:formula="of:=[.A22]&amp;&quot;,'&quot;&amp;[.A8]&amp;&quot;'&quot;" office:value-type="string" office:string-value="'GenderSelect','Country','Age','CodeWriter','LearningDataScienceTime','FormalEducation'">
            <text:p>'GenderSelect','Country','Age','CodeWriter','LearningDataScienceTime','FormalEducation'</text:p>
          </table:table-cell>
          <table:table-cell table:number-columns-repeated="10"/>
        </table:table-row>
        <table:table-row table:style-name="ro2">
          <table:table-cell table:formula="of:=[.A23]&amp;&quot;,'&quot;&amp;[.A#REF!]&amp;&quot;'&quot;" office:value-type="float" office:value="0">
            <text:p>#REF!</text:p>
          </table:table-cell>
          <table:table-cell table:number-columns-repeated="10"/>
        </table:table-row>
        <table:table-row table:style-name="ro2">
          <table:table-cell table:formula="of:=[.A24]&amp;&quot;,'&quot;&amp;[.A9]&amp;&quot;'&quot;" office:value-type="float" office:value="0">
            <text:p>#REF!</text:p>
          </table:table-cell>
          <table:table-cell table:number-columns-repeated="10"/>
        </table:table-row>
        <table:table-row table:style-name="ro2">
          <table:table-cell table:formula="of:=[.A25]&amp;&quot;,'&quot;&amp;[.A10]&amp;&quot;'&quot;" office:value-type="float" office:value="0">
            <text:p>#REF!</text:p>
          </table:table-cell>
          <table:table-cell table:number-columns-repeated="10"/>
        </table:table-row>
        <table:table-row table:style-name="ro2">
          <table:table-cell table:formula="of:=[.A26]&amp;&quot;,'&quot;&amp;[.A11]&amp;&quot;'&quot;" office:value-type="float" office:value="0">
            <text:p>#REF!</text:p>
          </table:table-cell>
          <table:table-cell table:number-columns-repeated="10"/>
        </table:table-row>
        <table:table-row table:style-name="ro2">
          <table:table-cell table:formula="of:=[.A27]&amp;&quot;,'&quot;&amp;[.A12]&amp;&quot;'&quot;" office:value-type="float" office:value="0">
            <text:p>#REF!</text:p>
          </table:table-cell>
          <table:table-cell table:number-columns-repeated="10"/>
        </table:table-row>
        <table:table-row table:style-name="ro2">
          <table:table-cell table:formula="of:=[.A28]&amp;&quot;,'&quot;&amp;[.A13]&amp;&quot;'&quot;" office:value-type="float" office:value="0">
            <text:p>#REF!</text:p>
          </table:table-cell>
          <table:table-cell table:number-columns-repeated="10"/>
        </table:table-row>
        <table:table-row table:style-name="ro2">
          <table:table-cell table:formula="of:=[.A29]&amp;&quot;,'&quot;&amp;[.A13]&amp;&quot;'&quot;" office:value-type="float" office:value="0">
            <text:p>#REF!</text:p>
          </table:table-cell>
          <table:table-cell table:number-columns-repeated="10"/>
        </table:table-row>
      </table:table>
      <table:database-ranges>
        <table:database-range table:name="__Anonymous_Sheet_DB__1" table:target-range-address="FORMATEADO.A2:FORMATEADO.V230" table:display-filter-buttons="true">
          <table:filter>
            <table:filter-condition table:field-number="4" table:value="26" table:operator="&gt;="/>
          </table:filter>
        </table:database-range>
        <table:database-range table:name="__Anonymous_Sheet_DB__2" table:target-range-address="FORMATEADO.A2:FORMATEADO.X230" table:display-filter-buttons="true">
          <table:filter>
            <table:filter-condition table:field-number="2" table:value="1" table:operator="="/>
          </table:filter>
        </table:database-range>
      </table:database-ranges>
      <table:data-pilot-tables>
        <table:data-pilot-table table:name="Pivot1" table:application-data="" table:target-range-address="ANALISIS.B5:ANALISIS.D16" table:buttons="ANALISIS.B5 ANALISIS.B7 ANALISIS.C7">
          <table:source-cell-range table:cell-range-address="FORMATEADO.F2:FORMATEADO.X230"/>
          <table:data-pilot-field table:source-field-name="TIPO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members>
                <table:data-pilot-member table:name="FACTOR" table:display="true" table:show-details="true"/>
                <table:data-pilot-member table:name="NUMER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_ADICIONAL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PORCENTAJE" table:display="true" table:show-details="true"/>
                <table:data-pilot-member table:name="RANGO" table:display="true" table:show-details="true"/>
                <table:data-pilot-member table:name="SI/N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PO" table:orientation="data" table:used-hierarchy="-1" table:function="count">
            <table:data-pilot-level>
              <table:data-pilot-subtotals>
                <table:data-pilot-subtotal table:function="count"/>
              </table:data-pilot-subtotals>
            </table:data-pilot-level>
          </table:data-pilot-field>
        </table:data-pilot-table>
        <table:data-pilot-table table:name="Pivot2" table:application-data="" table:target-range-address="ANALISIS.G9:ANALISIS.N77" table:buttons="ANALISIS.G9 ANALISIS.G10 ANALISIS.G12 ANALISIS.H12 ANALISIS.I12 ANALISIS.J12 ANALISIS.K12 ANALISIS.L12 ANALISIS.M12">
          <table:source-cell-range table:cell-range-address="FORMATEADO.F2:FORMATEADO.X230"/>
          <table:data-pilot-field table:source-field-name="TIPO_ADICIONAL" table:orientation="page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PORCENTAJE" table:display="true" table:show-details="true"/>
                <table:data-pilot-member table:name="RANGO" table:display="true" table:show-details="true"/>
                <table:data-pilot-member table:name="SI/N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_ADICIONAL_2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EDUCATIONALLEVEL" table:display="true" table:show-details="true"/>
                <table:data-pilot-member table:name="FREQ" table:display="true" table:show-details="true"/>
                <table:data-pilot-member table:name="IDENTIFICACION" table:display="true" table:show-details="true"/>
                <table:data-pilot-member table:name="IMPORTANCIA" table:display="true" table:show-details="true"/>
                <table:data-pilot-member table:name="INCRSALARY" table:display="true" table:show-details="true"/>
                <table:data-pilot-member table:name="NECESARY" table:display="true" table:show-details="true"/>
                <table:data-pilot-member table:name="PERCENAJE" table:display="true" table:show-details="true"/>
                <table:data-pilot-member table:name="TIME" table:display="true" table:show-details="true"/>
                <table:data-pilot-member table:name="TIMEWORK" table:display="true" table:show-details="true"/>
                <table:data-pilot-member table:name="UNDESTAL" table:display="true" table:show-details="true"/>
                <table:data-pilot-member table:name="USEFUL" table:display="true" table:show-details="true"/>
                <table:data-pilot-member table:name="YEAR2" table:display="true" table:show-details="true"/>
                <table:data-pilot-member table:name="YEA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MERO/MIN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Computer Science" table:display="true" table:show-details="true"/>
                <table:data-pilot-member table:name="Employed full-time" table:display="true" table:show-details="true"/>
                <table:data-pilot-member table:name="Master's degree" table:display="true" table:show-details="true"/>
                <table:data-pilot-member table:name="Min." table:display="true" table:show-details="true"/>
                <table:data-pilot-member table:name="Python" table:display="true" table:show-details="true"/>
                <table:data-pilot-member table:name="United Stat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GUNDO/1ºQ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&lt; 1 year" table:display="true" table:show-details="true"/>
                <table:data-pilot-member table:name="0" table:display="true" table:show-details="true"/>
                <table:data-pilot-member table:name="0 - 1 hour" table:display="true" table:show-details="true"/>
                <table:data-pilot-member table:name="1 to 2 years" table:display="true" table:show-details="true"/>
                <table:data-pilot-member table:name="1-2 years" table:display="true" table:show-details="true"/>
                <table:data-pilot-member table:name="10-25% of projects" table:display="true" table:show-details="true"/>
                <table:data-pilot-member table:name="10,000 or more employees" table:display="true" table:show-details="true"/>
                <table:data-pilot-member table:name="100000" table:display="true" table:show-details="true"/>
                <table:data-pilot-member table:name="1GB" table:display="true" table:show-details="true"/>
                <table:data-pilot-member table:name="1st Qu." table:display="true" table:show-details="true"/>
                <table:data-pilot-member table:name="7" table:display="true" table:show-details="true"/>
                <table:data-pilot-member table:name="A bachelor's degree" table:display="true" table:show-details="true"/>
                <table:data-pilot-member table:name="A different identity" table:display="true" table:show-details="true"/>
                <table:data-pilot-member table:name="A friend, family member, or former colleague told me" table:display="true" table:show-details="true"/>
                <table:data-pilot-member table:name="Always" table:display="true" table:show-details="true"/>
                <table:data-pilot-member table:name="Analyze and understand data to influence product or business decisions" table:display="true" table:show-details="true"/>
                <table:data-pilot-member table:name="Approximately half internal and half external" table:display="true" table:show-details="true"/>
                <table:data-pilot-member table:name="Bachelor's degree" table:display="true" table:show-details="true"/>
                <table:data-pilot-member table:name="Basic laptop (Macbook)" table:display="true" table:show-details="true"/>
                <table:data-pilot-member table:name="Business Department" table:display="true" table:show-details="true"/>
                <table:data-pilot-member table:name="Company Developed Platform" table:display="true" table:show-details="true"/>
                <table:data-pilot-member table:name="Company's Web site/job listing page" table:display="true" table:show-details="true"/>
                <table:data-pilot-member table:name="Coursera" table:display="true" table:show-details="true"/>
                <table:data-pilot-member table:name="Data Scientist" table:display="true" table:show-details="true"/>
                <table:data-pilot-member table:name="Data Visualization" table:display="true" table:show-details="true"/>
                <table:data-pilot-member table:name="Dataset aggregator/platform (i.e. Socrata/Kaggle Datasets/data.world/etc.)" table:display="true" table:show-details="true"/>
                <table:data-pilot-member table:name="Decreased significantly" table:display="true" table:show-details="true"/>
                <table:data-pilot-member table:name="Deep learning" table:display="true" table:show-details="true"/>
                <table:data-pilot-member table:name="dirty data" table:display="true" table:show-details="true"/>
                <table:data-pilot-member table:name="Employed by professional services/consulting firm" table:display="true" table:show-details="true"/>
                <table:data-pilot-member table:name="Employed part-time" table:display="true" table:show-details="true"/>
                <table:data-pilot-member table:name="Enough to code it again from scratch, albeit it may run slowly" table:display="true" table:show-details="true"/>
                <table:data-pilot-member table:name="Experience from work in a company related to ML" table:display="true" table:show-details="true"/>
                <table:data-pilot-member table:name="Fine" table:display="true" table:show-details="true"/>
                <table:data-pilot-member table:name="Flat files not in a database or cache (e.g. CSV, JSON, XML, PNG, MPG),Row-oriented relational (e.g. MySQL/Microsoft SQL Server)" table:display="true" table:show-details="true"/>
                <table:data-pilot-member table:name="Git" table:display="true" table:show-details="true"/>
                <table:data-pilot-member table:name="Has increased 20% or more" table:display="true" table:show-details="true"/>
                <table:data-pilot-member table:name="I haven't started working yet" table:display="true" table:show-details="true"/>
                <table:data-pilot-member table:name="I prefer not to say" table:display="true" table:show-details="true"/>
                <table:data-pilot-member table:name="Important" table:display="true" table:show-details="true"/>
                <table:data-pilot-member table:name="India" table:display="true" table:show-details="true"/>
                <table:data-pilot-member table:name="Kaggle" table:display="true" table:show-details="true"/>
                <table:data-pilot-member table:name="Kaggle competitions" table:display="true" table:show-details="true"/>
                <table:data-pilot-member table:name="Laptop or Workstation and private datacenters" table:display="true" table:show-details="true"/>
                <table:data-pilot-member table:name="Logistic Regression" table:display="true" table:show-details="true"/>
                <table:data-pilot-member table:name="Most of the time" table:display="true" table:show-details="true"/>
                <table:data-pilot-member table:name="Necessary" table:display="true" table:show-details="true"/>
                <table:data-pilot-member table:name="No" table:display="true" table:show-details="true"/>
                <table:data-pilot-member table:name="No, I am not focused on learning data science skills" table:display="true" table:show-details="true"/>
                <table:data-pilot-member table:name="None" table:display="true" table:show-details="true"/>
                <table:data-pilot-member table:name="Not important" table:display="true" table:show-details="true"/>
                <table:data-pilot-member table:name="Not Useful" table:display="true" table:show-details="true"/>
                <table:data-pilot-member table:name="Other (Separate different answers with semicolon)" table:display="true" table:show-details="true"/>
                <table:data-pilot-member table:name="Python,R" table:display="true" table:show-details="true"/>
                <table:data-pilot-member table:name="Regression/Logistic Regression" table:display="true" table:show-details="true"/>
                <table:data-pilot-member table:name="Relational data" table:display="true" table:show-details="true"/>
                <table:data-pilot-member table:name="S3" table:display="true" table:show-details="true"/>
                <table:data-pilot-member table:name="Supervised Machine Learning (Tabular Data)" table:display="true" table:show-details="true"/>
                <table:data-pilot-member table:name="Technology" table:display="true" table:show-details="true"/>
                <table:data-pilot-member table:name="TensorFlow" table:display="true" table:show-details="true"/>
                <table:data-pilot-member table:name="US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RCERO/MEDIAN" table:orientation="row" table:used-hierarchy="0" table:function="auto">
            <table:data-pilot-level table:show-empty="false">
              <table:data-pilot-members>
                <table:data-pilot-member table:name="1-2 years" table:display="true" table:show-details="true"/>
                <table:data-pilot-member table:name="100 to 499 employees" table:display="true" table:show-details="true"/>
                <table:data-pilot-member table:name="10GB" table:display="true" table:show-details="true"/>
                <table:data-pilot-member table:name="11 - 39 hours" table:display="true" table:show-details="true"/>
                <table:data-pilot-member table:name="3 to 5 years" table:display="true" table:show-details="true"/>
                <table:data-pilot-member table:name="3-5 years" table:display="true" table:show-details="true"/>
                <table:data-pilot-member table:name="43132" table:display="true" table:show-details="true"/>
                <table:data-pilot-member table:name="60000" table:display="true" table:show-details="true"/>
                <table:data-pilot-member table:name="76-99% of projects" table:display="true" table:show-details="true"/>
                <table:data-pilot-member table:name="8" table:display="true" table:show-details="true"/>
                <table:data-pilot-member table:name="A master's degree" table:display="true" table:show-details="true"/>
                <table:data-pilot-member table:name="Academic" table:display="true" table:show-details="true"/>
                <table:data-pilot-member table:name="Basic laptop (Macbook)" table:display="true" table:show-details="true"/>
                <table:data-pilot-member table:name="Build and/or run a machine learning service that operationally improves your product or workflows" table:display="true" table:show-details="true"/>
                <table:data-pilot-member table:name="Central Insights Team" table:display="true" table:show-details="true"/>
                <table:data-pilot-member table:name="Company politics / Lack of management/financial support for a data science team" table:display="true" table:show-details="true"/>
                <table:data-pilot-member table:name="Coursera,Udacity" table:display="true" table:show-details="true"/>
                <table:data-pilot-member table:name="Decision Trees - Random Forests,Logistic Regression" table:display="true" table:show-details="true"/>
                <table:data-pilot-member table:name="Decreased slightly" table:display="true" table:show-details="true"/>
                <table:data-pilot-member table:name="Dirty data" table:display="true" table:show-details="true"/>
                <table:data-pilot-member table:name="Do not know" table:display="true" table:show-details="true"/>
                <table:data-pilot-member table:name="Doctoral degree" table:display="true" table:show-details="true"/>
                <table:data-pilot-member table:name="Don't know" table:display="true" table:show-details="true"/>
                <table:data-pilot-member table:name="Dropbox" table:display="true" table:show-details="true"/>
                <table:data-pilot-member table:name="Employed by a company that performs advanced analytics" table:display="true" table:show-details="true"/>
                <table:data-pilot-member table:name="Enough to code it from scratch and it will run blazingly fast and be super efficient" table:display="true" table:show-details="true"/>
                <table:data-pilot-member table:name="EUR" table:display="true" table:show-details="true"/>
                <table:data-pilot-member table:name="Female" table:display="true" table:show-details="true"/>
                <table:data-pilot-member table:name="Flat files not in a database or cache (e.g. CSV, JSON, XML, PNG, MPG)" table:display="true" table:show-details="true"/>
                <table:data-pilot-member table:name="Gaming Laptop (Laptop + CUDA capable GPU)" table:display="true" table:show-details="true"/>
                <table:data-pilot-member table:name="Generic non-cloud file sharing software (Email/Shared Server/etc.)" table:display="true" table:show-details="true"/>
                <table:data-pilot-member table:name="Google Search" table:display="true" table:show-details="true"/>
                <table:data-pilot-member table:name="Has increased between 6% and 19%" table:display="true" table:show-details="true"/>
                <table:data-pilot-member table:name="I don't typically share data" table:display="true" table:show-details="true"/>
                <table:data-pilot-member table:name="I prefer not to say" table:display="true" table:show-details="true"/>
                <table:data-pilot-member table:name="I was contacted directly by someone at the company (e.g. internal recruiter)" table:display="true" table:show-details="true"/>
                <table:data-pilot-member table:name="Kaggle Competitions" table:display="true" table:show-details="true"/>
                <table:data-pilot-member table:name="KDnuggets Blog" table:display="true" table:show-details="true"/>
                <table:data-pilot-member table:name="Mathematics or statistics" table:display="true" table:show-details="true"/>
                <table:data-pilot-member table:name="Median" table:display="true" table:show-details="true"/>
                <table:data-pilot-member table:name="N/A, I did not receive any formal education" table:display="true" table:show-details="true"/>
                <table:data-pilot-member table:name="Neural Nets" table:display="true" table:show-details="true"/>
                <table:data-pilot-member table:name="Nice to have" table:display="true" table:show-details="true"/>
                <table:data-pilot-member table:name="none" table:display="true" table:show-details="true"/>
                <table:data-pilot-member table:name="Often" table:display="true" table:show-details="true"/>
                <table:data-pilot-member table:name="Online courses" table:display="true" table:show-details="true"/>
                <table:data-pilot-member table:name="Online courses (coursera, udemy, edx, etc.)" table:display="true" table:show-details="true"/>
                <table:data-pilot-member table:name="Other" table:display="true" table:show-details="true"/>
                <table:data-pilot-member table:name="Perfectly" table:display="true" table:show-details="true"/>
                <table:data-pilot-member table:name="Python" table:display="true" table:show-details="true"/>
                <table:data-pilot-member table:name="R" table:display="true" table:show-details="true"/>
                <table:data-pilot-member table:name="Software Developer/Software Engineer" table:display="true" table:show-details="true"/>
                <table:data-pilot-member table:name="Somewhat important" table:display="true" table:show-details="true"/>
                <table:data-pilot-member table:name="Somewhat useful" table:display="true" table:show-details="true"/>
                <table:data-pilot-member table:name="Sort of (Explain more)" table:display="true" table:show-details="true"/>
                <table:data-pilot-member table:name="Supervised Machine Learning (Tabular Data),Unsupervised Learning" table:display="true" table:show-details="true"/>
                <table:data-pilot-member table:name="Tech-specific job board" table:display="true" table:show-details="true"/>
                <table:data-pilot-member table:name="Text data,Relational data" table:display="true" table:show-details="true"/>
                <table:data-pilot-member table:name="Yes" table:display="true" table:show-details="true"/>
                <table:data-pilot-member table:name="Yes, but data science is a small part of what I'm focused on learni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UARTO/MEAN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10-15 years" table:display="true" table:show-details="true"/>
                <table:data-pilot-member table:name="100% of projects" table:display="true" table:show-details="true"/>
                <table:data-pilot-member table:name="100MB" table:display="true" table:show-details="true"/>
                <table:data-pilot-member table:name="2 - 10 hours" table:display="true" table:show-details="true"/>
                <table:data-pilot-member table:name="20 to 99 employees" table:display="true" table:show-details="true"/>
                <table:data-pilot-member table:name="43223" table:display="true" table:show-details="true"/>
                <table:data-pilot-member table:name="50000" table:display="true" table:show-details="true"/>
                <table:data-pilot-member table:name="6" table:display="true" table:show-details="true"/>
                <table:data-pilot-member table:name="6 to 10 years" table:display="true" table:show-details="true"/>
                <table:data-pilot-member table:name="6-10 years" table:display="true" table:show-details="true"/>
                <table:data-pilot-member table:name="A general-purpose job board" table:display="true" table:show-details="true"/>
                <table:data-pilot-member table:name="Bitbucket" table:display="true" table:show-details="true"/>
                <table:data-pilot-member table:name="Build and/or run the data infrastructure that your business uses for storing, analyzing, and operationalizing data" table:display="true" table:show-details="true"/>
                <table:data-pilot-member table:name="Cleaning" table:display="true" table:show-details="true"/>
                <table:data-pilot-member table:name="Commercial Data Platform" table:display="true" table:show-details="true"/>
                <table:data-pilot-member table:name="Coursera,edX" table:display="true" table:show-details="true"/>
                <table:data-pilot-member table:name="Decision Trees,Random Forests,Regression/Logistic Regression" table:display="true" table:show-details="true"/>
                <table:data-pilot-member table:name="Dirty data" table:display="true" table:show-details="true"/>
                <table:data-pilot-member table:name="Employed by a company that doesn't perform advanced analytics" table:display="true" table:show-details="true"/>
                <table:data-pilot-member table:name="Engineering (non-computer focused)" table:display="true" table:show-details="true"/>
                <table:data-pilot-member table:name="Enough to explain the algorithm to someone non-technical" table:display="true" table:show-details="true"/>
                <table:data-pilot-member table:name="Entirely external" table:display="true" table:show-details="true"/>
                <table:data-pilot-member table:name="Financial" table:display="true" table:show-details="true"/>
                <table:data-pilot-member table:name="Google Drive" table:display="true" table:show-details="true"/>
                <table:data-pilot-member table:name="Has stayed about the same (has not increased or decreased more than 5%)" table:display="true" table:show-details="true"/>
                <table:data-pilot-member table:name="High school" table:display="true" table:show-details="true"/>
                <table:data-pilot-member table:name="I collect my own data (e.g. web-scraping)" table:display="true" table:show-details="true"/>
                <table:data-pilot-member table:name="Increased significantly" table:display="true" table:show-details="true"/>
                <table:data-pilot-member table:name="Independent contractor, freelancer, or self-employed" table:display="true" table:show-details="true"/>
                <table:data-pilot-member table:name="INR" table:display="true" table:show-details="true"/>
                <table:data-pilot-member table:name="IT Department" table:display="true" table:show-details="true"/>
                <table:data-pilot-member table:name="Laptop + Cloud service (AWS, Azure, GCE ...)" table:display="true" table:show-details="true"/>
                <table:data-pilot-member table:name="Logistic Regression" table:display="true" table:show-details="true"/>
                <table:data-pilot-member table:name="Male" table:display="true" table:show-details="true"/>
                <table:data-pilot-member table:name="Mean" table:display="true" table:show-details="true"/>
                <table:data-pilot-member table:name="Most of the time" table:display="true" table:show-details="true"/>
                <table:data-pilot-member table:name="N/A" table:display="true" table:show-details="true"/>
                <table:data-pilot-member table:name="NA" table:display="true" table:show-details="true"/>
                <table:data-pilot-member table:name="Not at all important" table:display="true" table:show-details="true"/>
                <table:data-pilot-member table:name="Online Courses and Certifications" table:display="true" table:show-details="true"/>
                <table:data-pilot-member table:name="Other" table:display="true" table:show-details="true"/>
                <table:data-pilot-member table:name="Other (please specify; separate by semi-colon)" table:display="true" table:show-details="true"/>
                <table:data-pilot-member table:name="Personal Projects" table:display="true" table:show-details="true"/>
                <table:data-pilot-member table:name="Poorly" table:display="true" table:show-details="true"/>
                <table:data-pilot-member table:name="Python" table:display="true" table:show-details="true"/>
                <table:data-pilot-member table:name="R" table:display="true" table:show-details="true"/>
                <table:data-pilot-member table:name="R Bloggers Blog Aggregator" table:display="true" table:show-details="true"/>
                <table:data-pilot-member table:name="Rarely" table:display="true" table:show-details="true"/>
                <table:data-pilot-member table:name="Researcher" table:display="true" table:show-details="true"/>
                <table:data-pilot-member table:name="Row-oriented relational (e.g. MySQL/Microsoft SQL Server)" table:display="true" table:show-details="true"/>
                <table:data-pilot-member table:name="Russia" table:display="true" table:show-details="true"/>
                <table:data-pilot-member table:name="Searching general-purpose job board" table:display="true" table:show-details="true"/>
                <table:data-pilot-member table:name="SQL" table:display="true" table:show-details="true"/>
                <table:data-pilot-member table:name="Text data" table:display="true" table:show-details="true"/>
                <table:data-pilot-member table:name="Time Series" table:display="true" table:show-details="true"/>
                <table:data-pilot-member table:name="Time Series Analysis" table:display="true" table:show-details="true"/>
                <table:data-pilot-member table:name="Unnecessary" table:display="true" table:show-details="true"/>
                <table:data-pilot-member table:name="Very Important" table:display="true" table:show-details="true"/>
                <table:data-pilot-member table:name="Very useful" table:display="true" table:show-details="true"/>
                <table:data-pilot-member table:name="Yes" table:display="true" table:show-details="true"/>
                <table:data-pilot-member table:name="Yes, I'm focused on learning mostly data science skill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INTO/3ºQ" table:orientation="row" table:used-hierarchy="0" table:function="auto">
            <table:data-pilot-level table:show-empty="false">
              <table:data-pilot-members>
                <table:data-pilot-member table:name="1,000 to 4,999 employees" table:display="true" table:show-details="true"/>
                <table:data-pilot-member table:name="100GB" table:display="true" table:show-details="true"/>
                <table:data-pilot-member table:name="120000" table:display="true" table:show-details="true"/>
                <table:data-pilot-member table:name="15+ years" table:display="true" table:show-details="true"/>
                <table:data-pilot-member table:name="3rd Qu." table:display="true" table:show-details="true"/>
                <table:data-pilot-member table:name="40" table:display="true" table:show-details="true"/>
                <table:data-pilot-member table:name="43379" table:display="true" table:show-details="true"/>
                <table:data-pilot-member table:name="51-75% of projects" table:display="true" table:show-details="true"/>
                <table:data-pilot-member table:name="9" table:display="true" table:show-details="true"/>
                <table:data-pilot-member table:name="Asking friends, family members, or former colleagues for leads" table:display="true" table:show-details="true"/>
                <table:data-pilot-member table:name="AWS S3" table:display="true" table:show-details="true"/>
                <table:data-pilot-member table:name="Bayesian Methods" table:display="true" table:show-details="true"/>
                <table:data-pilot-member table:name="Bitbucket,Git" table:display="true" table:show-details="true"/>
                <table:data-pilot-member table:name="Build prototypes to explore applying machine learning to new areas" table:display="true" table:show-details="true"/>
                <table:data-pilot-member table:name="C/C++/C#" table:display="true" table:show-details="true"/>
                <table:data-pilot-member table:name="Census" table:display="true" table:show-details="true"/>
                <table:data-pilot-member table:name="cleaning" table:display="true" table:show-details="true"/>
                <table:data-pilot-member table:name="College/University" table:display="true" table:show-details="true"/>
                <table:data-pilot-member table:name="Coursera,edX,Udacity" table:display="true" table:show-details="true"/>
                <table:data-pilot-member table:name="Data Analyst" table:display="true" table:show-details="true"/>
                <table:data-pilot-member table:name="Decision Trees,Regression/Logistic Regression" table:display="true" table:show-details="true"/>
                <table:data-pilot-member table:name="Document-oriented (e.g. MongoDB/Elasticsearch),Flat files not in a database or cache (e.g. CSV, JSON, XML, PNG, MPG),Row-oriented relational (e.g. MySQL/Microsoft SQL Server)" table:display="true" table:show-details="true"/>
                <table:data-pilot-member table:name="Don't know" table:display="true" table:show-details="true"/>
                <table:data-pilot-member table:name="Electrical Engineering" table:display="true" table:show-details="true"/>
                <table:data-pilot-member table:name="Employed by college or university" table:display="true" table:show-details="true"/>
                <table:data-pilot-member table:name="Enough to refine and innovate on the algorithm" table:display="true" table:show-details="true"/>
                <table:data-pilot-member table:name="Entirely internal" table:display="true" table:show-details="true"/>
                <table:data-pilot-member table:name="GBP" table:display="true" table:show-details="true"/>
                <table:data-pilot-member table:name="Github Portfolio" table:display="true" table:show-details="true"/>
                <table:data-pilot-member table:name="I don't write code to analyze data" table:display="true" table:show-details="true"/>
                <table:data-pilot-member table:name="I was not employed 3 years ago" table:display="true" table:show-details="true"/>
                <table:data-pilot-member table:name="Increased slightly" table:display="true" table:show-details="true"/>
                <table:data-pilot-member table:name="Lack of data science talent in the organization" table:display="true" table:show-details="true"/>
                <table:data-pilot-member table:name="Laptop or Workstation and local IT supported servers" table:display="true" table:show-details="true"/>
                <table:data-pilot-member table:name="NA" table:display="true" table:show-details="true"/>
                <table:data-pilot-member table:name="Neural Networks - CNNs" table:display="true" table:show-details="true"/>
                <table:data-pilot-member table:name="Never" table:display="true" table:show-details="true"/>
                <table:data-pilot-member table:name="Non-binary, genderqueer, or gender non-conforming" table:display="true" table:show-details="true"/>
                <table:data-pilot-member table:name="Not employed, and not looking for work" table:display="true" table:show-details="true"/>
                <table:data-pilot-member table:name="Not very important" table:display="true" table:show-details="true"/>
                <table:data-pilot-member table:name="O'Reilly Data Newsletter" table:display="true" table:show-details="true"/>
                <table:data-pilot-member table:name="Other" table:display="true" table:show-details="true"/>
                <table:data-pilot-member table:name="Other (please specify; separate by semi-colon)" table:display="true" table:show-details="true"/>
                <table:data-pilot-member table:name="Python,R,SQL" table:display="true" table:show-details="true"/>
                <table:data-pilot-member table:name="Self-taught" table:display="true" table:show-details="true"/>
                <table:data-pilot-member table:name="Share Drive/SharePoint" table:display="true" table:show-details="true"/>
                <table:data-pilot-member table:name="Software Developer/Software Engineer" table:display="true" table:show-details="true"/>
                <table:data-pilot-member table:name="Some college/university study without earning a bachelor's degree" table:display="true" table:show-details="true"/>
                <table:data-pilot-member table:name="Some college/university study, no bachelor's degree" table:display="true" table:show-details="true"/>
                <table:data-pilot-member table:name="Some other way" table:display="true" table:show-details="true"/>
                <table:data-pilot-member table:name="Sometimes" table:display="true" table:show-details="true"/>
                <table:data-pilot-member table:name="Spark / MLlib" table:display="true" table:show-details="true"/>
                <table:data-pilot-member table:name="Time Series Analysis" table:display="true" table:show-details="true"/>
                <table:data-pilot-member table:name="Traditional Workstation" table:display="true" table:show-details="true"/>
                <table:data-pilot-member table:name="United Kingdom" table:display="true" table:show-details="true"/>
                <table:data-pilot-member table:name="University/Non-profit research group websit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XTO/MAX" table:orientation="row" table:used-hierarchy="0" table:function="auto">
            <table:data-pilot-level table:show-empty="false">
              <table:data-pilot-members>
                <table:data-pilot-member table:name="(Other)" table:display="true" table:show-details="true"/>
                <table:data-pilot-member table:name="10MB" table:display="true" table:show-details="true"/>
                <table:data-pilot-member table:name="26-50% of projects" table:display="true" table:show-details="true"/>
                <table:data-pilot-member table:name="3-5 years" table:display="true" table:show-details="true"/>
                <table:data-pilot-member table:name="42309" table:display="true" table:show-details="true"/>
                <table:data-pilot-member table:name="5" table:display="true" table:show-details="true"/>
                <table:data-pilot-member table:name="500 to 999 employees" table:display="true" table:show-details="true"/>
                <table:data-pilot-member table:name="80000" table:display="true" table:show-details="true"/>
                <table:data-pilot-member table:name="A doctoral degree" table:display="true" table:show-details="true"/>
                <table:data-pilot-member table:name="An external recruiter or headhunter" table:display="true" table:show-details="true"/>
                <table:data-pilot-member table:name="Becoming a Data Scientist Podcast" table:display="true" table:show-details="true"/>
                <table:data-pilot-member table:name="BRL" table:display="true" table:show-details="true"/>
                <table:data-pilot-member table:name="Decision Trees - Random Forests" table:display="true" table:show-details="true"/>
                <table:data-pilot-member table:name="Email,Share Drive/SharePoint" table:display="true" table:show-details="true"/>
                <table:data-pilot-member table:name="Employed by company that makes advanced analytic software" table:display="true" table:show-details="true"/>
                <table:data-pilot-member table:name="Engineer" table:display="true" table:show-details="true"/>
                <table:data-pilot-member table:name="Enough to run the code / standard library" table:display="true" table:show-details="true"/>
                <table:data-pilot-member table:name="Flat files not in a database or cache (e.g. CSV, JSON, XML, PNG, MPG),Other tabular (e.g. Cassandra/BigTable/BigQuery/Redshift),Row-oriented relational (e.g. MySQL/Microsoft SQL Server)" table:display="true" table:show-details="true"/>
                <table:data-pilot-member table:name="GitHub" table:display="true" table:show-details="true"/>
                <table:data-pilot-member table:name="Hadoop/Hive/Pig" table:display="true" table:show-details="true"/>
                <table:data-pilot-member table:name="I do not want to share information about my salary/compensation" table:display="true" table:show-details="true"/>
                <table:data-pilot-member table:name="Image data" table:display="true" table:show-details="true"/>
                <table:data-pilot-member table:name="Laptop or Workstation and local IT supported servers" table:display="true" table:show-details="true"/>
                <table:data-pilot-member table:name="Less than a year" table:display="true" table:show-details="true"/>
                <table:data-pilot-member table:name="Less than one year" table:display="true" table:show-details="true"/>
                <table:data-pilot-member table:name="Master's degree" table:display="true" table:show-details="true"/>
                <table:data-pilot-member table:name="Matlab" table:display="true" table:show-details="true"/>
                <table:data-pilot-member table:name="Max." table:display="true" table:show-details="true"/>
                <table:data-pilot-member table:name="Meeting with recruiters who've contacted you directly" table:display="true" table:show-details="true"/>
                <table:data-pilot-member table:name="Mix of fields" table:display="true" table:show-details="true"/>
                <table:data-pilot-member table:name="More external than internal" table:display="true" table:show-details="true"/>
                <table:data-pilot-member table:name="NA" table:display="true" table:show-details="true"/>
                <table:data-pilot-member table:name="Neural Networks" table:display="true" table:show-details="true"/>
                <table:data-pilot-member table:name="Not employed, but looking for work" table:display="true" table:show-details="true"/>
                <table:data-pilot-member table:name="Other" table:display="true" table:show-details="true"/>
                <table:data-pilot-member table:name="People 's Republic of China" table:display="true" table:show-details="true"/>
                <table:data-pilot-member table:name="Professional degree" table:display="true" table:show-details="true"/>
                <table:data-pilot-member table:name="R,SQL" table:display="true" table:show-details="true"/>
                <table:data-pilot-member table:name="Rarely" table:display="true" table:show-details="true"/>
                <table:data-pilot-member table:name="Scientist/Researcher" table:display="true" table:show-details="true"/>
                <table:data-pilot-member table:name="Slack" table:display="true" table:show-details="true"/>
                <table:data-pilot-member table:name="Somewhat important" table:display="true" table:show-details="true"/>
                <table:data-pilot-member table:name="Standalone Team" table:display="true" table:show-details="true"/>
                <table:data-pilot-member table:name="Stayed the same" table:display="true" table:show-details="true"/>
                <table:data-pilot-member table:name="Supervised Machine Learning (Tabular Data),Time Series" table:display="true" table:show-details="true"/>
                <table:data-pilot-member table:name="Text Mining" table:display="true" table:show-details="true"/>
                <table:data-pilot-member table:name="Traditional Workstation" table:display="true" table:show-details="true"/>
                <table:data-pilot-member table:name="University courses" table:display="true" table:show-details="true"/>
                <table:data-pilot-member table:name="YouTube Video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XTO/MAX" table:orientation="data" table:used-hierarchy="-1" table:function="count">
            <table:data-pilot-level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5/01/2018</text:date>, <text:time>22:23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Navajas Briones</meta:initial-creator>
    <meta:creation-date>2018-01-04T17:12:57.71</meta:creation-date>
    <dc:date>2018-01-05T22:23:03.51</dc:date>
    <dc:creator>Jesus Navajas Briones</dc:creator>
    <meta:editing-duration>PT20H3M38S</meta:editing-duration>
    <meta:editing-cycles>10</meta:editing-cycles>
    <meta:generator>OpenOffice/4.1.3$Win32 OpenOffice.org_project/413m1$Build-9783</meta:generator>
    <meta:document-statistic meta:table-count="4" meta:cell-count="9304" meta:object-count="0"/>
  </office:meta>
</office:document-meta>
</file>